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6.791cm"/>
    </style:style>
    <style:style style:name="co3" style:family="table-column">
      <style:table-column-properties fo:break-before="auto" style:column-width="2.297cm"/>
    </style:style>
    <style:style style:name="co4" style:family="table-column">
      <style:table-column-properties fo:break-before="auto" style:column-width="4.258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2.568cm"/>
    </style:style>
    <style:style style:name="co7" style:family="table-column">
      <style:table-column-properties fo:break-before="auto" style:column-width="5.482cm"/>
    </style:style>
    <style:style style:name="co8" style:family="table-column">
      <style:table-column-properties fo:break-before="auto" style:column-width="6.463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3.821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7.743cm"/>
    </style:style>
    <style:style style:name="co13" style:family="table-column">
      <style:table-column-properties fo:break-before="auto" style:column-width="2.649cm"/>
    </style:style>
    <style:style style:name="co14" style:family="table-column">
      <style:table-column-properties fo:break-before="auto" style:column-width="2.542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22.754cm"/>
    </style:style>
    <style:style style:name="co17" style:family="table-column">
      <style:table-column-properties fo:break-before="auto" style:column-width="2.214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99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Default"/>
        <table:table-column table:style-name="co18" table:number-columns-repeated="16364" table:default-cell-style-name="ce3"/>
        <table:table-row table:style-name="ro1">
          <table:table-cell table:style-name="ce1" office:value-type="string" calcext:value-type="string">
            <text:p>gipfel_nr</text:p>
          </table:table-cell>
          <table:table-cell table:style-name="ce1" office:value-type="string" calcext:value-type="string">
            <text:p>sf_gipfel</text:p>
          </table:table-cell>
          <table:table-cell table:style-name="ce1" office:value-type="string" calcext:value-type="string">
            <text:p>sf_gipfel_ID</text:p>
          </table:table-cell>
          <table:table-cell table:style-name="ce1" office:value-type="string" calcext:value-type="string">
            <text:p>sf_gebiet</text:p>
          </table:table-cell>
          <table:table-cell table:style-name="ce1" office:value-type="string" calcext:value-type="string">
            <text:p>sf_gebiet_ID</text:p>
          </table:table-cell>
          <table:table-cell table:style-name="ce1" office:value-type="string" calcext:value-type="string">
            <text:p>intTTGipfelNr</text:p>
          </table:table-cell>
          <table:table-cell table:style-name="ce1" office:value-type="string" calcext:value-type="string">
            <text:p>tt_strName</text:p>
          </table:table-cell>
          <table:table-cell table:style-name="ce1" office:value-type="string" calcext:value-type="string">
            <text:p>tt_strGebiet</text:p>
          </table:table-cell>
          <table:table-cell table:style-name="ce1" office:value-type="string" calcext:value-type="string">
            <text:p>ssk_gipfel_ID</text:p>
          </table:table-cell>
          <table:table-cell table:style-name="ce1" office:value-type="string" calcext:value-type="string">
            <text:p>ssk_gipfelname_d</text:p>
          </table:table-cell>
          <table:table-cell table:style-name="ce1" office:value-type="string" calcext:value-type="string">
            <text:p>ssk_sektorid</text:p>
          </table:table-cell>
          <table:table-cell table:style-name="ce1" office:value-type="string" calcext:value-type="string">
            <text:p>sbb_gebiet</text:p>
          </table:table-cell>
          <table:table-cell table:style-name="ce1" office:value-type="string" calcext:value-type="string">
            <text:p>sbb_gipfel_ID</text:p>
          </table:table-cell>
          <table:table-cell table:style-name="ce1" office:value-type="string" calcext:value-type="string">
            <text:p>sbb_gipfel</text:p>
          </table:table-cell>
          <table:table-cell table:style-name="ce1" office:value-type="string" calcext:value-type="string">
            <text:p>sbb_gipfel_Nr</text:p>
          </table:table-cell>
          <table:table-cell table:style-name="ce6" office:value-type="string" calcext:value-type="string">
            <text:p>GPS Latitude</text:p>
          </table:table-cell>
          <table:table-cell table:style-name="ce6" office:value-type="string" calcext:value-type="string">
            <text:p>GPS Longitude</text:p>
          </table:table-cell>
          <table:table-cell table:style-name="ce7" office:value-type="string" calcext:value-type="string">
            <text:p>osm_display_name</text:p>
          </table:table-cell>
          <table:table-cell table:style-name="ce7" office:value-type="string" calcext:value-type="string">
            <text:p>osm_id</text:p>
          </table:table-cell>
          <table:table-cell/>
          <table:table-cell table:style-name="ce1" table:number-columns-repeated="163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gab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Vagabund</text:p>
          </table:table-cell>
          <table:table-cell office:value-type="string" calcext:value-type="string">
            <text:p>Affensteine</text:p>
          </table:table-cell>
          <table:table-cell office:value-type="float" office:value="3437" calcext:value-type="float">
            <text:p>3437</text:p>
          </table:table-cell>
          <table:table-cell office:value-type="string" calcext:value-type="string">
            <text:p>Vagabun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gabund</text:p>
          </table:table-cell>
          <table:table-cell office:value-type="float" office:value="1" calcext:value-type="float">
            <text:p>1</text:p>
          </table:table-cell>
          <table:table-cell office:value-type="float" office:value="50.9092939" calcext:value-type="float">
            <text:p>50,9092939</text:p>
          </table:table-cell>
          <table:table-cell office:value-type="float" office:value="14.2196816" calcext:value-type="float">
            <text:p>14,2196816</text:p>
          </table:table-cell>
          <table:table-cell office:value-type="string" calcext:value-type="string">
            <text:p>Vagabund, Bad Schandau, Sächsische Schweiz-Osterzgebirge, Sachsen, Deutschland</text:p>
          </table:table-cell>
          <table:table-cell office:value-type="float" office:value="461196784" calcext:value-type="float">
            <text:p>461196784</text:p>
          </table:table-cell>
          <table:table-cell table:number-columns-repeated="1636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llod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Hallodri</text:p>
          </table:table-cell>
          <table:table-cell office:value-type="string" calcext:value-type="string">
            <text:p>Affensteine</text:p>
          </table:table-cell>
          <table:table-cell office:value-type="float" office:value="3438" calcext:value-type="float">
            <text:p>3438</text:p>
          </table:table-cell>
          <table:table-cell table:style-name="ce4" office:value-type="string" calcext:value-type="string">
            <text:p>Hallodri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lodri</text:p>
          </table:table-cell>
          <table:table-cell office:value-type="float" office:value="2" calcext:value-type="float">
            <text:p>2</text:p>
          </table:table-cell>
          <table:table-cell office:value-type="float" office:value="50.9092764" calcext:value-type="float">
            <text:p>50,9092764</text:p>
          </table:table-cell>
          <table:table-cell office:value-type="float" office:value="14.219907" calcext:value-type="float">
            <text:p>14,219907</text:p>
          </table:table-cell>
          <table:table-cell office:value-type="string" calcext:value-type="string">
            <text:p>Hallodri, Bad Schandau, Sächsische Schweiz-Osterzgebirge, Sachsen, Deutschland</text:p>
          </table:table-cell>
          <table:table-cell office:value-type="float" office:value="461196782" calcext:value-type="float">
            <text:p>461196782</text:p>
          </table:table-cell>
          <table:table-cell table:number-columns-repeated="1636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hnhorn *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ehnhorn</text:p>
          </table:table-cell>
          <table:table-cell office:value-type="string" calcext:value-type="string">
            <text:p>Affensteine</text:p>
          </table:table-cell>
          <table:table-cell office:value-type="float" office:value="3439" calcext:value-type="float">
            <text:p>3439</text:p>
          </table:table-cell>
          <table:table-cell office:value-type="string" calcext:value-type="string">
            <text:p>Lehnhor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hnhorn</text:p>
          </table:table-cell>
          <table:table-cell office:value-type="float" office:value="3" calcext:value-type="float">
            <text:p>3</text:p>
          </table:table-cell>
          <table:table-cell office:value-type="float" office:value="50.9089873" calcext:value-type="float">
            <text:p>50,9089873</text:p>
          </table:table-cell>
          <table:table-cell office:value-type="float" office:value="14.2204511" calcext:value-type="float">
            <text:p>14,2204511</text:p>
          </table:table-cell>
          <table:table-cell office:value-type="string" calcext:value-type="string">
            <text:p>Lehnhorn, Bad Schandau, Sächsische Schweiz-Osterzgebirge, Sachsen, Deutschland</text:p>
          </table:table-cell>
          <table:table-cell office:value-type="float" office:value="461196779" calcext:value-type="float">
            <text:p>461196779</text:p>
          </table:table-cell>
          <table:table-cell table:number-columns-repeated="1636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hnwäch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Lehnwächter</text:p>
          </table:table-cell>
          <table:table-cell office:value-type="string" calcext:value-type="string">
            <text:p>Affensteine</text:p>
          </table:table-cell>
          <table:table-cell office:value-type="float" office:value="3440" calcext:value-type="float">
            <text:p>3440</text:p>
          </table:table-cell>
          <table:table-cell office:value-type="string" calcext:value-type="string">
            <text:p>Lehnwäch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hnwächter</text:p>
          </table:table-cell>
          <table:table-cell office:value-type="float" office:value="4" calcext:value-type="float">
            <text:p>4</text:p>
          </table:table-cell>
          <table:table-cell office:value-type="float" office:value="50.9084715" calcext:value-type="float">
            <text:p>50,9084715</text:p>
          </table:table-cell>
          <table:table-cell office:value-type="float" office:value="14.2226653" calcext:value-type="float">
            <text:p>14,2226653</text:p>
          </table:table-cell>
          <table:table-cell office:value-type="string" calcext:value-type="string">
            <text:p>Lehnwächter, Bad Schandau, Sächsische Schweiz-Osterzgebirge, Sachsen, Deutschland</text:p>
          </table:table-cell>
          <table:table-cell office:value-type="float" office:value="461196746" calcext:value-type="float">
            <text:p>461196746</text:p>
          </table:table-cell>
          <table:table-cell table:number-columns-repeated="1636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renzspo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Lorenzsporn</text:p>
          </table:table-cell>
          <table:table-cell office:value-type="string" calcext:value-type="string">
            <text:p>Affensteine</text:p>
          </table:table-cell>
          <table:table-cell office:value-type="float" office:value="3441" calcext:value-type="float">
            <text:p>3441</text:p>
          </table:table-cell>
          <table:table-cell office:value-type="string" calcext:value-type="string">
            <text:p>Lorenzspor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renzsporn</text:p>
          </table:table-cell>
          <table:table-cell office:value-type="float" office:value="5" calcext:value-type="float">
            <text:p>5</text:p>
          </table:table-cell>
          <table:table-cell office:value-type="float" office:value="50.9095796" calcext:value-type="float">
            <text:p>50,9095796</text:p>
          </table:table-cell>
          <table:table-cell office:value-type="float" office:value="14.2237493" calcext:value-type="float">
            <text:p>14,2237493</text:p>
          </table:table-cell>
          <table:table-cell office:value-type="string" calcext:value-type="string">
            <text:p>Lorenzsporn, Bad Schandau, Sächsische Schweiz-Osterzgebirge, Sachsen, Deutschland</text:p>
          </table:table-cell>
          <table:table-cell office:value-type="float" office:value="2260819465" calcext:value-type="float">
            <text:p>2260819465</text:p>
          </table:table-cell>
          <table:table-cell table:number-columns-repeated="1636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renzwand *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orenzwand</text:p>
          </table:table-cell>
          <table:table-cell office:value-type="string" calcext:value-type="string">
            <text:p>Affensteine</text:p>
          </table:table-cell>
          <table:table-cell office:value-type="float" office:value="3442" calcext:value-type="float">
            <text:p>3442</text:p>
          </table:table-cell>
          <table:table-cell office:value-type="string" calcext:value-type="string">
            <text:p>Lorenzwan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renzwand</text:p>
          </table:table-cell>
          <table:table-cell office:value-type="float" office:value="6" calcext:value-type="float">
            <text:p>6</text:p>
          </table:table-cell>
          <table:table-cell office:value-type="float" office:value="50.9099937" calcext:value-type="float">
            <text:p>50,9099937</text:p>
          </table:table-cell>
          <table:table-cell office:value-type="float" office:value="14.2226957" calcext:value-type="float">
            <text:p>14,2226957</text:p>
          </table:table-cell>
          <table:table-cell office:value-type="string" calcext:value-type="string">
            <text:p>Lorenzwand, Bad Schandau, Sächsische Schweiz-Osterzgebirge, Sachsen, Deutschland</text:p>
          </table:table-cell>
          <table:table-cell office:value-type="float" office:value="520773977" calcext:value-type="float">
            <text:p>520773977</text:p>
          </table:table-cell>
          <table:table-cell table:number-columns-repeated="1636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orenzriff 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Lorenzriff</text:p>
          </table:table-cell>
          <table:table-cell office:value-type="string" calcext:value-type="string">
            <text:p>Affensteine</text:p>
          </table:table-cell>
          <table:table-cell office:value-type="float" office:value="3443" calcext:value-type="float">
            <text:p>3443</text:p>
          </table:table-cell>
          <table:table-cell office:value-type="string" calcext:value-type="string">
            <text:p>Lorenzriff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renzriff</text:p>
          </table:table-cell>
          <table:table-cell office:value-type="float" office:value="7" calcext:value-type="float">
            <text:p>7</text:p>
          </table:table-cell>
          <table:table-cell office:value-type="float" office:value="50.9100872" calcext:value-type="float">
            <text:p>50,9100872</text:p>
          </table:table-cell>
          <table:table-cell office:value-type="float" office:value="14.2224197" calcext:value-type="float">
            <text:p>14,2224197</text:p>
          </table:table-cell>
          <table:table-cell office:value-type="string" calcext:value-type="string">
            <text:p>Lorenzriff, Bad Schandau, Sächsische Schweiz-Osterzgebirge, Sachsen, Deutschland</text:p>
          </table:table-cell>
          <table:table-cell office:value-type="float" office:value="520773978" calcext:value-type="float">
            <text:p>520773978</text:p>
          </table:table-cell>
          <table:table-cell table:number-columns-repeated="1636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renznad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Lorenznadel</text:p>
          </table:table-cell>
          <table:table-cell office:value-type="string" calcext:value-type="string">
            <text:p>Affensteine</text:p>
          </table:table-cell>
          <table:table-cell office:value-type="float" office:value="3444" calcext:value-type="float">
            <text:p>3444</text:p>
          </table:table-cell>
          <table:table-cell office:value-type="string" calcext:value-type="string">
            <text:p>Lorenznade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renznadel</text:p>
          </table:table-cell>
          <table:table-cell office:value-type="float" office:value="8" calcext:value-type="float">
            <text:p>8</text:p>
          </table:table-cell>
          <table:table-cell office:value-type="float" office:value="50.911081" calcext:value-type="float">
            <text:p>50,911081</text:p>
          </table:table-cell>
          <table:table-cell office:value-type="float" office:value="14.2197765" calcext:value-type="float">
            <text:p>14,2197765</text:p>
          </table:table-cell>
          <table:table-cell office:value-type="string" calcext:value-type="string">
            <text:p>Lorenznadel, Bad Schandau, Sächsische Schweiz-Osterzgebirge, Sachsen, Deutschland</text:p>
          </table:table-cell>
          <table:table-cell office:value-type="float" office:value="520773986" calcext:value-type="float">
            <text:p>520773986</text:p>
          </table:table-cell>
          <table:table-cell table:number-columns-repeated="1636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orderer Lorenzturm 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Lorenzturm, Vorderer</text:p>
          </table:table-cell>
          <table:table-cell office:value-type="string" calcext:value-type="string">
            <text:p>Affensteine</text:p>
          </table:table-cell>
          <table:table-cell office:value-type="float" office:value="3445" calcext:value-type="float">
            <text:p>3445</text:p>
          </table:table-cell>
          <table:table-cell office:value-type="string" calcext:value-type="string">
            <text:p>Vorderer Lorenztur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orderer Lorenzturm</text:p>
          </table:table-cell>
          <table:table-cell office:value-type="float" office:value="9" calcext:value-type="float">
            <text:p>9</text:p>
          </table:table-cell>
          <table:table-cell office:value-type="float" office:value="50.9110913" calcext:value-type="float">
            <text:p>50,9110913</text:p>
          </table:table-cell>
          <table:table-cell office:value-type="float" office:value="14.2199782" calcext:value-type="float">
            <text:p>14,2199782</text:p>
          </table:table-cell>
          <table:table-cell office:value-type="string" calcext:value-type="string">
            <text:p>Vorderer Lorenzturm, Bad Schandau, Sächsische Schweiz-Osterzgebirge, Sachsen, Deutschland</text:p>
          </table:table-cell>
          <table:table-cell office:value-type="float" office:value="251875111" calcext:value-type="float">
            <text:p>251875111</text:p>
          </table:table-cell>
          <table:table-cell table:number-columns-repeated="1636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interer Lorenztur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Lorenzturm, Hinterer</text:p>
          </table:table-cell>
          <table:table-cell office:value-type="string" calcext:value-type="string">
            <text:p>Affensteine</text:p>
          </table:table-cell>
          <table:table-cell office:value-type="float" office:value="3446" calcext:value-type="float">
            <text:p>3446</text:p>
          </table:table-cell>
          <table:table-cell office:value-type="string" calcext:value-type="string">
            <text:p>Hinterer Lorenztur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nterer Lorenzturm</text:p>
          </table:table-cell>
          <table:table-cell office:value-type="float" office:value="10" calcext:value-type="float">
            <text:p>10</text:p>
          </table:table-cell>
          <table:table-cell office:value-type="float" office:value="50.9093433" calcext:value-type="float">
            <text:p>50,9093433</text:p>
          </table:table-cell>
          <table:table-cell office:value-type="float" office:value="14.2254639" calcext:value-type="float">
            <text:p>14,2254639</text:p>
          </table:table-cell>
          <table:table-cell office:value-type="string" calcext:value-type="string">
            <text:p>Hinterer Lorenzturm, Bad Schandau, Sächsische Schweiz-Osterzgebirge, Sachsen, Deutschland</text:p>
          </table:table-cell>
          <table:table-cell office:value-type="float" office:value="251874672" calcext:value-type="float">
            <text:p>251874672</text:p>
          </table:table-cell>
          <table:table-cell table:number-columns-repeated="1636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ter Tur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Toter Turm</text:p>
          </table:table-cell>
          <table:table-cell office:value-type="string" calcext:value-type="string">
            <text:p>Affensteine</text:p>
          </table:table-cell>
          <table:table-cell office:value-type="float" office:value="3447" calcext:value-type="float">
            <text:p>3447</text:p>
          </table:table-cell>
          <table:table-cell office:value-type="string" calcext:value-type="string">
            <text:p>Toter Tur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ter Turm</text:p>
          </table:table-cell>
          <table:table-cell office:value-type="float" office:value="11" calcext:value-type="float">
            <text:p>11</text:p>
          </table:table-cell>
          <table:table-cell office:value-type="float" office:value="50.9095936" calcext:value-type="float">
            <text:p>50,9095936</text:p>
          </table:table-cell>
          <table:table-cell office:value-type="float" office:value="14.2263601" calcext:value-type="float">
            <text:p>14,2263601</text:p>
          </table:table-cell>
          <table:table-cell office:value-type="string" calcext:value-type="string">
            <text:p>Toter Turm, Bad Schandau, Sächsische Schweiz-Osterzgebirge, Sachsen, Deutschland</text:p>
          </table:table-cell>
          <table:table-cell office:value-type="float" office:value="251875153" calcext:value-type="float">
            <text:p>251875153</text:p>
          </table:table-cell>
          <table:table-cell table:number-columns-repeated="1636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ckwan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Dickwanst</text:p>
          </table:table-cell>
          <table:table-cell office:value-type="string" calcext:value-type="string">
            <text:p>Affensteine</text:p>
          </table:table-cell>
          <table:table-cell office:value-type="float" office:value="3448" calcext:value-type="float">
            <text:p>3448</text:p>
          </table:table-cell>
          <table:table-cell office:value-type="string" calcext:value-type="string">
            <text:p>Dickwanst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ckwanst</text:p>
          </table:table-cell>
          <table:table-cell office:value-type="float" office:value="12" calcext:value-type="float">
            <text:p>12</text:p>
          </table:table-cell>
          <table:table-cell office:value-type="float" office:value="50.908111" calcext:value-type="float">
            <text:p>50,908111</text:p>
          </table:table-cell>
          <table:table-cell office:value-type="float" office:value="14.2346339" calcext:value-type="float">
            <text:p>14,2346339</text:p>
          </table:table-cell>
          <table:table-cell office:value-type="string" calcext:value-type="string">
            <text:p>Dickwanst, Bad Schandau, Sächsische Schweiz-Osterzgebirge, Sachsen, Deutschland</text:p>
          </table:table-cell>
          <table:table-cell office:value-type="float" office:value="2260819419" calcext:value-type="float">
            <text:p>2260819419</text:p>
          </table:table-cell>
          <table:table-cell table:number-columns-repeated="1636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ieß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Spieß</text:p>
          </table:table-cell>
          <table:table-cell office:value-type="string" calcext:value-type="string">
            <text:p>Affensteine</text:p>
          </table:table-cell>
          <table:table-cell office:value-type="float" office:value="3449" calcext:value-type="float">
            <text:p>3449</text:p>
          </table:table-cell>
          <table:table-cell office:value-type="string" calcext:value-type="string">
            <text:p>Spieß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ieß</text:p>
          </table:table-cell>
          <table:table-cell office:value-type="float" office:value="13" calcext:value-type="float">
            <text:p>13</text:p>
          </table:table-cell>
          <table:table-cell office:value-type="float" office:value="50.908772" calcext:value-type="float">
            <text:p>50,908772</text:p>
          </table:table-cell>
          <table:table-cell office:value-type="float" office:value="14.233946" calcext:value-type="float">
            <text:p>14,233946</text:p>
          </table:table-cell>
          <table:table-cell office:value-type="string" calcext:value-type="string">
            <text:p>Spieß, Bad Schandau, Sächsische Schweiz-Osterzgebirge, Sachsen, Deutschland</text:p>
          </table:table-cell>
          <table:table-cell office:value-type="float" office:value="2274002413" calcext:value-type="float">
            <text:p>2274002413</text:p>
          </table:table-cell>
          <table:table-cell table:number-columns-repeated="1636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omenadentur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Promenadenturm</text:p>
          </table:table-cell>
          <table:table-cell office:value-type="string" calcext:value-type="string">
            <text:p>Affensteine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Promenadentur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menadenturm</text:p>
          </table:table-cell>
          <table:table-cell office:value-type="float" office:value="14" calcext:value-type="float">
            <text:p>14</text:p>
          </table:table-cell>
          <table:table-cell office:value-type="float" office:value="50.9090605" calcext:value-type="float">
            <text:p>50,9090605</text:p>
          </table:table-cell>
          <table:table-cell office:value-type="float" office:value="14.2321028" calcext:value-type="float">
            <text:p>14,2321028</text:p>
          </table:table-cell>
          <table:table-cell office:value-type="string" calcext:value-type="string">
            <text:p>Promenadenturm, Bad Schandau, Sächsische Schweiz-Osterzgebirge, Sachsen, Deutschland</text:p>
          </table:table-cell>
          <table:table-cell office:value-type="float" office:value="2274002356" calcext:value-type="float">
            <text:p>2274002356</text:p>
          </table:table-cell>
          <table:table-cell table:number-columns-repeated="1636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romenadenspitz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Promenadenspitze</text:p>
          </table:table-cell>
          <table:table-cell office:value-type="string" calcext:value-type="string">
            <text:p>Affensteine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Promenadenspitz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menadenspitze</text:p>
          </table:table-cell>
          <table:table-cell office:value-type="float" office:value="15" calcext:value-type="float">
            <text:p>15</text:p>
          </table:table-cell>
          <table:table-cell office:value-type="float" office:value="50.9093634" calcext:value-type="float">
            <text:p>50,9093634</text:p>
          </table:table-cell>
          <table:table-cell office:value-type="float" office:value="14.2338575" calcext:value-type="float">
            <text:p>14,2338575</text:p>
          </table:table-cell>
          <table:table-cell office:value-type="string" calcext:value-type="string">
            <text:p>Promenadenspitze, Bad Schandau, Sächsische Schweiz-Osterzgebirge, Sachsen, Deutschland</text:p>
          </table:table-cell>
          <table:table-cell office:value-type="float" office:value="2260819480" calcext:value-type="float">
            <text:p>2260819480</text:p>
          </table:table-cell>
          <table:table-cell table:number-columns-repeated="1636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omenadensäu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Promenadensäule</text:p>
          </table:table-cell>
          <table:table-cell office:value-type="string" calcext:value-type="string">
            <text:p>Affensteine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Promenadensäul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menadensäule</text:p>
          </table:table-cell>
          <table:table-cell office:value-type="float" office:value="16" calcext:value-type="float">
            <text:p>16</text:p>
          </table:table-cell>
          <table:table-cell office:value-type="float" office:value="50.9100351" calcext:value-type="float">
            <text:p>50,9100351</text:p>
          </table:table-cell>
          <table:table-cell office:value-type="float" office:value="14.2347598" calcext:value-type="float">
            <text:p>14,2347598</text:p>
          </table:table-cell>
          <table:table-cell office:value-type="string" calcext:value-type="string">
            <text:p>Promenadensäule, Bad Schandau, Sächsische Schweiz-Osterzgebirge, Sachsen, Deutschland</text:p>
          </table:table-cell>
          <table:table-cell office:value-type="float" office:value="2274002352" calcext:value-type="float">
            <text:p>2274002352</text:p>
          </table:table-cell>
          <table:table-cell table:number-columns-repeated="1636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ackerzack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Wackerzacke</text:p>
          </table:table-cell>
          <table:table-cell office:value-type="string" calcext:value-type="string">
            <text:p>Affensteine</text:p>
          </table:table-cell>
          <table:table-cell office:value-type="float" office:value="3453" calcext:value-type="float">
            <text:p>3453</text:p>
          </table:table-cell>
          <table:table-cell office:value-type="string" calcext:value-type="string">
            <text:p>Wackerzack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ackerzacke</text:p>
          </table:table-cell>
          <table:table-cell office:value-type="float" office:value="17" calcext:value-type="float">
            <text:p>17</text:p>
          </table:table-cell>
          <table:table-cell office:value-type="float" office:value="50.9099252" calcext:value-type="float">
            <text:p>50,9099252</text:p>
          </table:table-cell>
          <table:table-cell office:value-type="float" office:value="14.2330961" calcext:value-type="float">
            <text:p>14,2330961</text:p>
          </table:table-cell>
          <table:table-cell office:value-type="string" calcext:value-type="string">
            <text:p>Wackerzacke, Bad Schandau, Sächsische Schweiz-Osterzgebirge, Sachsen, Deutschland</text:p>
          </table:table-cell>
          <table:table-cell office:value-type="float" office:value="2260819518" calcext:value-type="float">
            <text:p>2260819518</text:p>
          </table:table-cell>
          <table:table-cell table:number-columns-repeated="1636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ilder-Grund-Tur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Wilder-Grund-Turm</text:p>
          </table:table-cell>
          <table:table-cell office:value-type="string" calcext:value-type="string">
            <text:p>Affensteine</text:p>
          </table:table-cell>
          <table:table-cell office:value-type="float" office:value="3551" calcext:value-type="float">
            <text:p>3551</text:p>
          </table:table-cell>
          <table:table-cell office:value-type="string" calcext:value-type="string">
            <text:p>Wilder-Grund-Tur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ilder-Grund-Turm</text:p>
          </table:table-cell>
          <table:table-cell office:value-type="float" office:value="18" calcext:value-type="float">
            <text:p>18</text:p>
          </table:table-cell>
          <table:table-cell office:value-type="float" office:value="50.9092852" calcext:value-type="float">
            <text:p>50,9092852</text:p>
          </table:table-cell>
          <table:table-cell office:value-type="float" office:value="14.2303386" calcext:value-type="float">
            <text:p>14,2303386</text:p>
          </table:table-cell>
          <table:table-cell office:value-type="string" calcext:value-type="string">
            <text:p>Wilder-Grund-Turm, Bad Schandau, Sächsische Schweiz-Osterzgebirge, Sachsen, Deutschland</text:p>
          </table:table-cell>
          <table:table-cell office:value-type="float" office:value="2260819528" calcext:value-type="float">
            <text:p>2260819528</text:p>
          </table:table-cell>
          <table:table-cell table:number-columns-repeated="1636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ffenwan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Affenwand</text:p>
          </table:table-cell>
          <table:table-cell office:value-type="string" calcext:value-type="string">
            <text:p>Affensteine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Affenwan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ffenwand</text:p>
          </table:table-cell>
          <table:table-cell office:value-type="float" office:value="19" calcext:value-type="float">
            <text:p>19</text:p>
          </table:table-cell>
          <table:table-cell office:value-type="float" office:value="50.91066" calcext:value-type="float">
            <text:p>50,91066</text:p>
          </table:table-cell>
          <table:table-cell office:value-type="float" office:value="14.2278669" calcext:value-type="float">
            <text:p>14,2278669</text:p>
          </table:table-cell>
          <table:table-cell office:value-type="string" calcext:value-type="string">
            <text:p>Affenwand, Bad Schandau, Sächsische Schweiz-Osterzgebirge, Sachsen, Deutschland</text:p>
          </table:table-cell>
          <table:table-cell office:value-type="float" office:value="1505273144" calcext:value-type="float">
            <text:p>1505273144</text:p>
          </table:table-cell>
          <table:table-cell table:number-columns-repeated="1636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omerker *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Domerker</text:p>
          </table:table-cell>
          <table:table-cell office:value-type="string" calcext:value-type="string">
            <text:p>Affensteine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Domerk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omerker</text:p>
          </table:table-cell>
          <table:table-cell office:value-type="float" office:value="20" calcext:value-type="float">
            <text:p>20</text:p>
          </table:table-cell>
          <table:table-cell office:value-type="float" office:value="50.911237" calcext:value-type="float">
            <text:p>50,911237</text:p>
          </table:table-cell>
          <table:table-cell office:value-type="float" office:value="14.2260795" calcext:value-type="float">
            <text:p>14,2260795</text:p>
          </table:table-cell>
          <table:table-cell office:value-type="string" calcext:value-type="string">
            <text:p>Domerker, Bad Schandau, Sächsische Schweiz-Osterzgebirge, Sachsen, Deutschland</text:p>
          </table:table-cell>
          <table:table-cell office:value-type="float" office:value="251874522" calcext:value-type="float">
            <text:p>251874522</text:p>
          </table:table-cell>
          <table:table-cell table:number-columns-repeated="1636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omkanzel 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Domkanzel</text:p>
          </table:table-cell>
          <table:table-cell office:value-type="string" calcext:value-type="string">
            <text:p>Affensteine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Domkanze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omkanzel</text:p>
          </table:table-cell>
          <table:table-cell office:value-type="float" office:value="21" calcext:value-type="float">
            <text:p>21</text:p>
          </table:table-cell>
          <table:table-cell office:value-type="float" office:value="50.9112258" calcext:value-type="float">
            <text:p>50,9112258</text:p>
          </table:table-cell>
          <table:table-cell office:value-type="float" office:value="14.2287799" calcext:value-type="float">
            <text:p>14,2287799</text:p>
          </table:table-cell>
          <table:table-cell office:value-type="string" calcext:value-type="string">
            <text:p>Domkanzel, Bad Schandau, Sächsische Schweiz-Osterzgebirge, Sachsen, Deutschland</text:p>
          </table:table-cell>
          <table:table-cell office:value-type="float" office:value="1505273147" calcext:value-type="float">
            <text:p>1505273147</text:p>
          </table:table-cell>
          <table:table-cell table:number-columns-repeated="1636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omwächter **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Domwächter</text:p>
          </table:table-cell>
          <table:table-cell office:value-type="string" calcext:value-type="string">
            <text:p>Affensteine</text:p>
          </table:table-cell>
          <table:table-cell office:value-type="float" office:value="3457" calcext:value-type="float">
            <text:p>3457</text:p>
          </table:table-cell>
          <table:table-cell office:value-type="string" calcext:value-type="string">
            <text:p>Domwäch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omwächter</text:p>
          </table:table-cell>
          <table:table-cell office:value-type="float" office:value="22" calcext:value-type="float">
            <text:p>22</text:p>
          </table:table-cell>
          <table:table-cell office:value-type="float" office:value="50.9128003" calcext:value-type="float">
            <text:p>50,9128003</text:p>
          </table:table-cell>
          <table:table-cell office:value-type="float" office:value="14.2288465" calcext:value-type="float">
            <text:p>14,2288465</text:p>
          </table:table-cell>
          <table:table-cell office:value-type="string" calcext:value-type="string">
            <text:p>Domwächter, Bad Schandau, Sächsische Schweiz-Osterzgebirge, Sachsen, Deutschland</text:p>
          </table:table-cell>
          <table:table-cell office:value-type="float" office:value="251874518" calcext:value-type="float">
            <text:p>251874518</text:p>
          </table:table-cell>
          <table:table-cell table:number-columns-repeated="1636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hnspitze **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Rohnspitze</text:p>
          </table:table-cell>
          <table:table-cell office:value-type="string" calcext:value-type="string">
            <text:p>Affensteine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Rohnspitz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ohnspitze</text:p>
          </table:table-cell>
          <table:table-cell office:value-type="float" office:value="23" calcext:value-type="float">
            <text:p>23</text:p>
          </table:table-cell>
          <table:table-cell office:value-type="float" office:value="50.9128206" calcext:value-type="float">
            <text:p>50,9128206</text:p>
          </table:table-cell>
          <table:table-cell office:value-type="float" office:value="14.229147" calcext:value-type="float">
            <text:p>14,229147</text:p>
          </table:table-cell>
          <table:table-cell office:value-type="string" calcext:value-type="string">
            <text:p>Rohnspitze, Bad Schandau, Sächsische Schweiz-Osterzgebirge, Sachsen, Deutschland</text:p>
          </table:table-cell>
          <table:table-cell office:value-type="float" office:value="855071274" calcext:value-type="float">
            <text:p>855071274</text:p>
          </table:table-cell>
          <table:table-cell table:number-columns-repeated="1636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üst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Küster</text:p>
          </table:table-cell>
          <table:table-cell office:value-type="string" calcext:value-type="string">
            <text:p>Affensteine</text:p>
          </table:table-cell>
          <table:table-cell office:value-type="float" office:value="3459" calcext:value-type="float">
            <text:p>3459</text:p>
          </table:table-cell>
          <table:table-cell office:value-type="string" calcext:value-type="string">
            <text:p>Küs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üster</text:p>
          </table:table-cell>
          <table:table-cell office:value-type="float" office:value="24" calcext:value-type="float">
            <text:p>24</text:p>
          </table:table-cell>
          <table:table-cell office:value-type="float" office:value="50.912722" calcext:value-type="float">
            <text:p>50,912722</text:p>
          </table:table-cell>
          <table:table-cell office:value-type="float" office:value="14.229333" calcext:value-type="float">
            <text:p>14,229333</text:p>
          </table:table-cell>
          <table:table-cell office:value-type="string" calcext:value-type="string">
            <text:p>Küster, Bad Schandau, Sächsische Schweiz-Osterzgebirge, Sachsen, Deutschland</text:p>
          </table:table-cell>
          <table:table-cell office:value-type="float" office:value="855071281" calcext:value-type="float">
            <text:p>855071281</text:p>
          </table:table-cell>
          <table:table-cell table:number-columns-repeated="1636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mpfeil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Dompfeiler</text:p>
          </table:table-cell>
          <table:table-cell office:value-type="string" calcext:value-type="string">
            <text:p>Affensteine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Dompfeil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ompfeiler</text:p>
          </table:table-cell>
          <table:table-cell office:value-type="float" office:value="25" calcext:value-type="float">
            <text:p>25</text:p>
          </table:table-cell>
          <table:table-cell office:value-type="float" office:value="50.912424" calcext:value-type="float">
            <text:p>50,912424</text:p>
          </table:table-cell>
          <table:table-cell office:value-type="float" office:value="14.2297533" calcext:value-type="float">
            <text:p>14,2297533</text:p>
          </table:table-cell>
          <table:table-cell office:value-type="string" calcext:value-type="string">
            <text:p>Dompfeiler, Bad Schandau, Sächsische Schweiz-Osterzgebirge, Sachsen, Deutschland</text:p>
          </table:table-cell>
          <table:table-cell office:value-type="float" office:value="251874520" calcext:value-type="float">
            <text:p>251874520</text:p>
          </table:table-cell>
          <table:table-cell table:number-columns-repeated="1636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raban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Trabant</text:p>
          </table:table-cell>
          <table:table-cell office:value-type="string" calcext:value-type="string">
            <text:p>Affensteine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Trabant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abant</text:p>
          </table:table-cell>
          <table:table-cell office:value-type="float" office:value="26" calcext:value-type="float">
            <text:p>26</text:p>
          </table:table-cell>
          <table:table-cell office:value-type="float" office:value="50.9118926" calcext:value-type="float">
            <text:p>50,9118926</text:p>
          </table:table-cell>
          <table:table-cell office:value-type="float" office:value="14.2320354" calcext:value-type="float">
            <text:p>14,2320354</text:p>
          </table:table-cell>
          <table:table-cell office:value-type="string" calcext:value-type="string">
            <text:p>Trabant, Bad Schandau, Sächsische Schweiz-Osterzgebirge, Sachsen, Deutschland</text:p>
          </table:table-cell>
          <table:table-cell office:value-type="float" office:value="2260819510" calcext:value-type="float">
            <text:p>2260819510</text:p>
          </table:table-cell>
          <table:table-cell table:number-columns-repeated="1636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. Zerborstener Tur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Zerborstener Turm, Erster</text:p>
          </table:table-cell>
          <table:table-cell office:value-type="string" calcext:value-type="string">
            <text:p>Affensteine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1. Zerborstener Tur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. Zerborstener Turm</text:p>
          </table:table-cell>
          <table:table-cell office:value-type="float" office:value="27" calcext:value-type="float">
            <text:p>27</text:p>
          </table:table-cell>
          <table:table-cell office:value-type="float" office:value="50.9117923" calcext:value-type="float">
            <text:p>50,9117923</text:p>
          </table:table-cell>
          <table:table-cell office:value-type="float" office:value="14.2322074" calcext:value-type="float">
            <text:p>14,2322074</text:p>
          </table:table-cell>
          <table:table-cell office:value-type="string" calcext:value-type="string">
            <text:p>1. Zerborstener Turm, Bad Schandau, Sächsische Schweiz-Osterzgebirge, Sachsen, Deutschland</text:p>
          </table:table-cell>
          <table:table-cell office:value-type="float" office:value="4966816952" calcext:value-type="float">
            <text:p>4966816952</text:p>
          </table:table-cell>
          <table:table-cell table:number-columns-repeated="1636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Zerborstene Nad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Zerborstene Nadel</text:p>
          </table:table-cell>
          <table:table-cell office:value-type="string" calcext:value-type="string">
            <text:p>Affensteine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Zerborstene Nade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Zerborstene Nadel</text:p>
          </table:table-cell>
          <table:table-cell office:value-type="float" office:value="28" calcext:value-type="float">
            <text:p>28</text:p>
          </table:table-cell>
          <table:table-cell office:value-type="float" office:value="50.911627" calcext:value-type="float">
            <text:p>50,911627</text:p>
          </table:table-cell>
          <table:table-cell office:value-type="float" office:value="14.2322764" calcext:value-type="float">
            <text:p>14,2322764</text:p>
          </table:table-cell>
          <table:table-cell office:value-type="string" calcext:value-type="string">
            <text:p>Zerborstene Nadel, Bad Schandau, Sächsische Schweiz-Osterzgebirge, Sachsen, Deutschland</text:p>
          </table:table-cell>
          <table:table-cell office:value-type="float" office:value="2274002512" calcext:value-type="float">
            <text:p>2274002512</text:p>
          </table:table-cell>
          <table:table-cell table:number-columns-repeated="1636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. Zerborstener Tur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Zerborstener Turm, Zweiter</text:p>
          </table:table-cell>
          <table:table-cell office:value-type="string" calcext:value-type="string">
            <text:p>Affensteine</text:p>
          </table:table-cell>
          <table:table-cell office:value-type="float" office:value="3464" calcext:value-type="float">
            <text:p>3464</text:p>
          </table:table-cell>
          <table:table-cell office:value-type="string" calcext:value-type="string">
            <text:p>2. Zerborstener Tur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. Zerborstener Turm</text:p>
          </table:table-cell>
          <table:table-cell office:value-type="float" office:value="29" calcext:value-type="float">
            <text:p>29</text:p>
          </table:table-cell>
          <table:table-cell office:value-type="float" office:value="50.9116959" calcext:value-type="float">
            <text:p>50,9116959</text:p>
          </table:table-cell>
          <table:table-cell office:value-type="float" office:value="14.2325458" calcext:value-type="float">
            <text:p>14,2325458</text:p>
          </table:table-cell>
          <table:table-cell office:value-type="string" calcext:value-type="string">
            <text:p>2. Zerborstener Turm, Bad Schandau, Sächsische Schweiz-Osterzgebirge, Sachsen, Deutschland</text:p>
          </table:table-cell>
          <table:table-cell office:value-type="float" office:value="251875237" calcext:value-type="float">
            <text:p>251875237</text:p>
          </table:table-cell>
          <table:table-cell table:number-columns-repeated="1636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espaltener Kop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Gespaltener Kopf</text:p>
          </table:table-cell>
          <table:table-cell office:value-type="string" calcext:value-type="string">
            <text:p>Affensteine</text:p>
          </table:table-cell>
          <table:table-cell office:value-type="float" office:value="3465" calcext:value-type="float">
            <text:p>3465</text:p>
          </table:table-cell>
          <table:table-cell office:value-type="string" calcext:value-type="string">
            <text:p>Gespaltener Kopf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espaltener Kopf</text:p>
          </table:table-cell>
          <table:table-cell office:value-type="float" office:value="30" calcext:value-type="float">
            <text:p>30</text:p>
          </table:table-cell>
          <table:table-cell office:value-type="float" office:value="50.9113595" calcext:value-type="float">
            <text:p>50,9113595</text:p>
          </table:table-cell>
          <table:table-cell office:value-type="float" office:value="14.2322683" calcext:value-type="float">
            <text:p>14,2322683</text:p>
          </table:table-cell>
          <table:table-cell office:value-type="string" calcext:value-type="string">
            <text:p>Gespaltener Kopf, Bad Schandau, Sächsische Schweiz-Osterzgebirge, Sachsen, Deutschland</text:p>
          </table:table-cell>
          <table:table-cell office:value-type="float" office:value="2274002249" calcext:value-type="float">
            <text:p>2274002249</text:p>
          </table:table-cell>
          <table:table-cell table:number-columns-repeated="1636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Zerborstener Ste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Zerborstener Stein</text:p>
          </table:table-cell>
          <table:table-cell office:value-type="string" calcext:value-type="string">
            <text:p>Affensteine</text:p>
          </table:table-cell>
          <table:table-cell office:value-type="float" office:value="3466" calcext:value-type="float">
            <text:p>3466</text:p>
          </table:table-cell>
          <table:table-cell office:value-type="string" calcext:value-type="string">
            <text:p>Zerborstener Stei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Zerborstener Stein</text:p>
          </table:table-cell>
          <table:table-cell office:value-type="float" office:value="31" calcext:value-type="float">
            <text:p>31</text:p>
          </table:table-cell>
          <table:table-cell office:value-type="float" office:value="50.9114636" calcext:value-type="float">
            <text:p>50,9114636</text:p>
          </table:table-cell>
          <table:table-cell office:value-type="float" office:value="14.2329513" calcext:value-type="float">
            <text:p>14,2329513</text:p>
          </table:table-cell>
          <table:table-cell office:value-type="string" calcext:value-type="string">
            <text:p>Zerborstener Stein, Bad Schandau, Sächsische Schweiz-Osterzgebirge, Sachsen, Deutschland</text:p>
          </table:table-cell>
          <table:table-cell office:value-type="float" office:value="2274002520" calcext:value-type="float">
            <text:p>2274002520</text:p>
          </table:table-cell>
          <table:table-cell table:number-columns-repeated="1636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Zerborstene Wan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Zerborstene Wand</text:p>
          </table:table-cell>
          <table:table-cell office:value-type="string" calcext:value-type="string">
            <text:p>Affensteine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Zerborstene Wan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Zerborstene Wand</text:p>
          </table:table-cell>
          <table:table-cell office:value-type="float" office:value="32" calcext:value-type="float">
            <text:p>32</text:p>
          </table:table-cell>
          <table:table-cell office:value-type="float" office:value="50.9112755" calcext:value-type="float">
            <text:p>50,9112755</text:p>
          </table:table-cell>
          <table:table-cell office:value-type="float" office:value="14.2334037" calcext:value-type="float">
            <text:p>14,2334037</text:p>
          </table:table-cell>
          <table:table-cell office:value-type="string" calcext:value-type="string">
            <text:p>Zerborstene Wand, Bad Schandau, Sächsische Schweiz-Osterzgebirge, Sachsen, Deutschland</text:p>
          </table:table-cell>
          <table:table-cell office:value-type="float" office:value="2274002517" calcext:value-type="float">
            <text:p>2274002517</text:p>
          </table:table-cell>
          <table:table-cell table:number-columns-repeated="1636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urz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Furz</text:p>
          </table:table-cell>
          <table:table-cell office:value-type="string" calcext:value-type="string">
            <text:p>Affensteine</text:p>
          </table:table-cell>
          <table:table-cell office:value-type="float" office:value="3468" calcext:value-type="float">
            <text:p>3468</text:p>
          </table:table-cell>
          <table:table-cell office:value-type="string" calcext:value-type="string">
            <text:p>Furz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urz</text:p>
          </table:table-cell>
          <table:table-cell office:value-type="float" office:value="33" calcext:value-type="float">
            <text:p>33</text:p>
          </table:table-cell>
          <table:table-cell office:value-type="float" office:value="50.91101" calcext:value-type="float">
            <text:p>50,91101</text:p>
          </table:table-cell>
          <table:table-cell office:value-type="float" office:value="14.2332006" calcext:value-type="float">
            <text:p>14,2332006</text:p>
          </table:table-cell>
          <table:table-cell office:value-type="string" calcext:value-type="string">
            <text:p>Furz, Bad Schandau, Sächsische Schweiz-Osterzgebirge, Sachsen, Deutschland</text:p>
          </table:table-cell>
          <table:table-cell office:value-type="float" office:value="2260819435" calcext:value-type="float">
            <text:p>2260819435</text:p>
          </table:table-cell>
          <table:table-cell table:number-columns-repeated="1636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einmetz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Steinmetz</text:p>
          </table:table-cell>
          <table:table-cell office:value-type="string" calcext:value-type="string">
            <text:p>Affensteine</text:p>
          </table:table-cell>
          <table:table-cell office:value-type="float" office:value="3469" calcext:value-type="float">
            <text:p>3469</text:p>
          </table:table-cell>
          <table:table-cell office:value-type="string" calcext:value-type="string">
            <text:p>Steinmetz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teinmetz</text:p>
          </table:table-cell>
          <table:table-cell office:value-type="float" office:value="34" calcext:value-type="float">
            <text:p>34</text:p>
          </table:table-cell>
          <table:table-cell office:value-type="float" office:value="50.9111599" calcext:value-type="float">
            <text:p>50,9111599</text:p>
          </table:table-cell>
          <table:table-cell office:value-type="float" office:value="14.2336382" calcext:value-type="float">
            <text:p>14,2336382</text:p>
          </table:table-cell>
          <table:table-cell office:value-type="string" calcext:value-type="string">
            <text:p>Steinmetz, Bad Schandau, Sächsische Schweiz-Osterzgebirge, Sachsen, Deutschland</text:p>
          </table:table-cell>
          <table:table-cell office:value-type="float" office:value="2260819500" calcext:value-type="float">
            <text:p>2260819500</text:p>
          </table:table-cell>
          <table:table-cell table:number-columns-repeated="1636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Zerborstene Scheib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Zerborstene Scheibe</text:p>
          </table:table-cell>
          <table:table-cell office:value-type="string" calcext:value-type="string">
            <text:p>Affensteine</text:p>
          </table:table-cell>
          <table:table-cell office:value-type="float" office:value="3470" calcext:value-type="float">
            <text:p>3470</text:p>
          </table:table-cell>
          <table:table-cell office:value-type="string" calcext:value-type="string">
            <text:p>Zerborstene Scheib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Zerborstene Scheibe</text:p>
          </table:table-cell>
          <table:table-cell office:value-type="float" office:value="35" calcext:value-type="float">
            <text:p>35</text:p>
          </table:table-cell>
          <table:table-cell office:value-type="float" office:value="50.9110019" calcext:value-type="float">
            <text:p>50,9110019</text:p>
          </table:table-cell>
          <table:table-cell office:value-type="float" office:value="14.2340118" calcext:value-type="float">
            <text:p>14,2340118</text:p>
          </table:table-cell>
          <table:table-cell office:value-type="string" calcext:value-type="string">
            <text:p>Zerborstene Scheibe, Bad Schandau, Sächsische Schweiz-Osterzgebirge, Sachsen, Deutschland</text:p>
          </table:table-cell>
          <table:table-cell office:value-type="float" office:value="2274002514" calcext:value-type="float">
            <text:p>2274002514</text:p>
          </table:table-cell>
          <table:table-cell table:number-columns-repeated="1636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Weißhor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Weißhorn</text:p>
          </table:table-cell>
          <table:table-cell office:value-type="string" calcext:value-type="string">
            <text:p>Affensteine</text:p>
          </table:table-cell>
          <table:table-cell office:value-type="float" office:value="6305" calcext:value-type="float">
            <text:p>6305</text:p>
          </table:table-cell>
          <table:table-cell office:value-type="string" calcext:value-type="string">
            <text:p>Weißhor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eißhorn</text:p>
          </table:table-cell>
          <table:table-cell office:value-type="float" office:value="36" calcext:value-type="float">
            <text:p>36</text:p>
          </table:table-cell>
          <table:table-cell office:value-type="float" office:value="50.9111359" calcext:value-type="float">
            <text:p>50,9111359</text:p>
          </table:table-cell>
          <table:table-cell office:value-type="float" office:value="14.2359866" calcext:value-type="float">
            <text:p>14,2359866</text:p>
          </table:table-cell>
          <table:table-cell office:value-type="string" calcext:value-type="string">
            <text:p>Weißhorn, Bad Schandau, Sächsische Schweiz-Osterzgebirge, Sachsen, Deutschland</text:p>
          </table:table-cell>
          <table:table-cell office:value-type="float" office:value="2274002492" calcext:value-type="float">
            <text:p>2274002492</text:p>
          </table:table-cell>
          <table:table-cell table:number-columns-repeated="1636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omnade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Domnadel</text:p>
          </table:table-cell>
          <table:table-cell office:value-type="string" calcext:value-type="string">
            <text:p>Affensteine</text:p>
          </table:table-cell>
          <table:table-cell office:value-type="float" office:value="3471" calcext:value-type="float">
            <text:p>3471</text:p>
          </table:table-cell>
          <table:table-cell office:value-type="string" calcext:value-type="string">
            <text:p>Domnade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omnadel</text:p>
          </table:table-cell>
          <table:table-cell office:value-type="float" office:value="37" calcext:value-type="float">
            <text:p>37</text:p>
          </table:table-cell>
          <table:table-cell office:value-type="float" office:value="50.9135642" calcext:value-type="float">
            <text:p>50,9135642</text:p>
          </table:table-cell>
          <table:table-cell office:value-type="float" office:value="14.2325801" calcext:value-type="float">
            <text:p>14,2325801</text:p>
          </table:table-cell>
          <table:table-cell office:value-type="string" calcext:value-type="string">
            <text:p>Domnadel, Bad Schandau, Sächsische Schweiz-Osterzgebirge, Sachsen, Deutschland</text:p>
          </table:table-cell>
          <table:table-cell office:value-type="float" office:value="251874523" calcext:value-type="float">
            <text:p>251874523</text:p>
          </table:table-cell>
          <table:table-cell table:number-columns-repeated="1636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äumling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Däumling</text:p>
          </table:table-cell>
          <table:table-cell office:value-type="string" calcext:value-type="string">
            <text:p>Affensteine</text:p>
          </table:table-cell>
          <table:table-cell office:value-type="float" office:value="3472" calcext:value-type="float">
            <text:p>3472</text:p>
          </table:table-cell>
          <table:table-cell office:value-type="string" calcext:value-type="string">
            <text:p>Däumling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äumling</text:p>
          </table:table-cell>
          <table:table-cell office:value-type="float" office:value="38" calcext:value-type="float">
            <text:p>38</text:p>
          </table:table-cell>
          <table:table-cell office:value-type="float" office:value="50.91373" calcext:value-type="float">
            <text:p>50,91373</text:p>
          </table:table-cell>
          <table:table-cell office:value-type="float" office:value="14.2322346" calcext:value-type="float">
            <text:p>14,2322346</text:p>
          </table:table-cell>
          <table:table-cell office:value-type="string" calcext:value-type="string">
            <text:p>Däumling, Bad Schandau, Sächsische Schweiz-Osterzgebirge, Sachsen, Deutschland</text:p>
          </table:table-cell>
          <table:table-cell office:value-type="float" office:value="251874504" calcext:value-type="float">
            <text:p>251874504</text:p>
          </table:table-cell>
          <table:table-cell table:number-columns-repeated="1636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ompfaff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Dompfaff</text:p>
          </table:table-cell>
          <table:table-cell office:value-type="string" calcext:value-type="string">
            <text:p>Affensteine</text:p>
          </table:table-cell>
          <table:table-cell office:value-type="float" office:value="3473" calcext:value-type="float">
            <text:p>3473</text:p>
          </table:table-cell>
          <table:table-cell office:value-type="string" calcext:value-type="string">
            <text:p>Dompfaff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ompfaff</text:p>
          </table:table-cell>
          <table:table-cell office:value-type="float" office:value="39" calcext:value-type="float">
            <text:p>39</text:p>
          </table:table-cell>
          <table:table-cell office:value-type="float" office:value="50.9133175" calcext:value-type="float">
            <text:p>50,9133175</text:p>
          </table:table-cell>
          <table:table-cell office:value-type="float" office:value="14.2318637" calcext:value-type="float">
            <text:p>14,2318637</text:p>
          </table:table-cell>
          <table:table-cell office:value-type="string" calcext:value-type="string">
            <text:p>Dompfaff, Bad Schandau, Sächsische Schweiz-Osterzgebirge, Sachsen, Deutschland</text:p>
          </table:table-cell>
          <table:table-cell office:value-type="float" office:value="2260819420" calcext:value-type="float">
            <text:p>2260819420</text:p>
          </table:table-cell>
          <table:table-cell table:number-columns-repeated="1636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omspitze 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Domspitze</text:p>
          </table:table-cell>
          <table:table-cell office:value-type="string" calcext:value-type="string">
            <text:p>Affensteine</text:p>
          </table:table-cell>
          <table:table-cell office:value-type="float" office:value="3474" calcext:value-type="float">
            <text:p>3474</text:p>
          </table:table-cell>
          <table:table-cell office:value-type="string" calcext:value-type="string">
            <text:p>Domspitz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omspitze</text:p>
          </table:table-cell>
          <table:table-cell office:value-type="float" office:value="40" calcext:value-type="float">
            <text:p>40</text:p>
          </table:table-cell>
          <table:table-cell office:value-type="float" office:value="50.9133441" calcext:value-type="float">
            <text:p>50,9133441</text:p>
          </table:table-cell>
          <table:table-cell office:value-type="float" office:value="14.2311358" calcext:value-type="float">
            <text:p>14,2311358</text:p>
          </table:table-cell>
          <table:table-cell office:value-type="string" calcext:value-type="string">
            <text:p>Domspitze, Bad Schandau, Sächsische Schweiz-Osterzgebirge, Sachsen, Deutschland</text:p>
          </table:table-cell>
          <table:table-cell office:value-type="float" office:value="1241165006" calcext:value-type="float">
            <text:p>1241165006</text:p>
          </table:table-cell>
          <table:table-cell table:number-columns-repeated="1636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itadelle *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Zitadelle</text:p>
          </table:table-cell>
          <table:table-cell office:value-type="string" calcext:value-type="string">
            <text:p>Affensteine</text:p>
          </table:table-cell>
          <table:table-cell office:value-type="float" office:value="3475" calcext:value-type="float">
            <text:p>3475</text:p>
          </table:table-cell>
          <table:table-cell office:value-type="string" calcext:value-type="string">
            <text:p>Zitadell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Zitadelle</text:p>
          </table:table-cell>
          <table:table-cell office:value-type="float" office:value="41" calcext:value-type="float">
            <text:p>41</text:p>
          </table:table-cell>
          <table:table-cell office:value-type="float" office:value="50.913452" calcext:value-type="float">
            <text:p>50,913452</text:p>
          </table:table-cell>
          <table:table-cell office:value-type="float" office:value="14.2305329" calcext:value-type="float">
            <text:p>14,2305329</text:p>
          </table:table-cell>
          <table:table-cell office:value-type="string" calcext:value-type="string">
            <text:p>Zitadelle, Bad Schandau, Sächsische Schweiz-Osterzgebirge, Sachsen, Deutschland</text:p>
          </table:table-cell>
          <table:table-cell office:value-type="float" office:value="1241165050" calcext:value-type="float">
            <text:p>1241165050</text:p>
          </table:table-cell>
          <table:table-cell table:number-columns-repeated="1636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andlochtur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Sandlochturm</text:p>
          </table:table-cell>
          <table:table-cell office:value-type="string" calcext:value-type="string">
            <text:p>Affensteine</text:p>
          </table:table-cell>
          <table:table-cell office:value-type="float" office:value="3476" calcext:value-type="float">
            <text:p>3476</text:p>
          </table:table-cell>
          <table:table-cell office:value-type="string" calcext:value-type="string">
            <text:p>Sandlochtur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andlochturm</text:p>
          </table:table-cell>
          <table:table-cell office:value-type="float" office:value="42" calcext:value-type="float">
            <text:p>42</text:p>
          </table:table-cell>
          <table:table-cell office:value-type="float" office:value="50.9132823" calcext:value-type="float">
            <text:p>50,9132823</text:p>
          </table:table-cell>
          <table:table-cell office:value-type="float" office:value="14.2267027" calcext:value-type="float">
            <text:p>14,2267027</text:p>
          </table:table-cell>
          <table:table-cell office:value-type="string" calcext:value-type="string">
            <text:p>Sandlochturm, Bad Schandau, Sächsische Schweiz-Osterzgebirge, Sachsen, Deutschland</text:p>
          </table:table-cell>
          <table:table-cell office:value-type="float" office:value="2260819488" calcext:value-type="float">
            <text:p>2260819488</text:p>
          </table:table-cell>
          <table:table-cell table:number-columns-repeated="1636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ndlochscheib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Sandlochscheibe</text:p>
          </table:table-cell>
          <table:table-cell office:value-type="string" calcext:value-type="string">
            <text:p>Affensteine</text:p>
          </table:table-cell>
          <table:table-cell office:value-type="float" office:value="3477" calcext:value-type="float">
            <text:p>3477</text:p>
          </table:table-cell>
          <table:table-cell office:value-type="string" calcext:value-type="string">
            <text:p>Sandlochscheib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andlochscheibe</text:p>
          </table:table-cell>
          <table:table-cell office:value-type="float" office:value="43" calcext:value-type="float">
            <text:p>43</text:p>
          </table:table-cell>
          <table:table-cell office:value-type="float" office:value="50.9130364" calcext:value-type="float">
            <text:p>50,9130364</text:p>
          </table:table-cell>
          <table:table-cell office:value-type="float" office:value="14.2263629" calcext:value-type="float">
            <text:p>14,2263629</text:p>
          </table:table-cell>
          <table:table-cell office:value-type="string" calcext:value-type="string">
            <text:p>Sandlochscheibe, Bad Schandau, Sächsische Schweiz-Osterzgebirge, Sachsen, Deutschland</text:p>
          </table:table-cell>
          <table:table-cell office:value-type="float" office:value="2260819487" calcext:value-type="float">
            <text:p>2260819487</text:p>
          </table:table-cell>
          <table:table-cell table:number-columns-repeated="1636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andlochwächter *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Sandlochwächter</text:p>
          </table:table-cell>
          <table:table-cell office:value-type="string" calcext:value-type="string">
            <text:p>Affensteine</text:p>
          </table:table-cell>
          <table:table-cell office:value-type="float" office:value="3478" calcext:value-type="float">
            <text:p>3478</text:p>
          </table:table-cell>
          <table:table-cell office:value-type="string" calcext:value-type="string">
            <text:p>Sandlochwäch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andlochwächter</text:p>
          </table:table-cell>
          <table:table-cell office:value-type="float" office:value="44" calcext:value-type="float">
            <text:p>44</text:p>
          </table:table-cell>
          <table:table-cell office:value-type="float" office:value="50.9132718" calcext:value-type="float">
            <text:p>50,9132718</text:p>
          </table:table-cell>
          <table:table-cell office:value-type="float" office:value="14.2254158" calcext:value-type="float">
            <text:p>14,2254158</text:p>
          </table:table-cell>
          <table:table-cell office:value-type="string" calcext:value-type="string">
            <text:p>Sandlochwächter, Bad Schandau, Sächsische Schweiz-Osterzgebirge, Sachsen, Deutschland</text:p>
          </table:table-cell>
          <table:table-cell office:value-type="float" office:value="251874959" calcext:value-type="float">
            <text:p>251874959</text:p>
          </table:table-cell>
          <table:table-cell table:number-columns-repeated="1636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nse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Insel</text:p>
          </table:table-cell>
          <table:table-cell office:value-type="string" calcext:value-type="string">
            <text:p>Affensteine</text:p>
          </table:table-cell>
          <table:table-cell office:value-type="float" office:value="3479" calcext:value-type="float">
            <text:p>3479</text:p>
          </table:table-cell>
          <table:table-cell office:value-type="string" calcext:value-type="string">
            <text:p>Inse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nsel</text:p>
          </table:table-cell>
          <table:table-cell office:value-type="float" office:value="45" calcext:value-type="float">
            <text:p>45</text:p>
          </table:table-cell>
          <table:table-cell office:value-type="float" office:value="50.9134319" calcext:value-type="float">
            <text:p>50,9134319</text:p>
          </table:table-cell>
          <table:table-cell office:value-type="float" office:value="14.2233773" calcext:value-type="float">
            <text:p>14,2233773</text:p>
          </table:table-cell>
          <table:table-cell office:value-type="string" calcext:value-type="string">
            <text:p>Insel, Bad Schandau, Sächsische Schweiz-Osterzgebirge, Sachsen, Deutschland</text:p>
          </table:table-cell>
          <table:table-cell office:value-type="float" office:value="2260819454" calcext:value-type="float">
            <text:p>2260819454</text:p>
          </table:table-cell>
          <table:table-cell table:number-columns-repeated="1636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andal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Vandale</text:p>
          </table:table-cell>
          <table:table-cell office:value-type="string" calcext:value-type="string">
            <text:p>Affensteine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Vandal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Vandale</text:p>
          </table:table-cell>
          <table:table-cell office:value-type="float" office:value="46" calcext:value-type="float">
            <text:p>46</text:p>
          </table:table-cell>
          <table:table-cell office:value-type="float" office:value="50.9135493" calcext:value-type="float">
            <text:p>50,9135493</text:p>
          </table:table-cell>
          <table:table-cell office:value-type="float" office:value="14.2233223" calcext:value-type="float">
            <text:p>14,2233223</text:p>
          </table:table-cell>
          <table:table-cell office:value-type="string" calcext:value-type="string">
            <text:p>Vandale, Bad Schandau, Sächsische Schweiz-Osterzgebirge, Sachsen, Deutschland</text:p>
          </table:table-cell>
          <table:table-cell office:value-type="float" office:value="2260819514" calcext:value-type="float">
            <text:p>2260819514</text:p>
          </table:table-cell>
          <table:table-cell table:number-columns-repeated="1636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öllenwand *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Höllenwand</text:p>
          </table:table-cell>
          <table:table-cell office:value-type="string" calcext:value-type="string">
            <text:p>Affensteine</text:p>
          </table:table-cell>
          <table:table-cell office:value-type="float" office:value="3481" calcext:value-type="float">
            <text:p>3481</text:p>
          </table:table-cell>
          <table:table-cell office:value-type="string" calcext:value-type="string">
            <text:p>Höllenwan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öllenwand</text:p>
          </table:table-cell>
          <table:table-cell office:value-type="float" office:value="47" calcext:value-type="float">
            <text:p>47</text:p>
          </table:table-cell>
          <table:table-cell office:value-type="float" office:value="50.914296" calcext:value-type="float">
            <text:p>50,914296</text:p>
          </table:table-cell>
          <table:table-cell office:value-type="float" office:value="14.2277992" calcext:value-type="float">
            <text:p>14,2277992</text:p>
          </table:table-cell>
          <table:table-cell office:value-type="string" calcext:value-type="string">
            <text:p>Höllenwand, Bad Schandau, Sächsische Schweiz-Osterzgebirge, Sachsen, Deutschland</text:p>
          </table:table-cell>
          <table:table-cell office:value-type="float" office:value="5517339858" calcext:value-type="float">
            <text:p>5517339858</text:p>
          </table:table-cell>
          <table:table-cell table:number-columns-repeated="1636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öllentur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Höllenturm</text:p>
          </table:table-cell>
          <table:table-cell office:value-type="string" calcext:value-type="string">
            <text:p>Affensteine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Höllentur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öllenturm</text:p>
          </table:table-cell>
          <table:table-cell office:value-type="float" office:value="48" calcext:value-type="float">
            <text:p>48</text:p>
          </table:table-cell>
          <table:table-cell office:value-type="float" office:value="50.9146072" calcext:value-type="float">
            <text:p>50,9146072</text:p>
          </table:table-cell>
          <table:table-cell office:value-type="float" office:value="14.2282504" calcext:value-type="float">
            <text:p>14,2282504</text:p>
          </table:table-cell>
          <table:table-cell office:value-type="string" calcext:value-type="string">
            <text:p>Höllenturm, Bad Schandau, Sächsische Schweiz-Osterzgebirge, Sachsen, Deutschland</text:p>
          </table:table-cell>
          <table:table-cell office:value-type="float" office:value="251874721" calcext:value-type="float">
            <text:p>251874721</text:p>
          </table:table-cell>
          <table:table-cell table:number-columns-repeated="1636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meisentur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Ameisenturm</text:p>
          </table:table-cell>
          <table:table-cell office:value-type="string" calcext:value-type="string">
            <text:p>Affensteine</text:p>
          </table:table-cell>
          <table:table-cell office:value-type="float" office:value="3483" calcext:value-type="float">
            <text:p>3483</text:p>
          </table:table-cell>
          <table:table-cell office:value-type="string" calcext:value-type="string">
            <text:p>Ameisentur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meisenturm</text:p>
          </table:table-cell>
          <table:table-cell office:value-type="float" office:value="49" calcext:value-type="float">
            <text:p>49</text:p>
          </table:table-cell>
          <table:table-cell office:value-type="float" office:value="50.9153176" calcext:value-type="float">
            <text:p>50,9153176</text:p>
          </table:table-cell>
          <table:table-cell office:value-type="float" office:value="14.229211" calcext:value-type="float">
            <text:p>14,229211</text:p>
          </table:table-cell>
          <table:table-cell office:value-type="string" calcext:value-type="string">
            <text:p>Ameisenturm, Bad Schandau, Sächsische Schweiz-Osterzgebirge, Sachsen, Deutschland</text:p>
          </table:table-cell>
          <table:table-cell office:value-type="float" office:value="1241165031" calcext:value-type="float">
            <text:p>1241165031</text:p>
          </table:table-cell>
          <table:table-cell table:number-columns-repeated="1636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ähnelspitz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Hähnelspitze</text:p>
          </table:table-cell>
          <table:table-cell office:value-type="string" calcext:value-type="string">
            <text:p>Affensteine</text:p>
          </table:table-cell>
          <table:table-cell office:value-type="float" office:value="3484" calcext:value-type="float">
            <text:p>3484</text:p>
          </table:table-cell>
          <table:table-cell office:value-type="string" calcext:value-type="string">
            <text:p>Hähnelspitz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ähnelspitze</text:p>
          </table:table-cell>
          <table:table-cell office:value-type="float" office:value="50" calcext:value-type="float">
            <text:p>50</text:p>
          </table:table-cell>
          <table:table-cell office:value-type="float" office:value="50.9135709" calcext:value-type="float">
            <text:p>50,9135709</text:p>
          </table:table-cell>
          <table:table-cell office:value-type="float" office:value="14.2341259" calcext:value-type="float">
            <text:p>14,2341259</text:p>
          </table:table-cell>
          <table:table-cell office:value-type="string" calcext:value-type="string">
            <text:p>Hähnelspitze, Bad Schandau, Sächsische Schweiz-Osterzgebirge, Sachsen, Deutschland</text:p>
          </table:table-cell>
          <table:table-cell office:value-type="float" office:value="251874670" calcext:value-type="float">
            <text:p>251874670</text:p>
          </table:table-cell>
          <table:table-cell table:number-columns-repeated="1636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eelzebub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Beelzebub</text:p>
          </table:table-cell>
          <table:table-cell office:value-type="string" calcext:value-type="string">
            <text:p>Affensteine</text:p>
          </table:table-cell>
          <table:table-cell office:value-type="float" office:value="3485" calcext:value-type="float">
            <text:p>3485</text:p>
          </table:table-cell>
          <table:table-cell office:value-type="string" calcext:value-type="string">
            <text:p>Beelzebub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eelzebub</text:p>
          </table:table-cell>
          <table:table-cell office:value-type="float" office:value="51" calcext:value-type="float">
            <text:p>51</text:p>
          </table:table-cell>
          <table:table-cell office:value-type="float" office:value="50.9157605" calcext:value-type="float">
            <text:p>50,9157605</text:p>
          </table:table-cell>
          <table:table-cell office:value-type="float" office:value="14.2314576" calcext:value-type="float">
            <text:p>14,2314576</text:p>
          </table:table-cell>
          <table:table-cell office:value-type="string" calcext:value-type="string">
            <text:p>Beelzebub, Bad Schandau, Sächsische Schweiz-Osterzgebirge, Sachsen, Deutschland</text:p>
          </table:table-cell>
          <table:table-cell office:value-type="float" office:value="2260819408" calcext:value-type="float">
            <text:p>2260819408</text:p>
          </table:table-cell>
          <table:table-cell table:number-columns-repeated="1636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auptdrilling ***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Hauptdrilling</text:p>
          </table:table-cell>
          <table:table-cell office:value-type="string" calcext:value-type="string">
            <text:p>Affensteine</text:p>
          </table:table-cell>
          <table:table-cell office:value-type="float" office:value="3486" calcext:value-type="float">
            <text:p>3486</text:p>
          </table:table-cell>
          <table:table-cell office:value-type="string" calcext:value-type="string">
            <text:p>Hauptdrilling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auptdrilling</text:p>
          </table:table-cell>
          <table:table-cell office:value-type="float" office:value="52" calcext:value-type="float">
            <text:p>52</text:p>
          </table:table-cell>
          <table:table-cell office:value-type="float" office:value="50.9160747" calcext:value-type="float">
            <text:p>50,9160747</text:p>
          </table:table-cell>
          <table:table-cell office:value-type="float" office:value="14.2324406" calcext:value-type="float">
            <text:p>14,2324406</text:p>
          </table:table-cell>
          <table:table-cell office:value-type="string" calcext:value-type="string">
            <text:p>Hauptdrilling, Bad Schandau, Sächsische Schweiz-Osterzgebirge, Sachsen, Deutschland</text:p>
          </table:table-cell>
          <table:table-cell office:value-type="float" office:value="251874663" calcext:value-type="float">
            <text:p>251874663</text:p>
          </table:table-cell>
          <table:table-cell table:number-columns-repeated="1636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ärteltur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Härtelturm</text:p>
          </table:table-cell>
          <table:table-cell office:value-type="string" calcext:value-type="string">
            <text:p>Affensteine</text:p>
          </table:table-cell>
          <table:table-cell office:value-type="float" office:value="3487" calcext:value-type="float">
            <text:p>3487</text:p>
          </table:table-cell>
          <table:table-cell office:value-type="string" calcext:value-type="string">
            <text:p>Härteltur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ärtelturm</text:p>
          </table:table-cell>
          <table:table-cell office:value-type="float" office:value="53" calcext:value-type="float">
            <text:p>53</text:p>
          </table:table-cell>
          <table:table-cell office:value-type="float" office:value="50.9163001" calcext:value-type="float">
            <text:p>50,9163001</text:p>
          </table:table-cell>
          <table:table-cell office:value-type="float" office:value="14.2323368" calcext:value-type="float">
            <text:p>14,2323368</text:p>
          </table:table-cell>
          <table:table-cell office:value-type="string" calcext:value-type="string">
            <text:p>Härtelturm, Bad Schandau, Sächsische Schweiz-Osterzgebirge, Sachsen, Deutschland</text:p>
          </table:table-cell>
          <table:table-cell office:value-type="float" office:value="2274002383" calcext:value-type="float">
            <text:p>2274002383</text:p>
          </table:table-cell>
          <table:table-cell table:number-columns-repeated="1636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chuellernade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Schuellernadel</text:p>
          </table:table-cell>
          <table:table-cell office:value-type="string" calcext:value-type="string">
            <text:p>Affensteine</text:p>
          </table:table-cell>
          <table:table-cell office:value-type="float" office:value="3488" calcext:value-type="float">
            <text:p>3488</text:p>
          </table:table-cell>
          <table:table-cell office:value-type="string" calcext:value-type="string">
            <text:p>Schuellernade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chuellernadel</text:p>
          </table:table-cell>
          <table:table-cell office:value-type="float" office:value="54" calcext:value-type="float">
            <text:p>54</text:p>
          </table:table-cell>
          <table:table-cell office:value-type="float" office:value="50.9162738" calcext:value-type="float">
            <text:p>50,9162738</text:p>
          </table:table-cell>
          <table:table-cell office:value-type="float" office:value="14.2322269" calcext:value-type="float">
            <text:p>14,2322269</text:p>
          </table:table-cell>
          <table:table-cell office:value-type="string" calcext:value-type="string">
            <text:p>Schuellernadel, Bad Schandau, Sächsische Schweiz-Osterzgebirge, Sachsen, Deutschland</text:p>
          </table:table-cell>
          <table:table-cell office:value-type="float" office:value="2274002273" calcext:value-type="float">
            <text:p>2274002273</text:p>
          </table:table-cell>
          <table:table-cell table:number-columns-repeated="1636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öllentor 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Höllentor</text:p>
          </table:table-cell>
          <table:table-cell office:value-type="string" calcext:value-type="string">
            <text:p>Affensteine</text:p>
          </table:table-cell>
          <table:table-cell office:value-type="float" office:value="6306" calcext:value-type="float">
            <text:p>6306</text:p>
          </table:table-cell>
          <table:table-cell office:value-type="string" calcext:value-type="string">
            <text:p>Höllento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öllentor</text:p>
          </table:table-cell>
          <table:table-cell office:value-type="float" office:value="55" calcext:value-type="float">
            <text:p>55</text:p>
          </table:table-cell>
          <table:table-cell office:value-type="float" office:value="50.9162058" calcext:value-type="float">
            <text:p>50,9162058</text:p>
          </table:table-cell>
          <table:table-cell office:value-type="float" office:value="14.2308743" calcext:value-type="float">
            <text:p>14,2308743</text:p>
          </table:table-cell>
          <table:table-cell office:value-type="string" calcext:value-type="string">
            <text:p>Höllentor, Bad Schandau, Sächsische Schweiz-Osterzgebirge, Sachsen, Deutschland</text:p>
          </table:table-cell>
          <table:table-cell office:value-type="float" office:value="1760771282" calcext:value-type="float">
            <text:p>1760771282</text:p>
          </table:table-cell>
          <table:table-cell table:number-columns-repeated="1636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riensteiner Zacken 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Friensteiner Zacken</text:p>
          </table:table-cell>
          <table:table-cell office:value-type="string" calcext:value-type="string">
            <text:p>Affensteine</text:p>
          </table:table-cell>
          <table:table-cell office:value-type="float" office:value="3489" calcext:value-type="float">
            <text:p>3489</text:p>
          </table:table-cell>
          <table:table-cell office:value-type="string" calcext:value-type="string">
            <text:p>Friensteiner Zacke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riensteiner Zacken</text:p>
          </table:table-cell>
          <table:table-cell office:value-type="float" office:value="56" calcext:value-type="float">
            <text:p>56</text:p>
          </table:table-cell>
          <table:table-cell office:value-type="float" office:value="50.9164977" calcext:value-type="float">
            <text:p>50,9164977</text:p>
          </table:table-cell>
          <table:table-cell office:value-type="float" office:value="14.2311855" calcext:value-type="float">
            <text:p>14,2311855</text:p>
          </table:table-cell>
          <table:table-cell office:value-type="string" calcext:value-type="string">
            <text:p>Friensteiner Zacken, Bad Schandau, Sächsische Schweiz-Osterzgebirge, Sachsen, Deutschland</text:p>
          </table:table-cell>
          <table:table-cell office:value-type="float" office:value="251874587" calcext:value-type="float">
            <text:p>251874587</text:p>
          </table:table-cell>
          <table:table-cell table:number-columns-repeated="1636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Wilde Zinne *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Wilde Zinne</text:p>
          </table:table-cell>
          <table:table-cell office:value-type="string" calcext:value-type="string">
            <text:p>Affensteine</text:p>
          </table:table-cell>
          <table:table-cell office:value-type="float" office:value="3490" calcext:value-type="float">
            <text:p>3490</text:p>
          </table:table-cell>
          <table:table-cell office:value-type="string" calcext:value-type="string">
            <text:p>Wilde Zinn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Wilde Zinne</text:p>
          </table:table-cell>
          <table:table-cell office:value-type="float" office:value="57" calcext:value-type="float">
            <text:p>57</text:p>
          </table:table-cell>
          <table:table-cell office:value-type="float" office:value="50.9167471" calcext:value-type="float">
            <text:p>50,9167471</text:p>
          </table:table-cell>
          <table:table-cell office:value-type="float" office:value="14.2308747" calcext:value-type="float">
            <text:p>14,2308747</text:p>
          </table:table-cell>
          <table:table-cell office:value-type="string" calcext:value-type="string">
            <text:p>Wilde Zinne, Bad Schandau, Sächsische Schweiz-Osterzgebirge, Sachsen, Deutschland</text:p>
          </table:table-cell>
          <table:table-cell office:value-type="float" office:value="251875220" calcext:value-type="float">
            <text:p>251875220</text:p>
          </table:table-cell>
          <table:table-cell table:number-columns-repeated="1636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Wilder Kopf **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Wilder Kopf</text:p>
          </table:table-cell>
          <table:table-cell office:value-type="string" calcext:value-type="string">
            <text:p>Affensteine</text:p>
          </table:table-cell>
          <table:table-cell office:value-type="float" office:value="3491" calcext:value-type="float">
            <text:p>3491</text:p>
          </table:table-cell>
          <table:table-cell office:value-type="string" calcext:value-type="string">
            <text:p>Wilder Kopf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ilder Kopf</text:p>
          </table:table-cell>
          <table:table-cell office:value-type="float" office:value="58" calcext:value-type="float">
            <text:p>58</text:p>
          </table:table-cell>
          <table:table-cell office:value-type="float" office:value="50.9173012" calcext:value-type="float">
            <text:p>50,9173012</text:p>
          </table:table-cell>
          <table:table-cell office:value-type="float" office:value="14.2304723" calcext:value-type="float">
            <text:p>14,2304723</text:p>
          </table:table-cell>
          <table:table-cell office:value-type="string" calcext:value-type="string">
            <text:p>Wilder Kopf, Bad Schandau, Sächsische Schweiz-Osterzgebirge, Sachsen, Deutschland</text:p>
          </table:table-cell>
          <table:table-cell office:value-type="float" office:value="251875175" calcext:value-type="float">
            <text:p>251875175</text:p>
          </table:table-cell>
          <table:table-cell table:number-columns-repeated="1636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okokoturm **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Rokokoturm</text:p>
          </table:table-cell>
          <table:table-cell office:value-type="string" calcext:value-type="string">
            <text:p>Affensteine</text:p>
          </table:table-cell>
          <table:table-cell office:value-type="float" office:value="3492" calcext:value-type="float">
            <text:p>3492</text:p>
          </table:table-cell>
          <table:table-cell office:value-type="string" calcext:value-type="string">
            <text:p>Rokokotur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okokoturm</text:p>
          </table:table-cell>
          <table:table-cell office:value-type="float" office:value="59" calcext:value-type="float">
            <text:p>59</text:p>
          </table:table-cell>
          <table:table-cell office:value-type="float" office:value="50.9173263" calcext:value-type="float">
            <text:p>50,9173263</text:p>
          </table:table-cell>
          <table:table-cell office:value-type="float" office:value="14.2309078" calcext:value-type="float">
            <text:p>14,2309078</text:p>
          </table:table-cell>
          <table:table-cell office:value-type="string" calcext:value-type="string">
            <text:p>Rokokoturm, Bad Schandau, Sächsische Schweiz-Osterzgebirge, Sachsen, Deutschland</text:p>
          </table:table-cell>
          <table:table-cell office:value-type="float" office:value="251874956" calcext:value-type="float">
            <text:p>251874956</text:p>
          </table:table-cell>
          <table:table-cell table:number-columns-repeated="1636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latz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Glatze</text:p>
          </table:table-cell>
          <table:table-cell office:value-type="string" calcext:value-type="string">
            <text:p>Affensteine</text:p>
          </table:table-cell>
          <table:table-cell office:value-type="float" office:value="3493" calcext:value-type="float">
            <text:p>3493</text:p>
          </table:table-cell>
          <table:table-cell office:value-type="string" calcext:value-type="string">
            <text:p>Glatz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latze</text:p>
          </table:table-cell>
          <table:table-cell office:value-type="float" office:value="60" calcext:value-type="float">
            <text:p>60</text:p>
          </table:table-cell>
          <table:table-cell office:value-type="float" office:value="50.9174454" calcext:value-type="float">
            <text:p>50,9174454</text:p>
          </table:table-cell>
          <table:table-cell office:value-type="float" office:value="14.2327416" calcext:value-type="float">
            <text:p>14,2327416</text:p>
          </table:table-cell>
          <table:table-cell office:value-type="string" calcext:value-type="string">
            <text:p>Glatze, Bad Schandau, Sächsische Schweiz-Osterzgebirge, Sachsen, Deutschland</text:p>
          </table:table-cell>
          <table:table-cell office:value-type="float" office:value="3351945183" calcext:value-type="float">
            <text:p>3351945183</text:p>
          </table:table-cell>
          <table:table-cell table:number-columns-repeated="1636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Friseu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Friseur</text:p>
          </table:table-cell>
          <table:table-cell office:value-type="string" calcext:value-type="string">
            <text:p>Affensteine</text:p>
          </table:table-cell>
          <table:table-cell office:value-type="float" office:value="3494" calcext:value-type="float">
            <text:p>3494</text:p>
          </table:table-cell>
          <table:table-cell office:value-type="string" calcext:value-type="string">
            <text:p>Friseu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riseur</text:p>
          </table:table-cell>
          <table:table-cell office:value-type="float" office:value="61" calcext:value-type="float">
            <text:p>61</text:p>
          </table:table-cell>
          <table:table-cell office:value-type="float" office:value="50.9174771" calcext:value-type="float">
            <text:p>50,9174771</text:p>
          </table:table-cell>
          <table:table-cell office:value-type="float" office:value="14.2328272" calcext:value-type="float">
            <text:p>14,2328272</text:p>
          </table:table-cell>
          <table:table-cell office:value-type="string" calcext:value-type="string">
            <text:p>Friseur, Bad Schandau, Sächsische Schweiz-Osterzgebirge, Sachsen, Deutschland</text:p>
          </table:table-cell>
          <table:table-cell office:value-type="float" office:value="1893628711" calcext:value-type="float">
            <text:p>1893628711</text:p>
          </table:table-cell>
          <table:table-cell table:number-columns-repeated="1636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artisa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Partisan</text:p>
          </table:table-cell>
          <table:table-cell office:value-type="string" calcext:value-type="string">
            <text:p>Affensteine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Partisa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tisan</text:p>
          </table:table-cell>
          <table:table-cell office:value-type="float" office:value="62" calcext:value-type="float">
            <text:p>62</text:p>
          </table:table-cell>
          <table:table-cell office:value-type="float" office:value="50.9179622" calcext:value-type="float">
            <text:p>50,9179622</text:p>
          </table:table-cell>
          <table:table-cell office:value-type="float" office:value="14.2333131" calcext:value-type="float">
            <text:p>14,2333131</text:p>
          </table:table-cell>
          <table:table-cell office:value-type="string" calcext:value-type="string">
            <text:p>Partisan, Bad Schandau, Sächsische Schweiz-Osterzgebirge, Sachsen, Deutschland</text:p>
          </table:table-cell>
          <table:table-cell office:value-type="float" office:value="1893628727" calcext:value-type="float">
            <text:p>1893628727</text:p>
          </table:table-cell>
          <table:table-cell table:number-columns-repeated="1636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anoramatur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Panoramaturm</text:p>
          </table:table-cell>
          <table:table-cell office:value-type="string" calcext:value-type="string">
            <text:p>Affensteine</text:p>
          </table:table-cell>
          <table:table-cell office:value-type="float" office:value="3496" calcext:value-type="float">
            <text:p>3496</text:p>
          </table:table-cell>
          <table:table-cell office:value-type="string" calcext:value-type="string">
            <text:p>Panoramatur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noramaturm</text:p>
          </table:table-cell>
          <table:table-cell office:value-type="float" office:value="63" calcext:value-type="float">
            <text:p>63</text:p>
          </table:table-cell>
          <table:table-cell office:value-type="float" office:value="50.9181893" calcext:value-type="float">
            <text:p>50,9181893</text:p>
          </table:table-cell>
          <table:table-cell office:value-type="float" office:value="14.2333674" calcext:value-type="float">
            <text:p>14,2333674</text:p>
          </table:table-cell>
          <table:table-cell office:value-type="string" calcext:value-type="string">
            <text:p>Panoramaturm, Bad Schandau, Sächsische Schweiz-Osterzgebirge, Sachsen, Deutschland</text:p>
          </table:table-cell>
          <table:table-cell office:value-type="float" office:value="1893628722" calcext:value-type="float">
            <text:p>1893628722</text:p>
          </table:table-cell>
          <table:table-cell table:number-columns-repeated="1636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Freier Turm *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Freier Turm</text:p>
          </table:table-cell>
          <table:table-cell office:value-type="string" calcext:value-type="string">
            <text:p>Affensteine</text:p>
          </table:table-cell>
          <table:table-cell office:value-type="float" office:value="3497" calcext:value-type="float">
            <text:p>3497</text:p>
          </table:table-cell>
          <table:table-cell office:value-type="string" calcext:value-type="string">
            <text:p>Freier Tur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reier Turm</text:p>
          </table:table-cell>
          <table:table-cell office:value-type="float" office:value="64" calcext:value-type="float">
            <text:p>64</text:p>
          </table:table-cell>
          <table:table-cell office:value-type="float" office:value="50.9183042" calcext:value-type="float">
            <text:p>50,9183042</text:p>
          </table:table-cell>
          <table:table-cell office:value-type="float" office:value="14.2331791" calcext:value-type="float">
            <text:p>14,2331791</text:p>
          </table:table-cell>
          <table:table-cell office:value-type="string" calcext:value-type="string">
            <text:p>Freier Turm, Bad Schandau, Sächsische Schweiz-Osterzgebirge, Sachsen, Deutschland</text:p>
          </table:table-cell>
          <table:table-cell office:value-type="float" office:value="928225847" calcext:value-type="float">
            <text:p>928225847</text:p>
          </table:table-cell>
          <table:table-cell table:number-columns-repeated="1636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reie Wand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Freie Wand</text:p>
          </table:table-cell>
          <table:table-cell office:value-type="string" calcext:value-type="string">
            <text:p>Affensteine</text:p>
          </table:table-cell>
          <table:table-cell office:value-type="float" office:value="3498" calcext:value-type="float">
            <text:p>3498</text:p>
          </table:table-cell>
          <table:table-cell office:value-type="string" calcext:value-type="string">
            <text:p>Freie Wan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reie Wand</text:p>
          </table:table-cell>
          <table:table-cell office:value-type="float" office:value="65" calcext:value-type="float">
            <text:p>65</text:p>
          </table:table-cell>
          <table:table-cell office:value-type="float" office:value="50.9182759" calcext:value-type="float">
            <text:p>50,9182759</text:p>
          </table:table-cell>
          <table:table-cell office:value-type="float" office:value="14.2334754" calcext:value-type="float">
            <text:p>14,2334754</text:p>
          </table:table-cell>
          <table:table-cell office:value-type="string" calcext:value-type="string">
            <text:p>Freie Wand, Bad Schandau, Sächsische Schweiz-Osterzgebirge, Sachsen, Deutschland</text:p>
          </table:table-cell>
          <table:table-cell office:value-type="float" office:value="251874583" calcext:value-type="float">
            <text:p>251874583</text:p>
          </table:table-cell>
          <table:table-cell table:number-columns-repeated="1636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lachsköpfe *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Flachsköpfe</text:p>
          </table:table-cell>
          <table:table-cell office:value-type="string" calcext:value-type="string">
            <text:p>Affensteine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Flachsköpf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lachsköpfe</text:p>
          </table:table-cell>
          <table:table-cell office:value-type="float" office:value="66" calcext:value-type="float">
            <text:p>66</text:p>
          </table:table-cell>
          <table:table-cell office:value-type="float" office:value="50.9184666" calcext:value-type="float">
            <text:p>50,9184666</text:p>
          </table:table-cell>
          <table:table-cell office:value-type="float" office:value="14.2333484" calcext:value-type="float">
            <text:p>14,2333484</text:p>
          </table:table-cell>
          <table:table-cell office:value-type="string" calcext:value-type="string">
            <text:p>Flachsköpfe, Bad Schandau, Sächsische Schweiz-Osterzgebirge, Sachsen, Deutschland</text:p>
          </table:table-cell>
          <table:table-cell office:value-type="float" office:value="251874559" calcext:value-type="float">
            <text:p>251874559</text:p>
          </table:table-cell>
          <table:table-cell table:number-columns-repeated="1636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rosinnadel ***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Brosinnadel</text:p>
          </table:table-cell>
          <table:table-cell office:value-type="string" calcext:value-type="string">
            <text:p>Affensteine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Brosinnade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rosinnadel</text:p>
          </table:table-cell>
          <table:table-cell office:value-type="float" office:value="67" calcext:value-type="float">
            <text:p>67</text:p>
          </table:table-cell>
          <table:table-cell office:value-type="float" office:value="50.9187616" calcext:value-type="float">
            <text:p>50,9187616</text:p>
          </table:table-cell>
          <table:table-cell office:value-type="float" office:value="14.2333003" calcext:value-type="float">
            <text:p>14,2333003</text:p>
          </table:table-cell>
          <table:table-cell office:value-type="string" calcext:value-type="string">
            <text:p>Brosinnadel, Bad Schandau, Sächsische Schweiz-Osterzgebirge, Sachsen, Deutschland</text:p>
          </table:table-cell>
          <table:table-cell office:value-type="float" office:value="251874479" calcext:value-type="float">
            <text:p>251874479</text:p>
          </table:table-cell>
          <table:table-cell table:number-columns-repeated="1636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mboß *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Amboß</text:p>
          </table:table-cell>
          <table:table-cell office:value-type="string" calcext:value-type="string">
            <text:p>Affensteine</text:p>
          </table:table-cell>
          <table:table-cell office:value-type="float" office:value="3501" calcext:value-type="float">
            <text:p>3501</text:p>
          </table:table-cell>
          <table:table-cell office:value-type="string" calcext:value-type="string">
            <text:p>Ambo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mboss</text:p>
          </table:table-cell>
          <table:table-cell office:value-type="float" office:value="68" calcext:value-type="float">
            <text:p>68</text:p>
          </table:table-cell>
          <table:table-cell office:value-type="float" office:value="50.9188334" calcext:value-type="float">
            <text:p>50,9188334</text:p>
          </table:table-cell>
          <table:table-cell office:value-type="float" office:value="14.2331017" calcext:value-type="float">
            <text:p>14,2331017</text:p>
          </table:table-cell>
          <table:table-cell office:value-type="string" calcext:value-type="string">
            <text:p>Amboss, Bad Schandau, Sächsische Schweiz-Osterzgebirge, Sachsen, Deutschland</text:p>
          </table:table-cell>
          <table:table-cell office:value-type="float" office:value="251874413" calcext:value-type="float">
            <text:p>251874413</text:p>
          </table:table-cell>
          <table:table-cell table:number-columns-repeated="1636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eufelsspitze **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Teufelsspitze</text:p>
          </table:table-cell>
          <table:table-cell office:value-type="string" calcext:value-type="string">
            <text:p>Affensteine</text:p>
          </table:table-cell>
          <table:table-cell office:value-type="float" office:value="3502" calcext:value-type="float">
            <text:p>3502</text:p>
          </table:table-cell>
          <table:table-cell office:value-type="string" calcext:value-type="string">
            <text:p>Teufelsspitz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eufelsspitze</text:p>
          </table:table-cell>
          <table:table-cell office:value-type="float" office:value="69" calcext:value-type="float">
            <text:p>69</text:p>
          </table:table-cell>
          <table:table-cell office:value-type="float" office:value="50.918029" calcext:value-type="float">
            <text:p>50,918029</text:p>
          </table:table-cell>
          <table:table-cell office:value-type="float" office:value="14.2344422" calcext:value-type="float">
            <text:p>14,2344422</text:p>
          </table:table-cell>
          <table:table-cell office:value-type="string" calcext:value-type="string">
            <text:p>Teufelsspitze, Bad Schandau, Sächsische Schweiz-Osterzgebirge, Sachsen, Deutschland</text:p>
          </table:table-cell>
          <table:table-cell office:value-type="float" office:value="2260819506" calcext:value-type="float">
            <text:p>2260819506</text:p>
          </table:table-cell>
          <table:table-cell table:number-columns-repeated="1636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rückentur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Brückenturm</text:p>
          </table:table-cell>
          <table:table-cell office:value-type="string" calcext:value-type="string">
            <text:p>Affensteine</text:p>
          </table:table-cell>
          <table:table-cell office:value-type="float" office:value="3503" calcext:value-type="float">
            <text:p>3503</text:p>
          </table:table-cell>
          <table:table-cell office:value-type="string" calcext:value-type="string">
            <text:p>Brückentur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rückenturm</text:p>
          </table:table-cell>
          <table:table-cell office:value-type="float" office:value="70" calcext:value-type="float">
            <text:p>70</text:p>
          </table:table-cell>
          <table:table-cell office:value-type="float" office:value="50.9177787" calcext:value-type="float">
            <text:p>50,9177787</text:p>
          </table:table-cell>
          <table:table-cell office:value-type="float" office:value="14.2351643" calcext:value-type="float">
            <text:p>14,2351643</text:p>
          </table:table-cell>
          <table:table-cell office:value-type="string" calcext:value-type="string">
            <text:p>Brückenturm, Bad Schandau, Sächsische Schweiz-Osterzgebirge, Sachsen, Deutschland</text:p>
          </table:table-cell>
          <table:table-cell office:value-type="float" office:value="2260819415" calcext:value-type="float">
            <text:p>2260819415</text:p>
          </table:table-cell>
          <table:table-cell table:number-columns-repeated="1636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Jammerspitz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Jammerspitze</text:p>
          </table:table-cell>
          <table:table-cell office:value-type="string" calcext:value-type="string">
            <text:p>Affensteine</text:p>
          </table:table-cell>
          <table:table-cell office:value-type="float" office:value="3504" calcext:value-type="float">
            <text:p>3504</text:p>
          </table:table-cell>
          <table:table-cell office:value-type="string" calcext:value-type="string">
            <text:p>Jammerspitz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Jammerspitze</text:p>
          </table:table-cell>
          <table:table-cell office:value-type="float" office:value="71" calcext:value-type="float">
            <text:p>71</text:p>
          </table:table-cell>
          <table:table-cell office:value-type="float" office:value="50.9176046" calcext:value-type="float">
            <text:p>50,9176046</text:p>
          </table:table-cell>
          <table:table-cell office:value-type="float" office:value="14.2347736" calcext:value-type="float">
            <text:p>14,2347736</text:p>
          </table:table-cell>
          <table:table-cell office:value-type="string" calcext:value-type="string">
            <text:p>Jammerspitze, Bad Schandau, Sächsische Schweiz-Osterzgebirge, Sachsen, Deutschland</text:p>
          </table:table-cell>
          <table:table-cell office:value-type="float" office:value="2274002277" calcext:value-type="float">
            <text:p>2274002277</text:p>
          </table:table-cell>
          <table:table-cell table:number-columns-repeated="1636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euchterweibchen Vorkopf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Leuchterweibchen-Vorkopf</text:p>
          </table:table-cell>
          <table:table-cell office:value-type="string" calcext:value-type="string">
            <text:p>Affensteine</text:p>
          </table:table-cell>
          <table:table-cell office:value-type="float" office:value="3505" calcext:value-type="float">
            <text:p>3505</text:p>
          </table:table-cell>
          <table:table-cell office:value-type="string" calcext:value-type="string">
            <text:p>Leuchterweibchen-Vorkopf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euchterweibchen-Vorkopf</text:p>
          </table:table-cell>
          <table:table-cell office:value-type="float" office:value="72" calcext:value-type="float">
            <text:p>72</text:p>
          </table:table-cell>
          <table:table-cell office:value-type="float" office:value="50.9176528" calcext:value-type="float">
            <text:p>50,9176528</text:p>
          </table:table-cell>
          <table:table-cell office:value-type="float" office:value="14.2340706" calcext:value-type="float">
            <text:p>14,2340706</text:p>
          </table:table-cell>
          <table:table-cell office:value-type="string" calcext:value-type="string">
            <text:p>Leuchterweibchen-Vorkopf, Bad Schandau, Sächsische Schweiz-Osterzgebirge, Sachsen, Deutschland</text:p>
          </table:table-cell>
          <table:table-cell office:value-type="float" office:value="816812915" calcext:value-type="float">
            <text:p>816812915</text:p>
          </table:table-cell>
          <table:table-cell table:number-columns-repeated="1636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orderes Leuchterweibchen 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Leuchterweibchen, Vorderes</text:p>
          </table:table-cell>
          <table:table-cell office:value-type="string" calcext:value-type="string">
            <text:p>Affensteine</text:p>
          </table:table-cell>
          <table:table-cell office:value-type="float" office:value="3506" calcext:value-type="float">
            <text:p>3506</text:p>
          </table:table-cell>
          <table:table-cell office:value-type="string" calcext:value-type="string">
            <text:p>Vorderes Leuchterweibche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Vorderes Leuchterweibchen</text:p>
          </table:table-cell>
          <table:table-cell office:value-type="float" office:value="73" calcext:value-type="float">
            <text:p>73</text:p>
          </table:table-cell>
          <table:table-cell office:value-type="float" office:value="50.917414" calcext:value-type="float">
            <text:p>50,917414</text:p>
          </table:table-cell>
          <table:table-cell office:value-type="float" office:value="14.2339445" calcext:value-type="float">
            <text:p>14,2339445</text:p>
          </table:table-cell>
          <table:table-cell office:value-type="string" calcext:value-type="string">
            <text:p>Vorderes Leuchterweibchen, Bad Schandau, Sächsische Schweiz-Osterzgebirge, Sachsen, Deutschland</text:p>
          </table:table-cell>
          <table:table-cell office:value-type="float" office:value="251875100" calcext:value-type="float">
            <text:p>251875100</text:p>
          </table:table-cell>
          <table:table-cell table:number-columns-repeated="1636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interes Leuchterweibchen 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Leuchterweibchen, Hinteres</text:p>
          </table:table-cell>
          <table:table-cell office:value-type="string" calcext:value-type="string">
            <text:p>Affensteine</text:p>
          </table:table-cell>
          <table:table-cell office:value-type="float" office:value="3507" calcext:value-type="float">
            <text:p>3507</text:p>
          </table:table-cell>
          <table:table-cell office:value-type="string" calcext:value-type="string">
            <text:p>Hinteres Leuchterweibche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interes Leuchterweibchen</text:p>
          </table:table-cell>
          <table:table-cell office:value-type="float" office:value="74" calcext:value-type="float">
            <text:p>74</text:p>
          </table:table-cell>
          <table:table-cell office:value-type="float" office:value="50.917164" calcext:value-type="float">
            <text:p>50,917164</text:p>
          </table:table-cell>
          <table:table-cell office:value-type="float" office:value="14.233928" calcext:value-type="float">
            <text:p>14,233928</text:p>
          </table:table-cell>
          <table:table-cell office:value-type="string" calcext:value-type="string">
            <text:p>Hinteres Leuchterweibchen, Bad Schandau, Sächsische Schweiz-Osterzgebirge, Sachsen, Deutschland</text:p>
          </table:table-cell>
          <table:table-cell office:value-type="float" office:value="251874675" calcext:value-type="float">
            <text:p>251874675</text:p>
          </table:table-cell>
          <table:table-cell table:number-columns-repeated="1636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eteran 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Veteran</text:p>
          </table:table-cell>
          <table:table-cell office:value-type="string" calcext:value-type="string">
            <text:p>Affensteine</text:p>
          </table:table-cell>
          <table:table-cell office:value-type="float" office:value="3508" calcext:value-type="float">
            <text:p>3508</text:p>
          </table:table-cell>
          <table:table-cell office:value-type="string" calcext:value-type="string">
            <text:p>Vetera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Veteran</text:p>
          </table:table-cell>
          <table:table-cell office:value-type="float" office:value="75" calcext:value-type="float">
            <text:p>75</text:p>
          </table:table-cell>
          <table:table-cell office:value-type="float" office:value="50.917331" calcext:value-type="float">
            <text:p>50,917331</text:p>
          </table:table-cell>
          <table:table-cell office:value-type="float" office:value="14.235982" calcext:value-type="float">
            <text:p>14,235982</text:p>
          </table:table-cell>
          <table:table-cell office:value-type="string" calcext:value-type="string">
            <text:p>Veteran, Bad Schandau, Sächsische Schweiz-Osterzgebirge, Sachsen, Deutschland</text:p>
          </table:table-cell>
          <table:table-cell office:value-type="float" office:value="2260819515" calcext:value-type="float">
            <text:p>2260819515</text:p>
          </table:table-cell>
          <table:table-cell table:number-columns-repeated="1636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ämon 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Affensteine</text:p>
          </table:table-cell>
          <table:table-cell office:value-type="float" office:value="3509" calcext:value-type="float">
            <text:p>3509</text:p>
          </table:table-cell>
          <table:table-cell office:value-type="string" calcext:value-type="string">
            <text:p>Dämo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ämon</text:p>
          </table:table-cell>
          <table:table-cell office:value-type="float" office:value="76" calcext:value-type="float">
            <text:p>76</text:p>
          </table:table-cell>
          <table:table-cell office:value-type="float" office:value="50.91769" calcext:value-type="float">
            <text:p>50,91769</text:p>
          </table:table-cell>
          <table:table-cell office:value-type="float" office:value="14.235834" calcext:value-type="float">
            <text:p>14,235834</text:p>
          </table:table-cell>
          <table:table-cell office:value-type="string" calcext:value-type="string">
            <text:p>Dämon, Bad Schandau, Sächsische Schweiz-Osterzgebirge, Sachsen, Deutschland</text:p>
          </table:table-cell>
          <table:table-cell office:value-type="float" office:value="2260819425" calcext:value-type="float">
            <text:p>2260819425</text:p>
          </table:table-cell>
          <table:table-cell table:number-columns-repeated="1636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ota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Wotan</text:p>
          </table:table-cell>
          <table:table-cell office:value-type="string" calcext:value-type="string">
            <text:p>Affensteine</text:p>
          </table:table-cell>
          <table:table-cell office:value-type="float" office:value="3552" calcext:value-type="float">
            <text:p>3552</text:p>
          </table:table-cell>
          <table:table-cell office:value-type="string" calcext:value-type="string">
            <text:p>Wota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otan</text:p>
          </table:table-cell>
          <table:table-cell office:value-type="float" office:value="77" calcext:value-type="float">
            <text:p>77</text:p>
          </table:table-cell>
          <table:table-cell office:value-type="float" office:value="50.917791" calcext:value-type="float">
            <text:p>50,917791</text:p>
          </table:table-cell>
          <table:table-cell office:value-type="float" office:value="14.235737" calcext:value-type="float">
            <text:p>14,235737</text:p>
          </table:table-cell>
          <table:table-cell office:value-type="string" calcext:value-type="string">
            <text:p>Wotan, Bad Schandau, Sächsische Schweiz-Osterzgebirge, Sachsen, Deutschland</text:p>
          </table:table-cell>
          <table:table-cell office:value-type="float" office:value="2260819533" calcext:value-type="float">
            <text:p>2260819533</text:p>
          </table:table-cell>
          <table:table-cell table:number-columns-repeated="1636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ipfelbubenkopf 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Gipfelbubenkopf</text:p>
          </table:table-cell>
          <table:table-cell office:value-type="string" calcext:value-type="string">
            <text:p>Affensteine</text:p>
          </table:table-cell>
          <table:table-cell office:value-type="float" office:value="3510" calcext:value-type="float">
            <text:p>3510</text:p>
          </table:table-cell>
          <table:table-cell office:value-type="string" calcext:value-type="string">
            <text:p>Gipfelbubenkopf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ipfelbubenkopf</text:p>
          </table:table-cell>
          <table:table-cell office:value-type="float" office:value="78" calcext:value-type="float">
            <text:p>78</text:p>
          </table:table-cell>
          <table:table-cell office:value-type="float" office:value="50.917913" calcext:value-type="float">
            <text:p>50,917913</text:p>
          </table:table-cell>
          <table:table-cell office:value-type="float" office:value="14.235761" calcext:value-type="float">
            <text:p>14,235761</text:p>
          </table:table-cell>
          <table:table-cell office:value-type="string" calcext:value-type="string">
            <text:p>Gipfelbubenkopf, Bad Schandau, Sächsische Schweiz-Osterzgebirge, Sachsen, Deutschland</text:p>
          </table:table-cell>
          <table:table-cell office:value-type="float" office:value="2260819437" calcext:value-type="float">
            <text:p>2260819437</text:p>
          </table:table-cell>
          <table:table-cell table:number-columns-repeated="1636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Bauerlochturm 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Bauerlochturm</text:p>
          </table:table-cell>
          <table:table-cell office:value-type="string" calcext:value-type="string">
            <text:p>Affensteine</text:p>
          </table:table-cell>
          <table:table-cell office:value-type="float" office:value="3511" calcext:value-type="float">
            <text:p>3511</text:p>
          </table:table-cell>
          <table:table-cell office:value-type="string" calcext:value-type="string">
            <text:p>Bauerlochtur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auerlochturm</text:p>
          </table:table-cell>
          <table:table-cell office:value-type="float" office:value="79" calcext:value-type="float">
            <text:p>79</text:p>
          </table:table-cell>
          <table:table-cell office:value-type="float" office:value="50.9182887" calcext:value-type="float">
            <text:p>50,9182887</text:p>
          </table:table-cell>
          <table:table-cell office:value-type="float" office:value="14.2357175" calcext:value-type="float">
            <text:p>14,2357175</text:p>
          </table:table-cell>
          <table:table-cell office:value-type="string" calcext:value-type="string">
            <text:p>Bauerlochturm, Bad Schandau, Sächsische Schweiz-Osterzgebirge, Sachsen, Deutschland</text:p>
          </table:table-cell>
          <table:table-cell office:value-type="float" office:value="251874480" calcext:value-type="float">
            <text:p>251874480</text:p>
          </table:table-cell>
          <table:table-cell table:number-columns-repeated="1636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onnengärtner **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Nonnengärtner</text:p>
          </table:table-cell>
          <table:table-cell office:value-type="string" calcext:value-type="string">
            <text:p>Affensteine</text:p>
          </table:table-cell>
          <table:table-cell office:value-type="float" office:value="3512" calcext:value-type="float">
            <text:p>3512</text:p>
          </table:table-cell>
          <table:table-cell office:value-type="string" calcext:value-type="string">
            <text:p>Nonnengärtn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onnengärtner</text:p>
          </table:table-cell>
          <table:table-cell office:value-type="float" office:value="80" calcext:value-type="float">
            <text:p>80</text:p>
          </table:table-cell>
          <table:table-cell office:value-type="float" office:value="50.9191457" calcext:value-type="float">
            <text:p>50,9191457</text:p>
          </table:table-cell>
          <table:table-cell office:value-type="float" office:value="14.2354909" calcext:value-type="float">
            <text:p>14,2354909</text:p>
          </table:table-cell>
          <table:table-cell office:value-type="string" calcext:value-type="string">
            <text:p>Nonnengärtner, Bad Schandau, Sächsische Schweiz-Osterzgebirge, Sachsen, Deutschland</text:p>
          </table:table-cell>
          <table:table-cell office:value-type="float" office:value="2274002324" calcext:value-type="float">
            <text:p>2274002324</text:p>
          </table:table-cell>
          <table:table-cell table:number-columns-repeated="1636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loßstock ***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Bloszstock</text:p>
          </table:table-cell>
          <table:table-cell office:value-type="string" calcext:value-type="string">
            <text:p>Affensteine</text:p>
          </table:table-cell>
          <table:table-cell office:value-type="float" office:value="3513" calcext:value-type="float">
            <text:p>3513</text:p>
          </table:table-cell>
          <table:table-cell office:value-type="string" calcext:value-type="string">
            <text:p>Bloßstock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loßstock</text:p>
          </table:table-cell>
          <table:table-cell office:value-type="float" office:value="81" calcext:value-type="float">
            <text:p>81</text:p>
          </table:table-cell>
          <table:table-cell office:value-type="float" office:value="50.9200151" calcext:value-type="float">
            <text:p>50,9200151</text:p>
          </table:table-cell>
          <table:table-cell office:value-type="float" office:value="14.2359648" calcext:value-type="float">
            <text:p>14,2359648</text:p>
          </table:table-cell>
          <table:table-cell office:value-type="string" calcext:value-type="string">
            <text:p>Bloßstock, Königsweg, Bad Schandau, Sächsische Schweiz-Osterzgebirge, Sachsen, 01814, Deutschland</text:p>
          </table:table-cell>
          <table:table-cell office:value-type="float" office:value="251874474" calcext:value-type="float">
            <text:p>251874474</text:p>
          </table:table-cell>
          <table:table-cell table:number-columns-repeated="1636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Kreuzturm ***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Kreuzturm</text:p>
          </table:table-cell>
          <table:table-cell office:value-type="string" calcext:value-type="string">
            <text:p>Affensteine</text:p>
          </table:table-cell>
          <table:table-cell office:value-type="float" office:value="3514" calcext:value-type="float">
            <text:p>3514</text:p>
          </table:table-cell>
          <table:table-cell office:value-type="string" calcext:value-type="string">
            <text:p>Kreuztur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Kreuzturm</text:p>
          </table:table-cell>
          <table:table-cell office:value-type="float" office:value="82" calcext:value-type="float">
            <text:p>82</text:p>
          </table:table-cell>
          <table:table-cell office:value-type="float" office:value="50.9197593" calcext:value-type="float">
            <text:p>50,9197593</text:p>
          </table:table-cell>
          <table:table-cell office:value-type="float" office:value="14.2358483" calcext:value-type="float">
            <text:p>14,2358483</text:p>
          </table:table-cell>
          <table:table-cell office:value-type="string" calcext:value-type="string">
            <text:p>Kreuzturm, Bad Schandau, Sächsische Schweiz-Osterzgebirge, Sachsen, Deutschland</text:p>
          </table:table-cell>
          <table:table-cell office:value-type="float" office:value="251874800" calcext:value-type="float">
            <text:p>251874800</text:p>
          </table:table-cell>
          <table:table-cell table:number-columns-repeated="1636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orsche Zinne **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Morsche Zinne</text:p>
          </table:table-cell>
          <table:table-cell office:value-type="string" calcext:value-type="string">
            <text:p>Affensteine</text:p>
          </table:table-cell>
          <table:table-cell office:value-type="float" office:value="3515" calcext:value-type="float">
            <text:p>3515</text:p>
          </table:table-cell>
          <table:table-cell office:value-type="string" calcext:value-type="string">
            <text:p>Morsche Zinn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orsche Zinne</text:p>
          </table:table-cell>
          <table:table-cell office:value-type="float" office:value="83" calcext:value-type="float">
            <text:p>83</text:p>
          </table:table-cell>
          <table:table-cell office:value-type="float" office:value="50.9195778" calcext:value-type="float">
            <text:p>50,9195778</text:p>
          </table:table-cell>
          <table:table-cell office:value-type="float" office:value="14.2359959" calcext:value-type="float">
            <text:p>14,2359959</text:p>
          </table:table-cell>
          <table:table-cell office:value-type="string" calcext:value-type="string">
            <text:p>Morsche Zinne, Bad Schandau, Sächsische Schweiz-Osterzgebirge, Sachsen, Deutschland</text:p>
          </table:table-cell>
          <table:table-cell office:value-type="float" office:value="816812908" calcext:value-type="float">
            <text:p>816812908</text:p>
          </table:table-cell>
          <table:table-cell table:number-columns-repeated="1636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alsche Zinn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Falsche Zinne</text:p>
          </table:table-cell>
          <table:table-cell office:value-type="string" calcext:value-type="string">
            <text:p>Affensteine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Falsche Zinn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Falsche Zinne</text:p>
          </table:table-cell>
          <table:table-cell office:value-type="float" office:value="84" calcext:value-type="float">
            <text:p>84</text:p>
          </table:table-cell>
          <table:table-cell office:value-type="float" office:value="50.9195153" calcext:value-type="float">
            <text:p>50,9195153</text:p>
          </table:table-cell>
          <table:table-cell office:value-type="float" office:value="14.2360304" calcext:value-type="float">
            <text:p>14,2360304</text:p>
          </table:table-cell>
          <table:table-cell office:value-type="string" calcext:value-type="string">
            <text:p>Falsche Zinne, Bad Schandau, Sächsische Schweiz-Osterzgebirge, Sachsen, Deutschland</text:p>
          </table:table-cell>
          <table:table-cell office:value-type="float" office:value="1965066385" calcext:value-type="float">
            <text:p>1965066385</text:p>
          </table:table-cell>
          <table:table-cell table:number-columns-repeated="1636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Klosterwächt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Klosterwächter</text:p>
          </table:table-cell>
          <table:table-cell office:value-type="string" calcext:value-type="string">
            <text:p>Affensteine</text:p>
          </table:table-cell>
          <table:table-cell office:value-type="float" office:value="3517" calcext:value-type="float">
            <text:p>3517</text:p>
          </table:table-cell>
          <table:table-cell office:value-type="string" calcext:value-type="string">
            <text:p>Klosterwäch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Klosterwächter</text:p>
          </table:table-cell>
          <table:table-cell office:value-type="float" office:value="85" calcext:value-type="float">
            <text:p>85</text:p>
          </table:table-cell>
          <table:table-cell office:value-type="float" office:value="50.9188097" calcext:value-type="float">
            <text:p>50,9188097</text:p>
          </table:table-cell>
          <table:table-cell office:value-type="float" office:value="14.2364365" calcext:value-type="float">
            <text:p>14,2364365</text:p>
          </table:table-cell>
          <table:table-cell office:value-type="string" calcext:value-type="string">
            <text:p>Klosterwächter, Bad Schandau, Sächsische Schweiz-Osterzgebirge, Sachsen, Deutschland</text:p>
          </table:table-cell>
          <table:table-cell office:value-type="float" office:value="251874814" calcext:value-type="float">
            <text:p>251874814</text:p>
          </table:table-cell>
          <table:table-cell table:number-columns-repeated="1636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Nordster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Nordstern</text:p>
          </table:table-cell>
          <table:table-cell office:value-type="string" calcext:value-type="string">
            <text:p>Affensteine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Nordster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rdstern</text:p>
          </table:table-cell>
          <table:table-cell office:value-type="float" office:value="86" calcext:value-type="float">
            <text:p>86</text:p>
          </table:table-cell>
          <table:table-cell office:value-type="float" office:value="50.9183618" calcext:value-type="float">
            <text:p>50,9183618</text:p>
          </table:table-cell>
          <table:table-cell office:value-type="float" office:value="14.2362894" calcext:value-type="float">
            <text:p>14,2362894</text:p>
          </table:table-cell>
          <table:table-cell office:value-type="string" calcext:value-type="string">
            <text:p>Nordstern, Bad Schandau, Sächsische Schweiz-Osterzgebirge, Sachsen, Deutschland</text:p>
          </table:table-cell>
          <table:table-cell office:value-type="float" office:value="2260819474" calcext:value-type="float">
            <text:p>2260819474</text:p>
          </table:table-cell>
          <table:table-cell table:number-columns-repeated="1636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ffenhor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Affenhorn</text:p>
          </table:table-cell>
          <table:table-cell office:value-type="string" calcext:value-type="string">
            <text:p>Affensteine</text:p>
          </table:table-cell>
          <table:table-cell office:value-type="float" office:value="3518" calcext:value-type="float">
            <text:p>3518</text:p>
          </table:table-cell>
          <table:table-cell office:value-type="string" calcext:value-type="string">
            <text:p>Affenhor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ffenhorn</text:p>
          </table:table-cell>
          <table:table-cell office:value-type="float" office:value="87" calcext:value-type="float">
            <text:p>87</text:p>
          </table:table-cell>
          <table:table-cell office:value-type="float" office:value="50.917892" calcext:value-type="float">
            <text:p>50,917892</text:p>
          </table:table-cell>
          <table:table-cell office:value-type="float" office:value="14.237452" calcext:value-type="float">
            <text:p>14,237452</text:p>
          </table:table-cell>
          <table:table-cell office:value-type="string" calcext:value-type="string">
            <text:p>Affenhorn, Bad Schandau, Sächsische Schweiz-Osterzgebirge, Sachsen, Deutschland</text:p>
          </table:table-cell>
          <table:table-cell office:value-type="float" office:value="251874407" calcext:value-type="float">
            <text:p>251874407</text:p>
          </table:table-cell>
          <table:table-cell table:number-columns-repeated="1636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Knochentur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Knochenturm</text:p>
          </table:table-cell>
          <table:table-cell office:value-type="string" calcext:value-type="string">
            <text:p>Affensteine</text:p>
          </table:table-cell>
          <table:table-cell office:value-type="float" office:value="3519" calcext:value-type="float">
            <text:p>3519</text:p>
          </table:table-cell>
          <table:table-cell office:value-type="string" calcext:value-type="string">
            <text:p>Knochentur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nochenturm</text:p>
          </table:table-cell>
          <table:table-cell office:value-type="float" office:value="88" calcext:value-type="float">
            <text:p>88</text:p>
          </table:table-cell>
          <table:table-cell office:value-type="float" office:value="50.9174845" calcext:value-type="float">
            <text:p>50,9174845</text:p>
          </table:table-cell>
          <table:table-cell office:value-type="float" office:value="14.237704" calcext:value-type="float">
            <text:p>14,237704</text:p>
          </table:table-cell>
          <table:table-cell office:value-type="string" calcext:value-type="string">
            <text:p>Knochenturm, Bad Schandau, Sächsische Schweiz-Osterzgebirge, Sachsen, Deutschland</text:p>
          </table:table-cell>
          <table:table-cell office:value-type="float" office:value="251874793" calcext:value-type="float">
            <text:p>251874793</text:p>
          </table:table-cell>
          <table:table-cell table:number-columns-repeated="1636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Wolfsturm **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Wolfsturm</text:p>
          </table:table-cell>
          <table:table-cell office:value-type="string" calcext:value-type="string">
            <text:p>Affensteine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Wolfstur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olfsturm</text:p>
          </table:table-cell>
          <table:table-cell office:value-type="float" office:value="89" calcext:value-type="float">
            <text:p>89</text:p>
          </table:table-cell>
          <table:table-cell office:value-type="float" office:value="50.9166317" calcext:value-type="float">
            <text:p>50,9166317</text:p>
          </table:table-cell>
          <table:table-cell office:value-type="float" office:value="14.2386115" calcext:value-type="float">
            <text:p>14,2386115</text:p>
          </table:table-cell>
          <table:table-cell office:value-type="string" calcext:value-type="string">
            <text:p>Wolfsturm, Bad Schandau, Sächsische Schweiz-Osterzgebirge, Sachsen, Deutschland</text:p>
          </table:table-cell>
          <table:table-cell office:value-type="float" office:value="251875169" calcext:value-type="float">
            <text:p>251875169</text:p>
          </table:table-cell>
          <table:table-cell table:number-columns-repeated="1636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olfsnadel *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Wolfsnadel</text:p>
          </table:table-cell>
          <table:table-cell office:value-type="string" calcext:value-type="string">
            <text:p>Affensteine</text:p>
          </table:table-cell>
          <table:table-cell office:value-type="float" office:value="3521" calcext:value-type="float">
            <text:p>3521</text:p>
          </table:table-cell>
          <table:table-cell office:value-type="string" calcext:value-type="string">
            <text:p>Wolfsnade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olfsnadel</text:p>
          </table:table-cell>
          <table:table-cell office:value-type="float" office:value="90" calcext:value-type="float">
            <text:p>90</text:p>
          </table:table-cell>
          <table:table-cell office:value-type="float" office:value="50.9165601" calcext:value-type="float">
            <text:p>50,9165601</text:p>
          </table:table-cell>
          <table:table-cell office:value-type="float" office:value="14.2385156" calcext:value-type="float">
            <text:p>14,2385156</text:p>
          </table:table-cell>
          <table:table-cell office:value-type="string" calcext:value-type="string">
            <text:p>Wolfsnadel, Bad Schandau, Sächsische Schweiz-Osterzgebirge, Sachsen, Deutschland</text:p>
          </table:table-cell>
          <table:table-cell office:value-type="float" office:value="1445522945" calcext:value-type="float">
            <text:p>1445522945</text:p>
          </table:table-cell>
          <table:table-cell table:number-columns-repeated="1636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Backzah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Backzahn</text:p>
          </table:table-cell>
          <table:table-cell office:value-type="string" calcext:value-type="string">
            <text:p>Affensteine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Backzah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ackzahn</text:p>
          </table:table-cell>
          <table:table-cell office:value-type="float" office:value="91" calcext:value-type="float">
            <text:p>91</text:p>
          </table:table-cell>
          <table:table-cell office:value-type="float" office:value="50.9161836" calcext:value-type="float">
            <text:p>50,9161836</text:p>
          </table:table-cell>
          <table:table-cell office:value-type="float" office:value="14.2380224" calcext:value-type="float">
            <text:p>14,2380224</text:p>
          </table:table-cell>
          <table:table-cell office:value-type="string" calcext:value-type="string">
            <text:p>Backzahn, Bad Schandau, Sächsische Schweiz-Osterzgebirge, Sachsen, Deutschland</text:p>
          </table:table-cell>
          <table:table-cell office:value-type="float" office:value="251874436" calcext:value-type="float">
            <text:p>251874436</text:p>
          </table:table-cell>
          <table:table-cell table:number-columns-repeated="1636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ffenstein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Affenstein</text:p>
          </table:table-cell>
          <table:table-cell office:value-type="string" calcext:value-type="string">
            <text:p>Affensteine</text:p>
          </table:table-cell>
          <table:table-cell office:value-type="float" office:value="3523" calcext:value-type="float">
            <text:p>3523</text:p>
          </table:table-cell>
          <table:table-cell office:value-type="string" calcext:value-type="string">
            <text:p>Affenstei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ffenstein</text:p>
          </table:table-cell>
          <table:table-cell office:value-type="float" office:value="92" calcext:value-type="float">
            <text:p>92</text:p>
          </table:table-cell>
          <table:table-cell office:value-type="float" office:value="50.916001" calcext:value-type="float">
            <text:p>50,916001</text:p>
          </table:table-cell>
          <table:table-cell office:value-type="float" office:value="14.238848" calcext:value-type="float">
            <text:p>14,238848</text:p>
          </table:table-cell>
          <table:table-cell office:value-type="string" calcext:value-type="string">
            <text:p>Affenstein, Bad Schandau, Sächsische Schweiz-Osterzgebirge, Sachsen, Deutschland</text:p>
          </table:table-cell>
          <table:table-cell office:value-type="float" office:value="2260819398" calcext:value-type="float">
            <text:p>2260819398</text:p>
          </table:table-cell>
          <table:table-cell table:number-columns-repeated="1636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Wolfsspitze **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Wolfsspitze</text:p>
          </table:table-cell>
          <table:table-cell office:value-type="string" calcext:value-type="string">
            <text:p>Affensteine</text:p>
          </table:table-cell>
          <table:table-cell office:value-type="float" office:value="3524" calcext:value-type="float">
            <text:p>3524</text:p>
          </table:table-cell>
          <table:table-cell office:value-type="string" calcext:value-type="string">
            <text:p>Wolfsspitz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olfsspitze</text:p>
          </table:table-cell>
          <table:table-cell office:value-type="float" office:value="93" calcext:value-type="float">
            <text:p>93</text:p>
          </table:table-cell>
          <table:table-cell office:value-type="float" office:value="50.9147468" calcext:value-type="float">
            <text:p>50,9147468</text:p>
          </table:table-cell>
          <table:table-cell office:value-type="float" office:value="14.2392567" calcext:value-type="float">
            <text:p>14,2392567</text:p>
          </table:table-cell>
          <table:table-cell office:value-type="string" calcext:value-type="string">
            <text:p>Wolfsspitze, Bad Schandau, Sächsische Schweiz-Osterzgebirge, Sachsen, Deutschland</text:p>
          </table:table-cell>
          <table:table-cell office:value-type="float" office:value="251875171" calcext:value-type="float">
            <text:p>251875171</text:p>
          </table:table-cell>
          <table:table-cell table:number-columns-repeated="1636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Wolfsfalle **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Wolfsfalle</text:p>
          </table:table-cell>
          <table:table-cell office:value-type="string" calcext:value-type="string">
            <text:p>Affensteine</text:p>
          </table:table-cell>
          <table:table-cell office:value-type="float" office:value="3525" calcext:value-type="float">
            <text:p>3525</text:p>
          </table:table-cell>
          <table:table-cell office:value-type="string" calcext:value-type="string">
            <text:p>Wolfsfall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lfsfalle</text:p>
          </table:table-cell>
          <table:table-cell office:value-type="float" office:value="94" calcext:value-type="float">
            <text:p>94</text:p>
          </table:table-cell>
          <table:table-cell office:value-type="float" office:value="50.9146929" calcext:value-type="float">
            <text:p>50,9146929</text:p>
          </table:table-cell>
          <table:table-cell office:value-type="float" office:value="14.2391249" calcext:value-type="float">
            <text:p>14,2391249</text:p>
          </table:table-cell>
          <table:table-cell office:value-type="string" calcext:value-type="string">
            <text:p>Wolfsfalle, Bad Schandau, Sächsische Schweiz-Osterzgebirge, Sachsen, Deutschland</text:p>
          </table:table-cell>
          <table:table-cell office:value-type="float" office:value="1746331292" calcext:value-type="float">
            <text:p>1746331292</text:p>
          </table:table-cell>
          <table:table-cell table:number-columns-repeated="1636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amshornspitz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Gamshornspitze</text:p>
          </table:table-cell>
          <table:table-cell office:value-type="string" calcext:value-type="string">
            <text:p>Affensteine</text:p>
          </table:table-cell>
          <table:table-cell office:value-type="float" office:value="3526" calcext:value-type="float">
            <text:p>3526</text:p>
          </table:table-cell>
          <table:table-cell office:value-type="string" calcext:value-type="string">
            <text:p>Gamshornspitz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Gamshornspitze</text:p>
          </table:table-cell>
          <table:table-cell office:value-type="float" office:value="95" calcext:value-type="float">
            <text:p>95</text:p>
          </table:table-cell>
          <table:table-cell office:value-type="float" office:value="50.913739" calcext:value-type="float">
            <text:p>50,913739</text:p>
          </table:table-cell>
          <table:table-cell office:value-type="float" office:value="14.2402333" calcext:value-type="float">
            <text:p>14,2402333</text:p>
          </table:table-cell>
          <table:table-cell office:value-type="string" calcext:value-type="string">
            <text:p>Gamshornspitze, Bad Schandau, Sächsische Schweiz-Osterzgebirge, Sachsen, Deutschland</text:p>
          </table:table-cell>
          <table:table-cell office:value-type="float" office:value="1930903189" calcext:value-type="float">
            <text:p>1930903189</text:p>
          </table:table-cell>
          <table:table-cell table:number-columns-repeated="1636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entzscheltur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Hentzschelturm</text:p>
          </table:table-cell>
          <table:table-cell office:value-type="string" calcext:value-type="string">
            <text:p>Affensteine</text:p>
          </table:table-cell>
          <table:table-cell office:value-type="float" office:value="3527" calcext:value-type="float">
            <text:p>3527</text:p>
          </table:table-cell>
          <table:table-cell office:value-type="string" calcext:value-type="string">
            <text:p>Hentzscheltur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entzschelturm</text:p>
          </table:table-cell>
          <table:table-cell office:value-type="float" office:value="96" calcext:value-type="float">
            <text:p>96</text:p>
          </table:table-cell>
          <table:table-cell office:value-type="float" office:value="50.9136728" calcext:value-type="float">
            <text:p>50,9136728</text:p>
          </table:table-cell>
          <table:table-cell office:value-type="float" office:value="14.2400922" calcext:value-type="float">
            <text:p>14,2400922</text:p>
          </table:table-cell>
          <table:table-cell office:value-type="string" calcext:value-type="string">
            <text:p>Hentzschelturm, Bad Schandau, Sächsische Schweiz-Osterzgebirge, Sachsen, Deutschland</text:p>
          </table:table-cell>
          <table:table-cell office:value-type="float" office:value="251874655" calcext:value-type="float">
            <text:p>251874655</text:p>
          </table:table-cell>
          <table:table-cell table:number-columns-repeated="1636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amshornwächt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Gamshornwächter</text:p>
          </table:table-cell>
          <table:table-cell office:value-type="string" calcext:value-type="string">
            <text:p>Affensteine</text:p>
          </table:table-cell>
          <table:table-cell office:value-type="float" office:value="3528" calcext:value-type="float">
            <text:p>3528</text:p>
          </table:table-cell>
          <table:table-cell office:value-type="string" calcext:value-type="string">
            <text:p>Gamshornwäch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Gamshornwächter</text:p>
          </table:table-cell>
          <table:table-cell office:value-type="float" office:value="97" calcext:value-type="float">
            <text:p>97</text:p>
          </table:table-cell>
          <table:table-cell office:value-type="float" office:value="50.912076" calcext:value-type="float">
            <text:p>50,912076</text:p>
          </table:table-cell>
          <table:table-cell office:value-type="float" office:value="14.2402217" calcext:value-type="float">
            <text:p>14,2402217</text:p>
          </table:table-cell>
          <table:table-cell office:value-type="string" calcext:value-type="string">
            <text:p>Gamshornwächter, Bad Schandau, Sächsische Schweiz-Osterzgebirge, Sachsen, Deutschland</text:p>
          </table:table-cell>
          <table:table-cell office:value-type="float" office:value="2260819436" calcext:value-type="float">
            <text:p>2260819436</text:p>
          </table:table-cell>
          <table:table-cell table:number-columns-repeated="1636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atanskopf *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Satanskopf</text:p>
          </table:table-cell>
          <table:table-cell office:value-type="string" calcext:value-type="string">
            <text:p>Affensteine</text:p>
          </table:table-cell>
          <table:table-cell office:value-type="float" office:value="3529" calcext:value-type="float">
            <text:p>3529</text:p>
          </table:table-cell>
          <table:table-cell office:value-type="string" calcext:value-type="string">
            <text:p>Satanskopf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tanskopf</text:p>
          </table:table-cell>
          <table:table-cell office:value-type="float" office:value="98" calcext:value-type="float">
            <text:p>98</text:p>
          </table:table-cell>
          <table:table-cell office:value-type="float" office:value="50.9128156" calcext:value-type="float">
            <text:p>50,9128156</text:p>
          </table:table-cell>
          <table:table-cell office:value-type="float" office:value="14.2416288" calcext:value-type="float">
            <text:p>14,2416288</text:p>
          </table:table-cell>
          <table:table-cell office:value-type="string" calcext:value-type="string">
            <text:p>Satanskopf, Bad Schandau, Sächsische Schweiz-Osterzgebirge, Sachsen, Deutschland</text:p>
          </table:table-cell>
          <table:table-cell office:value-type="float" office:value="251874972" calcext:value-type="float">
            <text:p>251874972</text:p>
          </table:table-cell>
          <table:table-cell table:number-columns-repeated="1636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urm der Freundschaf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Turm der Freundschaft</text:p>
          </table:table-cell>
          <table:table-cell office:value-type="string" calcext:value-type="string">
            <text:p>Affensteine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Turm der Freundschaft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urm der Freundschaft</text:p>
          </table:table-cell>
          <table:table-cell office:value-type="float" office:value="99" calcext:value-type="float">
            <text:p>99</text:p>
          </table:table-cell>
          <table:table-cell office:value-type="float" office:value="50.913071" calcext:value-type="float">
            <text:p>50,913071</text:p>
          </table:table-cell>
          <table:table-cell office:value-type="float" office:value="14.2425692" calcext:value-type="float">
            <text:p>14,2425692</text:p>
          </table:table-cell>
          <table:table-cell office:value-type="string" calcext:value-type="string">
            <text:p>Turm der Freundschaft, Bad Schandau, Sächsische Schweiz-Osterzgebirge, Sachsen, Deutschland</text:p>
          </table:table-cell>
          <table:table-cell office:value-type="float" office:value="251875094" calcext:value-type="float">
            <text:p>251875094</text:p>
          </table:table-cell>
          <table:table-cell table:number-columns-repeated="1636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reenhor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Greenhorn</text:p>
          </table:table-cell>
          <table:table-cell office:value-type="string" calcext:value-type="string">
            <text:p>Affensteine</text:p>
          </table:table-cell>
          <table:table-cell office:value-type="float" office:value="3531" calcext:value-type="float">
            <text:p>3531</text:p>
          </table:table-cell>
          <table:table-cell office:value-type="string" calcext:value-type="string">
            <text:p>Greenhor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reenhorn</text:p>
          </table:table-cell>
          <table:table-cell office:value-type="float" office:value="100" calcext:value-type="float">
            <text:p>100</text:p>
          </table:table-cell>
          <table:table-cell office:value-type="float" office:value="50.9126446" calcext:value-type="float">
            <text:p>50,9126446</text:p>
          </table:table-cell>
          <table:table-cell office:value-type="float" office:value="14.2434508" calcext:value-type="float">
            <text:p>14,2434508</text:p>
          </table:table-cell>
          <table:table-cell office:value-type="string" calcext:value-type="string">
            <text:p>Greenhorn, Bad Schandau, Sächsische Schweiz-Osterzgebirge, Sachsen, Deutschland</text:p>
          </table:table-cell>
          <table:table-cell office:value-type="float" office:value="2274002255" calcext:value-type="float">
            <text:p>2274002255</text:p>
          </table:table-cell>
          <table:table-cell table:number-columns-repeated="1636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eidelbeertur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Heidelbeerturm</text:p>
          </table:table-cell>
          <table:table-cell office:value-type="string" calcext:value-type="string">
            <text:p>Affensteine</text:p>
          </table:table-cell>
          <table:table-cell office:value-type="float" office:value="3532" calcext:value-type="float">
            <text:p>3532</text:p>
          </table:table-cell>
          <table:table-cell office:value-type="string" calcext:value-type="string">
            <text:p>Heidelbeertur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eidelbeerturm</text:p>
          </table:table-cell>
          <table:table-cell office:value-type="float" office:value="101" calcext:value-type="float">
            <text:p>101</text:p>
          </table:table-cell>
          <table:table-cell office:value-type="float" office:value="50.9126577" calcext:value-type="float">
            <text:p>50,9126577</text:p>
          </table:table-cell>
          <table:table-cell office:value-type="float" office:value="14.2436395" calcext:value-type="float">
            <text:p>14,2436395</text:p>
          </table:table-cell>
          <table:table-cell office:value-type="string" calcext:value-type="string">
            <text:p>Heidelbeerturm, Bad Schandau, Sächsische Schweiz-Osterzgebirge, Sachsen, Deutschland</text:p>
          </table:table-cell>
          <table:table-cell office:value-type="float" office:value="2260819448" calcext:value-type="float">
            <text:p>2260819448</text:p>
          </table:table-cell>
          <table:table-cell table:number-columns-repeated="1636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Verwitterter Tur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Verwitterter Turm</text:p>
          </table:table-cell>
          <table:table-cell office:value-type="string" calcext:value-type="string">
            <text:p>Affensteine</text:p>
          </table:table-cell>
          <table:table-cell office:value-type="float" office:value="3533" calcext:value-type="float">
            <text:p>3533</text:p>
          </table:table-cell>
          <table:table-cell office:value-type="string" calcext:value-type="string">
            <text:p>Verwitterter Tur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Verwitterter Turm</text:p>
          </table:table-cell>
          <table:table-cell office:value-type="float" office:value="102" calcext:value-type="float">
            <text:p>102</text:p>
          </table:table-cell>
          <table:table-cell office:value-type="float" office:value="50.9109613" calcext:value-type="float">
            <text:p>50,9109613</text:p>
          </table:table-cell>
          <table:table-cell office:value-type="float" office:value="14.2441539" calcext:value-type="float">
            <text:p>14,2441539</text:p>
          </table:table-cell>
          <table:table-cell office:value-type="string" calcext:value-type="string">
            <text:p>Verwitterter Turm, Bad Schandau, Sächsische Schweiz-Osterzgebirge, Sachsen, Deutschland</text:p>
          </table:table-cell>
          <table:table-cell office:value-type="float" office:value="2274002451" calcext:value-type="float">
            <text:p>2274002451</text:p>
          </table:table-cell>
          <table:table-cell table:number-columns-repeated="1636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Kleiner Amboß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Amboß, Kleiner</text:p>
          </table:table-cell>
          <table:table-cell office:value-type="string" calcext:value-type="string">
            <text:p>Affensteine</text:p>
          </table:table-cell>
          <table:table-cell office:value-type="float" office:value="3534" calcext:value-type="float">
            <text:p>3534</text:p>
          </table:table-cell>
          <table:table-cell office:value-type="string" calcext:value-type="string">
            <text:p>Kleiner Ambo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leiner Amboss</text:p>
          </table:table-cell>
          <table:table-cell office:value-type="float" office:value="103" calcext:value-type="float">
            <text:p>103</text:p>
          </table:table-cell>
          <table:table-cell office:value-type="float" office:value="50.911424" calcext:value-type="float">
            <text:p>50,911424</text:p>
          </table:table-cell>
          <table:table-cell office:value-type="float" office:value="14.245238" calcext:value-type="float">
            <text:p>14,245238</text:p>
          </table:table-cell>
          <table:table-cell office:value-type="string" calcext:value-type="string">
            <text:p>Kleiner Amboß, Bad Schandau, Sächsische Schweiz-Osterzgebirge, Sachsen, Deutschland</text:p>
          </table:table-cell>
          <table:table-cell office:value-type="float" office:value="2274002283" calcext:value-type="float">
            <text:p>2274002283</text:p>
          </table:table-cell>
          <table:table-cell table:number-columns-repeated="1636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rienstein ***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Frienstein</text:p>
          </table:table-cell>
          <table:table-cell office:value-type="string" calcext:value-type="string">
            <text:p>Affensteine</text:p>
          </table:table-cell>
          <table:table-cell office:value-type="float" office:value="3535" calcext:value-type="float">
            <text:p>3535</text:p>
          </table:table-cell>
          <table:table-cell office:value-type="string" calcext:value-type="string">
            <text:p>Frienstei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Frienstein</text:p>
          </table:table-cell>
          <table:table-cell office:value-type="float" office:value="104" calcext:value-type="float">
            <text:p>104</text:p>
          </table:table-cell>
          <table:table-cell office:value-type="float" office:value="50.9121641" calcext:value-type="float">
            <text:p>50,9121641</text:p>
          </table:table-cell>
          <table:table-cell office:value-type="float" office:value="14.2456257" calcext:value-type="float">
            <text:p>14,2456257</text:p>
          </table:table-cell>
          <table:table-cell office:value-type="string" calcext:value-type="string">
            <text:p>Frienstein, Bad Schandau, Sächsische Schweiz-Osterzgebirge, Sachsen, Deutschland</text:p>
          </table:table-cell>
          <table:table-cell office:value-type="float" office:value="251874588" calcext:value-type="float">
            <text:p>251874588</text:p>
          </table:table-cell>
          <table:table-cell table:number-columns-repeated="1636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riensteinwächter ***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riensteinwächter</text:p>
          </table:table-cell>
          <table:table-cell office:value-type="string" calcext:value-type="string">
            <text:p>Affensteine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Friensteinwäch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riensteinwächter</text:p>
          </table:table-cell>
          <table:table-cell office:value-type="float" office:value="105" calcext:value-type="float">
            <text:p>105</text:p>
          </table:table-cell>
          <table:table-cell office:value-type="float" office:value="50.9122606" calcext:value-type="float">
            <text:p>50,9122606</text:p>
          </table:table-cell>
          <table:table-cell office:value-type="float" office:value="14.2451687" calcext:value-type="float">
            <text:p>14,2451687</text:p>
          </table:table-cell>
          <table:table-cell office:value-type="string" calcext:value-type="string">
            <text:p>Friensteinwächter, Bad Schandau, Sächsische Schweiz-Osterzgebirge, Sachsen, Deutschland</text:p>
          </table:table-cell>
          <table:table-cell office:value-type="float" office:value="2274002244" calcext:value-type="float">
            <text:p>2274002244</text:p>
          </table:table-cell>
          <table:table-cell table:number-columns-repeated="1636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Untertan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Untertan</text:p>
          </table:table-cell>
          <table:table-cell office:value-type="string" calcext:value-type="string">
            <text:p>Affensteine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Unterta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Untertan</text:p>
          </table:table-cell>
          <table:table-cell office:value-type="float" office:value="106" calcext:value-type="float">
            <text:p>106</text:p>
          </table:table-cell>
          <table:table-cell office:value-type="float" office:value="50.9122552" calcext:value-type="float">
            <text:p>50,9122552</text:p>
          </table:table-cell>
          <table:table-cell office:value-type="float" office:value="14.2446233" calcext:value-type="float">
            <text:p>14,2446233</text:p>
          </table:table-cell>
          <table:table-cell office:value-type="string" calcext:value-type="string">
            <text:p>Untertan, Bad Schandau, Sächsische Schweiz-Osterzgebirge, Sachsen, Deutschland</text:p>
          </table:table-cell>
          <table:table-cell office:value-type="float" office:value="2260819512" calcext:value-type="float">
            <text:p>2260819512</text:p>
          </table:table-cell>
          <table:table-cell table:number-columns-repeated="1636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Friensteinwarte *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Friensteinwarte</text:p>
          </table:table-cell>
          <table:table-cell office:value-type="string" calcext:value-type="string">
            <text:p>Affensteine</text:p>
          </table:table-cell>
          <table:table-cell office:value-type="float" office:value="3538" calcext:value-type="float">
            <text:p>3538</text:p>
          </table:table-cell>
          <table:table-cell office:value-type="string" calcext:value-type="string">
            <text:p>Friensteinwart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riensteinwarte</text:p>
          </table:table-cell>
          <table:table-cell office:value-type="float" office:value="107" calcext:value-type="float">
            <text:p>107</text:p>
          </table:table-cell>
          <table:table-cell office:value-type="float" office:value="50.9126345" calcext:value-type="float">
            <text:p>50,9126345</text:p>
          </table:table-cell>
          <table:table-cell office:value-type="float" office:value="14.2448516" calcext:value-type="float">
            <text:p>14,2448516</text:p>
          </table:table-cell>
          <table:table-cell office:value-type="string" calcext:value-type="string">
            <text:p>Friensteinwarte, Bad Schandau, Sächsische Schweiz-Osterzgebirge, Sachsen, Deutschland</text:p>
          </table:table-cell>
          <table:table-cell office:value-type="float" office:value="2260819434" calcext:value-type="float">
            <text:p>2260819434</text:p>
          </table:table-cell>
          <table:table-cell table:number-columns-repeated="1636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rottenwart *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Grottenwart</text:p>
          </table:table-cell>
          <table:table-cell office:value-type="string" calcext:value-type="string">
            <text:p>Affensteine</text:p>
          </table:table-cell>
          <table:table-cell office:value-type="float" office:value="3539" calcext:value-type="float">
            <text:p>3539</text:p>
          </table:table-cell>
          <table:table-cell office:value-type="string" calcext:value-type="string">
            <text:p>Grottenwart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rottenwart</text:p>
          </table:table-cell>
          <table:table-cell office:value-type="float" office:value="108" calcext:value-type="float">
            <text:p>108</text:p>
          </table:table-cell>
          <table:table-cell office:value-type="float" office:value="50.9125293" calcext:value-type="float">
            <text:p>50,9125293</text:p>
          </table:table-cell>
          <table:table-cell office:value-type="float" office:value="14.2459582" calcext:value-type="float">
            <text:p>14,2459582</text:p>
          </table:table-cell>
          <table:table-cell office:value-type="string" calcext:value-type="string">
            <text:p>Grottenwart, Bad Schandau, Sächsische Schweiz-Osterzgebirge, Sachsen, Deutschland</text:p>
          </table:table-cell>
          <table:table-cell office:value-type="float" office:value="251874643" calcext:value-type="float">
            <text:p>251874643</text:p>
          </table:table-cell>
          <table:table-cell table:number-columns-repeated="1636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riensteinkegel *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riensteinkegel</text:p>
          </table:table-cell>
          <table:table-cell office:value-type="string" calcext:value-type="string">
            <text:p>Affensteine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Friensteinkege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riensteinkegel</text:p>
          </table:table-cell>
          <table:table-cell office:value-type="float" office:value="109" calcext:value-type="float">
            <text:p>109</text:p>
          </table:table-cell>
          <table:table-cell office:value-type="float" office:value="50.9127608" calcext:value-type="float">
            <text:p>50,9127608</text:p>
          </table:table-cell>
          <table:table-cell office:value-type="float" office:value="14.2461424" calcext:value-type="float">
            <text:p>14,2461424</text:p>
          </table:table-cell>
          <table:table-cell office:value-type="string" calcext:value-type="string">
            <text:p>Friensteinkegel, Bad Schandau, Sächsische Schweiz-Osterzgebirge, Sachsen, Deutschland</text:p>
          </table:table-cell>
          <table:table-cell office:value-type="float" office:value="2260819433" calcext:value-type="float">
            <text:p>2260819433</text:p>
          </table:table-cell>
          <table:table-cell table:number-columns-repeated="1636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Vergessener Kege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Vergessener Kegel</text:p>
          </table:table-cell>
          <table:table-cell office:value-type="string" calcext:value-type="string">
            <text:p>Affensteine</text:p>
          </table:table-cell>
          <table:table-cell office:value-type="float" office:value="3541" calcext:value-type="float">
            <text:p>3541</text:p>
          </table:table-cell>
          <table:table-cell office:value-type="string" calcext:value-type="string">
            <text:p>Vergessener Kege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Vergessener Kegel</text:p>
          </table:table-cell>
          <table:table-cell office:value-type="float" office:value="110" calcext:value-type="float">
            <text:p>110</text:p>
          </table:table-cell>
          <table:table-cell office:value-type="float" office:value="50.9121756" calcext:value-type="float">
            <text:p>50,9121756</text:p>
          </table:table-cell>
          <table:table-cell office:value-type="float" office:value="14.2466487" calcext:value-type="float">
            <text:p>14,2466487</text:p>
          </table:table-cell>
          <table:table-cell office:value-type="string" calcext:value-type="string">
            <text:p>Vergessener Kegel, Bad Schandau, Sächsische Schweiz-Osterzgebirge, Sachsen, Deutschland</text:p>
          </table:table-cell>
          <table:table-cell office:value-type="float" office:value="2274002450" calcext:value-type="float">
            <text:p>2274002450</text:p>
          </table:table-cell>
          <table:table-cell table:number-columns-repeated="1636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chandauer Tur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Schandauer Turm</text:p>
          </table:table-cell>
          <table:table-cell office:value-type="string" calcext:value-type="string">
            <text:p>Affensteine</text:p>
          </table:table-cell>
          <table:table-cell office:value-type="float" office:value="3542" calcext:value-type="float">
            <text:p>3542</text:p>
          </table:table-cell>
          <table:table-cell office:value-type="string" calcext:value-type="string">
            <text:p>Schandauer Tur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chandauer Turm</text:p>
          </table:table-cell>
          <table:table-cell office:value-type="float" office:value="111" calcext:value-type="float">
            <text:p>111</text:p>
          </table:table-cell>
          <table:table-cell office:value-type="float" office:value="50.9117208" calcext:value-type="float">
            <text:p>50,9117208</text:p>
          </table:table-cell>
          <table:table-cell office:value-type="float" office:value="14.2464807" calcext:value-type="float">
            <text:p>14,2464807</text:p>
          </table:table-cell>
          <table:table-cell office:value-type="string" calcext:value-type="string">
            <text:p>Schandauer Turm, Bad Schandau, Sächsische Schweiz-Osterzgebirge, Sachsen, Deutschland</text:p>
          </table:table-cell>
          <table:table-cell office:value-type="float" office:value="2274002375" calcext:value-type="float">
            <text:p>2274002375</text:p>
          </table:table-cell>
          <table:table-cell table:number-columns-repeated="1636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ollentur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Rollenturm</text:p>
          </table:table-cell>
          <table:table-cell office:value-type="string" calcext:value-type="string">
            <text:p>Affensteine</text:p>
          </table:table-cell>
          <table:table-cell office:value-type="float" office:value="3543" calcext:value-type="float">
            <text:p>3543</text:p>
          </table:table-cell>
          <table:table-cell office:value-type="string" calcext:value-type="string">
            <text:p>Rollentur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ollenturm</text:p>
          </table:table-cell>
          <table:table-cell office:value-type="float" office:value="112" calcext:value-type="float">
            <text:p>112</text:p>
          </table:table-cell>
          <table:table-cell office:value-type="float" office:value="50.9108773" calcext:value-type="float">
            <text:p>50,9108773</text:p>
          </table:table-cell>
          <table:table-cell office:value-type="float" office:value="14.2484398" calcext:value-type="float">
            <text:p>14,2484398</text:p>
          </table:table-cell>
          <table:table-cell office:value-type="string" calcext:value-type="string">
            <text:p>Rollenturm, Bad Schandau, Sächsische Schweiz-Osterzgebirge, Sachsen, Deutschland</text:p>
          </table:table-cell>
          <table:table-cell office:value-type="float" office:value="1930903190" calcext:value-type="float">
            <text:p>1930903190</text:p>
          </table:table-cell>
          <table:table-cell table:number-columns-repeated="1636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iegfried **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Siegfried</text:p>
          </table:table-cell>
          <table:table-cell office:value-type="string" calcext:value-type="string">
            <text:p>Affensteine</text:p>
          </table:table-cell>
          <table:table-cell office:value-type="float" office:value="3544" calcext:value-type="float">
            <text:p>3544</text:p>
          </table:table-cell>
          <table:table-cell office:value-type="string" calcext:value-type="string">
            <text:p>Siegfri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iegfried</text:p>
          </table:table-cell>
          <table:table-cell office:value-type="float" office:value="113" calcext:value-type="float">
            <text:p>113</text:p>
          </table:table-cell>
          <table:table-cell office:value-type="float" office:value="50.9113244" calcext:value-type="float">
            <text:p>50,9113244</text:p>
          </table:table-cell>
          <table:table-cell office:value-type="float" office:value="14.2503823" calcext:value-type="float">
            <text:p>14,2503823</text:p>
          </table:table-cell>
          <table:table-cell office:value-type="string" calcext:value-type="string">
            <text:p>Siegfried, Bad Schandau, Sächsische Schweiz-Osterzgebirge, Sachsen, Deutschland</text:p>
          </table:table-cell>
          <table:table-cell office:value-type="float" office:value="251875018" calcext:value-type="float">
            <text:p>251875018</text:p>
          </table:table-cell>
          <table:table-cell table:number-columns-repeated="1636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Bergfried ***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Bergfried</text:p>
          </table:table-cell>
          <table:table-cell office:value-type="string" calcext:value-type="string">
            <text:p>Affensteine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Bergfri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ergfried</text:p>
          </table:table-cell>
          <table:table-cell office:value-type="float" office:value="114" calcext:value-type="float">
            <text:p>114</text:p>
          </table:table-cell>
          <table:table-cell office:value-type="float" office:value="50.9110657" calcext:value-type="float">
            <text:p>50,9110657</text:p>
          </table:table-cell>
          <table:table-cell office:value-type="float" office:value="14.2504555" calcext:value-type="float">
            <text:p>14,2504555</text:p>
          </table:table-cell>
          <table:table-cell office:value-type="string" calcext:value-type="string">
            <text:p>Bergfried, Bad Schandau, Sächsische Schweiz-Osterzgebirge, Sachsen, Deutschland</text:p>
          </table:table-cell>
          <table:table-cell office:value-type="float" office:value="251874454" calcext:value-type="float">
            <text:p>251874454</text:p>
          </table:table-cell>
          <table:table-cell table:number-columns-repeated="1636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ergfriednadel **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Bergfriednadel</text:p>
          </table:table-cell>
          <table:table-cell office:value-type="string" calcext:value-type="string">
            <text:p>Affensteine</text:p>
          </table:table-cell>
          <table:table-cell office:value-type="float" office:value="3546" calcext:value-type="float">
            <text:p>3546</text:p>
          </table:table-cell>
          <table:table-cell office:value-type="string" calcext:value-type="string">
            <text:p>Bergfriednade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ergfriednadel</text:p>
          </table:table-cell>
          <table:table-cell office:value-type="float" office:value="115" calcext:value-type="float">
            <text:p>115</text:p>
          </table:table-cell>
          <table:table-cell office:value-type="float" office:value="50.9108494" calcext:value-type="float">
            <text:p>50,9108494</text:p>
          </table:table-cell>
          <table:table-cell office:value-type="float" office:value="14.2505483" calcext:value-type="float">
            <text:p>14,2505483</text:p>
          </table:table-cell>
          <table:table-cell office:value-type="string" calcext:value-type="string">
            <text:p>Bergfriednadel, Bad Schandau, Sächsische Schweiz-Osterzgebirge, Sachsen, Deutschland</text:p>
          </table:table-cell>
          <table:table-cell office:value-type="float" office:value="251874461" calcext:value-type="float">
            <text:p>251874461</text:p>
          </table:table-cell>
          <table:table-cell table:number-columns-repeated="1636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Wespentur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Wespenturm</text:p>
          </table:table-cell>
          <table:table-cell office:value-type="string" calcext:value-type="string">
            <text:p>Affensteine</text:p>
          </table:table-cell>
          <table:table-cell office:value-type="float" office:value="3547" calcext:value-type="float">
            <text:p>3547</text:p>
          </table:table-cell>
          <table:table-cell office:value-type="string" calcext:value-type="string">
            <text:p>Wespentur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Wespenturm</text:p>
          </table:table-cell>
          <table:table-cell office:value-type="float" office:value="116" calcext:value-type="float">
            <text:p>116</text:p>
          </table:table-cell>
          <table:table-cell office:value-type="float" office:value="50.9120212" calcext:value-type="float">
            <text:p>50,9120212</text:p>
          </table:table-cell>
          <table:table-cell office:value-type="float" office:value="14.2545659" calcext:value-type="float">
            <text:p>14,2545659</text:p>
          </table:table-cell>
          <table:table-cell office:value-type="string" calcext:value-type="string">
            <text:p>Wespenturm, Bad Schandau, Sächsische Schweiz-Osterzgebirge, Sachsen, Deutschland</text:p>
          </table:table-cell>
          <table:table-cell office:value-type="float" office:value="2260819525" calcext:value-type="float">
            <text:p>2260819525</text:p>
          </table:table-cell>
          <table:table-cell table:number-columns-repeated="1636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Winterbergbarbarin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Winterbergbarbarine</text:p>
          </table:table-cell>
          <table:table-cell office:value-type="string" calcext:value-type="string">
            <text:p>Affensteine</text:p>
          </table:table-cell>
          <table:table-cell office:value-type="float" office:value="3548" calcext:value-type="float">
            <text:p>3548</text:p>
          </table:table-cell>
          <table:table-cell office:value-type="string" calcext:value-type="string">
            <text:p>Winterbergbarbarin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Winterbergbarbarine</text:p>
          </table:table-cell>
          <table:table-cell office:value-type="float" office:value="117" calcext:value-type="float">
            <text:p>117</text:p>
          </table:table-cell>
          <table:table-cell office:value-type="float" office:value="50.9122035" calcext:value-type="float">
            <text:p>50,9122035</text:p>
          </table:table-cell>
          <table:table-cell office:value-type="float" office:value="14.254709" calcext:value-type="float">
            <text:p>14,254709</text:p>
          </table:table-cell>
          <table:table-cell office:value-type="string" calcext:value-type="string">
            <text:p>Winterbergbarbarine, Bad Schandau, Sächsische Schweiz-Osterzgebirge, Sachsen, Deutschland</text:p>
          </table:table-cell>
          <table:table-cell office:value-type="float" office:value="251875177" calcext:value-type="float">
            <text:p>251875177</text:p>
          </table:table-cell>
          <table:table-cell table:number-columns-repeated="1636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auschensteiner Nadel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Rauschensteiner Nadel</text:p>
          </table:table-cell>
          <table:table-cell office:value-type="string" calcext:value-type="string">
            <text:p>Affensteine</text:p>
          </table:table-cell>
          <table:table-cell office:value-type="float" office:value="3549" calcext:value-type="float">
            <text:p>3549</text:p>
          </table:table-cell>
          <table:table-cell office:value-type="string" calcext:value-type="string">
            <text:p>Rauschensteiner Nade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auschensteiner Nadel</text:p>
          </table:table-cell>
          <table:table-cell office:value-type="float" office:value="118" calcext:value-type="float">
            <text:p>118</text:p>
          </table:table-cell>
          <table:table-cell office:value-type="float" office:value="50.9115892" calcext:value-type="float">
            <text:p>50,9115892</text:p>
          </table:table-cell>
          <table:table-cell office:value-type="float" office:value="14.2551916" calcext:value-type="float">
            <text:p>14,2551916</text:p>
          </table:table-cell>
          <table:table-cell office:value-type="string" calcext:value-type="string">
            <text:p>Rauschensteiner Nadel, Bad Schandau, Sächsische Schweiz-Osterzgebirge, Sachsen, Deutschland</text:p>
          </table:table-cell>
          <table:table-cell office:value-type="float" office:value="251875003" calcext:value-type="float">
            <text:p>251875003</text:p>
          </table:table-cell>
          <table:table-cell table:number-columns-repeated="1636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Rübezahltur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ffensteine</text:p>
          </table:table-cell>
          <table:table-cell office:value-type="float" office:value="1" calcext:value-type="float">
            <text:p>1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Rübezahlturm</text:p>
          </table:table-cell>
          <table:table-cell office:value-type="string" calcext:value-type="string">
            <text:p>Affensteine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Rübezahltur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fenstein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übezahlturm</text:p>
          </table:table-cell>
          <table:table-cell office:value-type="float" office:value="119" calcext:value-type="float">
            <text:p>119</text:p>
          </table:table-cell>
          <table:table-cell office:value-type="float" office:value="50.9122376" calcext:value-type="float">
            <text:p>50,9122376</text:p>
          </table:table-cell>
          <table:table-cell office:value-type="float" office:value="14.2562741" calcext:value-type="float">
            <text:p>14,2562741</text:p>
          </table:table-cell>
          <table:table-cell office:value-type="string" calcext:value-type="string">
            <text:p>Rübezahlturm, Bad Schandau, Sächsische Schweiz-Osterzgebirge, Sachsen, Deutschland</text:p>
          </table:table-cell>
          <table:table-cell office:value-type="float" office:value="251874950" calcext:value-type="float">
            <text:p>251874950</text:p>
          </table:table-cell>
          <table:table-cell table:number-columns-repeated="1636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ausenstei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rausenstein</text:p>
          </table:table-cell>
          <table:table-cell office:value-type="string" calcext:value-type="string">
            <text:p>Bielatal</text:p>
          </table:table-cell>
          <table:table-cell office:value-type="float" office:value="3554" calcext:value-type="float">
            <text:p>3554</text:p>
          </table:table-cell>
          <table:table-cell office:value-type="string" calcext:value-type="string">
            <text:p>Brausenstein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rausenstein</text:p>
          </table:table-cell>
          <table:table-cell office:value-type="float" office:value="1" calcext:value-type="float">
            <text:p>1</text:p>
          </table:table-cell>
          <table:table-cell office:value-type="float" office:value="50.8625732" calcext:value-type="float">
            <text:p>50,8625732</text:p>
          </table:table-cell>
          <table:table-cell office:value-type="float" office:value="14.0416559" calcext:value-type="float">
            <text:p>14,0416559</text:p>
          </table:table-cell>
          <table:table-cell office:value-type="string" calcext:value-type="string">
            <text:p>Brausenstein, Rosenthal-Bielatal, Königstein/Sächs. Schw., Sächsische Schweiz-Osterzgebirge, Sachsen, Deutschland</text:p>
          </table:table-cell>
          <table:table-cell office:value-type="float" office:value="251874485" calcext:value-type="float">
            <text:p>251874485</text:p>
          </table:table-cell>
          <table:table-cell table:number-columns-repeated="1636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pograph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pograph</text:p>
          </table:table-cell>
          <table:table-cell office:value-type="string" calcext:value-type="string">
            <text:p>Bielatal</text:p>
          </table:table-cell>
          <table:table-cell office:value-type="float" office:value="3555" calcext:value-type="float">
            <text:p>3555</text:p>
          </table:table-cell>
          <table:table-cell office:value-type="string" calcext:value-type="string">
            <text:p>Topograph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Topograph</text:p>
          </table:table-cell>
          <table:table-cell office:value-type="float" office:value="2" calcext:value-type="float">
            <text:p>2</text:p>
          </table:table-cell>
          <table:table-cell office:value-type="float" office:value="50.8614154" calcext:value-type="float">
            <text:p>50,8614154</text:p>
          </table:table-cell>
          <table:table-cell office:value-type="float" office:value="14.0395864" calcext:value-type="float">
            <text:p>14,0395864</text:p>
          </table:table-cell>
          <table:table-cell office:value-type="string" calcext:value-type="string">
            <text:p>Topograph, Rosenthal-Bielatal, Königstein/Sächs. Schw., Sächsische Schweiz-Osterzgebirge, Sachsen, Deutschland</text:p>
          </table:table-cell>
          <table:table-cell office:value-type="float" office:value="251875158" calcext:value-type="float">
            <text:p>251875158</text:p>
          </table:table-cell>
          <table:table-cell table:number-columns-repeated="1636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nom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Gnom</text:p>
          </table:table-cell>
          <table:table-cell office:value-type="string" calcext:value-type="string">
            <text:p>Bielatal</text:p>
          </table:table-cell>
          <table:table-cell office:value-type="float" office:value="3556" calcext:value-type="float">
            <text:p>3556</text:p>
          </table:table-cell>
          <table:table-cell office:value-type="string" calcext:value-type="string">
            <text:p>Gno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nom</text:p>
          </table:table-cell>
          <table:table-cell office:value-type="float" office:value="3" calcext:value-type="float">
            <text:p>3</text:p>
          </table:table-cell>
          <table:table-cell office:value-type="float" office:value="50.8580039" calcext:value-type="float">
            <text:p>50,8580039</text:p>
          </table:table-cell>
          <table:table-cell office:value-type="float" office:value="14.0401423" calcext:value-type="float">
            <text:p>14,0401423</text:p>
          </table:table-cell>
          <table:table-cell office:value-type="string" calcext:value-type="string">
            <text:p>Gnom, Rosenthal-Bielatal, Königstein/Sächs. Schw., Sächsische Schweiz-Osterzgebirge, Sachsen, Deutschland</text:p>
          </table:table-cell>
          <table:table-cell office:value-type="float" office:value="251874622" calcext:value-type="float">
            <text:p>251874622</text:p>
          </table:table-cell>
          <table:table-cell table:number-columns-repeated="1636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aldkapell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aldkapelle</text:p>
          </table:table-cell>
          <table:table-cell office:value-type="string" calcext:value-type="string">
            <text:p>Bielatal</text:p>
          </table:table-cell>
          <table:table-cell office:value-type="float" office:value="3557" calcext:value-type="float">
            <text:p>3557</text:p>
          </table:table-cell>
          <table:table-cell office:value-type="string" calcext:value-type="string">
            <text:p>Waldkapell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dkapelle</text:p>
          </table:table-cell>
          <table:table-cell office:value-type="float" office:value="4" calcext:value-type="float">
            <text:p>4</text:p>
          </table:table-cell>
          <table:table-cell office:value-type="float" office:value="50.850865" calcext:value-type="float">
            <text:p>50,850865</text:p>
          </table:table-cell>
          <table:table-cell office:value-type="float" office:value="14.0401598" calcext:value-type="float">
            <text:p>14,0401598</text:p>
          </table:table-cell>
          <table:table-cell office:value-type="string" calcext:value-type="string">
            <text:p>Waldkapelle, Rosenthal-Bielatal, Königstein/Sächs. Schw., Sächsische Schweiz-Osterzgebirge, Sachsen, Deutschland</text:p>
          </table:table-cell>
          <table:table-cell office:value-type="float" office:value="251875208" calcext:value-type="float">
            <text:p>251875208</text:p>
          </table:table-cell>
          <table:table-cell table:number-columns-repeated="1636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orderer Bielatur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ielaturm, Vorderer</text:p>
          </table:table-cell>
          <table:table-cell office:value-type="string" calcext:value-type="string">
            <text:p>Bielatal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Vorderer Biela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Vorderer Bielaturm</text:p>
          </table:table-cell>
          <table:table-cell office:value-type="float" office:value="5" calcext:value-type="float">
            <text:p>5</text:p>
          </table:table-cell>
          <table:table-cell office:value-type="float" office:value="50.8468602" calcext:value-type="float">
            <text:p>50,8468602</text:p>
          </table:table-cell>
          <table:table-cell office:value-type="float" office:value="14.0438853" calcext:value-type="float">
            <text:p>14,0438853</text:p>
          </table:table-cell>
          <table:table-cell office:value-type="string" calcext:value-type="string">
            <text:p>Vorderer Bielaturm, Rosenthal-Bielatal, Königstein/Sächs. Schw., Sächsische Schweiz-Osterzgebirge, Sachsen, Deutschland</text:p>
          </table:table-cell>
          <table:table-cell office:value-type="float" office:value="251875112" calcext:value-type="float">
            <text:p>251875112</text:p>
          </table:table-cell>
          <table:table-cell table:number-columns-repeated="1636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interer Bielatur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ielaturm, Hinterer</text:p>
          </table:table-cell>
          <table:table-cell office:value-type="string" calcext:value-type="string">
            <text:p>Bielatal</text:p>
          </table:table-cell>
          <table:table-cell office:value-type="float" office:value="3559" calcext:value-type="float">
            <text:p>3559</text:p>
          </table:table-cell>
          <table:table-cell office:value-type="string" calcext:value-type="string">
            <text:p>Hinterer Biela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Hinterer Bielaturm</text:p>
          </table:table-cell>
          <table:table-cell office:value-type="float" office:value="6" calcext:value-type="float">
            <text:p>6</text:p>
          </table:table-cell>
          <table:table-cell office:value-type="float" office:value="50.8467992" calcext:value-type="float">
            <text:p>50,8467992</text:p>
          </table:table-cell>
          <table:table-cell office:value-type="float" office:value="14.0438343" calcext:value-type="float">
            <text:p>14,0438343</text:p>
          </table:table-cell>
          <table:table-cell office:value-type="string" calcext:value-type="string">
            <text:p>Hinterer Bielaturm, Rosenthal-Bielatal, Königstein/Sächs. Schw., Sächsische Schweiz-Osterzgebirge, Sachsen, Deutschland</text:p>
          </table:table-cell>
          <table:table-cell office:value-type="float" office:value="251874700" calcext:value-type="float">
            <text:p>251874700</text:p>
          </table:table-cell>
          <table:table-cell table:number-columns-repeated="1636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chweizermühlenturm *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chweizermühlenturm</text:p>
          </table:table-cell>
          <table:table-cell office:value-type="string" calcext:value-type="string">
            <text:p>Bielatal</text:p>
          </table:table-cell>
          <table:table-cell office:value-type="float" office:value="3560" calcext:value-type="float">
            <text:p>3560</text:p>
          </table:table-cell>
          <table:table-cell office:value-type="string" calcext:value-type="string">
            <text:p>Schweizermühlen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chweizermühlenturm</text:p>
          </table:table-cell>
          <table:table-cell office:value-type="float" office:value="7" calcext:value-type="float">
            <text:p>7</text:p>
          </table:table-cell>
          <table:table-cell office:value-type="float" office:value="50.846338" calcext:value-type="float">
            <text:p>50,846338</text:p>
          </table:table-cell>
          <table:table-cell office:value-type="float" office:value="14.0433628" calcext:value-type="float">
            <text:p>14,0433628</text:p>
          </table:table-cell>
          <table:table-cell office:value-type="string" calcext:value-type="string">
            <text:p>Schweizermühlenturm, Rosenthal-Bielatal, Königstein/Sächs. Schw., Sächsische Schweiz-Osterzgebirge, Sachsen, Deutschland</text:p>
          </table:table-cell>
          <table:table-cell office:value-type="float" office:value="251875076" calcext:value-type="float">
            <text:p>251875076</text:p>
          </table:table-cell>
          <table:table-cell table:number-columns-repeated="1636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apuziner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Kapuziner</text:p>
          </table:table-cell>
          <table:table-cell office:value-type="string" calcext:value-type="string">
            <text:p>Bielatal</text:p>
          </table:table-cell>
          <table:table-cell office:value-type="float" office:value="3561" calcext:value-type="float">
            <text:p>3561</text:p>
          </table:table-cell>
          <table:table-cell office:value-type="string" calcext:value-type="string">
            <text:p>Kapuziner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Kapuziner</text:p>
          </table:table-cell>
          <table:table-cell office:value-type="float" office:value="8" calcext:value-type="float">
            <text:p>8</text:p>
          </table:table-cell>
          <table:table-cell office:value-type="float" office:value="50.8454526" calcext:value-type="float">
            <text:p>50,8454526</text:p>
          </table:table-cell>
          <table:table-cell office:value-type="float" office:value="14.0430613" calcext:value-type="float">
            <text:p>14,0430613</text:p>
          </table:table-cell>
          <table:table-cell office:value-type="string" calcext:value-type="string">
            <text:p>Kapuziner, Rosenthal-Bielatal, Königstein/Sächs. Schw., Sächsische Schweiz-Osterzgebirge, Sachsen, Deutschland</text:p>
          </table:table-cell>
          <table:table-cell office:value-type="float" office:value="251874772" calcext:value-type="float">
            <text:p>251874772</text:p>
          </table:table-cell>
          <table:table-cell table:number-columns-repeated="1636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erklüftete Wand *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Zerklüftete Wand</text:p>
          </table:table-cell>
          <table:table-cell office:value-type="string" calcext:value-type="string">
            <text:p>Bielatal</text:p>
          </table:table-cell>
          <table:table-cell office:value-type="float" office:value="3562" calcext:value-type="float">
            <text:p>3562</text:p>
          </table:table-cell>
          <table:table-cell office:value-type="string" calcext:value-type="string">
            <text:p>Zerklüftete Wand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Zerklüftete Wand</text:p>
          </table:table-cell>
          <table:table-cell office:value-type="float" office:value="9" calcext:value-type="float">
            <text:p>9</text:p>
          </table:table-cell>
          <table:table-cell office:value-type="float" office:value="50.8444638" calcext:value-type="float">
            <text:p>50,8444638</text:p>
          </table:table-cell>
          <table:table-cell office:value-type="float" office:value="14.0427856" calcext:value-type="float">
            <text:p>14,0427856</text:p>
          </table:table-cell>
          <table:table-cell office:value-type="string" calcext:value-type="string">
            <text:p>Zerklüftete Wand, Rosenthal-Bielatal, Königstein/Sächs. Schw., Sächsische Schweiz-Osterzgebirge, Sachsen, Deutschland</text:p>
          </table:table-cell>
          <table:table-cell office:value-type="float" office:value="251875234" calcext:value-type="float">
            <text:p>251875234</text:p>
          </table:table-cell>
          <table:table-cell table:number-columns-repeated="1636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umpenwär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umpenwärter</text:p>
          </table:table-cell>
          <table:table-cell office:value-type="string" calcext:value-type="string">
            <text:p>Bielatal</text:p>
          </table:table-cell>
          <table:table-cell office:value-type="float" office:value="3563" calcext:value-type="float">
            <text:p>3563</text:p>
          </table:table-cell>
          <table:table-cell office:value-type="string" calcext:value-type="string">
            <text:p>Pumpenwärter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Pumpenwärter</text:p>
          </table:table-cell>
          <table:table-cell office:value-type="float" office:value="10" calcext:value-type="float">
            <text:p>10</text:p>
          </table:table-cell>
          <table:table-cell office:value-type="float" office:value="50.8441588" calcext:value-type="float">
            <text:p>50,8441588</text:p>
          </table:table-cell>
          <table:table-cell office:value-type="float" office:value="14.0420832" calcext:value-type="float">
            <text:p>14,0420832</text:p>
          </table:table-cell>
          <table:table-cell office:value-type="string" calcext:value-type="string">
            <text:p>Pumpenwärter, Rosenthal-Bielatal, Königstein/Sächs. Schw., Sächsische Schweiz-Osterzgebirge, Sachsen, Deutschland</text:p>
          </table:table-cell>
          <table:table-cell office:value-type="float" office:value="2274002360" calcext:value-type="float">
            <text:p>2274002360</text:p>
          </table:table-cell>
          <table:table-cell table:number-columns-repeated="1636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erkuleskopf *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erkuleskopf</text:p>
          </table:table-cell>
          <table:table-cell office:value-type="string" calcext:value-type="string">
            <text:p>Bielatal</text:p>
          </table:table-cell>
          <table:table-cell office:value-type="float" office:value="3564" calcext:value-type="float">
            <text:p>3564</text:p>
          </table:table-cell>
          <table:table-cell office:value-type="string" calcext:value-type="string">
            <text:p>Herkuleskopf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Herkuleskopf</text:p>
          </table:table-cell>
          <table:table-cell office:value-type="float" office:value="11" calcext:value-type="float">
            <text:p>11</text:p>
          </table:table-cell>
          <table:table-cell office:value-type="float" office:value="50.8422103" calcext:value-type="float">
            <text:p>50,8422103</text:p>
          </table:table-cell>
          <table:table-cell office:value-type="float" office:value="14.0429261" calcext:value-type="float">
            <text:p>14,0429261</text:p>
          </table:table-cell>
          <table:table-cell office:value-type="string" calcext:value-type="string">
            <text:p>Herkuleskopf, Rosenthal-Bielatal, Königstein/Sächs. Schw., Sächsische Schweiz-Osterzgebirge, Sachsen, Deutschland</text:p>
          </table:table-cell>
          <table:table-cell office:value-type="float" office:value="251874697" calcext:value-type="float">
            <text:p>251874697</text:p>
          </table:table-cell>
          <table:table-cell table:number-columns-repeated="1636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chluchtnade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chluchtnadel</text:p>
          </table:table-cell>
          <table:table-cell office:value-type="string" calcext:value-type="string">
            <text:p>Bielatal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Schluchtnadel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chluchtnadel</text:p>
          </table:table-cell>
          <table:table-cell office:value-type="float" office:value="12" calcext:value-type="float">
            <text:p>12</text:p>
          </table:table-cell>
          <table:table-cell office:value-type="float" office:value="50.8423971" calcext:value-type="float">
            <text:p>50,8423971</text:p>
          </table:table-cell>
          <table:table-cell office:value-type="float" office:value="14.0433542" calcext:value-type="float">
            <text:p>14,0433542</text:p>
          </table:table-cell>
          <table:table-cell office:value-type="string" calcext:value-type="string">
            <text:p>Schluchtnadel, Rosenthal-Bielatal, Königstein/Sächs. Schw., Sächsische Schweiz-Osterzgebirge, Sachsen, Deutschland</text:p>
          </table:table-cell>
          <table:table-cell office:value-type="float" office:value="251875051" calcext:value-type="float">
            <text:p>251875051</text:p>
          </table:table-cell>
          <table:table-cell table:number-columns-repeated="1636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erkuleswand *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erkuleswand</text:p>
          </table:table-cell>
          <table:table-cell office:value-type="string" calcext:value-type="string">
            <text:p>Bielatal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Herkuleswand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Herkuleswand</text:p>
          </table:table-cell>
          <table:table-cell office:value-type="float" office:value="13" calcext:value-type="float">
            <text:p>13</text:p>
          </table:table-cell>
          <table:table-cell office:value-type="float" office:value="50.84214" calcext:value-type="float">
            <text:p>50,84214</text:p>
          </table:table-cell>
          <table:table-cell office:value-type="float" office:value="14.0434616" calcext:value-type="float">
            <text:p>14,0434616</text:p>
          </table:table-cell>
          <table:table-cell office:value-type="string" calcext:value-type="string">
            <text:p>Herkuleswand, Rosenthal-Bielatal, Königstein/Sächs. Schw., Sächsische Schweiz-Osterzgebirge, Sachsen, Deutschland</text:p>
          </table:table-cell>
          <table:table-cell office:value-type="float" office:value="251874698" calcext:value-type="float">
            <text:p>251874698</text:p>
          </table:table-cell>
          <table:table-cell table:number-columns-repeated="1636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leiner Herkulesstei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Herkulesstein, Kleiner</text:p>
          </table:table-cell>
          <table:table-cell office:value-type="string" calcext:value-type="string">
            <text:p>Bielatal</text:p>
          </table:table-cell>
          <table:table-cell office:value-type="float" office:value="3567" calcext:value-type="float">
            <text:p>3567</text:p>
          </table:table-cell>
          <table:table-cell office:value-type="string" calcext:value-type="string">
            <text:p>Kleiner Herkulesstein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Kleiner Herkulesstein</text:p>
          </table:table-cell>
          <table:table-cell office:value-type="float" office:value="14" calcext:value-type="float">
            <text:p>14</text:p>
          </table:table-cell>
          <table:table-cell office:value-type="float" office:value="50.8419733" calcext:value-type="float">
            <text:p>50,8419733</text:p>
          </table:table-cell>
          <table:table-cell office:value-type="float" office:value="14.0439959" calcext:value-type="float">
            <text:p>14,0439959</text:p>
          </table:table-cell>
          <table:table-cell office:value-type="string" calcext:value-type="string">
            <text:p>Kleiner Herkulesstein, Rosenthal-Bielatal, Königstein/Sächs. Schw., Sächsische Schweiz-Osterzgebirge, Sachsen, Deutschland</text:p>
          </table:table-cell>
          <table:table-cell office:value-type="float" office:value="1287753334" calcext:value-type="float">
            <text:p>1287753334</text:p>
          </table:table-cell>
          <table:table-cell table:number-columns-repeated="1636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erkulesstein **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Herkulesstein</text:p>
          </table:table-cell>
          <table:table-cell office:value-type="string" calcext:value-type="string">
            <text:p>Bielatal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Herkulesstein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Herkulesstein</text:p>
          </table:table-cell>
          <table:table-cell office:value-type="float" office:value="15" calcext:value-type="float">
            <text:p>15</text:p>
          </table:table-cell>
          <table:table-cell office:value-type="float" office:value="50.8419012" calcext:value-type="float">
            <text:p>50,8419012</text:p>
          </table:table-cell>
          <table:table-cell office:value-type="float" office:value="14.0438088" calcext:value-type="float">
            <text:p>14,0438088</text:p>
          </table:table-cell>
          <table:table-cell office:value-type="string" calcext:value-type="string">
            <text:p>Herkulesstein, Rosenthal-Bielatal, Königstein/Sächs. Schw., Sächsische Schweiz-Osterzgebirge, Sachsen, Deutschland</text:p>
          </table:table-cell>
          <table:table-cell office:value-type="float" office:value="1287753365" calcext:value-type="float">
            <text:p>1287753365</text:p>
          </table:table-cell>
          <table:table-cell table:number-columns-repeated="1636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erkulessohn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erkulessohn</text:p>
          </table:table-cell>
          <table:table-cell office:value-type="string" calcext:value-type="string">
            <text:p>Bielatal</text:p>
          </table:table-cell>
          <table:table-cell office:value-type="float" office:value="3569" calcext:value-type="float">
            <text:p>3569</text:p>
          </table:table-cell>
          <table:table-cell office:value-type="string" calcext:value-type="string">
            <text:p>Herkulessohn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Herkulessohn</text:p>
          </table:table-cell>
          <table:table-cell office:value-type="float" office:value="16" calcext:value-type="float">
            <text:p>16</text:p>
          </table:table-cell>
          <table:table-cell office:value-type="float" office:value="50.8416433" calcext:value-type="float">
            <text:p>50,8416433</text:p>
          </table:table-cell>
          <table:table-cell office:value-type="float" office:value="14.0439465" calcext:value-type="float">
            <text:p>14,0439465</text:p>
          </table:table-cell>
          <table:table-cell office:value-type="string" calcext:value-type="string">
            <text:p>Herkulessohn, Rosenthal-Bielatal, Königstein/Sächs. Schw., Sächsische Schweiz-Osterzgebirge, Sachsen, Deutschland</text:p>
          </table:table-cell>
          <table:table-cell office:value-type="float" office:value="679351613" calcext:value-type="float">
            <text:p>679351613</text:p>
          </table:table-cell>
          <table:table-cell table:number-columns-repeated="1636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leine Herkulessäule **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Herkulessäule, Kleine</text:p>
          </table:table-cell>
          <table:table-cell office:value-type="string" calcext:value-type="string">
            <text:p>Bielatal</text:p>
          </table:table-cell>
          <table:table-cell office:value-type="float" office:value="3570" calcext:value-type="float">
            <text:p>3570</text:p>
          </table:table-cell>
          <table:table-cell office:value-type="string" calcext:value-type="string">
            <text:p>Kleine Herkulessäul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Kleine Herkulessäule</text:p>
          </table:table-cell>
          <table:table-cell office:value-type="float" office:value="17" calcext:value-type="float">
            <text:p>17</text:p>
          </table:table-cell>
          <table:table-cell office:value-type="float" office:value="50.8415507" calcext:value-type="float">
            <text:p>50,8415507</text:p>
          </table:table-cell>
          <table:table-cell office:value-type="float" office:value="14.0441602" calcext:value-type="float">
            <text:p>14,0441602</text:p>
          </table:table-cell>
          <table:table-cell office:value-type="string" calcext:value-type="string">
            <text:p>Kleine Herkulessäule, Rosenthal-Bielatal, Königstein/Sächs. Schw., Sächsische Schweiz-Osterzgebirge, Sachsen, Deutschland</text:p>
          </table:table-cell>
          <table:table-cell office:value-type="float" office:value="251874631" calcext:value-type="float">
            <text:p>251874631</text:p>
          </table:table-cell>
          <table:table-cell table:number-columns-repeated="1636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oße Herkulessäule **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Herkulessäule, Große</text:p>
          </table:table-cell>
          <table:table-cell office:value-type="string" calcext:value-type="string">
            <text:p>Bielatal</text:p>
          </table:table-cell>
          <table:table-cell office:value-type="float" office:value="3571" calcext:value-type="float">
            <text:p>3571</text:p>
          </table:table-cell>
          <table:table-cell office:value-type="string" calcext:value-type="string">
            <text:p>Große Herkulessäul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roße Herkulessäule</text:p>
          </table:table-cell>
          <table:table-cell office:value-type="float" office:value="18" calcext:value-type="float">
            <text:p>18</text:p>
          </table:table-cell>
          <table:table-cell office:value-type="float" office:value="50.8416338" calcext:value-type="float">
            <text:p>50,8416338</text:p>
          </table:table-cell>
          <table:table-cell office:value-type="float" office:value="14.0442739" calcext:value-type="float">
            <text:p>14,0442739</text:p>
          </table:table-cell>
          <table:table-cell office:value-type="string" calcext:value-type="string">
            <text:p>Große Herkulessäule, Rosenthal-Bielatal, Königstein/Sächs. Schw., Sächsische Schweiz-Osterzgebirge, Sachsen, Deutschland</text:p>
          </table:table-cell>
          <table:table-cell office:value-type="float" office:value="251874739" calcext:value-type="float">
            <text:p>251874739</text:p>
          </table:table-cell>
          <table:table-cell table:number-columns-repeated="1636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orderer Schroffer Stein *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chroffer Stein, Vorderer</text:p>
          </table:table-cell>
          <table:table-cell office:value-type="string" calcext:value-type="string">
            <text:p>Bielatal</text:p>
          </table:table-cell>
          <table:table-cell office:value-type="float" office:value="3572" calcext:value-type="float">
            <text:p>3572</text:p>
          </table:table-cell>
          <table:table-cell office:value-type="string" calcext:value-type="string">
            <text:p>Vorderer Schroffer Stein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Vorderer Schroffer Stein</text:p>
          </table:table-cell>
          <table:table-cell office:value-type="float" office:value="19" calcext:value-type="float">
            <text:p>19</text:p>
          </table:table-cell>
          <table:table-cell office:value-type="float" office:value="50.841679" calcext:value-type="float">
            <text:p>50,841679</text:p>
          </table:table-cell>
          <table:table-cell office:value-type="float" office:value="14.0444749" calcext:value-type="float">
            <text:p>14,0444749</text:p>
          </table:table-cell>
          <table:table-cell office:value-type="string" calcext:value-type="string">
            <text:p>Vorderer Schroffer Stein, Rosenthal-Bielatal, Königstein/Sächs. Schw., Sächsische Schweiz-Osterzgebirge, Sachsen, Deutschland</text:p>
          </table:table-cell>
          <table:table-cell office:value-type="float" office:value="251875102" calcext:value-type="float">
            <text:p>251875102</text:p>
          </table:table-cell>
          <table:table-cell table:number-columns-repeated="1636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interer Schroffer Stein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chroffer Stein, Hinterer</text:p>
          </table:table-cell>
          <table:table-cell office:value-type="string" calcext:value-type="string">
            <text:p>Bielatal</text:p>
          </table:table-cell>
          <table:table-cell office:value-type="float" office:value="3573" calcext:value-type="float">
            <text:p>3573</text:p>
          </table:table-cell>
          <table:table-cell office:value-type="string" calcext:value-type="string">
            <text:p>Hinterer Schroffer Stein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Hinterer Schroffer Stein</text:p>
          </table:table-cell>
          <table:table-cell office:value-type="float" office:value="20" calcext:value-type="float">
            <text:p>20</text:p>
          </table:table-cell>
          <table:table-cell office:value-type="float" office:value="50.8417367" calcext:value-type="float">
            <text:p>50,8417367</text:p>
          </table:table-cell>
          <table:table-cell office:value-type="float" office:value="14.0445151" calcext:value-type="float">
            <text:p>14,0445151</text:p>
          </table:table-cell>
          <table:table-cell office:value-type="string" calcext:value-type="string">
            <text:p>Hinterer Schroffer Stein, Rosenthal-Bielatal, Königstein/Sächs. Schw., Sächsische Schweiz-Osterzgebirge, Sachsen, Deutschland</text:p>
          </table:table-cell>
          <table:table-cell office:value-type="float" office:value="251874678" calcext:value-type="float">
            <text:p>251874678</text:p>
          </table:table-cell>
          <table:table-cell table:number-columns-repeated="1636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hraubenkopf *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chraubenkopf</text:p>
          </table:table-cell>
          <table:table-cell office:value-type="string" calcext:value-type="string">
            <text:p>Bielatal</text:p>
          </table:table-cell>
          <table:table-cell office:value-type="float" office:value="3574" calcext:value-type="float">
            <text:p>3574</text:p>
          </table:table-cell>
          <table:table-cell office:value-type="string" calcext:value-type="string">
            <text:p>Schraubenkopf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chraubenkopf</text:p>
          </table:table-cell>
          <table:table-cell office:value-type="float" office:value="21" calcext:value-type="float">
            <text:p>21</text:p>
          </table:table-cell>
          <table:table-cell office:value-type="float" office:value="50.8415028" calcext:value-type="float">
            <text:p>50,8415028</text:p>
          </table:table-cell>
          <table:table-cell office:value-type="float" office:value="14.0445841" calcext:value-type="float">
            <text:p>14,0445841</text:p>
          </table:table-cell>
          <table:table-cell office:value-type="string" calcext:value-type="string">
            <text:p>Schraubenkopf, Rosenthal-Bielatal, Königstein/Sächs. Schw., Sächsische Schweiz-Osterzgebirge, Sachsen, Deutschland</text:p>
          </table:table-cell>
          <table:table-cell office:value-type="float" office:value="251875062" calcext:value-type="float">
            <text:p>251875062</text:p>
          </table:table-cell>
          <table:table-cell table:number-columns-repeated="1636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egelagerer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egelagerer</text:p>
          </table:table-cell>
          <table:table-cell office:value-type="string" calcext:value-type="string">
            <text:p>Bielatal</text:p>
          </table:table-cell>
          <table:table-cell office:value-type="float" office:value="3575" calcext:value-type="float">
            <text:p>3575</text:p>
          </table:table-cell>
          <table:table-cell office:value-type="string" calcext:value-type="string">
            <text:p>Wegelagerer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Wegelagerer</text:p>
          </table:table-cell>
          <table:table-cell office:value-type="float" office:value="22" calcext:value-type="float">
            <text:p>22</text:p>
          </table:table-cell>
          <table:table-cell office:value-type="float" office:value="50.841407" calcext:value-type="float">
            <text:p>50,841407</text:p>
          </table:table-cell>
          <table:table-cell office:value-type="float" office:value="14.0445192" calcext:value-type="float">
            <text:p>14,0445192</text:p>
          </table:table-cell>
          <table:table-cell office:value-type="string" calcext:value-type="string">
            <text:p>Wegelagerer, Rosenthal-Bielatal, Königstein/Sächs. Schw., Sächsische Schweiz-Osterzgebirge, Sachsen, Deutschland</text:p>
          </table:table-cell>
          <table:table-cell office:value-type="float" office:value="440847195" calcext:value-type="float">
            <text:p>440847195</text:p>
          </table:table-cell>
          <table:table-cell table:number-columns-repeated="1636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ichte Zack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eichte Zacke</text:p>
          </table:table-cell>
          <table:table-cell office:value-type="string" calcext:value-type="string">
            <text:p>Bielatal</text:p>
          </table:table-cell>
          <table:table-cell office:value-type="float" office:value="3576" calcext:value-type="float">
            <text:p>3576</text:p>
          </table:table-cell>
          <table:table-cell office:value-type="string" calcext:value-type="string">
            <text:p>Leichte Zack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eichte Zacke</text:p>
          </table:table-cell>
          <table:table-cell office:value-type="float" office:value="23" calcext:value-type="float">
            <text:p>23</text:p>
          </table:table-cell>
          <table:table-cell office:value-type="float" office:value="50.8409781" calcext:value-type="float">
            <text:p>50,8409781</text:p>
          </table:table-cell>
          <table:table-cell office:value-type="float" office:value="14.0451422" calcext:value-type="float">
            <text:p>14,0451422</text:p>
          </table:table-cell>
          <table:table-cell office:value-type="string" calcext:value-type="string">
            <text:p>Leichte Zacke, Rosenthal-Bielatal, Königstein/Sächs. Schw., Sächsische Schweiz-Osterzgebirge, Sachsen, Deutschland</text:p>
          </table:table-cell>
          <table:table-cell office:value-type="float" office:value="679351637" calcext:value-type="float">
            <text:p>679351637</text:p>
          </table:table-cell>
          <table:table-cell table:number-columns-repeated="1636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chwere Zack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chwere Zacke</text:p>
          </table:table-cell>
          <table:table-cell office:value-type="string" calcext:value-type="string">
            <text:p>Bielatal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Schwere Zack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chwere Zacke</text:p>
          </table:table-cell>
          <table:table-cell office:value-type="float" office:value="24" calcext:value-type="float">
            <text:p>24</text:p>
          </table:table-cell>
          <table:table-cell office:value-type="float" office:value="50.8408464" calcext:value-type="float">
            <text:p>50,8408464</text:p>
          </table:table-cell>
          <table:table-cell office:value-type="float" office:value="14.0449967" calcext:value-type="float">
            <text:p>14,0449967</text:p>
          </table:table-cell>
          <table:table-cell office:value-type="string" calcext:value-type="string">
            <text:p>Schwere Zacke, Rosenthal-Bielatal, Königstein/Sächs. Schw., Sächsische Schweiz-Osterzgebirge, Sachsen, Deutschland</text:p>
          </table:table-cell>
          <table:table-cell office:value-type="float" office:value="251875075" calcext:value-type="float">
            <text:p>251875075</text:p>
          </table:table-cell>
          <table:table-cell table:number-columns-repeated="1636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chiefe Zacke *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chiefe Zacke</text:p>
          </table:table-cell>
          <table:table-cell office:value-type="string" calcext:value-type="string">
            <text:p>Bielatal</text:p>
          </table:table-cell>
          <table:table-cell office:value-type="float" office:value="3578" calcext:value-type="float">
            <text:p>3578</text:p>
          </table:table-cell>
          <table:table-cell office:value-type="string" calcext:value-type="string">
            <text:p>Schiefe Zack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chiefe Zacke</text:p>
          </table:table-cell>
          <table:table-cell office:value-type="float" office:value="25" calcext:value-type="float">
            <text:p>25</text:p>
          </table:table-cell>
          <table:table-cell office:value-type="float" office:value="50.8407847" calcext:value-type="float">
            <text:p>50,8407847</text:p>
          </table:table-cell>
          <table:table-cell office:value-type="float" office:value="14.0452454" calcext:value-type="float">
            <text:p>14,0452454</text:p>
          </table:table-cell>
          <table:table-cell office:value-type="string" calcext:value-type="string">
            <text:p>Schiefe Zacke, Rosenthal-Bielatal, Königstein/Sächs. Schw., Sächsische Schweiz-Osterzgebirge, Sachsen, Deutschland</text:p>
          </table:table-cell>
          <table:table-cell office:value-type="float" office:value="251874976" calcext:value-type="float">
            <text:p>251874976</text:p>
          </table:table-cell>
          <table:table-cell table:number-columns-repeated="1636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chiefer Turm **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chiefer Turm</text:p>
          </table:table-cell>
          <table:table-cell office:value-type="string" calcext:value-type="string">
            <text:p>Bielatal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Schiefer 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chiefer Turm</text:p>
          </table:table-cell>
          <table:table-cell office:value-type="float" office:value="26" calcext:value-type="float">
            <text:p>26</text:p>
          </table:table-cell>
          <table:table-cell office:value-type="float" office:value="50.8405893" calcext:value-type="float">
            <text:p>50,8405893</text:p>
          </table:table-cell>
          <table:table-cell office:value-type="float" office:value="14.0453253" calcext:value-type="float">
            <text:p>14,0453253</text:p>
          </table:table-cell>
          <table:table-cell office:value-type="string" calcext:value-type="string">
            <text:p>Schiefer Turm, Rosenthal-Bielatal, Königstein/Sächs. Schw., Sächsische Schweiz-Osterzgebirge, Sachsen, Deutschland</text:p>
          </table:table-cell>
          <table:table-cell office:value-type="float" office:value="679351642" calcext:value-type="float">
            <text:p>679351642</text:p>
          </table:table-cell>
          <table:table-cell table:number-columns-repeated="1636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allenkopf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allenkopf</text:p>
          </table:table-cell>
          <table:table-cell office:value-type="string" calcext:value-type="string">
            <text:p>Bielatal</text:p>
          </table:table-cell>
          <table:table-cell office:value-type="float" office:value="3580" calcext:value-type="float">
            <text:p>3580</text:p>
          </table:table-cell>
          <table:table-cell office:value-type="string" calcext:value-type="string">
            <text:p>Hallenkopf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Hallenkopf</text:p>
          </table:table-cell>
          <table:table-cell office:value-type="float" office:value="27" calcext:value-type="float">
            <text:p>27</text:p>
          </table:table-cell>
          <table:table-cell office:value-type="float" office:value="50.8408628" calcext:value-type="float">
            <text:p>50,8408628</text:p>
          </table:table-cell>
          <table:table-cell office:value-type="float" office:value="14.0454967" calcext:value-type="float">
            <text:p>14,0454967</text:p>
          </table:table-cell>
          <table:table-cell office:value-type="string" calcext:value-type="string">
            <text:p>Hallenkopf, Rosenthal-Bielatal, Königstein/Sächs. Schw., Sächsische Schweiz-Osterzgebirge, Sachsen, Deutschland</text:p>
          </table:table-cell>
          <table:table-cell office:value-type="float" office:value="440847196" calcext:value-type="float">
            <text:p>440847196</text:p>
          </table:table-cell>
          <table:table-cell table:number-columns-repeated="1636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allenstein *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Hallenstein</text:p>
          </table:table-cell>
          <table:table-cell office:value-type="string" calcext:value-type="string">
            <text:p>Bielatal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Hallenstein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Hallenstein</text:p>
          </table:table-cell>
          <table:table-cell office:value-type="float" office:value="28" calcext:value-type="float">
            <text:p>28</text:p>
          </table:table-cell>
          <table:table-cell office:value-type="float" office:value="50.8407316" calcext:value-type="float">
            <text:p>50,8407316</text:p>
          </table:table-cell>
          <table:table-cell office:value-type="float" office:value="14.0455672" calcext:value-type="float">
            <text:p>14,0455672</text:p>
          </table:table-cell>
          <table:table-cell office:value-type="string" calcext:value-type="string">
            <text:p>Hallenstein, Rosenthal-Bielatal, Königstein/Sächs. Schw., Sächsische Schweiz-Osterzgebirge, Sachsen, Deutschland</text:p>
          </table:table-cell>
          <table:table-cell office:value-type="float" office:value="440847197" calcext:value-type="float">
            <text:p>440847197</text:p>
          </table:table-cell>
          <table:table-cell table:number-columns-repeated="1636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nnenwendstein *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onnenwendstein</text:p>
          </table:table-cell>
          <table:table-cell office:value-type="string" calcext:value-type="string">
            <text:p>Bielatal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Sonnenwendstein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onnenwendstein</text:p>
          </table:table-cell>
          <table:table-cell office:value-type="float" office:value="29" calcext:value-type="float">
            <text:p>29</text:p>
          </table:table-cell>
          <table:table-cell office:value-type="float" office:value="50.8406212" calcext:value-type="float">
            <text:p>50,8406212</text:p>
          </table:table-cell>
          <table:table-cell office:value-type="float" office:value="14.0459332" calcext:value-type="float">
            <text:p>14,0459332</text:p>
          </table:table-cell>
          <table:table-cell office:value-type="string" calcext:value-type="string">
            <text:p>Sonnenwendstein, Rosenthal-Bielatal, Königstein/Sächs. Schw., Sächsische Schweiz-Osterzgebirge, Sachsen, Deutschland</text:p>
          </table:table-cell>
          <table:table-cell office:value-type="float" office:value="679351618" calcext:value-type="float">
            <text:p>679351618</text:p>
          </table:table-cell>
          <table:table-cell table:number-columns-repeated="1636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nny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Sonny</text:p>
          </table:table-cell>
          <table:table-cell office:value-type="string" calcext:value-type="string">
            <text:p>Bielatal</text:p>
          </table:table-cell>
          <table:table-cell office:value-type="float" office:value="17693" calcext:value-type="float">
            <text:p>17693</text:p>
          </table:table-cell>
          <table:table-cell office:value-type="string" calcext:value-type="string">
            <text:p>Sonny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Sonny</text:p>
          </table:table-cell>
          <table:table-cell office:value-type="float" office:value="30" calcext:value-type="float">
            <text:p>30</text:p>
          </table:table-cell>
          <table:table-cell office:value-type="float" office:value="50.8406524" calcext:value-type="float">
            <text:p>50,8406524</text:p>
          </table:table-cell>
          <table:table-cell office:value-type="float" office:value="14.0461261" calcext:value-type="float">
            <text:p>14,0461261</text:p>
          </table:table-cell>
          <table:table-cell office:value-type="string" calcext:value-type="string">
            <text:p>Sonny, Rosenthal-Bielatal, Königstein/Sächs. Schw., Sächsische Schweiz-Osterzgebirge, Sachsen, Deutschland</text:p>
          </table:table-cell>
          <table:table-cell office:value-type="float" office:value="4028498742" calcext:value-type="float">
            <text:p>4028498742</text:p>
          </table:table-cell>
          <table:table-cell table:number-columns-repeated="1636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hinesischer Turm **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hinesischer Turm</text:p>
          </table:table-cell>
          <table:table-cell office:value-type="string" calcext:value-type="string">
            <text:p>Bielatal</text:p>
          </table:table-cell>
          <table:table-cell office:value-type="float" office:value="3583" calcext:value-type="float">
            <text:p>3583</text:p>
          </table:table-cell>
          <table:table-cell office:value-type="string" calcext:value-type="string">
            <text:p>Chinesischer 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hinesischer Turm</text:p>
          </table:table-cell>
          <table:table-cell office:value-type="float" office:value="31" calcext:value-type="float">
            <text:p>31</text:p>
          </table:table-cell>
          <table:table-cell office:value-type="float" office:value="50.8405996" calcext:value-type="float">
            <text:p>50,8405996</text:p>
          </table:table-cell>
          <table:table-cell office:value-type="float" office:value="14.0456359" calcext:value-type="float">
            <text:p>14,0456359</text:p>
          </table:table-cell>
          <table:table-cell office:value-type="string" calcext:value-type="string">
            <text:p>Chinesischer Turm, Rosenthal-Bielatal, Königstein/Sächs. Schw., Sächsische Schweiz-Osterzgebirge, Sachsen, Deutschland</text:p>
          </table:table-cell>
          <table:table-cell office:value-type="float" office:value="251874501" calcext:value-type="float">
            <text:p>251874501</text:p>
          </table:table-cell>
          <table:table-cell table:number-columns-repeated="1636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ndarin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ndarin</text:p>
          </table:table-cell>
          <table:table-cell office:value-type="string" calcext:value-type="string">
            <text:p>Bielatal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Mandarin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andarin</text:p>
          </table:table-cell>
          <table:table-cell office:value-type="float" office:value="32" calcext:value-type="float">
            <text:p>32</text:p>
          </table:table-cell>
          <table:table-cell office:value-type="float" office:value="50.8404258" calcext:value-type="float">
            <text:p>50,8404258</text:p>
          </table:table-cell>
          <table:table-cell office:value-type="float" office:value="14.0455713" calcext:value-type="float">
            <text:p>14,0455713</text:p>
          </table:table-cell>
          <table:table-cell office:value-type="string" calcext:value-type="string">
            <text:p>Mandarin, Rosenthal-Bielatal, Königstein/Sächs. Schw., Sächsische Schweiz-Osterzgebirge, Sachsen, Deutschland</text:p>
          </table:table-cell>
          <table:table-cell office:value-type="float" office:value="1937606720" calcext:value-type="float">
            <text:p>1937606720</text:p>
          </table:table-cell>
          <table:table-cell table:number-columns-repeated="1636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wachsener Fel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ewachsener Fels</text:p>
          </table:table-cell>
          <table:table-cell office:value-type="string" calcext:value-type="string">
            <text:p>Bielatal</text:p>
          </table:table-cell>
          <table:table-cell office:value-type="float" office:value="3585" calcext:value-type="float">
            <text:p>3585</text:p>
          </table:table-cell>
          <table:table-cell office:value-type="string" calcext:value-type="string">
            <text:p>Bewachsener Fels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ewachsener Fels</text:p>
          </table:table-cell>
          <table:table-cell office:value-type="float" office:value="33" calcext:value-type="float">
            <text:p>33</text:p>
          </table:table-cell>
          <table:table-cell office:value-type="float" office:value="50.8401833" calcext:value-type="float">
            <text:p>50,8401833</text:p>
          </table:table-cell>
          <table:table-cell office:value-type="float" office:value="14.0460667" calcext:value-type="float">
            <text:p>14,0460667</text:p>
          </table:table-cell>
          <table:table-cell office:value-type="string" calcext:value-type="string">
            <text:p>Bewachsener Fels, Rosenthal-Bielatal, Königstein/Sächs. Schw., Sächsische Schweiz-Osterzgebirge, Sachsen, Deutschland</text:p>
          </table:table-cell>
          <table:table-cell office:value-type="float" office:value="1343822415" calcext:value-type="float">
            <text:p>1343822415</text:p>
          </table:table-cell>
          <table:table-cell table:number-columns-repeated="1636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rautmannsfels *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rautmannsfels</text:p>
          </table:table-cell>
          <table:table-cell office:value-type="string" calcext:value-type="string">
            <text:p>Bielatal</text:p>
          </table:table-cell>
          <table:table-cell office:value-type="float" office:value="3586" calcext:value-type="float">
            <text:p>3586</text:p>
          </table:table-cell>
          <table:table-cell office:value-type="string" calcext:value-type="string">
            <text:p>Trautmannsfels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rautmannsfels</text:p>
          </table:table-cell>
          <table:table-cell office:value-type="float" office:value="34" calcext:value-type="float">
            <text:p>34</text:p>
          </table:table-cell>
          <table:table-cell office:value-type="float" office:value="50.8400361" calcext:value-type="float">
            <text:p>50,8400361</text:p>
          </table:table-cell>
          <table:table-cell office:value-type="float" office:value="14.0461263" calcext:value-type="float">
            <text:p>14,0461263</text:p>
          </table:table-cell>
          <table:table-cell office:value-type="string" calcext:value-type="string">
            <text:p>Trautmannsfels, Rosenthal-Bielatal, Königstein/Sächs. Schw., Sächsische Schweiz-Osterzgebirge, Sachsen, Deutschland</text:p>
          </table:table-cell>
          <table:table-cell office:value-type="float" office:value="2260819511" calcext:value-type="float">
            <text:p>2260819511</text:p>
          </table:table-cell>
          <table:table-cell table:number-columns-repeated="1636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asser Stein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asser Stein</text:p>
          </table:table-cell>
          <table:table-cell office:value-type="string" calcext:value-type="string">
            <text:p>Bielatal</text:p>
          </table:table-cell>
          <table:table-cell office:value-type="float" office:value="3587" calcext:value-type="float">
            <text:p>3587</text:p>
          </table:table-cell>
          <table:table-cell office:value-type="string" calcext:value-type="string">
            <text:p>Nasser Stein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Nasser Stein</text:p>
          </table:table-cell>
          <table:table-cell office:value-type="float" office:value="35" calcext:value-type="float">
            <text:p>35</text:p>
          </table:table-cell>
          <table:table-cell office:value-type="float" office:value="50.8402833" calcext:value-type="float">
            <text:p>50,8402833</text:p>
          </table:table-cell>
          <table:table-cell office:value-type="float" office:value="14.0465167" calcext:value-type="float">
            <text:p>14,0465167</text:p>
          </table:table-cell>
          <table:table-cell office:value-type="string" calcext:value-type="string">
            <text:p>Nasser Stein, Rosenthal-Bielatal, Königstein/Sächs. Schw., Sächsische Schweiz-Osterzgebirge, Sachsen, Deutschland</text:p>
          </table:table-cell>
          <table:table-cell office:value-type="float" office:value="717576464" calcext:value-type="float">
            <text:p>717576464</text:p>
          </table:table-cell>
          <table:table-cell table:number-columns-repeated="1636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lück-auf-Turm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Glück-Auf-Turm</text:p>
          </table:table-cell>
          <table:table-cell office:value-type="string" calcext:value-type="string">
            <text:p>Bielatal</text:p>
          </table:table-cell>
          <table:table-cell office:value-type="float" office:value="3588" calcext:value-type="float">
            <text:p>3588</text:p>
          </table:table-cell>
          <table:table-cell office:value-type="string" calcext:value-type="string">
            <text:p>Glück-Auf-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Glück-Auf-Turm</text:p>
          </table:table-cell>
          <table:table-cell office:value-type="float" office:value="36" calcext:value-type="float">
            <text:p>36</text:p>
          </table:table-cell>
          <table:table-cell office:value-type="float" office:value="50.8399257" calcext:value-type="float">
            <text:p>50,8399257</text:p>
          </table:table-cell>
          <table:table-cell office:value-type="float" office:value="14.046582" calcext:value-type="float">
            <text:p>14,046582</text:p>
          </table:table-cell>
          <table:table-cell office:value-type="string" calcext:value-type="string">
            <text:p>Glück Auf Turm, Rosenthal-Bielatal, Königstein/Sächs. Schw., Sächsische Schweiz-Osterzgebirge, Sachsen, Deutschland</text:p>
          </table:table-cell>
          <table:table-cell office:value-type="float" office:value="1300127153" calcext:value-type="float">
            <text:p>1300127153</text:p>
          </table:table-cell>
          <table:table-cell table:number-columns-repeated="1636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aup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Raupe</text:p>
          </table:table-cell>
          <table:table-cell office:value-type="string" calcext:value-type="string">
            <text:p>Bielatal</text:p>
          </table:table-cell>
          <table:table-cell office:value-type="float" office:value="3589" calcext:value-type="float">
            <text:p>3589</text:p>
          </table:table-cell>
          <table:table-cell office:value-type="string" calcext:value-type="string">
            <text:p>Raup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Raupe</text:p>
          </table:table-cell>
          <table:table-cell office:value-type="float" office:value="37" calcext:value-type="float">
            <text:p>37</text:p>
          </table:table-cell>
          <table:table-cell office:value-type="float" office:value="50.8398111" calcext:value-type="float">
            <text:p>50,8398111</text:p>
          </table:table-cell>
          <table:table-cell office:value-type="float" office:value="14.0463783" calcext:value-type="float">
            <text:p>14,0463783</text:p>
          </table:table-cell>
          <table:table-cell office:value-type="string" calcext:value-type="string">
            <text:p>Raupe, Rosenthal-Bielatal, Königstein/Sächs. Schw., Sächsische Schweiz-Osterzgebirge, Sachsen, Deutschland</text:p>
          </table:table-cell>
          <table:table-cell office:value-type="float" office:value="1300127161" calcext:value-type="float">
            <text:p>1300127161</text:p>
          </table:table-cell>
          <table:table-cell table:number-columns-repeated="1636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upp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Puppe</text:p>
          </table:table-cell>
          <table:table-cell office:value-type="string" calcext:value-type="string">
            <text:p>Bielatal</text:p>
          </table:table-cell>
          <table:table-cell office:value-type="float" office:value="3590" calcext:value-type="float">
            <text:p>3590</text:p>
          </table:table-cell>
          <table:table-cell office:value-type="string" calcext:value-type="string">
            <text:p>Pupp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uppe</text:p>
          </table:table-cell>
          <table:table-cell office:value-type="float" office:value="38" calcext:value-type="float">
            <text:p>38</text:p>
          </table:table-cell>
          <table:table-cell office:value-type="float" office:value="50.839682" calcext:value-type="float">
            <text:p>50,839682</text:p>
          </table:table-cell>
          <table:table-cell office:value-type="float" office:value="14.0466835" calcext:value-type="float">
            <text:p>14,0466835</text:p>
          </table:table-cell>
          <table:table-cell office:value-type="string" calcext:value-type="string">
            <text:p>Puppe, Rosenthal-Bielatal, Königstein/Sächs. Schw., Sächsische Schweiz-Osterzgebirge, Sachsen, Deutschland</text:p>
          </table:table-cell>
          <table:table-cell office:value-type="float" office:value="1300127172" calcext:value-type="float">
            <text:p>1300127172</text:p>
          </table:table-cell>
          <table:table-cell table:number-columns-repeated="1636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anzelturm **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Kanzelturm</text:p>
          </table:table-cell>
          <table:table-cell office:value-type="string" calcext:value-type="string">
            <text:p>Bielatal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Kanzel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Kanzelturm</text:p>
          </table:table-cell>
          <table:table-cell office:value-type="float" office:value="39" calcext:value-type="float">
            <text:p>39</text:p>
          </table:table-cell>
          <table:table-cell office:value-type="float" office:value="50.8396355" calcext:value-type="float">
            <text:p>50,8396355</text:p>
          </table:table-cell>
          <table:table-cell office:value-type="float" office:value="14.0470169" calcext:value-type="float">
            <text:p>14,0470169</text:p>
          </table:table-cell>
          <table:table-cell office:value-type="string" calcext:value-type="string">
            <text:p>Kanzelturm, Rosenthal-Bielatal, Königstein/Sächs. Schw., Sächsische Schweiz-Osterzgebirge, Sachsen, Deutschland</text:p>
          </table:table-cell>
          <table:table-cell office:value-type="float" office:value="251874774" calcext:value-type="float">
            <text:p>251874774</text:p>
          </table:table-cell>
          <table:table-cell table:number-columns-repeated="1636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childkrötenturm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childkrötenturm</text:p>
          </table:table-cell>
          <table:table-cell office:value-type="string" calcext:value-type="string">
            <text:p>Bielatal</text:p>
          </table:table-cell>
          <table:table-cell office:value-type="float" office:value="3592" calcext:value-type="float">
            <text:p>3592</text:p>
          </table:table-cell>
          <table:table-cell office:value-type="string" calcext:value-type="string">
            <text:p>Schildkröten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childkrötenturm</text:p>
          </table:table-cell>
          <table:table-cell office:value-type="float" office:value="40" calcext:value-type="float">
            <text:p>40</text:p>
          </table:table-cell>
          <table:table-cell office:value-type="float" office:value="50.8387657" calcext:value-type="float">
            <text:p>50,8387657</text:p>
          </table:table-cell>
          <table:table-cell office:value-type="float" office:value="14.0482834" calcext:value-type="float">
            <text:p>14,0482834</text:p>
          </table:table-cell>
          <table:table-cell office:value-type="string" calcext:value-type="string">
            <text:p>Schildkrötenturm, Rosenthal-Bielatal, Königstein/Sächs. Schw., Sächsische Schweiz-Osterzgebirge, Sachsen, Deutschland</text:p>
          </table:table-cell>
          <table:table-cell office:value-type="float" office:value="251874973" calcext:value-type="float">
            <text:p>251874973</text:p>
          </table:table-cell>
          <table:table-cell table:number-columns-repeated="1636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esuchter Tur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Gesuchter Turm</text:p>
          </table:table-cell>
          <table:table-cell office:value-type="string" calcext:value-type="string">
            <text:p>Bielatal</text:p>
          </table:table-cell>
          <table:table-cell office:value-type="float" office:value="3593" calcext:value-type="float">
            <text:p>3593</text:p>
          </table:table-cell>
          <table:table-cell office:value-type="string" calcext:value-type="string">
            <text:p>Gesuchter 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esuchter Turm</text:p>
          </table:table-cell>
          <table:table-cell office:value-type="float" office:value="41" calcext:value-type="float">
            <text:p>41</text:p>
          </table:table-cell>
          <table:table-cell office:value-type="float" office:value="50.8388513" calcext:value-type="float">
            <text:p>50,8388513</text:p>
          </table:table-cell>
          <table:table-cell office:value-type="float" office:value="14.0487335" calcext:value-type="float">
            <text:p>14,0487335</text:p>
          </table:table-cell>
          <table:table-cell office:value-type="string" calcext:value-type="string">
            <text:p>Gesuchter Turm, Rosenthal-Bielatal, Königstein/Sächs. Schw., Sächsische Schweiz-Osterzgebirge, Sachsen, Deutschland</text:p>
          </table:table-cell>
          <table:table-cell office:value-type="float" office:value="251874605" calcext:value-type="float">
            <text:p>251874605</text:p>
          </table:table-cell>
          <table:table-cell table:number-columns-repeated="1636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uchenturm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Kuchenturm</text:p>
          </table:table-cell>
          <table:table-cell office:value-type="string" calcext:value-type="string">
            <text:p>Bielatal</text:p>
          </table:table-cell>
          <table:table-cell office:value-type="float" office:value="3793" calcext:value-type="float">
            <text:p>3793</text:p>
          </table:table-cell>
          <table:table-cell office:value-type="string" calcext:value-type="string">
            <text:p>Kuchen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Kuchenturm</text:p>
          </table:table-cell>
          <table:table-cell office:value-type="float" office:value="42" calcext:value-type="float">
            <text:p>42</text:p>
          </table:table-cell>
          <table:table-cell office:value-type="float" office:value="50.8382669" calcext:value-type="float">
            <text:p>50,8382669</text:p>
          </table:table-cell>
          <table:table-cell office:value-type="float" office:value="14.0489681" calcext:value-type="float">
            <text:p>14,0489681</text:p>
          </table:table-cell>
          <table:table-cell office:value-type="string" calcext:value-type="string">
            <text:p>Kuchenturm, Rosenthal-Bielatal, Königstein/Sächs. Schw., Sächsische Schweiz-Osterzgebirge, Sachsen, Deutschland</text:p>
          </table:table-cell>
          <table:table-cell office:value-type="float" office:value="1298133415" calcext:value-type="float">
            <text:p>1298133415</text:p>
          </table:table-cell>
          <table:table-cell table:number-columns-repeated="1636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ingelturm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Ringelturm</text:p>
          </table:table-cell>
          <table:table-cell office:value-type="string" calcext:value-type="string">
            <text:p>Bielatal</text:p>
          </table:table-cell>
          <table:table-cell office:value-type="float" office:value="3594" calcext:value-type="float">
            <text:p>3594</text:p>
          </table:table-cell>
          <table:table-cell office:value-type="string" calcext:value-type="string">
            <text:p>Ringel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Ringelturm</text:p>
          </table:table-cell>
          <table:table-cell office:value-type="float" office:value="43" calcext:value-type="float">
            <text:p>43</text:p>
          </table:table-cell>
          <table:table-cell office:value-type="float" office:value="50.8382109" calcext:value-type="float">
            <text:p>50,8382109</text:p>
          </table:table-cell>
          <table:table-cell office:value-type="float" office:value="14.0490572" calcext:value-type="float">
            <text:p>14,0490572</text:p>
          </table:table-cell>
          <table:table-cell office:value-type="string" calcext:value-type="string">
            <text:p>Ringelturm, Rosenthal-Bielatal, Königstein/Sächs. Schw., Sächsische Schweiz-Osterzgebirge, Sachsen, Deutschland</text:p>
          </table:table-cell>
          <table:table-cell office:value-type="float" office:value="251874955" calcext:value-type="float">
            <text:p>251874955</text:p>
          </table:table-cell>
          <table:table-cell table:number-columns-repeated="1636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Zarathustra junior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Zarathustra Junior</text:p>
          </table:table-cell>
          <table:table-cell office:value-type="string" calcext:value-type="string">
            <text:p>Bielatal</text:p>
          </table:table-cell>
          <table:table-cell office:value-type="float" office:value="3595" calcext:value-type="float">
            <text:p>3595</text:p>
          </table:table-cell>
          <table:table-cell office:value-type="string" calcext:value-type="string">
            <text:p>Zarathustra Junior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Zarathustra Junior</text:p>
          </table:table-cell>
          <table:table-cell office:value-type="float" office:value="44" calcext:value-type="float">
            <text:p>44</text:p>
          </table:table-cell>
          <table:table-cell office:value-type="float" office:value="50.8371909" calcext:value-type="float">
            <text:p>50,8371909</text:p>
          </table:table-cell>
          <table:table-cell office:value-type="float" office:value="14.0489905" calcext:value-type="float">
            <text:p>14,0489905</text:p>
          </table:table-cell>
          <table:table-cell office:value-type="string" calcext:value-type="string">
            <text:p>Zarathustra Junior, Rosenthal-Bielatal, Königstein/Sächs. Schw., Sächsische Schweiz-Osterzgebirge, Sachsen, Deutschland</text:p>
          </table:table-cell>
          <table:table-cell office:value-type="float" office:value="251875187" calcext:value-type="float">
            <text:p>251875187</text:p>
          </table:table-cell>
          <table:table-cell table:number-columns-repeated="1636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Zarathustra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Zarathustra</text:p>
          </table:table-cell>
          <table:table-cell office:value-type="string" calcext:value-type="string">
            <text:p>Bielatal</text:p>
          </table:table-cell>
          <table:table-cell office:value-type="float" office:value="3596" calcext:value-type="float">
            <text:p>3596</text:p>
          </table:table-cell>
          <table:table-cell office:value-type="string" calcext:value-type="string">
            <text:p>Zarathustra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Zarathustra</text:p>
          </table:table-cell>
          <table:table-cell office:value-type="float" office:value="45" calcext:value-type="float">
            <text:p>45</text:p>
          </table:table-cell>
          <table:table-cell office:value-type="float" office:value="50.8371787" calcext:value-type="float">
            <text:p>50,8371787</text:p>
          </table:table-cell>
          <table:table-cell office:value-type="float" office:value="14.0492633" calcext:value-type="float">
            <text:p>14,0492633</text:p>
          </table:table-cell>
          <table:table-cell office:value-type="string" calcext:value-type="string">
            <text:p>Zarathustra, Rosenthal-Bielatal, Königstein/Sächs. Schw., Sächsische Schweiz-Osterzgebirge, Sachsen, Deutschland</text:p>
          </table:table-cell>
          <table:table-cell office:value-type="float" office:value="251875182" calcext:value-type="float">
            <text:p>251875182</text:p>
          </table:table-cell>
          <table:table-cell table:number-columns-repeated="1636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axkopf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Daxkopf</text:p>
          </table:table-cell>
          <table:table-cell office:value-type="string" calcext:value-type="string">
            <text:p>Bielatal</text:p>
          </table:table-cell>
          <table:table-cell office:value-type="float" office:value="3597" calcext:value-type="float">
            <text:p>3597</text:p>
          </table:table-cell>
          <table:table-cell office:value-type="string" calcext:value-type="string">
            <text:p>Daxkopf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axkopf</text:p>
          </table:table-cell>
          <table:table-cell office:value-type="float" office:value="46" calcext:value-type="float">
            <text:p>46</text:p>
          </table:table-cell>
          <table:table-cell office:value-type="float" office:value="50.8370373" calcext:value-type="float">
            <text:p>50,8370373</text:p>
          </table:table-cell>
          <table:table-cell office:value-type="float" office:value="14.0491402" calcext:value-type="float">
            <text:p>14,0491402</text:p>
          </table:table-cell>
          <table:table-cell office:value-type="string" calcext:value-type="string">
            <text:p>Daxkopf, Rosenthal-Bielatal, Königstein/Sächs. Schw., Sächsische Schweiz-Osterzgebirge, Sachsen, Deutschland</text:p>
          </table:table-cell>
          <table:table-cell office:value-type="float" office:value="251874515" calcext:value-type="float">
            <text:p>251874515</text:p>
          </table:table-cell>
          <table:table-cell table:number-columns-repeated="1636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axenstein **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Daxenstein</text:p>
          </table:table-cell>
          <table:table-cell office:value-type="string" calcext:value-type="string">
            <text:p>Bielatal</text:p>
          </table:table-cell>
          <table:table-cell office:value-type="float" office:value="3598" calcext:value-type="float">
            <text:p>3598</text:p>
          </table:table-cell>
          <table:table-cell office:value-type="string" calcext:value-type="string">
            <text:p>Daxenstein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Daxenstein</text:p>
          </table:table-cell>
          <table:table-cell office:value-type="float" office:value="47" calcext:value-type="float">
            <text:p>47</text:p>
          </table:table-cell>
          <table:table-cell office:value-type="float" office:value="50.836956" calcext:value-type="float">
            <text:p>50,836956</text:p>
          </table:table-cell>
          <table:table-cell office:value-type="float" office:value="14.0492952" calcext:value-type="float">
            <text:p>14,0492952</text:p>
          </table:table-cell>
          <table:table-cell office:value-type="string" calcext:value-type="string">
            <text:p>Daxenstein, Rosenthal-Bielatal, Königstein/Sächs. Schw., Sächsische Schweiz-Osterzgebirge, Sachsen, Deutschland</text:p>
          </table:table-cell>
          <table:table-cell office:value-type="float" office:value="2262043708" calcext:value-type="float">
            <text:p>2262043708</text:p>
          </table:table-cell>
          <table:table-cell table:number-columns-repeated="1636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ttoste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Ottostein</text:p>
          </table:table-cell>
          <table:table-cell office:value-type="string" calcext:value-type="string">
            <text:p>Bielatal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Ottostein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Ottostein</text:p>
          </table:table-cell>
          <table:table-cell office:value-type="float" office:value="48" calcext:value-type="float">
            <text:p>48</text:p>
          </table:table-cell>
          <table:table-cell office:value-type="float" office:value="50.8367436" calcext:value-type="float">
            <text:p>50,8367436</text:p>
          </table:table-cell>
          <table:table-cell office:value-type="float" office:value="14.0492703" calcext:value-type="float">
            <text:p>14,0492703</text:p>
          </table:table-cell>
          <table:table-cell office:value-type="string" calcext:value-type="string">
            <text:p>Ottostein, Rosenthal-Bielatal, Königstein/Sächs. Schw., Sächsische Schweiz-Osterzgebirge, Sachsen, Deutschland</text:p>
          </table:table-cell>
          <table:table-cell office:value-type="float" office:value="1404465000" calcext:value-type="float">
            <text:p>1404465000</text:p>
          </table:table-cell>
          <table:table-cell table:number-columns-repeated="1636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roßer Mühlenwächte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ühlenwächter, Großer</text:p>
          </table:table-cell>
          <table:table-cell office:value-type="string" calcext:value-type="string">
            <text:p>Bielatal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Großer Mühlenwächter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oßer Mühlenwächter</text:p>
          </table:table-cell>
          <table:table-cell office:value-type="float" office:value="49" calcext:value-type="float">
            <text:p>49</text:p>
          </table:table-cell>
          <table:table-cell office:value-type="float" office:value="50.8365852" calcext:value-type="float">
            <text:p>50,8365852</text:p>
          </table:table-cell>
          <table:table-cell office:value-type="float" office:value="14.0496162" calcext:value-type="float">
            <text:p>14,0496162</text:p>
          </table:table-cell>
          <table:table-cell office:value-type="string" calcext:value-type="string">
            <text:p>Großer Mühlenwächter, Rosenthal-Bielatal, Königstein/Sächs. Schw., Sächsische Schweiz-Osterzgebirge, Sachsen, Deutschland</text:p>
          </table:table-cell>
          <table:table-cell office:value-type="float" office:value="1404464999" calcext:value-type="float">
            <text:p>1404464999</text:p>
          </table:table-cell>
          <table:table-cell table:number-columns-repeated="1636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leiner Mühlenwächter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ühlenwächter, Kleiner</text:p>
          </table:table-cell>
          <table:table-cell office:value-type="string" calcext:value-type="string">
            <text:p>Bielatal</text:p>
          </table:table-cell>
          <table:table-cell office:value-type="float" office:value="3601" calcext:value-type="float">
            <text:p>3601</text:p>
          </table:table-cell>
          <table:table-cell office:value-type="string" calcext:value-type="string">
            <text:p>Kleiner Mühlenwächter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Kleiner Mühlenwächter</text:p>
          </table:table-cell>
          <table:table-cell office:value-type="float" office:value="50" calcext:value-type="float">
            <text:p>50</text:p>
          </table:table-cell>
          <table:table-cell office:value-type="float" office:value="50.8364304" calcext:value-type="float">
            <text:p>50,8364304</text:p>
          </table:table-cell>
          <table:table-cell office:value-type="float" office:value="14.049677" calcext:value-type="float">
            <text:p>14,049677</text:p>
          </table:table-cell>
          <table:table-cell office:value-type="string" calcext:value-type="string">
            <text:p>Kleiner Mühlenwächter, Rosenthal-Bielatal, Königstein/Sächs. Schw., Sächsische Schweiz-Osterzgebirge, Sachsen, Deutschland</text:p>
          </table:table-cell>
          <table:table-cell office:value-type="float" office:value="1404465001" calcext:value-type="float">
            <text:p>1404465001</text:p>
          </table:table-cell>
          <table:table-cell table:number-columns-repeated="1636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osenthaler Tur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Rosenthaler Turm</text:p>
          </table:table-cell>
          <table:table-cell office:value-type="string" calcext:value-type="string">
            <text:p>Bielatal</text:p>
          </table:table-cell>
          <table:table-cell office:value-type="float" office:value="3602" calcext:value-type="float">
            <text:p>3602</text:p>
          </table:table-cell>
          <table:table-cell office:value-type="string" calcext:value-type="string">
            <text:p>Rosenthaler 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osenthaler Turm</text:p>
          </table:table-cell>
          <table:table-cell office:value-type="float" office:value="51" calcext:value-type="float">
            <text:p>51</text:p>
          </table:table-cell>
          <table:table-cell office:value-type="float" office:value="50.8363927" calcext:value-type="float">
            <text:p>50,8363927</text:p>
          </table:table-cell>
          <table:table-cell office:value-type="float" office:value="14.0529174" calcext:value-type="float">
            <text:p>14,0529174</text:p>
          </table:table-cell>
          <table:table-cell office:value-type="string" calcext:value-type="string">
            <text:p>Rosenthaler Turm, Rosenthal-Bielatal, Königstein/Sächs. Schw., Sächsische Schweiz-Osterzgebirge, Sachsen, Deutschland</text:p>
          </table:table-cell>
          <table:table-cell office:value-type="float" office:value="251874951" calcext:value-type="float">
            <text:p>251874951</text:p>
          </table:table-cell>
          <table:table-cell table:number-columns-repeated="1636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roßvaterstuhl **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Großvaterstuhl</text:p>
          </table:table-cell>
          <table:table-cell office:value-type="string" calcext:value-type="string">
            <text:p>Bielatal</text:p>
          </table:table-cell>
          <table:table-cell office:value-type="float" office:value="3603" calcext:value-type="float">
            <text:p>3603</text:p>
          </table:table-cell>
          <table:table-cell office:value-type="string" calcext:value-type="string">
            <text:p>Großvaterstuhl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Großvaterstuhl</text:p>
          </table:table-cell>
          <table:table-cell office:value-type="float" office:value="52" calcext:value-type="float">
            <text:p>52</text:p>
          </table:table-cell>
          <table:table-cell office:value-type="float" office:value="50.8343965" calcext:value-type="float">
            <text:p>50,8343965</text:p>
          </table:table-cell>
          <table:table-cell office:value-type="float" office:value="14.0529526" calcext:value-type="float">
            <text:p>14,0529526</text:p>
          </table:table-cell>
          <table:table-cell office:value-type="string" calcext:value-type="string">
            <text:p>Großvaterstuhl, Rosenthal-Bielatal, Königstein/Sächs. Schw., Sächsische Schweiz-Osterzgebirge, Sachsen, Deutschland</text:p>
          </table:table-cell>
          <table:table-cell office:value-type="float" office:value="251874645" calcext:value-type="float">
            <text:p>251874645</text:p>
          </table:table-cell>
          <table:table-cell table:number-columns-repeated="1636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aldhor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Waldhorn</text:p>
          </table:table-cell>
          <table:table-cell office:value-type="string" calcext:value-type="string">
            <text:p>Bielatal</text:p>
          </table:table-cell>
          <table:table-cell office:value-type="float" office:value="17727" calcext:value-type="float">
            <text:p>17727</text:p>
          </table:table-cell>
          <table:table-cell office:value-type="string" calcext:value-type="string">
            <text:p>Waldhorn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Waldhorn</text:p>
          </table:table-cell>
          <table:table-cell office:value-type="float" office:value="53" calcext:value-type="float">
            <text:p>53</text:p>
          </table:table-cell>
          <table:table-cell office:value-type="float" office:value="50.8317917" calcext:value-type="float">
            <text:p>50,8317917</text:p>
          </table:table-cell>
          <table:table-cell office:value-type="float" office:value="14.0552058" calcext:value-type="float">
            <text:p>14,0552058</text:p>
          </table:table-cell>
          <table:table-cell office:value-type="string" calcext:value-type="string">
            <text:p>Waldhorn, Rosenthal-Bielatal, Königstein/Sächs. Schw., Sächsische Schweiz-Osterzgebirge, Sachsen, Deutschland</text:p>
          </table:table-cell>
          <table:table-cell office:value-type="float" office:value="5794047894" calcext:value-type="float">
            <text:p>5794047894</text:p>
          </table:table-cell>
          <table:table-cell table:number-columns-repeated="1636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umpfer Turm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tumpfer Turm</text:p>
          </table:table-cell>
          <table:table-cell office:value-type="string" calcext:value-type="string">
            <text:p>Bielatal</text:p>
          </table:table-cell>
          <table:table-cell office:value-type="float" office:value="3604" calcext:value-type="float">
            <text:p>3604</text:p>
          </table:table-cell>
          <table:table-cell office:value-type="string" calcext:value-type="string">
            <text:p>Stumpfer 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tumpfer Turm</text:p>
          </table:table-cell>
          <table:table-cell office:value-type="float" office:value="54" calcext:value-type="float">
            <text:p>54</text:p>
          </table:table-cell>
          <table:table-cell office:value-type="float" office:value="50.8316334" calcext:value-type="float">
            <text:p>50,8316334</text:p>
          </table:table-cell>
          <table:table-cell office:value-type="float" office:value="14.0551278" calcext:value-type="float">
            <text:p>14,0551278</text:p>
          </table:table-cell>
          <table:table-cell office:value-type="string" calcext:value-type="string">
            <text:p>Stumpfer Turm, Rosenthal-Bielatal, Königstein/Sächs. Schw., Sächsische Schweiz-Osterzgebirge, Sachsen, Deutschland</text:p>
          </table:table-cell>
          <table:table-cell office:value-type="float" office:value="251875040" calcext:value-type="float">
            <text:p>251875040</text:p>
          </table:table-cell>
          <table:table-cell table:number-columns-repeated="1636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tumpfe Keule *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tumpfe Keule</text:p>
          </table:table-cell>
          <table:table-cell office:value-type="string" calcext:value-type="string">
            <text:p>Bielatal</text:p>
          </table:table-cell>
          <table:table-cell office:value-type="float" office:value="3605" calcext:value-type="float">
            <text:p>3605</text:p>
          </table:table-cell>
          <table:table-cell office:value-type="string" calcext:value-type="string">
            <text:p>Stumpfe Keul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tumpfe Keule</text:p>
          </table:table-cell>
          <table:table-cell office:value-type="float" office:value="55" calcext:value-type="float">
            <text:p>55</text:p>
          </table:table-cell>
          <table:table-cell office:value-type="float" office:value="50.8314791" calcext:value-type="float">
            <text:p>50,8314791</text:p>
          </table:table-cell>
          <table:table-cell office:value-type="float" office:value="14.0551846" calcext:value-type="float">
            <text:p>14,0551846</text:p>
          </table:table-cell>
          <table:table-cell office:value-type="string" calcext:value-type="string">
            <text:p>Stumpfe Keule, Rosenthal-Bielatal, Königstein/Sächs. Schw., Sächsische Schweiz-Osterzgebirge, Sachsen, Deutschland</text:p>
          </table:table-cell>
          <table:table-cell office:value-type="float" office:value="251875042" calcext:value-type="float">
            <text:p>251875042</text:p>
          </table:table-cell>
          <table:table-cell table:number-columns-repeated="1636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umpfer Kegel **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tumpfer Kegel</text:p>
          </table:table-cell>
          <table:table-cell office:value-type="string" calcext:value-type="string">
            <text:p>Bielatal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Stumpfer Kegel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tumpfer Kegel</text:p>
          </table:table-cell>
          <table:table-cell office:value-type="float" office:value="56" calcext:value-type="float">
            <text:p>56</text:p>
          </table:table-cell>
          <table:table-cell office:value-type="float" office:value="50.8312958" calcext:value-type="float">
            <text:p>50,8312958</text:p>
          </table:table-cell>
          <table:table-cell office:value-type="float" office:value="14.0548971" calcext:value-type="float">
            <text:p>14,0548971</text:p>
          </table:table-cell>
          <table:table-cell office:value-type="string" calcext:value-type="string">
            <text:p>Stumpfer Kegel, Rosenthal-Bielatal, Königstein/Sächs. Schw., Sächsische Schweiz-Osterzgebirge, Sachsen, Deutschland</text:p>
          </table:table-cell>
          <table:table-cell office:value-type="float" office:value="251875041" calcext:value-type="float">
            <text:p>251875041</text:p>
          </table:table-cell>
          <table:table-cell table:number-columns-repeated="1636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rometheu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Bielatal</text:p>
          </table:table-cell>
          <table:table-cell office:value-type="float" office:value="3607" calcext:value-type="float">
            <text:p>3607</text:p>
          </table:table-cell>
          <table:table-cell office:value-type="string" calcext:value-type="string">
            <text:p>Prometheus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Prometheus</text:p>
          </table:table-cell>
          <table:table-cell office:value-type="float" office:value="57" calcext:value-type="float">
            <text:p>57</text:p>
          </table:table-cell>
          <table:table-cell office:value-type="float" office:value="50.8310176" calcext:value-type="float">
            <text:p>50,8310176</text:p>
          </table:table-cell>
          <table:table-cell office:value-type="float" office:value="14.0553005" calcext:value-type="float">
            <text:p>14,0553005</text:p>
          </table:table-cell>
          <table:table-cell office:value-type="string" calcext:value-type="string">
            <text:p>Prometheus, Rosenthal-Bielatal, Königstein/Sächs. Schw., Sächsische Schweiz-Osterzgebirge, Sachsen, Deutschland</text:p>
          </table:table-cell>
          <table:table-cell office:value-type="float" office:value="251874921" calcext:value-type="float">
            <text:p>251874921</text:p>
          </table:table-cell>
          <table:table-cell table:number-columns-repeated="1636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ledermausturm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Fledermausturm</text:p>
          </table:table-cell>
          <table:table-cell office:value-type="string" calcext:value-type="string">
            <text:p>Bielatal</text:p>
          </table:table-cell>
          <table:table-cell office:value-type="float" office:value="3608" calcext:value-type="float">
            <text:p>3608</text:p>
          </table:table-cell>
          <table:table-cell office:value-type="string" calcext:value-type="string">
            <text:p>Fledermaus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ledermausturm</text:p>
          </table:table-cell>
          <table:table-cell office:value-type="float" office:value="58" calcext:value-type="float">
            <text:p>58</text:p>
          </table:table-cell>
          <table:table-cell office:value-type="float" office:value="50.8310689" calcext:value-type="float">
            <text:p>50,8310689</text:p>
          </table:table-cell>
          <table:table-cell office:value-type="float" office:value="14.0554312" calcext:value-type="float">
            <text:p>14,0554312</text:p>
          </table:table-cell>
          <table:table-cell office:value-type="string" calcext:value-type="string">
            <text:p>Fledermausturm, Rosenthal-Bielatal, Königstein/Sächs. Schw., Sächsische Schweiz-Osterzgebirge, Sachsen, Deutschland</text:p>
          </table:table-cell>
          <table:table-cell office:value-type="float" office:value="251874560" calcext:value-type="float">
            <text:p>251874560</text:p>
          </table:table-cell>
          <table:table-cell table:number-columns-repeated="1636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iebenschläferturm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iebenschläferturm</text:p>
          </table:table-cell>
          <table:table-cell office:value-type="string" calcext:value-type="string">
            <text:p>Bielatal</text:p>
          </table:table-cell>
          <table:table-cell office:value-type="float" office:value="3609" calcext:value-type="float">
            <text:p>3609</text:p>
          </table:table-cell>
          <table:table-cell office:value-type="string" calcext:value-type="string">
            <text:p>Siebenschläfer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iebenschläferturm</text:p>
          </table:table-cell>
          <table:table-cell office:value-type="float" office:value="59" calcext:value-type="float">
            <text:p>59</text:p>
          </table:table-cell>
          <table:table-cell office:value-type="float" office:value="50.8309326" calcext:value-type="float">
            <text:p>50,8309326</text:p>
          </table:table-cell>
          <table:table-cell office:value-type="float" office:value="14.0554589" calcext:value-type="float">
            <text:p>14,0554589</text:p>
          </table:table-cell>
          <table:table-cell office:value-type="string" calcext:value-type="string">
            <text:p>Siebenschläferturm, Rosenthal-Bielatal, Königstein/Sächs. Schw., Sächsische Schweiz-Osterzgebirge, Sachsen, Deutschland</text:p>
          </table:table-cell>
          <table:table-cell office:value-type="float" office:value="2274002398" calcext:value-type="float">
            <text:p>2274002398</text:p>
          </table:table-cell>
          <table:table-cell table:number-columns-repeated="1636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iebenschläferkeule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iebenschläferkeule</text:p>
          </table:table-cell>
          <table:table-cell office:value-type="string" calcext:value-type="string">
            <text:p>Bielatal</text:p>
          </table:table-cell>
          <table:table-cell office:value-type="float" office:value="3610" calcext:value-type="float">
            <text:p>3610</text:p>
          </table:table-cell>
          <table:table-cell office:value-type="string" calcext:value-type="string">
            <text:p>Siebenschläferkeul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iebenschläferkeule</text:p>
          </table:table-cell>
          <table:table-cell office:value-type="float" office:value="60" calcext:value-type="float">
            <text:p>60</text:p>
          </table:table-cell>
          <table:table-cell office:value-type="float" office:value="50.8308272" calcext:value-type="float">
            <text:p>50,8308272</text:p>
          </table:table-cell>
          <table:table-cell office:value-type="float" office:value="14.0554779" calcext:value-type="float">
            <text:p>14,0554779</text:p>
          </table:table-cell>
          <table:table-cell office:value-type="string" calcext:value-type="string">
            <text:p>Siebenschläferkeule, Rosenthal-Bielatal, Königstein/Sächs. Schw., Sächsische Schweiz-Osterzgebirge, Sachsen, Deutschland</text:p>
          </table:table-cell>
          <table:table-cell office:value-type="float" office:value="2274002395" calcext:value-type="float">
            <text:p>2274002395</text:p>
          </table:table-cell>
          <table:table-cell table:number-columns-repeated="1636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aldschratt, <text:s text:c="2"/>/* STATT Waldschrat */ <text:s text:c="3"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Waldschratt</text:p>
          </table:table-cell>
          <table:table-cell office:value-type="string" calcext:value-type="string">
            <text:p>Bielatal</text:p>
          </table:table-cell>
          <table:table-cell office:value-type="float" office:value="3611" calcext:value-type="float">
            <text:p>3611</text:p>
          </table:table-cell>
          <table:table-cell office:value-type="string" calcext:value-type="string">
            <text:p>Waldschrat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Waldschratt</text:p>
          </table:table-cell>
          <table:table-cell office:value-type="float" office:value="61" calcext:value-type="float">
            <text:p>61</text:p>
          </table:table-cell>
          <table:table-cell office:value-type="float" office:value="50.8307367" calcext:value-type="float">
            <text:p>50,8307367</text:p>
          </table:table-cell>
          <table:table-cell office:value-type="float" office:value="14.0553894" calcext:value-type="float">
            <text:p>14,0553894</text:p>
          </table:table-cell>
          <table:table-cell office:value-type="string" calcext:value-type="string">
            <text:p>Waldschratt, Rosenthal-Bielatal, Königstein/Sächs. Schw., Sächsische Schweiz-Osterzgebirge, Sachsen, Deutschland</text:p>
          </table:table-cell>
          <table:table-cell office:value-type="float" office:value="251875198" calcext:value-type="float">
            <text:p>251875198</text:p>
          </table:table-cell>
          <table:table-cell table:number-columns-repeated="1636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elix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Bielatal</text:p>
          </table:table-cell>
          <table:table-cell office:value-type="float" office:value="3612" calcext:value-type="float">
            <text:p>3612</text:p>
          </table:table-cell>
          <table:table-cell office:value-type="string" calcext:value-type="string">
            <text:p>Felix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elix</text:p>
          </table:table-cell>
          <table:table-cell office:value-type="float" office:value="62" calcext:value-type="float">
            <text:p>62</text:p>
          </table:table-cell>
          <table:table-cell office:value-type="float" office:value="50.8305343" calcext:value-type="float">
            <text:p>50,8305343</text:p>
          </table:table-cell>
          <table:table-cell office:value-type="float" office:value="14.0553956" calcext:value-type="float">
            <text:p>14,0553956</text:p>
          </table:table-cell>
          <table:table-cell office:value-type="string" calcext:value-type="string">
            <text:p>Felix, Rosenthal-Bielatal, Königstein/Sächs. Schw., Sächsische Schweiz-Osterzgebirge, Sachsen, Deutschland</text:p>
          </table:table-cell>
          <table:table-cell office:value-type="float" office:value="251874570" calcext:value-type="float">
            <text:p>251874570</text:p>
          </table:table-cell>
          <table:table-cell table:number-columns-repeated="1636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Felicita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Felicitas</text:p>
          </table:table-cell>
          <table:table-cell office:value-type="string" calcext:value-type="string">
            <text:p>Bielatal</text:p>
          </table:table-cell>
          <table:table-cell office:value-type="float" office:value="3613" calcext:value-type="float">
            <text:p>3613</text:p>
          </table:table-cell>
          <table:table-cell office:value-type="string" calcext:value-type="string">
            <text:p>Felicitas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elicitas</text:p>
          </table:table-cell>
          <table:table-cell office:value-type="float" office:value="63" calcext:value-type="float">
            <text:p>63</text:p>
          </table:table-cell>
          <table:table-cell office:value-type="float" office:value="50.8303937" calcext:value-type="float">
            <text:p>50,8303937</text:p>
          </table:table-cell>
          <table:table-cell office:value-type="float" office:value="14.0554636" calcext:value-type="float">
            <text:p>14,0554636</text:p>
          </table:table-cell>
          <table:table-cell office:value-type="string" calcext:value-type="string">
            <text:p>Felicitas, Rosenthal-Bielatal, Königstein/Sächs. Schw., Sächsische Schweiz-Osterzgebirge, Sachsen, Deutschland</text:p>
          </table:table-cell>
          <table:table-cell office:value-type="float" office:value="251874569" calcext:value-type="float">
            <text:p>251874569</text:p>
          </table:table-cell>
          <table:table-cell table:number-columns-repeated="1636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pannagelturm **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pannagelturm</text:p>
          </table:table-cell>
          <table:table-cell office:value-type="string" calcext:value-type="string">
            <text:p>Bielatal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Spannagel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pannagelturm</text:p>
          </table:table-cell>
          <table:table-cell office:value-type="float" office:value="64" calcext:value-type="float">
            <text:p>64</text:p>
          </table:table-cell>
          <table:table-cell office:value-type="float" office:value="50.8301561" calcext:value-type="float">
            <text:p>50,8301561</text:p>
          </table:table-cell>
          <table:table-cell office:value-type="float" office:value="14.0552797" calcext:value-type="float">
            <text:p>14,0552797</text:p>
          </table:table-cell>
          <table:table-cell office:value-type="string" calcext:value-type="string">
            <text:p>Spannagelturm, Rosenthal-Bielatal, Königstein/Sächs. Schw., Sächsische Schweiz-Osterzgebirge, Sachsen, Deutschland</text:p>
          </table:table-cell>
          <table:table-cell office:value-type="float" office:value="251875023" calcext:value-type="float">
            <text:p>251875023</text:p>
          </table:table-cell>
          <table:table-cell table:number-columns-repeated="1636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abenturm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abenturm</text:p>
          </table:table-cell>
          <table:table-cell office:value-type="string" calcext:value-type="string">
            <text:p>Bielatal</text:p>
          </table:table-cell>
          <table:table-cell office:value-type="float" office:value="3615" calcext:value-type="float">
            <text:p>3615</text:p>
          </table:table-cell>
          <table:table-cell office:value-type="string" calcext:value-type="string">
            <text:p>Raben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Rabenturm</text:p>
          </table:table-cell>
          <table:table-cell office:value-type="float" office:value="65" calcext:value-type="float">
            <text:p>65</text:p>
          </table:table-cell>
          <table:table-cell office:value-type="float" office:value="50.8301295" calcext:value-type="float">
            <text:p>50,8301295</text:p>
          </table:table-cell>
          <table:table-cell office:value-type="float" office:value="14.0555337" calcext:value-type="float">
            <text:p>14,0555337</text:p>
          </table:table-cell>
          <table:table-cell office:value-type="string" calcext:value-type="string">
            <text:p>Rabenturm, Rosenthal-Bielatal, Königstein/Sächs. Schw., Sächsische Schweiz-Osterzgebirge, Sachsen, Deutschland</text:p>
          </table:table-cell>
          <table:table-cell office:value-type="float" office:value="251874988" calcext:value-type="float">
            <text:p>251874988</text:p>
          </table:table-cell>
          <table:table-cell table:number-columns-repeated="1636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Kleiner Eislochturm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Eislochturm, Kleiner</text:p>
          </table:table-cell>
          <table:table-cell office:value-type="string" calcext:value-type="string">
            <text:p>Bielatal</text:p>
          </table:table-cell>
          <table:table-cell office:value-type="float" office:value="3616" calcext:value-type="float">
            <text:p>3616</text:p>
          </table:table-cell>
          <table:table-cell office:value-type="string" calcext:value-type="string">
            <text:p>Kleiner Eisloch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Kleiner Eislochturm</text:p>
          </table:table-cell>
          <table:table-cell office:value-type="float" office:value="66" calcext:value-type="float">
            <text:p>66</text:p>
          </table:table-cell>
          <table:table-cell office:value-type="float" office:value="50.8298756" calcext:value-type="float">
            <text:p>50,8298756</text:p>
          </table:table-cell>
          <table:table-cell office:value-type="float" office:value="14.0554434" calcext:value-type="float">
            <text:p>14,0554434</text:p>
          </table:table-cell>
          <table:table-cell office:value-type="string" calcext:value-type="string">
            <text:p>Kleiner Eislochturm, Rosenthal-Bielatal, Königstein/Sächs. Schw., Sächsische Schweiz-Osterzgebirge, Sachsen, Deutschland</text:p>
          </table:table-cell>
          <table:table-cell office:value-type="float" office:value="2274002284" calcext:value-type="float">
            <text:p>2274002284</text:p>
          </table:table-cell>
          <table:table-cell table:number-columns-repeated="1636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roßer Eislochturm *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Eislochturm, Großer</text:p>
          </table:table-cell>
          <table:table-cell office:value-type="string" calcext:value-type="string">
            <text:p>Bielatal</text:p>
          </table:table-cell>
          <table:table-cell office:value-type="float" office:value="3617" calcext:value-type="float">
            <text:p>3617</text:p>
          </table:table-cell>
          <table:table-cell office:value-type="string" calcext:value-type="string">
            <text:p>Großer Eisloch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Großer Eislochturm</text:p>
          </table:table-cell>
          <table:table-cell office:value-type="float" office:value="67" calcext:value-type="float">
            <text:p>67</text:p>
          </table:table-cell>
          <table:table-cell office:value-type="float" office:value="50.8298093" calcext:value-type="float">
            <text:p>50,8298093</text:p>
          </table:table-cell>
          <table:table-cell office:value-type="float" office:value="14.055592" calcext:value-type="float">
            <text:p>14,055592</text:p>
          </table:table-cell>
          <table:table-cell office:value-type="string" calcext:value-type="string">
            <text:p>Großer Eislochturm, Rosenthal-Bielatal, Königstein/Sächs. Schw., Sächsische Schweiz-Osterzgebirge, Sachsen, Deutschland</text:p>
          </table:table-cell>
          <table:table-cell office:value-type="float" office:value="2260819441" calcext:value-type="float">
            <text:p>2260819441</text:p>
          </table:table-cell>
          <table:table-cell table:number-columns-repeated="1636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apusspitze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Papusspitze</text:p>
          </table:table-cell>
          <table:table-cell office:value-type="string" calcext:value-type="string">
            <text:p>Bielatal</text:p>
          </table:table-cell>
          <table:table-cell office:value-type="float" office:value="3618" calcext:value-type="float">
            <text:p>3618</text:p>
          </table:table-cell>
          <table:table-cell office:value-type="string" calcext:value-type="string">
            <text:p>Papusspitz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Papusspitze</text:p>
          </table:table-cell>
          <table:table-cell office:value-type="float" office:value="68" calcext:value-type="float">
            <text:p>68</text:p>
          </table:table-cell>
          <table:table-cell office:value-type="float" office:value="50.829527" calcext:value-type="float">
            <text:p>50,829527</text:p>
          </table:table-cell>
          <table:table-cell office:value-type="float" office:value="14.056184" calcext:value-type="float">
            <text:p>14,056184</text:p>
          </table:table-cell>
          <table:table-cell office:value-type="string" calcext:value-type="string">
            <text:p>Papusspitze, Rosenthal-Bielatal, Königstein/Sächs. Schw., Sächsische Schweiz-Osterzgebirge, Sachsen, Deutschland</text:p>
          </table:table-cell>
          <table:table-cell office:value-type="float" office:value="251874894" calcext:value-type="float">
            <text:p>251874894</text:p>
          </table:table-cell>
          <table:table-cell table:number-columns-repeated="1636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roika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roika</text:p>
          </table:table-cell>
          <table:table-cell office:value-type="string" calcext:value-type="string">
            <text:p>Bielatal</text:p>
          </table:table-cell>
          <table:table-cell office:value-type="float" office:value="3619" calcext:value-type="float">
            <text:p>3619</text:p>
          </table:table-cell>
          <table:table-cell office:value-type="string" calcext:value-type="string">
            <text:p>Troika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Troika</text:p>
          </table:table-cell>
          <table:table-cell office:value-type="float" office:value="69" calcext:value-type="float">
            <text:p>69</text:p>
          </table:table-cell>
          <table:table-cell office:value-type="float" office:value="50.8284218" calcext:value-type="float">
            <text:p>50,8284218</text:p>
          </table:table-cell>
          <table:table-cell office:value-type="float" office:value="14.0569647" calcext:value-type="float">
            <text:p>14,0569647</text:p>
          </table:table-cell>
          <table:table-cell office:value-type="string" calcext:value-type="string">
            <text:p>Troika, Rosenthal-Bielatal, Königstein/Sächs. Schw., Sächsische Schweiz-Osterzgebirge, Sachsen, Deutschland</text:p>
          </table:table-cell>
          <table:table-cell office:value-type="float" office:value="251875155" calcext:value-type="float">
            <text:p>251875155</text:p>
          </table:table-cell>
          <table:table-cell table:number-columns-repeated="1636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Waldscheib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Waldscheibe</text:p>
          </table:table-cell>
          <table:table-cell office:value-type="string" calcext:value-type="string">
            <text:p>Bielatal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Waldscheib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Waldscheibe</text:p>
          </table:table-cell>
          <table:table-cell office:value-type="float" office:value="70" calcext:value-type="float">
            <text:p>70</text:p>
          </table:table-cell>
          <table:table-cell office:value-type="float" office:value="50.8281665" calcext:value-type="float">
            <text:p>50,8281665</text:p>
          </table:table-cell>
          <table:table-cell office:value-type="float" office:value="14.0570233" calcext:value-type="float">
            <text:p>14,0570233</text:p>
          </table:table-cell>
          <table:table-cell office:value-type="string" calcext:value-type="string">
            <text:p>Waldscheibe, Rosenthal-Bielatal, Königstein/Sächs. Schw., Sächsische Schweiz-Osterzgebirge, Sachsen, Deutschland</text:p>
          </table:table-cell>
          <table:table-cell office:value-type="float" office:value="251875211" calcext:value-type="float">
            <text:p>251875211</text:p>
          </table:table-cell>
          <table:table-cell table:number-columns-repeated="1636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onnenturm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Sonnenturm</text:p>
          </table:table-cell>
          <table:table-cell office:value-type="string" calcext:value-type="string">
            <text:p>Bielatal</text:p>
          </table:table-cell>
          <table:table-cell office:value-type="float" office:value="17678" calcext:value-type="float">
            <text:p>17678</text:p>
          </table:table-cell>
          <table:table-cell office:value-type="string" calcext:value-type="string">
            <text:p>Sonnen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Sonnenturm</text:p>
          </table:table-cell>
          <table:table-cell office:value-type="float" office:value="71" calcext:value-type="float">
            <text:p>71</text:p>
          </table:table-cell>
          <table:table-cell office:value-type="float" office:value="50.8281627" calcext:value-type="float">
            <text:p>50,8281627</text:p>
          </table:table-cell>
          <table:table-cell office:value-type="float" office:value="14.0571643" calcext:value-type="float">
            <text:p>14,0571643</text:p>
          </table:table-cell>
          <table:table-cell office:value-type="string" calcext:value-type="string">
            <text:p>Sonnenturm, Rosenthal-Bielatal, Königstein/Sächs. Schw., Sächsische Schweiz-Osterzgebirge, Sachsen, Deutschland</text:p>
          </table:table-cell>
          <table:table-cell office:value-type="float" office:value="4884299128" calcext:value-type="float">
            <text:p>4884299128</text:p>
          </table:table-cell>
          <table:table-cell table:number-columns-repeated="1636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urm am Weg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Turm am Wege</text:p>
          </table:table-cell>
          <table:table-cell office:value-type="string" calcext:value-type="string">
            <text:p>Bielatal</text:p>
          </table:table-cell>
          <table:table-cell office:value-type="float" office:value="3621" calcext:value-type="float">
            <text:p>3621</text:p>
          </table:table-cell>
          <table:table-cell office:value-type="string" calcext:value-type="string">
            <text:p>Turm am Weg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Turm am Wege</text:p>
          </table:table-cell>
          <table:table-cell office:value-type="float" office:value="72" calcext:value-type="float">
            <text:p>72</text:p>
          </table:table-cell>
          <table:table-cell office:value-type="float" office:value="50.8276568" calcext:value-type="float">
            <text:p>50,8276568</text:p>
          </table:table-cell>
          <table:table-cell office:value-type="float" office:value="14.0573035" calcext:value-type="float">
            <text:p>14,0573035</text:p>
          </table:table-cell>
          <table:table-cell office:value-type="string" calcext:value-type="string">
            <text:p>Turm am Wege, Rosenthal-Bielatal, Königstein/Sächs. Schw., Sächsische Schweiz-Osterzgebirge, Sachsen, Deutschland</text:p>
          </table:table-cell>
          <table:table-cell office:value-type="float" office:value="251875152" calcext:value-type="float">
            <text:p>251875152</text:p>
          </table:table-cell>
          <table:table-cell table:number-columns-repeated="1636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Unke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Unke</text:p>
          </table:table-cell>
          <table:table-cell office:value-type="string" calcext:value-type="string">
            <text:p>Bielatal</text:p>
          </table:table-cell>
          <table:table-cell office:value-type="float" office:value="3622" calcext:value-type="float">
            <text:p>3622</text:p>
          </table:table-cell>
          <table:table-cell office:value-type="string" calcext:value-type="string">
            <text:p>Unk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Unke</text:p>
          </table:table-cell>
          <table:table-cell office:value-type="float" office:value="73" calcext:value-type="float">
            <text:p>73</text:p>
          </table:table-cell>
          <table:table-cell office:value-type="float" office:value="50.8276954" calcext:value-type="float">
            <text:p>50,8276954</text:p>
          </table:table-cell>
          <table:table-cell office:value-type="float" office:value="14.0576398" calcext:value-type="float">
            <text:p>14,0576398</text:p>
          </table:table-cell>
          <table:table-cell office:value-type="string" calcext:value-type="string">
            <text:p>Unke, Rosenthal-Bielatal, Königstein/Sächs. Schw., Sächsische Schweiz-Osterzgebirge, Sachsen, Deutschland</text:p>
          </table:table-cell>
          <table:table-cell office:value-type="float" office:value="251875092" calcext:value-type="float">
            <text:p>251875092</text:p>
          </table:table-cell>
          <table:table-cell table:number-columns-repeated="1636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fingstturm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Pfingstturm</text:p>
          </table:table-cell>
          <table:table-cell office:value-type="string" calcext:value-type="string">
            <text:p>Bielatal</text:p>
          </table:table-cell>
          <table:table-cell office:value-type="float" office:value="3623" calcext:value-type="float">
            <text:p>3623</text:p>
          </table:table-cell>
          <table:table-cell office:value-type="string" calcext:value-type="string">
            <text:p>Pfingst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Pfingstturm</text:p>
          </table:table-cell>
          <table:table-cell office:value-type="float" office:value="74" calcext:value-type="float">
            <text:p>74</text:p>
          </table:table-cell>
          <table:table-cell office:value-type="float" office:value="50.8273332" calcext:value-type="float">
            <text:p>50,8273332</text:p>
          </table:table-cell>
          <table:table-cell office:value-type="float" office:value="14.0579795" calcext:value-type="float">
            <text:p>14,0579795</text:p>
          </table:table-cell>
          <table:table-cell office:value-type="string" calcext:value-type="string">
            <text:p>Pfingstturm, Rosenthal-Bielatal, Königstein/Sächs. Schw., Sächsische Schweiz-Osterzgebirge, Sachsen, Deutschland</text:p>
          </table:table-cell>
          <table:table-cell office:value-type="float" office:value="251874945" calcext:value-type="float">
            <text:p>251874945</text:p>
          </table:table-cell>
          <table:table-cell table:number-columns-repeated="1636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orgenster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Morgenstern</text:p>
          </table:table-cell>
          <table:table-cell office:value-type="string" calcext:value-type="string">
            <text:p>Bielatal</text:p>
          </table:table-cell>
          <table:table-cell office:value-type="float" office:value="17766" calcext:value-type="float">
            <text:p>17766</text:p>
          </table:table-cell>
          <table:table-cell office:value-type="string" calcext:value-type="string">
            <text:p>Morgenstern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Morgenstern</text:p>
          </table:table-cell>
          <table:table-cell office:value-type="float" office:value="75" calcext:value-type="float">
            <text:p>75</text:p>
          </table:table-cell>
          <table:table-cell office:value-type="float" office:value="50.8269785" calcext:value-type="float">
            <text:p>50,8269785</text:p>
          </table:table-cell>
          <table:table-cell office:value-type="float" office:value="14.0585625" calcext:value-type="float">
            <text:p>14,0585625</text:p>
          </table:table-cell>
          <table:table-cell office:value-type="string" calcext:value-type="string">
            <text:p>Morgenstern, Rosenthal-Bielatal, Königstein/Sächs. Schw., Sächsische Schweiz-Osterzgebirge, Sachsen, Deutschland</text:p>
          </table:table-cell>
          <table:table-cell office:value-type="float" office:value="6734936484" calcext:value-type="float">
            <text:p>6734936484</text:p>
          </table:table-cell>
          <table:table-cell table:number-columns-repeated="1636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Jupiterturm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Jupiterturm</text:p>
          </table:table-cell>
          <table:table-cell office:value-type="string" calcext:value-type="string">
            <text:p>Bielatal</text:p>
          </table:table-cell>
          <table:table-cell office:value-type="float" office:value="3624" calcext:value-type="float">
            <text:p>3624</text:p>
          </table:table-cell>
          <table:table-cell office:value-type="string" calcext:value-type="string">
            <text:p>Jupiter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Jupiterturm</text:p>
          </table:table-cell>
          <table:table-cell office:value-type="float" office:value="76" calcext:value-type="float">
            <text:p>76</text:p>
          </table:table-cell>
          <table:table-cell office:value-type="float" office:value="50.8267606" calcext:value-type="float">
            <text:p>50,8267606</text:p>
          </table:table-cell>
          <table:table-cell office:value-type="float" office:value="14.0583388" calcext:value-type="float">
            <text:p>14,0583388</text:p>
          </table:table-cell>
          <table:table-cell office:value-type="string" calcext:value-type="string">
            <text:p>Jupiterturm, Rosenthal-Bielatal, Königstein/Sächs. Schw., Sächsische Schweiz-Osterzgebirge, Sachsen, Deutschland</text:p>
          </table:table-cell>
          <table:table-cell office:value-type="float" office:value="251874713" calcext:value-type="float">
            <text:p>251874713</text:p>
          </table:table-cell>
          <table:table-cell table:number-columns-repeated="1636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ichtenkegel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Fichtenkegel</text:p>
          </table:table-cell>
          <table:table-cell office:value-type="string" calcext:value-type="string">
            <text:p>Bielatal</text:p>
          </table:table-cell>
          <table:table-cell office:value-type="float" office:value="3625" calcext:value-type="float">
            <text:p>3625</text:p>
          </table:table-cell>
          <table:table-cell office:value-type="string" calcext:value-type="string">
            <text:p>Fichtenkegel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Fichtenkegel</text:p>
          </table:table-cell>
          <table:table-cell office:value-type="float" office:value="77" calcext:value-type="float">
            <text:p>77</text:p>
          </table:table-cell>
          <table:table-cell office:value-type="float" office:value="50.8267269" calcext:value-type="float">
            <text:p>50,8267269</text:p>
          </table:table-cell>
          <table:table-cell office:value-type="float" office:value="14.0585346" calcext:value-type="float">
            <text:p>14,0585346</text:p>
          </table:table-cell>
          <table:table-cell office:value-type="string" calcext:value-type="string">
            <text:p>Fichtenkegel, Rosenthal-Bielatal, Königstein/Sächs. Schw., Sächsische Schweiz-Osterzgebirge, Sachsen, Deutschland</text:p>
          </table:table-cell>
          <table:table-cell office:value-type="float" office:value="251874573" calcext:value-type="float">
            <text:p>251874573</text:p>
          </table:table-cell>
          <table:table-cell table:number-columns-repeated="1636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onze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Bonze</text:p>
          </table:table-cell>
          <table:table-cell office:value-type="string" calcext:value-type="string">
            <text:p>Bielatal</text:p>
          </table:table-cell>
          <table:table-cell office:value-type="float" office:value="3626" calcext:value-type="float">
            <text:p>3626</text:p>
          </table:table-cell>
          <table:table-cell office:value-type="string" calcext:value-type="string">
            <text:p>Bonz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onze</text:p>
          </table:table-cell>
          <table:table-cell office:value-type="float" office:value="78" calcext:value-type="float">
            <text:p>78</text:p>
          </table:table-cell>
          <table:table-cell office:value-type="float" office:value="50.8264563" calcext:value-type="float">
            <text:p>50,8264563</text:p>
          </table:table-cell>
          <table:table-cell office:value-type="float" office:value="14.0584771" calcext:value-type="float">
            <text:p>14,0584771</text:p>
          </table:table-cell>
          <table:table-cell office:value-type="string" calcext:value-type="string">
            <text:p>Bonze, Rosenthal-Bielatal, Königstein/Sächs. Schw., Sächsische Schweiz-Osterzgebirge, Sachsen, Deutschland</text:p>
          </table:table-cell>
          <table:table-cell office:value-type="float" office:value="251874470" calcext:value-type="float">
            <text:p>251874470</text:p>
          </table:table-cell>
          <table:table-cell table:number-columns-repeated="1636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Bonzenzahn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Bonzenzahn</text:p>
          </table:table-cell>
          <table:table-cell office:value-type="string" calcext:value-type="string">
            <text:p>Bielatal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Bonzenzahn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onzenzahn</text:p>
          </table:table-cell>
          <table:table-cell office:value-type="float" office:value="79" calcext:value-type="float">
            <text:p>79</text:p>
          </table:table-cell>
          <table:table-cell office:value-type="float" office:value="50.8265992" calcext:value-type="float">
            <text:p>50,8265992</text:p>
          </table:table-cell>
          <table:table-cell office:value-type="float" office:value="14.0587181" calcext:value-type="float">
            <text:p>14,0587181</text:p>
          </table:table-cell>
          <table:table-cell office:value-type="string" calcext:value-type="string">
            <text:p>Bonzenzahn, Rosenthal-Bielatal, Königstein/Sächs. Schw., Sächsische Schweiz-Osterzgebirge, Sachsen, Deutschland</text:p>
          </table:table-cell>
          <table:table-cell office:value-type="float" office:value="251874471" calcext:value-type="float">
            <text:p>251874471</text:p>
          </table:table-cell>
          <table:table-cell table:number-columns-repeated="1636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Verlassene Wand **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Verlassene Wand</text:p>
          </table:table-cell>
          <table:table-cell office:value-type="string" calcext:value-type="string">
            <text:p>Bielatal</text:p>
          </table:table-cell>
          <table:table-cell office:value-type="float" office:value="3628" calcext:value-type="float">
            <text:p>3628</text:p>
          </table:table-cell>
          <table:table-cell office:value-type="string" calcext:value-type="string">
            <text:p>Verlassene Wand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Verlassene Wand</text:p>
          </table:table-cell>
          <table:table-cell office:value-type="float" office:value="80" calcext:value-type="float">
            <text:p>80</text:p>
          </table:table-cell>
          <table:table-cell office:value-type="float" office:value="50.8259817" calcext:value-type="float">
            <text:p>50,8259817</text:p>
          </table:table-cell>
          <table:table-cell office:value-type="float" office:value="14.0589079" calcext:value-type="float">
            <text:p>14,0589079</text:p>
          </table:table-cell>
          <table:table-cell office:value-type="string" calcext:value-type="string">
            <text:p>Verlassene Wand, Rosenthal-Bielatal, Königstein/Sächs. Schw., Sächsische Schweiz-Osterzgebirge, Sachsen, Deutschland</text:p>
          </table:table-cell>
          <table:table-cell office:value-type="float" office:value="251875085" calcext:value-type="float">
            <text:p>251875085</text:p>
          </table:table-cell>
          <table:table-cell table:number-columns-repeated="1636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elsensportnade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elsensportnadel</text:p>
          </table:table-cell>
          <table:table-cell office:value-type="string" calcext:value-type="string">
            <text:p>Bielatal</text:p>
          </table:table-cell>
          <table:table-cell office:value-type="float" office:value="3629" calcext:value-type="float">
            <text:p>3629</text:p>
          </table:table-cell>
          <table:table-cell office:value-type="string" calcext:value-type="string">
            <text:p>Felsensportnadel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Felsensportnadel</text:p>
          </table:table-cell>
          <table:table-cell office:value-type="float" office:value="81" calcext:value-type="float">
            <text:p>81</text:p>
          </table:table-cell>
          <table:table-cell office:value-type="float" office:value="50.8258217" calcext:value-type="float">
            <text:p>50,8258217</text:p>
          </table:table-cell>
          <table:table-cell office:value-type="float" office:value="14.0593321" calcext:value-type="float">
            <text:p>14,0593321</text:p>
          </table:table-cell>
          <table:table-cell office:value-type="string" calcext:value-type="string">
            <text:p>Felsensportnadel, Rosenthal-Bielatal, Königstein/Sächs. Schw., Sächsische Schweiz-Osterzgebirge, Sachsen, Deutschland</text:p>
          </table:table-cell>
          <table:table-cell office:value-type="float" office:value="251874571" calcext:value-type="float">
            <text:p>251874571</text:p>
          </table:table-cell>
          <table:table-cell table:number-columns-repeated="1636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olfskopf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Wolfskopf</text:p>
          </table:table-cell>
          <table:table-cell office:value-type="string" calcext:value-type="string">
            <text:p>Bielatal</text:p>
          </table:table-cell>
          <table:table-cell office:value-type="float" office:value="3630" calcext:value-type="float">
            <text:p>3630</text:p>
          </table:table-cell>
          <table:table-cell office:value-type="string" calcext:value-type="string">
            <text:p>Wolfskopf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Wolfskopf</text:p>
          </table:table-cell>
          <table:table-cell office:value-type="float" office:value="82" calcext:value-type="float">
            <text:p>82</text:p>
          </table:table-cell>
          <table:table-cell office:value-type="float" office:value="50.8260406" calcext:value-type="float">
            <text:p>50,8260406</text:p>
          </table:table-cell>
          <table:table-cell office:value-type="float" office:value="14.0596647" calcext:value-type="float">
            <text:p>14,0596647</text:p>
          </table:table-cell>
          <table:table-cell office:value-type="string" calcext:value-type="string">
            <text:p>Wolfskopf, Rosenthal-Bielatal, Königstein/Sächs. Schw., Sächsische Schweiz-Osterzgebirge, Sachsen, Deutschland</text:p>
          </table:table-cell>
          <table:table-cell office:value-type="float" office:value="251875172" calcext:value-type="float">
            <text:p>251875172</text:p>
          </table:table-cell>
          <table:table-cell table:number-columns-repeated="1636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ersteckte Wand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Versteckte Wand</text:p>
          </table:table-cell>
          <table:table-cell office:value-type="string" calcext:value-type="string">
            <text:p>Bielatal</text:p>
          </table:table-cell>
          <table:table-cell office:value-type="float" office:value="3631" calcext:value-type="float">
            <text:p>3631</text:p>
          </table:table-cell>
          <table:table-cell office:value-type="string" calcext:value-type="string">
            <text:p>Versteckte Wand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Versteckte Wand</text:p>
          </table:table-cell>
          <table:table-cell office:value-type="float" office:value="83" calcext:value-type="float">
            <text:p>83</text:p>
          </table:table-cell>
          <table:table-cell office:value-type="float" office:value="50.8252675" calcext:value-type="float">
            <text:p>50,8252675</text:p>
          </table:table-cell>
          <table:table-cell office:value-type="float" office:value="14.0602845" calcext:value-type="float">
            <text:p>14,0602845</text:p>
          </table:table-cell>
          <table:table-cell office:value-type="string" calcext:value-type="string">
            <text:p>Versteckte Wand, Rosenthal-Bielatal, Königstein/Sächs. Schw., Sächsische Schweiz-Osterzgebirge, Sachsen, Deutschland</text:p>
          </table:table-cell>
          <table:table-cell office:value-type="float" office:value="251875082" calcext:value-type="float">
            <text:p>251875082</text:p>
          </table:table-cell>
          <table:table-cell table:number-columns-repeated="1636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Verlassene Spitz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Verlassene Spitze</text:p>
          </table:table-cell>
          <table:table-cell office:value-type="string" calcext:value-type="string">
            <text:p>Bielatal</text:p>
          </table:table-cell>
          <table:table-cell office:value-type="float" office:value="3632" calcext:value-type="float">
            <text:p>3632</text:p>
          </table:table-cell>
          <table:table-cell office:value-type="string" calcext:value-type="string">
            <text:p>Verlassene Spitz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Verlassene Spitze</text:p>
          </table:table-cell>
          <table:table-cell office:value-type="float" office:value="84" calcext:value-type="float">
            <text:p>84</text:p>
          </table:table-cell>
          <table:table-cell office:value-type="float" office:value="50.8245637" calcext:value-type="float">
            <text:p>50,8245637</text:p>
          </table:table-cell>
          <table:table-cell office:value-type="float" office:value="14.0603712" calcext:value-type="float">
            <text:p>14,0603712</text:p>
          </table:table-cell>
          <table:table-cell office:value-type="string" calcext:value-type="string">
            <text:p>Verlassene Spitze, Rosenthal-Bielatal, Königstein/Sächs. Schw., Sächsische Schweiz-Osterzgebirge, Sachsen, Deutschland</text:p>
          </table:table-cell>
          <table:table-cell office:value-type="float" office:value="251875086" calcext:value-type="float">
            <text:p>251875086</text:p>
          </table:table-cell>
          <table:table-cell table:number-columns-repeated="1636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Birkenturm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irkenturm</text:p>
          </table:table-cell>
          <table:table-cell office:value-type="string" calcext:value-type="string">
            <text:p>Bielatal</text:p>
          </table:table-cell>
          <table:table-cell office:value-type="float" office:value="3633" calcext:value-type="float">
            <text:p>3633</text:p>
          </table:table-cell>
          <table:table-cell office:value-type="string" calcext:value-type="string">
            <text:p>Birken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irkenturm</text:p>
          </table:table-cell>
          <table:table-cell office:value-type="float" office:value="85" calcext:value-type="float">
            <text:p>85</text:p>
          </table:table-cell>
          <table:table-cell office:value-type="float" office:value="50.8240713" calcext:value-type="float">
            <text:p>50,8240713</text:p>
          </table:table-cell>
          <table:table-cell office:value-type="float" office:value="14.0606385" calcext:value-type="float">
            <text:p>14,0606385</text:p>
          </table:table-cell>
          <table:table-cell office:value-type="string" calcext:value-type="string">
            <text:p>Birkenturm, Rosenthal-Bielatal, Königstein/Sächs. Schw., Sächsische Schweiz-Osterzgebirge, Sachsen, Deutschland</text:p>
          </table:table-cell>
          <table:table-cell office:value-type="float" office:value="251874469" calcext:value-type="float">
            <text:p>251874469</text:p>
          </table:table-cell>
          <table:table-cell table:number-columns-repeated="1636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roßer Glücksturm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Glücksturm, Großer</text:p>
          </table:table-cell>
          <table:table-cell office:value-type="string" calcext:value-type="string">
            <text:p>Bielatal</text:p>
          </table:table-cell>
          <table:table-cell office:value-type="float" office:value="3634" calcext:value-type="float">
            <text:p>3634</text:p>
          </table:table-cell>
          <table:table-cell office:value-type="string" calcext:value-type="string">
            <text:p>Großer Glücks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Großer Glücksturm</text:p>
          </table:table-cell>
          <table:table-cell office:value-type="float" office:value="86" calcext:value-type="float">
            <text:p>86</text:p>
          </table:table-cell>
          <table:table-cell office:value-type="float" office:value="50.8239167" calcext:value-type="float">
            <text:p>50,8239167</text:p>
          </table:table-cell>
          <table:table-cell office:value-type="float" office:value="14.0608292" calcext:value-type="float">
            <text:p>14,0608292</text:p>
          </table:table-cell>
          <table:table-cell office:value-type="string" calcext:value-type="string">
            <text:p>Großer Glücksturm, Rosenthal-Bielatal, Königstein/Sächs. Schw., Sächsische Schweiz-Osterzgebirge, Sachsen, Deutschland</text:p>
          </table:table-cell>
          <table:table-cell office:value-type="float" office:value="251874628" calcext:value-type="float">
            <text:p>251874628</text:p>
          </table:table-cell>
          <table:table-cell table:number-columns-repeated="1636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Kleiner Glücksturm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Glücksturm, Kleiner</text:p>
          </table:table-cell>
          <table:table-cell office:value-type="string" calcext:value-type="string">
            <text:p>Bielatal</text:p>
          </table:table-cell>
          <table:table-cell office:value-type="float" office:value="3635" calcext:value-type="float">
            <text:p>3635</text:p>
          </table:table-cell>
          <table:table-cell office:value-type="string" calcext:value-type="string">
            <text:p>Kleiner Glücks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Kleiner Glücksturm</text:p>
          </table:table-cell>
          <table:table-cell office:value-type="float" office:value="87" calcext:value-type="float">
            <text:p>87</text:p>
          </table:table-cell>
          <table:table-cell office:value-type="float" office:value="50.8238182" calcext:value-type="float">
            <text:p>50,8238182</text:p>
          </table:table-cell>
          <table:table-cell office:value-type="float" office:value="14.060755" calcext:value-type="float">
            <text:p>14,060755</text:p>
          </table:table-cell>
          <table:table-cell office:value-type="string" calcext:value-type="string">
            <text:p>Kleiner Glücksturm, Rosenthal-Bielatal, Königstein/Sächs. Schw., Sächsische Schweiz-Osterzgebirge, Sachsen, Deutschland</text:p>
          </table:table-cell>
          <table:table-cell office:value-type="float" office:value="251874748" calcext:value-type="float">
            <text:p>251874748</text:p>
          </table:table-cell>
          <table:table-cell table:number-columns-repeated="1636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Würfel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Würfel</text:p>
          </table:table-cell>
          <table:table-cell office:value-type="string" calcext:value-type="string">
            <text:p>Bielatal</text:p>
          </table:table-cell>
          <table:table-cell office:value-type="float" office:value="3636" calcext:value-type="float">
            <text:p>3636</text:p>
          </table:table-cell>
          <table:table-cell office:value-type="string" calcext:value-type="string">
            <text:p>Würfel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Würfel</text:p>
          </table:table-cell>
          <table:table-cell office:value-type="float" office:value="88" calcext:value-type="float">
            <text:p>88</text:p>
          </table:table-cell>
          <table:table-cell office:value-type="float" office:value="50.8238906" calcext:value-type="float">
            <text:p>50,8238906</text:p>
          </table:table-cell>
          <table:table-cell office:value-type="float" office:value="14.0610486" calcext:value-type="float">
            <text:p>14,0610486</text:p>
          </table:table-cell>
          <table:table-cell office:value-type="string" calcext:value-type="string">
            <text:p>Würfel, Rosenthal-Bielatal, Königstein/Sächs. Schw., Sächsische Schweiz-Osterzgebirge, Sachsen, Deutschland</text:p>
          </table:table-cell>
          <table:table-cell office:value-type="float" office:value="251875189" calcext:value-type="float">
            <text:p>251875189</text:p>
          </table:table-cell>
          <table:table-cell table:number-columns-repeated="1636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ilfssheriff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Hilfssheriff</text:p>
          </table:table-cell>
          <table:table-cell office:value-type="string" calcext:value-type="string">
            <text:p>Bielatal</text:p>
          </table:table-cell>
          <table:table-cell office:value-type="float" office:value="3637" calcext:value-type="float">
            <text:p>3637</text:p>
          </table:table-cell>
          <table:table-cell office:value-type="string" calcext:value-type="string">
            <text:p>Hilfssheriff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Hilfssheriff</text:p>
          </table:table-cell>
          <table:table-cell office:value-type="float" office:value="89" calcext:value-type="float">
            <text:p>89</text:p>
          </table:table-cell>
          <table:table-cell office:value-type="float" office:value="50.823675" calcext:value-type="float">
            <text:p>50,823675</text:p>
          </table:table-cell>
          <table:table-cell office:value-type="float" office:value="14.0609849" calcext:value-type="float">
            <text:p>14,0609849</text:p>
          </table:table-cell>
          <table:table-cell office:value-type="string" calcext:value-type="string">
            <text:p>Hilfssheriff, Rosenthal-Bielatal, Königstein/Sächs. Schw., Sächsische Schweiz-Osterzgebirge, Sachsen, Deutschland</text:p>
          </table:table-cell>
          <table:table-cell office:value-type="float" office:value="848224454" calcext:value-type="float">
            <text:p>848224454</text:p>
          </table:table-cell>
          <table:table-cell table:number-columns-repeated="1636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heriff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heriff</text:p>
          </table:table-cell>
          <table:table-cell office:value-type="string" calcext:value-type="string">
            <text:p>Bielatal</text:p>
          </table:table-cell>
          <table:table-cell office:value-type="float" office:value="3638" calcext:value-type="float">
            <text:p>3638</text:p>
          </table:table-cell>
          <table:table-cell office:value-type="string" calcext:value-type="string">
            <text:p>Sheriff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heriff</text:p>
          </table:table-cell>
          <table:table-cell office:value-type="float" office:value="90" calcext:value-type="float">
            <text:p>90</text:p>
          </table:table-cell>
          <table:table-cell office:value-type="float" office:value="50.8236187" calcext:value-type="float">
            <text:p>50,8236187</text:p>
          </table:table-cell>
          <table:table-cell office:value-type="float" office:value="14.0609454" calcext:value-type="float">
            <text:p>14,0609454</text:p>
          </table:table-cell>
          <table:table-cell office:value-type="string" calcext:value-type="string">
            <text:p>Sheriff, Rosenthal-Bielatal, Königstein/Sächs. Schw., Sächsische Schweiz-Osterzgebirge, Sachsen, Deutschland</text:p>
          </table:table-cell>
          <table:table-cell office:value-type="float" office:value="251875017" calcext:value-type="float">
            <text:p>251875017</text:p>
          </table:table-cell>
          <table:table-cell table:number-columns-repeated="1636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Vergessene Spitze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Vergessene Spitze</text:p>
          </table:table-cell>
          <table:table-cell office:value-type="string" calcext:value-type="string">
            <text:p>Bielatal</text:p>
          </table:table-cell>
          <table:table-cell office:value-type="float" office:value="3639" calcext:value-type="float">
            <text:p>3639</text:p>
          </table:table-cell>
          <table:table-cell office:value-type="string" calcext:value-type="string">
            <text:p>Vergessene Spitz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Vergessene Spitze</text:p>
          </table:table-cell>
          <table:table-cell office:value-type="float" office:value="91" calcext:value-type="float">
            <text:p>91</text:p>
          </table:table-cell>
          <table:table-cell office:value-type="float" office:value="50.8235368" calcext:value-type="float">
            <text:p>50,8235368</text:p>
          </table:table-cell>
          <table:table-cell office:value-type="float" office:value="14.0608702" calcext:value-type="float">
            <text:p>14,0608702</text:p>
          </table:table-cell>
          <table:table-cell office:value-type="string" calcext:value-type="string">
            <text:p>Vergessene Spitze, Rosenthal-Bielatal, Königstein/Sächs. Schw., Sächsische Schweiz-Osterzgebirge, Sachsen, Deutschland</text:p>
          </table:table-cell>
          <table:table-cell office:value-type="float" office:value="251875087" calcext:value-type="float">
            <text:p>251875087</text:p>
          </table:table-cell>
          <table:table-cell table:number-columns-repeated="1636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ulta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ultan</text:p>
          </table:table-cell>
          <table:table-cell office:value-type="string" calcext:value-type="string">
            <text:p>Bielatal</text:p>
          </table:table-cell>
          <table:table-cell office:value-type="float" office:value="3640" calcext:value-type="float">
            <text:p>3640</text:p>
          </table:table-cell>
          <table:table-cell office:value-type="string" calcext:value-type="string">
            <text:p>Sultan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Sultan</text:p>
          </table:table-cell>
          <table:table-cell office:value-type="float" office:value="92" calcext:value-type="float">
            <text:p>92</text:p>
          </table:table-cell>
          <table:table-cell office:value-type="float" office:value="50.8235233" calcext:value-type="float">
            <text:p>50,8235233</text:p>
          </table:table-cell>
          <table:table-cell office:value-type="float" office:value="14.0610285" calcext:value-type="float">
            <text:p>14,0610285</text:p>
          </table:table-cell>
          <table:table-cell office:value-type="string" calcext:value-type="string">
            <text:p>Sultan, Rosenthal-Bielatal, Königstein/Sächs. Schw., Sächsische Schweiz-Osterzgebirge, Sachsen, Deutschland</text:p>
          </table:table-cell>
          <table:table-cell office:value-type="float" office:value="2260819504" calcext:value-type="float">
            <text:p>2260819504</text:p>
          </table:table-cell>
          <table:table-cell table:number-columns-repeated="1636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orscher Kopf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orscher Kopf</text:p>
          </table:table-cell>
          <table:table-cell office:value-type="string" calcext:value-type="string">
            <text:p>Bielatal</text:p>
          </table:table-cell>
          <table:table-cell office:value-type="float" office:value="3641" calcext:value-type="float">
            <text:p>3641</text:p>
          </table:table-cell>
          <table:table-cell office:value-type="string" calcext:value-type="string">
            <text:p>Morscher Kopf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Morscher Kopf</text:p>
          </table:table-cell>
          <table:table-cell office:value-type="float" office:value="93" calcext:value-type="float">
            <text:p>93</text:p>
          </table:table-cell>
          <table:table-cell office:value-type="float" office:value="50.8235334" calcext:value-type="float">
            <text:p>50,8235334</text:p>
          </table:table-cell>
          <table:table-cell office:value-type="float" office:value="14.0612265" calcext:value-type="float">
            <text:p>14,0612265</text:p>
          </table:table-cell>
          <table:table-cell office:value-type="string" calcext:value-type="string">
            <text:p>Morscher Kopf, Rosenthal-Bielatal, Königstein/Sächs. Schw., Sächsische Schweiz-Osterzgebirge, Sachsen, Deutschland</text:p>
          </table:table-cell>
          <table:table-cell office:value-type="float" office:value="2274002303" calcext:value-type="float">
            <text:p>2274002303</text:p>
          </table:table-cell>
          <table:table-cell table:number-columns-repeated="1636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Kalif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Kalif</text:p>
          </table:table-cell>
          <table:table-cell office:value-type="string" calcext:value-type="string">
            <text:p>Bielatal</text:p>
          </table:table-cell>
          <table:table-cell office:value-type="float" office:value="3642" calcext:value-type="float">
            <text:p>3642</text:p>
          </table:table-cell>
          <table:table-cell office:value-type="string" calcext:value-type="string">
            <text:p>Kalif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Kalif</text:p>
          </table:table-cell>
          <table:table-cell office:value-type="float" office:value="94" calcext:value-type="float">
            <text:p>94</text:p>
          </table:table-cell>
          <table:table-cell office:value-type="float" office:value="50.8230193" calcext:value-type="float">
            <text:p>50,8230193</text:p>
          </table:table-cell>
          <table:table-cell office:value-type="float" office:value="14.0612745" calcext:value-type="float">
            <text:p>14,0612745</text:p>
          </table:table-cell>
          <table:table-cell office:value-type="string" calcext:value-type="string">
            <text:p>Kalif, Rosenthal-Bielatal, Königstein/Sächs. Schw., Sächsische Schweiz-Osterzgebirge, Sachsen, Deutschland</text:p>
          </table:table-cell>
          <table:table-cell office:value-type="float" office:value="251874717" calcext:value-type="float">
            <text:p>251874717</text:p>
          </table:table-cell>
          <table:table-cell table:number-columns-repeated="1636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cheita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cheitan</text:p>
          </table:table-cell>
          <table:table-cell office:value-type="string" calcext:value-type="string">
            <text:p>Bielatal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Scheitan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Scheitan</text:p>
          </table:table-cell>
          <table:table-cell office:value-type="float" office:value="95" calcext:value-type="float">
            <text:p>95</text:p>
          </table:table-cell>
          <table:table-cell office:value-type="float" office:value="50.8213263" calcext:value-type="float">
            <text:p>50,8213263</text:p>
          </table:table-cell>
          <table:table-cell office:value-type="float" office:value="14.0614535" calcext:value-type="float">
            <text:p>14,0614535</text:p>
          </table:table-cell>
          <table:table-cell office:value-type="string" calcext:value-type="string">
            <text:p>Scheitan, Rosenthal-Bielatal, Königstein/Sächs. Schw., Sächsische Schweiz-Osterzgebirge, Sachsen, Deutschland</text:p>
          </table:table-cell>
          <table:table-cell office:value-type="float" office:value="251874977" calcext:value-type="float">
            <text:p>251874977</text:p>
          </table:table-cell>
          <table:table-cell table:number-columns-repeated="1636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Zwerg Alberic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Zwerg Alberich</text:p>
          </table:table-cell>
          <table:table-cell office:value-type="string" calcext:value-type="string">
            <text:p>Bielatal</text:p>
          </table:table-cell>
          <table:table-cell office:value-type="float" office:value="3644" calcext:value-type="float">
            <text:p>3644</text:p>
          </table:table-cell>
          <table:table-cell office:value-type="string" calcext:value-type="string">
            <text:p>Zwerg Alberich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Zwerg Alberich</text:p>
          </table:table-cell>
          <table:table-cell office:value-type="float" office:value="96" calcext:value-type="float">
            <text:p>96</text:p>
          </table:table-cell>
          <table:table-cell office:value-type="float" office:value="50.821013" calcext:value-type="float">
            <text:p>50,821013</text:p>
          </table:table-cell>
          <table:table-cell office:value-type="float" office:value="14.061449" calcext:value-type="float">
            <text:p>14,061449</text:p>
          </table:table-cell>
          <table:table-cell office:value-type="string" calcext:value-type="string">
            <text:p>Zwerg Alberich, Rosenthal-Bielatal, Königstein/Sächs. Schw., Sächsische Schweiz-Osterzgebirge, Sachsen, Deutschland</text:p>
          </table:table-cell>
          <table:table-cell office:value-type="float" office:value="2274002533" calcext:value-type="float">
            <text:p>2274002533</text:p>
          </table:table-cell>
          <table:table-cell table:number-columns-repeated="1636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tiller Keg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tiller Kegel</text:p>
          </table:table-cell>
          <table:table-cell office:value-type="string" calcext:value-type="string">
            <text:p>Bielatal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Stiller Kegel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Stiller Kegel</text:p>
          </table:table-cell>
          <table:table-cell office:value-type="float" office:value="97" calcext:value-type="float">
            <text:p>97</text:p>
          </table:table-cell>
          <table:table-cell office:value-type="float" office:value="50.8209053" calcext:value-type="float">
            <text:p>50,8209053</text:p>
          </table:table-cell>
          <table:table-cell office:value-type="float" office:value="14.0616338" calcext:value-type="float">
            <text:p>14,0616338</text:p>
          </table:table-cell>
          <table:table-cell office:value-type="string" calcext:value-type="string">
            <text:p>Stiller Kegel, Rosenthal-Bielatal, Königstein/Sächs. Schw., Sächsische Schweiz-Osterzgebirge, Sachsen, Deutschland</text:p>
          </table:table-cell>
          <table:table-cell office:value-type="float" office:value="251875031" calcext:value-type="float">
            <text:p>251875031</text:p>
          </table:table-cell>
          <table:table-cell table:number-columns-repeated="1636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ielazwer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ielazwerg</text:p>
          </table:table-cell>
          <table:table-cell office:value-type="string" calcext:value-type="string">
            <text:p>Bielatal</text:p>
          </table:table-cell>
          <table:table-cell office:value-type="float" office:value="3646" calcext:value-type="float">
            <text:p>3646</text:p>
          </table:table-cell>
          <table:table-cell office:value-type="string" calcext:value-type="string">
            <text:p>Bielazwerg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ielazwerg</text:p>
          </table:table-cell>
          <table:table-cell office:value-type="float" office:value="98" calcext:value-type="float">
            <text:p>98</text:p>
          </table:table-cell>
          <table:table-cell office:value-type="float" office:value="50.820675" calcext:value-type="float">
            <text:p>50,820675</text:p>
          </table:table-cell>
          <table:table-cell office:value-type="float" office:value="14.0616796" calcext:value-type="float">
            <text:p>14,0616796</text:p>
          </table:table-cell>
          <table:table-cell office:value-type="string" calcext:value-type="string">
            <text:p>Bielazwerg, Rosenthal-Bielatal, Königstein/Sächs. Schw., Sächsische Schweiz-Osterzgebirge, Sachsen, Deutschland</text:p>
          </table:table-cell>
          <table:table-cell office:value-type="float" office:value="251874463" calcext:value-type="float">
            <text:p>251874463</text:p>
          </table:table-cell>
          <table:table-cell table:number-columns-repeated="1636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nomkönig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Gnomkönig</text:p>
          </table:table-cell>
          <table:table-cell office:value-type="string" calcext:value-type="string">
            <text:p>Bielatal</text:p>
          </table:table-cell>
          <table:table-cell office:value-type="float" office:value="3647" calcext:value-type="float">
            <text:p>3647</text:p>
          </table:table-cell>
          <table:table-cell office:value-type="string" calcext:value-type="string">
            <text:p>Gnomkönig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Gnomkönig</text:p>
          </table:table-cell>
          <table:table-cell office:value-type="float" office:value="99" calcext:value-type="float">
            <text:p>99</text:p>
          </table:table-cell>
          <table:table-cell office:value-type="float" office:value="50.8206645" calcext:value-type="float">
            <text:p>50,8206645</text:p>
          </table:table-cell>
          <table:table-cell office:value-type="float" office:value="14.0618659" calcext:value-type="float">
            <text:p>14,0618659</text:p>
          </table:table-cell>
          <table:table-cell office:value-type="string" calcext:value-type="string">
            <text:p>Gnomkönig, Rosenthal-Bielatal, Königstein/Sächs. Schw., Sächsische Schweiz-Osterzgebirge, Sachsen, Deutschland</text:p>
          </table:table-cell>
          <table:table-cell office:value-type="float" office:value="251874621" calcext:value-type="float">
            <text:p>251874621</text:p>
          </table:table-cell>
          <table:table-cell table:number-columns-repeated="1636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rol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Troll</text:p>
          </table:table-cell>
          <table:table-cell office:value-type="string" calcext:value-type="string">
            <text:p>Bielatal</text:p>
          </table:table-cell>
          <table:table-cell office:value-type="float" office:value="3648" calcext:value-type="float">
            <text:p>3648</text:p>
          </table:table-cell>
          <table:table-cell office:value-type="string" calcext:value-type="string">
            <text:p>Troll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Troll</text:p>
          </table:table-cell>
          <table:table-cell office:value-type="float" office:value="100" calcext:value-type="float">
            <text:p>100</text:p>
          </table:table-cell>
          <table:table-cell office:value-type="float" office:value="50.8203804" calcext:value-type="float">
            <text:p>50,8203804</text:p>
          </table:table-cell>
          <table:table-cell office:value-type="float" office:value="14.0620314" calcext:value-type="float">
            <text:p>14,0620314</text:p>
          </table:table-cell>
          <table:table-cell office:value-type="string" calcext:value-type="string">
            <text:p>Troll, Rosenthal-Bielatal, Königstein/Sächs. Schw., Sächsische Schweiz-Osterzgebirge, Sachsen, Deutschland</text:p>
          </table:table-cell>
          <table:table-cell office:value-type="float" office:value="251875156" calcext:value-type="float">
            <text:p>251875156</text:p>
          </table:table-cell>
          <table:table-cell table:number-columns-repeated="1636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ürrebielezah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ürrebielezahn</text:p>
          </table:table-cell>
          <table:table-cell office:value-type="string" calcext:value-type="string">
            <text:p>Bielatal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Dürrebielezahn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Dürrebielezahn</text:p>
          </table:table-cell>
          <table:table-cell office:value-type="float" office:value="101" calcext:value-type="float">
            <text:p>101</text:p>
          </table:table-cell>
          <table:table-cell office:value-type="float" office:value="50.8202511" calcext:value-type="float">
            <text:p>50,8202511</text:p>
          </table:table-cell>
          <table:table-cell office:value-type="float" office:value="14.0614706" calcext:value-type="float">
            <text:p>14,0614706</text:p>
          </table:table-cell>
          <table:table-cell office:value-type="string" calcext:value-type="string">
            <text:p>Dürrebielezahn, Rosenthal-Bielatal, Königstein/Sächs. Schw., Sächsische Schweiz-Osterzgebirge, Sachsen, Deutschland</text:p>
          </table:table-cell>
          <table:table-cell office:value-type="float" office:value="251874539" calcext:value-type="float">
            <text:p>251874539</text:p>
          </table:table-cell>
          <table:table-cell table:number-columns-repeated="1636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Vorderer Dürrebielewächter *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ürrebielewächter, Vorderer</text:p>
          </table:table-cell>
          <table:table-cell office:value-type="string" calcext:value-type="string">
            <text:p>Bielatal</text:p>
          </table:table-cell>
          <table:table-cell office:value-type="float" office:value="3650" calcext:value-type="float">
            <text:p>3650</text:p>
          </table:table-cell>
          <table:table-cell office:value-type="string" calcext:value-type="string">
            <text:p>Vorderer Dürrebielewächter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Vorderer Dürrebielewächter</text:p>
          </table:table-cell>
          <table:table-cell office:value-type="float" office:value="102" calcext:value-type="float">
            <text:p>102</text:p>
          </table:table-cell>
          <table:table-cell office:value-type="float" office:value="50.8198948" calcext:value-type="float">
            <text:p>50,8198948</text:p>
          </table:table-cell>
          <table:table-cell office:value-type="float" office:value="14.0622322" calcext:value-type="float">
            <text:p>14,0622322</text:p>
          </table:table-cell>
          <table:table-cell office:value-type="string" calcext:value-type="string">
            <text:p>Vorderer Dürrebielewächter, Rosenthal-Bielatal, Königstein/Sächs. Schw., Sächsische Schweiz-Osterzgebirge, Sachsen, Deutschland</text:p>
          </table:table-cell>
          <table:table-cell office:value-type="float" office:value="251875113" calcext:value-type="float">
            <text:p>251875113</text:p>
          </table:table-cell>
          <table:table-cell table:number-columns-repeated="1636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ewachsene Spitze *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ewachsene Spitze</text:p>
          </table:table-cell>
          <table:table-cell office:value-type="string" calcext:value-type="string">
            <text:p>Bielatal</text:p>
          </table:table-cell>
          <table:table-cell office:value-type="float" office:value="3651" calcext:value-type="float">
            <text:p>3651</text:p>
          </table:table-cell>
          <table:table-cell office:value-type="string" calcext:value-type="string">
            <text:p>Bewachsene Spitz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Bewachsene Spitze</text:p>
          </table:table-cell>
          <table:table-cell office:value-type="float" office:value="103" calcext:value-type="float">
            <text:p>103</text:p>
          </table:table-cell>
          <table:table-cell office:value-type="float" office:value="50.8199957" calcext:value-type="float">
            <text:p>50,8199957</text:p>
          </table:table-cell>
          <table:table-cell office:value-type="float" office:value="14.062374" calcext:value-type="float">
            <text:p>14,062374</text:p>
          </table:table-cell>
          <table:table-cell office:value-type="string" calcext:value-type="string">
            <text:p>Bewachsene Spitze, Rosenthal-Bielatal, Königstein/Sächs. Schw., Sächsische Schweiz-Osterzgebirge, Sachsen, Deutschland</text:p>
          </table:table-cell>
          <table:table-cell office:value-type="float" office:value="251874460" calcext:value-type="float">
            <text:p>251874460</text:p>
          </table:table-cell>
          <table:table-cell table:number-columns-repeated="1636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alkenturm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lkenturm</text:p>
          </table:table-cell>
          <table:table-cell office:value-type="string" calcext:value-type="string">
            <text:p>Bielatal</text:p>
          </table:table-cell>
          <table:table-cell office:value-type="float" office:value="3652" calcext:value-type="float">
            <text:p>3652</text:p>
          </table:table-cell>
          <table:table-cell office:value-type="string" calcext:value-type="string">
            <text:p>Falken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Falkenturm</text:p>
          </table:table-cell>
          <table:table-cell office:value-type="float" office:value="104" calcext:value-type="float">
            <text:p>104</text:p>
          </table:table-cell>
          <table:table-cell office:value-type="float" office:value="50.8198829" calcext:value-type="float">
            <text:p>50,8198829</text:p>
          </table:table-cell>
          <table:table-cell office:value-type="float" office:value="14.0625268" calcext:value-type="float">
            <text:p>14,0625268</text:p>
          </table:table-cell>
          <table:table-cell office:value-type="string" calcext:value-type="string">
            <text:p>Falkenturm, Rosenthal-Bielatal, Königstein/Sächs. Schw., Sächsische Schweiz-Osterzgebirge, Sachsen, Deutschland</text:p>
          </table:table-cell>
          <table:table-cell office:value-type="float" office:value="251874548" calcext:value-type="float">
            <text:p>251874548</text:p>
          </table:table-cell>
          <table:table-cell table:number-columns-repeated="1636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alkenwand **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Falkenwand</text:p>
          </table:table-cell>
          <table:table-cell office:value-type="string" calcext:value-type="string">
            <text:p>Bielatal</text:p>
          </table:table-cell>
          <table:table-cell office:value-type="float" office:value="3653" calcext:value-type="float">
            <text:p>3653</text:p>
          </table:table-cell>
          <table:table-cell office:value-type="string" calcext:value-type="string">
            <text:p>Falkenwand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Falkenwand</text:p>
          </table:table-cell>
          <table:table-cell office:value-type="float" office:value="105" calcext:value-type="float">
            <text:p>105</text:p>
          </table:table-cell>
          <table:table-cell office:value-type="float" office:value="50.8195605" calcext:value-type="float">
            <text:p>50,8195605</text:p>
          </table:table-cell>
          <table:table-cell office:value-type="float" office:value="14.0629375" calcext:value-type="float">
            <text:p>14,0629375</text:p>
          </table:table-cell>
          <table:table-cell office:value-type="string" calcext:value-type="string">
            <text:p>Falkenwand, Rosenthal-Bielatal, Königstein/Sächs. Schw., Sächsische Schweiz-Osterzgebirge, Sachsen, Deutschland</text:p>
          </table:table-cell>
          <table:table-cell office:value-type="float" office:value="251874566" calcext:value-type="float">
            <text:p>251874566</text:p>
          </table:table-cell>
          <table:table-cell table:number-columns-repeated="1636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Hinterer Dürrebielewächter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ürrebielewächter, Hinterer</text:p>
          </table:table-cell>
          <table:table-cell office:value-type="string" calcext:value-type="string">
            <text:p>Bielatal</text:p>
          </table:table-cell>
          <table:table-cell office:value-type="float" office:value="3654" calcext:value-type="float">
            <text:p>3654</text:p>
          </table:table-cell>
          <table:table-cell office:value-type="string" calcext:value-type="string">
            <text:p>Hinterer Dürrebielewächter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Hinterer Dürrebielewächter</text:p>
          </table:table-cell>
          <table:table-cell office:value-type="float" office:value="106" calcext:value-type="float">
            <text:p>106</text:p>
          </table:table-cell>
          <table:table-cell office:value-type="float" office:value="50.8194644" calcext:value-type="float">
            <text:p>50,8194644</text:p>
          </table:table-cell>
          <table:table-cell office:value-type="float" office:value="14.0628055" calcext:value-type="float">
            <text:p>14,0628055</text:p>
          </table:table-cell>
          <table:table-cell office:value-type="string" calcext:value-type="string">
            <text:p>Hinterer Dürrebielewächter, Rosenthal-Bielatal, Königstein/Sächs. Schw., Sächsische Schweiz-Osterzgebirge, Sachsen, Deutschland</text:p>
          </table:table-cell>
          <table:table-cell office:value-type="float" office:value="2274002262" calcext:value-type="float">
            <text:p>2274002262</text:p>
          </table:table-cell>
          <table:table-cell table:number-columns-repeated="1636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Kiebitz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Kiebitz</text:p>
          </table:table-cell>
          <table:table-cell office:value-type="string" calcext:value-type="string">
            <text:p>Bielatal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Kiebitz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Kiebitz</text:p>
          </table:table-cell>
          <table:table-cell office:value-type="float" office:value="107" calcext:value-type="float">
            <text:p>107</text:p>
          </table:table-cell>
          <table:table-cell office:value-type="float" office:value="50.8194189" calcext:value-type="float">
            <text:p>50,8194189</text:p>
          </table:table-cell>
          <table:table-cell office:value-type="float" office:value="14.062744" calcext:value-type="float">
            <text:p>14,062744</text:p>
          </table:table-cell>
          <table:table-cell office:value-type="string" calcext:value-type="string">
            <text:p>Kiebitz, Rosenthal-Bielatal, Königstein/Sächs. Schw., Sächsische Schweiz-Osterzgebirge, Sachsen, Deutschland</text:p>
          </table:table-cell>
          <table:table-cell office:value-type="float" office:value="470216007" calcext:value-type="float">
            <text:p>470216007</text:p>
          </table:table-cell>
          <table:table-cell table:number-columns-repeated="1636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ymph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ymphe</text:p>
          </table:table-cell>
          <table:table-cell office:value-type="string" calcext:value-type="string">
            <text:p>Bielatal</text:p>
          </table:table-cell>
          <table:table-cell office:value-type="float" office:value="3656" calcext:value-type="float">
            <text:p>3656</text:p>
          </table:table-cell>
          <table:table-cell office:value-type="string" calcext:value-type="string">
            <text:p>Nymph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ymphe</text:p>
          </table:table-cell>
          <table:table-cell office:value-type="float" office:value="108" calcext:value-type="float">
            <text:p>108</text:p>
          </table:table-cell>
          <table:table-cell office:value-type="float" office:value="50.8192404" calcext:value-type="float">
            <text:p>50,8192404</text:p>
          </table:table-cell>
          <table:table-cell office:value-type="float" office:value="14.0631224" calcext:value-type="float">
            <text:p>14,0631224</text:p>
          </table:table-cell>
          <table:table-cell office:value-type="string" calcext:value-type="string">
            <text:p>Nymphe, Rosenthal-Bielatal, Königstein/Sächs. Schw., Sächsische Schweiz-Osterzgebirge, Sachsen, Deutschland</text:p>
          </table:table-cell>
          <table:table-cell office:value-type="float" office:value="251874914" calcext:value-type="float">
            <text:p>251874914</text:p>
          </table:table-cell>
          <table:table-cell table:number-columns-repeated="1636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espaltener Turm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Gespaltener Turm</text:p>
          </table:table-cell>
          <table:table-cell office:value-type="string" calcext:value-type="string">
            <text:p>Bielatal</text:p>
          </table:table-cell>
          <table:table-cell office:value-type="float" office:value="3657" calcext:value-type="float">
            <text:p>3657</text:p>
          </table:table-cell>
          <table:table-cell office:value-type="string" calcext:value-type="string">
            <text:p>Gespaltener 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Gespaltener Turm</text:p>
          </table:table-cell>
          <table:table-cell office:value-type="float" office:value="109" calcext:value-type="float">
            <text:p>109</text:p>
          </table:table-cell>
          <table:table-cell office:value-type="float" office:value="50.8194862" calcext:value-type="float">
            <text:p>50,8194862</text:p>
          </table:table-cell>
          <table:table-cell office:value-type="float" office:value="14.0632436" calcext:value-type="float">
            <text:p>14,0632436</text:p>
          </table:table-cell>
          <table:table-cell office:value-type="string" calcext:value-type="string">
            <text:p>Gespaltener Turm, Rosenthal-Bielatal, Königstein/Sächs. Schw., Sächsische Schweiz-Osterzgebirge, Sachsen, Deutschland</text:p>
          </table:table-cell>
          <table:table-cell office:value-type="float" office:value="2274002250" calcext:value-type="float">
            <text:p>2274002250</text:p>
          </table:table-cell>
          <table:table-cell table:number-columns-repeated="1636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latter Kegel *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latter Kegel</text:p>
          </table:table-cell>
          <table:table-cell office:value-type="string" calcext:value-type="string">
            <text:p>Bielatal</text:p>
          </table:table-cell>
          <table:table-cell office:value-type="float" office:value="3658" calcext:value-type="float">
            <text:p>3658</text:p>
          </table:table-cell>
          <table:table-cell office:value-type="string" calcext:value-type="string">
            <text:p>Glatter Kegel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Glatter Kegel</text:p>
          </table:table-cell>
          <table:table-cell office:value-type="float" office:value="110" calcext:value-type="float">
            <text:p>110</text:p>
          </table:table-cell>
          <table:table-cell office:value-type="float" office:value="50.8193599" calcext:value-type="float">
            <text:p>50,8193599</text:p>
          </table:table-cell>
          <table:table-cell office:value-type="float" office:value="14.0634553" calcext:value-type="float">
            <text:p>14,0634553</text:p>
          </table:table-cell>
          <table:table-cell office:value-type="string" calcext:value-type="string">
            <text:p>Glatter Kegel, Rosenthal-Bielatal, Königstein/Sächs. Schw., Sächsische Schweiz-Osterzgebirge, Sachsen, Deutschland</text:p>
          </table:table-cell>
          <table:table-cell office:value-type="float" office:value="251874597" calcext:value-type="float">
            <text:p>251874597</text:p>
          </table:table-cell>
          <table:table-cell table:number-columns-repeated="1636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fifferling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Pfifferling</text:p>
          </table:table-cell>
          <table:table-cell office:value-type="string" calcext:value-type="string">
            <text:p>Bielatal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Pfifferling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Pfifferling</text:p>
          </table:table-cell>
          <table:table-cell office:value-type="float" office:value="111" calcext:value-type="float">
            <text:p>111</text:p>
          </table:table-cell>
          <table:table-cell office:value-type="float" office:value="50.8193891" calcext:value-type="float">
            <text:p>50,8193891</text:p>
          </table:table-cell>
          <table:table-cell office:value-type="float" office:value="14.0639249" calcext:value-type="float">
            <text:p>14,0639249</text:p>
          </table:table-cell>
          <table:table-cell office:value-type="string" calcext:value-type="string">
            <text:p>Pfifferling, Rosenthal-Bielatal, Königstein/Sächs. Schw., Sächsische Schweiz-Osterzgebirge, Sachsen, Deutschland</text:p>
          </table:table-cell>
          <table:table-cell office:value-type="float" office:value="251874885" calcext:value-type="float">
            <text:p>251874885</text:p>
          </table:table-cell>
          <table:table-cell table:number-columns-repeated="1636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tinkmorchel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tinkmorchel</text:p>
          </table:table-cell>
          <table:table-cell office:value-type="string" calcext:value-type="string">
            <text:p>Bielatal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Stinkmorchel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Stinkmorchel</text:p>
          </table:table-cell>
          <table:table-cell office:value-type="float" office:value="112" calcext:value-type="float">
            <text:p>112</text:p>
          </table:table-cell>
          <table:table-cell office:value-type="float" office:value="50.8192516" calcext:value-type="float">
            <text:p>50,8192516</text:p>
          </table:table-cell>
          <table:table-cell office:value-type="float" office:value="14.0638806" calcext:value-type="float">
            <text:p>14,0638806</text:p>
          </table:table-cell>
          <table:table-cell office:value-type="string" calcext:value-type="string">
            <text:p>Stinkmorchel, Rosenthal-Bielatal, Königstein/Sächs. Schw., Sächsische Schweiz-Osterzgebirge, Sachsen, Deutschland</text:p>
          </table:table-cell>
          <table:table-cell office:value-type="float" office:value="410938483" calcext:value-type="float">
            <text:p>410938483</text:p>
          </table:table-cell>
          <table:table-cell table:number-columns-repeated="1636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aldkauz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Waldkauz</text:p>
          </table:table-cell>
          <table:table-cell office:value-type="string" calcext:value-type="string">
            <text:p>Bielatal</text:p>
          </table:table-cell>
          <table:table-cell office:value-type="float" office:value="3661" calcext:value-type="float">
            <text:p>3661</text:p>
          </table:table-cell>
          <table:table-cell office:value-type="string" calcext:value-type="string">
            <text:p>Waldkauz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Waldkauz</text:p>
          </table:table-cell>
          <table:table-cell office:value-type="float" office:value="113" calcext:value-type="float">
            <text:p>113</text:p>
          </table:table-cell>
          <table:table-cell office:value-type="float" office:value="50.8191707" calcext:value-type="float">
            <text:p>50,8191707</text:p>
          </table:table-cell>
          <table:table-cell office:value-type="float" office:value="14.0637661" calcext:value-type="float">
            <text:p>14,0637661</text:p>
          </table:table-cell>
          <table:table-cell office:value-type="string" calcext:value-type="string">
            <text:p>Waldkauz, Rosenthal-Bielatal, Königstein/Sächs. Schw., Sächsische Schweiz-Osterzgebirge, Sachsen, Deutschland</text:p>
          </table:table-cell>
          <table:table-cell office:value-type="float" office:value="251875210" calcext:value-type="float">
            <text:p>251875210</text:p>
          </table:table-cell>
          <table:table-cell table:number-columns-repeated="1636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Zwei Horzel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Zwei Horzel</text:p>
          </table:table-cell>
          <table:table-cell office:value-type="string" calcext:value-type="string">
            <text:p>Bielatal</text:p>
          </table:table-cell>
          <table:table-cell office:value-type="float" office:value="3662" calcext:value-type="float">
            <text:p>3662</text:p>
          </table:table-cell>
          <table:table-cell office:value-type="string" calcext:value-type="string">
            <text:p>Zwei Horzel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Zwei Horzel</text:p>
          </table:table-cell>
          <table:table-cell office:value-type="float" office:value="114" calcext:value-type="float">
            <text:p>114</text:p>
          </table:table-cell>
          <table:table-cell office:value-type="float" office:value="50.8191" calcext:value-type="float">
            <text:p>50,8191</text:p>
          </table:table-cell>
          <table:table-cell office:value-type="float" office:value="14.0643017" calcext:value-type="float">
            <text:p>14,0643017</text:p>
          </table:table-cell>
          <table:table-cell office:value-type="string" calcext:value-type="string">
            <text:p>Zwei Horzel, Rosenthal-Bielatal, Königstein/Sächs. Schw., Sächsische Schweiz-Osterzgebirge, Sachsen, Deutschland</text:p>
          </table:table-cell>
          <table:table-cell office:value-type="float" office:value="2274002527" calcext:value-type="float">
            <text:p>2274002527</text:p>
          </table:table-cell>
          <table:table-cell table:number-columns-repeated="1636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childbürger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childbürger</text:p>
          </table:table-cell>
          <table:table-cell office:value-type="string" calcext:value-type="string">
            <text:p>Bielatal</text:p>
          </table:table-cell>
          <table:table-cell office:value-type="float" office:value="3663" calcext:value-type="float">
            <text:p>3663</text:p>
          </table:table-cell>
          <table:table-cell office:value-type="string" calcext:value-type="string">
            <text:p>Schildbürger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Schildbürger</text:p>
          </table:table-cell>
          <table:table-cell office:value-type="float" office:value="115" calcext:value-type="float">
            <text:p>115</text:p>
          </table:table-cell>
          <table:table-cell office:value-type="float" office:value="50.8189881" calcext:value-type="float">
            <text:p>50,8189881</text:p>
          </table:table-cell>
          <table:table-cell office:value-type="float" office:value="14.0645806" calcext:value-type="float">
            <text:p>14,0645806</text:p>
          </table:table-cell>
          <table:table-cell office:value-type="string" calcext:value-type="string">
            <text:p>Schildbürger, Rosenthal-Bielatal, Königstein/Sächs. Schw., Sächsische Schweiz-Osterzgebirge, Sachsen, Deutschland</text:p>
          </table:table-cell>
          <table:table-cell office:value-type="float" office:value="410938480" calcext:value-type="float">
            <text:p>410938480</text:p>
          </table:table-cell>
          <table:table-cell table:number-columns-repeated="1636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latt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latt</text:p>
          </table:table-cell>
          <table:table-cell office:value-type="string" calcext:value-type="string">
            <text:p>Bielatal</text:p>
          </table:table-cell>
          <table:table-cell office:value-type="float" office:value="3664" calcext:value-type="float">
            <text:p>3664</text:p>
          </table:table-cell>
          <table:table-cell office:value-type="string" calcext:value-type="string">
            <text:p>Blatt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Blatt</text:p>
          </table:table-cell>
          <table:table-cell office:value-type="float" office:value="116" calcext:value-type="float">
            <text:p>116</text:p>
          </table:table-cell>
          <table:table-cell office:value-type="float" office:value="50.8191" calcext:value-type="float">
            <text:p>50,8191</text:p>
          </table:table-cell>
          <table:table-cell office:value-type="float" office:value="14.0646584" calcext:value-type="float">
            <text:p>14,0646584</text:p>
          </table:table-cell>
          <table:table-cell office:value-type="string" calcext:value-type="string">
            <text:p>Blatt, Rosenthal-Bielatal, Königstein/Sächs. Schw., Sächsische Schweiz-Osterzgebirge, Sachsen, Deutschland</text:p>
          </table:table-cell>
          <table:table-cell office:value-type="float" office:value="251874467" calcext:value-type="float">
            <text:p>251874467</text:p>
          </table:table-cell>
          <table:table-cell table:number-columns-repeated="1636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lanspitze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Planspitze</text:p>
          </table:table-cell>
          <table:table-cell office:value-type="string" calcext:value-type="string">
            <text:p>Bielatal</text:p>
          </table:table-cell>
          <table:table-cell office:value-type="float" office:value="3665" calcext:value-type="float">
            <text:p>3665</text:p>
          </table:table-cell>
          <table:table-cell office:value-type="string" calcext:value-type="string">
            <text:p>Planspitz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Planspitze</text:p>
          </table:table-cell>
          <table:table-cell office:value-type="float" office:value="117" calcext:value-type="float">
            <text:p>117</text:p>
          </table:table-cell>
          <table:table-cell office:value-type="float" office:value="50.8191143" calcext:value-type="float">
            <text:p>50,8191143</text:p>
          </table:table-cell>
          <table:table-cell office:value-type="float" office:value="14.0648743" calcext:value-type="float">
            <text:p>14,0648743</text:p>
          </table:table-cell>
          <table:table-cell office:value-type="string" calcext:value-type="string">
            <text:p>Planspitze, Rosenthal-Bielatal, Königstein/Sächs. Schw., Sächsische Schweiz-Osterzgebirge, Sachsen, Deutschland</text:p>
          </table:table-cell>
          <table:table-cell office:value-type="float" office:value="251874944" calcext:value-type="float">
            <text:p>251874944</text:p>
          </table:table-cell>
          <table:table-cell table:number-columns-repeated="1636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okal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okal</text:p>
          </table:table-cell>
          <table:table-cell office:value-type="string" calcext:value-type="string">
            <text:p>Bielatal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Pokal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okal</text:p>
          </table:table-cell>
          <table:table-cell office:value-type="float" office:value="118" calcext:value-type="float">
            <text:p>118</text:p>
          </table:table-cell>
          <table:table-cell office:value-type="float" office:value="50.8186035" calcext:value-type="float">
            <text:p>50,8186035</text:p>
          </table:table-cell>
          <table:table-cell office:value-type="float" office:value="14.0657804" calcext:value-type="float">
            <text:p>14,0657804</text:p>
          </table:table-cell>
          <table:table-cell office:value-type="string" calcext:value-type="string">
            <text:p>Pokal, Rosenthal-Bielatal, Königstein/Sächs. Schw., Sächsische Schweiz-Osterzgebirge, Sachsen, Deutschland</text:p>
          </table:table-cell>
          <table:table-cell office:value-type="float" office:value="251874938" calcext:value-type="float">
            <text:p>251874938</text:p>
          </table:table-cell>
          <table:table-cell table:number-columns-repeated="1636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ittelwandnadel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ittelwandnadel</text:p>
          </table:table-cell>
          <table:table-cell office:value-type="string" calcext:value-type="string">
            <text:p>Bielatal</text:p>
          </table:table-cell>
          <table:table-cell office:value-type="float" office:value="3667" calcext:value-type="float">
            <text:p>3667</text:p>
          </table:table-cell>
          <table:table-cell office:value-type="string" calcext:value-type="string">
            <text:p>Mittelwandnadel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Mittelwandnadel</text:p>
          </table:table-cell>
          <table:table-cell office:value-type="float" office:value="119" calcext:value-type="float">
            <text:p>119</text:p>
          </table:table-cell>
          <table:table-cell office:value-type="float" office:value="50.8185824" calcext:value-type="float">
            <text:p>50,8185824</text:p>
          </table:table-cell>
          <table:table-cell office:value-type="float" office:value="14.0665487" calcext:value-type="float">
            <text:p>14,0665487</text:p>
          </table:table-cell>
          <table:table-cell office:value-type="string" calcext:value-type="string">
            <text:p>Mittelwandnadel, Rosenthal-Bielatal, Königstein/Sächs. Schw., Sächsische Schweiz-Osterzgebirge, Sachsen, Deutschland</text:p>
          </table:table-cell>
          <table:table-cell office:value-type="float" office:value="2260819471" calcext:value-type="float">
            <text:p>2260819471</text:p>
          </table:table-cell>
          <table:table-cell table:number-columns-repeated="1636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ittelwand **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Mittelwand</text:p>
          </table:table-cell>
          <table:table-cell office:value-type="string" calcext:value-type="string">
            <text:p>Bielatal</text:p>
          </table:table-cell>
          <table:table-cell office:value-type="float" office:value="3668" calcext:value-type="float">
            <text:p>3668</text:p>
          </table:table-cell>
          <table:table-cell office:value-type="string" calcext:value-type="string">
            <text:p>Mittelwand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ittelwand</text:p>
          </table:table-cell>
          <table:table-cell office:value-type="float" office:value="120" calcext:value-type="float">
            <text:p>120</text:p>
          </table:table-cell>
          <table:table-cell office:value-type="float" office:value="50.818614" calcext:value-type="float">
            <text:p>50,818614</text:p>
          </table:table-cell>
          <table:table-cell office:value-type="float" office:value="14.0667028" calcext:value-type="float">
            <text:p>14,0667028</text:p>
          </table:table-cell>
          <table:table-cell office:value-type="string" calcext:value-type="string">
            <text:p>Mittelwand, Rosenthal-Bielatal, Königstein/Sächs. Schw., Sächsische Schweiz-Osterzgebirge, Sachsen, Deutschland</text:p>
          </table:table-cell>
          <table:table-cell office:value-type="float" office:value="251874876" calcext:value-type="float">
            <text:p>251874876</text:p>
          </table:table-cell>
          <table:table-cell table:number-columns-repeated="1636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ittelwandscheib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Mittelwandscheibe</text:p>
          </table:table-cell>
          <table:table-cell office:value-type="string" calcext:value-type="string">
            <text:p>Bielatal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Mittelwandscheib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Mittelwandscheibe</text:p>
          </table:table-cell>
          <table:table-cell office:value-type="float" office:value="121" calcext:value-type="float">
            <text:p>121</text:p>
          </table:table-cell>
          <table:table-cell office:value-type="float" office:value="50.8185752" calcext:value-type="float">
            <text:p>50,8185752</text:p>
          </table:table-cell>
          <table:table-cell office:value-type="float" office:value="14.0668812" calcext:value-type="float">
            <text:p>14,0668812</text:p>
          </table:table-cell>
          <table:table-cell office:value-type="string" calcext:value-type="string">
            <text:p>Mittelwandscheibe, Rosenthal-Bielatal, Königstein/Sächs. Schw., Sächsische Schweiz-Osterzgebirge, Sachsen, Deutschland</text:p>
          </table:table-cell>
          <table:table-cell office:value-type="float" office:value="2274002297" calcext:value-type="float">
            <text:p>2274002297</text:p>
          </table:table-cell>
          <table:table-cell table:number-columns-repeated="1636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chiefe Nadel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Schiefe Nadel</text:p>
          </table:table-cell>
          <table:table-cell office:value-type="string" calcext:value-type="string">
            <text:p>Bielatal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Schiefe Nadel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chiefe Nadel</text:p>
          </table:table-cell>
          <table:table-cell office:value-type="float" office:value="122" calcext:value-type="float">
            <text:p>122</text:p>
          </table:table-cell>
          <table:table-cell office:value-type="float" office:value="50.8184037" calcext:value-type="float">
            <text:p>50,8184037</text:p>
          </table:table-cell>
          <table:table-cell office:value-type="float" office:value="14.0673432" calcext:value-type="float">
            <text:p>14,0673432</text:p>
          </table:table-cell>
          <table:table-cell office:value-type="string" calcext:value-type="string">
            <text:p>Schiefe Nadel, Rosenthal-Bielatal, Königstein/Sächs. Schw., Sächsische Schweiz-Osterzgebirge, Sachsen, Deutschland</text:p>
          </table:table-cell>
          <table:table-cell office:value-type="float" office:value="492658241" calcext:value-type="float">
            <text:p>492658241</text:p>
          </table:table-cell>
          <table:table-cell table:number-columns-repeated="1636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chwarzbeerturm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chwarzbeerturm</text:p>
          </table:table-cell>
          <table:table-cell office:value-type="string" calcext:value-type="string">
            <text:p>Bielatal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Schwarzbeer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hwarzbeerturm</text:p>
          </table:table-cell>
          <table:table-cell office:value-type="float" office:value="123" calcext:value-type="float">
            <text:p>123</text:p>
          </table:table-cell>
          <table:table-cell office:value-type="float" office:value="50.8185477" calcext:value-type="float">
            <text:p>50,8185477</text:p>
          </table:table-cell>
          <table:table-cell office:value-type="float" office:value="14.0675368" calcext:value-type="float">
            <text:p>14,0675368</text:p>
          </table:table-cell>
          <table:table-cell office:value-type="string" calcext:value-type="string">
            <text:p>Schwarzbeerturm, Rosenthal-Bielatal, Königstein/Sächs. Schw., Sächsische Schweiz-Osterzgebirge, Sachsen, Deutschland</text:p>
          </table:table-cell>
          <table:table-cell office:value-type="float" office:value="251875065" calcext:value-type="float">
            <text:p>251875065</text:p>
          </table:table-cell>
          <table:table-cell table:number-columns-repeated="1636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etzling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Setzling</text:p>
          </table:table-cell>
          <table:table-cell office:value-type="string" calcext:value-type="string">
            <text:p>Bielatal</text:p>
          </table:table-cell>
          <table:table-cell office:value-type="float" office:value="17156" calcext:value-type="float">
            <text:p>17156</text:p>
          </table:table-cell>
          <table:table-cell office:value-type="string" calcext:value-type="string">
            <text:p>Setzling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etzling</text:p>
          </table:table-cell>
          <table:table-cell office:value-type="float" office:value="124" calcext:value-type="float">
            <text:p>124</text:p>
          </table:table-cell>
          <table:table-cell office:value-type="float" office:value="50.8186382" calcext:value-type="float">
            <text:p>50,8186382</text:p>
          </table:table-cell>
          <table:table-cell office:value-type="float" office:value="14.0679231" calcext:value-type="float">
            <text:p>14,0679231</text:p>
          </table:table-cell>
          <table:table-cell office:value-type="string" calcext:value-type="string">
            <text:p>Setzling, Rosenthal-Bielatal, Königstein/Sächs. Schw., Sächsische Schweiz-Osterzgebirge, Sachsen, Deutschland</text:p>
          </table:table-cell>
          <table:table-cell office:value-type="float" office:value="5634375160" calcext:value-type="float">
            <text:p>5634375160</text:p>
          </table:table-cell>
          <table:table-cell table:number-columns-repeated="1636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Nußknacker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Nussknacker</text:p>
          </table:table-cell>
          <table:table-cell office:value-type="string" calcext:value-type="string">
            <text:p>Bielatal</text:p>
          </table:table-cell>
          <table:table-cell office:value-type="float" office:value="3672" calcext:value-type="float">
            <text:p>3672</text:p>
          </table:table-cell>
          <table:table-cell office:value-type="string" calcext:value-type="string">
            <text:p>Nussknacker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ussknacker</text:p>
          </table:table-cell>
          <table:table-cell office:value-type="float" office:value="125" calcext:value-type="float">
            <text:p>125</text:p>
          </table:table-cell>
          <table:table-cell office:value-type="float" office:value="50.8177113" calcext:value-type="float">
            <text:p>50,8177113</text:p>
          </table:table-cell>
          <table:table-cell office:value-type="float" office:value="14.0681317" calcext:value-type="float">
            <text:p>14,0681317</text:p>
          </table:table-cell>
          <table:table-cell office:value-type="string" calcext:value-type="string">
            <text:p>Nussknacker, Rosenthal-Bielatal, Königstein/Sächs. Schw., Sächsische Schweiz-Osterzgebirge, Sachsen, Deutschland</text:p>
          </table:table-cell>
          <table:table-cell office:value-type="float" office:value="251874915" calcext:value-type="float">
            <text:p>251874915</text:p>
          </table:table-cell>
          <table:table-cell table:number-columns-repeated="1636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Dürrebielenadel *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Dürrebielenadel</text:p>
          </table:table-cell>
          <table:table-cell office:value-type="string" calcext:value-type="string">
            <text:p>Bielatal</text:p>
          </table:table-cell>
          <table:table-cell office:value-type="float" office:value="3673" calcext:value-type="float">
            <text:p>3673</text:p>
          </table:table-cell>
          <table:table-cell office:value-type="string" calcext:value-type="string">
            <text:p>Dürrebielenadel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Dürrebielenadel</text:p>
          </table:table-cell>
          <table:table-cell office:value-type="float" office:value="126" calcext:value-type="float">
            <text:p>126</text:p>
          </table:table-cell>
          <table:table-cell office:value-type="float" office:value="50.8170677" calcext:value-type="float">
            <text:p>50,8170677</text:p>
          </table:table-cell>
          <table:table-cell office:value-type="float" office:value="14.0678268" calcext:value-type="float">
            <text:p>14,0678268</text:p>
          </table:table-cell>
          <table:table-cell office:value-type="string" calcext:value-type="string">
            <text:p>Dürrebielenadel, Rosenthal-Bielatal, Königstein/Sächs. Schw., Sächsische Schweiz-Osterzgebirge, Sachsen, Deutschland</text:p>
          </table:table-cell>
          <table:table-cell office:value-type="float" office:value="2260819426" calcext:value-type="float">
            <text:p>2260819426</text:p>
          </table:table-cell>
          <table:table-cell table:number-columns-repeated="1636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Dürrebielewand *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Dürrebielewand</text:p>
          </table:table-cell>
          <table:table-cell office:value-type="string" calcext:value-type="string">
            <text:p>Bielatal</text:p>
          </table:table-cell>
          <table:table-cell office:value-type="float" office:value="3674" calcext:value-type="float">
            <text:p>3674</text:p>
          </table:table-cell>
          <table:table-cell office:value-type="string" calcext:value-type="string">
            <text:p>Dürrebielewand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Dürrebielewand</text:p>
          </table:table-cell>
          <table:table-cell office:value-type="float" office:value="127" calcext:value-type="float">
            <text:p>127</text:p>
          </table:table-cell>
          <table:table-cell office:value-type="float" office:value="50.8161775" calcext:value-type="float">
            <text:p>50,8161775</text:p>
          </table:table-cell>
          <table:table-cell office:value-type="float" office:value="14.0692577" calcext:value-type="float">
            <text:p>14,0692577</text:p>
          </table:table-cell>
          <table:table-cell office:value-type="string" calcext:value-type="string">
            <text:p>Dürrebielewand, Rosenthal-Bielatal, Königstein/Sächs. Schw., Sächsische Schweiz-Osterzgebirge, Sachsen, Deutschland</text:p>
          </table:table-cell>
          <table:table-cell office:value-type="float" office:value="2262043722" calcext:value-type="float">
            <text:p>2262043722</text:p>
          </table:table-cell>
          <table:table-cell table:number-columns-repeated="1636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ingelspitze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ingelspitze</text:p>
          </table:table-cell>
          <table:table-cell office:value-type="string" calcext:value-type="string">
            <text:p>Bielatal</text:p>
          </table:table-cell>
          <table:table-cell office:value-type="float" office:value="3675" calcext:value-type="float">
            <text:p>3675</text:p>
          </table:table-cell>
          <table:table-cell office:value-type="string" calcext:value-type="string">
            <text:p>Ringelspitz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Ringelspitze</text:p>
          </table:table-cell>
          <table:table-cell office:value-type="float" office:value="128" calcext:value-type="float">
            <text:p>128</text:p>
          </table:table-cell>
          <table:table-cell office:value-type="float" office:value="50.8160007" calcext:value-type="float">
            <text:p>50,8160007</text:p>
          </table:table-cell>
          <table:table-cell office:value-type="float" office:value="14.0695677" calcext:value-type="float">
            <text:p>14,0695677</text:p>
          </table:table-cell>
          <table:table-cell office:value-type="string" calcext:value-type="string">
            <text:p>Ringelspitze, Rosenthal-Bielatal, Königstein/Sächs. Schw., Sächsische Schweiz-Osterzgebirge, Sachsen, Deutschland</text:p>
          </table:table-cell>
          <table:table-cell office:value-type="float" office:value="251875009" calcext:value-type="float">
            <text:p>251875009</text:p>
          </table:table-cell>
          <table:table-cell table:number-columns-repeated="1636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lisabethspitze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Elisabethspitze</text:p>
          </table:table-cell>
          <table:table-cell office:value-type="string" calcext:value-type="string">
            <text:p>Bielatal</text:p>
          </table:table-cell>
          <table:table-cell office:value-type="float" office:value="10686" calcext:value-type="float">
            <text:p>10686</text:p>
          </table:table-cell>
          <table:table-cell office:value-type="string" calcext:value-type="string">
            <text:p>Elisabethspitz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Elisabethspitze</text:p>
          </table:table-cell>
          <table:table-cell office:value-type="float" office:value="129" calcext:value-type="float">
            <text:p>129</text:p>
          </table:table-cell>
          <table:table-cell office:value-type="float" office:value="50.8158893" calcext:value-type="float">
            <text:p>50,8158893</text:p>
          </table:table-cell>
          <table:table-cell office:value-type="float" office:value="14.0698843" calcext:value-type="float">
            <text:p>14,0698843</text:p>
          </table:table-cell>
          <table:table-cell office:value-type="string" calcext:value-type="string">
            <text:p>Elisabethspitze, Rosenthal-Bielatal, Königstein/Sächs. Schw., Sächsische Schweiz-Osterzgebirge, Sachsen, Deutschland</text:p>
          </table:table-cell>
          <table:table-cell office:value-type="float" office:value="4760483526" calcext:value-type="float">
            <text:p>4760483526</text:p>
          </table:table-cell>
          <table:table-cell table:number-columns-repeated="1636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alkenspitze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alkenspitze</text:p>
          </table:table-cell>
          <table:table-cell office:value-type="string" calcext:value-type="string">
            <text:p>Bielatal</text:p>
          </table:table-cell>
          <table:table-cell office:value-type="float" office:value="3676" calcext:value-type="float">
            <text:p>3676</text:p>
          </table:table-cell>
          <table:table-cell office:value-type="string" calcext:value-type="string">
            <text:p>Falkenspitz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Falkenspitze</text:p>
          </table:table-cell>
          <table:table-cell office:value-type="float" office:value="130" calcext:value-type="float">
            <text:p>130</text:p>
          </table:table-cell>
          <table:table-cell office:value-type="float" office:value="50.8156778" calcext:value-type="float">
            <text:p>50,8156778</text:p>
          </table:table-cell>
          <table:table-cell office:value-type="float" office:value="14.0706036" calcext:value-type="float">
            <text:p>14,0706036</text:p>
          </table:table-cell>
          <table:table-cell office:value-type="string" calcext:value-type="string">
            <text:p>Falkenspitze, Rosenthal-Bielatal, Königstein/Sächs. Schw., Sächsische Schweiz-Osterzgebirge, Sachsen, Deutschland</text:p>
          </table:table-cell>
          <table:table-cell office:value-type="float" office:value="251874547" calcext:value-type="float">
            <text:p>251874547</text:p>
          </table:table-cell>
          <table:table-cell table:number-columns-repeated="1636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Fraktu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raktur</text:p>
          </table:table-cell>
          <table:table-cell office:value-type="string" calcext:value-type="string">
            <text:p>Bielatal</text:p>
          </table:table-cell>
          <table:table-cell office:value-type="float" office:value="3677" calcext:value-type="float">
            <text:p>3677</text:p>
          </table:table-cell>
          <table:table-cell office:value-type="string" calcext:value-type="string">
            <text:p>Fraktur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raktur</text:p>
          </table:table-cell>
          <table:table-cell office:value-type="float" office:value="131" calcext:value-type="float">
            <text:p>131</text:p>
          </table:table-cell>
          <table:table-cell office:value-type="float" office:value="50.8150677" calcext:value-type="float">
            <text:p>50,8150677</text:p>
          </table:table-cell>
          <table:table-cell office:value-type="float" office:value="14.0738321" calcext:value-type="float">
            <text:p>14,0738321</text:p>
          </table:table-cell>
          <table:table-cell office:value-type="string" calcext:value-type="string">
            <text:p>Fraktur, Rosenthal-Bielatal, Königstein/Sächs. Schw., Sächsische Schweiz-Osterzgebirge, Sachsen, Deutschland</text:p>
          </table:table-cell>
          <table:table-cell office:value-type="float" office:value="251874584" calcext:value-type="float">
            <text:p>251874584</text:p>
          </table:table-cell>
          <table:table-cell table:number-columns-repeated="1636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chwarze Wan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Schwarze Wand</text:p>
          </table:table-cell>
          <table:table-cell office:value-type="string" calcext:value-type="string">
            <text:p>Bielatal</text:p>
          </table:table-cell>
          <table:table-cell office:value-type="float" office:value="3678" calcext:value-type="float">
            <text:p>3678</text:p>
          </table:table-cell>
          <table:table-cell office:value-type="string" calcext:value-type="string">
            <text:p>Schwarze Wand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Schwarze Wand</text:p>
          </table:table-cell>
          <table:table-cell office:value-type="float" office:value="132" calcext:value-type="float">
            <text:p>132</text:p>
          </table:table-cell>
          <table:table-cell office:value-type="float" office:value="50.8158579" calcext:value-type="float">
            <text:p>50,8158579</text:p>
          </table:table-cell>
          <table:table-cell office:value-type="float" office:value="14.0674684" calcext:value-type="float">
            <text:p>14,0674684</text:p>
          </table:table-cell>
          <table:table-cell office:value-type="string" calcext:value-type="string">
            <text:p>Schwarze Wand, Rosenthal-Bielatal, Königstein/Sächs. Schw., Sächsische Schweiz-Osterzgebirge, Sachsen, Deutschland</text:p>
          </table:table-cell>
          <table:table-cell office:value-type="float" office:value="251875067" calcext:value-type="float">
            <text:p>251875067</text:p>
          </table:table-cell>
          <table:table-cell table:number-columns-repeated="1636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ommerstein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Sommerstein</text:p>
          </table:table-cell>
          <table:table-cell office:value-type="string" calcext:value-type="string">
            <text:p>Bielatal</text:p>
          </table:table-cell>
          <table:table-cell office:value-type="float" office:value="3679" calcext:value-type="float">
            <text:p>3679</text:p>
          </table:table-cell>
          <table:table-cell office:value-type="string" calcext:value-type="string">
            <text:p>Sommerstein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Sommerstein</text:p>
          </table:table-cell>
          <table:table-cell office:value-type="float" office:value="133" calcext:value-type="float">
            <text:p>133</text:p>
          </table:table-cell>
          <table:table-cell office:value-type="float" office:value="50.8162445" calcext:value-type="float">
            <text:p>50,8162445</text:p>
          </table:table-cell>
          <table:table-cell office:value-type="float" office:value="14.0671141" calcext:value-type="float">
            <text:p>14,0671141</text:p>
          </table:table-cell>
          <table:table-cell office:value-type="string" calcext:value-type="string">
            <text:p>Sommerstein, Rosenthal-Bielatal, Königstein/Sächs. Schw., Sächsische Schweiz-Osterzgebirge, Sachsen, Deutschland</text:p>
          </table:table-cell>
          <table:table-cell office:value-type="float" office:value="251875019" calcext:value-type="float">
            <text:p>251875019</text:p>
          </table:table-cell>
          <table:table-cell table:number-columns-repeated="1636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ürrebieleturm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Dürrebieleturm</text:p>
          </table:table-cell>
          <table:table-cell office:value-type="string" calcext:value-type="string">
            <text:p>Bielatal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Dürrebiele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Dürrebieleturm</text:p>
          </table:table-cell>
          <table:table-cell office:value-type="float" office:value="134" calcext:value-type="float">
            <text:p>134</text:p>
          </table:table-cell>
          <table:table-cell office:value-type="float" office:value="50.8166593" calcext:value-type="float">
            <text:p>50,8166593</text:p>
          </table:table-cell>
          <table:table-cell office:value-type="float" office:value="14.0665623" calcext:value-type="float">
            <text:p>14,0665623</text:p>
          </table:table-cell>
          <table:table-cell office:value-type="string" calcext:value-type="string">
            <text:p>Dürrebieleturm, Rosenthal-Bielatal, Königstein/Sächs. Schw., Sächsische Schweiz-Osterzgebirge, Sachsen, Deutschland</text:p>
          </table:table-cell>
          <table:table-cell office:value-type="float" office:value="410937310" calcext:value-type="float">
            <text:p>410937310</text:p>
          </table:table-cell>
          <table:table-cell table:number-columns-repeated="1636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meisenstein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Ameisenstein</text:p>
          </table:table-cell>
          <table:table-cell office:value-type="string" calcext:value-type="string">
            <text:p>Bielatal</text:p>
          </table:table-cell>
          <table:table-cell office:value-type="float" office:value="3681" calcext:value-type="float">
            <text:p>3681</text:p>
          </table:table-cell>
          <table:table-cell office:value-type="string" calcext:value-type="string">
            <text:p>Ameisenstein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meisenstein</text:p>
          </table:table-cell>
          <table:table-cell office:value-type="float" office:value="135" calcext:value-type="float">
            <text:p>135</text:p>
          </table:table-cell>
          <table:table-cell office:value-type="float" office:value="50.8174917" calcext:value-type="float">
            <text:p>50,8174917</text:p>
          </table:table-cell>
          <table:table-cell office:value-type="float" office:value="14.0655853" calcext:value-type="float">
            <text:p>14,0655853</text:p>
          </table:table-cell>
          <table:table-cell office:value-type="string" calcext:value-type="string">
            <text:p>Ameisenstein, Rosenthal-Bielatal, Königstein/Sächs. Schw., Sächsische Schweiz-Osterzgebirge, Sachsen, Deutschland</text:p>
          </table:table-cell>
          <table:table-cell office:value-type="float" office:value="251874416" calcext:value-type="float">
            <text:p>251874416</text:p>
          </table:table-cell>
          <table:table-cell table:number-columns-repeated="1636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ralsburg, Nordost Zinn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Gralsburg, NO-Zinne</text:p>
          </table:table-cell>
          <table:table-cell office:value-type="string" calcext:value-type="string">
            <text:p>Bielatal</text:p>
          </table:table-cell>
          <table:table-cell office:value-type="float" office:value="3682" calcext:value-type="float">
            <text:p>3682</text:p>
          </table:table-cell>
          <table:table-cell office:value-type="string" calcext:value-type="string">
            <text:p>Gralsburg, Nordostzinn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Gralsburg, NO-Zinne</text:p>
          </table:table-cell>
          <table:table-cell office:value-type="float" office:value="136" calcext:value-type="float">
            <text:p>136</text:p>
          </table:table-cell>
          <table:table-cell office:value-type="float" office:value="50.815887" calcext:value-type="float">
            <text:p>50,815887</text:p>
          </table:table-cell>
          <table:table-cell office:value-type="float" office:value="14.062392" calcext:value-type="float">
            <text:p>14,062392</text:p>
          </table:table-cell>
          <table:table-cell office:value-type="string" calcext:value-type="string">
            <text:p>Gralsburg Nordost-Zinne, Rosenthal-Bielatal, Königstein/Sächs. Schw., Sächsische Schweiz-Osterzgebirge, Sachsen, Deutschland</text:p>
          </table:table-cell>
          <table:table-cell office:value-type="float" office:value="2274002253" calcext:value-type="float">
            <text:p>2274002253</text:p>
          </table:table-cell>
          <table:table-cell table:number-columns-repeated="1636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ralsburg, Südwest Zinne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Gralsburg, SW-Zinne</text:p>
          </table:table-cell>
          <table:table-cell office:value-type="string" calcext:value-type="string">
            <text:p>Bielatal</text:p>
          </table:table-cell>
          <table:table-cell office:value-type="float" office:value="3683" calcext:value-type="float">
            <text:p>3683</text:p>
          </table:table-cell>
          <table:table-cell office:value-type="string" calcext:value-type="string">
            <text:p>Gralsburg, Südwestzinn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Gralsburg, SW-Zinne</text:p>
          </table:table-cell>
          <table:table-cell office:value-type="float" office:value="137" calcext:value-type="float">
            <text:p>137</text:p>
          </table:table-cell>
          <table:table-cell office:value-type="float" office:value="50.815828" calcext:value-type="float">
            <text:p>50,815828</text:p>
          </table:table-cell>
          <table:table-cell office:value-type="float" office:value="14.062317" calcext:value-type="float">
            <text:p>14,062317</text:p>
          </table:table-cell>
          <table:table-cell office:value-type="string" calcext:value-type="string">
            <text:p>Gralsburg Südwest-Zinne, Rosenthal-Bielatal, Königstein/Sächs. Schw., Sächsische Schweiz-Osterzgebirge, Sachsen, Deutschland</text:p>
          </table:table-cell>
          <table:table-cell office:value-type="float" office:value="2274002254" calcext:value-type="float">
            <text:p>2274002254</text:p>
          </table:table-cell>
          <table:table-cell table:number-columns-repeated="1636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Waldtorturm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Waldtorturm</text:p>
          </table:table-cell>
          <table:table-cell office:value-type="string" calcext:value-type="string">
            <text:p>Bielatal</text:p>
          </table:table-cell>
          <table:table-cell office:value-type="float" office:value="3684" calcext:value-type="float">
            <text:p>3684</text:p>
          </table:table-cell>
          <table:table-cell office:value-type="string" calcext:value-type="string">
            <text:p>Waldtor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Waldtorturm</text:p>
          </table:table-cell>
          <table:table-cell office:value-type="float" office:value="138" calcext:value-type="float">
            <text:p>138</text:p>
          </table:table-cell>
          <table:table-cell office:value-type="float" office:value="50.8142976" calcext:value-type="float">
            <text:p>50,8142976</text:p>
          </table:table-cell>
          <table:table-cell office:value-type="float" office:value="14.061276" calcext:value-type="float">
            <text:p>14,061276</text:p>
          </table:table-cell>
          <table:table-cell office:value-type="string" calcext:value-type="string">
            <text:p>Waldtorturm, Rosenthal-Bielatal, Königstein/Sächs. Schw., Sächsische Schweiz-Osterzgebirge, Sachsen, Deutschland</text:p>
          </table:table-cell>
          <table:table-cell office:value-type="float" office:value="251875199" calcext:value-type="float">
            <text:p>251875199</text:p>
          </table:table-cell>
          <table:table-cell table:number-columns-repeated="1636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Nördliche Waldtornadel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Waldtornadel, Nördliche</text:p>
          </table:table-cell>
          <table:table-cell office:value-type="string" calcext:value-type="string">
            <text:p>Bielatal</text:p>
          </table:table-cell>
          <table:table-cell office:value-type="float" office:value="3685" calcext:value-type="float">
            <text:p>3685</text:p>
          </table:table-cell>
          <table:table-cell office:value-type="string" calcext:value-type="string">
            <text:p>Nördliche Waldtornadel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ördliche Waldtornadel</text:p>
          </table:table-cell>
          <table:table-cell office:value-type="float" office:value="139" calcext:value-type="float">
            <text:p>139</text:p>
          </table:table-cell>
          <table:table-cell office:value-type="float" office:value="50.814137" calcext:value-type="float">
            <text:p>50,814137</text:p>
          </table:table-cell>
          <table:table-cell office:value-type="float" office:value="14.0611717" calcext:value-type="float">
            <text:p>14,0611717</text:p>
          </table:table-cell>
          <table:table-cell office:value-type="string" calcext:value-type="string">
            <text:p>Nördliche Waldtornadel, Rosenthal-Bielatal, Königstein/Sächs. Schw., Sächsische Schweiz-Osterzgebirge, Sachsen, Deutschland</text:p>
          </table:table-cell>
          <table:table-cell office:value-type="float" office:value="251874866" calcext:value-type="float">
            <text:p>251874866</text:p>
          </table:table-cell>
          <table:table-cell table:number-columns-repeated="1636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urm der Felsenbrüder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Turm der Felsenbrüder</text:p>
          </table:table-cell>
          <table:table-cell office:value-type="string" calcext:value-type="string">
            <text:p>Bielatal</text:p>
          </table:table-cell>
          <table:table-cell office:value-type="float" office:value="3686" calcext:value-type="float">
            <text:p>3686</text:p>
          </table:table-cell>
          <table:table-cell office:value-type="string" calcext:value-type="string">
            <text:p>Turm der Felsenbrüder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Turm der Felsenbrüder</text:p>
          </table:table-cell>
          <table:table-cell office:value-type="float" office:value="140" calcext:value-type="float">
            <text:p>140</text:p>
          </table:table-cell>
          <table:table-cell office:value-type="float" office:value="50.8139767" calcext:value-type="float">
            <text:p>50,8139767</text:p>
          </table:table-cell>
          <table:table-cell office:value-type="float" office:value="14.0610433" calcext:value-type="float">
            <text:p>14,0610433</text:p>
          </table:table-cell>
          <table:table-cell office:value-type="string" calcext:value-type="string">
            <text:p>Turm der Felsenbrüder, Rosenthal-Bielatal, Königstein/Sächs. Schw., Sächsische Schweiz-Osterzgebirge, Sachsen, Deutschland</text:p>
          </table:table-cell>
          <table:table-cell office:value-type="float" office:value="1431109301" calcext:value-type="float">
            <text:p>1431109301</text:p>
          </table:table-cell>
          <table:table-cell table:number-columns-repeated="1636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üdliche Waldtornadel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Waldtornadel, Südliche</text:p>
          </table:table-cell>
          <table:table-cell office:value-type="string" calcext:value-type="string">
            <text:p>Bielatal</text:p>
          </table:table-cell>
          <table:table-cell office:value-type="float" office:value="3687" calcext:value-type="float">
            <text:p>3687</text:p>
          </table:table-cell>
          <table:table-cell office:value-type="string" calcext:value-type="string">
            <text:p>Südliche Waldtornadel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Südliche Waldtornadel</text:p>
          </table:table-cell>
          <table:table-cell office:value-type="float" office:value="141" calcext:value-type="float">
            <text:p>141</text:p>
          </table:table-cell>
          <table:table-cell office:value-type="float" office:value="50.8137407" calcext:value-type="float">
            <text:p>50,8137407</text:p>
          </table:table-cell>
          <table:table-cell office:value-type="float" office:value="14.06082" calcext:value-type="float">
            <text:p>14,06082</text:p>
          </table:table-cell>
          <table:table-cell office:value-type="string" calcext:value-type="string">
            <text:p>Südliche Waldtornadel, Rosenthal-Bielatal, Königstein/Sächs. Schw., Sächsische Schweiz-Osterzgebirge, Sachsen, Deutschland</text:p>
          </table:table-cell>
          <table:table-cell office:value-type="float" office:value="251875046" calcext:value-type="float">
            <text:p>251875046</text:p>
          </table:table-cell>
          <table:table-cell table:number-columns-repeated="1636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Hansenstein *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Hansenstein</text:p>
          </table:table-cell>
          <table:table-cell office:value-type="string" calcext:value-type="string">
            <text:p>Bielatal</text:p>
          </table:table-cell>
          <table:table-cell office:value-type="float" office:value="3688" calcext:value-type="float">
            <text:p>3688</text:p>
          </table:table-cell>
          <table:table-cell office:value-type="string" calcext:value-type="string">
            <text:p>Hansenstein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Hansenstein</text:p>
          </table:table-cell>
          <table:table-cell office:value-type="float" office:value="142" calcext:value-type="float">
            <text:p>142</text:p>
          </table:table-cell>
          <table:table-cell office:value-type="float" office:value="50.8135574" calcext:value-type="float">
            <text:p>50,8135574</text:p>
          </table:table-cell>
          <table:table-cell office:value-type="float" office:value="14.0605505" calcext:value-type="float">
            <text:p>14,0605505</text:p>
          </table:table-cell>
          <table:table-cell office:value-type="string" calcext:value-type="string">
            <text:p>Hansenstein, Rosenthal-Bielatal, Königstein/Sächs. Schw., Sächsische Schweiz-Osterzgebirge, Sachsen, Deutschland</text:p>
          </table:table-cell>
          <table:table-cell office:value-type="float" office:value="251874665" calcext:value-type="float">
            <text:p>251874665</text:p>
          </table:table-cell>
          <table:table-cell table:number-columns-repeated="1636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kropoli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Akropolis</text:p>
          </table:table-cell>
          <table:table-cell office:value-type="string" calcext:value-type="string">
            <text:p>Bielatal</text:p>
          </table:table-cell>
          <table:table-cell office:value-type="float" office:value="3689" calcext:value-type="float">
            <text:p>3689</text:p>
          </table:table-cell>
          <table:table-cell office:value-type="string" calcext:value-type="string">
            <text:p>Akropolis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Akropolis</text:p>
          </table:table-cell>
          <table:table-cell office:value-type="float" office:value="143" calcext:value-type="float">
            <text:p>143</text:p>
          </table:table-cell>
          <table:table-cell office:value-type="float" office:value="50.811484" calcext:value-type="float">
            <text:p>50,811484</text:p>
          </table:table-cell>
          <table:table-cell office:value-type="float" office:value="14.0607368" calcext:value-type="float">
            <text:p>14,0607368</text:p>
          </table:table-cell>
          <table:table-cell office:value-type="string" calcext:value-type="string">
            <text:p>Akropolis, Rosenthal-Bielatal, Königstein/Sächs. Schw., Sächsische Schweiz-Osterzgebirge, Sachsen, Deutschland</text:p>
          </table:table-cell>
          <table:table-cell office:value-type="float" office:value="251874409" calcext:value-type="float">
            <text:p>251874409</text:p>
          </table:table-cell>
          <table:table-cell table:number-columns-repeated="1636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rchimedes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rchimedes</text:p>
          </table:table-cell>
          <table:table-cell office:value-type="string" calcext:value-type="string">
            <text:p>Bielatal</text:p>
          </table:table-cell>
          <table:table-cell office:value-type="float" office:value="3690" calcext:value-type="float">
            <text:p>3690</text:p>
          </table:table-cell>
          <table:table-cell office:value-type="string" calcext:value-type="string">
            <text:p>Archimedes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rchimedes</text:p>
          </table:table-cell>
          <table:table-cell office:value-type="float" office:value="144" calcext:value-type="float">
            <text:p>144</text:p>
          </table:table-cell>
          <table:table-cell office:value-type="float" office:value="50.8114473" calcext:value-type="float">
            <text:p>50,8114473</text:p>
          </table:table-cell>
          <table:table-cell office:value-type="float" office:value="14.060369" calcext:value-type="float">
            <text:p>14,060369</text:p>
          </table:table-cell>
          <table:table-cell office:value-type="string" calcext:value-type="string">
            <text:p>Archimedes, Rosenthal-Bielatal, Königstein/Sächs. Schw., Sächsische Schweiz-Osterzgebirge, Sachsen, Deutschland</text:p>
          </table:table-cell>
          <table:table-cell office:value-type="float" office:value="251874417" calcext:value-type="float">
            <text:p>251874417</text:p>
          </table:table-cell>
          <table:table-cell table:number-columns-repeated="1636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raxedis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Praxedis</text:p>
          </table:table-cell>
          <table:table-cell office:value-type="string" calcext:value-type="string">
            <text:p>Bielatal</text:p>
          </table:table-cell>
          <table:table-cell office:value-type="float" office:value="3691" calcext:value-type="float">
            <text:p>3691</text:p>
          </table:table-cell>
          <table:table-cell office:value-type="string" calcext:value-type="string">
            <text:p>Praxedis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Praxedis</text:p>
          </table:table-cell>
          <table:table-cell office:value-type="float" office:value="145" calcext:value-type="float">
            <text:p>145</text:p>
          </table:table-cell>
          <table:table-cell office:value-type="float" office:value="50.8114076" calcext:value-type="float">
            <text:p>50,8114076</text:p>
          </table:table-cell>
          <table:table-cell office:value-type="float" office:value="14.0604872" calcext:value-type="float">
            <text:p>14,0604872</text:p>
          </table:table-cell>
          <table:table-cell office:value-type="string" calcext:value-type="string">
            <text:p>Praxedis, Rosenthal-Bielatal, Königstein/Sächs. Schw., Sächsische Schweiz-Osterzgebirge, Sachsen, Deutschland</text:p>
          </table:table-cell>
          <table:table-cell office:value-type="float" office:value="251874924" calcext:value-type="float">
            <text:p>251874924</text:p>
          </table:table-cell>
          <table:table-cell table:number-columns-repeated="1636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Euklid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Euklid</text:p>
          </table:table-cell>
          <table:table-cell office:value-type="string" calcext:value-type="string">
            <text:p>Bielatal</text:p>
          </table:table-cell>
          <table:table-cell office:value-type="float" office:value="3692" calcext:value-type="float">
            <text:p>3692</text:p>
          </table:table-cell>
          <table:table-cell office:value-type="string" calcext:value-type="string">
            <text:p>Euklid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uklid</text:p>
          </table:table-cell>
          <table:table-cell office:value-type="float" office:value="146" calcext:value-type="float">
            <text:p>146</text:p>
          </table:table-cell>
          <table:table-cell office:value-type="float" office:value="50.8108352" calcext:value-type="float">
            <text:p>50,8108352</text:p>
          </table:table-cell>
          <table:table-cell office:value-type="float" office:value="14.0605991" calcext:value-type="float">
            <text:p>14,0605991</text:p>
          </table:table-cell>
          <table:table-cell office:value-type="string" calcext:value-type="string">
            <text:p>Euklid, Rosenthal-Bielatal, Königstein/Sächs. Schw., Sächsische Schweiz-Osterzgebirge, Sachsen, Deutschland</text:p>
          </table:table-cell>
          <table:table-cell office:value-type="float" office:value="251874543" calcext:value-type="float">
            <text:p>251874543</text:p>
          </table:table-cell>
          <table:table-cell table:number-columns-repeated="1636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okrate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okrates</text:p>
          </table:table-cell>
          <table:table-cell office:value-type="string" calcext:value-type="string">
            <text:p>Bielatal</text:p>
          </table:table-cell>
          <table:table-cell office:value-type="float" office:value="3694" calcext:value-type="float">
            <text:p>3694</text:p>
          </table:table-cell>
          <table:table-cell office:value-type="string" calcext:value-type="string">
            <text:p>Sokrates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Sokrates</text:p>
          </table:table-cell>
          <table:table-cell office:value-type="float" office:value="147" calcext:value-type="float">
            <text:p>147</text:p>
          </table:table-cell>
          <table:table-cell office:value-type="float" office:value="50.8106912" calcext:value-type="float">
            <text:p>50,8106912</text:p>
          </table:table-cell>
          <table:table-cell office:value-type="float" office:value="14.0601552" calcext:value-type="float">
            <text:p>14,0601552</text:p>
          </table:table-cell>
          <table:table-cell office:value-type="string" calcext:value-type="string">
            <text:p>Sokrates, Rosenthal-Bielatal, Königstein/Sächs. Schw., Sächsische Schweiz-Osterzgebirge, Sachsen, Deutschland</text:p>
          </table:table-cell>
          <table:table-cell office:value-type="float" office:value="251875022" calcext:value-type="float">
            <text:p>251875022</text:p>
          </table:table-cell>
          <table:table-cell table:number-columns-repeated="1636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erikles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Perikles</text:p>
          </table:table-cell>
          <table:table-cell office:value-type="string" calcext:value-type="string">
            <text:p>Bielatal</text:p>
          </table:table-cell>
          <table:table-cell office:value-type="float" office:value="3693" calcext:value-type="float">
            <text:p>3693</text:p>
          </table:table-cell>
          <table:table-cell office:value-type="string" calcext:value-type="string">
            <text:p>Perikles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Perikles</text:p>
          </table:table-cell>
          <table:table-cell office:value-type="float" office:value="148" calcext:value-type="float">
            <text:p>148</text:p>
          </table:table-cell>
          <table:table-cell office:value-type="float" office:value="50.8108453" calcext:value-type="float">
            <text:p>50,8108453</text:p>
          </table:table-cell>
          <table:table-cell office:value-type="float" office:value="14.0600289" calcext:value-type="float">
            <text:p>14,0600289</text:p>
          </table:table-cell>
          <table:table-cell office:value-type="string" calcext:value-type="string">
            <text:p>Perikles, Rosenthal-Bielatal, Königstein/Sächs. Schw., Sächsische Schweiz-Osterzgebirge, Sachsen, Deutschland</text:p>
          </table:table-cell>
          <table:table-cell office:value-type="float" office:value="251874895" calcext:value-type="float">
            <text:p>251874895</text:p>
          </table:table-cell>
          <table:table-cell table:number-columns-repeated="1636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Xerxe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Xerxes</text:p>
          </table:table-cell>
          <table:table-cell office:value-type="string" calcext:value-type="string">
            <text:p>Bielatal</text:p>
          </table:table-cell>
          <table:table-cell office:value-type="float" office:value="3695" calcext:value-type="float">
            <text:p>3695</text:p>
          </table:table-cell>
          <table:table-cell office:value-type="string" calcext:value-type="string">
            <text:p>Xerxes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Xerxes</text:p>
          </table:table-cell>
          <table:table-cell office:value-type="float" office:value="149" calcext:value-type="float">
            <text:p>149</text:p>
          </table:table-cell>
          <table:table-cell office:value-type="float" office:value="50.8101536" calcext:value-type="float">
            <text:p>50,8101536</text:p>
          </table:table-cell>
          <table:table-cell office:value-type="float" office:value="14.0609472" calcext:value-type="float">
            <text:p>14,0609472</text:p>
          </table:table-cell>
          <table:table-cell office:value-type="string" calcext:value-type="string">
            <text:p>Xerxes, Rosenthal-Bielatal, Königstein/Sächs. Schw., Sächsische Schweiz-Osterzgebirge, Sachsen, Deutschland</text:p>
          </table:table-cell>
          <table:table-cell office:value-type="float" office:value="251875194" calcext:value-type="float">
            <text:p>251875194</text:p>
          </table:table-cell>
          <table:table-cell table:number-columns-repeated="1636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renzwegwächter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Grenzwegwächter</text:p>
          </table:table-cell>
          <table:table-cell office:value-type="string" calcext:value-type="string">
            <text:p>Bielatal</text:p>
          </table:table-cell>
          <table:table-cell office:value-type="float" office:value="3696" calcext:value-type="float">
            <text:p>3696</text:p>
          </table:table-cell>
          <table:table-cell office:value-type="string" calcext:value-type="string">
            <text:p>Grenzwegwächter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Grenzwegwächter</text:p>
          </table:table-cell>
          <table:table-cell office:value-type="float" office:value="150" calcext:value-type="float">
            <text:p>150</text:p>
          </table:table-cell>
          <table:table-cell office:value-type="float" office:value="50.8105741" calcext:value-type="float">
            <text:p>50,8105741</text:p>
          </table:table-cell>
          <table:table-cell office:value-type="float" office:value="14.042945" calcext:value-type="float">
            <text:p>14,042945</text:p>
          </table:table-cell>
          <table:table-cell office:value-type="string" calcext:value-type="string">
            <text:p>Grenzwegwächter, Rosenthal-Bielatal, Königstein/Sächs. Schw., Sächsische Schweiz-Osterzgebirge, Sachsen, Deutschland</text:p>
          </table:table-cell>
          <table:table-cell office:value-type="float" office:value="251874637" calcext:value-type="float">
            <text:p>251874637</text:p>
          </table:table-cell>
          <table:table-cell table:number-columns-repeated="1636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Waldpfeiler *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Waldpfeiler</text:p>
          </table:table-cell>
          <table:table-cell office:value-type="string" calcext:value-type="string">
            <text:p>Bielatal</text:p>
          </table:table-cell>
          <table:table-cell office:value-type="float" office:value="3697" calcext:value-type="float">
            <text:p>3697</text:p>
          </table:table-cell>
          <table:table-cell office:value-type="string" calcext:value-type="string">
            <text:p>Waldpfeiler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Waldpfeiler</text:p>
          </table:table-cell>
          <table:table-cell office:value-type="float" office:value="151" calcext:value-type="float">
            <text:p>151</text:p>
          </table:table-cell>
          <table:table-cell office:value-type="float" office:value="50.812362" calcext:value-type="float">
            <text:p>50,812362</text:p>
          </table:table-cell>
          <table:table-cell office:value-type="float" office:value="14.0466571" calcext:value-type="float">
            <text:p>14,0466571</text:p>
          </table:table-cell>
          <table:table-cell office:value-type="string" calcext:value-type="string">
            <text:p>Waldpfeiler, Rosenthal-Bielatal, Königstein/Sächs. Schw., Sächsische Schweiz-Osterzgebirge, Sachsen, Deutschland</text:p>
          </table:table-cell>
          <table:table-cell office:value-type="float" office:value="251875212" calcext:value-type="float">
            <text:p>251875212</text:p>
          </table:table-cell>
          <table:table-cell table:number-columns-repeated="1636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Kleiner Grenzturm **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Grenzturm, Kleiner</text:p>
          </table:table-cell>
          <table:table-cell office:value-type="string" calcext:value-type="string">
            <text:p>Bielatal</text:p>
          </table:table-cell>
          <table:table-cell office:value-type="float" office:value="3698" calcext:value-type="float">
            <text:p>3698</text:p>
          </table:table-cell>
          <table:table-cell office:value-type="string" calcext:value-type="string">
            <text:p>Kleiner Grenz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Kleiner Grenzturm</text:p>
          </table:table-cell>
          <table:table-cell office:value-type="float" office:value="152" calcext:value-type="float">
            <text:p>152</text:p>
          </table:table-cell>
          <table:table-cell office:value-type="float" office:value="50.8125893" calcext:value-type="float">
            <text:p>50,8125893</text:p>
          </table:table-cell>
          <table:table-cell office:value-type="float" office:value="14.0476094" calcext:value-type="float">
            <text:p>14,0476094</text:p>
          </table:table-cell>
          <table:table-cell office:value-type="string" calcext:value-type="string">
            <text:p>Kleiner Grenzturm, Rosenthal-Bielatal, Königstein/Sächs. Schw., Sächsische Schweiz-Osterzgebirge, Sachsen, Deutschland</text:p>
          </table:table-cell>
          <table:table-cell office:value-type="float" office:value="251874747" calcext:value-type="float">
            <text:p>251874747</text:p>
          </table:table-cell>
          <table:table-cell table:number-columns-repeated="1636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Grenzkegel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Grenzkegel</text:p>
          </table:table-cell>
          <table:table-cell office:value-type="string" calcext:value-type="string">
            <text:p>Bielatal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Grenzkegel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Grenzkegel</text:p>
          </table:table-cell>
          <table:table-cell office:value-type="float" office:value="153" calcext:value-type="float">
            <text:p>153</text:p>
          </table:table-cell>
          <table:table-cell office:value-type="float" office:value="50.812751" calcext:value-type="float">
            <text:p>50,812751</text:p>
          </table:table-cell>
          <table:table-cell office:value-type="float" office:value="14.0476956" calcext:value-type="float">
            <text:p>14,0476956</text:p>
          </table:table-cell>
          <table:table-cell office:value-type="string" calcext:value-type="string">
            <text:p>Grenzkegel, Rosenthal-Bielatal, Königstein/Sächs. Schw., Sächsische Schweiz-Osterzgebirge, Sachsen, Deutschland</text:p>
          </table:table-cell>
          <table:table-cell office:value-type="float" office:value="251874607" calcext:value-type="float">
            <text:p>251874607</text:p>
          </table:table-cell>
          <table:table-cell table:number-columns-repeated="1636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renznadel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Grenznadel</text:p>
          </table:table-cell>
          <table:table-cell office:value-type="string" calcext:value-type="string">
            <text:p>Bielatal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Grenznadel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Grenznadel</text:p>
          </table:table-cell>
          <table:table-cell office:value-type="float" office:value="154" calcext:value-type="float">
            <text:p>154</text:p>
          </table:table-cell>
          <table:table-cell office:value-type="float" office:value="50.8127406" calcext:value-type="float">
            <text:p>50,8127406</text:p>
          </table:table-cell>
          <table:table-cell office:value-type="float" office:value="14.0485529" calcext:value-type="float">
            <text:p>14,0485529</text:p>
          </table:table-cell>
          <table:table-cell office:value-type="string" calcext:value-type="string">
            <text:p>Grenznadel, Rosenthal-Bielatal, Königstein/Sächs. Schw., Sächsische Schweiz-Osterzgebirge, Sachsen, Deutschland</text:p>
          </table:table-cell>
          <table:table-cell office:value-type="float" office:value="251874610" calcext:value-type="float">
            <text:p>251874610</text:p>
          </table:table-cell>
          <table:table-cell table:number-columns-repeated="1636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roßer Grenzturm **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Grenzturm, Großer</text:p>
          </table:table-cell>
          <table:table-cell office:value-type="string" calcext:value-type="string">
            <text:p>Bielatal</text:p>
          </table:table-cell>
          <table:table-cell office:value-type="float" office:value="3701" calcext:value-type="float">
            <text:p>3701</text:p>
          </table:table-cell>
          <table:table-cell office:value-type="string" calcext:value-type="string">
            <text:p>Großer Grenz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Großer Grenzturm</text:p>
          </table:table-cell>
          <table:table-cell office:value-type="float" office:value="155" calcext:value-type="float">
            <text:p>155</text:p>
          </table:table-cell>
          <table:table-cell office:value-type="float" office:value="50.8128786" calcext:value-type="float">
            <text:p>50,8128786</text:p>
          </table:table-cell>
          <table:table-cell office:value-type="float" office:value="14.0484974" calcext:value-type="float">
            <text:p>14,0484974</text:p>
          </table:table-cell>
          <table:table-cell office:value-type="string" calcext:value-type="string">
            <text:p>Großer Grenzturm, Rosenthal-Bielatal, Königstein/Sächs. Schw., Sächsische Schweiz-Osterzgebirge, Sachsen, Deutschland</text:p>
          </table:table-cell>
          <table:table-cell office:value-type="float" office:value="251874629" calcext:value-type="float">
            <text:p>251874629</text:p>
          </table:table-cell>
          <table:table-cell table:number-columns-repeated="1636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Einsame Nadel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Einsame Nadel</text:p>
          </table:table-cell>
          <table:table-cell office:value-type="string" calcext:value-type="string">
            <text:p>Bielatal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Einsame Nadel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Einsame Nadel</text:p>
          </table:table-cell>
          <table:table-cell office:value-type="float" office:value="156" calcext:value-type="float">
            <text:p>156</text:p>
          </table:table-cell>
          <table:table-cell office:value-type="float" office:value="50.8133798" calcext:value-type="float">
            <text:p>50,8133798</text:p>
          </table:table-cell>
          <table:table-cell office:value-type="float" office:value="14.0505004" calcext:value-type="float">
            <text:p>14,0505004</text:p>
          </table:table-cell>
          <table:table-cell office:value-type="string" calcext:value-type="string">
            <text:p>Einsame Nadel, Rosenthal-Bielatal, Königstein/Sächs. Schw., Sächsische Schweiz-Osterzgebirge, Sachsen, Deutschland</text:p>
          </table:table-cell>
          <table:table-cell office:value-type="float" office:value="251874537" calcext:value-type="float">
            <text:p>251874537</text:p>
          </table:table-cell>
          <table:table-cell table:number-columns-repeated="1636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itan *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Bielatal</text:p>
          </table:table-cell>
          <table:table-cell office:value-type="float" office:value="3703" calcext:value-type="float">
            <text:p>3703</text:p>
          </table:table-cell>
          <table:table-cell office:value-type="string" calcext:value-type="string">
            <text:p>Titan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Titan</text:p>
          </table:table-cell>
          <table:table-cell office:value-type="float" office:value="157" calcext:value-type="float">
            <text:p>157</text:p>
          </table:table-cell>
          <table:table-cell office:value-type="float" office:value="50.8136591" calcext:value-type="float">
            <text:p>50,8136591</text:p>
          </table:table-cell>
          <table:table-cell office:value-type="float" office:value="14.0509473" calcext:value-type="float">
            <text:p>14,0509473</text:p>
          </table:table-cell>
          <table:table-cell office:value-type="string" calcext:value-type="string">
            <text:p>Titan, Rosenthal-Bielatal, Königstein/Sächs. Schw., Sächsische Schweiz-Osterzgebirge, Sachsen, Deutschland</text:p>
          </table:table-cell>
          <table:table-cell office:value-type="float" office:value="251875163" calcext:value-type="float">
            <text:p>251875163</text:p>
          </table:table-cell>
          <table:table-cell table:number-columns-repeated="1636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Goliath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Goliath</text:p>
          </table:table-cell>
          <table:table-cell office:value-type="string" calcext:value-type="string">
            <text:p>Bielatal</text:p>
          </table:table-cell>
          <table:table-cell office:value-type="float" office:value="3704" calcext:value-type="float">
            <text:p>3704</text:p>
          </table:table-cell>
          <table:table-cell office:value-type="string" calcext:value-type="string">
            <text:p>Goliath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Goliath</text:p>
          </table:table-cell>
          <table:table-cell office:value-type="float" office:value="158" calcext:value-type="float">
            <text:p>158</text:p>
          </table:table-cell>
          <table:table-cell office:value-type="float" office:value="50.8137344" calcext:value-type="float">
            <text:p>50,8137344</text:p>
          </table:table-cell>
          <table:table-cell office:value-type="float" office:value="14.0510982" calcext:value-type="float">
            <text:p>14,0510982</text:p>
          </table:table-cell>
          <table:table-cell office:value-type="string" calcext:value-type="string">
            <text:p>Goliath, Rosenthal-Bielatal, Königstein/Sächs. Schw., Sächsische Schweiz-Osterzgebirge, Sachsen, Deutschland</text:p>
          </table:table-cell>
          <table:table-cell office:value-type="float" office:value="251874611" calcext:value-type="float">
            <text:p>251874611</text:p>
          </table:table-cell>
          <table:table-cell table:number-columns-repeated="1636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David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Bielatal</text:p>
          </table:table-cell>
          <table:table-cell office:value-type="float" office:value="17670" calcext:value-type="float">
            <text:p>17670</text:p>
          </table:table-cell>
          <table:table-cell office:value-type="string" calcext:value-type="string">
            <text:p>David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David</text:p>
          </table:table-cell>
          <table:table-cell office:value-type="float" office:value="159" calcext:value-type="float">
            <text:p>159</text:p>
          </table:table-cell>
          <table:table-cell office:value-type="float" office:value="50.8136483" calcext:value-type="float">
            <text:p>50,8136483</text:p>
          </table:table-cell>
          <table:table-cell office:value-type="float" office:value="14.0513235" calcext:value-type="float">
            <text:p>14,0513235</text:p>
          </table:table-cell>
          <table:table-cell office:value-type="string" calcext:value-type="string">
            <text:p>David, Rosenthal-Bielatal, Königstein/Sächs. Schw., Sächsische Schweiz-Osterzgebirge, Sachsen, Deutschland</text:p>
          </table:table-cell>
          <table:table-cell office:value-type="float" office:value="3971478506" calcext:value-type="float">
            <text:p>3971478506</text:p>
          </table:table-cell>
          <table:table-cell table:number-columns-repeated="1636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ima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ima</text:p>
          </table:table-cell>
          <table:table-cell office:value-type="string" calcext:value-type="string">
            <text:p>Bielatal</text:p>
          </table:table-cell>
          <table:table-cell office:value-type="float" office:value="3705" calcext:value-type="float">
            <text:p>3705</text:p>
          </table:table-cell>
          <table:table-cell office:value-type="string" calcext:value-type="string">
            <text:p>Cima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Cima</text:p>
          </table:table-cell>
          <table:table-cell office:value-type="float" office:value="160" calcext:value-type="float">
            <text:p>160</text:p>
          </table:table-cell>
          <table:table-cell office:value-type="float" office:value="50.8139586" calcext:value-type="float">
            <text:p>50,8139586</text:p>
          </table:table-cell>
          <table:table-cell office:value-type="float" office:value="14.0513207" calcext:value-type="float">
            <text:p>14,0513207</text:p>
          </table:table-cell>
          <table:table-cell office:value-type="string" calcext:value-type="string">
            <text:p>Cima, Rosenthal-Bielatal, Königstein/Sächs. Schw., Sächsische Schweiz-Osterzgebirge, Sachsen, Deutschland</text:p>
          </table:table-cell>
          <table:table-cell office:value-type="float" office:value="251874494" calcext:value-type="float">
            <text:p>251874494</text:p>
          </table:table-cell>
          <table:table-cell table:number-columns-repeated="1636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astello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Castello</text:p>
          </table:table-cell>
          <table:table-cell office:value-type="string" calcext:value-type="string">
            <text:p>Bielatal</text:p>
          </table:table-cell>
          <table:table-cell office:value-type="float" office:value="3706" calcext:value-type="float">
            <text:p>3706</text:p>
          </table:table-cell>
          <table:table-cell office:value-type="string" calcext:value-type="string">
            <text:p>Castello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Castello</text:p>
          </table:table-cell>
          <table:table-cell office:value-type="float" office:value="161" calcext:value-type="float">
            <text:p>161</text:p>
          </table:table-cell>
          <table:table-cell office:value-type="float" office:value="50.8138837" calcext:value-type="float">
            <text:p>50,8138837</text:p>
          </table:table-cell>
          <table:table-cell office:value-type="float" office:value="14.0516344" calcext:value-type="float">
            <text:p>14,0516344</text:p>
          </table:table-cell>
          <table:table-cell office:value-type="string" calcext:value-type="string">
            <text:p>Castello, Rosenthal-Bielatal, Königstein/Sächs. Schw., Sächsische Schweiz-Osterzgebirge, Sachsen, Deutschland</text:p>
          </table:table-cell>
          <table:table-cell office:value-type="float" office:value="251874498" calcext:value-type="float">
            <text:p>251874498</text:p>
          </table:table-cell>
          <table:table-cell table:number-columns-repeated="1636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Burgenerturm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urgener Turm</text:p>
          </table:table-cell>
          <table:table-cell office:value-type="string" calcext:value-type="string">
            <text:p>Bielatal</text:p>
          </table:table-cell>
          <table:table-cell office:value-type="float" office:value="3707" calcext:value-type="float">
            <text:p>3707</text:p>
          </table:table-cell>
          <table:table-cell office:value-type="string" calcext:value-type="string">
            <text:p>Burgener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Burgenerturm</text:p>
          </table:table-cell>
          <table:table-cell office:value-type="float" office:value="162" calcext:value-type="float">
            <text:p>162</text:p>
          </table:table-cell>
          <table:table-cell office:value-type="float" office:value="50.8137637" calcext:value-type="float">
            <text:p>50,8137637</text:p>
          </table:table-cell>
          <table:table-cell office:value-type="float" office:value="14.0518639" calcext:value-type="float">
            <text:p>14,0518639</text:p>
          </table:table-cell>
          <table:table-cell office:value-type="string" calcext:value-type="string">
            <text:p>Burgenerturm, Rosenthal-Bielatal, Königstein/Sächs. Schw., Sächsische Schweiz-Osterzgebirge, Sachsen, Deutschland</text:p>
          </table:table-cell>
          <table:table-cell office:value-type="float" office:value="251874487" calcext:value-type="float">
            <text:p>251874487</text:p>
          </table:table-cell>
          <table:table-cell table:number-columns-repeated="1636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dam und Eva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Adam und Eva</text:p>
          </table:table-cell>
          <table:table-cell office:value-type="string" calcext:value-type="string">
            <text:p>Bielatal</text:p>
          </table:table-cell>
          <table:table-cell office:value-type="float" office:value="3708" calcext:value-type="float">
            <text:p>3708</text:p>
          </table:table-cell>
          <table:table-cell office:value-type="string" calcext:value-type="string">
            <text:p>Adam und Eva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Adam und Eva</text:p>
          </table:table-cell>
          <table:table-cell office:value-type="float" office:value="163" calcext:value-type="float">
            <text:p>163</text:p>
          </table:table-cell>
          <table:table-cell office:value-type="float" office:value="50.8140072" calcext:value-type="float">
            <text:p>50,8140072</text:p>
          </table:table-cell>
          <table:table-cell office:value-type="float" office:value="14.0521541" calcext:value-type="float">
            <text:p>14,0521541</text:p>
          </table:table-cell>
          <table:table-cell office:value-type="string" calcext:value-type="string">
            <text:p>Adam und Eva, Rosenthal-Bielatal, Königstein/Sächs. Schw., Sächsische Schweiz-Osterzgebirge, Sachsen, Deutschland</text:p>
          </table:table-cell>
          <table:table-cell office:value-type="float" office:value="251874401" calcext:value-type="float">
            <text:p>251874401</text:p>
          </table:table-cell>
          <table:table-cell table:number-columns-repeated="1636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Falkennadel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Falkennadel</text:p>
          </table:table-cell>
          <table:table-cell office:value-type="string" calcext:value-type="string">
            <text:p>Bielatal</text:p>
          </table:table-cell>
          <table:table-cell office:value-type="float" office:value="3709" calcext:value-type="float">
            <text:p>3709</text:p>
          </table:table-cell>
          <table:table-cell office:value-type="string" calcext:value-type="string">
            <text:p>Falkennadel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alkennadel</text:p>
          </table:table-cell>
          <table:table-cell office:value-type="float" office:value="164" calcext:value-type="float">
            <text:p>164</text:p>
          </table:table-cell>
          <table:table-cell office:value-type="float" office:value="50.814129" calcext:value-type="float">
            <text:p>50,814129</text:p>
          </table:table-cell>
          <table:table-cell office:value-type="float" office:value="14.0533037" calcext:value-type="float">
            <text:p>14,0533037</text:p>
          </table:table-cell>
          <table:table-cell office:value-type="string" calcext:value-type="string">
            <text:p>Falkennadel, Rosenthal-Bielatal, Königstein/Sächs. Schw., Sächsische Schweiz-Osterzgebirge, Sachsen, Deutschland</text:p>
          </table:table-cell>
          <table:table-cell office:value-type="float" office:value="251874544" calcext:value-type="float">
            <text:p>251874544</text:p>
          </table:table-cell>
          <table:table-cell table:number-columns-repeated="1636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dlerkopf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lerkopf</text:p>
          </table:table-cell>
          <table:table-cell office:value-type="string" calcext:value-type="string">
            <text:p>Bielatal</text:p>
          </table:table-cell>
          <table:table-cell office:value-type="float" office:value="3710" calcext:value-type="float">
            <text:p>3710</text:p>
          </table:table-cell>
          <table:table-cell office:value-type="string" calcext:value-type="string">
            <text:p>Adlerkopf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dlerkopf</text:p>
          </table:table-cell>
          <table:table-cell office:value-type="float" office:value="165" calcext:value-type="float">
            <text:p>165</text:p>
          </table:table-cell>
          <table:table-cell office:value-type="float" office:value="50.8143822" calcext:value-type="float">
            <text:p>50,8143822</text:p>
          </table:table-cell>
          <table:table-cell office:value-type="float" office:value="14.0538958" calcext:value-type="float">
            <text:p>14,0538958</text:p>
          </table:table-cell>
          <table:table-cell office:value-type="string" calcext:value-type="string">
            <text:p>Adlerkopf, Rosenthal-Bielatal, Königstein/Sächs. Schw., Sächsische Schweiz-Osterzgebirge, Sachsen, Deutschland</text:p>
          </table:table-cell>
          <table:table-cell office:value-type="float" office:value="251874403" calcext:value-type="float">
            <text:p>251874403</text:p>
          </table:table-cell>
          <table:table-cell table:number-columns-repeated="1636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Wachsamer Förster *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Wachsamer Förster</text:p>
          </table:table-cell>
          <table:table-cell office:value-type="string" calcext:value-type="string">
            <text:p>Bielatal</text:p>
          </table:table-cell>
          <table:table-cell office:value-type="float" office:value="3711" calcext:value-type="float">
            <text:p>3711</text:p>
          </table:table-cell>
          <table:table-cell office:value-type="string" calcext:value-type="string">
            <text:p>Wachsamer Förster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achsamer Förster</text:p>
          </table:table-cell>
          <table:table-cell office:value-type="float" office:value="166" calcext:value-type="float">
            <text:p>166</text:p>
          </table:table-cell>
          <table:table-cell office:value-type="float" office:value="50.8145524" calcext:value-type="float">
            <text:p>50,8145524</text:p>
          </table:table-cell>
          <table:table-cell office:value-type="float" office:value="14.0547618" calcext:value-type="float">
            <text:p>14,0547618</text:p>
          </table:table-cell>
          <table:table-cell office:value-type="string" calcext:value-type="string">
            <text:p>Wachsamer Förster, Rosenthal-Bielatal, Königstein/Sächs. Schw., Sächsische Schweiz-Osterzgebirge, Sachsen, Deutschland</text:p>
          </table:table-cell>
          <table:table-cell office:value-type="float" office:value="251875098" calcext:value-type="float">
            <text:p>251875098</text:p>
          </table:table-cell>
          <table:table-cell table:number-columns-repeated="1636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Kastenturm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Kastenturm</text:p>
          </table:table-cell>
          <table:table-cell office:value-type="string" calcext:value-type="string">
            <text:p>Bielatal</text:p>
          </table:table-cell>
          <table:table-cell office:value-type="float" office:value="3712" calcext:value-type="float">
            <text:p>3712</text:p>
          </table:table-cell>
          <table:table-cell office:value-type="string" calcext:value-type="string">
            <text:p>Kasten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Kastenturm</text:p>
          </table:table-cell>
          <table:table-cell office:value-type="float" office:value="167" calcext:value-type="float">
            <text:p>167</text:p>
          </table:table-cell>
          <table:table-cell office:value-type="float" office:value="50.8152888" calcext:value-type="float">
            <text:p>50,8152888</text:p>
          </table:table-cell>
          <table:table-cell office:value-type="float" office:value="14.0550541" calcext:value-type="float">
            <text:p>14,0550541</text:p>
          </table:table-cell>
          <table:table-cell office:value-type="string" calcext:value-type="string">
            <text:p>Kastenturm, Rosenthal-Bielatal, Königstein/Sächs. Schw., Sächsische Schweiz-Osterzgebirge, Sachsen, Deutschland</text:p>
          </table:table-cell>
          <table:table-cell office:value-type="float" office:value="251874786" calcext:value-type="float">
            <text:p>251874786</text:p>
          </table:table-cell>
          <table:table-cell table:number-columns-repeated="1636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Waldkegel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Waldkegel</text:p>
          </table:table-cell>
          <table:table-cell office:value-type="string" calcext:value-type="string">
            <text:p>Bielatal</text:p>
          </table:table-cell>
          <table:table-cell office:value-type="float" office:value="3713" calcext:value-type="float">
            <text:p>3713</text:p>
          </table:table-cell>
          <table:table-cell office:value-type="string" calcext:value-type="string">
            <text:p>Waldkegel (Gnom)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Waldkegel</text:p>
          </table:table-cell>
          <table:table-cell office:value-type="float" office:value="168" calcext:value-type="float">
            <text:p>168</text:p>
          </table:table-cell>
          <table:table-cell office:value-type="float" office:value="50.8157886" calcext:value-type="float">
            <text:p>50,8157886</text:p>
          </table:table-cell>
          <table:table-cell office:value-type="float" office:value="14.0558396" calcext:value-type="float">
            <text:p>14,0558396</text:p>
          </table:table-cell>
          <table:table-cell office:value-type="string" calcext:value-type="string">
            <text:p>Waldkegel, Rosenthal-Bielatal, Königstein/Sächs. Schw., Sächsische Schweiz-Osterzgebirge, Sachsen, Deutschland</text:p>
          </table:table-cell>
          <table:table-cell office:value-type="float" office:value="251875207" calcext:value-type="float">
            <text:p>251875207</text:p>
          </table:table-cell>
          <table:table-cell table:number-columns-repeated="1636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Liebespaar, Südturm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Liebespaar, Südturm</text:p>
          </table:table-cell>
          <table:table-cell office:value-type="string" calcext:value-type="string">
            <text:p>Bielatal</text:p>
          </table:table-cell>
          <table:table-cell office:value-type="float" office:value="3714" calcext:value-type="float">
            <text:p>3714</text:p>
          </table:table-cell>
          <table:table-cell office:value-type="string" calcext:value-type="string">
            <text:p>Liebespaar, Süd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Liebespaar, Südturm</text:p>
          </table:table-cell>
          <table:table-cell office:value-type="float" office:value="169" calcext:value-type="float">
            <text:p>169</text:p>
          </table:table-cell>
          <table:table-cell office:value-type="float" office:value="50.8160944" calcext:value-type="float">
            <text:p>50,8160944</text:p>
          </table:table-cell>
          <table:table-cell office:value-type="float" office:value="14.0561806" calcext:value-type="float">
            <text:p>14,0561806</text:p>
          </table:table-cell>
          <table:table-cell office:value-type="string" calcext:value-type="string">
            <text:p>Liebespaar Südturm, Rosenthal-Bielatal, Königstein/Sächs. Schw., Sächsische Schweiz-Osterzgebirge, Sachsen, Deutschland</text:p>
          </table:table-cell>
          <table:table-cell office:value-type="float" office:value="2274002293" calcext:value-type="float">
            <text:p>2274002293</text:p>
          </table:table-cell>
          <table:table-cell table:number-columns-repeated="1636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Liebespaar, Nordturm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Liebespaar, Nordturm</text:p>
          </table:table-cell>
          <table:table-cell office:value-type="string" calcext:value-type="string">
            <text:p>Bielatal</text:p>
          </table:table-cell>
          <table:table-cell office:value-type="float" office:value="3715" calcext:value-type="float">
            <text:p>3715</text:p>
          </table:table-cell>
          <table:table-cell office:value-type="string" calcext:value-type="string">
            <text:p>Liebespaar, Nord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Liebespaar, Nordturm</text:p>
          </table:table-cell>
          <table:table-cell office:value-type="float" office:value="170" calcext:value-type="float">
            <text:p>170</text:p>
          </table:table-cell>
          <table:table-cell office:value-type="float" office:value="50.8161409" calcext:value-type="float">
            <text:p>50,8161409</text:p>
          </table:table-cell>
          <table:table-cell office:value-type="float" office:value="14.0562179" calcext:value-type="float">
            <text:p>14,0562179</text:p>
          </table:table-cell>
          <table:table-cell office:value-type="string" calcext:value-type="string">
            <text:p>Liebespaar Nordturm, Rosenthal-Bielatal, Königstein/Sächs. Schw., Sächsische Schweiz-Osterzgebirge, Sachsen, Deutschland</text:p>
          </table:table-cell>
          <table:table-cell office:value-type="float" office:value="2274002292" calcext:value-type="float">
            <text:p>2274002292</text:p>
          </table:table-cell>
          <table:table-cell table:number-columns-repeated="1636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Liebesknochen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Liebesknochen</text:p>
          </table:table-cell>
          <table:table-cell office:value-type="string" calcext:value-type="string">
            <text:p>Bielatal</text:p>
          </table:table-cell>
          <table:table-cell office:value-type="float" office:value="17669" calcext:value-type="float">
            <text:p>17669</text:p>
          </table:table-cell>
          <table:table-cell office:value-type="string" calcext:value-type="string">
            <text:p>Liebesknochen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Liebesknochen</text:p>
          </table:table-cell>
          <table:table-cell office:value-type="float" office:value="171" calcext:value-type="float">
            <text:p>171</text:p>
          </table:table-cell>
          <table:table-cell office:value-type="float" office:value="50.816424" calcext:value-type="float">
            <text:p>50,816424</text:p>
          </table:table-cell>
          <table:table-cell office:value-type="float" office:value="14.0562743" calcext:value-type="float">
            <text:p>14,0562743</text:p>
          </table:table-cell>
          <table:table-cell office:value-type="string" calcext:value-type="string">
            <text:p>Liebesknochen, Rosenthal-Bielatal, Königstein/Sächs. Schw., Sächsische Schweiz-Osterzgebirge, Sachsen, Deutschland</text:p>
          </table:table-cell>
          <table:table-cell office:value-type="float" office:value="6423826935" calcext:value-type="float">
            <text:p>6423826935</text:p>
          </table:table-cell>
          <table:table-cell table:number-columns-repeated="1636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chneespitze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Schneespitze</text:p>
          </table:table-cell>
          <table:table-cell office:value-type="string" calcext:value-type="string">
            <text:p>Bielatal</text:p>
          </table:table-cell>
          <table:table-cell office:value-type="float" office:value="3716" calcext:value-type="float">
            <text:p>3716</text:p>
          </table:table-cell>
          <table:table-cell office:value-type="string" calcext:value-type="string">
            <text:p>Schneespitz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Schneespitze</text:p>
          </table:table-cell>
          <table:table-cell office:value-type="float" office:value="172" calcext:value-type="float">
            <text:p>172</text:p>
          </table:table-cell>
          <table:table-cell office:value-type="float" office:value="50.8172556" calcext:value-type="float">
            <text:p>50,8172556</text:p>
          </table:table-cell>
          <table:table-cell office:value-type="float" office:value="14.0566833" calcext:value-type="float">
            <text:p>14,0566833</text:p>
          </table:table-cell>
          <table:table-cell office:value-type="string" calcext:value-type="string">
            <text:p>Schneespitze, Rosenthal-Bielatal, Königstein/Sächs. Schw., Sächsische Schweiz-Osterzgebirge, Sachsen, Deutschland</text:p>
          </table:table-cell>
          <table:table-cell office:value-type="float" office:value="251875055" calcext:value-type="float">
            <text:p>251875055</text:p>
          </table:table-cell>
          <table:table-cell table:number-columns-repeated="1636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chneewan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Schneewand</text:p>
          </table:table-cell>
          <table:table-cell office:value-type="string" calcext:value-type="string">
            <text:p>Bielatal</text:p>
          </table:table-cell>
          <table:table-cell office:value-type="float" office:value="3717" calcext:value-type="float">
            <text:p>3717</text:p>
          </table:table-cell>
          <table:table-cell office:value-type="string" calcext:value-type="string">
            <text:p>Schneewand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Schneewand</text:p>
          </table:table-cell>
          <table:table-cell office:value-type="float" office:value="173" calcext:value-type="float">
            <text:p>173</text:p>
          </table:table-cell>
          <table:table-cell office:value-type="float" office:value="50.8174866" calcext:value-type="float">
            <text:p>50,8174866</text:p>
          </table:table-cell>
          <table:table-cell office:value-type="float" office:value="14.056813" calcext:value-type="float">
            <text:p>14,056813</text:p>
          </table:table-cell>
          <table:table-cell office:value-type="string" calcext:value-type="string">
            <text:p>Schneewand, Rosenthal-Bielatal, Königstein/Sächs. Schw., Sächsische Schweiz-Osterzgebirge, Sachsen, Deutschland</text:p>
          </table:table-cell>
          <table:table-cell office:value-type="float" office:value="251875056" calcext:value-type="float">
            <text:p>251875056</text:p>
          </table:table-cell>
          <table:table-cell table:number-columns-repeated="1636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Bielascheibe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Bielascheibe</text:p>
          </table:table-cell>
          <table:table-cell office:value-type="string" calcext:value-type="string">
            <text:p>Bielatal</text:p>
          </table:table-cell>
          <table:table-cell office:value-type="float" office:value="3718" calcext:value-type="float">
            <text:p>3718</text:p>
          </table:table-cell>
          <table:table-cell office:value-type="string" calcext:value-type="string">
            <text:p>Bielascheib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ielascheibe</text:p>
          </table:table-cell>
          <table:table-cell office:value-type="float" office:value="174" calcext:value-type="float">
            <text:p>174</text:p>
          </table:table-cell>
          <table:table-cell office:value-type="float" office:value="50.8179353" calcext:value-type="float">
            <text:p>50,8179353</text:p>
          </table:table-cell>
          <table:table-cell office:value-type="float" office:value="14.0570325" calcext:value-type="float">
            <text:p>14,0570325</text:p>
          </table:table-cell>
          <table:table-cell office:value-type="string" calcext:value-type="string">
            <text:p>Bielascheibe, Rosenthal-Bielatal, Königstein/Sächs. Schw., Sächsische Schweiz-Osterzgebirge, Sachsen, Deutschland</text:p>
          </table:table-cell>
          <table:table-cell office:value-type="float" office:value="251874458" calcext:value-type="float">
            <text:p>251874458</text:p>
          </table:table-cell>
          <table:table-cell table:number-columns-repeated="1636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Waldnadel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Waldnadel</text:p>
          </table:table-cell>
          <table:table-cell office:value-type="string" calcext:value-type="string">
            <text:p>Bielatal</text:p>
          </table:table-cell>
          <table:table-cell office:value-type="float" office:value="3719" calcext:value-type="float">
            <text:p>3719</text:p>
          </table:table-cell>
          <table:table-cell office:value-type="string" calcext:value-type="string">
            <text:p>Waldnadel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Waldnadel</text:p>
          </table:table-cell>
          <table:table-cell office:value-type="float" office:value="175" calcext:value-type="float">
            <text:p>175</text:p>
          </table:table-cell>
          <table:table-cell office:value-type="float" office:value="50.8234989" calcext:value-type="float">
            <text:p>50,8234989</text:p>
          </table:table-cell>
          <table:table-cell office:value-type="float" office:value="14.0553781" calcext:value-type="float">
            <text:p>14,0553781</text:p>
          </table:table-cell>
          <table:table-cell office:value-type="string" calcext:value-type="string">
            <text:p>Waldnadel, Rosenthal-Bielatal, Königstein/Sächs. Schw., Sächsische Schweiz-Osterzgebirge, Sachsen, Deutschland</text:p>
          </table:table-cell>
          <table:table-cell office:value-type="float" office:value="251875209" calcext:value-type="float">
            <text:p>251875209</text:p>
          </table:table-cell>
          <table:table-cell table:number-columns-repeated="1636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Osterkegel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Osterkegel</text:p>
          </table:table-cell>
          <table:table-cell office:value-type="string" calcext:value-type="string">
            <text:p>Bielatal</text:p>
          </table:table-cell>
          <table:table-cell office:value-type="float" office:value="3720" calcext:value-type="float">
            <text:p>3720</text:p>
          </table:table-cell>
          <table:table-cell office:value-type="string" calcext:value-type="string">
            <text:p>Osterkegel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Osterkegel</text:p>
          </table:table-cell>
          <table:table-cell office:value-type="float" office:value="176" calcext:value-type="float">
            <text:p>176</text:p>
          </table:table-cell>
          <table:table-cell office:value-type="float" office:value="50.8288451" calcext:value-type="float">
            <text:p>50,8288451</text:p>
          </table:table-cell>
          <table:table-cell office:value-type="float" office:value="14.051961" calcext:value-type="float">
            <text:p>14,051961</text:p>
          </table:table-cell>
          <table:table-cell office:value-type="string" calcext:value-type="string">
            <text:p>Osterkegel, Rosenthal-Bielatal, Königstein/Sächs. Schw., Sächsische Schweiz-Osterzgebirge, Sachsen, Deutschland</text:p>
          </table:table-cell>
          <table:table-cell office:value-type="float" office:value="251874904" calcext:value-type="float">
            <text:p>251874904</text:p>
          </table:table-cell>
          <table:table-cell table:number-columns-repeated="1636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Bielazinne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ielazinne</text:p>
          </table:table-cell>
          <table:table-cell office:value-type="string" calcext:value-type="string">
            <text:p>Bielatal</text:p>
          </table:table-cell>
          <table:table-cell office:value-type="float" office:value="3721" calcext:value-type="float">
            <text:p>3721</text:p>
          </table:table-cell>
          <table:table-cell office:value-type="string" calcext:value-type="string">
            <text:p>Bielazinn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Bielazinne</text:p>
          </table:table-cell>
          <table:table-cell office:value-type="float" office:value="177" calcext:value-type="float">
            <text:p>177</text:p>
          </table:table-cell>
          <table:table-cell office:value-type="float" office:value="50.8291842" calcext:value-type="float">
            <text:p>50,8291842</text:p>
          </table:table-cell>
          <table:table-cell office:value-type="float" office:value="14.0517225" calcext:value-type="float">
            <text:p>14,0517225</text:p>
          </table:table-cell>
          <table:table-cell office:value-type="string" calcext:value-type="string">
            <text:p>Bielazinne, Rosenthal-Bielatal, Königstein/Sächs. Schw., Sächsische Schweiz-Osterzgebirge, Sachsen, Deutschland</text:p>
          </table:table-cell>
          <table:table-cell office:value-type="float" office:value="251874464" calcext:value-type="float">
            <text:p>251874464</text:p>
          </table:table-cell>
          <table:table-cell table:number-columns-repeated="1636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Herbstturm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Herbstturm</text:p>
          </table:table-cell>
          <table:table-cell office:value-type="string" calcext:value-type="string">
            <text:p>Bielatal</text:p>
          </table:table-cell>
          <table:table-cell office:value-type="float" office:value="3722" calcext:value-type="float">
            <text:p>3722</text:p>
          </table:table-cell>
          <table:table-cell office:value-type="string" calcext:value-type="string">
            <text:p>Herbst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Herbstturm</text:p>
          </table:table-cell>
          <table:table-cell office:value-type="float" office:value="178" calcext:value-type="float">
            <text:p>178</text:p>
          </table:table-cell>
          <table:table-cell office:value-type="float" office:value="50.8297526" calcext:value-type="float">
            <text:p>50,8297526</text:p>
          </table:table-cell>
          <table:table-cell office:value-type="float" office:value="14.0510817" calcext:value-type="float">
            <text:p>14,0510817</text:p>
          </table:table-cell>
          <table:table-cell office:value-type="string" calcext:value-type="string">
            <text:p>Herbstturm, Rosenthal-Bielatal, Königstein/Sächs. Schw., Sächsische Schweiz-Osterzgebirge, Sachsen, Deutschland</text:p>
          </table:table-cell>
          <table:table-cell office:value-type="float" office:value="251874690" calcext:value-type="float">
            <text:p>251874690</text:p>
          </table:table-cell>
          <table:table-cell table:number-columns-repeated="1636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Grüne Zinne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Grüne Zinne</text:p>
          </table:table-cell>
          <table:table-cell office:value-type="string" calcext:value-type="string">
            <text:p>Bielatal</text:p>
          </table:table-cell>
          <table:table-cell office:value-type="float" office:value="3723" calcext:value-type="float">
            <text:p>3723</text:p>
          </table:table-cell>
          <table:table-cell office:value-type="string" calcext:value-type="string">
            <text:p>Grüne Zinn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Grüne Zinne</text:p>
          </table:table-cell>
          <table:table-cell office:value-type="float" office:value="179" calcext:value-type="float">
            <text:p>179</text:p>
          </table:table-cell>
          <table:table-cell office:value-type="float" office:value="50.8299028" calcext:value-type="float">
            <text:p>50,8299028</text:p>
          </table:table-cell>
          <table:table-cell office:value-type="float" office:value="14.0512316" calcext:value-type="float">
            <text:p>14,0512316</text:p>
          </table:table-cell>
          <table:table-cell office:value-type="string" calcext:value-type="string">
            <text:p>Grüne Zinne, Rosenthal-Bielatal, Königstein/Sächs. Schw., Sächsische Schweiz-Osterzgebirge, Sachsen, Deutschland</text:p>
          </table:table-cell>
          <table:table-cell office:value-type="float" office:value="251874642" calcext:value-type="float">
            <text:p>251874642</text:p>
          </table:table-cell>
          <table:table-cell table:number-columns-repeated="1636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erbstspitze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Herbstspitze</text:p>
          </table:table-cell>
          <table:table-cell office:value-type="string" calcext:value-type="string">
            <text:p>Bielatal</text:p>
          </table:table-cell>
          <table:table-cell office:value-type="float" office:value="3724" calcext:value-type="float">
            <text:p>3724</text:p>
          </table:table-cell>
          <table:table-cell office:value-type="string" calcext:value-type="string">
            <text:p>Herbstspitz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Herbstspitze</text:p>
          </table:table-cell>
          <table:table-cell office:value-type="float" office:value="180" calcext:value-type="float">
            <text:p>180</text:p>
          </table:table-cell>
          <table:table-cell office:value-type="float" office:value="50.8300301" calcext:value-type="float">
            <text:p>50,8300301</text:p>
          </table:table-cell>
          <table:table-cell office:value-type="float" office:value="14.051162" calcext:value-type="float">
            <text:p>14,051162</text:p>
          </table:table-cell>
          <table:table-cell office:value-type="string" calcext:value-type="string">
            <text:p>Herbstspitze, Rosenthal-Bielatal, Königstein/Sächs. Schw., Sächsische Schweiz-Osterzgebirge, Sachsen, Deutschland</text:p>
          </table:table-cell>
          <table:table-cell office:value-type="float" office:value="251874689" calcext:value-type="float">
            <text:p>251874689</text:p>
          </table:table-cell>
          <table:table-cell table:number-columns-repeated="1636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Grauer Turm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Grauer Turm</text:p>
          </table:table-cell>
          <table:table-cell office:value-type="string" calcext:value-type="string">
            <text:p>Bielatal</text:p>
          </table:table-cell>
          <table:table-cell office:value-type="float" office:value="3725" calcext:value-type="float">
            <text:p>3725</text:p>
          </table:table-cell>
          <table:table-cell office:value-type="string" calcext:value-type="string">
            <text:p>Grauer 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Grauer Turm</text:p>
          </table:table-cell>
          <table:table-cell office:value-type="float" office:value="181" calcext:value-type="float">
            <text:p>181</text:p>
          </table:table-cell>
          <table:table-cell office:value-type="float" office:value="50.8301901" calcext:value-type="float">
            <text:p>50,8301901</text:p>
          </table:table-cell>
          <table:table-cell office:value-type="float" office:value="14.0510299" calcext:value-type="float">
            <text:p>14,0510299</text:p>
          </table:table-cell>
          <table:table-cell office:value-type="string" calcext:value-type="string">
            <text:p>Grauer Turm, Rosenthal-Bielatal, Königstein/Sächs. Schw., Sächsische Schweiz-Osterzgebirge, Sachsen, Deutschland</text:p>
          </table:table-cell>
          <table:table-cell office:value-type="float" office:value="251874608" calcext:value-type="float">
            <text:p>251874608</text:p>
          </table:table-cell>
          <table:table-cell table:number-columns-repeated="1636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Waldturm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Waldturm</text:p>
          </table:table-cell>
          <table:table-cell office:value-type="string" calcext:value-type="string">
            <text:p>Bielatal</text:p>
          </table:table-cell>
          <table:table-cell office:value-type="float" office:value="3726" calcext:value-type="float">
            <text:p>3726</text:p>
          </table:table-cell>
          <table:table-cell office:value-type="string" calcext:value-type="string">
            <text:p>Wald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Waldturm</text:p>
          </table:table-cell>
          <table:table-cell office:value-type="float" office:value="182" calcext:value-type="float">
            <text:p>182</text:p>
          </table:table-cell>
          <table:table-cell office:value-type="float" office:value="50.8313383" calcext:value-type="float">
            <text:p>50,8313383</text:p>
          </table:table-cell>
          <table:table-cell office:value-type="float" office:value="14.050351" calcext:value-type="float">
            <text:p>14,050351</text:p>
          </table:table-cell>
          <table:table-cell office:value-type="string" calcext:value-type="string">
            <text:p>Waldturm, Rosenthal-Bielatal, Königstein/Sächs. Schw., Sächsische Schweiz-Osterzgebirge, Sachsen, Deutschland</text:p>
          </table:table-cell>
          <table:table-cell office:value-type="float" office:value="251875202" calcext:value-type="float">
            <text:p>251875202</text:p>
          </table:table-cell>
          <table:table-cell table:number-columns-repeated="1636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Juliturm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Juliturm</text:p>
          </table:table-cell>
          <table:table-cell office:value-type="string" calcext:value-type="string">
            <text:p>Bielatal</text:p>
          </table:table-cell>
          <table:table-cell office:value-type="float" office:value="3727" calcext:value-type="float">
            <text:p>3727</text:p>
          </table:table-cell>
          <table:table-cell office:value-type="string" calcext:value-type="string">
            <text:p>Juli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Juliturm</text:p>
          </table:table-cell>
          <table:table-cell office:value-type="float" office:value="183" calcext:value-type="float">
            <text:p>183</text:p>
          </table:table-cell>
          <table:table-cell office:value-type="float" office:value="50.8331398" calcext:value-type="float">
            <text:p>50,8331398</text:p>
          </table:table-cell>
          <table:table-cell office:value-type="float" office:value="14.0500986" calcext:value-type="float">
            <text:p>14,0500986</text:p>
          </table:table-cell>
          <table:table-cell office:value-type="string" calcext:value-type="string">
            <text:p>Juliturm, Rosenthal-Bielatal, Königstein/Sächs. Schw., Sächsische Schweiz-Osterzgebirge, Sachsen, Deutschland</text:p>
          </table:table-cell>
          <table:table-cell office:value-type="float" office:value="251874709" calcext:value-type="float">
            <text:p>251874709</text:p>
          </table:table-cell>
          <table:table-cell table:number-columns-repeated="1636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chwarzmühlenspitze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Schwarzmühlenspitze</text:p>
          </table:table-cell>
          <table:table-cell office:value-type="string" calcext:value-type="string">
            <text:p>Bielatal</text:p>
          </table:table-cell>
          <table:table-cell office:value-type="float" office:value="3728" calcext:value-type="float">
            <text:p>3728</text:p>
          </table:table-cell>
          <table:table-cell office:value-type="string" calcext:value-type="string">
            <text:p>Schwarzmühlenspitz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chwarzmühlenspitze</text:p>
          </table:table-cell>
          <table:table-cell office:value-type="float" office:value="184" calcext:value-type="float">
            <text:p>184</text:p>
          </table:table-cell>
          <table:table-cell office:value-type="float" office:value="50.8333951" calcext:value-type="float">
            <text:p>50,8333951</text:p>
          </table:table-cell>
          <table:table-cell office:value-type="float" office:value="14.0496515" calcext:value-type="float">
            <text:p>14,0496515</text:p>
          </table:table-cell>
          <table:table-cell office:value-type="string" calcext:value-type="string">
            <text:p>Schwarzmühlenspitze, Rosenthal-Bielatal, Königstein/Sächs. Schw., Sächsische Schweiz-Osterzgebirge, Sachsen, Deutschland</text:p>
          </table:table-cell>
          <table:table-cell office:value-type="float" office:value="1404467226" calcext:value-type="float">
            <text:p>1404467226</text:p>
          </table:table-cell>
          <table:table-cell table:number-columns-repeated="1636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chwarzmühlenwächter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chwarzmühlenwächter</text:p>
          </table:table-cell>
          <table:table-cell office:value-type="string" calcext:value-type="string">
            <text:p>Bielatal</text:p>
          </table:table-cell>
          <table:table-cell office:value-type="float" office:value="3729" calcext:value-type="float">
            <text:p>3729</text:p>
          </table:table-cell>
          <table:table-cell office:value-type="string" calcext:value-type="string">
            <text:p>Schwarzmühlenwächter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Schwarzmühlenwächter</text:p>
          </table:table-cell>
          <table:table-cell office:value-type="float" office:value="185" calcext:value-type="float">
            <text:p>185</text:p>
          </table:table-cell>
          <table:table-cell office:value-type="float" office:value="50.8336226" calcext:value-type="float">
            <text:p>50,8336226</text:p>
          </table:table-cell>
          <table:table-cell office:value-type="float" office:value="14.0495644" calcext:value-type="float">
            <text:p>14,0495644</text:p>
          </table:table-cell>
          <table:table-cell office:value-type="string" calcext:value-type="string">
            <text:p>Schwarzmühlenwächter, Rosenthal-Bielatal, Königstein/Sächs. Schw., Sächsische Schweiz-Osterzgebirge, Sachsen, Deutschland</text:p>
          </table:table-cell>
          <table:table-cell office:value-type="float" office:value="1404467227" calcext:value-type="float">
            <text:p>1404467227</text:p>
          </table:table-cell>
          <table:table-cell table:number-columns-repeated="1636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Kubulu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Kubulus</text:p>
          </table:table-cell>
          <table:table-cell office:value-type="string" calcext:value-type="string">
            <text:p>Bielatal</text:p>
          </table:table-cell>
          <table:table-cell office:value-type="float" office:value="3730" calcext:value-type="float">
            <text:p>3730</text:p>
          </table:table-cell>
          <table:table-cell office:value-type="string" calcext:value-type="string">
            <text:p>Kubulus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Kubulus</text:p>
          </table:table-cell>
          <table:table-cell office:value-type="float" office:value="186" calcext:value-type="float">
            <text:p>186</text:p>
          </table:table-cell>
          <table:table-cell office:value-type="float" office:value="50.8337555" calcext:value-type="float">
            <text:p>50,8337555</text:p>
          </table:table-cell>
          <table:table-cell office:value-type="float" office:value="14.0494959" calcext:value-type="float">
            <text:p>14,0494959</text:p>
          </table:table-cell>
          <table:table-cell office:value-type="string" calcext:value-type="string">
            <text:p>Kubulus, Rosenthal-Bielatal, Königstein/Sächs. Schw., Sächsische Schweiz-Osterzgebirge, Sachsen, Deutschland</text:p>
          </table:table-cell>
          <table:table-cell office:value-type="float" office:value="2274002289" calcext:value-type="float">
            <text:p>2274002289</text:p>
          </table:table-cell>
          <table:table-cell table:number-columns-repeated="1636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Arnsteiner Turm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rnsteiner Turm</text:p>
          </table:table-cell>
          <table:table-cell office:value-type="string" calcext:value-type="string">
            <text:p>Bielatal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Arnsteiner 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rnsteiner Turm</text:p>
          </table:table-cell>
          <table:table-cell office:value-type="float" office:value="187" calcext:value-type="float">
            <text:p>187</text:p>
          </table:table-cell>
          <table:table-cell office:value-type="float" office:value="50.8338704" calcext:value-type="float">
            <text:p>50,8338704</text:p>
          </table:table-cell>
          <table:table-cell office:value-type="float" office:value="14.0488592" calcext:value-type="float">
            <text:p>14,0488592</text:p>
          </table:table-cell>
          <table:table-cell office:value-type="string" calcext:value-type="string">
            <text:p>Arnsteiner Turm, Rosenthal-Bielatal, Königstein/Sächs. Schw., Sächsische Schweiz-Osterzgebirge, Sachsen, Deutschland</text:p>
          </table:table-cell>
          <table:table-cell office:value-type="float" office:value="1604081043" calcext:value-type="float">
            <text:p>1604081043</text:p>
          </table:table-cell>
          <table:table-cell table:number-columns-repeated="1636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Harmonienadel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Harmonienadel</text:p>
          </table:table-cell>
          <table:table-cell office:value-type="string" calcext:value-type="string">
            <text:p>Bielatal</text:p>
          </table:table-cell>
          <table:table-cell office:value-type="float" office:value="3732" calcext:value-type="float">
            <text:p>3732</text:p>
          </table:table-cell>
          <table:table-cell office:value-type="string" calcext:value-type="string">
            <text:p>Harmonienadel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Harmonienadel</text:p>
          </table:table-cell>
          <table:table-cell office:value-type="float" office:value="188" calcext:value-type="float">
            <text:p>188</text:p>
          </table:table-cell>
          <table:table-cell office:value-type="float" office:value="50.8340525" calcext:value-type="float">
            <text:p>50,8340525</text:p>
          </table:table-cell>
          <table:table-cell office:value-type="float" office:value="14.0479884" calcext:value-type="float">
            <text:p>14,0479884</text:p>
          </table:table-cell>
          <table:table-cell office:value-type="string" calcext:value-type="string">
            <text:p>Harmonienadel, Rosenthal-Bielatal, Königstein/Sächs. Schw., Sächsische Schweiz-Osterzgebirge, Sachsen, Deutschland</text:p>
          </table:table-cell>
          <table:table-cell office:value-type="float" office:value="251874666" calcext:value-type="float">
            <text:p>251874666</text:p>
          </table:table-cell>
          <table:table-cell table:number-columns-repeated="1636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Rumpelstilz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Rumpelstilz</text:p>
          </table:table-cell>
          <table:table-cell office:value-type="string" calcext:value-type="string">
            <text:p>Bielatal</text:p>
          </table:table-cell>
          <table:table-cell office:value-type="float" office:value="3733" calcext:value-type="float">
            <text:p>3733</text:p>
          </table:table-cell>
          <table:table-cell office:value-type="string" calcext:value-type="string">
            <text:p>Rumpelstilz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Rumpelstilz</text:p>
          </table:table-cell>
          <table:table-cell office:value-type="float" office:value="189" calcext:value-type="float">
            <text:p>189</text:p>
          </table:table-cell>
          <table:table-cell office:value-type="float" office:value="50.8339842" calcext:value-type="float">
            <text:p>50,8339842</text:p>
          </table:table-cell>
          <table:table-cell office:value-type="float" office:value="14.0478414" calcext:value-type="float">
            <text:p>14,0478414</text:p>
          </table:table-cell>
          <table:table-cell office:value-type="string" calcext:value-type="string">
            <text:p>Rumpelstilz, Rosenthal-Bielatal, Königstein/Sächs. Schw., Sächsische Schweiz-Osterzgebirge, Sachsen, Deutschland</text:p>
          </table:table-cell>
          <table:table-cell office:value-type="float" office:value="1521603256" calcext:value-type="float">
            <text:p>1521603256</text:p>
          </table:table-cell>
          <table:table-cell table:number-columns-repeated="1636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Harmoniekopf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Harmoniekopf</text:p>
          </table:table-cell>
          <table:table-cell office:value-type="string" calcext:value-type="string">
            <text:p>Bielatal</text:p>
          </table:table-cell>
          <table:table-cell office:value-type="float" office:value="3734" calcext:value-type="float">
            <text:p>3734</text:p>
          </table:table-cell>
          <table:table-cell office:value-type="string" calcext:value-type="string">
            <text:p>Harmoniekopf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Harmoniekopf</text:p>
          </table:table-cell>
          <table:table-cell office:value-type="float" office:value="190" calcext:value-type="float">
            <text:p>190</text:p>
          </table:table-cell>
          <table:table-cell office:value-type="float" office:value="50.8340326" calcext:value-type="float">
            <text:p>50,8340326</text:p>
          </table:table-cell>
          <table:table-cell office:value-type="float" office:value="14.0478234" calcext:value-type="float">
            <text:p>14,0478234</text:p>
          </table:table-cell>
          <table:table-cell office:value-type="string" calcext:value-type="string">
            <text:p>Harmoniekopf, Rosenthal-Bielatal, Königstein/Sächs. Schw., Sächsische Schweiz-Osterzgebirge, Sachsen, Deutschland</text:p>
          </table:table-cell>
          <table:table-cell office:value-type="float" office:value="1521603183" calcext:value-type="float">
            <text:p>1521603183</text:p>
          </table:table-cell>
          <table:table-cell table:number-columns-repeated="1636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Kleine Zinne *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Zinne, Kleine</text:p>
          </table:table-cell>
          <table:table-cell office:value-type="string" calcext:value-type="string">
            <text:p>Bielatal</text:p>
          </table:table-cell>
          <table:table-cell office:value-type="float" office:value="3735" calcext:value-type="float">
            <text:p>3735</text:p>
          </table:table-cell>
          <table:table-cell office:value-type="string" calcext:value-type="string">
            <text:p>Kleine Zinn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Kleine Zinne</text:p>
          </table:table-cell>
          <table:table-cell office:value-type="float" office:value="191" calcext:value-type="float">
            <text:p>191</text:p>
          </table:table-cell>
          <table:table-cell office:value-type="float" office:value="50.8331257" calcext:value-type="float">
            <text:p>50,8331257</text:p>
          </table:table-cell>
          <table:table-cell office:value-type="float" office:value="14.0471097" calcext:value-type="float">
            <text:p>14,0471097</text:p>
          </table:table-cell>
          <table:table-cell office:value-type="string" calcext:value-type="string">
            <text:p>Kleine Zinne, Rosenthal-Bielatal, Königstein/Sächs. Schw., Sächsische Schweiz-Osterzgebirge, Sachsen, Deutschland</text:p>
          </table:table-cell>
          <table:table-cell office:value-type="float" office:value="251874761" calcext:value-type="float">
            <text:p>251874761</text:p>
          </table:table-cell>
          <table:table-cell table:number-columns-repeated="1636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roße Zinne *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Zinne, Große</text:p>
          </table:table-cell>
          <table:table-cell office:value-type="string" calcext:value-type="string">
            <text:p>Bielatal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Große Zinn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Große Zinne</text:p>
          </table:table-cell>
          <table:table-cell office:value-type="float" office:value="192" calcext:value-type="float">
            <text:p>192</text:p>
          </table:table-cell>
          <table:table-cell office:value-type="float" office:value="50.8330216" calcext:value-type="float">
            <text:p>50,8330216</text:p>
          </table:table-cell>
          <table:table-cell office:value-type="float" office:value="14.0469952" calcext:value-type="float">
            <text:p>14,0469952</text:p>
          </table:table-cell>
          <table:table-cell office:value-type="string" calcext:value-type="string">
            <text:p>Große Zinne, Rosenthal-Bielatal, Königstein/Sächs. Schw., Sächsische Schweiz-Osterzgebirge, Sachsen, Deutschland</text:p>
          </table:table-cell>
          <table:table-cell office:value-type="float" office:value="251874633" calcext:value-type="float">
            <text:p>251874633</text:p>
          </table:table-cell>
          <table:table-cell table:number-columns-repeated="1636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üdwestliche Zinne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Zinne, Südwestliche</text:p>
          </table:table-cell>
          <table:table-cell office:value-type="string" calcext:value-type="string">
            <text:p>Bielatal</text:p>
          </table:table-cell>
          <table:table-cell office:value-type="float" office:value="3737" calcext:value-type="float">
            <text:p>3737</text:p>
          </table:table-cell>
          <table:table-cell office:value-type="string" calcext:value-type="string">
            <text:p>Südwestliche Zinn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Südwestliche Zinne</text:p>
          </table:table-cell>
          <table:table-cell office:value-type="float" office:value="193" calcext:value-type="float">
            <text:p>193</text:p>
          </table:table-cell>
          <table:table-cell office:value-type="float" office:value="50.8329259" calcext:value-type="float">
            <text:p>50,8329259</text:p>
          </table:table-cell>
          <table:table-cell office:value-type="float" office:value="14.046976" calcext:value-type="float">
            <text:p>14,046976</text:p>
          </table:table-cell>
          <table:table-cell office:value-type="string" calcext:value-type="string">
            <text:p>Südwestliche Zinne, Rosenthal-Bielatal, Königstein/Sächs. Schw., Sächsische Schweiz-Osterzgebirge, Sachsen, Deutschland</text:p>
          </table:table-cell>
          <table:table-cell office:value-type="float" office:value="251875145" calcext:value-type="float">
            <text:p>251875145</text:p>
          </table:table-cell>
          <table:table-cell table:number-columns-repeated="1636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Pagode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Pagode</text:p>
          </table:table-cell>
          <table:table-cell office:value-type="string" calcext:value-type="string">
            <text:p>Bielatal</text:p>
          </table:table-cell>
          <table:table-cell office:value-type="float" office:value="3738" calcext:value-type="float">
            <text:p>3738</text:p>
          </table:table-cell>
          <table:table-cell office:value-type="string" calcext:value-type="string">
            <text:p>Pagod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Pagode</text:p>
          </table:table-cell>
          <table:table-cell office:value-type="float" office:value="194" calcext:value-type="float">
            <text:p>194</text:p>
          </table:table-cell>
          <table:table-cell office:value-type="float" office:value="50.8329038" calcext:value-type="float">
            <text:p>50,8329038</text:p>
          </table:table-cell>
          <table:table-cell office:value-type="float" office:value="14.0471285" calcext:value-type="float">
            <text:p>14,0471285</text:p>
          </table:table-cell>
          <table:table-cell office:value-type="string" calcext:value-type="string">
            <text:p>Pagode, Rosenthal-Bielatal, Königstein/Sächs. Schw., Sächsische Schweiz-Osterzgebirge, Sachsen, Deutschland</text:p>
          </table:table-cell>
          <table:table-cell office:value-type="float" office:value="251874899" calcext:value-type="float">
            <text:p>251874899</text:p>
          </table:table-cell>
          <table:table-cell table:number-columns-repeated="1636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Mäuseturm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Mäuseturm</text:p>
          </table:table-cell>
          <table:table-cell office:value-type="string" calcext:value-type="string">
            <text:p>Bielatal</text:p>
          </table:table-cell>
          <table:table-cell office:value-type="float" office:value="3739" calcext:value-type="float">
            <text:p>3739</text:p>
          </table:table-cell>
          <table:table-cell office:value-type="string" calcext:value-type="string">
            <text:p>Mäuse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Mäuseturm</text:p>
          </table:table-cell>
          <table:table-cell office:value-type="float" office:value="195" calcext:value-type="float">
            <text:p>195</text:p>
          </table:table-cell>
          <table:table-cell office:value-type="float" office:value="50.8319028" calcext:value-type="float">
            <text:p>50,8319028</text:p>
          </table:table-cell>
          <table:table-cell office:value-type="float" office:value="14.0465084" calcext:value-type="float">
            <text:p>14,0465084</text:p>
          </table:table-cell>
          <table:table-cell office:value-type="string" calcext:value-type="string">
            <text:p>Mäuseturm, Rosenthal-Bielatal, Königstein/Sächs. Schw., Sächsische Schweiz-Osterzgebirge, Sachsen, Deutschland</text:p>
          </table:table-cell>
          <table:table-cell office:value-type="float" office:value="251874822" calcext:value-type="float">
            <text:p>251874822</text:p>
          </table:table-cell>
          <table:table-cell table:number-columns-repeated="1636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lasergrundwand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Glasergrundwand</text:p>
          </table:table-cell>
          <table:table-cell office:value-type="string" calcext:value-type="string">
            <text:p>Bielatal</text:p>
          </table:table-cell>
          <table:table-cell office:value-type="float" office:value="3740" calcext:value-type="float">
            <text:p>3740</text:p>
          </table:table-cell>
          <table:table-cell office:value-type="string" calcext:value-type="string">
            <text:p>Glasergrundwand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Glasergrundwand</text:p>
          </table:table-cell>
          <table:table-cell office:value-type="float" office:value="196" calcext:value-type="float">
            <text:p>196</text:p>
          </table:table-cell>
          <table:table-cell office:value-type="float" office:value="50.8317326" calcext:value-type="float">
            <text:p>50,8317326</text:p>
          </table:table-cell>
          <table:table-cell office:value-type="float" office:value="14.0462452" calcext:value-type="float">
            <text:p>14,0462452</text:p>
          </table:table-cell>
          <table:table-cell office:value-type="string" calcext:value-type="string">
            <text:p>Glasergrundwand, Rosenthal-Bielatal, Königstein/Sächs. Schw., Sächsische Schweiz-Osterzgebirge, Sachsen, Deutschland</text:p>
          </table:table-cell>
          <table:table-cell office:value-type="float" office:value="251874594" calcext:value-type="float">
            <text:p>251874594</text:p>
          </table:table-cell>
          <table:table-cell table:number-columns-repeated="1636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Glasergrundwarte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Glasergrundwarte</text:p>
          </table:table-cell>
          <table:table-cell office:value-type="string" calcext:value-type="string">
            <text:p>Bielatal</text:p>
          </table:table-cell>
          <table:table-cell office:value-type="float" office:value="3741" calcext:value-type="float">
            <text:p>3741</text:p>
          </table:table-cell>
          <table:table-cell office:value-type="string" calcext:value-type="string">
            <text:p>Glasergrundwart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Glasergrundwarte</text:p>
          </table:table-cell>
          <table:table-cell office:value-type="float" office:value="197" calcext:value-type="float">
            <text:p>197</text:p>
          </table:table-cell>
          <table:table-cell office:value-type="float" office:value="50.8315773" calcext:value-type="float">
            <text:p>50,8315773</text:p>
          </table:table-cell>
          <table:table-cell office:value-type="float" office:value="14.0460344" calcext:value-type="float">
            <text:p>14,0460344</text:p>
          </table:table-cell>
          <table:table-cell office:value-type="string" calcext:value-type="string">
            <text:p>Glasergrundwarte, Rosenthal-Bielatal, Königstein/Sächs. Schw., Sächsische Schweiz-Osterzgebirge, Sachsen, Deutschland</text:p>
          </table:table-cell>
          <table:table-cell office:value-type="float" office:value="251874591" calcext:value-type="float">
            <text:p>251874591</text:p>
          </table:table-cell>
          <table:table-cell table:number-columns-repeated="1636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Glatte Keule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Glatte Keule</text:p>
          </table:table-cell>
          <table:table-cell office:value-type="string" calcext:value-type="string">
            <text:p>Bielatal</text:p>
          </table:table-cell>
          <table:table-cell office:value-type="float" office:value="3742" calcext:value-type="float">
            <text:p>3742</text:p>
          </table:table-cell>
          <table:table-cell office:value-type="string" calcext:value-type="string">
            <text:p>Glatte Keul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Glatte Keule</text:p>
          </table:table-cell>
          <table:table-cell office:value-type="float" office:value="198" calcext:value-type="float">
            <text:p>198</text:p>
          </table:table-cell>
          <table:table-cell office:value-type="float" office:value="50.8319915" calcext:value-type="float">
            <text:p>50,8319915</text:p>
          </table:table-cell>
          <table:table-cell office:value-type="float" office:value="14.0461372" calcext:value-type="float">
            <text:p>14,0461372</text:p>
          </table:table-cell>
          <table:table-cell office:value-type="string" calcext:value-type="string">
            <text:p>Glatte Keule, Rosenthal-Bielatal, Königstein/Sächs. Schw., Sächsische Schweiz-Osterzgebirge, Sachsen, Deutschland</text:p>
          </table:table-cell>
          <table:table-cell office:value-type="float" office:value="251874592" calcext:value-type="float">
            <text:p>251874592</text:p>
          </table:table-cell>
          <table:table-cell table:number-columns-repeated="1636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rallenturm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Krallenturm</text:p>
          </table:table-cell>
          <table:table-cell office:value-type="string" calcext:value-type="string">
            <text:p>Bielatal</text:p>
          </table:table-cell>
          <table:table-cell office:value-type="float" office:value="3743" calcext:value-type="float">
            <text:p>3743</text:p>
          </table:table-cell>
          <table:table-cell office:value-type="string" calcext:value-type="string">
            <text:p>Krallen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Krallenturm</text:p>
          </table:table-cell>
          <table:table-cell office:value-type="float" office:value="199" calcext:value-type="float">
            <text:p>199</text:p>
          </table:table-cell>
          <table:table-cell office:value-type="float" office:value="50.8318438" calcext:value-type="float">
            <text:p>50,8318438</text:p>
          </table:table-cell>
          <table:table-cell office:value-type="float" office:value="14.0459207" calcext:value-type="float">
            <text:p>14,0459207</text:p>
          </table:table-cell>
          <table:table-cell office:value-type="string" calcext:value-type="string">
            <text:p>Krallenturm, Rosenthal-Bielatal, Königstein/Sächs. Schw., Sächsische Schweiz-Osterzgebirge, Sachsen, Deutschland</text:p>
          </table:table-cell>
          <table:table-cell office:value-type="float" office:value="251874801" calcext:value-type="float">
            <text:p>251874801</text:p>
          </table:table-cell>
          <table:table-cell table:number-columns-repeated="1636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Glasergrundnadel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Glasergrundnadel</text:p>
          </table:table-cell>
          <table:table-cell office:value-type="string" calcext:value-type="string">
            <text:p>Bielatal</text:p>
          </table:table-cell>
          <table:table-cell office:value-type="float" office:value="3744" calcext:value-type="float">
            <text:p>3744</text:p>
          </table:table-cell>
          <table:table-cell office:value-type="string" calcext:value-type="string">
            <text:p>Glasergrundnadel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Glasergrundnadel</text:p>
          </table:table-cell>
          <table:table-cell office:value-type="float" office:value="200" calcext:value-type="float">
            <text:p>200</text:p>
          </table:table-cell>
          <table:table-cell office:value-type="float" office:value="50.8316441" calcext:value-type="float">
            <text:p>50,8316441</text:p>
          </table:table-cell>
          <table:table-cell office:value-type="float" office:value="14.0458047" calcext:value-type="float">
            <text:p>14,0458047</text:p>
          </table:table-cell>
          <table:table-cell office:value-type="string" calcext:value-type="string">
            <text:p>Glasergrundnadel, Rosenthal-Bielatal, Königstein/Sächs. Schw., Sächsische Schweiz-Osterzgebirge, Sachsen, Deutschland</text:p>
          </table:table-cell>
          <table:table-cell office:value-type="float" office:value="251874593" calcext:value-type="float">
            <text:p>251874593</text:p>
          </table:table-cell>
          <table:table-cell table:number-columns-repeated="1636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Wilde Zack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Wilde Zacke</text:p>
          </table:table-cell>
          <table:table-cell office:value-type="string" calcext:value-type="string">
            <text:p>Bielatal</text:p>
          </table:table-cell>
          <table:table-cell office:value-type="float" office:value="3745" calcext:value-type="float">
            <text:p>3745</text:p>
          </table:table-cell>
          <table:table-cell office:value-type="string" calcext:value-type="string">
            <text:p>Wilde Zack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Wilde Zacke</text:p>
          </table:table-cell>
          <table:table-cell office:value-type="float" office:value="201" calcext:value-type="float">
            <text:p>201</text:p>
          </table:table-cell>
          <table:table-cell office:value-type="float" office:value="50.8307125" calcext:value-type="float">
            <text:p>50,8307125</text:p>
          </table:table-cell>
          <table:table-cell office:value-type="float" office:value="14.045476" calcext:value-type="float">
            <text:p>14,045476</text:p>
          </table:table-cell>
          <table:table-cell office:value-type="string" calcext:value-type="string">
            <text:p>Wilde Zacke, Rosenthal-Bielatal, Königstein/Sächs. Schw., Sächsische Schweiz-Osterzgebirge, Sachsen, Deutschland</text:p>
          </table:table-cell>
          <table:table-cell office:value-type="float" office:value="251875219" calcext:value-type="float">
            <text:p>251875219</text:p>
          </table:table-cell>
          <table:table-cell table:number-columns-repeated="1636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Lochsteinwächter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Lochsteinwächter</text:p>
          </table:table-cell>
          <table:table-cell office:value-type="string" calcext:value-type="string">
            <text:p>Bielatal</text:p>
          </table:table-cell>
          <table:table-cell office:value-type="float" office:value="3746" calcext:value-type="float">
            <text:p>3746</text:p>
          </table:table-cell>
          <table:table-cell office:value-type="string" calcext:value-type="string">
            <text:p>Lochsteinwächter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Lochsteinwächter</text:p>
          </table:table-cell>
          <table:table-cell office:value-type="float" office:value="202" calcext:value-type="float">
            <text:p>202</text:p>
          </table:table-cell>
          <table:table-cell office:value-type="float" office:value="50.8305388" calcext:value-type="float">
            <text:p>50,8305388</text:p>
          </table:table-cell>
          <table:table-cell office:value-type="float" office:value="14.0453996" calcext:value-type="float">
            <text:p>14,0453996</text:p>
          </table:table-cell>
          <table:table-cell office:value-type="string" calcext:value-type="string">
            <text:p>Lochsteinwächter, Rosenthal-Bielatal, Königstein/Sächs. Schw., Sächsische Schweiz-Osterzgebirge, Sachsen, Deutschland</text:p>
          </table:table-cell>
          <table:table-cell office:value-type="float" office:value="251874840" calcext:value-type="float">
            <text:p>251874840</text:p>
          </table:table-cell>
          <table:table-cell table:number-columns-repeated="1636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Lochstein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Lochstein</text:p>
          </table:table-cell>
          <table:table-cell office:value-type="string" calcext:value-type="string">
            <text:p>Bielatal</text:p>
          </table:table-cell>
          <table:table-cell office:value-type="float" office:value="3747" calcext:value-type="float">
            <text:p>3747</text:p>
          </table:table-cell>
          <table:table-cell office:value-type="string" calcext:value-type="string">
            <text:p>Lochstein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Lochstein</text:p>
          </table:table-cell>
          <table:table-cell office:value-type="float" office:value="203" calcext:value-type="float">
            <text:p>203</text:p>
          </table:table-cell>
          <table:table-cell office:value-type="float" office:value="50.8304832" calcext:value-type="float">
            <text:p>50,8304832</text:p>
          </table:table-cell>
          <table:table-cell office:value-type="float" office:value="14.0453166" calcext:value-type="float">
            <text:p>14,0453166</text:p>
          </table:table-cell>
          <table:table-cell office:value-type="string" calcext:value-type="string">
            <text:p>Lochstein, Rosenthal-Bielatal, Königstein/Sächs. Schw., Sächsische Schweiz-Osterzgebirge, Sachsen, Deutschland</text:p>
          </table:table-cell>
          <table:table-cell office:value-type="float" office:value="251874841" calcext:value-type="float">
            <text:p>251874841</text:p>
          </table:table-cell>
          <table:table-cell table:number-columns-repeated="1636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Unbenannter Turm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Unbenannter Turm</text:p>
          </table:table-cell>
          <table:table-cell office:value-type="string" calcext:value-type="string">
            <text:p>Bielatal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Unbenannter 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Unbenannter Turm</text:p>
          </table:table-cell>
          <table:table-cell office:value-type="float" office:value="204" calcext:value-type="float">
            <text:p>204</text:p>
          </table:table-cell>
          <table:table-cell office:value-type="float" office:value="50.830292" calcext:value-type="float">
            <text:p>50,830292</text:p>
          </table:table-cell>
          <table:table-cell office:value-type="float" office:value="14.045108" calcext:value-type="float">
            <text:p>14,045108</text:p>
          </table:table-cell>
          <table:table-cell office:value-type="string" calcext:value-type="string">
            <text:p>Unbenannter Turm, Rosenthal-Bielatal, Königstein/Sächs. Schw., Sächsische Schweiz-Osterzgebirge, Sachsen, Deutschland</text:p>
          </table:table-cell>
          <table:table-cell office:value-type="float" office:value="2274002446" calcext:value-type="float">
            <text:p>2274002446</text:p>
          </table:table-cell>
          <table:table-cell table:number-columns-repeated="1636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Glasergrundwächter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Glasergrundwächter</text:p>
          </table:table-cell>
          <table:table-cell office:value-type="string" calcext:value-type="string">
            <text:p>Bielatal</text:p>
          </table:table-cell>
          <table:table-cell office:value-type="float" office:value="3749" calcext:value-type="float">
            <text:p>3749</text:p>
          </table:table-cell>
          <table:table-cell office:value-type="string" calcext:value-type="string">
            <text:p>Glasergrundwächter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Glasergrundwächter</text:p>
          </table:table-cell>
          <table:table-cell office:value-type="float" office:value="205" calcext:value-type="float">
            <text:p>205</text:p>
          </table:table-cell>
          <table:table-cell office:value-type="float" office:value="50.8307187" calcext:value-type="float">
            <text:p>50,8307187</text:p>
          </table:table-cell>
          <table:table-cell office:value-type="float" office:value="14.0450409" calcext:value-type="float">
            <text:p>14,0450409</text:p>
          </table:table-cell>
          <table:table-cell office:value-type="string" calcext:value-type="string">
            <text:p>Glasergrundwächter, Rosenthal-Bielatal, Königstein/Sächs. Schw., Sächsische Schweiz-Osterzgebirge, Sachsen, Deutschland</text:p>
          </table:table-cell>
          <table:table-cell office:value-type="float" office:value="1769728099" calcext:value-type="float">
            <text:p>1769728099</text:p>
          </table:table-cell>
          <table:table-cell table:number-columns-repeated="1636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Adlerstein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Adlerstein</text:p>
          </table:table-cell>
          <table:table-cell office:value-type="string" calcext:value-type="string">
            <text:p>Bielatal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Adlerstein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dlerstein</text:p>
          </table:table-cell>
          <table:table-cell office:value-type="float" office:value="206" calcext:value-type="float">
            <text:p>206</text:p>
          </table:table-cell>
          <table:table-cell office:value-type="float" office:value="50.8301461" calcext:value-type="float">
            <text:p>50,8301461</text:p>
          </table:table-cell>
          <table:table-cell office:value-type="float" office:value="14.0444844" calcext:value-type="float">
            <text:p>14,0444844</text:p>
          </table:table-cell>
          <table:table-cell office:value-type="string" calcext:value-type="string">
            <text:p>Adlerstein, Rosenthal-Bielatal, Königstein/Sächs. Schw., Sächsische Schweiz-Osterzgebirge, Sachsen, Deutschland</text:p>
          </table:table-cell>
          <table:table-cell office:value-type="float" office:value="251874405" calcext:value-type="float">
            <text:p>251874405</text:p>
          </table:table-cell>
          <table:table-cell table:number-columns-repeated="1636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Himmelfahrtsturm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Himmelfahrtsturm</text:p>
          </table:table-cell>
          <table:table-cell office:value-type="string" calcext:value-type="string">
            <text:p>Bielatal</text:p>
          </table:table-cell>
          <table:table-cell office:value-type="float" office:value="3751" calcext:value-type="float">
            <text:p>3751</text:p>
          </table:table-cell>
          <table:table-cell office:value-type="string" calcext:value-type="string">
            <text:p>Himmelfahrts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Himmelfahrtsturm</text:p>
          </table:table-cell>
          <table:table-cell office:value-type="float" office:value="207" calcext:value-type="float">
            <text:p>207</text:p>
          </table:table-cell>
          <table:table-cell office:value-type="float" office:value="50.8297492" calcext:value-type="float">
            <text:p>50,8297492</text:p>
          </table:table-cell>
          <table:table-cell office:value-type="float" office:value="14.044217" calcext:value-type="float">
            <text:p>14,044217</text:p>
          </table:table-cell>
          <table:table-cell office:value-type="string" calcext:value-type="string">
            <text:p>Himmelfahrtsturm, Rosenthal-Bielatal, Königstein/Sächs. Schw., Sächsische Schweiz-Osterzgebirge, Sachsen, Deutschland</text:p>
          </table:table-cell>
          <table:table-cell office:value-type="float" office:value="251874699" calcext:value-type="float">
            <text:p>251874699</text:p>
          </table:table-cell>
          <table:table-cell table:number-columns-repeated="1636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Bär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Bär</text:p>
          </table:table-cell>
          <table:table-cell office:value-type="string" calcext:value-type="string">
            <text:p>Bielatal</text:p>
          </table:table-cell>
          <table:table-cell office:value-type="float" office:value="3752" calcext:value-type="float">
            <text:p>3752</text:p>
          </table:table-cell>
          <table:table-cell office:value-type="string" calcext:value-type="string">
            <text:p>Bär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är</text:p>
          </table:table-cell>
          <table:table-cell office:value-type="float" office:value="208" calcext:value-type="float">
            <text:p>208</text:p>
          </table:table-cell>
          <table:table-cell office:value-type="float" office:value="50.8295358" calcext:value-type="float">
            <text:p>50,8295358</text:p>
          </table:table-cell>
          <table:table-cell office:value-type="float" office:value="14.0442744" calcext:value-type="float">
            <text:p>14,0442744</text:p>
          </table:table-cell>
          <table:table-cell office:value-type="string" calcext:value-type="string">
            <text:p>Bär, Rosenthal-Bielatal, Königstein/Sächs. Schw., Sächsische Schweiz-Osterzgebirge, Sachsen, Deutschland</text:p>
          </table:table-cell>
          <table:table-cell office:value-type="float" office:value="251874437" calcext:value-type="float">
            <text:p>251874437</text:p>
          </table:table-cell>
          <table:table-cell table:number-columns-repeated="1636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Wigwam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Wigwam</text:p>
          </table:table-cell>
          <table:table-cell office:value-type="string" calcext:value-type="string">
            <text:p>Bielatal</text:p>
          </table:table-cell>
          <table:table-cell office:value-type="float" office:value="3753" calcext:value-type="float">
            <text:p>3753</text:p>
          </table:table-cell>
          <table:table-cell office:value-type="string" calcext:value-type="string">
            <text:p>Wigwa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Wigwam</text:p>
          </table:table-cell>
          <table:table-cell office:value-type="float" office:value="209" calcext:value-type="float">
            <text:p>209</text:p>
          </table:table-cell>
          <table:table-cell office:value-type="float" office:value="50.8291707" calcext:value-type="float">
            <text:p>50,8291707</text:p>
          </table:table-cell>
          <table:table-cell office:value-type="float" office:value="14.0440843" calcext:value-type="float">
            <text:p>14,0440843</text:p>
          </table:table-cell>
          <table:table-cell office:value-type="string" calcext:value-type="string">
            <text:p>Wigwam, Rosenthal-Bielatal, Königstein/Sächs. Schw., Sächsische Schweiz-Osterzgebirge, Sachsen, Deutschland</text:p>
          </table:table-cell>
          <table:table-cell office:value-type="float" office:value="251875218" calcext:value-type="float">
            <text:p>251875218</text:p>
          </table:table-cell>
          <table:table-cell table:number-columns-repeated="1636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Wormsbergwächter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Wormsbergwächter</text:p>
          </table:table-cell>
          <table:table-cell office:value-type="string" calcext:value-type="string">
            <text:p>Bielatal</text:p>
          </table:table-cell>
          <table:table-cell office:value-type="float" office:value="3754" calcext:value-type="float">
            <text:p>3754</text:p>
          </table:table-cell>
          <table:table-cell office:value-type="string" calcext:value-type="string">
            <text:p>Wormsbergwächter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Wormsbergwächter</text:p>
          </table:table-cell>
          <table:table-cell office:value-type="float" office:value="210" calcext:value-type="float">
            <text:p>210</text:p>
          </table:table-cell>
          <table:table-cell office:value-type="float" office:value="50.8261671" calcext:value-type="float">
            <text:p>50,8261671</text:p>
          </table:table-cell>
          <table:table-cell office:value-type="float" office:value="14.0392107" calcext:value-type="float">
            <text:p>14,0392107</text:p>
          </table:table-cell>
          <table:table-cell office:value-type="string" calcext:value-type="string">
            <text:p>Wormsbergwächter, Rosenthal-Bielatal, Königstein/Sächs. Schw., Sächsische Schweiz-Osterzgebirge, Sachsen, Deutschland</text:p>
          </table:table-cell>
          <table:table-cell office:value-type="float" office:value="251875191" calcext:value-type="float">
            <text:p>251875191</text:p>
          </table:table-cell>
          <table:table-cell table:number-columns-repeated="1636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Glasergrundspitz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lasergrundspitze</text:p>
          </table:table-cell>
          <table:table-cell office:value-type="string" calcext:value-type="string">
            <text:p>Bielatal</text:p>
          </table:table-cell>
          <table:table-cell office:value-type="float" office:value="3755" calcext:value-type="float">
            <text:p>3755</text:p>
          </table:table-cell>
          <table:table-cell office:value-type="string" calcext:value-type="string">
            <text:p>Glasergrundspitz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Glasergrundspitze</text:p>
          </table:table-cell>
          <table:table-cell office:value-type="float" office:value="211" calcext:value-type="float">
            <text:p>211</text:p>
          </table:table-cell>
          <table:table-cell office:value-type="float" office:value="50.8255823" calcext:value-type="float">
            <text:p>50,8255823</text:p>
          </table:table-cell>
          <table:table-cell office:value-type="float" office:value="14.0388365" calcext:value-type="float">
            <text:p>14,0388365</text:p>
          </table:table-cell>
          <table:table-cell office:value-type="string" calcext:value-type="string">
            <text:p>Glasergrundspitze, Rosenthal-Bielatal, Königstein/Sächs. Schw., Sächsische Schweiz-Osterzgebirge, Sachsen, Deutschland</text:p>
          </table:table-cell>
          <table:table-cell office:value-type="float" office:value="1966381816" calcext:value-type="float">
            <text:p>1966381816</text:p>
          </table:table-cell>
          <table:table-cell table:number-columns-repeated="1636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chaftwaldturm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chaftwaldturm</text:p>
          </table:table-cell>
          <table:table-cell office:value-type="string" calcext:value-type="string">
            <text:p>Bielatal</text:p>
          </table:table-cell>
          <table:table-cell office:value-type="float" office:value="3756" calcext:value-type="float">
            <text:p>3756</text:p>
          </table:table-cell>
          <table:table-cell office:value-type="string" calcext:value-type="string">
            <text:p>Schaftwald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Schaftwaldturm</text:p>
          </table:table-cell>
          <table:table-cell office:value-type="float" office:value="212" calcext:value-type="float">
            <text:p>212</text:p>
          </table:table-cell>
          <table:table-cell office:value-type="float" office:value="50.8238474" calcext:value-type="float">
            <text:p>50,8238474</text:p>
          </table:table-cell>
          <table:table-cell office:value-type="float" office:value="14.0375575" calcext:value-type="float">
            <text:p>14,0375575</text:p>
          </table:table-cell>
          <table:table-cell office:value-type="string" calcext:value-type="string">
            <text:p>Schaftwaldturm, Rosenthal-Bielatal, Königstein/Sächs. Schw., Sächsische Schweiz-Osterzgebirge, Sachsen, Deutschland</text:p>
          </table:table-cell>
          <table:table-cell office:value-type="float" office:value="251874966" calcext:value-type="float">
            <text:p>251874966</text:p>
          </table:table-cell>
          <table:table-cell table:number-columns-repeated="1636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Nadel im Abseits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adel im Abseits</text:p>
          </table:table-cell>
          <table:table-cell office:value-type="string" calcext:value-type="string">
            <text:p>Bielatal</text:p>
          </table:table-cell>
          <table:table-cell office:value-type="float" office:value="3757" calcext:value-type="float">
            <text:p>3757</text:p>
          </table:table-cell>
          <table:table-cell office:value-type="string" calcext:value-type="string">
            <text:p>Nadel im Abseits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Nadel im Abseits</text:p>
          </table:table-cell>
          <table:table-cell office:value-type="float" office:value="213" calcext:value-type="float">
            <text:p>213</text:p>
          </table:table-cell>
          <table:table-cell office:value-type="float" office:value="50.8228393" calcext:value-type="float">
            <text:p>50,8228393</text:p>
          </table:table-cell>
          <table:table-cell office:value-type="float" office:value="14.0321717" calcext:value-type="float">
            <text:p>14,0321717</text:p>
          </table:table-cell>
          <table:table-cell office:value-type="string" calcext:value-type="string">
            <text:p>Nadel im Abseits, Rosenthal-Bielatal, Königstein/Sächs. Schw., Sächsische Schweiz-Osterzgebirge, Sachsen, Deutschland</text:p>
          </table:table-cell>
          <table:table-cell office:value-type="float" office:value="251874875" calcext:value-type="float">
            <text:p>251874875</text:p>
          </table:table-cell>
          <table:table-cell table:number-columns-repeated="1636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Horzelbub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Horzelbub</text:p>
          </table:table-cell>
          <table:table-cell office:value-type="string" calcext:value-type="string">
            <text:p>Bielatal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Horzelbub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Horzelbub</text:p>
          </table:table-cell>
          <table:table-cell office:value-type="float" office:value="214" calcext:value-type="float">
            <text:p>214</text:p>
          </table:table-cell>
          <table:table-cell office:value-type="float" office:value="50.8269742" calcext:value-type="float">
            <text:p>50,8269742</text:p>
          </table:table-cell>
          <table:table-cell office:value-type="float" office:value="14.034653" calcext:value-type="float">
            <text:p>14,034653</text:p>
          </table:table-cell>
          <table:table-cell office:value-type="string" calcext:value-type="string">
            <text:p>Horzelbub, Rosenthal-Bielatal, Königstein/Sächs. Schw., Sächsische Schweiz-Osterzgebirge, Sachsen, Deutschland</text:p>
          </table:table-cell>
          <table:table-cell office:value-type="float" office:value="251874729" calcext:value-type="float">
            <text:p>251874729</text:p>
          </table:table-cell>
          <table:table-cell table:number-columns-repeated="1636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Lausbub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Lausbub</text:p>
          </table:table-cell>
          <table:table-cell office:value-type="string" calcext:value-type="string">
            <text:p>Bielatal</text:p>
          </table:table-cell>
          <table:table-cell office:value-type="float" office:value="3759" calcext:value-type="float">
            <text:p>3759</text:p>
          </table:table-cell>
          <table:table-cell office:value-type="string" calcext:value-type="string">
            <text:p>Lausbub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Lausbub</text:p>
          </table:table-cell>
          <table:table-cell office:value-type="float" office:value="215" calcext:value-type="float">
            <text:p>215</text:p>
          </table:table-cell>
          <table:table-cell office:value-type="float" office:value="50.8301254" calcext:value-type="float">
            <text:p>50,8301254</text:p>
          </table:table-cell>
          <table:table-cell office:value-type="float" office:value="14.0394451" calcext:value-type="float">
            <text:p>14,0394451</text:p>
          </table:table-cell>
          <table:table-cell office:value-type="string" calcext:value-type="string">
            <text:p>Lausbub, Rosenthal-Bielatal, Königstein/Sächs. Schw., Sächsische Schweiz-Osterzgebirge, Sachsen, Deutschland</text:p>
          </table:table-cell>
          <table:table-cell office:value-type="float" office:value="251874844" calcext:value-type="float">
            <text:p>251874844</text:p>
          </table:table-cell>
          <table:table-cell table:number-columns-repeated="1636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emperhexe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Semperhexe</text:p>
          </table:table-cell>
          <table:table-cell office:value-type="string" calcext:value-type="string">
            <text:p>Bielatal</text:p>
          </table:table-cell>
          <table:table-cell office:value-type="float" office:value="3760" calcext:value-type="float">
            <text:p>3760</text:p>
          </table:table-cell>
          <table:table-cell office:value-type="string" calcext:value-type="string">
            <text:p>Semperhex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Semperhexe</text:p>
          </table:table-cell>
          <table:table-cell office:value-type="float" office:value="216" calcext:value-type="float">
            <text:p>216</text:p>
          </table:table-cell>
          <table:table-cell office:value-type="float" office:value="50.8303252" calcext:value-type="float">
            <text:p>50,8303252</text:p>
          </table:table-cell>
          <table:table-cell office:value-type="float" office:value="14.0398497" calcext:value-type="float">
            <text:p>14,0398497</text:p>
          </table:table-cell>
          <table:table-cell office:value-type="string" calcext:value-type="string">
            <text:p>Semperhexe, Rosenthal-Bielatal, Königstein/Sächs. Schw., Sächsische Schweiz-Osterzgebirge, Sachsen, Deutschland</text:p>
          </table:table-cell>
          <table:table-cell office:value-type="float" office:value="251875057" calcext:value-type="float">
            <text:p>251875057</text:p>
          </table:table-cell>
          <table:table-cell table:number-columns-repeated="1636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Bergstation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Bergstation</text:p>
          </table:table-cell>
          <table:table-cell office:value-type="string" calcext:value-type="string">
            <text:p>Bielatal</text:p>
          </table:table-cell>
          <table:table-cell office:value-type="float" office:value="17758" calcext:value-type="float">
            <text:p>17758</text:p>
          </table:table-cell>
          <table:table-cell office:value-type="string" calcext:value-type="string">
            <text:p>Bergstation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Bergstation</text:p>
          </table:table-cell>
          <table:table-cell office:value-type="float" office:value="217" calcext:value-type="float">
            <text:p>217</text:p>
          </table:table-cell>
          <table:table-cell office:value-type="float" office:value="50.8305634" calcext:value-type="float">
            <text:p>50,8305634</text:p>
          </table:table-cell>
          <table:table-cell office:value-type="float" office:value="14.0403265" calcext:value-type="float">
            <text:p>14,0403265</text:p>
          </table:table-cell>
          <table:table-cell office:value-type="string" calcext:value-type="string">
            <text:p>Bergstation, Rosenthal-Bielatal, Königstein/Sächs. Schw., Sächsische Schweiz-Osterzgebirge, Sachsen, Deutschland</text:p>
          </table:table-cell>
          <table:table-cell office:value-type="float" office:value="251875159" calcext:value-type="float">
            <text:p>251875159</text:p>
          </table:table-cell>
          <table:table-cell table:number-columns-repeated="1636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chöne Nadel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Schöne Nadel</text:p>
          </table:table-cell>
          <table:table-cell office:value-type="string" calcext:value-type="string">
            <text:p>Bielatal</text:p>
          </table:table-cell>
          <table:table-cell office:value-type="float" office:value="3761" calcext:value-type="float">
            <text:p>3761</text:p>
          </table:table-cell>
          <table:table-cell office:value-type="string" calcext:value-type="string">
            <text:p>Schöne Nadel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Schöne Nadel</text:p>
          </table:table-cell>
          <table:table-cell office:value-type="float" office:value="218" calcext:value-type="float">
            <text:p>218</text:p>
          </table:table-cell>
          <table:table-cell office:value-type="float" office:value="50.8306496" calcext:value-type="float">
            <text:p>50,8306496</text:p>
          </table:table-cell>
          <table:table-cell office:value-type="float" office:value="14.0406915" calcext:value-type="float">
            <text:p>14,0406915</text:p>
          </table:table-cell>
          <table:table-cell office:value-type="string" calcext:value-type="string">
            <text:p>Schöne Nadel, Rosenthal-Bielatal, Königstein/Sächs. Schw., Sächsische Schweiz-Osterzgebirge, Sachsen, Deutschland</text:p>
          </table:table-cell>
          <table:table-cell office:value-type="float" office:value="8059389398" calcext:value-type="float">
            <text:p>8059389398</text:p>
          </table:table-cell>
          <table:table-cell table:number-columns-repeated="1636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Glasergrundscheibe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Glasergrundscheibe</text:p>
          </table:table-cell>
          <table:table-cell office:value-type="string" calcext:value-type="string">
            <text:p>Bielatal</text:p>
          </table:table-cell>
          <table:table-cell office:value-type="float" office:value="3762" calcext:value-type="float">
            <text:p>3762</text:p>
          </table:table-cell>
          <table:table-cell office:value-type="string" calcext:value-type="string">
            <text:p>Glasergrundscheib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Glasergrundscheibe</text:p>
          </table:table-cell>
          <table:table-cell office:value-type="float" office:value="219" calcext:value-type="float">
            <text:p>219</text:p>
          </table:table-cell>
          <table:table-cell office:value-type="float" office:value="50.8311103" calcext:value-type="float">
            <text:p>50,8311103</text:p>
          </table:table-cell>
          <table:table-cell office:value-type="float" office:value="14.0408007" calcext:value-type="float">
            <text:p>14,0408007</text:p>
          </table:table-cell>
          <table:table-cell office:value-type="string" calcext:value-type="string">
            <text:p>Glasergrundscheibe, Rosenthal-Bielatal, Königstein/Sächs. Schw., Sächsische Schweiz-Osterzgebirge, Sachsen, Deutschland</text:p>
          </table:table-cell>
          <table:table-cell office:value-type="float" office:value="8059389391" calcext:value-type="float">
            <text:p>8059389391</text:p>
          </table:table-cell>
          <table:table-cell table:number-columns-repeated="1636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otenkopf *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Totenkopf</text:p>
          </table:table-cell>
          <table:table-cell office:value-type="string" calcext:value-type="string">
            <text:p>Bielatal</text:p>
          </table:table-cell>
          <table:table-cell office:value-type="float" office:value="3763" calcext:value-type="float">
            <text:p>3763</text:p>
          </table:table-cell>
          <table:table-cell office:value-type="string" calcext:value-type="string">
            <text:p>Totenkopf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Totenkopf</text:p>
          </table:table-cell>
          <table:table-cell office:value-type="float" office:value="220" calcext:value-type="float">
            <text:p>220</text:p>
          </table:table-cell>
          <table:table-cell office:value-type="float" office:value="50.8311634" calcext:value-type="float">
            <text:p>50,8311634</text:p>
          </table:table-cell>
          <table:table-cell office:value-type="float" office:value="14.0409937" calcext:value-type="float">
            <text:p>14,0409937</text:p>
          </table:table-cell>
          <table:table-cell office:value-type="string" calcext:value-type="string">
            <text:p>Totenkopf, Rosenthal-Bielatal, Königstein/Sächs. Schw., Sächsische Schweiz-Osterzgebirge, Sachsen, Deutschland</text:p>
          </table:table-cell>
          <table:table-cell office:value-type="float" office:value="4755619144" calcext:value-type="float">
            <text:p>4755619144</text:p>
          </table:table-cell>
          <table:table-cell table:number-columns-repeated="1636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Waldwächter *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Waldwächter</text:p>
          </table:table-cell>
          <table:table-cell office:value-type="string" calcext:value-type="string">
            <text:p>Bielatal</text:p>
          </table:table-cell>
          <table:table-cell office:value-type="float" office:value="3764" calcext:value-type="float">
            <text:p>3764</text:p>
          </table:table-cell>
          <table:table-cell office:value-type="string" calcext:value-type="string">
            <text:p>Waldwächter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Waldwächter</text:p>
          </table:table-cell>
          <table:table-cell office:value-type="float" office:value="221" calcext:value-type="float">
            <text:p>221</text:p>
          </table:table-cell>
          <table:table-cell office:value-type="float" office:value="50.8311349" calcext:value-type="float">
            <text:p>50,8311349</text:p>
          </table:table-cell>
          <table:table-cell office:value-type="float" office:value="14.0411267" calcext:value-type="float">
            <text:p>14,0411267</text:p>
          </table:table-cell>
          <table:table-cell office:value-type="string" calcext:value-type="string">
            <text:p>Waldwächter, Rosenthal-Bielatal, Königstein/Sächs. Schw., Sächsische Schweiz-Osterzgebirge, Sachsen, Deutschland</text:p>
          </table:table-cell>
          <table:table-cell office:value-type="float" office:value="8059365683" calcext:value-type="float">
            <text:p>8059365683</text:p>
          </table:table-cell>
          <table:table-cell table:number-columns-repeated="1636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Uhustein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Uhustein</text:p>
          </table:table-cell>
          <table:table-cell office:value-type="string" calcext:value-type="string">
            <text:p>Bielatal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Uhustein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Uhustein</text:p>
          </table:table-cell>
          <table:table-cell office:value-type="float" office:value="222" calcext:value-type="float">
            <text:p>222</text:p>
          </table:table-cell>
          <table:table-cell office:value-type="float" office:value="50.8316284" calcext:value-type="float">
            <text:p>50,8316284</text:p>
          </table:table-cell>
          <table:table-cell office:value-type="float" office:value="14.0411523" calcext:value-type="float">
            <text:p>14,0411523</text:p>
          </table:table-cell>
          <table:table-cell office:value-type="string" calcext:value-type="string">
            <text:p>Uhustein, Rosenthal-Bielatal, Königstein/Sächs. Schw., Sächsische Schweiz-Osterzgebirge, Sachsen, Deutschland</text:p>
          </table:table-cell>
          <table:table-cell office:value-type="float" office:value="251875093" calcext:value-type="float">
            <text:p>251875093</text:p>
          </table:table-cell>
          <table:table-cell table:number-columns-repeated="1636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Waldzahn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Waldzahn</text:p>
          </table:table-cell>
          <table:table-cell office:value-type="string" calcext:value-type="string">
            <text:p>Bielatal</text:p>
          </table:table-cell>
          <table:table-cell office:value-type="float" office:value="3766" calcext:value-type="float">
            <text:p>3766</text:p>
          </table:table-cell>
          <table:table-cell office:value-type="string" calcext:value-type="string">
            <text:p>Waldzahn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Waldzahn</text:p>
          </table:table-cell>
          <table:table-cell office:value-type="float" office:value="223" calcext:value-type="float">
            <text:p>223</text:p>
          </table:table-cell>
          <table:table-cell office:value-type="float" office:value="50.8335837" calcext:value-type="float">
            <text:p>50,8335837</text:p>
          </table:table-cell>
          <table:table-cell office:value-type="float" office:value="14.0429415" calcext:value-type="float">
            <text:p>14,0429415</text:p>
          </table:table-cell>
          <table:table-cell office:value-type="string" calcext:value-type="string">
            <text:p>Waldzahn, Rosenthal-Bielatal, Königstein/Sächs. Schw., Sächsische Schweiz-Osterzgebirge, Sachsen, Deutschland</text:p>
          </table:table-cell>
          <table:table-cell office:value-type="float" office:value="251875204" calcext:value-type="float">
            <text:p>251875204</text:p>
          </table:table-cell>
          <table:table-cell table:number-columns-repeated="1636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üdlicher Wiesenstein *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Wiesenstein, Südlicher</text:p>
          </table:table-cell>
          <table:table-cell office:value-type="string" calcext:value-type="string">
            <text:p>Bielatal</text:p>
          </table:table-cell>
          <table:table-cell office:value-type="float" office:value="3767" calcext:value-type="float">
            <text:p>3767</text:p>
          </table:table-cell>
          <table:table-cell office:value-type="string" calcext:value-type="string">
            <text:p>Südlicher Wiesenstein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Südlicher Wiesenstein</text:p>
          </table:table-cell>
          <table:table-cell office:value-type="float" office:value="224" calcext:value-type="float">
            <text:p>224</text:p>
          </table:table-cell>
          <table:table-cell office:value-type="float" office:value="50.8356101" calcext:value-type="float">
            <text:p>50,8356101</text:p>
          </table:table-cell>
          <table:table-cell office:value-type="float" office:value="14.0450805" calcext:value-type="float">
            <text:p>14,0450805</text:p>
          </table:table-cell>
          <table:table-cell office:value-type="string" calcext:value-type="string">
            <text:p>Südlicher Wiesenstein, Rosenthal-Bielatal, Königstein/Sächs. Schw., Sächsische Schweiz-Osterzgebirge, Sachsen, Deutschland</text:p>
          </table:table-cell>
          <table:table-cell office:value-type="float" office:value="251875043" calcext:value-type="float">
            <text:p>251875043</text:p>
          </table:table-cell>
          <table:table-cell table:number-columns-repeated="1636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Mittlerer Wiesenstein *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Wiesenstein, Mittlerer</text:p>
          </table:table-cell>
          <table:table-cell office:value-type="string" calcext:value-type="string">
            <text:p>Bielatal</text:p>
          </table:table-cell>
          <table:table-cell office:value-type="float" office:value="3768" calcext:value-type="float">
            <text:p>3768</text:p>
          </table:table-cell>
          <table:table-cell office:value-type="string" calcext:value-type="string">
            <text:p>Mittlerer Wiesenstein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Mittlerer Wiesenstein</text:p>
          </table:table-cell>
          <table:table-cell office:value-type="float" office:value="225" calcext:value-type="float">
            <text:p>225</text:p>
          </table:table-cell>
          <table:table-cell office:value-type="float" office:value="50.8357144" calcext:value-type="float">
            <text:p>50,8357144</text:p>
          </table:table-cell>
          <table:table-cell office:value-type="float" office:value="14.0451791" calcext:value-type="float">
            <text:p>14,0451791</text:p>
          </table:table-cell>
          <table:table-cell office:value-type="string" calcext:value-type="string">
            <text:p>Mittlerer Wiesenstein, Rosenthal-Bielatal, Königstein/Sächs. Schw., Sächsische Schweiz-Osterzgebirge, Sachsen, Deutschland</text:p>
          </table:table-cell>
          <table:table-cell office:value-type="float" office:value="251874878" calcext:value-type="float">
            <text:p>251874878</text:p>
          </table:table-cell>
          <table:table-cell table:number-columns-repeated="1636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Wiesenturm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Wiesenturm</text:p>
          </table:table-cell>
          <table:table-cell office:value-type="string" calcext:value-type="string">
            <text:p>Bielatal</text:p>
          </table:table-cell>
          <table:table-cell office:value-type="float" office:value="3769" calcext:value-type="float">
            <text:p>3769</text:p>
          </table:table-cell>
          <table:table-cell office:value-type="string" calcext:value-type="string">
            <text:p>Wiesen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Wiesenturm</text:p>
          </table:table-cell>
          <table:table-cell office:value-type="float" office:value="226" calcext:value-type="float">
            <text:p>226</text:p>
          </table:table-cell>
          <table:table-cell office:value-type="float" office:value="50.8357988" calcext:value-type="float">
            <text:p>50,8357988</text:p>
          </table:table-cell>
          <table:table-cell office:value-type="float" office:value="14.0453145" calcext:value-type="float">
            <text:p>14,0453145</text:p>
          </table:table-cell>
          <table:table-cell office:value-type="string" calcext:value-type="string">
            <text:p>Wiesenturm, Rosenthal-Bielatal, Königstein/Sächs. Schw., Sächsische Schweiz-Osterzgebirge, Sachsen, Deutschland</text:p>
          </table:table-cell>
          <table:table-cell office:value-type="float" office:value="2260819527" calcext:value-type="float">
            <text:p>2260819527</text:p>
          </table:table-cell>
          <table:table-cell table:number-columns-repeated="1636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Hauptwiesenstein **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Hauptwiesenstein</text:p>
          </table:table-cell>
          <table:table-cell office:value-type="string" calcext:value-type="string">
            <text:p>Bielatal</text:p>
          </table:table-cell>
          <table:table-cell office:value-type="float" office:value="3770" calcext:value-type="float">
            <text:p>3770</text:p>
          </table:table-cell>
          <table:table-cell office:value-type="string" calcext:value-type="string">
            <text:p>Hauptwiesenstein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Hauptwiesenstein</text:p>
          </table:table-cell>
          <table:table-cell office:value-type="float" office:value="227" calcext:value-type="float">
            <text:p>227</text:p>
          </table:table-cell>
          <table:table-cell office:value-type="float" office:value="50.8358241" calcext:value-type="float">
            <text:p>50,8358241</text:p>
          </table:table-cell>
          <table:table-cell office:value-type="float" office:value="14.0454409" calcext:value-type="float">
            <text:p>14,0454409</text:p>
          </table:table-cell>
          <table:table-cell office:value-type="string" calcext:value-type="string">
            <text:p>Hauptwiesenstein, Rosenthal-Bielatal, Königstein/Sächs. Schw., Sächsische Schweiz-Osterzgebirge, Sachsen, Deutschland</text:p>
          </table:table-cell>
          <table:table-cell office:value-type="float" office:value="251874664" calcext:value-type="float">
            <text:p>251874664</text:p>
          </table:table-cell>
          <table:table-cell table:number-columns-repeated="1636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Nördlicher Wiesenstein *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Wiesenstein, Nördlicher</text:p>
          </table:table-cell>
          <table:table-cell office:value-type="string" calcext:value-type="string">
            <text:p>Bielatal</text:p>
          </table:table-cell>
          <table:table-cell office:value-type="float" office:value="3771" calcext:value-type="float">
            <text:p>3771</text:p>
          </table:table-cell>
          <table:table-cell office:value-type="string" calcext:value-type="string">
            <text:p>Nördlicher Wiesenstein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Nördlicher Wiesenstein</text:p>
          </table:table-cell>
          <table:table-cell office:value-type="float" office:value="228" calcext:value-type="float">
            <text:p>228</text:p>
          </table:table-cell>
          <table:table-cell office:value-type="float" office:value="50.835894" calcext:value-type="float">
            <text:p>50,835894</text:p>
          </table:table-cell>
          <table:table-cell office:value-type="float" office:value="14.0454473" calcext:value-type="float">
            <text:p>14,0454473</text:p>
          </table:table-cell>
          <table:table-cell office:value-type="string" calcext:value-type="string">
            <text:p>Nördlicher Wiesenstein, Rosenthal-Bielatal, Königstein/Sächs. Schw., Sächsische Schweiz-Osterzgebirge, Sachsen, Deutschland</text:p>
          </table:table-cell>
          <table:table-cell office:value-type="float" office:value="251874852" calcext:value-type="float">
            <text:p>251874852</text:p>
          </table:table-cell>
          <table:table-cell table:number-columns-repeated="1636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Hinterer Wiesenstein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Wiesenstein, Hinterer</text:p>
          </table:table-cell>
          <table:table-cell office:value-type="string" calcext:value-type="string">
            <text:p>Bielatal</text:p>
          </table:table-cell>
          <table:table-cell office:value-type="float" office:value="3772" calcext:value-type="float">
            <text:p>3772</text:p>
          </table:table-cell>
          <table:table-cell office:value-type="string" calcext:value-type="string">
            <text:p>Hinterer Wiesenstein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Hinterer Wiesenstein</text:p>
          </table:table-cell>
          <table:table-cell office:value-type="float" office:value="229" calcext:value-type="float">
            <text:p>229</text:p>
          </table:table-cell>
          <table:table-cell office:value-type="float" office:value="50.8359476" calcext:value-type="float">
            <text:p>50,8359476</text:p>
          </table:table-cell>
          <table:table-cell office:value-type="float" office:value="14.045297" calcext:value-type="float">
            <text:p>14,045297</text:p>
          </table:table-cell>
          <table:table-cell office:value-type="string" calcext:value-type="string">
            <text:p>Hinterer Wiesenstein, Rosenthal-Bielatal, Königstein/Sächs. Schw., Sächsische Schweiz-Osterzgebirge, Sachsen, Deutschland</text:p>
          </table:table-cell>
          <table:table-cell office:value-type="float" office:value="251874676" calcext:value-type="float">
            <text:p>251874676</text:p>
          </table:table-cell>
          <table:table-cell table:number-columns-repeated="1636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Wiesenkopf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Wiesenkopf</text:p>
          </table:table-cell>
          <table:table-cell office:value-type="string" calcext:value-type="string">
            <text:p>Bielatal</text:p>
          </table:table-cell>
          <table:table-cell office:value-type="float" office:value="3773" calcext:value-type="float">
            <text:p>3773</text:p>
          </table:table-cell>
          <table:table-cell office:value-type="string" calcext:value-type="string">
            <text:p>Wiesenkopf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Wiesenkopf</text:p>
          </table:table-cell>
          <table:table-cell office:value-type="float" office:value="230" calcext:value-type="float">
            <text:p>230</text:p>
          </table:table-cell>
          <table:table-cell office:value-type="float" office:value="50.8362814" calcext:value-type="float">
            <text:p>50,8362814</text:p>
          </table:table-cell>
          <table:table-cell office:value-type="float" office:value="14.0456981" calcext:value-type="float">
            <text:p>14,0456981</text:p>
          </table:table-cell>
          <table:table-cell office:value-type="string" calcext:value-type="string">
            <text:p>Wiesenkopf, Rosenthal-Bielatal, Königstein/Sächs. Schw., Sächsische Schweiz-Osterzgebirge, Sachsen, Deutschland</text:p>
          </table:table-cell>
          <table:table-cell office:value-type="float" office:value="251875217" calcext:value-type="float">
            <text:p>251875217</text:p>
          </table:table-cell>
          <table:table-cell table:number-columns-repeated="1636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Zauberberg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Zauberberg</text:p>
          </table:table-cell>
          <table:table-cell office:value-type="string" calcext:value-type="string">
            <text:p>Bielatal</text:p>
          </table:table-cell>
          <table:table-cell office:value-type="float" office:value="3774" calcext:value-type="float">
            <text:p>3774</text:p>
          </table:table-cell>
          <table:table-cell office:value-type="string" calcext:value-type="string">
            <text:p>Zauberberg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Zauberberg</text:p>
          </table:table-cell>
          <table:table-cell office:value-type="float" office:value="231" calcext:value-type="float">
            <text:p>231</text:p>
          </table:table-cell>
          <table:table-cell office:value-type="float" office:value="50.8366881" calcext:value-type="float">
            <text:p>50,8366881</text:p>
          </table:table-cell>
          <table:table-cell office:value-type="float" office:value="14.0450306" calcext:value-type="float">
            <text:p>14,0450306</text:p>
          </table:table-cell>
          <table:table-cell office:value-type="string" calcext:value-type="string">
            <text:p>Zauberberg, Rosenthal-Bielatal, Königstein/Sächs. Schw., Sächsische Schweiz-Osterzgebirge, Sachsen, Deutschland</text:p>
          </table:table-cell>
          <table:table-cell office:value-type="float" office:value="251875188" calcext:value-type="float">
            <text:p>251875188</text:p>
          </table:table-cell>
          <table:table-cell table:number-columns-repeated="1636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Pötzschturm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Pötzschturm</text:p>
          </table:table-cell>
          <table:table-cell office:value-type="string" calcext:value-type="string">
            <text:p>Bielatal</text:p>
          </table:table-cell>
          <table:table-cell office:value-type="float" office:value="3775" calcext:value-type="float">
            <text:p>3775</text:p>
          </table:table-cell>
          <table:table-cell office:value-type="string" calcext:value-type="string">
            <text:p>Pötzsch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Pötzschturm</text:p>
          </table:table-cell>
          <table:table-cell office:value-type="float" office:value="232" calcext:value-type="float">
            <text:p>232</text:p>
          </table:table-cell>
          <table:table-cell office:value-type="float" office:value="50.8405621" calcext:value-type="float">
            <text:p>50,8405621</text:p>
          </table:table-cell>
          <table:table-cell office:value-type="float" office:value="14.04092" calcext:value-type="float">
            <text:p>14,04092</text:p>
          </table:table-cell>
          <table:table-cell office:value-type="string" calcext:value-type="string">
            <text:p>Pötzschturm, Rosenthal-Bielatal, Königstein/Sächs. Schw., Sächsische Schweiz-Osterzgebirge, Sachsen, Deutschland</text:p>
          </table:table-cell>
          <table:table-cell office:value-type="float" office:value="251874939" calcext:value-type="float">
            <text:p>251874939</text:p>
          </table:table-cell>
          <table:table-cell table:number-columns-repeated="1636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Johanniskegel *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Johanniskegel</text:p>
          </table:table-cell>
          <table:table-cell office:value-type="string" calcext:value-type="string">
            <text:p>Bielatal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Johanniskegel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Johanniskegel</text:p>
          </table:table-cell>
          <table:table-cell office:value-type="float" office:value="233" calcext:value-type="float">
            <text:p>233</text:p>
          </table:table-cell>
          <table:table-cell office:value-type="float" office:value="50.8406432" calcext:value-type="float">
            <text:p>50,8406432</text:p>
          </table:table-cell>
          <table:table-cell office:value-type="float" office:value="14.041008" calcext:value-type="float">
            <text:p>14,041008</text:p>
          </table:table-cell>
          <table:table-cell office:value-type="string" calcext:value-type="string">
            <text:p>Johanniskegel, Rosenthal-Bielatal, Königstein/Sächs. Schw., Sächsische Schweiz-Osterzgebirge, Sachsen, Deutschland</text:p>
          </table:table-cell>
          <table:table-cell office:value-type="float" office:value="251874703" calcext:value-type="float">
            <text:p>251874703</text:p>
          </table:table-cell>
          <table:table-cell table:number-columns-repeated="1636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Johannisturm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Johannisturm</text:p>
          </table:table-cell>
          <table:table-cell office:value-type="string" calcext:value-type="string">
            <text:p>Bielatal</text:p>
          </table:table-cell>
          <table:table-cell office:value-type="float" office:value="3777" calcext:value-type="float">
            <text:p>3777</text:p>
          </table:table-cell>
          <table:table-cell office:value-type="string" calcext:value-type="string">
            <text:p>Johannis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Johannisturm</text:p>
          </table:table-cell>
          <table:table-cell office:value-type="float" office:value="234" calcext:value-type="float">
            <text:p>234</text:p>
          </table:table-cell>
          <table:table-cell office:value-type="float" office:value="50.8407775" calcext:value-type="float">
            <text:p>50,8407775</text:p>
          </table:table-cell>
          <table:table-cell office:value-type="float" office:value="14.0409885" calcext:value-type="float">
            <text:p>14,0409885</text:p>
          </table:table-cell>
          <table:table-cell office:value-type="string" calcext:value-type="string">
            <text:p>Johannisturm, Rosenthal-Bielatal, Königstein/Sächs. Schw., Sächsische Schweiz-Osterzgebirge, Sachsen, Deutschland</text:p>
          </table:table-cell>
          <table:table-cell office:value-type="float" office:value="251874705" calcext:value-type="float">
            <text:p>251874705</text:p>
          </table:table-cell>
          <table:table-cell table:number-columns-repeated="1636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Friederike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Friederike</text:p>
          </table:table-cell>
          <table:table-cell office:value-type="string" calcext:value-type="string">
            <text:p>Bielatal</text:p>
          </table:table-cell>
          <table:table-cell office:value-type="float" office:value="3778" calcext:value-type="float">
            <text:p>3778</text:p>
          </table:table-cell>
          <table:table-cell office:value-type="string" calcext:value-type="string">
            <text:p>Friederik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Friederike</text:p>
          </table:table-cell>
          <table:table-cell office:value-type="float" office:value="235" calcext:value-type="float">
            <text:p>235</text:p>
          </table:table-cell>
          <table:table-cell office:value-type="float" office:value="50.8406319" calcext:value-type="float">
            <text:p>50,8406319</text:p>
          </table:table-cell>
          <table:table-cell office:value-type="float" office:value="14.0406241" calcext:value-type="float">
            <text:p>14,0406241</text:p>
          </table:table-cell>
          <table:table-cell office:value-type="string" calcext:value-type="string">
            <text:p>Friederike, Rosenthal-Bielatal, Königstein/Sächs. Schw., Sächsische Schweiz-Osterzgebirge, Sachsen, Deutschland</text:p>
          </table:table-cell>
          <table:table-cell office:value-type="float" office:value="1364400466" calcext:value-type="float">
            <text:p>1364400466</text:p>
          </table:table-cell>
          <table:table-cell table:number-columns-repeated="1636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Fritzitur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Fritziturm</text:p>
          </table:table-cell>
          <table:table-cell office:value-type="string" calcext:value-type="string">
            <text:p>Bielatal</text:p>
          </table:table-cell>
          <table:table-cell office:value-type="float" office:value="3779" calcext:value-type="float">
            <text:p>3779</text:p>
          </table:table-cell>
          <table:table-cell office:value-type="string" calcext:value-type="string">
            <text:p>Fritzi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Fritziturm</text:p>
          </table:table-cell>
          <table:table-cell office:value-type="float" office:value="236" calcext:value-type="float">
            <text:p>236</text:p>
          </table:table-cell>
          <table:table-cell office:value-type="float" office:value="50.8407171" calcext:value-type="float">
            <text:p>50,8407171</text:p>
          </table:table-cell>
          <table:table-cell office:value-type="float" office:value="14.0405674" calcext:value-type="float">
            <text:p>14,0405674</text:p>
          </table:table-cell>
          <table:table-cell office:value-type="string" calcext:value-type="string">
            <text:p>Fritziturm, Rosenthal-Bielatal, Königstein/Sächs. Schw., Sächsische Schweiz-Osterzgebirge, Sachsen, Deutschland</text:p>
          </table:table-cell>
          <table:table-cell office:value-type="float" office:value="251874576" calcext:value-type="float">
            <text:p>251874576</text:p>
          </table:table-cell>
          <table:table-cell table:number-columns-repeated="1636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Mauerblümchen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Mauerblümchen</text:p>
          </table:table-cell>
          <table:table-cell office:value-type="string" calcext:value-type="string">
            <text:p>Bielatal</text:p>
          </table:table-cell>
          <table:table-cell office:value-type="float" office:value="3780" calcext:value-type="float">
            <text:p>3780</text:p>
          </table:table-cell>
          <table:table-cell office:value-type="string" calcext:value-type="string">
            <text:p>Mauerblümchen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Mauerblümchen</text:p>
          </table:table-cell>
          <table:table-cell office:value-type="float" office:value="237" calcext:value-type="float">
            <text:p>237</text:p>
          </table:table-cell>
          <table:table-cell office:value-type="float" office:value="50.8408329" calcext:value-type="float">
            <text:p>50,8408329</text:p>
          </table:table-cell>
          <table:table-cell office:value-type="float" office:value="14.0401944" calcext:value-type="float">
            <text:p>14,0401944</text:p>
          </table:table-cell>
          <table:table-cell office:value-type="string" calcext:value-type="string">
            <text:p>Mauerblümchen, Rosenthal-Bielatal, Königstein/Sächs. Schw., Sächsische Schweiz-Osterzgebirge, Sachsen, Deutschland</text:p>
          </table:table-cell>
          <table:table-cell office:value-type="float" office:value="1364400468" calcext:value-type="float">
            <text:p>1364400468</text:p>
          </table:table-cell>
          <table:table-cell table:number-columns-repeated="1636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Johannismauer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Johannismauer</text:p>
          </table:table-cell>
          <table:table-cell office:value-type="string" calcext:value-type="string">
            <text:p>Bielatal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Johannismauer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Johannismauer</text:p>
          </table:table-cell>
          <table:table-cell office:value-type="float" office:value="238" calcext:value-type="float">
            <text:p>238</text:p>
          </table:table-cell>
          <table:table-cell office:value-type="float" office:value="50.8406858" calcext:value-type="float">
            <text:p>50,8406858</text:p>
          </table:table-cell>
          <table:table-cell office:value-type="float" office:value="14.040007" calcext:value-type="float">
            <text:p>14,040007</text:p>
          </table:table-cell>
          <table:table-cell office:value-type="string" calcext:value-type="string">
            <text:p>Johannismauer, Rosenthal-Bielatal, Königstein/Sächs. Schw., Sächsische Schweiz-Osterzgebirge, Sachsen, Deutschland</text:p>
          </table:table-cell>
          <table:table-cell office:value-type="float" office:value="251874706" calcext:value-type="float">
            <text:p>251874706</text:p>
          </table:table-cell>
          <table:table-cell table:number-columns-repeated="1636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Johanniskopf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Johanniskopf</text:p>
          </table:table-cell>
          <table:table-cell office:value-type="string" calcext:value-type="string">
            <text:p>Bielatal</text:p>
          </table:table-cell>
          <table:table-cell office:value-type="float" office:value="3782" calcext:value-type="float">
            <text:p>3782</text:p>
          </table:table-cell>
          <table:table-cell office:value-type="string" calcext:value-type="string">
            <text:p>Johanniskopf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Johanniskopf</text:p>
          </table:table-cell>
          <table:table-cell office:value-type="float" office:value="239" calcext:value-type="float">
            <text:p>239</text:p>
          </table:table-cell>
          <table:table-cell office:value-type="float" office:value="50.8407793" calcext:value-type="float">
            <text:p>50,8407793</text:p>
          </table:table-cell>
          <table:table-cell office:value-type="float" office:value="14.0398103" calcext:value-type="float">
            <text:p>14,0398103</text:p>
          </table:table-cell>
          <table:table-cell office:value-type="string" calcext:value-type="string">
            <text:p>Johanniskopf, Rosenthal-Bielatal, Königstein/Sächs. Schw., Sächsische Schweiz-Osterzgebirge, Sachsen, Deutschland</text:p>
          </table:table-cell>
          <table:table-cell office:value-type="float" office:value="1364400467" calcext:value-type="float">
            <text:p>1364400467</text:p>
          </table:table-cell>
          <table:table-cell table:number-columns-repeated="1636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orsche Wand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Morsche Wand</text:p>
          </table:table-cell>
          <table:table-cell office:value-type="string" calcext:value-type="string">
            <text:p>Bielatal</text:p>
          </table:table-cell>
          <table:table-cell office:value-type="float" office:value="3783" calcext:value-type="float">
            <text:p>3783</text:p>
          </table:table-cell>
          <table:table-cell office:value-type="string" calcext:value-type="string">
            <text:p>Morsche Wand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Morsche Wand</text:p>
          </table:table-cell>
          <table:table-cell office:value-type="float" office:value="240" calcext:value-type="float">
            <text:p>240</text:p>
          </table:table-cell>
          <table:table-cell office:value-type="float" office:value="50.8408414" calcext:value-type="float">
            <text:p>50,8408414</text:p>
          </table:table-cell>
          <table:table-cell office:value-type="float" office:value="14.0398197" calcext:value-type="float">
            <text:p>14,0398197</text:p>
          </table:table-cell>
          <table:table-cell office:value-type="string" calcext:value-type="string">
            <text:p>Morsche Wand, Rosenthal-Bielatal, Königstein/Sächs. Schw., Sächsische Schweiz-Osterzgebirge, Sachsen, Deutschland</text:p>
          </table:table-cell>
          <table:table-cell office:value-type="float" office:value="251874880" calcext:value-type="float">
            <text:p>251874880</text:p>
          </table:table-cell>
          <table:table-cell table:number-columns-repeated="1636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rtariastein *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rtariastein</text:p>
          </table:table-cell>
          <table:table-cell office:value-type="string" calcext:value-type="string">
            <text:p>Bielatal</text:p>
          </table:table-cell>
          <table:table-cell office:value-type="float" office:value="3784" calcext:value-type="float">
            <text:p>3784</text:p>
          </table:table-cell>
          <table:table-cell office:value-type="string" calcext:value-type="string">
            <text:p>Artariastein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rtariastein</text:p>
          </table:table-cell>
          <table:table-cell office:value-type="float" office:value="241" calcext:value-type="float">
            <text:p>241</text:p>
          </table:table-cell>
          <table:table-cell office:value-type="float" office:value="50.8409203" calcext:value-type="float">
            <text:p>50,8409203</text:p>
          </table:table-cell>
          <table:table-cell office:value-type="float" office:value="14.0402941" calcext:value-type="float">
            <text:p>14,0402941</text:p>
          </table:table-cell>
          <table:table-cell office:value-type="string" calcext:value-type="string">
            <text:p>Artariastein, Rosenthal-Bielatal, Königstein/Sächs. Schw., Sächsische Schweiz-Osterzgebirge, Sachsen, Deutschland</text:p>
          </table:table-cell>
          <table:table-cell office:value-type="float" office:value="2260819403" calcext:value-type="float">
            <text:p>2260819403</text:p>
          </table:table-cell>
          <table:table-cell table:number-columns-repeated="1636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chusterturm *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chusterturm</text:p>
          </table:table-cell>
          <table:table-cell office:value-type="string" calcext:value-type="string">
            <text:p>Bielatal</text:p>
          </table:table-cell>
          <table:table-cell office:value-type="float" office:value="3785" calcext:value-type="float">
            <text:p>3785</text:p>
          </table:table-cell>
          <table:table-cell office:value-type="string" calcext:value-type="string">
            <text:p>Schuster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Schusterturm</text:p>
          </table:table-cell>
          <table:table-cell office:value-type="float" office:value="242" calcext:value-type="float">
            <text:p>242</text:p>
          </table:table-cell>
          <table:table-cell office:value-type="float" office:value="50.8410307" calcext:value-type="float">
            <text:p>50,8410307</text:p>
          </table:table-cell>
          <table:table-cell office:value-type="float" office:value="14.0403352" calcext:value-type="float">
            <text:p>14,0403352</text:p>
          </table:table-cell>
          <table:table-cell office:value-type="string" calcext:value-type="string">
            <text:p>Schusterturm, Rosenthal-Bielatal, Königstein/Sächs. Schw., Sächsische Schweiz-Osterzgebirge, Sachsen, Deutschland</text:p>
          </table:table-cell>
          <table:table-cell office:value-type="float" office:value="251875066" calcext:value-type="float">
            <text:p>251875066</text:p>
          </table:table-cell>
          <table:table-cell table:number-columns-repeated="1636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Bielawächter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Bielawächter</text:p>
          </table:table-cell>
          <table:table-cell office:value-type="string" calcext:value-type="string">
            <text:p>Bielatal</text:p>
          </table:table-cell>
          <table:table-cell office:value-type="float" office:value="3786" calcext:value-type="float">
            <text:p>3786</text:p>
          </table:table-cell>
          <table:table-cell office:value-type="string" calcext:value-type="string">
            <text:p>Bielawächter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Bielawächter</text:p>
          </table:table-cell>
          <table:table-cell office:value-type="float" office:value="243" calcext:value-type="float">
            <text:p>243</text:p>
          </table:table-cell>
          <table:table-cell office:value-type="float" office:value="50.8411421" calcext:value-type="float">
            <text:p>50,8411421</text:p>
          </table:table-cell>
          <table:table-cell office:value-type="float" office:value="14.0399824" calcext:value-type="float">
            <text:p>14,0399824</text:p>
          </table:table-cell>
          <table:table-cell office:value-type="string" calcext:value-type="string">
            <text:p>Bielawächter, Rosenthal-Bielatal, Königstein/Sächs. Schw., Sächsische Schweiz-Osterzgebirge, Sachsen, Deutschland</text:p>
          </table:table-cell>
          <table:table-cell office:value-type="float" office:value="251874465" calcext:value-type="float">
            <text:p>251874465</text:p>
          </table:table-cell>
          <table:table-cell table:number-columns-repeated="1636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achsenspitze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achsenspitze</text:p>
          </table:table-cell>
          <table:table-cell office:value-type="string" calcext:value-type="string">
            <text:p>Bielatal</text:p>
          </table:table-cell>
          <table:table-cell office:value-type="float" office:value="3787" calcext:value-type="float">
            <text:p>3787</text:p>
          </table:table-cell>
          <table:table-cell office:value-type="string" calcext:value-type="string">
            <text:p>Sachsenspitz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Sachsenspitze</text:p>
          </table:table-cell>
          <table:table-cell office:value-type="float" office:value="244" calcext:value-type="float">
            <text:p>244</text:p>
          </table:table-cell>
          <table:table-cell office:value-type="float" office:value="50.8429039" calcext:value-type="float">
            <text:p>50,8429039</text:p>
          </table:table-cell>
          <table:table-cell office:value-type="float" office:value="14.038685" calcext:value-type="float">
            <text:p>14,038685</text:p>
          </table:table-cell>
          <table:table-cell office:value-type="string" calcext:value-type="string">
            <text:p>Sachsenspitze, Rosenthal-Bielatal, Königstein/Sächs. Schw., Sächsische Schweiz-Osterzgebirge, Sachsen, Deutschland</text:p>
          </table:table-cell>
          <table:table-cell office:value-type="float" office:value="251874964" calcext:value-type="float">
            <text:p>251874964</text:p>
          </table:table-cell>
          <table:table-cell table:number-columns-repeated="1636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Baumschulenturm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Baumschulenturm</text:p>
          </table:table-cell>
          <table:table-cell office:value-type="string" calcext:value-type="string">
            <text:p>Bielatal</text:p>
          </table:table-cell>
          <table:table-cell office:value-type="float" office:value="3788" calcext:value-type="float">
            <text:p>3788</text:p>
          </table:table-cell>
          <table:table-cell office:value-type="string" calcext:value-type="string">
            <text:p>Baumschulen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Baumschulenturm</text:p>
          </table:table-cell>
          <table:table-cell office:value-type="float" office:value="245" calcext:value-type="float">
            <text:p>245</text:p>
          </table:table-cell>
          <table:table-cell office:value-type="float" office:value="50.8446892" calcext:value-type="float">
            <text:p>50,8446892</text:p>
          </table:table-cell>
          <table:table-cell office:value-type="float" office:value="14.0394438" calcext:value-type="float">
            <text:p>14,0394438</text:p>
          </table:table-cell>
          <table:table-cell office:value-type="string" calcext:value-type="string">
            <text:p>Baumschulenturm, Rosenthal-Bielatal, Königstein/Sächs. Schw., Sächsische Schweiz-Osterzgebirge, Sachsen, Deutschland</text:p>
          </table:table-cell>
          <table:table-cell office:value-type="float" office:value="251874446" calcext:value-type="float">
            <text:p>251874446</text:p>
          </table:table-cell>
          <table:table-cell table:number-columns-repeated="1636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Baumschulenwächter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Baumschulenwächter</text:p>
          </table:table-cell>
          <table:table-cell office:value-type="string" calcext:value-type="string">
            <text:p>Bielatal</text:p>
          </table:table-cell>
          <table:table-cell office:value-type="float" office:value="3789" calcext:value-type="float">
            <text:p>3789</text:p>
          </table:table-cell>
          <table:table-cell office:value-type="string" calcext:value-type="string">
            <text:p>Baumschulenwächter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Baumschulenwächter</text:p>
          </table:table-cell>
          <table:table-cell office:value-type="float" office:value="246" calcext:value-type="float">
            <text:p>246</text:p>
          </table:table-cell>
          <table:table-cell office:value-type="float" office:value="50.845494" calcext:value-type="float">
            <text:p>50,845494</text:p>
          </table:table-cell>
          <table:table-cell office:value-type="float" office:value="14.039933" calcext:value-type="float">
            <text:p>14,039933</text:p>
          </table:table-cell>
          <table:table-cell office:value-type="string" calcext:value-type="string">
            <text:p>Baumschulenwächter, Rosenthal-Bielatal, Königstein/Sächs. Schw., Sächsische Schweiz-Osterzgebirge, Sachsen, Deutschland</text:p>
          </table:table-cell>
          <table:table-cell office:value-type="float" office:value="251874447" calcext:value-type="float">
            <text:p>251874447</text:p>
          </table:table-cell>
          <table:table-cell table:number-columns-repeated="1636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Baumschulenwarte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Baumschulenwarte</text:p>
          </table:table-cell>
          <table:table-cell office:value-type="string" calcext:value-type="string">
            <text:p>Bielatal</text:p>
          </table:table-cell>
          <table:table-cell office:value-type="float" office:value="3790" calcext:value-type="float">
            <text:p>3790</text:p>
          </table:table-cell>
          <table:table-cell office:value-type="string" calcext:value-type="string">
            <text:p>Baumschulenwarte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Baumschulenwarte</text:p>
          </table:table-cell>
          <table:table-cell office:value-type="float" office:value="247" calcext:value-type="float">
            <text:p>247</text:p>
          </table:table-cell>
          <table:table-cell office:value-type="float" office:value="50.845704" calcext:value-type="float">
            <text:p>50,845704</text:p>
          </table:table-cell>
          <table:table-cell office:value-type="float" office:value="14.040113" calcext:value-type="float">
            <text:p>14,040113</text:p>
          </table:table-cell>
          <table:table-cell office:value-type="string" calcext:value-type="string">
            <text:p>Baumschulenwarte, Rosenthal-Bielatal, Königstein/Sächs. Schw., Sächsische Schweiz-Osterzgebirge, Sachsen, Deutschland</text:p>
          </table:table-cell>
          <table:table-cell office:value-type="float" office:value="251874452" calcext:value-type="float">
            <text:p>251874452</text:p>
          </table:table-cell>
          <table:table-cell table:number-columns-repeated="1636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Doggenturm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Doggenturm</text:p>
          </table:table-cell>
          <table:table-cell office:value-type="string" calcext:value-type="string">
            <text:p>Bielatal</text:p>
          </table:table-cell>
          <table:table-cell office:value-type="float" office:value="3791" calcext:value-type="float">
            <text:p>3791</text:p>
          </table:table-cell>
          <table:table-cell office:value-type="string" calcext:value-type="string">
            <text:p>Doggenturm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Doggenturm</text:p>
          </table:table-cell>
          <table:table-cell office:value-type="float" office:value="248" calcext:value-type="float">
            <text:p>248</text:p>
          </table:table-cell>
          <table:table-cell office:value-type="float" office:value="50.846171" calcext:value-type="float">
            <text:p>50,846171</text:p>
          </table:table-cell>
          <table:table-cell office:value-type="float" office:value="14.040474" calcext:value-type="float">
            <text:p>14,040474</text:p>
          </table:table-cell>
          <table:table-cell office:value-type="string" calcext:value-type="string">
            <text:p>Doggenturm, Rosenthal-Bielatal, Königstein/Sächs. Schw., Sächsische Schweiz-Osterzgebirge, Sachsen, Deutschland</text:p>
          </table:table-cell>
          <table:table-cell office:value-type="float" office:value="251874525" calcext:value-type="float">
            <text:p>251874525</text:p>
          </table:table-cell>
          <table:table-cell table:number-columns-repeated="1636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Backfisch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Bielatal</text:p>
          </table:table-cell>
          <table:table-cell office:value-type="float" office:value="2" calcext:value-type="float">
            <text:p>2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Backfisch</text:p>
          </table:table-cell>
          <table:table-cell office:value-type="string" calcext:value-type="string">
            <text:p>Bielatal</text:p>
          </table:table-cell>
          <table:table-cell office:value-type="float" office:value="3792" calcext:value-type="float">
            <text:p>3792</text:p>
          </table:table-cell>
          <table:table-cell office:value-type="string" calcext:value-type="string">
            <text:p>Backfisch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ielatal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Backfisch</text:p>
          </table:table-cell>
          <table:table-cell office:value-type="float" office:value="249" calcext:value-type="float">
            <text:p>249</text:p>
          </table:table-cell>
          <table:table-cell office:value-type="float" office:value="50.8464567" calcext:value-type="float">
            <text:p>50,8464567</text:p>
          </table:table-cell>
          <table:table-cell office:value-type="float" office:value="14.0407871" calcext:value-type="float">
            <text:p>14,0407871</text:p>
          </table:table-cell>
          <table:table-cell office:value-type="string" calcext:value-type="string">
            <text:p>Backfisch, Rosenthal-Bielatal, Königstein/Sächs. Schw., Sächsische Schweiz-Osterzgebirge, Sachsen, Deutschland</text:p>
          </table:table-cell>
          <table:table-cell office:value-type="float" office:value="251874433" calcext:value-type="float">
            <text:p>251874433</text:p>
          </table:table-cell>
          <table:table-cell table:number-columns-repeated="1636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sterspitze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Osterspitze</text:p>
          </table:table-cell>
          <table:table-cell office:value-type="string" calcext:value-type="string">
            <text:p>Brandgebiet</text:p>
          </table:table-cell>
          <table:table-cell office:value-type="float" office:value="3914" calcext:value-type="float">
            <text:p>3914</text:p>
          </table:table-cell>
          <table:table-cell office:value-type="string" calcext:value-type="string">
            <text:p>Osterspitz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Osterspitze</text:p>
          </table:table-cell>
          <table:table-cell office:value-type="float" office:value="1" calcext:value-type="float">
            <text:p>1</text:p>
          </table:table-cell>
          <table:table-cell office:value-type="float" office:value="50.9605968" calcext:value-type="float">
            <text:p>50,9605968</text:p>
          </table:table-cell>
          <table:table-cell office:value-type="float" office:value="14.1084814" calcext:value-type="float">
            <text:p>14,1084814</text:p>
          </table:table-cell>
          <table:table-cell office:value-type="string" calcext:value-type="string">
            <text:p>Osterspitze, Bad Schandau, Sächsische Schweiz-Osterzgebirge, Sachsen, 01848, Deutschland</text:p>
          </table:table-cell>
          <table:table-cell office:value-type="float" office:value="989128524" calcext:value-type="float">
            <text:p>989128524</text:p>
          </table:table-cell>
          <table:table-cell table:number-columns-repeated="1636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cksteinnadel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Hocksteinnadel</text:p>
          </table:table-cell>
          <table:table-cell office:value-type="string" calcext:value-type="string">
            <text:p>Brandgebiet</text:p>
          </table:table-cell>
          <table:table-cell office:value-type="float" office:value="3915" calcext:value-type="float">
            <text:p>3915</text:p>
          </table:table-cell>
          <table:table-cell office:value-type="string" calcext:value-type="string">
            <text:p>Hocksteinnad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Hocksteinnadel</text:p>
          </table:table-cell>
          <table:table-cell office:value-type="float" office:value="2" calcext:value-type="float">
            <text:p>2</text:p>
          </table:table-cell>
          <table:table-cell office:value-type="float" office:value="50.9798554" calcext:value-type="float">
            <text:p>50,9798554</text:p>
          </table:table-cell>
          <table:table-cell office:value-type="float" office:value="14.1007557" calcext:value-type="float">
            <text:p>14,1007557</text:p>
          </table:table-cell>
          <table:table-cell office:value-type="string" calcext:value-type="string">
            <text:p>Hocksteinnadel, Hohnstein, Sächsische Schweiz-Osterzgebirge, Sachsen, 01848, Deutschland</text:p>
          </table:table-cell>
          <table:table-cell office:value-type="float" office:value="1630005723" calcext:value-type="float">
            <text:p>1630005723</text:p>
          </table:table-cell>
          <table:table-cell table:number-columns-repeated="1636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cksteinturm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Hocksteinturm</text:p>
          </table:table-cell>
          <table:table-cell office:value-type="string" calcext:value-type="string">
            <text:p>Brandgebiet</text:p>
          </table:table-cell>
          <table:table-cell office:value-type="float" office:value="3916" calcext:value-type="float">
            <text:p>3916</text:p>
          </table:table-cell>
          <table:table-cell office:value-type="string" calcext:value-type="string">
            <text:p>Hocksteintur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Hocksteinturm</text:p>
          </table:table-cell>
          <table:table-cell office:value-type="float" office:value="3" calcext:value-type="float">
            <text:p>3</text:p>
          </table:table-cell>
          <table:table-cell office:value-type="float" office:value="50.9798232" calcext:value-type="float">
            <text:p>50,9798232</text:p>
          </table:table-cell>
          <table:table-cell office:value-type="float" office:value="14.1008367" calcext:value-type="float">
            <text:p>14,1008367</text:p>
          </table:table-cell>
          <table:table-cell office:value-type="string" calcext:value-type="string">
            <text:p>Hocksteinturm, Hohnstein, Sächsische Schweiz-Osterzgebirge, Sachsen, 01848, Deutschland</text:p>
          </table:table-cell>
          <table:table-cell office:value-type="float" office:value="251874683" calcext:value-type="float">
            <text:p>251874683</text:p>
          </table:table-cell>
          <table:table-cell table:number-columns-repeated="1636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ärengartenscheibe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Bärengartenscheibe</text:p>
          </table:table-cell>
          <table:table-cell office:value-type="string" calcext:value-type="string">
            <text:p>Brandgebiet</text:p>
          </table:table-cell>
          <table:table-cell office:value-type="float" office:value="3917" calcext:value-type="float">
            <text:p>3917</text:p>
          </table:table-cell>
          <table:table-cell office:value-type="string" calcext:value-type="string">
            <text:p>Bärengartenscheib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Bärengartenscheibe</text:p>
          </table:table-cell>
          <table:table-cell office:value-type="float" office:value="4" calcext:value-type="float">
            <text:p>4</text:p>
          </table:table-cell>
          <table:table-cell office:value-type="float" office:value="50.9766442" calcext:value-type="float">
            <text:p>50,9766442</text:p>
          </table:table-cell>
          <table:table-cell office:value-type="float" office:value="14.1087558" calcext:value-type="float">
            <text:p>14,1087558</text:p>
          </table:table-cell>
          <table:table-cell office:value-type="string" calcext:value-type="string">
            <text:p>Bärengartenscheibe, Hohnstein, Sächsische Schweiz-Osterzgebirge, Sachsen, 01848, Deutschland</text:p>
          </table:table-cell>
          <table:table-cell office:value-type="float" office:value="2122886021" calcext:value-type="float">
            <text:p>2122886021</text:p>
          </table:table-cell>
          <table:table-cell table:number-columns-repeated="1636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oßer Halben ***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Halben, Großer</text:p>
          </table:table-cell>
          <table:table-cell office:value-type="string" calcext:value-type="string">
            <text:p>Brandgebiet</text:p>
          </table:table-cell>
          <table:table-cell office:value-type="float" office:value="3918" calcext:value-type="float">
            <text:p>3918</text:p>
          </table:table-cell>
          <table:table-cell office:value-type="string" calcext:value-type="string">
            <text:p>Großer Halbe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Grosser Halben</text:p>
          </table:table-cell>
          <table:table-cell office:value-type="float" office:value="5" calcext:value-type="float">
            <text:p>5</text:p>
          </table:table-cell>
          <table:table-cell office:value-type="float" office:value="50.9776989" calcext:value-type="float">
            <text:p>50,9776989</text:p>
          </table:table-cell>
          <table:table-cell office:value-type="float" office:value="14.1049035" calcext:value-type="float">
            <text:p>14,1049035</text:p>
          </table:table-cell>
          <table:table-cell office:value-type="string" calcext:value-type="string">
            <text:p>Großer Halben, Hohnstein, Sächsische Schweiz-Osterzgebirge, Sachsen, 01848, Deutschland</text:p>
          </table:table-cell>
          <table:table-cell office:value-type="float" office:value="251874630" calcext:value-type="float">
            <text:p>251874630</text:p>
          </table:table-cell>
          <table:table-cell table:number-columns-repeated="1636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leiner Halben **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Halben, Kleiner</text:p>
          </table:table-cell>
          <table:table-cell office:value-type="string" calcext:value-type="string">
            <text:p>Brandgebiet</text:p>
          </table:table-cell>
          <table:table-cell office:value-type="float" office:value="3919" calcext:value-type="float">
            <text:p>3919</text:p>
          </table:table-cell>
          <table:table-cell office:value-type="string" calcext:value-type="string">
            <text:p>Kleiner Halbe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Kleiner Halben</text:p>
          </table:table-cell>
          <table:table-cell office:value-type="float" office:value="6" calcext:value-type="float">
            <text:p>6</text:p>
          </table:table-cell>
          <table:table-cell office:value-type="float" office:value="50.9769208" calcext:value-type="float">
            <text:p>50,9769208</text:p>
          </table:table-cell>
          <table:table-cell office:value-type="float" office:value="14.1044113" calcext:value-type="float">
            <text:p>14,1044113</text:p>
          </table:table-cell>
          <table:table-cell office:value-type="string" calcext:value-type="string">
            <text:p>Kleiner Halben, Hohnstein, Sächsische Schweiz-Osterzgebirge, Sachsen, 01848, Deutschland</text:p>
          </table:table-cell>
          <table:table-cell office:value-type="float" office:value="251874746" calcext:value-type="float">
            <text:p>251874746</text:p>
          </table:table-cell>
          <table:table-cell table:number-columns-repeated="1636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rachenkopf **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Drachenkopf</text:p>
          </table:table-cell>
          <table:table-cell office:value-type="string" calcext:value-type="string">
            <text:p>Brandgebiet</text:p>
          </table:table-cell>
          <table:table-cell office:value-type="float" office:value="6311" calcext:value-type="float">
            <text:p>6311</text:p>
          </table:table-cell>
          <table:table-cell office:value-type="string" calcext:value-type="string">
            <text:p>Drachenkopf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Drachenkopf</text:p>
          </table:table-cell>
          <table:table-cell office:value-type="float" office:value="7" calcext:value-type="float">
            <text:p>7</text:p>
          </table:table-cell>
          <table:table-cell office:value-type="float" office:value="50.9753523" calcext:value-type="float">
            <text:p>50,9753523</text:p>
          </table:table-cell>
          <table:table-cell office:value-type="float" office:value="14.103235" calcext:value-type="float">
            <text:p>14,103235</text:p>
          </table:table-cell>
          <table:table-cell office:value-type="string" calcext:value-type="string">
            <text:p>Drachenkopf, Hohnstein, Sächsische Schweiz-Osterzgebirge, Sachsen, 01848, Deutschland</text:p>
          </table:table-cell>
          <table:table-cell office:value-type="float" office:value="1106394182" calcext:value-type="float">
            <text:p>1106394182</text:p>
          </table:table-cell>
          <table:table-cell table:number-columns-repeated="1636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iesenechse **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Riesenechse</text:p>
          </table:table-cell>
          <table:table-cell office:value-type="string" calcext:value-type="string">
            <text:p>Brandgebiet</text:p>
          </table:table-cell>
          <table:table-cell office:value-type="float" office:value="6312" calcext:value-type="float">
            <text:p>6312</text:p>
          </table:table-cell>
          <table:table-cell office:value-type="string" calcext:value-type="string">
            <text:p>Riesenechs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Riesenechse</text:p>
          </table:table-cell>
          <table:table-cell office:value-type="float" office:value="8" calcext:value-type="float">
            <text:p>8</text:p>
          </table:table-cell>
          <table:table-cell office:value-type="float" office:value="50.9751496" calcext:value-type="float">
            <text:p>50,9751496</text:p>
          </table:table-cell>
          <table:table-cell office:value-type="float" office:value="14.1034039" calcext:value-type="float">
            <text:p>14,1034039</text:p>
          </table:table-cell>
          <table:table-cell office:value-type="string" calcext:value-type="string">
            <text:p>Riesenechse, Hohnstein, Sächsische Schweiz-Osterzgebirge, Sachsen, 01848, Deutschland</text:p>
          </table:table-cell>
          <table:table-cell office:value-type="float" office:value="1106394210" calcext:value-type="float">
            <text:p>1106394210</text:p>
          </table:table-cell>
          <table:table-cell table:number-columns-repeated="1636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andpyramide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Brandpyramide</text:p>
          </table:table-cell>
          <table:table-cell office:value-type="string" calcext:value-type="string">
            <text:p>Brandgebiet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Brandpyramid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Brandpyramide</text:p>
          </table:table-cell>
          <table:table-cell office:value-type="float" office:value="9" calcext:value-type="float">
            <text:p>9</text:p>
          </table:table-cell>
          <table:table-cell office:value-type="float" office:value="50.974636" calcext:value-type="float">
            <text:p>50,974636</text:p>
          </table:table-cell>
          <table:table-cell office:value-type="float" office:value="14.103994" calcext:value-type="float">
            <text:p>14,103994</text:p>
          </table:table-cell>
          <table:table-cell office:value-type="string" calcext:value-type="string">
            <text:p>Brandpyramide, Hohnstein, Sächsische Schweiz-Osterzgebirge, Sachsen, 01848, Deutschland</text:p>
          </table:table-cell>
          <table:table-cell office:value-type="float" office:value="251874483" calcext:value-type="float">
            <text:p>251874483</text:p>
          </table:table-cell>
          <table:table-cell table:number-columns-repeated="1636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meise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Ameise</text:p>
          </table:table-cell>
          <table:table-cell office:value-type="string" calcext:value-type="string">
            <text:p>Brandgebiet</text:p>
          </table:table-cell>
          <table:table-cell office:value-type="float" office:value="3921" calcext:value-type="float">
            <text:p>3921</text:p>
          </table:table-cell>
          <table:table-cell office:value-type="string" calcext:value-type="string">
            <text:p>Ameis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Ameise</text:p>
          </table:table-cell>
          <table:table-cell office:value-type="float" office:value="10" calcext:value-type="float">
            <text:p>10</text:p>
          </table:table-cell>
          <table:table-cell office:value-type="float" office:value="50.9758696" calcext:value-type="float">
            <text:p>50,9758696</text:p>
          </table:table-cell>
          <table:table-cell office:value-type="float" office:value="14.0999553" calcext:value-type="float">
            <text:p>14,0999553</text:p>
          </table:table-cell>
          <table:table-cell office:value-type="string" calcext:value-type="string">
            <text:p>Ameise, Hohnstein, Sächsische Schweiz-Osterzgebirge, Sachsen, 01848, Deutschland</text:p>
          </table:table-cell>
          <table:table-cell office:value-type="float" office:value="251874414" calcext:value-type="float">
            <text:p>251874414</text:p>
          </table:table-cell>
          <table:table-cell table:number-columns-repeated="1636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meisenwand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Ameisenwand</text:p>
          </table:table-cell>
          <table:table-cell office:value-type="string" calcext:value-type="string">
            <text:p>Brandgebiet</text:p>
          </table:table-cell>
          <table:table-cell office:value-type="float" office:value="3922" calcext:value-type="float">
            <text:p>3922</text:p>
          </table:table-cell>
          <table:table-cell office:value-type="string" calcext:value-type="string">
            <text:p>Ameisenwand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Ameisenwand</text:p>
          </table:table-cell>
          <table:table-cell office:value-type="float" office:value="11" calcext:value-type="float">
            <text:p>11</text:p>
          </table:table-cell>
          <table:table-cell office:value-type="float" office:value="50.9753306" calcext:value-type="float">
            <text:p>50,9753306</text:p>
          </table:table-cell>
          <table:table-cell office:value-type="float" office:value="14.1006715" calcext:value-type="float">
            <text:p>14,1006715</text:p>
          </table:table-cell>
          <table:table-cell office:value-type="string" calcext:value-type="string">
            <text:p>Ameisenwand, Hohnstein, Sächsische Schweiz-Osterzgebirge, Sachsen, 01848, Deutschland</text:p>
          </table:table-cell>
          <table:table-cell office:value-type="float" office:value="251874415" calcext:value-type="float">
            <text:p>251874415</text:p>
          </table:table-cell>
          <table:table-cell table:number-columns-repeated="1636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einbruchnadel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Steinbruchnadel</text:p>
          </table:table-cell>
          <table:table-cell office:value-type="string" calcext:value-type="string">
            <text:p>Brandgebiet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Steinbruchnad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Steinbruchnadel</text:p>
          </table:table-cell>
          <table:table-cell office:value-type="float" office:value="12" calcext:value-type="float">
            <text:p>12</text:p>
          </table:table-cell>
          <table:table-cell office:value-type="float" office:value="50.9719036" calcext:value-type="float">
            <text:p>50,9719036</text:p>
          </table:table-cell>
          <table:table-cell office:value-type="float" office:value="14.1057877" calcext:value-type="float">
            <text:p>14,1057877</text:p>
          </table:table-cell>
          <table:table-cell office:value-type="string" calcext:value-type="string">
            <text:p>Steinbruchnadel, Hohnstein, Sächsische Schweiz-Osterzgebirge, Sachsen, 01848, Deutschland</text:p>
          </table:table-cell>
          <table:table-cell office:value-type="float" office:value="251875034" calcext:value-type="float">
            <text:p>251875034</text:p>
          </table:table-cell>
          <table:table-cell table:number-columns-repeated="1636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einbruchturm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Steinbruchturm</text:p>
          </table:table-cell>
          <table:table-cell office:value-type="string" calcext:value-type="string">
            <text:p>Brandgebiet</text:p>
          </table:table-cell>
          <table:table-cell office:value-type="float" office:value="3924" calcext:value-type="float">
            <text:p>3924</text:p>
          </table:table-cell>
          <table:table-cell office:value-type="string" calcext:value-type="string">
            <text:p>Steinbruchtur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Steinbruchturm</text:p>
          </table:table-cell>
          <table:table-cell office:value-type="float" office:value="13" calcext:value-type="float">
            <text:p>13</text:p>
          </table:table-cell>
          <table:table-cell office:value-type="float" office:value="50.971137" calcext:value-type="float">
            <text:p>50,971137</text:p>
          </table:table-cell>
          <table:table-cell office:value-type="float" office:value="14.1071936" calcext:value-type="float">
            <text:p>14,1071936</text:p>
          </table:table-cell>
          <table:table-cell office:value-type="string" calcext:value-type="string">
            <text:p>Steinbruchturm, Hohnstein, Sächsische Schweiz-Osterzgebirge, Sachsen, 01848, Deutschland</text:p>
          </table:table-cell>
          <table:table-cell office:value-type="float" office:value="1106394207" calcext:value-type="float">
            <text:p>1106394207</text:p>
          </table:table-cell>
          <table:table-cell table:number-columns-repeated="1636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üner Stein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Grüner Stein</text:p>
          </table:table-cell>
          <table:table-cell office:value-type="string" calcext:value-type="string">
            <text:p>Brandgebiet</text:p>
          </table:table-cell>
          <table:table-cell office:value-type="float" office:value="3925" calcext:value-type="float">
            <text:p>3925</text:p>
          </table:table-cell>
          <table:table-cell office:value-type="string" calcext:value-type="string">
            <text:p>Grüner Stei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Grüner Stein</text:p>
          </table:table-cell>
          <table:table-cell office:value-type="float" office:value="14" calcext:value-type="float">
            <text:p>14</text:p>
          </table:table-cell>
          <table:table-cell office:value-type="float" office:value="50.9701949" calcext:value-type="float">
            <text:p>50,9701949</text:p>
          </table:table-cell>
          <table:table-cell office:value-type="float" office:value="14.1061583" calcext:value-type="float">
            <text:p>14,1061583</text:p>
          </table:table-cell>
          <table:table-cell office:value-type="string" calcext:value-type="string">
            <text:p>Grüner Stein, Hohnstein, Sächsische Schweiz-Osterzgebirge, Sachsen, 01848, Deutschland</text:p>
          </table:table-cell>
          <table:table-cell office:value-type="float" office:value="251874641" calcext:value-type="float">
            <text:p>251874641</text:p>
          </table:table-cell>
          <table:table-cell table:number-columns-repeated="1636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rken-von-der-Duba-Wacht **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Berken-von-der-Duba-Wacht</text:p>
          </table:table-cell>
          <table:table-cell office:value-type="string" calcext:value-type="string">
            <text:p>Brandgebiet</text:p>
          </table:table-cell>
          <table:table-cell office:value-type="float" office:value="3926" calcext:value-type="float">
            <text:p>3926</text:p>
          </table:table-cell>
          <table:table-cell office:value-type="string" calcext:value-type="string">
            <text:p>Berken-von-der-Duba-Wac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Berken-von-der-Duba-Wacht</text:p>
          </table:table-cell>
          <table:table-cell office:value-type="float" office:value="15" calcext:value-type="float">
            <text:p>15</text:p>
          </table:table-cell>
          <table:table-cell office:value-type="float" office:value="50.9704112" calcext:value-type="float">
            <text:p>50,9704112</text:p>
          </table:table-cell>
          <table:table-cell office:value-type="float" office:value="14.1040571" calcext:value-type="float">
            <text:p>14,1040571</text:p>
          </table:table-cell>
          <table:table-cell office:value-type="string" calcext:value-type="string">
            <text:p>Berken-von-der-Duba-Wacht, Hohnstein, Sächsische Schweiz-Osterzgebirge, Sachsen, 01848, Deutschland</text:p>
          </table:table-cell>
          <table:table-cell office:value-type="float" office:value="2262043675" calcext:value-type="float">
            <text:p>2262043675</text:p>
          </table:table-cell>
          <table:table-cell table:number-columns-repeated="1636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lefant **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Elefant</text:p>
          </table:table-cell>
          <table:table-cell office:value-type="string" calcext:value-type="string">
            <text:p>Brandgebiet</text:p>
          </table:table-cell>
          <table:table-cell office:value-type="float" office:value="3927" calcext:value-type="float">
            <text:p>3927</text:p>
          </table:table-cell>
          <table:table-cell office:value-type="string" calcext:value-type="string">
            <text:p>Elefan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Elefant</text:p>
          </table:table-cell>
          <table:table-cell office:value-type="float" office:value="16" calcext:value-type="float">
            <text:p>16</text:p>
          </table:table-cell>
          <table:table-cell office:value-type="float" office:value="50.9688545" calcext:value-type="float">
            <text:p>50,9688545</text:p>
          </table:table-cell>
          <table:table-cell office:value-type="float" office:value="14.1057563" calcext:value-type="float">
            <text:p>14,1057563</text:p>
          </table:table-cell>
          <table:table-cell office:value-type="string" calcext:value-type="string">
            <text:p>Elefant, Hohnstein, Sächsische Schweiz-Osterzgebirge, Sachsen, 01848, Deutschland</text:p>
          </table:table-cell>
          <table:table-cell office:value-type="float" office:value="251874552" calcext:value-type="float">
            <text:p>251874552</text:p>
          </table:table-cell>
          <table:table-cell table:number-columns-repeated="1636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shorn *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Nashorn</text:p>
          </table:table-cell>
          <table:table-cell office:value-type="string" calcext:value-type="string">
            <text:p>Brandgebiet</text:p>
          </table:table-cell>
          <table:table-cell office:value-type="float" office:value="3928" calcext:value-type="float">
            <text:p>3928</text:p>
          </table:table-cell>
          <table:table-cell office:value-type="string" calcext:value-type="string">
            <text:p>Nashor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Nashorn</text:p>
          </table:table-cell>
          <table:table-cell office:value-type="float" office:value="17" calcext:value-type="float">
            <text:p>17</text:p>
          </table:table-cell>
          <table:table-cell office:value-type="float" office:value="50.9690018" calcext:value-type="float">
            <text:p>50,9690018</text:p>
          </table:table-cell>
          <table:table-cell office:value-type="float" office:value="14.105174" calcext:value-type="float">
            <text:p>14,105174</text:p>
          </table:table-cell>
          <table:table-cell office:value-type="string" calcext:value-type="string">
            <text:p>Nashorn, Hohnstein, Sächsische Schweiz-Osterzgebirge, Sachsen, 01848, Deutschland</text:p>
          </table:table-cell>
          <table:table-cell office:value-type="float" office:value="251874860" calcext:value-type="float">
            <text:p>251874860</text:p>
          </table:table-cell>
          <table:table-cell table:number-columns-repeated="1636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lementine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Clementine</text:p>
          </table:table-cell>
          <table:table-cell office:value-type="string" calcext:value-type="string">
            <text:p>Brandgebiet</text:p>
          </table:table-cell>
          <table:table-cell office:value-type="float" office:value="3929" calcext:value-type="float">
            <text:p>3929</text:p>
          </table:table-cell>
          <table:table-cell office:value-type="string" calcext:value-type="string">
            <text:p>Clementin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Clementine</text:p>
          </table:table-cell>
          <table:table-cell office:value-type="float" office:value="18" calcext:value-type="float">
            <text:p>18</text:p>
          </table:table-cell>
          <table:table-cell office:value-type="float" office:value="50.9685122" calcext:value-type="float">
            <text:p>50,9685122</text:p>
          </table:table-cell>
          <table:table-cell office:value-type="float" office:value="14.106047" calcext:value-type="float">
            <text:p>14,106047</text:p>
          </table:table-cell>
          <table:table-cell office:value-type="string" calcext:value-type="string">
            <text:p>Clementine, Hohnstein, Sächsische Schweiz-Osterzgebirge, Sachsen, 01848, Deutschland</text:p>
          </table:table-cell>
          <table:table-cell office:value-type="float" office:value="251874517" calcext:value-type="float">
            <text:p>251874517</text:p>
          </table:table-cell>
          <table:table-cell table:number-columns-repeated="1636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hluchtturm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Schluchtturm</text:p>
          </table:table-cell>
          <table:table-cell office:value-type="string" calcext:value-type="string">
            <text:p>Brandgebiet</text:p>
          </table:table-cell>
          <table:table-cell office:value-type="float" office:value="3930" calcext:value-type="float">
            <text:p>3930</text:p>
          </table:table-cell>
          <table:table-cell office:value-type="string" calcext:value-type="string">
            <text:p>Schluchttur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Schluchtturm</text:p>
          </table:table-cell>
          <table:table-cell office:value-type="float" office:value="19" calcext:value-type="float">
            <text:p>19</text:p>
          </table:table-cell>
          <table:table-cell office:value-type="float" office:value="50.9680762" calcext:value-type="float">
            <text:p>50,9680762</text:p>
          </table:table-cell>
          <table:table-cell office:value-type="float" office:value="14.1065207" calcext:value-type="float">
            <text:p>14,1065207</text:p>
          </table:table-cell>
          <table:table-cell office:value-type="string" calcext:value-type="string">
            <text:p>Schluchtturm, Hohnstein, Sächsische Schweiz-Osterzgebirge, Sachsen, 01848, Deutschland</text:p>
          </table:table-cell>
          <table:table-cell office:value-type="float" office:value="1106394188" calcext:value-type="float">
            <text:p>1106394188</text:p>
          </table:table-cell>
          <table:table-cell table:number-columns-repeated="1636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olosseum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Kolosseum</text:p>
          </table:table-cell>
          <table:table-cell office:value-type="string" calcext:value-type="string">
            <text:p>Brandgebiet</text:p>
          </table:table-cell>
          <table:table-cell office:value-type="float" office:value="6302" calcext:value-type="float">
            <text:p>6302</text:p>
          </table:table-cell>
          <table:table-cell office:value-type="string" calcext:value-type="string">
            <text:p>Kolosseu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Kolosseum</text:p>
          </table:table-cell>
          <table:table-cell office:value-type="float" office:value="20" calcext:value-type="float">
            <text:p>20</text:p>
          </table:table-cell>
          <table:table-cell office:value-type="float" office:value="50.9668586" calcext:value-type="float">
            <text:p>50,9668586</text:p>
          </table:table-cell>
          <table:table-cell office:value-type="float" office:value="14.1060013" calcext:value-type="float">
            <text:p>14,1060013</text:p>
          </table:table-cell>
          <table:table-cell office:value-type="string" calcext:value-type="string">
            <text:p>Kolosseum, Hohnstein, Sächsische Schweiz-Osterzgebirge, Sachsen, 01848, Deutschland</text:p>
          </table:table-cell>
          <table:table-cell office:value-type="float" office:value="1106394196" calcext:value-type="float">
            <text:p>1106394196</text:p>
          </table:table-cell>
          <table:table-cell table:number-columns-repeated="1636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lenzwacht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Polenzwacht</text:p>
          </table:table-cell>
          <table:table-cell office:value-type="string" calcext:value-type="string">
            <text:p>Brandgebiet</text:p>
          </table:table-cell>
          <table:table-cell office:value-type="float" office:value="3931" calcext:value-type="float">
            <text:p>3931</text:p>
          </table:table-cell>
          <table:table-cell office:value-type="string" calcext:value-type="string">
            <text:p>Polenzwac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Polenzwacht</text:p>
          </table:table-cell>
          <table:table-cell office:value-type="float" office:value="21" calcext:value-type="float">
            <text:p>21</text:p>
          </table:table-cell>
          <table:table-cell office:value-type="float" office:value="50.9670181" calcext:value-type="float">
            <text:p>50,9670181</text:p>
          </table:table-cell>
          <table:table-cell office:value-type="float" office:value="14.1057589" calcext:value-type="float">
            <text:p>14,1057589</text:p>
          </table:table-cell>
          <table:table-cell office:value-type="string" calcext:value-type="string">
            <text:p>Polenzwacht, Hohnstein, Sächsische Schweiz-Osterzgebirge, Sachsen, 01848, Deutschland</text:p>
          </table:table-cell>
          <table:table-cell office:value-type="float" office:value="251874932" calcext:value-type="float">
            <text:p>251874932</text:p>
          </table:table-cell>
          <table:table-cell table:number-columns-repeated="1636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alkenwart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Falkenwarte</text:p>
          </table:table-cell>
          <table:table-cell office:value-type="string" calcext:value-type="string">
            <text:p>Brandgebiet</text:p>
          </table:table-cell>
          <table:table-cell office:value-type="float" office:value="3932" calcext:value-type="float">
            <text:p>3932</text:p>
          </table:table-cell>
          <table:table-cell office:value-type="string" calcext:value-type="string">
            <text:p>Falkenwart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Falkenwarte</text:p>
          </table:table-cell>
          <table:table-cell office:value-type="float" office:value="22" calcext:value-type="float">
            <text:p>22</text:p>
          </table:table-cell>
          <table:table-cell office:value-type="float" office:value="50.9663226" calcext:value-type="float">
            <text:p>50,9663226</text:p>
          </table:table-cell>
          <table:table-cell office:value-type="float" office:value="14.106298" calcext:value-type="float">
            <text:p>14,106298</text:p>
          </table:table-cell>
          <table:table-cell office:value-type="string" calcext:value-type="string">
            <text:p>Falkenwarte, Hohnstein, Sächsische Schweiz-Osterzgebirge, Sachsen, 01848, Deutschland</text:p>
          </table:table-cell>
          <table:table-cell office:value-type="float" office:value="1521539136" calcext:value-type="float">
            <text:p>1521539136</text:p>
          </table:table-cell>
          <table:table-cell table:number-columns-repeated="1636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uerhahnfel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Auerhahnfels</text:p>
          </table:table-cell>
          <table:table-cell office:value-type="string" calcext:value-type="string">
            <text:p>Brandgebiet</text:p>
          </table:table-cell>
          <table:table-cell office:value-type="float" office:value="3933" calcext:value-type="float">
            <text:p>3933</text:p>
          </table:table-cell>
          <table:table-cell office:value-type="string" calcext:value-type="string">
            <text:p>Auerhahnfel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Auerhahnfels</text:p>
          </table:table-cell>
          <table:table-cell office:value-type="float" office:value="23" calcext:value-type="float">
            <text:p>23</text:p>
          </table:table-cell>
          <table:table-cell office:value-type="float" office:value="50.9654707" calcext:value-type="float">
            <text:p>50,9654707</text:p>
          </table:table-cell>
          <table:table-cell office:value-type="float" office:value="14.1066772" calcext:value-type="float">
            <text:p>14,1066772</text:p>
          </table:table-cell>
          <table:table-cell office:value-type="string" calcext:value-type="string">
            <text:p>Auerhahnfels, Hohnstein, Sächsische Schweiz-Osterzgebirge, Sachsen, 01848, Deutschland</text:p>
          </table:table-cell>
          <table:table-cell office:value-type="float" office:value="251874430" calcext:value-type="float">
            <text:p>251874430</text:p>
          </table:table-cell>
          <table:table-cell table:number-columns-repeated="1636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stand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Anstand</text:p>
          </table:table-cell>
          <table:table-cell office:value-type="string" calcext:value-type="string">
            <text:p>Brandgebiet</text:p>
          </table:table-cell>
          <table:table-cell office:value-type="float" office:value="3934" calcext:value-type="float">
            <text:p>3934</text:p>
          </table:table-cell>
          <table:table-cell office:value-type="string" calcext:value-type="string">
            <text:p>Anstand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Anstand</text:p>
          </table:table-cell>
          <table:table-cell office:value-type="float" office:value="24" calcext:value-type="float">
            <text:p>24</text:p>
          </table:table-cell>
          <table:table-cell office:value-type="float" office:value="50.9646039" calcext:value-type="float">
            <text:p>50,9646039</text:p>
          </table:table-cell>
          <table:table-cell office:value-type="float" office:value="14.1078407" calcext:value-type="float">
            <text:p>14,1078407</text:p>
          </table:table-cell>
          <table:table-cell office:value-type="string" calcext:value-type="string">
            <text:p>Anstand, Hohnstein, Sächsische Schweiz-Osterzgebirge, Sachsen, 01848, Deutschland</text:p>
          </table:table-cell>
          <table:table-cell office:value-type="float" office:value="251874418" calcext:value-type="float">
            <text:p>251874418</text:p>
          </table:table-cell>
          <table:table-cell table:number-columns-repeated="1636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ntinenturm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Pantinenturm</text:p>
          </table:table-cell>
          <table:table-cell office:value-type="string" calcext:value-type="string">
            <text:p>Brandgebiet</text:p>
          </table:table-cell>
          <table:table-cell office:value-type="float" office:value="3935" calcext:value-type="float">
            <text:p>3935</text:p>
          </table:table-cell>
          <table:table-cell office:value-type="string" calcext:value-type="string">
            <text:p>Pantinentur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Pantinenturm</text:p>
          </table:table-cell>
          <table:table-cell office:value-type="float" office:value="25" calcext:value-type="float">
            <text:p>25</text:p>
          </table:table-cell>
          <table:table-cell office:value-type="float" office:value="50.964492" calcext:value-type="float">
            <text:p>50,964492</text:p>
          </table:table-cell>
          <table:table-cell office:value-type="float" office:value="14.1081844" calcext:value-type="float">
            <text:p>14,1081844</text:p>
          </table:table-cell>
          <table:table-cell office:value-type="string" calcext:value-type="string">
            <text:p>Pantinenturm, Hohnstein, Sächsische Schweiz-Osterzgebirge, Sachsen, 01848, Deutschland</text:p>
          </table:table-cell>
          <table:table-cell office:value-type="float" office:value="251874897" calcext:value-type="float">
            <text:p>251874897</text:p>
          </table:table-cell>
          <table:table-cell table:number-columns-repeated="1636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olenztalbarbarine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Polenztalbarbarine</text:p>
          </table:table-cell>
          <table:table-cell office:value-type="string" calcext:value-type="string">
            <text:p>Brandgebiet</text:p>
          </table:table-cell>
          <table:table-cell office:value-type="float" office:value="3936" calcext:value-type="float">
            <text:p>3936</text:p>
          </table:table-cell>
          <table:table-cell office:value-type="string" calcext:value-type="string">
            <text:p>Polenztalbarbarin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Polenztalbarbarine</text:p>
          </table:table-cell>
          <table:table-cell office:value-type="float" office:value="26" calcext:value-type="float">
            <text:p>26</text:p>
          </table:table-cell>
          <table:table-cell office:value-type="float" office:value="50.9631901" calcext:value-type="float">
            <text:p>50,9631901</text:p>
          </table:table-cell>
          <table:table-cell office:value-type="float" office:value="14.1077033" calcext:value-type="float">
            <text:p>14,1077033</text:p>
          </table:table-cell>
          <table:table-cell office:value-type="string" calcext:value-type="string">
            <text:p>Polenztalbarbarine, Hohnstein, Sächsische Schweiz-Osterzgebirge, Sachsen, 01848, Deutschland</text:p>
          </table:table-cell>
          <table:table-cell office:value-type="float" office:value="251874933" calcext:value-type="float">
            <text:p>251874933</text:p>
          </table:table-cell>
          <table:table-cell table:number-columns-repeated="1636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olenztalwächter **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Polenztalwächter</text:p>
          </table:table-cell>
          <table:table-cell office:value-type="string" calcext:value-type="string">
            <text:p>Brandgebiet</text:p>
          </table:table-cell>
          <table:table-cell office:value-type="float" office:value="3937" calcext:value-type="float">
            <text:p>3937</text:p>
          </table:table-cell>
          <table:table-cell office:value-type="string" calcext:value-type="string">
            <text:p>Polenztalwächte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Polenztalwächter</text:p>
          </table:table-cell>
          <table:table-cell office:value-type="float" office:value="27" calcext:value-type="float">
            <text:p>27</text:p>
          </table:table-cell>
          <table:table-cell office:value-type="float" office:value="50.9622437" calcext:value-type="float">
            <text:p>50,9622437</text:p>
          </table:table-cell>
          <table:table-cell office:value-type="float" office:value="14.1081377" calcext:value-type="float">
            <text:p>14,1081377</text:p>
          </table:table-cell>
          <table:table-cell office:value-type="string" calcext:value-type="string">
            <text:p>Polenztalwächter, Hohnstein, Sächsische Schweiz-Osterzgebirge, Sachsen, 01848, Deutschland</text:p>
          </table:table-cell>
          <table:table-cell office:value-type="float" office:value="251874935" calcext:value-type="float">
            <text:p>251874935</text:p>
          </table:table-cell>
          <table:table-cell table:number-columns-repeated="1636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äumichtturm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Räumichtturm</text:p>
          </table:table-cell>
          <table:table-cell office:value-type="string" calcext:value-type="string">
            <text:p>Brandgebiet</text:p>
          </table:table-cell>
          <table:table-cell office:value-type="float" office:value="3938" calcext:value-type="float">
            <text:p>3938</text:p>
          </table:table-cell>
          <table:table-cell office:value-type="string" calcext:value-type="string">
            <text:p>Räumichttur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Räumichtturm</text:p>
          </table:table-cell>
          <table:table-cell office:value-type="float" office:value="28" calcext:value-type="float">
            <text:p>28</text:p>
          </table:table-cell>
          <table:table-cell office:value-type="float" office:value="50.9650983" calcext:value-type="float">
            <text:p>50,9650983</text:p>
          </table:table-cell>
          <table:table-cell office:value-type="float" office:value="14.1087945" calcext:value-type="float">
            <text:p>14,1087945</text:p>
          </table:table-cell>
          <table:table-cell office:value-type="string" calcext:value-type="string">
            <text:p>Räumichtturm, Hohnstein, Sächsische Schweiz-Osterzgebirge, Sachsen, 01848, Deutschland</text:p>
          </table:table-cell>
          <table:table-cell office:value-type="float" office:value="251874983" calcext:value-type="float">
            <text:p>251874983</text:p>
          </table:table-cell>
          <table:table-cell table:number-columns-repeated="1636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rchipel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Archipel</text:p>
          </table:table-cell>
          <table:table-cell office:value-type="string" calcext:value-type="string">
            <text:p>Brandgebiet</text:p>
          </table:table-cell>
          <table:table-cell office:value-type="float" office:value="6303" calcext:value-type="float">
            <text:p>6303</text:p>
          </table:table-cell>
          <table:table-cell office:value-type="string" calcext:value-type="string">
            <text:p>Archi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Archipel</text:p>
          </table:table-cell>
          <table:table-cell office:value-type="float" office:value="29" calcext:value-type="float">
            <text:p>29</text:p>
          </table:table-cell>
          <table:table-cell office:value-type="float" office:value="50.965084" calcext:value-type="float">
            <text:p>50,965084</text:p>
          </table:table-cell>
          <table:table-cell office:value-type="float" office:value="14.108873" calcext:value-type="float">
            <text:p>14,108873</text:p>
          </table:table-cell>
          <table:table-cell office:value-type="string" calcext:value-type="string">
            <text:p>Archipel, Hohnstein, Sächsische Schweiz-Osterzgebirge, Sachsen, 01848, Deutschland</text:p>
          </table:table-cell>
          <table:table-cell office:value-type="float" office:value="2260819402" calcext:value-type="float">
            <text:p>2260819402</text:p>
          </table:table-cell>
          <table:table-cell table:number-columns-repeated="1636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espaltene Zinne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Gespaltene Zinne</text:p>
          </table:table-cell>
          <table:table-cell office:value-type="string" calcext:value-type="string">
            <text:p>Brandgebiet</text:p>
          </table:table-cell>
          <table:table-cell office:value-type="float" office:value="3939" calcext:value-type="float">
            <text:p>3939</text:p>
          </table:table-cell>
          <table:table-cell office:value-type="string" calcext:value-type="string">
            <text:p>Gespaltene Zinn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Gespaltene Zinne</text:p>
          </table:table-cell>
          <table:table-cell office:value-type="float" office:value="30" calcext:value-type="float">
            <text:p>30</text:p>
          </table:table-cell>
          <table:table-cell office:value-type="float" office:value="50.9649541" calcext:value-type="float">
            <text:p>50,9649541</text:p>
          </table:table-cell>
          <table:table-cell office:value-type="float" office:value="14.1094369" calcext:value-type="float">
            <text:p>14,1094369</text:p>
          </table:table-cell>
          <table:table-cell office:value-type="string" calcext:value-type="string">
            <text:p>Gespaltene Zinne, Hohnstein, Sächsische Schweiz-Osterzgebirge, Sachsen, 01848, Deutschland</text:p>
          </table:table-cell>
          <table:table-cell office:value-type="float" office:value="251874600" calcext:value-type="float">
            <text:p>251874600</text:p>
          </table:table-cell>
          <table:table-cell table:number-columns-repeated="1636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noramafels **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Panoramafels</text:p>
          </table:table-cell>
          <table:table-cell office:value-type="string" calcext:value-type="string">
            <text:p>Brandgebiet</text:p>
          </table:table-cell>
          <table:table-cell office:value-type="float" office:value="3940" calcext:value-type="float">
            <text:p>3940</text:p>
          </table:table-cell>
          <table:table-cell office:value-type="string" calcext:value-type="string">
            <text:p>Panoramafel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Panoramafels</text:p>
          </table:table-cell>
          <table:table-cell office:value-type="float" office:value="31" calcext:value-type="float">
            <text:p>31</text:p>
          </table:table-cell>
          <table:table-cell office:value-type="float" office:value="50.9647988" calcext:value-type="float">
            <text:p>50,9647988</text:p>
          </table:table-cell>
          <table:table-cell office:value-type="float" office:value="14.1103456" calcext:value-type="float">
            <text:p>14,1103456</text:p>
          </table:table-cell>
          <table:table-cell office:value-type="string" calcext:value-type="string">
            <text:p>Panoramafels, Hohnstein, Sächsische Schweiz-Osterzgebirge, Sachsen, 01848, Deutschland</text:p>
          </table:table-cell>
          <table:table-cell office:value-type="float" office:value="251874896" calcext:value-type="float">
            <text:p>251874896</text:p>
          </table:table-cell>
          <table:table-cell table:number-columns-repeated="1636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gangsteigriff **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Begangsteigriff</text:p>
          </table:table-cell>
          <table:table-cell office:value-type="string" calcext:value-type="string">
            <text:p>Brandgebiet</text:p>
          </table:table-cell>
          <table:table-cell office:value-type="float" office:value="6313" calcext:value-type="float">
            <text:p>6313</text:p>
          </table:table-cell>
          <table:table-cell office:value-type="string" calcext:value-type="string">
            <text:p>Begangsteigriff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Begangsteigriff</text:p>
          </table:table-cell>
          <table:table-cell office:value-type="float" office:value="32" calcext:value-type="float">
            <text:p>32</text:p>
          </table:table-cell>
          <table:table-cell office:value-type="float" office:value="50.9651351" calcext:value-type="float">
            <text:p>50,9651351</text:p>
          </table:table-cell>
          <table:table-cell office:value-type="float" office:value="14.1110345" calcext:value-type="float">
            <text:p>14,1110345</text:p>
          </table:table-cell>
          <table:table-cell office:value-type="string" calcext:value-type="string">
            <text:p>Begangsteigriff, Hohnstein, Sächsische Schweiz-Osterzgebirge, Sachsen, 01848, Deutschland</text:p>
          </table:table-cell>
          <table:table-cell office:value-type="float" office:value="2260819409" calcext:value-type="float">
            <text:p>2260819409</text:p>
          </table:table-cell>
          <table:table-cell table:number-columns-repeated="1636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bold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Kobold</text:p>
          </table:table-cell>
          <table:table-cell office:value-type="string" calcext:value-type="string">
            <text:p>Brandgebiet</text:p>
          </table:table-cell>
          <table:table-cell office:value-type="float" office:value="3942" calcext:value-type="float">
            <text:p>3942</text:p>
          </table:table-cell>
          <table:table-cell office:value-type="string" calcext:value-type="string">
            <text:p>Kobold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Kobold</text:p>
          </table:table-cell>
          <table:table-cell office:value-type="float" office:value="33" calcext:value-type="float">
            <text:p>33</text:p>
          </table:table-cell>
          <table:table-cell office:value-type="float" office:value="50.9653359" calcext:value-type="float">
            <text:p>50,9653359</text:p>
          </table:table-cell>
          <table:table-cell office:value-type="float" office:value="14.1129273" calcext:value-type="float">
            <text:p>14,1129273</text:p>
          </table:table-cell>
          <table:table-cell office:value-type="string" calcext:value-type="string">
            <text:p>Kobold, Hohnstein, Sächsische Schweiz-Osterzgebirge, Sachsen, 01848, Deutschland</text:p>
          </table:table-cell>
          <table:table-cell office:value-type="float" office:value="251874792" calcext:value-type="float">
            <text:p>251874792</text:p>
          </table:table-cell>
          <table:table-cell table:number-columns-repeated="1636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euwegwand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Neuwegwand</text:p>
          </table:table-cell>
          <table:table-cell office:value-type="string" calcext:value-type="string">
            <text:p>Brandgebiet</text:p>
          </table:table-cell>
          <table:table-cell office:value-type="float" office:value="3943" calcext:value-type="float">
            <text:p>3943</text:p>
          </table:table-cell>
          <table:table-cell office:value-type="string" calcext:value-type="string">
            <text:p>Neuwegwand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Neuwegwand</text:p>
          </table:table-cell>
          <table:table-cell office:value-type="float" office:value="34" calcext:value-type="float">
            <text:p>34</text:p>
          </table:table-cell>
          <table:table-cell office:value-type="float" office:value="50.9663112" calcext:value-type="float">
            <text:p>50,9663112</text:p>
          </table:table-cell>
          <table:table-cell office:value-type="float" office:value="14.1147973" calcext:value-type="float">
            <text:p>14,1147973</text:p>
          </table:table-cell>
          <table:table-cell office:value-type="string" calcext:value-type="string">
            <text:p>Neuwegwand, Hohnstein, Sächsische Schweiz-Osterzgebirge, Sachsen, 01848, Deutschland</text:p>
          </table:table-cell>
          <table:table-cell office:value-type="float" office:value="2260819473" calcext:value-type="float">
            <text:p>2260819473</text:p>
          </table:table-cell>
          <table:table-cell table:number-columns-repeated="1636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lvesterturm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Silvesterturm</text:p>
          </table:table-cell>
          <table:table-cell office:value-type="string" calcext:value-type="string">
            <text:p>Brandgebiet</text:p>
          </table:table-cell>
          <table:table-cell office:value-type="float" office:value="3944" calcext:value-type="float">
            <text:p>3944</text:p>
          </table:table-cell>
          <table:table-cell office:value-type="string" calcext:value-type="string">
            <text:p>Silvestertur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Silvesterturm</text:p>
          </table:table-cell>
          <table:table-cell office:value-type="float" office:value="35" calcext:value-type="float">
            <text:p>35</text:p>
          </table:table-cell>
          <table:table-cell office:value-type="float" office:value="50.9647485" calcext:value-type="float">
            <text:p>50,9647485</text:p>
          </table:table-cell>
          <table:table-cell office:value-type="float" office:value="14.1163504" calcext:value-type="float">
            <text:p>14,1163504</text:p>
          </table:table-cell>
          <table:table-cell office:value-type="string" calcext:value-type="string">
            <text:p>Silvesterturm, Hohnstein, Sächsische Schweiz-Osterzgebirge, Sachsen, 01848, Deutschland</text:p>
          </table:table-cell>
          <table:table-cell office:value-type="float" office:value="251875015" calcext:value-type="float">
            <text:p>251875015</text:p>
          </table:table-cell>
          <table:table-cell table:number-columns-repeated="1636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augrundspitze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Saugrundspitze</text:p>
          </table:table-cell>
          <table:table-cell office:value-type="string" calcext:value-type="string">
            <text:p>Brandgebiet</text:p>
          </table:table-cell>
          <table:table-cell office:value-type="float" office:value="3945" calcext:value-type="float">
            <text:p>3945</text:p>
          </table:table-cell>
          <table:table-cell office:value-type="string" calcext:value-type="string">
            <text:p>Saugrundspitz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augrundspitze</text:p>
          </table:table-cell>
          <table:table-cell office:value-type="float" office:value="36" calcext:value-type="float">
            <text:p>36</text:p>
          </table:table-cell>
          <table:table-cell office:value-type="float" office:value="50.9640941" calcext:value-type="float">
            <text:p>50,9640941</text:p>
          </table:table-cell>
          <table:table-cell office:value-type="float" office:value="14.1137532" calcext:value-type="float">
            <text:p>14,1137532</text:p>
          </table:table-cell>
          <table:table-cell office:value-type="string" calcext:value-type="string">
            <text:p>Saugrundspitze, Hohnstein, Sächsische Schweiz-Osterzgebirge, Sachsen, 01848, Deutschland</text:p>
          </table:table-cell>
          <table:table-cell office:value-type="float" office:value="2485281921" calcext:value-type="float">
            <text:p>2485281921</text:p>
          </table:table-cell>
          <table:table-cell table:number-columns-repeated="1636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euwegkanzel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Neuwegkanzel</text:p>
          </table:table-cell>
          <table:table-cell office:value-type="string" calcext:value-type="string">
            <text:p>Brandgebiet</text:p>
          </table:table-cell>
          <table:table-cell office:value-type="float" office:value="3946" calcext:value-type="float">
            <text:p>3946</text:p>
          </table:table-cell>
          <table:table-cell office:value-type="string" calcext:value-type="string">
            <text:p>Neuwegkanz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Neuwegkanzel</text:p>
          </table:table-cell>
          <table:table-cell office:value-type="float" office:value="37" calcext:value-type="float">
            <text:p>37</text:p>
          </table:table-cell>
          <table:table-cell office:value-type="float" office:value="50.9638634" calcext:value-type="float">
            <text:p>50,9638634</text:p>
          </table:table-cell>
          <table:table-cell office:value-type="float" office:value="14.1127077" calcext:value-type="float">
            <text:p>14,1127077</text:p>
          </table:table-cell>
          <table:table-cell office:value-type="string" calcext:value-type="string">
            <text:p>Neuwegkanzel, Hohnstein, Sächsische Schweiz-Osterzgebirge, Sachsen, 01848, Deutschland</text:p>
          </table:table-cell>
          <table:table-cell office:value-type="float" office:value="251874865" calcext:value-type="float">
            <text:p>251874865</text:p>
          </table:table-cell>
          <table:table-cell table:number-columns-repeated="1636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augrundwächter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Saugrundwächter</text:p>
          </table:table-cell>
          <table:table-cell office:value-type="string" calcext:value-type="string">
            <text:p>Brandgebiet</text:p>
          </table:table-cell>
          <table:table-cell office:value-type="float" office:value="3947" calcext:value-type="float">
            <text:p>3947</text:p>
          </table:table-cell>
          <table:table-cell office:value-type="string" calcext:value-type="string">
            <text:p>Saugrundwächte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Saugrundwächter</text:p>
          </table:table-cell>
          <table:table-cell office:value-type="float" office:value="38" calcext:value-type="float">
            <text:p>38</text:p>
          </table:table-cell>
          <table:table-cell office:value-type="float" office:value="50.9628358" calcext:value-type="float">
            <text:p>50,9628358</text:p>
          </table:table-cell>
          <table:table-cell office:value-type="float" office:value="14.1145461" calcext:value-type="float">
            <text:p>14,1145461</text:p>
          </table:table-cell>
          <table:table-cell office:value-type="string" calcext:value-type="string">
            <text:p>Saugrundwächter, Hohnstein, Sächsische Schweiz-Osterzgebirge, Sachsen, 01848, Deutschland</text:p>
          </table:table-cell>
          <table:table-cell office:value-type="float" office:value="251874970" calcext:value-type="float">
            <text:p>251874970</text:p>
          </table:table-cell>
          <table:table-cell table:number-columns-repeated="1636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chwarzwildturm **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Schwarzwildturm</text:p>
          </table:table-cell>
          <table:table-cell office:value-type="string" calcext:value-type="string">
            <text:p>Brandgebiet</text:p>
          </table:table-cell>
          <table:table-cell office:value-type="float" office:value="3948" calcext:value-type="float">
            <text:p>3948</text:p>
          </table:table-cell>
          <table:table-cell office:value-type="string" calcext:value-type="string">
            <text:p>Schwarzwildtur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Schwarzwildturm</text:p>
          </table:table-cell>
          <table:table-cell office:value-type="float" office:value="39" calcext:value-type="float">
            <text:p>39</text:p>
          </table:table-cell>
          <table:table-cell office:value-type="float" office:value="50.9627906" calcext:value-type="float">
            <text:p>50,9627906</text:p>
          </table:table-cell>
          <table:table-cell office:value-type="float" office:value="14.1147577" calcext:value-type="float">
            <text:p>14,1147577</text:p>
          </table:table-cell>
          <table:table-cell office:value-type="string" calcext:value-type="string">
            <text:p>Schwarzwildturm, Hohnstein, Sächsische Schweiz-Osterzgebirge, Sachsen, 01848, Deutschland</text:p>
          </table:table-cell>
          <table:table-cell office:value-type="float" office:value="251875073" calcext:value-type="float">
            <text:p>251875073</text:p>
          </table:table-cell>
          <table:table-cell table:number-columns-repeated="1636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rlassener Turm *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Verlassener Turm</text:p>
          </table:table-cell>
          <table:table-cell office:value-type="string" calcext:value-type="string">
            <text:p>Brandgebiet</text:p>
          </table:table-cell>
          <table:table-cell office:value-type="float" office:value="3949" calcext:value-type="float">
            <text:p>3949</text:p>
          </table:table-cell>
          <table:table-cell office:value-type="string" calcext:value-type="string">
            <text:p>Verlassener Tur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Verlassener Turm</text:p>
          </table:table-cell>
          <table:table-cell office:value-type="float" office:value="40" calcext:value-type="float">
            <text:p>40</text:p>
          </table:table-cell>
          <table:table-cell office:value-type="float" office:value="50.9624381" calcext:value-type="float">
            <text:p>50,9624381</text:p>
          </table:table-cell>
          <table:table-cell office:value-type="float" office:value="14.1158209" calcext:value-type="float">
            <text:p>14,1158209</text:p>
          </table:table-cell>
          <table:table-cell office:value-type="string" calcext:value-type="string">
            <text:p>Verlassener Turm, Hohnstein, Sächsische Schweiz-Osterzgebirge, Sachsen, 01848, Deutschland</text:p>
          </table:table-cell>
          <table:table-cell office:value-type="float" office:value="251875084" calcext:value-type="float">
            <text:p>251875084</text:p>
          </table:table-cell>
          <table:table-cell table:number-columns-repeated="1636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insamer Stein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Einsamer Stein</text:p>
          </table:table-cell>
          <table:table-cell office:value-type="string" calcext:value-type="string">
            <text:p>Brandgebiet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Einsamer Stei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Einsamer Stein</text:p>
          </table:table-cell>
          <table:table-cell office:value-type="float" office:value="41" calcext:value-type="float">
            <text:p>41</text:p>
          </table:table-cell>
          <table:table-cell office:value-type="float" office:value="50.9611275" calcext:value-type="float">
            <text:p>50,9611275</text:p>
          </table:table-cell>
          <table:table-cell office:value-type="float" office:value="14.1178184" calcext:value-type="float">
            <text:p>14,1178184</text:p>
          </table:table-cell>
          <table:table-cell office:value-type="string" calcext:value-type="string">
            <text:p>Einsamer Stein, Hohnstein, Sächsische Schweiz-Osterzgebirge, Sachsen, 01848, Deutschland</text:p>
          </table:table-cell>
          <table:table-cell office:value-type="float" office:value="251874536" calcext:value-type="float">
            <text:p>251874536</text:p>
          </table:table-cell>
          <table:table-cell table:number-columns-repeated="1636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latter Steinturm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Glatter Steinturm</text:p>
          </table:table-cell>
          <table:table-cell office:value-type="string" calcext:value-type="string">
            <text:p>Brandgebiet</text:p>
          </table:table-cell>
          <table:table-cell office:value-type="float" office:value="3951" calcext:value-type="float">
            <text:p>3951</text:p>
          </table:table-cell>
          <table:table-cell office:value-type="string" calcext:value-type="string">
            <text:p>Glatter Steintur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Glatter Steinturm</text:p>
          </table:table-cell>
          <table:table-cell office:value-type="float" office:value="42" calcext:value-type="float">
            <text:p>42</text:p>
          </table:table-cell>
          <table:table-cell office:value-type="float" office:value="50.96158" calcext:value-type="float">
            <text:p>50,96158</text:p>
          </table:table-cell>
          <table:table-cell office:value-type="float" office:value="14.1216228" calcext:value-type="float">
            <text:p>14,1216228</text:p>
          </table:table-cell>
          <table:table-cell office:value-type="string" calcext:value-type="string">
            <text:p>Glatter Steinturm, Hohnstein, Sächsische Schweiz-Osterzgebirge, Sachsen, 01848, Deutschland</text:p>
          </table:table-cell>
          <table:table-cell office:value-type="float" office:value="251874598" calcext:value-type="float">
            <text:p>251874598</text:p>
          </table:table-cell>
          <table:table-cell table:number-columns-repeated="1636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onne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Tonne</text:p>
          </table:table-cell>
          <table:table-cell office:value-type="string" calcext:value-type="string">
            <text:p>Brandgebiet</text:p>
          </table:table-cell>
          <table:table-cell office:value-type="float" office:value="3952" calcext:value-type="float">
            <text:p>3952</text:p>
          </table:table-cell>
          <table:table-cell office:value-type="string" calcext:value-type="string">
            <text:p>Tonn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Tonne</text:p>
          </table:table-cell>
          <table:table-cell office:value-type="float" office:value="43" calcext:value-type="float">
            <text:p>43</text:p>
          </table:table-cell>
          <table:table-cell office:value-type="float" office:value="50.9617624" calcext:value-type="float">
            <text:p>50,9617624</text:p>
          </table:table-cell>
          <table:table-cell office:value-type="float" office:value="14.1216513" calcext:value-type="float">
            <text:p>14,1216513</text:p>
          </table:table-cell>
          <table:table-cell office:value-type="string" calcext:value-type="string">
            <text:p>Tonne, Hohnstein, Sächsische Schweiz-Osterzgebirge, Sachsen, 01848, Deutschland</text:p>
          </table:table-cell>
          <table:table-cell office:value-type="float" office:value="251875157" calcext:value-type="float">
            <text:p>251875157</text:p>
          </table:table-cell>
          <table:table-cell table:number-columns-repeated="1636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pund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Spund</text:p>
          </table:table-cell>
          <table:table-cell office:value-type="string" calcext:value-type="string">
            <text:p>Brandgebiet</text:p>
          </table:table-cell>
          <table:table-cell office:value-type="float" office:value="3953" calcext:value-type="float">
            <text:p>3953</text:p>
          </table:table-cell>
          <table:table-cell office:value-type="string" calcext:value-type="string">
            <text:p>Spund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Spund</text:p>
          </table:table-cell>
          <table:table-cell office:value-type="float" office:value="44" calcext:value-type="float">
            <text:p>44</text:p>
          </table:table-cell>
          <table:table-cell office:value-type="float" office:value="50.9618861" calcext:value-type="float">
            <text:p>50,9618861</text:p>
          </table:table-cell>
          <table:table-cell office:value-type="float" office:value="14.1213685" calcext:value-type="float">
            <text:p>14,1213685</text:p>
          </table:table-cell>
          <table:table-cell office:value-type="string" calcext:value-type="string">
            <text:p>Spund, Hohnstein, Sächsische Schweiz-Osterzgebirge, Sachsen, 01848, Deutschland</text:p>
          </table:table-cell>
          <table:table-cell office:value-type="float" office:value="251875030" calcext:value-type="float">
            <text:p>251875030</text:p>
          </table:table-cell>
          <table:table-cell table:number-columns-repeated="1636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rillingsturm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Drillingsturm</text:p>
          </table:table-cell>
          <table:table-cell office:value-type="string" calcext:value-type="string">
            <text:p>Brandgebiet</text:p>
          </table:table-cell>
          <table:table-cell office:value-type="float" office:value="3954" calcext:value-type="float">
            <text:p>3954</text:p>
          </table:table-cell>
          <table:table-cell office:value-type="string" calcext:value-type="string">
            <text:p>Drillingstur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Drillingsturm</text:p>
          </table:table-cell>
          <table:table-cell office:value-type="float" office:value="45" calcext:value-type="float">
            <text:p>45</text:p>
          </table:table-cell>
          <table:table-cell office:value-type="float" office:value="50.962526" calcext:value-type="float">
            <text:p>50,962526</text:p>
          </table:table-cell>
          <table:table-cell office:value-type="float" office:value="14.1222729" calcext:value-type="float">
            <text:p>14,1222729</text:p>
          </table:table-cell>
          <table:table-cell office:value-type="string" calcext:value-type="string">
            <text:p>Drillingsturm, Hohnstein, Sächsische Schweiz-Osterzgebirge, Sachsen, 01848, Deutschland</text:p>
          </table:table-cell>
          <table:table-cell office:value-type="float" office:value="251874540" calcext:value-type="float">
            <text:p>251874540</text:p>
          </table:table-cell>
          <table:table-cell table:number-columns-repeated="1636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ezemberturm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Dezemberturm</text:p>
          </table:table-cell>
          <table:table-cell office:value-type="string" calcext:value-type="string">
            <text:p>Brandgebiet</text:p>
          </table:table-cell>
          <table:table-cell office:value-type="float" office:value="3955" calcext:value-type="float">
            <text:p>3955</text:p>
          </table:table-cell>
          <table:table-cell office:value-type="string" calcext:value-type="string">
            <text:p>Dezembertur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Dezemberturm</text:p>
          </table:table-cell>
          <table:table-cell office:value-type="float" office:value="46" calcext:value-type="float">
            <text:p>46</text:p>
          </table:table-cell>
          <table:table-cell office:value-type="float" office:value="50.9588847" calcext:value-type="float">
            <text:p>50,9588847</text:p>
          </table:table-cell>
          <table:table-cell office:value-type="float" office:value="14.1192785" calcext:value-type="float">
            <text:p>14,1192785</text:p>
          </table:table-cell>
          <table:table-cell office:value-type="string" calcext:value-type="string">
            <text:p>Dezemberturm, Hohnstein, Sächsische Schweiz-Osterzgebirge, Sachsen, 01848, Deutschland</text:p>
          </table:table-cell>
          <table:table-cell office:value-type="float" office:value="251874503" calcext:value-type="float">
            <text:p>251874503</text:p>
          </table:table-cell>
          <table:table-cell table:number-columns-repeated="1636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eyergucke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Geyergucke</text:p>
          </table:table-cell>
          <table:table-cell office:value-type="string" calcext:value-type="string">
            <text:p>Brandgebiet</text:p>
          </table:table-cell>
          <table:table-cell office:value-type="float" office:value="3956" calcext:value-type="float">
            <text:p>3956</text:p>
          </table:table-cell>
          <table:table-cell office:value-type="string" calcext:value-type="string">
            <text:p>Geyerguck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Geyergucke</text:p>
          </table:table-cell>
          <table:table-cell office:value-type="float" office:value="47" calcext:value-type="float">
            <text:p>47</text:p>
          </table:table-cell>
          <table:table-cell office:value-type="float" office:value="50.9589734" calcext:value-type="float">
            <text:p>50,9589734</text:p>
          </table:table-cell>
          <table:table-cell office:value-type="float" office:value="14.1176734" calcext:value-type="float">
            <text:p>14,1176734</text:p>
          </table:table-cell>
          <table:table-cell office:value-type="string" calcext:value-type="string">
            <text:p>Geyergucke, Hohnstein, Sächsische Schweiz-Osterzgebirge, Sachsen, 01848, Deutschland</text:p>
          </table:table-cell>
          <table:table-cell office:value-type="float" office:value="251874603" calcext:value-type="float">
            <text:p>251874603</text:p>
          </table:table-cell>
          <table:table-cell table:number-columns-repeated="1636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ans-Arno-Stein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Hans-Arno-Stein</text:p>
          </table:table-cell>
          <table:table-cell office:value-type="string" calcext:value-type="string">
            <text:p>Brandgebiet</text:p>
          </table:table-cell>
          <table:table-cell office:value-type="float" office:value="3957" calcext:value-type="float">
            <text:p>3957</text:p>
          </table:table-cell>
          <table:table-cell office:value-type="string" calcext:value-type="string">
            <text:p>Hans-Arno-Stei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Hans-Arno-Stein</text:p>
          </table:table-cell>
          <table:table-cell office:value-type="float" office:value="48" calcext:value-type="float">
            <text:p>48</text:p>
          </table:table-cell>
          <table:table-cell office:value-type="float" office:value="50.9593614" calcext:value-type="float">
            <text:p>50,9593614</text:p>
          </table:table-cell>
          <table:table-cell office:value-type="float" office:value="14.1160098" calcext:value-type="float">
            <text:p>14,1160098</text:p>
          </table:table-cell>
          <table:table-cell office:value-type="string" calcext:value-type="string">
            <text:p>Hans-Arno-Stein, Hohnstein, Sächsische Schweiz-Osterzgebirge, Sachsen, 01848, Deutschland</text:p>
          </table:table-cell>
          <table:table-cell office:value-type="float" office:value="251874668" calcext:value-type="float">
            <text:p>251874668</text:p>
          </table:table-cell>
          <table:table-cell table:number-columns-repeated="1636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Winkelturm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inkelturm</text:p>
          </table:table-cell>
          <table:table-cell office:value-type="string" calcext:value-type="string">
            <text:p>Brandgebiet</text:p>
          </table:table-cell>
          <table:table-cell office:value-type="float" office:value="3958" calcext:value-type="float">
            <text:p>3958</text:p>
          </table:table-cell>
          <table:table-cell office:value-type="string" calcext:value-type="string">
            <text:p>Winkeltur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Winkelturm</text:p>
          </table:table-cell>
          <table:table-cell office:value-type="float" office:value="49" calcext:value-type="float">
            <text:p>49</text:p>
          </table:table-cell>
          <table:table-cell office:value-type="float" office:value="50.9607576" calcext:value-type="float">
            <text:p>50,9607576</text:p>
          </table:table-cell>
          <table:table-cell office:value-type="float" office:value="14.1120752" calcext:value-type="float">
            <text:p>14,1120752</text:p>
          </table:table-cell>
          <table:table-cell office:value-type="string" calcext:value-type="string">
            <text:p>Winkelturm, Hohnstein, Sächsische Schweiz-Osterzgebirge, Sachsen, 01848, Deutschland</text:p>
          </table:table-cell>
          <table:table-cell office:value-type="float" office:value="251875179" calcext:value-type="float">
            <text:p>251875179</text:p>
          </table:table-cell>
          <table:table-cell table:number-columns-repeated="1636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iefblickspitze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Tiefblickspitze</text:p>
          </table:table-cell>
          <table:table-cell office:value-type="string" calcext:value-type="string">
            <text:p>Brandgebiet</text:p>
          </table:table-cell>
          <table:table-cell office:value-type="float" office:value="3959" calcext:value-type="float">
            <text:p>3959</text:p>
          </table:table-cell>
          <table:table-cell office:value-type="string" calcext:value-type="string">
            <text:p>Tiefblickspitz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Tiefblickspitze</text:p>
          </table:table-cell>
          <table:table-cell office:value-type="float" office:value="50" calcext:value-type="float">
            <text:p>50</text:p>
          </table:table-cell>
          <table:table-cell office:value-type="float" office:value="50.9573878" calcext:value-type="float">
            <text:p>50,9573878</text:p>
          </table:table-cell>
          <table:table-cell office:value-type="float" office:value="14.1182912" calcext:value-type="float">
            <text:p>14,1182912</text:p>
          </table:table-cell>
          <table:table-cell office:value-type="string" calcext:value-type="string">
            <text:p>Tiefblickspitze, Hohnstein, Sächsische Schweiz-Osterzgebirge, Sachsen, 01848, Deutschland</text:p>
          </table:table-cell>
          <table:table-cell office:value-type="float" office:value="251875162" calcext:value-type="float">
            <text:p>251875162</text:p>
          </table:table-cell>
          <table:table-cell table:number-columns-repeated="1636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anische Wand *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Spanische Wand</text:p>
          </table:table-cell>
          <table:table-cell office:value-type="string" calcext:value-type="string">
            <text:p>Brandgebiet</text:p>
          </table:table-cell>
          <table:table-cell office:value-type="float" office:value="3960" calcext:value-type="float">
            <text:p>3960</text:p>
          </table:table-cell>
          <table:table-cell office:value-type="string" calcext:value-type="string">
            <text:p>Spanische Wand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Spanische Wand</text:p>
          </table:table-cell>
          <table:table-cell office:value-type="float" office:value="51" calcext:value-type="float">
            <text:p>51</text:p>
          </table:table-cell>
          <table:table-cell office:value-type="float" office:value="50.9567717" calcext:value-type="float">
            <text:p>50,9567717</text:p>
          </table:table-cell>
          <table:table-cell office:value-type="float" office:value="14.1224446" calcext:value-type="float">
            <text:p>14,1224446</text:p>
          </table:table-cell>
          <table:table-cell office:value-type="string" calcext:value-type="string">
            <text:p>Spanische Wand, Hohnstein, Sächsische Schweiz-Osterzgebirge, Sachsen, 01848, Deutschland</text:p>
          </table:table-cell>
          <table:table-cell office:value-type="float" office:value="251875026" calcext:value-type="float">
            <text:p>251875026</text:p>
          </table:table-cell>
          <table:table-cell table:number-columns-repeated="1636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oriturm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Loriturm</text:p>
          </table:table-cell>
          <table:table-cell office:value-type="string" calcext:value-type="string">
            <text:p>Brandgebiet</text:p>
          </table:table-cell>
          <table:table-cell office:value-type="float" office:value="3961" calcext:value-type="float">
            <text:p>3961</text:p>
          </table:table-cell>
          <table:table-cell office:value-type="string" calcext:value-type="string">
            <text:p>Loritur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Loriturm</text:p>
          </table:table-cell>
          <table:table-cell office:value-type="float" office:value="52" calcext:value-type="float">
            <text:p>52</text:p>
          </table:table-cell>
          <table:table-cell office:value-type="float" office:value="50.955159" calcext:value-type="float">
            <text:p>50,955159</text:p>
          </table:table-cell>
          <table:table-cell office:value-type="float" office:value="14.1254603" calcext:value-type="float">
            <text:p>14,1254603</text:p>
          </table:table-cell>
          <table:table-cell office:value-type="string" calcext:value-type="string">
            <text:p>Loriturm, Hohnstein, Sächsische Schweiz-Osterzgebirge, Sachsen, 01848, Deutschland</text:p>
          </table:table-cell>
          <table:table-cell office:value-type="float" office:value="251874834" calcext:value-type="float">
            <text:p>251874834</text:p>
          </table:table-cell>
          <table:table-cell table:number-columns-repeated="1636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randscheibe *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Brandscheibe</text:p>
          </table:table-cell>
          <table:table-cell office:value-type="string" calcext:value-type="string">
            <text:p>Brandgebiet</text:p>
          </table:table-cell>
          <table:table-cell office:value-type="float" office:value="3962" calcext:value-type="float">
            <text:p>3962</text:p>
          </table:table-cell>
          <table:table-cell office:value-type="string" calcext:value-type="string">
            <text:p>Brandscheib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Brandscheibe</text:p>
          </table:table-cell>
          <table:table-cell office:value-type="float" office:value="53" calcext:value-type="float">
            <text:p>53</text:p>
          </table:table-cell>
          <table:table-cell office:value-type="float" office:value="50.9553208" calcext:value-type="float">
            <text:p>50,9553208</text:p>
          </table:table-cell>
          <table:table-cell office:value-type="float" office:value="14.1269316" calcext:value-type="float">
            <text:p>14,1269316</text:p>
          </table:table-cell>
          <table:table-cell office:value-type="string" calcext:value-type="string">
            <text:p>Brandscheibe, Hohnstein, Sächsische Schweiz-Osterzgebirge, Sachsen, 01848, Deutschland</text:p>
          </table:table-cell>
          <table:table-cell office:value-type="float" office:value="2168590769" calcext:value-type="float">
            <text:p>2168590769</text:p>
          </table:table-cell>
          <table:table-cell table:number-columns-repeated="1636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leine Brandscheibe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Brandscheibe, Kleine</text:p>
          </table:table-cell>
          <table:table-cell office:value-type="string" calcext:value-type="string">
            <text:p>Brandgebiet</text:p>
          </table:table-cell>
          <table:table-cell office:value-type="float" office:value="3963" calcext:value-type="float">
            <text:p>3963</text:p>
          </table:table-cell>
          <table:table-cell office:value-type="string" calcext:value-type="string">
            <text:p>Kleine Brandscheib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Kleine Brandscheibe</text:p>
          </table:table-cell>
          <table:table-cell office:value-type="float" office:value="54" calcext:value-type="float">
            <text:p>54</text:p>
          </table:table-cell>
          <table:table-cell office:value-type="float" office:value="50.9553078" calcext:value-type="float">
            <text:p>50,9553078</text:p>
          </table:table-cell>
          <table:table-cell office:value-type="float" office:value="14.1270409" calcext:value-type="float">
            <text:p>14,1270409</text:p>
          </table:table-cell>
          <table:table-cell office:value-type="string" calcext:value-type="string">
            <text:p>Kleine Brandscheibe, Hohnstein, Sächsische Schweiz-Osterzgebirge, Sachsen, 01848, Deutschland</text:p>
          </table:table-cell>
          <table:table-cell office:value-type="float" office:value="2274002282" calcext:value-type="float">
            <text:p>2274002282</text:p>
          </table:table-cell>
          <table:table-cell table:number-columns-repeated="1636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exe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Hexe</text:p>
          </table:table-cell>
          <table:table-cell office:value-type="string" calcext:value-type="string">
            <text:p>Brandgebiet</text:p>
          </table:table-cell>
          <table:table-cell office:value-type="float" office:value="3964" calcext:value-type="float">
            <text:p>3964</text:p>
          </table:table-cell>
          <table:table-cell office:value-type="string" calcext:value-type="string">
            <text:p>Hexe (Hänsel)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Hexe</text:p>
          </table:table-cell>
          <table:table-cell office:value-type="float" office:value="55" calcext:value-type="float">
            <text:p>55</text:p>
          </table:table-cell>
          <table:table-cell office:value-type="float" office:value="50.9550228" calcext:value-type="float">
            <text:p>50,9550228</text:p>
          </table:table-cell>
          <table:table-cell office:value-type="float" office:value="14.1285638" calcext:value-type="float">
            <text:p>14,1285638</text:p>
          </table:table-cell>
          <table:table-cell office:value-type="string" calcext:value-type="string">
            <text:p>Hexe, Hohnstein, Sächsische Schweiz-Osterzgebirge, Sachsen, 01848, Deutschland</text:p>
          </table:table-cell>
          <table:table-cell office:value-type="float" office:value="251874696" calcext:value-type="float">
            <text:p>251874696</text:p>
          </table:table-cell>
          <table:table-cell table:number-columns-repeated="1636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Zeigefinger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Zeigefinger</text:p>
          </table:table-cell>
          <table:table-cell office:value-type="string" calcext:value-type="string">
            <text:p>Brandgebiet</text:p>
          </table:table-cell>
          <table:table-cell office:value-type="float" office:value="3965" calcext:value-type="float">
            <text:p>3965</text:p>
          </table:table-cell>
          <table:table-cell office:value-type="string" calcext:value-type="string">
            <text:p>Zeigefinge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Zeigefinger</text:p>
          </table:table-cell>
          <table:table-cell office:value-type="float" office:value="56" calcext:value-type="float">
            <text:p>56</text:p>
          </table:table-cell>
          <table:table-cell office:value-type="float" office:value="50.9561912" calcext:value-type="float">
            <text:p>50,9561912</text:p>
          </table:table-cell>
          <table:table-cell office:value-type="float" office:value="14.1297528" calcext:value-type="float">
            <text:p>14,1297528</text:p>
          </table:table-cell>
          <table:table-cell office:value-type="string" calcext:value-type="string">
            <text:p>Zeigefinger, Hohnstein, Sächsische Schweiz-Osterzgebirge, Sachsen, 01848, Deutschland</text:p>
          </table:table-cell>
          <table:table-cell office:value-type="float" office:value="251875239" calcext:value-type="float">
            <text:p>251875239</text:p>
          </table:table-cell>
          <table:table-cell table:number-columns-repeated="1636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Kleine Barbarine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Barbarine, Kleine</text:p>
          </table:table-cell>
          <table:table-cell office:value-type="string" calcext:value-type="string">
            <text:p>Brandgebiet</text:p>
          </table:table-cell>
          <table:table-cell office:value-type="float" office:value="3966" calcext:value-type="float">
            <text:p>3966</text:p>
          </table:table-cell>
          <table:table-cell office:value-type="string" calcext:value-type="string">
            <text:p>Kleine Barbarin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Kleine Barbarine</text:p>
          </table:table-cell>
          <table:table-cell office:value-type="float" office:value="57" calcext:value-type="float">
            <text:p>57</text:p>
          </table:table-cell>
          <table:table-cell office:value-type="float" office:value="50.9568062" calcext:value-type="float">
            <text:p>50,9568062</text:p>
          </table:table-cell>
          <table:table-cell office:value-type="float" office:value="14.1299656" calcext:value-type="float">
            <text:p>14,1299656</text:p>
          </table:table-cell>
          <table:table-cell office:value-type="string" calcext:value-type="string">
            <text:p>Kleine Barbarine, Hohnstein, Sächsische Schweiz-Osterzgebirge, Sachsen, 01848, Deutschland</text:p>
          </table:table-cell>
          <table:table-cell office:value-type="float" office:value="251874742" calcext:value-type="float">
            <text:p>251874742</text:p>
          </table:table-cell>
          <table:table-cell table:number-columns-repeated="1636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Viermännerturm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Viermännerturm</text:p>
          </table:table-cell>
          <table:table-cell office:value-type="string" calcext:value-type="string">
            <text:p>Brandgebiet</text:p>
          </table:table-cell>
          <table:table-cell office:value-type="float" office:value="3967" calcext:value-type="float">
            <text:p>3967</text:p>
          </table:table-cell>
          <table:table-cell office:value-type="string" calcext:value-type="string">
            <text:p>Viermännertur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Viermännerturm</text:p>
          </table:table-cell>
          <table:table-cell office:value-type="float" office:value="58" calcext:value-type="float">
            <text:p>58</text:p>
          </table:table-cell>
          <table:table-cell office:value-type="float" office:value="50.9569518" calcext:value-type="float">
            <text:p>50,9569518</text:p>
          </table:table-cell>
          <table:table-cell office:value-type="float" office:value="14.1297202" calcext:value-type="float">
            <text:p>14,1297202</text:p>
          </table:table-cell>
          <table:table-cell office:value-type="string" calcext:value-type="string">
            <text:p>Viermännerturm, Hohnstein, Sächsische Schweiz-Osterzgebirge, Sachsen, 01848, Deutschland</text:p>
          </table:table-cell>
          <table:table-cell office:value-type="float" office:value="251875117" calcext:value-type="float">
            <text:p>251875117</text:p>
          </table:table-cell>
          <table:table-cell table:number-columns-repeated="1636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hornspitze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Ahornspitze</text:p>
          </table:table-cell>
          <table:table-cell office:value-type="string" calcext:value-type="string">
            <text:p>Brandgebiet</text:p>
          </table:table-cell>
          <table:table-cell office:value-type="float" office:value="3968" calcext:value-type="float">
            <text:p>3968</text:p>
          </table:table-cell>
          <table:table-cell office:value-type="string" calcext:value-type="string">
            <text:p>Ahornspitz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Ahornspitze</text:p>
          </table:table-cell>
          <table:table-cell office:value-type="float" office:value="59" calcext:value-type="float">
            <text:p>59</text:p>
          </table:table-cell>
          <table:table-cell office:value-type="float" office:value="50.9571927" calcext:value-type="float">
            <text:p>50,9571927</text:p>
          </table:table-cell>
          <table:table-cell office:value-type="float" office:value="14.1291703" calcext:value-type="float">
            <text:p>14,1291703</text:p>
          </table:table-cell>
          <table:table-cell office:value-type="string" calcext:value-type="string">
            <text:p>Ahornspitze, Hohnstein, Sächsische Schweiz-Osterzgebirge, Sachsen, 01848, Deutschland</text:p>
          </table:table-cell>
          <table:table-cell office:value-type="float" office:value="251874408" calcext:value-type="float">
            <text:p>251874408</text:p>
          </table:table-cell>
          <table:table-cell table:number-columns-repeated="1636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afersackkrone *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Hafersackkrone</text:p>
          </table:table-cell>
          <table:table-cell office:value-type="string" calcext:value-type="string">
            <text:p>Brandgebiet</text:p>
          </table:table-cell>
          <table:table-cell office:value-type="float" office:value="3969" calcext:value-type="float">
            <text:p>3969</text:p>
          </table:table-cell>
          <table:table-cell office:value-type="string" calcext:value-type="string">
            <text:p>Hafersackkron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Hafersackkrone</text:p>
          </table:table-cell>
          <table:table-cell office:value-type="float" office:value="60" calcext:value-type="float">
            <text:p>60</text:p>
          </table:table-cell>
          <table:table-cell office:value-type="float" office:value="50.9578285" calcext:value-type="float">
            <text:p>50,9578285</text:p>
          </table:table-cell>
          <table:table-cell office:value-type="float" office:value="14.1294752" calcext:value-type="float">
            <text:p>14,1294752</text:p>
          </table:table-cell>
          <table:table-cell office:value-type="string" calcext:value-type="string">
            <text:p>Hafersackkrone, Hohnstein, Sächsische Schweiz-Osterzgebirge, Sachsen, 01848, Deutschland</text:p>
          </table:table-cell>
          <table:table-cell office:value-type="float" office:value="2260819446" calcext:value-type="float">
            <text:p>2260819446</text:p>
          </table:table-cell>
          <table:table-cell table:number-columns-repeated="1636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randkegel *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Brandkegel</text:p>
          </table:table-cell>
          <table:table-cell office:value-type="string" calcext:value-type="string">
            <text:p>Brandgebiet</text:p>
          </table:table-cell>
          <table:table-cell office:value-type="float" office:value="3970" calcext:value-type="float">
            <text:p>3970</text:p>
          </table:table-cell>
          <table:table-cell office:value-type="string" calcext:value-type="string">
            <text:p>Brandkeg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Brandkegel</text:p>
          </table:table-cell>
          <table:table-cell office:value-type="float" office:value="61" calcext:value-type="float">
            <text:p>61</text:p>
          </table:table-cell>
          <table:table-cell office:value-type="float" office:value="50.9576584" calcext:value-type="float">
            <text:p>50,9576584</text:p>
          </table:table-cell>
          <table:table-cell office:value-type="float" office:value="14.1298617" calcext:value-type="float">
            <text:p>14,1298617</text:p>
          </table:table-cell>
          <table:table-cell office:value-type="string" calcext:value-type="string">
            <text:p>Brandkegel, Hohnstein, Sächsische Schweiz-Osterzgebirge, Sachsen, 01848, Deutschland</text:p>
          </table:table-cell>
          <table:table-cell office:value-type="float" office:value="251874473" calcext:value-type="float">
            <text:p>251874473</text:p>
          </table:table-cell>
          <table:table-cell table:number-columns-repeated="1636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randkopf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Brandkopf</text:p>
          </table:table-cell>
          <table:table-cell office:value-type="string" calcext:value-type="string">
            <text:p>Brandgebiet</text:p>
          </table:table-cell>
          <table:table-cell office:value-type="float" office:value="3971" calcext:value-type="float">
            <text:p>3971</text:p>
          </table:table-cell>
          <table:table-cell office:value-type="string" calcext:value-type="string">
            <text:p>Brandkopf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Brandkopf</text:p>
          </table:table-cell>
          <table:table-cell office:value-type="float" office:value="62" calcext:value-type="float">
            <text:p>62</text:p>
          </table:table-cell>
          <table:table-cell office:value-type="float" office:value="50.9588165" calcext:value-type="float">
            <text:p>50,9588165</text:p>
          </table:table-cell>
          <table:table-cell office:value-type="float" office:value="14.1295388" calcext:value-type="float">
            <text:p>14,1295388</text:p>
          </table:table-cell>
          <table:table-cell office:value-type="string" calcext:value-type="string">
            <text:p>Brandkopf, Hohnstein, Sächsische Schweiz-Osterzgebirge, Sachsen, 01848, Deutschland</text:p>
          </table:table-cell>
          <table:table-cell office:value-type="float" office:value="251874482" calcext:value-type="float">
            <text:p>251874482</text:p>
          </table:table-cell>
          <table:table-cell table:number-columns-repeated="1636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randturm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Brandturm</text:p>
          </table:table-cell>
          <table:table-cell office:value-type="string" calcext:value-type="string">
            <text:p>Brandgebiet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Brandtur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Brandturm</text:p>
          </table:table-cell>
          <table:table-cell office:value-type="float" office:value="63" calcext:value-type="float">
            <text:p>63</text:p>
          </table:table-cell>
          <table:table-cell office:value-type="float" office:value="50.9601217" calcext:value-type="float">
            <text:p>50,9601217</text:p>
          </table:table-cell>
          <table:table-cell office:value-type="float" office:value="14.1290791" calcext:value-type="float">
            <text:p>14,1290791</text:p>
          </table:table-cell>
          <table:table-cell office:value-type="string" calcext:value-type="string">
            <text:p>Brandturm, Hohnstein, Sächsische Schweiz-Osterzgebirge, Sachsen, 01848, Deutschland</text:p>
          </table:table-cell>
          <table:table-cell office:value-type="float" office:value="251874484" calcext:value-type="float">
            <text:p>251874484</text:p>
          </table:table-cell>
          <table:table-cell table:number-columns-repeated="1636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uguste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Auguste</text:p>
          </table:table-cell>
          <table:table-cell office:value-type="string" calcext:value-type="string">
            <text:p>Brandgebiet</text:p>
          </table:table-cell>
          <table:table-cell office:value-type="float" office:value="3973" calcext:value-type="float">
            <text:p>3973</text:p>
          </table:table-cell>
          <table:table-cell office:value-type="string" calcext:value-type="string">
            <text:p>August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uguste</text:p>
          </table:table-cell>
          <table:table-cell office:value-type="float" office:value="64" calcext:value-type="float">
            <text:p>64</text:p>
          </table:table-cell>
          <table:table-cell office:value-type="float" office:value="50.9604034" calcext:value-type="float">
            <text:p>50,9604034</text:p>
          </table:table-cell>
          <table:table-cell office:value-type="float" office:value="14.128501" calcext:value-type="float">
            <text:p>14,128501</text:p>
          </table:table-cell>
          <table:table-cell office:value-type="string" calcext:value-type="string">
            <text:p>Auguste, Hohnstein, Sächsische Schweiz-Osterzgebirge, Sachsen, 01848, Deutschland</text:p>
          </table:table-cell>
          <table:table-cell office:value-type="float" office:value="2260819406" calcext:value-type="float">
            <text:p>2260819406</text:p>
          </table:table-cell>
          <table:table-cell table:number-columns-repeated="1636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ugus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Brandgebiet</text:p>
          </table:table-cell>
          <table:table-cell office:value-type="float" office:value="3974" calcext:value-type="float">
            <text:p>3974</text:p>
          </table:table-cell>
          <table:table-cell office:value-type="string" calcext:value-type="string">
            <text:p>Augus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August</text:p>
          </table:table-cell>
          <table:table-cell office:value-type="float" office:value="65" calcext:value-type="float">
            <text:p>65</text:p>
          </table:table-cell>
          <table:table-cell office:value-type="float" office:value="50.9605087" calcext:value-type="float">
            <text:p>50,9605087</text:p>
          </table:table-cell>
          <table:table-cell office:value-type="float" office:value="14.128136" calcext:value-type="float">
            <text:p>14,128136</text:p>
          </table:table-cell>
          <table:table-cell office:value-type="string" calcext:value-type="string">
            <text:p>August, Hohnstein, Sächsische Schweiz-Osterzgebirge, Sachsen, 01848, Deutschland</text:p>
          </table:table-cell>
          <table:table-cell office:value-type="float" office:value="251874431" calcext:value-type="float">
            <text:p>251874431</text:p>
          </table:table-cell>
          <table:table-cell table:number-columns-repeated="1636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unskirchlerspitz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Hunskirchlerspitze</text:p>
          </table:table-cell>
          <table:table-cell office:value-type="string" calcext:value-type="string">
            <text:p>Brandgebiet</text:p>
          </table:table-cell>
          <table:table-cell office:value-type="float" office:value="3975" calcext:value-type="float">
            <text:p>3975</text:p>
          </table:table-cell>
          <table:table-cell office:value-type="string" calcext:value-type="string">
            <text:p>Hunskirchlerspitz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unskirchlerspitze</text:p>
          </table:table-cell>
          <table:table-cell office:value-type="float" office:value="66" calcext:value-type="float">
            <text:p>66</text:p>
          </table:table-cell>
          <table:table-cell office:value-type="float" office:value="50.9598042" calcext:value-type="float">
            <text:p>50,9598042</text:p>
          </table:table-cell>
          <table:table-cell office:value-type="float" office:value="14.1300683" calcext:value-type="float">
            <text:p>14,1300683</text:p>
          </table:table-cell>
          <table:table-cell office:value-type="string" calcext:value-type="string">
            <text:p>Hunskirchlerspitze, Hohnstein, Sächsische Schweiz-Osterzgebirge, Sachsen, 01848, Deutschland</text:p>
          </table:table-cell>
          <table:table-cell office:value-type="float" office:value="1560931461" calcext:value-type="float">
            <text:p>1560931461</text:p>
          </table:table-cell>
          <table:table-cell table:number-columns-repeated="1636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astellochturm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Dastellochturm</text:p>
          </table:table-cell>
          <table:table-cell office:value-type="string" calcext:value-type="string">
            <text:p>Brandgebiet</text:p>
          </table:table-cell>
          <table:table-cell office:value-type="float" office:value="3976" calcext:value-type="float">
            <text:p>3976</text:p>
          </table:table-cell>
          <table:table-cell office:value-type="string" calcext:value-type="string">
            <text:p>Dastellochtur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Dastellochturm</text:p>
          </table:table-cell>
          <table:table-cell office:value-type="float" office:value="67" calcext:value-type="float">
            <text:p>67</text:p>
          </table:table-cell>
          <table:table-cell office:value-type="float" office:value="50.9600614" calcext:value-type="float">
            <text:p>50,9600614</text:p>
          </table:table-cell>
          <table:table-cell office:value-type="float" office:value="14.1302468" calcext:value-type="float">
            <text:p>14,1302468</text:p>
          </table:table-cell>
          <table:table-cell office:value-type="string" calcext:value-type="string">
            <text:p>Dastellochturm, Hohnstein, Sächsische Schweiz-Osterzgebirge, Sachsen, 01848, Deutschland</text:p>
          </table:table-cell>
          <table:table-cell office:value-type="float" office:value="1560931456" calcext:value-type="float">
            <text:p>1560931456</text:p>
          </table:table-cell>
          <table:table-cell table:number-columns-repeated="1636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iefer-Grund-Turm *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Tiefer-Grund-Turm</text:p>
          </table:table-cell>
          <table:table-cell office:value-type="string" calcext:value-type="string">
            <text:p>Brandgebiet</text:p>
          </table:table-cell>
          <table:table-cell office:value-type="float" office:value="3977" calcext:value-type="float">
            <text:p>3977</text:p>
          </table:table-cell>
          <table:table-cell office:value-type="string" calcext:value-type="string">
            <text:p>Tiefer-Grund-Tur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Tiefer-Grund-Turm</text:p>
          </table:table-cell>
          <table:table-cell office:value-type="float" office:value="68" calcext:value-type="float">
            <text:p>68</text:p>
          </table:table-cell>
          <table:table-cell office:value-type="float" office:value="50.9603177" calcext:value-type="float">
            <text:p>50,9603177</text:p>
          </table:table-cell>
          <table:table-cell office:value-type="float" office:value="14.1312012" calcext:value-type="float">
            <text:p>14,1312012</text:p>
          </table:table-cell>
          <table:table-cell office:value-type="string" calcext:value-type="string">
            <text:p>Tiefer-Grund-Turm, Hohnstein, Sächsische Schweiz-Osterzgebirge, Sachsen, 01848, Deutschland</text:p>
          </table:table-cell>
          <table:table-cell office:value-type="float" office:value="2260819507" calcext:value-type="float">
            <text:p>2260819507</text:p>
          </table:table-cell>
          <table:table-cell table:number-columns-repeated="1636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iefer-Grund-Wächter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Tiefer-Grund-Wächter</text:p>
          </table:table-cell>
          <table:table-cell office:value-type="string" calcext:value-type="string">
            <text:p>Brandgebiet</text:p>
          </table:table-cell>
          <table:table-cell office:value-type="float" office:value="3978" calcext:value-type="float">
            <text:p>3978</text:p>
          </table:table-cell>
          <table:table-cell office:value-type="string" calcext:value-type="string">
            <text:p>Tiefer-Grund-Wächte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Tiefer-Grund-Wächter</text:p>
          </table:table-cell>
          <table:table-cell office:value-type="float" office:value="69" calcext:value-type="float">
            <text:p>69</text:p>
          </table:table-cell>
          <table:table-cell office:value-type="float" office:value="50.9605191" calcext:value-type="float">
            <text:p>50,9605191</text:p>
          </table:table-cell>
          <table:table-cell office:value-type="float" office:value="14.1309987" calcext:value-type="float">
            <text:p>14,1309987</text:p>
          </table:table-cell>
          <table:table-cell office:value-type="string" calcext:value-type="string">
            <text:p>Tiefer-Grund-Wächter, Hohnstein, Sächsische Schweiz-Osterzgebirge, Sachsen, 01848, Deutschland</text:p>
          </table:table-cell>
          <table:table-cell office:value-type="float" office:value="2274002444" calcext:value-type="float">
            <text:p>2274002444</text:p>
          </table:table-cell>
          <table:table-cell table:number-columns-repeated="1636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iefe Wand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Tiefe Wand</text:p>
          </table:table-cell>
          <table:table-cell office:value-type="string" calcext:value-type="string">
            <text:p>Brandgebiet</text:p>
          </table:table-cell>
          <table:table-cell office:value-type="float" office:value="3979" calcext:value-type="float">
            <text:p>3979</text:p>
          </table:table-cell>
          <table:table-cell office:value-type="string" calcext:value-type="string">
            <text:p>Tiefe Wand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Tiefe Wand</text:p>
          </table:table-cell>
          <table:table-cell office:value-type="float" office:value="70" calcext:value-type="float">
            <text:p>70</text:p>
          </table:table-cell>
          <table:table-cell office:value-type="float" office:value="50.9611815" calcext:value-type="float">
            <text:p>50,9611815</text:p>
          </table:table-cell>
          <table:table-cell office:value-type="float" office:value="14.1305082" calcext:value-type="float">
            <text:p>14,1305082</text:p>
          </table:table-cell>
          <table:table-cell office:value-type="string" calcext:value-type="string">
            <text:p>Tiefe Wand, Hohnstein, Sächsische Schweiz-Osterzgebirge, Sachsen, 01848, Deutschland</text:p>
          </table:table-cell>
          <table:table-cell office:value-type="float" office:value="2274002443" calcext:value-type="float">
            <text:p>2274002443</text:p>
          </table:table-cell>
          <table:table-cell table:number-columns-repeated="1636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orstgrabenwand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Forstgrabenwand</text:p>
          </table:table-cell>
          <table:table-cell office:value-type="string" calcext:value-type="string">
            <text:p>Brandgebiet</text:p>
          </table:table-cell>
          <table:table-cell office:value-type="float" office:value="3980" calcext:value-type="float">
            <text:p>3980</text:p>
          </table:table-cell>
          <table:table-cell office:value-type="string" calcext:value-type="string">
            <text:p>Forstgrabenwand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Forstgrabenwand</text:p>
          </table:table-cell>
          <table:table-cell office:value-type="float" office:value="71" calcext:value-type="float">
            <text:p>71</text:p>
          </table:table-cell>
          <table:table-cell office:value-type="float" office:value="50.9620461" calcext:value-type="float">
            <text:p>50,9620461</text:p>
          </table:table-cell>
          <table:table-cell office:value-type="float" office:value="14.1292987" calcext:value-type="float">
            <text:p>14,1292987</text:p>
          </table:table-cell>
          <table:table-cell office:value-type="string" calcext:value-type="string">
            <text:p>Forstgrabenwand, Hohnstein, Sächsische Schweiz-Osterzgebirge, Sachsen, 01848, Deutschland</text:p>
          </table:table-cell>
          <table:table-cell office:value-type="float" office:value="251874585" calcext:value-type="float">
            <text:p>251874585</text:p>
          </table:table-cell>
          <table:table-cell table:number-columns-repeated="1636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orstgrabenturm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Forstgrabenturm</text:p>
          </table:table-cell>
          <table:table-cell office:value-type="string" calcext:value-type="string">
            <text:p>Brandgebiet</text:p>
          </table:table-cell>
          <table:table-cell office:value-type="float" office:value="3981" calcext:value-type="float">
            <text:p>3981</text:p>
          </table:table-cell>
          <table:table-cell office:value-type="string" calcext:value-type="string">
            <text:p>Forstgrabentur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Forstgrabenturm</text:p>
          </table:table-cell>
          <table:table-cell office:value-type="float" office:value="72" calcext:value-type="float">
            <text:p>72</text:p>
          </table:table-cell>
          <table:table-cell office:value-type="float" office:value="50.9635378" calcext:value-type="float">
            <text:p>50,9635378</text:p>
          </table:table-cell>
          <table:table-cell office:value-type="float" office:value="14.1310852" calcext:value-type="float">
            <text:p>14,1310852</text:p>
          </table:table-cell>
          <table:table-cell office:value-type="string" calcext:value-type="string">
            <text:p>Forstgrabenturm, Hohnstein, Sächsische Schweiz-Osterzgebirge, Sachsen, 01848, Deutschland</text:p>
          </table:table-cell>
          <table:table-cell office:value-type="float" office:value="251874586" calcext:value-type="float">
            <text:p>251874586</text:p>
          </table:table-cell>
          <table:table-cell table:number-columns-repeated="1636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Waitzdorfer Zinne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Waitzdorfer Zinne</text:p>
          </table:table-cell>
          <table:table-cell office:value-type="string" calcext:value-type="string">
            <text:p>Brandgebiet</text:p>
          </table:table-cell>
          <table:table-cell office:value-type="float" office:value="3982" calcext:value-type="float">
            <text:p>3982</text:p>
          </table:table-cell>
          <table:table-cell office:value-type="string" calcext:value-type="string">
            <text:p>Waitzdorfer Zinn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Waitzdorfer Zinne</text:p>
          </table:table-cell>
          <table:table-cell office:value-type="float" office:value="73" calcext:value-type="float">
            <text:p>73</text:p>
          </table:table-cell>
          <table:table-cell office:value-type="float" office:value="50.9545914" calcext:value-type="float">
            <text:p>50,9545914</text:p>
          </table:table-cell>
          <table:table-cell office:value-type="float" office:value="14.1334702" calcext:value-type="float">
            <text:p>14,1334702</text:p>
          </table:table-cell>
          <table:table-cell office:value-type="string" calcext:value-type="string">
            <text:p>Waitzdorfer Zinne, Hohnstein, Sächsische Schweiz-Osterzgebirge, Sachsen, 01848, Deutschland</text:p>
          </table:table-cell>
          <table:table-cell office:value-type="float" office:value="251875206" calcext:value-type="float">
            <text:p>251875206</text:p>
          </table:table-cell>
          <table:table-cell table:number-columns-repeated="1636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ärmchenturm *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Lärmchenturm</text:p>
          </table:table-cell>
          <table:table-cell office:value-type="string" calcext:value-type="string">
            <text:p>Brandgebiet</text:p>
          </table:table-cell>
          <table:table-cell office:value-type="float" office:value="3983" calcext:value-type="float">
            <text:p>3983</text:p>
          </table:table-cell>
          <table:table-cell office:value-type="string" calcext:value-type="string">
            <text:p>Lärmchentur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Lärmchenturm</text:p>
          </table:table-cell>
          <table:table-cell office:value-type="float" office:value="74" calcext:value-type="float">
            <text:p>74</text:p>
          </table:table-cell>
          <table:table-cell office:value-type="float" office:value="50.9517358" calcext:value-type="float">
            <text:p>50,9517358</text:p>
          </table:table-cell>
          <table:table-cell office:value-type="float" office:value="14.1362533" calcext:value-type="float">
            <text:p>14,1362533</text:p>
          </table:table-cell>
          <table:table-cell office:value-type="string" calcext:value-type="string">
            <text:p>Lärmchenturm, Hohnstein, Sächsische Schweiz-Osterzgebirge, Sachsen, 01848, Deutschland</text:p>
          </table:table-cell>
          <table:table-cell office:value-type="float" office:value="251874798" calcext:value-type="float">
            <text:p>251874798</text:p>
          </table:table-cell>
          <table:table-cell table:number-columns-repeated="1636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ichaelistagstein *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Michaelistagstein</text:p>
          </table:table-cell>
          <table:table-cell office:value-type="string" calcext:value-type="string">
            <text:p>Brandgebiet</text:p>
          </table:table-cell>
          <table:table-cell office:value-type="float" office:value="3984" calcext:value-type="float">
            <text:p>3984</text:p>
          </table:table-cell>
          <table:table-cell office:value-type="string" calcext:value-type="string">
            <text:p>Michaelistagstei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Michaelistagstein</text:p>
          </table:table-cell>
          <table:table-cell office:value-type="float" office:value="75" calcext:value-type="float">
            <text:p>75</text:p>
          </table:table-cell>
          <table:table-cell office:value-type="float" office:value="50.9516371" calcext:value-type="float">
            <text:p>50,9516371</text:p>
          </table:table-cell>
          <table:table-cell office:value-type="float" office:value="14.136317" calcext:value-type="float">
            <text:p>14,136317</text:p>
          </table:table-cell>
          <table:table-cell office:value-type="string" calcext:value-type="string">
            <text:p>Michaelistagstein, Hohnstein, Sächsische Schweiz-Osterzgebirge, Sachsen, 01848, Deutschland</text:p>
          </table:table-cell>
          <table:table-cell office:value-type="float" office:value="251874877" calcext:value-type="float">
            <text:p>251874877</text:p>
          </table:table-cell>
          <table:table-cell table:number-columns-repeated="1636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Ochelscheibe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Ochelscheibe</text:p>
          </table:table-cell>
          <table:table-cell office:value-type="string" calcext:value-type="string">
            <text:p>Brandgebiet</text:p>
          </table:table-cell>
          <table:table-cell office:value-type="float" office:value="3985" calcext:value-type="float">
            <text:p>3985</text:p>
          </table:table-cell>
          <table:table-cell office:value-type="string" calcext:value-type="string">
            <text:p>Ochelscheib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Ochelscheibe</text:p>
          </table:table-cell>
          <table:table-cell office:value-type="float" office:value="76" calcext:value-type="float">
            <text:p>76</text:p>
          </table:table-cell>
          <table:table-cell office:value-type="float" office:value="50.9501391" calcext:value-type="float">
            <text:p>50,9501391</text:p>
          </table:table-cell>
          <table:table-cell office:value-type="float" office:value="14.1384755" calcext:value-type="float">
            <text:p>14,1384755</text:p>
          </table:table-cell>
          <table:table-cell office:value-type="string" calcext:value-type="string">
            <text:p>Ochelscheibe, Hohnstein, Sächsische Schweiz-Osterzgebirge, Sachsen, 01848, Deutschland</text:p>
          </table:table-cell>
          <table:table-cell office:value-type="float" office:value="251874910" calcext:value-type="float">
            <text:p>251874910</text:p>
          </table:table-cell>
          <table:table-cell table:number-columns-repeated="1636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Ochelturm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Ochelturm</text:p>
          </table:table-cell>
          <table:table-cell office:value-type="string" calcext:value-type="string">
            <text:p>Brandgebiet</text:p>
          </table:table-cell>
          <table:table-cell office:value-type="float" office:value="3986" calcext:value-type="float">
            <text:p>3986</text:p>
          </table:table-cell>
          <table:table-cell office:value-type="string" calcext:value-type="string">
            <text:p>Ocheltur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Ochelturm</text:p>
          </table:table-cell>
          <table:table-cell office:value-type="float" office:value="77" calcext:value-type="float">
            <text:p>77</text:p>
          </table:table-cell>
          <table:table-cell office:value-type="float" office:value="50.9498994" calcext:value-type="float">
            <text:p>50,9498994</text:p>
          </table:table-cell>
          <table:table-cell office:value-type="float" office:value="14.1387532" calcext:value-type="float">
            <text:p>14,1387532</text:p>
          </table:table-cell>
          <table:table-cell office:value-type="string" calcext:value-type="string">
            <text:p>Ochelturm, Hohnstein, Sächsische Schweiz-Osterzgebirge, Sachsen, 01848, Deutschland</text:p>
          </table:table-cell>
          <table:table-cell office:value-type="float" office:value="251874908" calcext:value-type="float">
            <text:p>251874908</text:p>
          </table:table-cell>
          <table:table-cell table:number-columns-repeated="1636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opanz *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Popanz</text:p>
          </table:table-cell>
          <table:table-cell office:value-type="string" calcext:value-type="string">
            <text:p>Brandgebiet</text:p>
          </table:table-cell>
          <table:table-cell office:value-type="float" office:value="3987" calcext:value-type="float">
            <text:p>3987</text:p>
          </table:table-cell>
          <table:table-cell office:value-type="string" calcext:value-type="string">
            <text:p>Popanz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Popanz</text:p>
          </table:table-cell>
          <table:table-cell office:value-type="float" office:value="78" calcext:value-type="float">
            <text:p>78</text:p>
          </table:table-cell>
          <table:table-cell office:value-type="float" office:value="50.9475851" calcext:value-type="float">
            <text:p>50,9475851</text:p>
          </table:table-cell>
          <table:table-cell office:value-type="float" office:value="14.1413101" calcext:value-type="float">
            <text:p>14,1413101</text:p>
          </table:table-cell>
          <table:table-cell office:value-type="string" calcext:value-type="string">
            <text:p>Popanz, Hohnstein, Sächsische Schweiz-Osterzgebirge, Sachsen, 01848, Deutschland</text:p>
          </table:table-cell>
          <table:table-cell office:value-type="float" office:value="251874934" calcext:value-type="float">
            <text:p>251874934</text:p>
          </table:table-cell>
          <table:table-cell table:number-columns-repeated="1636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Ochelspitze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Ochelspitze</text:p>
          </table:table-cell>
          <table:table-cell office:value-type="string" calcext:value-type="string">
            <text:p>Brandgebiet</text:p>
          </table:table-cell>
          <table:table-cell office:value-type="float" office:value="3988" calcext:value-type="float">
            <text:p>3988</text:p>
          </table:table-cell>
          <table:table-cell office:value-type="string" calcext:value-type="string">
            <text:p>Ochelspitz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Ochelspitze</text:p>
          </table:table-cell>
          <table:table-cell office:value-type="float" office:value="79" calcext:value-type="float">
            <text:p>79</text:p>
          </table:table-cell>
          <table:table-cell office:value-type="float" office:value="50.9474866" calcext:value-type="float">
            <text:p>50,9474866</text:p>
          </table:table-cell>
          <table:table-cell office:value-type="float" office:value="14.1412524" calcext:value-type="float">
            <text:p>14,1412524</text:p>
          </table:table-cell>
          <table:table-cell office:value-type="string" calcext:value-type="string">
            <text:p>Ochelspitze, Hohnstein, Sächsische Schweiz-Osterzgebirge, Sachsen, 01848, Deutschland</text:p>
          </table:table-cell>
          <table:table-cell office:value-type="float" office:value="251874909" calcext:value-type="float">
            <text:p>251874909</text:p>
          </table:table-cell>
          <table:table-cell table:number-columns-repeated="1636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onifaz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Bonifaz</text:p>
          </table:table-cell>
          <table:table-cell office:value-type="string" calcext:value-type="string">
            <text:p>Brandgebiet</text:p>
          </table:table-cell>
          <table:table-cell office:value-type="float" office:value="3989" calcext:value-type="float">
            <text:p>3989</text:p>
          </table:table-cell>
          <table:table-cell office:value-type="string" calcext:value-type="string">
            <text:p>Bonifaz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Bonifaz</text:p>
          </table:table-cell>
          <table:table-cell office:value-type="float" office:value="80" calcext:value-type="float">
            <text:p>80</text:p>
          </table:table-cell>
          <table:table-cell office:value-type="float" office:value="50.9459366" calcext:value-type="float">
            <text:p>50,9459366</text:p>
          </table:table-cell>
          <table:table-cell office:value-type="float" office:value="14.1438261" calcext:value-type="float">
            <text:p>14,1438261</text:p>
          </table:table-cell>
          <table:table-cell office:value-type="string" calcext:value-type="string">
            <text:p>Bonifaz, Hohnstein, Sächsische Schweiz-Osterzgebirge, Sachsen, 01848, Deutschland</text:p>
          </table:table-cell>
          <table:table-cell office:value-type="float" office:value="251874477" calcext:value-type="float">
            <text:p>251874477</text:p>
          </table:table-cell>
          <table:table-cell table:number-columns-repeated="1636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erg-Frei-Turm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Berg-Frei-Turm</text:p>
          </table:table-cell>
          <table:table-cell office:value-type="string" calcext:value-type="string">
            <text:p>Brandgebiet</text:p>
          </table:table-cell>
          <table:table-cell office:value-type="float" office:value="3990" calcext:value-type="float">
            <text:p>3990</text:p>
          </table:table-cell>
          <table:table-cell office:value-type="string" calcext:value-type="string">
            <text:p>Berg-Frei-Tur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Berg-Frei-Turm</text:p>
          </table:table-cell>
          <table:table-cell office:value-type="float" office:value="81" calcext:value-type="float">
            <text:p>81</text:p>
          </table:table-cell>
          <table:table-cell office:value-type="float" office:value="50.9441889" calcext:value-type="float">
            <text:p>50,9441889</text:p>
          </table:table-cell>
          <table:table-cell office:value-type="float" office:value="14.1495265" calcext:value-type="float">
            <text:p>14,1495265</text:p>
          </table:table-cell>
          <table:table-cell office:value-type="string" calcext:value-type="string">
            <text:p>Berg-Frei-Turm, Hohnstein, Sächsische Schweiz-Osterzgebirge, Sachsen, 01814, Deutschland</text:p>
          </table:table-cell>
          <table:table-cell office:value-type="float" office:value="251874457" calcext:value-type="float">
            <text:p>251874457</text:p>
          </table:table-cell>
          <table:table-cell table:number-columns-repeated="1636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chinderkopf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Schinderkopf</text:p>
          </table:table-cell>
          <table:table-cell office:value-type="string" calcext:value-type="string">
            <text:p>Brandgebiet</text:p>
          </table:table-cell>
          <table:table-cell office:value-type="float" office:value="3991" calcext:value-type="float">
            <text:p>3991</text:p>
          </table:table-cell>
          <table:table-cell office:value-type="string" calcext:value-type="string">
            <text:p>Schinderkopf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Schinderkopf</text:p>
          </table:table-cell>
          <table:table-cell office:value-type="float" office:value="82" calcext:value-type="float">
            <text:p>82</text:p>
          </table:table-cell>
          <table:table-cell office:value-type="float" office:value="50.951045" calcext:value-type="float">
            <text:p>50,951045</text:p>
          </table:table-cell>
          <table:table-cell office:value-type="float" office:value="14.1502818" calcext:value-type="float">
            <text:p>14,1502818</text:p>
          </table:table-cell>
          <table:table-cell office:value-type="string" calcext:value-type="string">
            <text:p>Schinderkopf, Hohnstein, Sächsische Schweiz-Osterzgebirge, Sachsen, 01848, Deutschland</text:p>
          </table:table-cell>
          <table:table-cell office:value-type="float" office:value="251875047" calcext:value-type="float">
            <text:p>251875047</text:p>
          </table:table-cell>
          <table:table-cell table:number-columns-repeated="1636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romon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Promon</text:p>
          </table:table-cell>
          <table:table-cell office:value-type="string" calcext:value-type="string">
            <text:p>Brandgebiet</text:p>
          </table:table-cell>
          <table:table-cell office:value-type="float" office:value="3992" calcext:value-type="float">
            <text:p>3992</text:p>
          </table:table-cell>
          <table:table-cell office:value-type="string" calcext:value-type="string">
            <text:p>Promo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Promon</text:p>
          </table:table-cell>
          <table:table-cell office:value-type="float" office:value="83" calcext:value-type="float">
            <text:p>83</text:p>
          </table:table-cell>
          <table:table-cell office:value-type="float" office:value="50.9436726" calcext:value-type="float">
            <text:p>50,9436726</text:p>
          </table:table-cell>
          <table:table-cell office:value-type="float" office:value="14.1598796" calcext:value-type="float">
            <text:p>14,1598796</text:p>
          </table:table-cell>
          <table:table-cell office:value-type="string" calcext:value-type="string">
            <text:p>Promon, Hohnstein, Sächsische Schweiz-Osterzgebirge, Sachsen, 01814, Deutschland</text:p>
          </table:table-cell>
          <table:table-cell office:value-type="float" office:value="251874922" calcext:value-type="float">
            <text:p>251874922</text:p>
          </table:table-cell>
          <table:table-cell table:number-columns-repeated="1636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Bahnhofswächter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Brand</text:p>
          </table:table-cell>
          <table:table-cell office:value-type="float" office:value="3" calcext:value-type="float">
            <text:p>3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Bahnhofswächter</text:p>
          </table:table-cell>
          <table:table-cell office:value-type="string" calcext:value-type="string">
            <text:p>Brandgebiet</text:p>
          </table:table-cell>
          <table:table-cell office:value-type="float" office:value="3993" calcext:value-type="float">
            <text:p>3993</text:p>
          </table:table-cell>
          <table:table-cell office:value-type="string" calcext:value-type="string">
            <text:p>Bahnhofswächte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andgebiet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Bahnhofswächter</text:p>
          </table:table-cell>
          <table:table-cell office:value-type="float" office:value="84" calcext:value-type="float">
            <text:p>84</text:p>
          </table:table-cell>
          <table:table-cell office:value-type="float" office:value="50.9433438" calcext:value-type="float">
            <text:p>50,9433438</text:p>
          </table:table-cell>
          <table:table-cell office:value-type="float" office:value="14.1420138" calcext:value-type="float">
            <text:p>14,1420138</text:p>
          </table:table-cell>
          <table:table-cell office:value-type="string" calcext:value-type="string">
            <text:p>Bahnhofswächter, Rathmannsdorf, Bad Schandau, Sächsische Schweiz-Osterzgebirge, Sachsen, 01814, Deutschland</text:p>
          </table:table-cell>
          <table:table-cell office:value-type="float" office:value="251874448" calcext:value-type="float">
            <text:p>251874448</text:p>
          </table:table-cell>
          <table:table-cell table:number-columns-repeated="1636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b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Erzgebirgsgrenzgebiet</text:p>
          </table:table-cell>
          <table:table-cell office:value-type="float" office:value="4" calcext:value-type="float">
            <text:p>4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Dieb</text:p>
          </table:table-cell>
          <table:table-cell office:value-type="string" calcext:value-type="string">
            <text:p>Erzgebirgsgrenzgebiet</text:p>
          </table:table-cell>
          <table:table-cell office:value-type="float" office:value="3794" calcext:value-type="float">
            <text:p>3794</text:p>
          </table:table-cell>
          <table:table-cell office:value-type="string" calcext:value-type="string">
            <text:p>Dieb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rzgebirgsgrenzgebiet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Dieb</text:p>
          </table:table-cell>
          <table:table-cell office:value-type="float" office:value="1" calcext:value-type="float">
            <text:p>1</text:p>
          </table:table-cell>
          <table:table-cell office:value-type="float" office:value="50.8313333" calcext:value-type="float">
            <text:p>50,8313333</text:p>
          </table:table-cell>
          <table:table-cell office:value-type="float" office:value="14.0225556" calcext:value-type="float">
            <text:p>14,0225556</text:p>
          </table:table-cell>
          <table:table-cell office:value-type="string" calcext:value-type="string">
            <text:p>Dieb, Bad Gottleuba-Berggießhübel, Sächsische Schweiz-Osterzgebirge, Sachsen, Deutschland</text:p>
          </table:table-cell>
          <table:table-cell office:value-type="float" office:value="1445516834" calcext:value-type="float">
            <text:p>1445516834</text:p>
          </table:table-cell>
          <table:table-cell table:number-columns-repeated="1636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scher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Erzgebirgsgrenzgebiet</text:p>
          </table:table-cell>
          <table:table-cell office:value-type="float" office:value="4" calcext:value-type="float">
            <text:p>4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Pascher</text:p>
          </table:table-cell>
          <table:table-cell office:value-type="string" calcext:value-type="string">
            <text:p>Erzgebirgsgrenzgebiet</text:p>
          </table:table-cell>
          <table:table-cell office:value-type="float" office:value="3795" calcext:value-type="float">
            <text:p>3795</text:p>
          </table:table-cell>
          <table:table-cell office:value-type="string" calcext:value-type="string">
            <text:p>Pascher (Dreifreundeturm)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rzgebirgsgrenzgebiet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Pascher</text:p>
          </table:table-cell>
          <table:table-cell office:value-type="float" office:value="2" calcext:value-type="float">
            <text:p>2</text:p>
          </table:table-cell>
          <table:table-cell office:value-type="float" office:value="50.8121771" calcext:value-type="float">
            <text:p>50,8121771</text:p>
          </table:table-cell>
          <table:table-cell office:value-type="float" office:value="14.013398" calcext:value-type="float">
            <text:p>14,013398</text:p>
          </table:table-cell>
          <table:table-cell office:value-type="string" calcext:value-type="string">
            <text:p>Pascher, Bad Gottleuba-Berggießhübel, Sächsische Schweiz-Osterzgebirge, Sachsen, Deutschland</text:p>
          </table:table-cell>
          <table:table-cell office:value-type="float" office:value="2088846441" calcext:value-type="float">
            <text:p>2088846441</text:p>
          </table:table-cell>
          <table:table-cell table:number-columns-repeated="1636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nzwächter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Erzgebirgsgrenzgebiet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Grenzwächter</text:p>
          </table:table-cell>
          <table:table-cell office:value-type="string" calcext:value-type="string">
            <text:p>Erzgebirgsgrenzgebiet</text:p>
          </table:table-cell>
          <table:table-cell office:value-type="float" office:value="3796" calcext:value-type="float">
            <text:p>3796</text:p>
          </table:table-cell>
          <table:table-cell office:value-type="string" calcext:value-type="string">
            <text:p>Grenzwächter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rzgebirgsgrenzgebiet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Grenzwächter</text:p>
          </table:table-cell>
          <table:table-cell office:value-type="float" office:value="3" calcext:value-type="float">
            <text:p>3</text:p>
          </table:table-cell>
          <table:table-cell office:value-type="float" office:value="50.8122729" calcext:value-type="float">
            <text:p>50,8122729</text:p>
          </table:table-cell>
          <table:table-cell office:value-type="float" office:value="14.012272" calcext:value-type="float">
            <text:p>14,012272</text:p>
          </table:table-cell>
          <table:table-cell office:value-type="string" calcext:value-type="string">
            <text:p>Grenzwächter, Bad Gottleuba-Berggießhübel, Sächsische Schweiz-Osterzgebirge, Sachsen, Deutschland</text:p>
          </table:table-cell>
          <table:table-cell office:value-type="float" office:value="2088846437" calcext:value-type="float">
            <text:p>2088846437</text:p>
          </table:table-cell>
          <table:table-cell table:number-columns-repeated="1636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nzspitze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Erzgebirgsgrenzgebiet</text:p>
          </table:table-cell>
          <table:table-cell office:value-type="float" office:value="4" calcext:value-type="float">
            <text:p>4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Grenzspitze</text:p>
          </table:table-cell>
          <table:table-cell office:value-type="string" calcext:value-type="string">
            <text:p>Erzgebirgsgrenzgebiet</text:p>
          </table:table-cell>
          <table:table-cell office:value-type="float" office:value="3797" calcext:value-type="float">
            <text:p>3797</text:p>
          </table:table-cell>
          <table:table-cell office:value-type="string" calcext:value-type="string">
            <text:p>Grenzspitz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rzgebirgsgrenzgebie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renzspitze</text:p>
          </table:table-cell>
          <table:table-cell office:value-type="float" office:value="4" calcext:value-type="float">
            <text:p>4</text:p>
          </table:table-cell>
          <table:table-cell office:value-type="float" office:value="50.811741" calcext:value-type="float">
            <text:p>50,811741</text:p>
          </table:table-cell>
          <table:table-cell office:value-type="float" office:value="14.0118149" calcext:value-type="float">
            <text:p>14,0118149</text:p>
          </table:table-cell>
          <table:table-cell office:value-type="string" calcext:value-type="string">
            <text:p>Grenzspitze, Bad Gottleuba-Berggießhübel, Sächsische Schweiz-Osterzgebirge, Sachsen, Deutschland</text:p>
          </table:table-cell>
          <table:table-cell office:value-type="float" office:value="2088846427" calcext:value-type="float">
            <text:p>2088846427</text:p>
          </table:table-cell>
          <table:table-cell table:number-columns-repeated="1636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llendorfer Nade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Erzgebirgsgrenzgebiet</text:p>
          </table:table-cell>
          <table:table-cell office:value-type="float" office:value="4" calcext:value-type="float">
            <text:p>4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ellendorfer Nadel</text:p>
          </table:table-cell>
          <table:table-cell office:value-type="string" calcext:value-type="string">
            <text:p>Erzgebirgsgrenzgebiet</text:p>
          </table:table-cell>
          <table:table-cell office:value-type="float" office:value="3798" calcext:value-type="float">
            <text:p>3798</text:p>
          </table:table-cell>
          <table:table-cell office:value-type="string" calcext:value-type="string">
            <text:p>Hellendorfer Nadel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rzgebirgsgrenzgebiet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Hellendorfer Nadel</text:p>
          </table:table-cell>
          <table:table-cell office:value-type="float" office:value="5" calcext:value-type="float">
            <text:p>5</text:p>
          </table:table-cell>
          <table:table-cell office:value-type="float" office:value="50.820714" calcext:value-type="float">
            <text:p>50,820714</text:p>
          </table:table-cell>
          <table:table-cell office:value-type="float" office:value="14.0033561" calcext:value-type="float">
            <text:p>14,0033561</text:p>
          </table:table-cell>
          <table:table-cell office:value-type="string" calcext:value-type="string">
            <text:p>Hellendorfer Nadel, Bad Gottleuba-Berggießhübel, Sächsische Schweiz-Osterzgebirge, Sachsen, Deutschland</text:p>
          </table:table-cell>
          <table:table-cell office:value-type="float" office:value="1951363553" calcext:value-type="float">
            <text:p>1951363553</text:p>
          </table:table-cell>
          <table:table-cell table:number-columns-repeated="1636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rdspitze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Erzgebirgsgrenzgebiet</text:p>
          </table:table-cell>
          <table:table-cell office:value-type="float" office:value="4" calcext:value-type="float">
            <text:p>4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Mordspitze</text:p>
          </table:table-cell>
          <table:table-cell office:value-type="string" calcext:value-type="string">
            <text:p>Erzgebirgsgrenzgebiet</text:p>
          </table:table-cell>
          <table:table-cell office:value-type="float" office:value="3799" calcext:value-type="float">
            <text:p>3799</text:p>
          </table:table-cell>
          <table:table-cell office:value-type="string" calcext:value-type="string">
            <text:p>Mordspitz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rzgebirgsgrenzgebiet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ordspitze</text:p>
          </table:table-cell>
          <table:table-cell office:value-type="float" office:value="6" calcext:value-type="float">
            <text:p>6</text:p>
          </table:table-cell>
          <table:table-cell office:value-type="float" office:value="50.8241921" calcext:value-type="float">
            <text:p>50,8241921</text:p>
          </table:table-cell>
          <table:table-cell office:value-type="float" office:value="13.9992825" calcext:value-type="float">
            <text:p>13,9992825</text:p>
          </table:table-cell>
          <table:table-cell office:value-type="string" calcext:value-type="string">
            <text:p>Mordspitze, Bad Gottleuba-Berggießhübel, Sächsische Schweiz-Osterzgebirge, Sachsen, Deutschland</text:p>
          </table:table-cell>
          <table:table-cell office:value-type="float" office:value="1951363554" calcext:value-type="float">
            <text:p>1951363554</text:p>
          </table:table-cell>
          <table:table-cell table:number-columns-repeated="1636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hratalwand *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Erzgebirgsgrenzgebiet</text:p>
          </table:table-cell>
          <table:table-cell office:value-type="float" office:value="4" calcext:value-type="float">
            <text:p>4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Bahratalwand</text:p>
          </table:table-cell>
          <table:table-cell office:value-type="string" calcext:value-type="string">
            <text:p>Erzgebirgsgrenzgebiet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Bahratalwan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rzgebirgsgrenzgebiet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Bahratalwand</text:p>
          </table:table-cell>
          <table:table-cell office:value-type="float" office:value="7" calcext:value-type="float">
            <text:p>7</text:p>
          </table:table-cell>
          <table:table-cell office:value-type="float" office:value="50.8757167" calcext:value-type="float">
            <text:p>50,8757167</text:p>
          </table:table-cell>
          <table:table-cell office:value-type="float" office:value="13.9871058" calcext:value-type="float">
            <text:p>13,9871058</text:p>
          </table:table-cell>
          <table:table-cell office:value-type="string" calcext:value-type="string">
            <text:p>Bahratalwand, Bad Gottleuba-Berggießhübel, Sächsische Schweiz-Osterzgebirge, Sachsen, 01816, Deutschland</text:p>
          </table:table-cell>
          <table:table-cell office:value-type="float" office:value="700645361" calcext:value-type="float">
            <text:p>700645361</text:p>
          </table:table-cell>
          <table:table-cell table:number-columns-repeated="1636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itzbub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Erzgebirgsgrenzgebiet</text:p>
          </table:table-cell>
          <table:table-cell office:value-type="float" office:value="4" calcext:value-type="float">
            <text:p>4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pitzbub</text:p>
          </table:table-cell>
          <table:table-cell office:value-type="string" calcext:value-type="string">
            <text:p>Erzgebirgsgrenzgebiet</text:p>
          </table:table-cell>
          <table:table-cell office:value-type="float" office:value="3801" calcext:value-type="float">
            <text:p>3801</text:p>
          </table:table-cell>
          <table:table-cell office:value-type="string" calcext:value-type="string">
            <text:p>Spitzbub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rzgebirgsgrenzgebiet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Spitzbub</text:p>
          </table:table-cell>
          <table:table-cell office:value-type="float" office:value="8" calcext:value-type="float">
            <text:p>8</text:p>
          </table:table-cell>
          <table:table-cell office:value-type="float" office:value="50.8803476" calcext:value-type="float">
            <text:p>50,8803476</text:p>
          </table:table-cell>
          <table:table-cell office:value-type="float" office:value="13.9848266" calcext:value-type="float">
            <text:p>13,9848266</text:p>
          </table:table-cell>
          <table:table-cell office:value-type="string" calcext:value-type="string">
            <text:p>Spitzbub, Bad Gottleuba-Berggießhübel, Sächsische Schweiz-Osterzgebirge, Sachsen, 01816, Deutschland</text:p>
          </table:table-cell>
          <table:table-cell office:value-type="float" office:value="700646414" calcext:value-type="float">
            <text:p>700646414</text:p>
          </table:table-cell>
          <table:table-cell table:number-columns-repeated="1636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ierkant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Erzgebirgsgrenzgebiet</text:p>
          </table:table-cell>
          <table:table-cell office:value-type="float" office:value="4" calcext:value-type="float">
            <text:p>4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Vierkant</text:p>
          </table:table-cell>
          <table:table-cell office:value-type="string" calcext:value-type="string">
            <text:p>Erzgebirgsgrenzgebiet</text:p>
          </table:table-cell>
          <table:table-cell office:value-type="float" office:value="3802" calcext:value-type="float">
            <text:p>3802</text:p>
          </table:table-cell>
          <table:table-cell office:value-type="string" calcext:value-type="string">
            <text:p>Vierkan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rzgebirgsgrenzgebiet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Vierkant</text:p>
          </table:table-cell>
          <table:table-cell office:value-type="float" office:value="9" calcext:value-type="float">
            <text:p>9</text:p>
          </table:table-cell>
          <table:table-cell office:value-type="float" office:value="50.8816472" calcext:value-type="float">
            <text:p>50,8816472</text:p>
          </table:table-cell>
          <table:table-cell office:value-type="float" office:value="13.9842097" calcext:value-type="float">
            <text:p>13,9842097</text:p>
          </table:table-cell>
          <table:table-cell office:value-type="string" calcext:value-type="string">
            <text:p>Vierkant, Bad Gottleuba-Berggießhübel, Sächsische Schweiz-Osterzgebirge, Sachsen, 01816, Deutschland</text:p>
          </table:table-cell>
          <table:table-cell office:value-type="float" office:value="1951109506" calcext:value-type="float">
            <text:p>1951109506</text:p>
          </table:table-cell>
          <table:table-cell table:number-columns-repeated="1636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endarm *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Erzgebirgsgrenzgebiet</text:p>
          </table:table-cell>
          <table:table-cell office:value-type="float" office:value="4" calcext:value-type="float">
            <text:p>4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Gendarm</text:p>
          </table:table-cell>
          <table:table-cell office:value-type="string" calcext:value-type="string">
            <text:p>Erzgebirgsgrenzgebiet</text:p>
          </table:table-cell>
          <table:table-cell office:value-type="float" office:value="3803" calcext:value-type="float">
            <text:p>3803</text:p>
          </table:table-cell>
          <table:table-cell office:value-type="string" calcext:value-type="string">
            <text:p>Gendar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rzgebirgsgrenzgebiet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Gendarm</text:p>
          </table:table-cell>
          <table:table-cell office:value-type="float" office:value="10" calcext:value-type="float">
            <text:p>10</text:p>
          </table:table-cell>
          <table:table-cell office:value-type="float" office:value="50.8818772" calcext:value-type="float">
            <text:p>50,8818772</text:p>
          </table:table-cell>
          <table:table-cell office:value-type="float" office:value="13.9839195" calcext:value-type="float">
            <text:p>13,9839195</text:p>
          </table:table-cell>
          <table:table-cell office:value-type="string" calcext:value-type="string">
            <text:p>Gendarm, Bad Gottleuba-Berggießhübel, Sächsische Schweiz-Osterzgebirge, Sachsen, 01816, Deutschland</text:p>
          </table:table-cell>
          <table:table-cell office:value-type="float" office:value="1951109483" calcext:value-type="float">
            <text:p>1951109483</text:p>
          </table:table-cell>
          <table:table-cell table:number-columns-repeated="1636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uckuckstein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Erzgebirgsgrenzgebiet</text:p>
          </table:table-cell>
          <table:table-cell office:value-type="float" office:value="4" calcext:value-type="float">
            <text:p>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Kuckuckstein</text:p>
          </table:table-cell>
          <table:table-cell office:value-type="string" calcext:value-type="string">
            <text:p>Erzgebirgsgrenzgebiet</text:p>
          </table:table-cell>
          <table:table-cell office:value-type="float" office:value="3804" calcext:value-type="float">
            <text:p>3804</text:p>
          </table:table-cell>
          <table:table-cell office:value-type="string" calcext:value-type="string">
            <text:p>Kuckuckstein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rzgebirgsgrenzgebiet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Kuckuckstein</text:p>
          </table:table-cell>
          <table:table-cell office:value-type="float" office:value="11" calcext:value-type="float">
            <text:p>11</text:p>
          </table:table-cell>
          <table:table-cell office:value-type="float" office:value="50.8916678" calcext:value-type="float">
            <text:p>50,8916678</text:p>
          </table:table-cell>
          <table:table-cell office:value-type="float" office:value="13.9923113" calcext:value-type="float">
            <text:p>13,9923113</text:p>
          </table:table-cell>
          <table:table-cell office:value-type="string" calcext:value-type="string">
            <text:p>Kuckuckstein, Bad Gottleuba-Berggießhübel, Sächsische Schweiz-Osterzgebirge, Sachsen, Deutschland</text:p>
          </table:table-cell>
          <table:table-cell office:value-type="float" office:value="1947644909" calcext:value-type="float">
            <text:p>1947644909</text:p>
          </table:table-cell>
          <table:table-cell table:number-columns-repeated="1636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Östlicher Bergießhübler Turm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Erzgebirgsgrenzgebiet</text:p>
          </table:table-cell>
          <table:table-cell office:value-type="float" office:value="4" calcext:value-type="float">
            <text:p>4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Berggießhübler Turm, Östlicher</text:p>
          </table:table-cell>
          <table:table-cell office:value-type="string" calcext:value-type="string">
            <text:p>Erzgebirgsgrenzgebiet</text:p>
          </table:table-cell>
          <table:table-cell office:value-type="float" office:value="3805" calcext:value-type="float">
            <text:p>3805</text:p>
          </table:table-cell>
          <table:table-cell office:value-type="string" calcext:value-type="string">
            <text:p>Östlicher Berggießhübler Tur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rzgebirgsgrenzgebiet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Östlicher Berggießhübler Turm</text:p>
          </table:table-cell>
          <table:table-cell office:value-type="float" office:value="12" calcext:value-type="float">
            <text:p>12</text:p>
          </table:table-cell>
          <table:table-cell office:value-type="float" office:value="50.8796109" calcext:value-type="float">
            <text:p>50,8796109</text:p>
          </table:table-cell>
          <table:table-cell office:value-type="float" office:value="13.9439698" calcext:value-type="float">
            <text:p>13,9439698</text:p>
          </table:table-cell>
          <table:table-cell office:value-type="string" calcext:value-type="string">
            <text:p>Östlicher Berggießhübler Turm, Dohma, Pirna, Sächsische Schweiz-Osterzgebirge, Sachsen, 01816, Deutschland</text:p>
          </table:table-cell>
          <table:table-cell office:value-type="float" office:value="1639637798" calcext:value-type="float">
            <text:p>1639637798</text:p>
          </table:table-cell>
          <table:table-cell table:number-columns-repeated="1636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estlicher Bergießhübler Turm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Erzgebirgsgrenzgebiet</text:p>
          </table:table-cell>
          <table:table-cell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erggießhübler Turm, Westlicher</text:p>
          </table:table-cell>
          <table:table-cell office:value-type="string" calcext:value-type="string">
            <text:p>Erzgebirgsgrenzgebiet</text:p>
          </table:table-cell>
          <table:table-cell office:value-type="float" office:value="3806" calcext:value-type="float">
            <text:p>3806</text:p>
          </table:table-cell>
          <table:table-cell office:value-type="string" calcext:value-type="string">
            <text:p>Westlicher Berggießhübler Tur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rzgebirgsgrenzgebie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Westlicher Berggießhübler Turm</text:p>
          </table:table-cell>
          <table:table-cell office:value-type="float" office:value="13" calcext:value-type="float">
            <text:p>13</text:p>
          </table:table-cell>
          <table:table-cell office:value-type="float" office:value="50.8797766" calcext:value-type="float">
            <text:p>50,8797766</text:p>
          </table:table-cell>
          <table:table-cell office:value-type="float" office:value="13.9430126" calcext:value-type="float">
            <text:p>13,9430126</text:p>
          </table:table-cell>
          <table:table-cell office:value-type="string" calcext:value-type="string">
            <text:p>Westlicher Berggießhübler Turm, Dohma, Pirna, Sächsische Schweiz-Osterzgebirge, Sachsen, 01816, Deutschland</text:p>
          </table:table-cell>
          <table:table-cell office:value-type="float" office:value="1639637790" calcext:value-type="float">
            <text:p>1639637790</text:p>
          </table:table-cell>
          <table:table-cell table:number-columns-repeated="1636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elsenbrückenturm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Erzgebirgsgrenzgebiet</text:p>
          </table:table-cell>
          <table:table-cell office:value-type="float" office:value="4" calcext:value-type="float">
            <text:p>4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Felsenbrückenturm</text:p>
          </table:table-cell>
          <table:table-cell office:value-type="string" calcext:value-type="string">
            <text:p>Erzgebirgsgrenzgebiet</text:p>
          </table:table-cell>
          <table:table-cell office:value-type="float" office:value="17251" calcext:value-type="float">
            <text:p>17251</text:p>
          </table:table-cell>
          <table:table-cell office:value-type="string" calcext:value-type="string">
            <text:p>Großer Felsenbrückentur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rzgebirgsgrenzgebiet</text:p>
          </table:table-cell>
          <table:table-cell office:value-type="float" office:value="1478" calcext:value-type="float">
            <text:p>1478</text:p>
          </table:table-cell>
          <table:table-cell office:value-type="string" calcext:value-type="string">
            <text:p>Felsenbrückenturm</text:p>
          </table:table-cell>
          <table:table-cell office:value-type="float" office:value="14" calcext:value-type="float">
            <text:p>14</text:p>
          </table:table-cell>
          <table:table-cell office:value-type="float" office:value="50.8795667" calcext:value-type="float">
            <text:p>50,8795667</text:p>
          </table:table-cell>
          <table:table-cell office:value-type="float" office:value="13.93465" calcext:value-type="float">
            <text:p>13,93465</text:p>
          </table:table-cell>
          <table:table-cell office:value-type="string" calcext:value-type="string">
            <text:p>Großer Felsenbrückenturm, Bad Gottleuba-Berggießhübel, Sächsische Schweiz-Osterzgebirge, Sachsen, 01816, Deutschland</text:p>
          </table:table-cell>
          <table:table-cell office:value-type="float" office:value="3538966639" calcext:value-type="float">
            <text:p>3538966639</text:p>
          </table:table-cell>
          <table:table-cell table:number-columns-repeated="1636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iesensteinwand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Erzgebirgsgrenzgebiet</text:p>
          </table:table-cell>
          <table:table-cell office:value-type="float" office:value="4" calcext:value-type="float">
            <text:p>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Giesensteinwand</text:p>
          </table:table-cell>
          <table:table-cell office:value-type="string" calcext:value-type="string">
            <text:p>Erzgebirgsgrenzgebiet</text:p>
          </table:table-cell>
          <table:table-cell office:value-type="float" office:value="3807" calcext:value-type="float">
            <text:p>3807</text:p>
          </table:table-cell>
          <table:table-cell office:value-type="string" calcext:value-type="string">
            <text:p>Giesensteinwan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rzgebirgsgrenzgebiet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Giesensteinwand</text:p>
          </table:table-cell>
          <table:table-cell office:value-type="float" office:value="15" calcext:value-type="float">
            <text:p>15</text:p>
          </table:table-cell>
          <table:table-cell office:value-type="float" office:value="50.8658145" calcext:value-type="float">
            <text:p>50,8658145</text:p>
          </table:table-cell>
          <table:table-cell office:value-type="float" office:value="13.9323385" calcext:value-type="float">
            <text:p>13,9323385</text:p>
          </table:table-cell>
          <table:table-cell office:value-type="string" calcext:value-type="string">
            <text:p>Giesensteinwand, Bahretal, Bad Gottleuba-Berggießhübel, Sächsische Schweiz-Osterzgebirge, Sachsen, 01816, Deutschland</text:p>
          </table:table-cell>
          <table:table-cell office:value-type="float" office:value="572036662" calcext:value-type="float">
            <text:p>572036662</text:p>
          </table:table-cell>
          <table:table-cell table:number-columns-repeated="1636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andstein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Erzgebirgsgrenzgebiet</text:p>
          </table:table-cell>
          <table:table-cell office:value-type="float" office:value="4" calcext:value-type="float">
            <text:p>4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Brandstein</text:p>
          </table:table-cell>
          <table:table-cell office:value-type="string" calcext:value-type="string">
            <text:p>Erzgebirgsgrenzgebiet</text:p>
          </table:table-cell>
          <table:table-cell office:value-type="float" office:value="3808" calcext:value-type="float">
            <text:p>3808</text:p>
          </table:table-cell>
          <table:table-cell office:value-type="string" calcext:value-type="string">
            <text:p>Brandstein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rzgebirgsgrenzgebiet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Brandstein</text:p>
          </table:table-cell>
          <table:table-cell office:value-type="float" office:value="16" calcext:value-type="float">
            <text:p>16</text:p>
          </table:table-cell>
          <table:table-cell office:value-type="float" office:value="50.8655481" calcext:value-type="float">
            <text:p>50,8655481</text:p>
          </table:table-cell>
          <table:table-cell office:value-type="float" office:value="13.9320509" calcext:value-type="float">
            <text:p>13,9320509</text:p>
          </table:table-cell>
          <table:table-cell office:value-type="string" calcext:value-type="string">
            <text:p>Brandstein, Bahretal, Bad Gottleuba-Berggießhübel, Sächsische Schweiz-Osterzgebirge, Sachsen, 01816, Deutschland</text:p>
          </table:table-cell>
          <table:table-cell office:value-type="float" office:value="572036664" calcext:value-type="float">
            <text:p>572036664</text:p>
          </table:table-cell>
          <table:table-cell table:number-columns-repeated="1636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lzwand (Pilzturm)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Pilzwand</text:p>
          </table:table-cell>
          <table:table-cell office:value-type="string" calcext:value-type="string">
            <text:p>Gebiet der Steine</text:p>
          </table:table-cell>
          <table:table-cell office:value-type="float" office:value="17211" calcext:value-type="float">
            <text:p>17211</text:p>
          </table:table-cell>
          <table:table-cell office:value-type="string" calcext:value-type="string">
            <text:p>Pilzwand (Pilzturm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Pilzwand</text:p>
          </table:table-cell>
          <table:table-cell office:value-type="float" office:value="1" calcext:value-type="float">
            <text:p>1</text:p>
          </table:table-cell>
          <table:table-cell office:value-type="float" office:value="50.94774" calcext:value-type="float">
            <text:p>50,94774</text:p>
          </table:table-cell>
          <table:table-cell office:value-type="float" office:value="13.986585" calcext:value-type="float">
            <text:p>13,986585</text:p>
          </table:table-cell>
          <table:table-cell office:value-type="string" calcext:value-type="string">
            <text:p>Pilzwand, Pirna, Sächsische Schweiz-Osterzgebirge, Sachsen, 01829, Deutschland</text:p>
          </table:table-cell>
          <table:table-cell office:value-type="float" office:value="3471571142" calcext:value-type="float">
            <text:p>3471571142</text:p>
          </table:table-cell>
          <table:table-cell table:number-columns-repeated="1636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tsleitenturm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Ratsleitenturm</text:p>
          </table:table-cell>
          <table:table-cell office:value-type="string" calcext:value-type="string">
            <text:p>Gebiet der Steine</text:p>
          </table:table-cell>
          <table:table-cell office:value-type="float" office:value="10263" calcext:value-type="float">
            <text:p>10263</text:p>
          </table:table-cell>
          <table:table-cell office:value-type="string" calcext:value-type="string">
            <text:p>Ratsleitentur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Ratsleitenturm</text:p>
          </table:table-cell>
          <table:table-cell office:value-type="float" office:value="2" calcext:value-type="float">
            <text:p>2</text:p>
          </table:table-cell>
          <table:table-cell office:value-type="float" office:value="50.9475704" calcext:value-type="float">
            <text:p>50,9475704</text:p>
          </table:table-cell>
          <table:table-cell office:value-type="float" office:value="13.986885" calcext:value-type="float">
            <text:p>13,986885</text:p>
          </table:table-cell>
          <table:table-cell office:value-type="string" calcext:value-type="string">
            <text:p>Ratsleitenturm, Pirna, Sächsische Schweiz-Osterzgebirge, Sachsen, 01829, Deutschland</text:p>
          </table:table-cell>
          <table:table-cell office:value-type="float" office:value="3471571143" calcext:value-type="float">
            <text:p>3471571143</text:p>
          </table:table-cell>
          <table:table-cell table:number-columns-repeated="1636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uppengrundkege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ppengrundkegel</text:p>
          </table:table-cell>
          <table:table-cell office:value-type="string" calcext:value-type="string">
            <text:p>Gebiet der Steine</text:p>
          </table:table-cell>
          <table:table-cell office:value-type="float" office:value="4401" calcext:value-type="float">
            <text:p>4401</text:p>
          </table:table-cell>
          <table:table-cell office:value-type="string" calcext:value-type="string">
            <text:p>Struppengrundkegel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Struppengrundkegel</text:p>
          </table:table-cell>
          <table:table-cell office:value-type="float" office:value="3" calcext:value-type="float">
            <text:p>3</text:p>
          </table:table-cell>
          <table:table-cell office:value-type="float" office:value="50.944472" calcext:value-type="float">
            <text:p>50,944472</text:p>
          </table:table-cell>
          <table:table-cell office:value-type="float" office:value="13.989556" calcext:value-type="float">
            <text:p>13,989556</text:p>
          </table:table-cell>
          <table:table-cell office:value-type="string" calcext:value-type="string">
            <text:p>Struppengrundkegel, Struppen, Königstein/Sächs. Schw., Sächsische Schweiz-Osterzgebirge, Sachsen, 01829, Deutschland</text:p>
          </table:table-cell>
          <table:table-cell office:value-type="float" office:value="1259440632" calcext:value-type="float">
            <text:p>1259440632</text:p>
          </table:table-cell>
          <table:table-cell table:number-columns-repeated="1636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hombus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ombus</text:p>
          </table:table-cell>
          <table:table-cell office:value-type="string" calcext:value-type="string">
            <text:p>Gebiet der Steine</text:p>
          </table:table-cell>
          <table:table-cell office:value-type="float" office:value="4402" calcext:value-type="float">
            <text:p>4402</text:p>
          </table:table-cell>
          <table:table-cell office:value-type="string" calcext:value-type="string">
            <text:p>Rhombu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Rhombus</text:p>
          </table:table-cell>
          <table:table-cell office:value-type="float" office:value="4" calcext:value-type="float">
            <text:p>4</text:p>
          </table:table-cell>
          <table:table-cell office:value-type="float" office:value="50.9424815" calcext:value-type="float">
            <text:p>50,9424815</text:p>
          </table:table-cell>
          <table:table-cell office:value-type="float" office:value="14.0396597" calcext:value-type="float">
            <text:p>14,0396597</text:p>
          </table:table-cell>
          <table:table-cell office:value-type="string" calcext:value-type="string">
            <text:p>Rhombus, Struppen, Königstein/Sächs. Schw., Sächsische Schweiz-Osterzgebirge, Sachsen, 01829, Deutschland</text:p>
          </table:table-cell>
          <table:table-cell office:value-type="float" office:value="2260819486" calcext:value-type="float">
            <text:p>2260819486</text:p>
          </table:table-cell>
          <table:table-cell table:number-columns-repeated="1636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ärensteinscheibe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ärensteinscheibe</text:p>
          </table:table-cell>
          <table:table-cell office:value-type="string" calcext:value-type="string">
            <text:p>Gebiet der Steine</text:p>
          </table:table-cell>
          <table:table-cell office:value-type="float" office:value="4403" calcext:value-type="float">
            <text:p>4403</text:p>
          </table:table-cell>
          <table:table-cell office:value-type="string" calcext:value-type="string">
            <text:p>Bärensteinscheib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Bärensteinscheibe</text:p>
          </table:table-cell>
          <table:table-cell office:value-type="float" office:value="5" calcext:value-type="float">
            <text:p>5</text:p>
          </table:table-cell>
          <table:table-cell office:value-type="float" office:value="50.9421666" calcext:value-type="float">
            <text:p>50,9421666</text:p>
          </table:table-cell>
          <table:table-cell office:value-type="float" office:value="14.0399232" calcext:value-type="float">
            <text:p>14,0399232</text:p>
          </table:table-cell>
          <table:table-cell office:value-type="string" calcext:value-type="string">
            <text:p>Bärensteinscheibe, Struppen, Königstein/Sächs. Schw., Sächsische Schweiz-Osterzgebirge, Sachsen, 01829, Deutschland</text:p>
          </table:table-cell>
          <table:table-cell office:value-type="float" office:value="1850582340" calcext:value-type="float">
            <text:p>1850582340</text:p>
          </table:table-cell>
          <table:table-cell table:number-columns-repeated="1636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ärensteinwächter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ärensteinwächter</text:p>
          </table:table-cell>
          <table:table-cell office:value-type="string" calcext:value-type="string">
            <text:p>Gebiet der Steine</text:p>
          </table:table-cell>
          <table:table-cell office:value-type="float" office:value="4404" calcext:value-type="float">
            <text:p>4404</text:p>
          </table:table-cell>
          <table:table-cell office:value-type="string" calcext:value-type="string">
            <text:p>Bärensteinwäch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Bärensteinwächter</text:p>
          </table:table-cell>
          <table:table-cell office:value-type="float" office:value="6" calcext:value-type="float">
            <text:p>6</text:p>
          </table:table-cell>
          <table:table-cell office:value-type="float" office:value="50.9404869" calcext:value-type="float">
            <text:p>50,9404869</text:p>
          </table:table-cell>
          <table:table-cell office:value-type="float" office:value="14.0426594" calcext:value-type="float">
            <text:p>14,0426594</text:p>
          </table:table-cell>
          <table:table-cell office:value-type="string" calcext:value-type="string">
            <text:p>Bärensteinwächter, Struppen, Königstein/Sächs. Schw., Sächsische Schweiz-Osterzgebirge, Sachsen, 01829, Deutschland</text:p>
          </table:table-cell>
          <table:table-cell office:value-type="float" office:value="918548503" calcext:value-type="float">
            <text:p>918548503</text:p>
          </table:table-cell>
          <table:table-cell table:number-columns-repeated="1636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ürmsdorfer Stein *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Gebiet der Stein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hürmsdorfer Stein</text:p>
          </table:table-cell>
          <table:table-cell office:value-type="string" calcext:value-type="string">
            <text:p>Gebiet der Steine</text:p>
          </table:table-cell>
          <table:table-cell office:value-type="float" office:value="4405" calcext:value-type="float">
            <text:p>4405</text:p>
          </table:table-cell>
          <table:table-cell office:value-type="string" calcext:value-type="string">
            <text:p>Thürmsdorfer Stei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Thürmsdorfer Stein</text:p>
          </table:table-cell>
          <table:table-cell office:value-type="float" office:value="7" calcext:value-type="float">
            <text:p>7</text:p>
          </table:table-cell>
          <table:table-cell office:value-type="float" office:value="50.9415928" calcext:value-type="float">
            <text:p>50,9415928</text:p>
          </table:table-cell>
          <table:table-cell office:value-type="float" office:value="14.0445296" calcext:value-type="float">
            <text:p>14,0445296</text:p>
          </table:table-cell>
          <table:table-cell office:value-type="string" calcext:value-type="string">
            <text:p>Thürmsdorfer Stein, Struppen, Königstein/Sächs. Schw., Sächsische Schweiz-Osterzgebirge, Sachsen, 01829, Deutschland</text:p>
          </table:table-cell>
          <table:table-cell office:value-type="float" office:value="771128648" calcext:value-type="float">
            <text:p>771128648</text:p>
          </table:table-cell>
          <table:table-cell table:number-columns-repeated="1636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ärensteinwarte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ärensteinwarte</text:p>
          </table:table-cell>
          <table:table-cell office:value-type="string" calcext:value-type="string">
            <text:p>Gebiet der Steine</text:p>
          </table:table-cell>
          <table:table-cell office:value-type="float" office:value="4406" calcext:value-type="float">
            <text:p>4406</text:p>
          </table:table-cell>
          <table:table-cell office:value-type="string" calcext:value-type="string">
            <text:p>Bärensteinwart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Bärensteinwarte</text:p>
          </table:table-cell>
          <table:table-cell office:value-type="float" office:value="8" calcext:value-type="float">
            <text:p>8</text:p>
          </table:table-cell>
          <table:table-cell office:value-type="float" office:value="50.9423805" calcext:value-type="float">
            <text:p>50,9423805</text:p>
          </table:table-cell>
          <table:table-cell office:value-type="float" office:value="14.0455148" calcext:value-type="float">
            <text:p>14,0455148</text:p>
          </table:table-cell>
          <table:table-cell office:value-type="string" calcext:value-type="string">
            <text:p>Bärensteinwarte, Struppen, Königstein/Sächs. Schw., Sächsische Schweiz-Osterzgebirge, Sachsen, 01829, Deutschland</text:p>
          </table:table-cell>
          <table:table-cell office:value-type="float" office:value="2260819418" calcext:value-type="float">
            <text:p>2260819418</text:p>
          </table:table-cell>
          <table:table-cell table:number-columns-repeated="1636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rei Bären *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ei Bären</text:p>
          </table:table-cell>
          <table:table-cell office:value-type="string" calcext:value-type="string">
            <text:p>Gebiet der Steine</text:p>
          </table:table-cell>
          <table:table-cell office:value-type="float" office:value="4407" calcext:value-type="float">
            <text:p>4407</text:p>
          </table:table-cell>
          <table:table-cell office:value-type="string" calcext:value-type="string">
            <text:p>Drei Bäre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Drei Bären</text:p>
          </table:table-cell>
          <table:table-cell office:value-type="float" office:value="9" calcext:value-type="float">
            <text:p>9</text:p>
          </table:table-cell>
          <table:table-cell office:value-type="float" office:value="50.9425829" calcext:value-type="float">
            <text:p>50,9425829</text:p>
          </table:table-cell>
          <table:table-cell office:value-type="float" office:value="14.044913" calcext:value-type="float">
            <text:p>14,044913</text:p>
          </table:table-cell>
          <table:table-cell office:value-type="string" calcext:value-type="string">
            <text:p>Drei Bären, Struppen, Königstein/Sächs. Schw., Sächsische Schweiz-Osterzgebirge, Sachsen, 01829, Deutschland</text:p>
          </table:table-cell>
          <table:table-cell office:value-type="float" office:value="1654688375" calcext:value-type="float">
            <text:p>1654688375</text:p>
          </table:table-cell>
          <table:table-cell table:number-columns-repeated="1636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ärensteinklotz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ärensteinklotz</text:p>
          </table:table-cell>
          <table:table-cell office:value-type="string" calcext:value-type="string">
            <text:p>Gebiet der Steine</text:p>
          </table:table-cell>
          <table:table-cell office:value-type="float" office:value="4408" calcext:value-type="float">
            <text:p>4408</text:p>
          </table:table-cell>
          <table:table-cell office:value-type="string" calcext:value-type="string">
            <text:p>Bärensteinklotz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Bärensteinklotz</text:p>
          </table:table-cell>
          <table:table-cell office:value-type="float" office:value="10" calcext:value-type="float">
            <text:p>10</text:p>
          </table:table-cell>
          <table:table-cell office:value-type="float" office:value="50.9425011" calcext:value-type="float">
            <text:p>50,9425011</text:p>
          </table:table-cell>
          <table:table-cell office:value-type="float" office:value="14.04151" calcext:value-type="float">
            <text:p>14,04151</text:p>
          </table:table-cell>
          <table:table-cell office:value-type="string" calcext:value-type="string">
            <text:p>Bärensteinklotz, Struppen, Königstein/Sächs. Schw., Sächsische Schweiz-Osterzgebirge, Sachsen, 01829, Deutschland</text:p>
          </table:table-cell>
          <table:table-cell office:value-type="float" office:value="2262043695" calcext:value-type="float">
            <text:p>2262043695</text:p>
          </table:table-cell>
          <table:table-cell table:number-columns-repeated="1636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rg-Heil-Scheibe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rg-Heil-Scheibe</text:p>
          </table:table-cell>
          <table:table-cell office:value-type="string" calcext:value-type="string">
            <text:p>Gebiet der Steine</text:p>
          </table:table-cell>
          <table:table-cell office:value-type="float" office:value="4409" calcext:value-type="float">
            <text:p>4409</text:p>
          </table:table-cell>
          <table:table-cell office:value-type="string" calcext:value-type="string">
            <text:p>Berg-Heil-Scheib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Berg-Heil-Scheibe</text:p>
          </table:table-cell>
          <table:table-cell office:value-type="float" office:value="11" calcext:value-type="float">
            <text:p>11</text:p>
          </table:table-cell>
          <table:table-cell office:value-type="float" office:value="50.9440154" calcext:value-type="float">
            <text:p>50,9440154</text:p>
          </table:table-cell>
          <table:table-cell office:value-type="float" office:value="14.0408453" calcext:value-type="float">
            <text:p>14,0408453</text:p>
          </table:table-cell>
          <table:table-cell office:value-type="string" calcext:value-type="string">
            <text:p>Berg Heil Scheibe, Struppen, Königstein/Sächs. Schw., Sächsische Schweiz-Osterzgebirge, Sachsen, 01829, Deutschland</text:p>
          </table:table-cell>
          <table:table-cell office:value-type="float" office:value="2262043671" calcext:value-type="float">
            <text:p>2262043671</text:p>
          </table:table-cell>
          <table:table-cell table:number-columns-repeated="1636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ärensteinnadel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ärensteinnadel</text:p>
          </table:table-cell>
          <table:table-cell office:value-type="string" calcext:value-type="string">
            <text:p>Gebiet der Steine</text:p>
          </table:table-cell>
          <table:table-cell office:value-type="float" office:value="4410" calcext:value-type="float">
            <text:p>4410</text:p>
          </table:table-cell>
          <table:table-cell office:value-type="string" calcext:value-type="string">
            <text:p>Bärensteinnadel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Bärensteinnadel</text:p>
          </table:table-cell>
          <table:table-cell office:value-type="float" office:value="12" calcext:value-type="float">
            <text:p>12</text:p>
          </table:table-cell>
          <table:table-cell office:value-type="float" office:value="50.9473282" calcext:value-type="float">
            <text:p>50,9473282</text:p>
          </table:table-cell>
          <table:table-cell office:value-type="float" office:value="14.0389477" calcext:value-type="float">
            <text:p>14,0389477</text:p>
          </table:table-cell>
          <table:table-cell office:value-type="string" calcext:value-type="string">
            <text:p>Bärensteinnadel, Struppen, Königstein/Sächs. Schw., Sächsische Schweiz-Osterzgebirge, Sachsen, 01829, Deutschland</text:p>
          </table:table-cell>
          <table:table-cell office:value-type="float" office:value="506889066" calcext:value-type="float">
            <text:p>506889066</text:p>
          </table:table-cell>
          <table:table-cell table:number-columns-repeated="1636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ärensteinturm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ärensteinturm</text:p>
          </table:table-cell>
          <table:table-cell office:value-type="string" calcext:value-type="string">
            <text:p>Gebiet der Steine</text:p>
          </table:table-cell>
          <table:table-cell office:value-type="float" office:value="4411" calcext:value-type="float">
            <text:p>4411</text:p>
          </table:table-cell>
          <table:table-cell office:value-type="string" calcext:value-type="string">
            <text:p>Bärensteintur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Bärensteinturm</text:p>
          </table:table-cell>
          <table:table-cell office:value-type="float" office:value="13" calcext:value-type="float">
            <text:p>13</text:p>
          </table:table-cell>
          <table:table-cell office:value-type="float" office:value="50.9467215" calcext:value-type="float">
            <text:p>50,9467215</text:p>
          </table:table-cell>
          <table:table-cell office:value-type="float" office:value="14.0401655" calcext:value-type="float">
            <text:p>14,0401655</text:p>
          </table:table-cell>
          <table:table-cell office:value-type="string" calcext:value-type="string">
            <text:p>Bärensteinturm, Struppen, Königstein/Sächs. Schw., Sächsische Schweiz-Osterzgebirge, Sachsen, 01829, Deutschland</text:p>
          </table:table-cell>
          <table:table-cell office:value-type="float" office:value="506889062" calcext:value-type="float">
            <text:p>506889062</text:p>
          </table:table-cell>
          <table:table-cell table:number-columns-repeated="1636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egelkopf *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iegelkopf</text:p>
          </table:table-cell>
          <table:table-cell office:value-type="string" calcext:value-type="string">
            <text:p>Gebiet der Steine</text:p>
          </table:table-cell>
          <table:table-cell office:value-type="float" office:value="4412" calcext:value-type="float">
            <text:p>4412</text:p>
          </table:table-cell>
          <table:table-cell office:value-type="string" calcext:value-type="string">
            <text:p>Riegelkopf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Riegelkopf</text:p>
          </table:table-cell>
          <table:table-cell office:value-type="float" office:value="14" calcext:value-type="float">
            <text:p>14</text:p>
          </table:table-cell>
          <table:table-cell office:value-type="float" office:value="50.9468441" calcext:value-type="float">
            <text:p>50,9468441</text:p>
          </table:table-cell>
          <table:table-cell office:value-type="float" office:value="14.0441733" calcext:value-type="float">
            <text:p>14,0441733</text:p>
          </table:table-cell>
          <table:table-cell office:value-type="string" calcext:value-type="string">
            <text:p>Riegelkopf, Struppen, Königstein/Sächs. Schw., Sächsische Schweiz-Osterzgebirge, Sachsen, 01829, Deutschland</text:p>
          </table:table-cell>
          <table:table-cell office:value-type="float" office:value="513115212" calcext:value-type="float">
            <text:p>513115212</text:p>
          </table:table-cell>
          <table:table-cell table:number-columns-repeated="1636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han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Gebiet der Steine</text:p>
          </table:table-cell>
          <table:table-cell office:value-type="float" office:value="17513" calcext:value-type="float">
            <text:p>17513</text:p>
          </table:table-cell>
          <table:table-cell office:value-type="string" calcext:value-type="string">
            <text:p>Kha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14a</text:p>
          </table:table-cell>
          <table:table-cell office:value-type="float" office:value="50.9470566" calcext:value-type="float">
            <text:p>50,9470566</text:p>
          </table:table-cell>
          <table:table-cell office:value-type="float" office:value="14.044146" calcext:value-type="float">
            <text:p>14,044146</text:p>
          </table:table-cell>
          <table:table-cell office:value-type="string" calcext:value-type="string">
            <text:p>Khan, Struppen, Königstein/Sächs. Schw., Sächsische Schweiz-Osterzgebirge, Sachsen, 01829, Deutschland</text:p>
          </table:table-cell>
          <table:table-cell office:value-type="float" office:value="3626847273" calcext:value-type="float">
            <text:p>3626847273</text:p>
          </table:table-cell>
          <table:table-cell table:number-columns-repeated="1636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nradturm *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radturm</text:p>
          </table:table-cell>
          <table:table-cell office:value-type="string" calcext:value-type="string">
            <text:p>Gebiet der Steine</text:p>
          </table:table-cell>
          <table:table-cell office:value-type="float" office:value="4413" calcext:value-type="float">
            <text:p>4413</text:p>
          </table:table-cell>
          <table:table-cell office:value-type="string" calcext:value-type="string">
            <text:p>Conradtur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Conradturm</text:p>
          </table:table-cell>
          <table:table-cell office:value-type="float" office:value="15" calcext:value-type="float">
            <text:p>15</text:p>
          </table:table-cell>
          <table:table-cell office:value-type="float" office:value="50.9470851" calcext:value-type="float">
            <text:p>50,9470851</text:p>
          </table:table-cell>
          <table:table-cell office:value-type="float" office:value="14.0439545" calcext:value-type="float">
            <text:p>14,0439545</text:p>
          </table:table-cell>
          <table:table-cell office:value-type="string" calcext:value-type="string">
            <text:p>Conradturm, Struppen, Königstein/Sächs. Schw., Sächsische Schweiz-Osterzgebirge, Sachsen, 01829, Deutschland</text:p>
          </table:table-cell>
          <table:table-cell office:value-type="float" office:value="506889069" calcext:value-type="float">
            <text:p>506889069</text:p>
          </table:table-cell>
          <table:table-cell table:number-columns-repeated="1636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reizack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reizack</text:p>
          </table:table-cell>
          <table:table-cell office:value-type="string" calcext:value-type="string">
            <text:p>Gebiet der Steine</text:p>
          </table:table-cell>
          <table:table-cell office:value-type="float" office:value="4414" calcext:value-type="float">
            <text:p>4414</text:p>
          </table:table-cell>
          <table:table-cell office:value-type="string" calcext:value-type="string">
            <text:p>Dreizack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Dreizack</text:p>
          </table:table-cell>
          <table:table-cell office:value-type="float" office:value="16" calcext:value-type="float">
            <text:p>16</text:p>
          </table:table-cell>
          <table:table-cell office:value-type="float" office:value="50.947159" calcext:value-type="float">
            <text:p>50,947159</text:p>
          </table:table-cell>
          <table:table-cell office:value-type="float" office:value="14.0463704" calcext:value-type="float">
            <text:p>14,0463704</text:p>
          </table:table-cell>
          <table:table-cell office:value-type="string" calcext:value-type="string">
            <text:p>Dreizack, Struppen, Königstein/Sächs. Schw., Sächsische Schweiz-Osterzgebirge, Sachsen, 01829, Deutschland</text:p>
          </table:table-cell>
          <table:table-cell office:value-type="float" office:value="513115213" calcext:value-type="float">
            <text:p>513115213</text:p>
          </table:table-cell>
          <table:table-cell table:number-columns-repeated="1636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nöchel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nöchel</text:p>
          </table:table-cell>
          <table:table-cell office:value-type="string" calcext:value-type="string">
            <text:p>Gebiet der Steine</text:p>
          </table:table-cell>
          <table:table-cell office:value-type="float" office:value="4415" calcext:value-type="float">
            <text:p>4415</text:p>
          </table:table-cell>
          <table:table-cell office:value-type="string" calcext:value-type="string">
            <text:p>Knöchel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Knöchel</text:p>
          </table:table-cell>
          <table:table-cell office:value-type="float" office:value="17" calcext:value-type="float">
            <text:p>17</text:p>
          </table:table-cell>
          <table:table-cell office:value-type="float" office:value="50.9484519" calcext:value-type="float">
            <text:p>50,9484519</text:p>
          </table:table-cell>
          <table:table-cell office:value-type="float" office:value="14.0442608" calcext:value-type="float">
            <text:p>14,0442608</text:p>
          </table:table-cell>
          <table:table-cell office:value-type="string" calcext:value-type="string">
            <text:p>Knöchel, Struppen, Königstein/Sächs. Schw., Sächsische Schweiz-Osterzgebirge, Sachsen, 01829, Deutschland</text:p>
          </table:table-cell>
          <table:table-cell office:value-type="float" office:value="506889117" calcext:value-type="float">
            <text:p>506889117</text:p>
          </table:table-cell>
          <table:table-cell table:number-columns-repeated="1636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uensteinkopf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uensteinkopf</text:p>
          </table:table-cell>
          <table:table-cell office:value-type="string" calcext:value-type="string">
            <text:p>Gebiet der Steine</text:p>
          </table:table-cell>
          <table:table-cell office:value-type="float" office:value="4416" calcext:value-type="float">
            <text:p>4416</text:p>
          </table:table-cell>
          <table:table-cell office:value-type="string" calcext:value-type="string">
            <text:p>Rauensteinkopf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Rauensteinkopf</text:p>
          </table:table-cell>
          <table:table-cell office:value-type="float" office:value="18" calcext:value-type="float">
            <text:p>18</text:p>
          </table:table-cell>
          <table:table-cell office:value-type="float" office:value="50.9530359" calcext:value-type="float">
            <text:p>50,9530359</text:p>
          </table:table-cell>
          <table:table-cell office:value-type="float" office:value="14.0589349" calcext:value-type="float">
            <text:p>14,0589349</text:p>
          </table:table-cell>
          <table:table-cell office:value-type="string" calcext:value-type="string">
            <text:p>Rauensteinkopf, Struppen, Königstein/Sächs. Schw., Sächsische Schweiz-Osterzgebirge, Sachsen, 01829, Deutschland</text:p>
          </table:table-cell>
          <table:table-cell office:value-type="float" office:value="601600367" calcext:value-type="float">
            <text:p>601600367</text:p>
          </table:table-cell>
          <table:table-cell table:number-columns-repeated="1636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reifreundestein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reifreundestein</text:p>
          </table:table-cell>
          <table:table-cell office:value-type="string" calcext:value-type="string">
            <text:p>Gebiet der Steine</text:p>
          </table:table-cell>
          <table:table-cell office:value-type="float" office:value="4417" calcext:value-type="float">
            <text:p>4417</text:p>
          </table:table-cell>
          <table:table-cell office:value-type="string" calcext:value-type="string">
            <text:p>Dreifreundestei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Dreifreundestein</text:p>
          </table:table-cell>
          <table:table-cell office:value-type="float" office:value="19" calcext:value-type="float">
            <text:p>19</text:p>
          </table:table-cell>
          <table:table-cell office:value-type="float" office:value="50.9539592" calcext:value-type="float">
            <text:p>50,9539592</text:p>
          </table:table-cell>
          <table:table-cell office:value-type="float" office:value="14.0576527" calcext:value-type="float">
            <text:p>14,0576527</text:p>
          </table:table-cell>
          <table:table-cell office:value-type="string" calcext:value-type="string">
            <text:p>Dreifreundestein, Struppen, Königstein/Sächs. Schw., Sächsische Schweiz-Osterzgebirge, Sachsen, 01829, Deutschland</text:p>
          </table:table-cell>
          <table:table-cell office:value-type="float" office:value="601600360" calcext:value-type="float">
            <text:p>601600360</text:p>
          </table:table-cell>
          <table:table-cell table:number-columns-repeated="1636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hedive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hedive</text:p>
          </table:table-cell>
          <table:table-cell office:value-type="string" calcext:value-type="string">
            <text:p>Gebiet der Steine</text:p>
          </table:table-cell>
          <table:table-cell office:value-type="float" office:value="4418" calcext:value-type="float">
            <text:p>4418</text:p>
          </table:table-cell>
          <table:table-cell office:value-type="string" calcext:value-type="string">
            <text:p>Khediv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Khedive</text:p>
          </table:table-cell>
          <table:table-cell office:value-type="float" office:value="20" calcext:value-type="float">
            <text:p>20</text:p>
          </table:table-cell>
          <table:table-cell office:value-type="float" office:value="50.9544321" calcext:value-type="float">
            <text:p>50,9544321</text:p>
          </table:table-cell>
          <table:table-cell office:value-type="float" office:value="14.0580284" calcext:value-type="float">
            <text:p>14,0580284</text:p>
          </table:table-cell>
          <table:table-cell office:value-type="string" calcext:value-type="string">
            <text:p>Khedive, Struppen, Königstein/Sächs. Schw., Sächsische Schweiz-Osterzgebirge, Sachsen, 01829, Deutschland</text:p>
          </table:table-cell>
          <table:table-cell office:value-type="float" office:value="601600372" calcext:value-type="float">
            <text:p>601600372</text:p>
          </table:table-cell>
          <table:table-cell table:number-columns-repeated="1636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auensteinspitze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uensteinspitze</text:p>
          </table:table-cell>
          <table:table-cell office:value-type="string" calcext:value-type="string">
            <text:p>Gebiet der Steine</text:p>
          </table:table-cell>
          <table:table-cell office:value-type="float" office:value="4419" calcext:value-type="float">
            <text:p>4419</text:p>
          </table:table-cell>
          <table:table-cell office:value-type="string" calcext:value-type="string">
            <text:p>Rauensteinspitz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Rauensteinspitze</text:p>
          </table:table-cell>
          <table:table-cell office:value-type="float" office:value="21" calcext:value-type="float">
            <text:p>21</text:p>
          </table:table-cell>
          <table:table-cell office:value-type="float" office:value="50.9538927" calcext:value-type="float">
            <text:p>50,9538927</text:p>
          </table:table-cell>
          <table:table-cell office:value-type="float" office:value="14.0589959" calcext:value-type="float">
            <text:p>14,0589959</text:p>
          </table:table-cell>
          <table:table-cell office:value-type="string" calcext:value-type="string">
            <text:p>Rauensteinspitze, Struppen, Königstein/Sächs. Schw., Sächsische Schweiz-Osterzgebirge, Sachsen, 01829, Deutschland</text:p>
          </table:table-cell>
          <table:table-cell office:value-type="float" office:value="2260819481" calcext:value-type="float">
            <text:p>2260819481</text:p>
          </table:table-cell>
          <table:table-cell table:number-columns-repeated="1636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auensteinturm *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uensteinturm</text:p>
          </table:table-cell>
          <table:table-cell office:value-type="string" calcext:value-type="string">
            <text:p>Gebiet der Steine</text:p>
          </table:table-cell>
          <table:table-cell office:value-type="float" office:value="4420" calcext:value-type="float">
            <text:p>4420</text:p>
          </table:table-cell>
          <table:table-cell office:value-type="string" calcext:value-type="string">
            <text:p>Rauensteintur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Rauensteinturm</text:p>
          </table:table-cell>
          <table:table-cell office:value-type="float" office:value="22" calcext:value-type="float">
            <text:p>22</text:p>
          </table:table-cell>
          <table:table-cell office:value-type="float" office:value="50.9538801" calcext:value-type="float">
            <text:p>50,9538801</text:p>
          </table:table-cell>
          <table:table-cell office:value-type="float" office:value="14.060339" calcext:value-type="float">
            <text:p>14,060339</text:p>
          </table:table-cell>
          <table:table-cell office:value-type="string" calcext:value-type="string">
            <text:p>Rauensteinturm, Struppen, Königstein/Sächs. Schw., Sächsische Schweiz-Osterzgebirge, Sachsen, 01829, Deutschland</text:p>
          </table:table-cell>
          <table:table-cell office:value-type="float" office:value="382442758" calcext:value-type="float">
            <text:p>382442758</text:p>
          </table:table-cell>
          <table:table-cell table:number-columns-repeated="1636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noramascheibe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Panoramascheibe</text:p>
          </table:table-cell>
          <table:table-cell office:value-type="string" calcext:value-type="string">
            <text:p>Gebiet der Steine</text:p>
          </table:table-cell>
          <table:table-cell office:value-type="float" office:value="17212" calcext:value-type="float">
            <text:p>17212</text:p>
          </table:table-cell>
          <table:table-cell office:value-type="string" calcext:value-type="string">
            <text:p>Panoramascheibe (Rauensteinscheibe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Panoramascheibe</text:p>
          </table:table-cell>
          <table:table-cell office:value-type="float" office:value="23" calcext:value-type="float">
            <text:p>23</text:p>
          </table:table-cell>
          <table:table-cell office:value-type="float" office:value="50.9530403" calcext:value-type="float">
            <text:p>50,9530403</text:p>
          </table:table-cell>
          <table:table-cell office:value-type="float" office:value="14.0610914" calcext:value-type="float">
            <text:p>14,0610914</text:p>
          </table:table-cell>
          <table:table-cell office:value-type="string" calcext:value-type="string">
            <text:p>Panoramascheibe, Struppen, Königstein/Sächs. Schw., Sächsische Schweiz-Osterzgebirge, Sachsen, 01829, Deutschland</text:p>
          </table:table-cell>
          <table:table-cell office:value-type="float" office:value="3709387839" calcext:value-type="float">
            <text:p>3709387839</text:p>
          </table:table-cell>
          <table:table-cell table:number-columns-repeated="1636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auensteinwächter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uensteinwächter</text:p>
          </table:table-cell>
          <table:table-cell office:value-type="string" calcext:value-type="string">
            <text:p>Gebiet der Steine</text:p>
          </table:table-cell>
          <table:table-cell office:value-type="float" office:value="4421" calcext:value-type="float">
            <text:p>4421</text:p>
          </table:table-cell>
          <table:table-cell office:value-type="string" calcext:value-type="string">
            <text:p>Rauensteinwäch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Rauensteinwächter</text:p>
          </table:table-cell>
          <table:table-cell office:value-type="float" office:value="24" calcext:value-type="float">
            <text:p>24</text:p>
          </table:table-cell>
          <table:table-cell office:value-type="float" office:value="50.9508007" calcext:value-type="float">
            <text:p>50,9508007</text:p>
          </table:table-cell>
          <table:table-cell office:value-type="float" office:value="14.0631453" calcext:value-type="float">
            <text:p>14,0631453</text:p>
          </table:table-cell>
          <table:table-cell office:value-type="string" calcext:value-type="string">
            <text:p>Rauensteinwächter, Struppen, Königstein/Sächs. Schw., Sächsische Schweiz-Osterzgebirge, Sachsen, 01829, Deutschland</text:p>
          </table:table-cell>
          <table:table-cell office:value-type="float" office:value="1861691831" calcext:value-type="float">
            <text:p>1861691831</text:p>
          </table:table-cell>
          <table:table-cell table:number-columns-repeated="1636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onne *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nne</text:p>
          </table:table-cell>
          <table:table-cell office:value-type="string" calcext:value-type="string">
            <text:p>Gebiet der Steine</text:p>
          </table:table-cell>
          <table:table-cell office:value-type="float" office:value="4422" calcext:value-type="float">
            <text:p>4422</text:p>
          </table:table-cell>
          <table:table-cell office:value-type="string" calcext:value-type="string">
            <text:p>Nonn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Nonne</text:p>
          </table:table-cell>
          <table:table-cell office:value-type="float" office:value="25" calcext:value-type="float">
            <text:p>25</text:p>
          </table:table-cell>
          <table:table-cell office:value-type="float" office:value="50.9510799" calcext:value-type="float">
            <text:p>50,9510799</text:p>
          </table:table-cell>
          <table:table-cell office:value-type="float" office:value="14.0676604" calcext:value-type="float">
            <text:p>14,0676604</text:p>
          </table:table-cell>
          <table:table-cell office:value-type="string" calcext:value-type="string">
            <text:p>Nonne, Struppen, Königstein/Sächs. Schw., Sächsische Schweiz-Osterzgebirge, Sachsen, 01829, Deutschland</text:p>
          </table:table-cell>
          <table:table-cell office:value-type="float" office:value="381951179" calcext:value-type="float">
            <text:p>381951179</text:p>
          </table:table-cell>
          <table:table-cell table:number-columns-repeated="1636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aasenturm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aasenturm</text:p>
          </table:table-cell>
          <table:table-cell office:value-type="string" calcext:value-type="string">
            <text:p>Gebiet der Steine</text:p>
          </table:table-cell>
          <table:table-cell office:value-type="float" office:value="4423" calcext:value-type="float">
            <text:p>4423</text:p>
          </table:table-cell>
          <table:table-cell office:value-type="string" calcext:value-type="string">
            <text:p>Laasentur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Laasenturm</text:p>
          </table:table-cell>
          <table:table-cell office:value-type="float" office:value="26" calcext:value-type="float">
            <text:p>26</text:p>
          </table:table-cell>
          <table:table-cell office:value-type="float" office:value="50.954801" calcext:value-type="float">
            <text:p>50,954801</text:p>
          </table:table-cell>
          <table:table-cell office:value-type="float" office:value="14.0684379" calcext:value-type="float">
            <text:p>14,0684379</text:p>
          </table:table-cell>
          <table:table-cell office:value-type="string" calcext:value-type="string">
            <text:p>Laasenturm, Rathen, Königstein/Sächs. Schw., Sächsische Schweiz-Osterzgebirge, Sachsen, 01829, Deutschland</text:p>
          </table:table-cell>
          <table:table-cell office:value-type="float" office:value="332444440" calcext:value-type="float">
            <text:p>332444440</text:p>
          </table:table-cell>
          <table:table-cell table:number-columns-repeated="1636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eini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eini</text:p>
          </table:table-cell>
          <table:table-cell office:value-type="string" calcext:value-type="string">
            <text:p>Gebiet der Steine</text:p>
          </table:table-cell>
          <table:table-cell office:value-type="float" office:value="4424" calcext:value-type="float">
            <text:p>4424</text:p>
          </table:table-cell>
          <table:table-cell office:value-type="string" calcext:value-type="string">
            <text:p>Heini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Heini</text:p>
          </table:table-cell>
          <table:table-cell office:value-type="float" office:value="27" calcext:value-type="float">
            <text:p>27</text:p>
          </table:table-cell>
          <table:table-cell office:value-type="float" office:value="50.9310114" calcext:value-type="float">
            <text:p>50,9310114</text:p>
          </table:table-cell>
          <table:table-cell office:value-type="float" office:value="14.0839623" calcext:value-type="float">
            <text:p>14,0839623</text:p>
          </table:table-cell>
          <table:table-cell office:value-type="string" calcext:value-type="string">
            <text:p>Heini, Bad Schandau, Sächsische Schweiz-Osterzgebirge, Sachsen, 01824, Deutschland</text:p>
          </table:table-cell>
          <table:table-cell office:value-type="float" office:value="251874657" calcext:value-type="float">
            <text:p>251874657</text:p>
          </table:table-cell>
          <table:table-cell table:number-columns-repeated="16365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Lilienstein-Westecke ** (Massiv)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Lilienstein-Westecke</text:p>
          </table:table-cell>
          <table:table-cell office:value-type="string" calcext:value-type="string">
            <text:p>Gebiet der Steine</text:p>
          </table:table-cell>
          <table:table-cell office:value-type="float" office:value="4496" calcext:value-type="float">
            <text:p>4496</text:p>
          </table:table-cell>
          <table:table-cell office:value-type="string" calcext:value-type="string">
            <text:p>Lilienstein - Westeck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Lilienstein-Westecke</text:p>
          </table:table-cell>
          <table:table-cell office:value-type="string" calcext:value-type="string">
            <text:p>M1</text:p>
          </table:table-cell>
          <table:table-cell office:value-type="float" office:value="50.9308086" calcext:value-type="float">
            <text:p>50,9308086</text:p>
          </table:table-cell>
          <table:table-cell office:value-type="float" office:value="14.0816819" calcext:value-type="float">
            <text:p>14,0816819</text:p>
          </table:table-cell>
          <table:table-cell office:value-type="string" calcext:value-type="string">
            <text:p>Lilienstein-Westecke, Porschdorf, Bad Schandau, Sächsische Schweiz-Osterzgebirge, Sachsen, 01814, Deutschland</text:p>
          </table:table-cell>
          <table:table-cell office:value-type="float" office:value="1187422982" calcext:value-type="float">
            <text:p>1187422982</text:p>
          </table:table-cell>
          <table:table-cell table:number-columns-repeated="1636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iliensteinwächter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liensteinwächter</text:p>
          </table:table-cell>
          <table:table-cell office:value-type="string" calcext:value-type="string">
            <text:p>Gebiet der Steine</text:p>
          </table:table-cell>
          <table:table-cell office:value-type="float" office:value="4425" calcext:value-type="float">
            <text:p>4425</text:p>
          </table:table-cell>
          <table:table-cell office:value-type="string" calcext:value-type="string">
            <text:p>Liliensteinwäch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Liliensteinwächter</text:p>
          </table:table-cell>
          <table:table-cell office:value-type="float" office:value="28" calcext:value-type="float">
            <text:p>28</text:p>
          </table:table-cell>
          <table:table-cell office:value-type="float" office:value="50.9306449" calcext:value-type="float">
            <text:p>50,9306449</text:p>
          </table:table-cell>
          <table:table-cell office:value-type="float" office:value="14.0823878" calcext:value-type="float">
            <text:p>14,0823878</text:p>
          </table:table-cell>
          <table:table-cell office:value-type="string" calcext:value-type="string">
            <text:p>Liliensteinwächter, Bad Schandau, Sächsische Schweiz-Osterzgebirge, Sachsen, 01824, Deutschland</text:p>
          </table:table-cell>
          <table:table-cell office:value-type="float" office:value="1185050765" calcext:value-type="float">
            <text:p>1185050765</text:p>
          </table:table-cell>
          <table:table-cell table:number-columns-repeated="1636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iliensteinnadel **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liensteinnadel</text:p>
          </table:table-cell>
          <table:table-cell office:value-type="string" calcext:value-type="string">
            <text:p>Gebiet der Steine</text:p>
          </table:table-cell>
          <table:table-cell office:value-type="float" office:value="4426" calcext:value-type="float">
            <text:p>4426</text:p>
          </table:table-cell>
          <table:table-cell office:value-type="string" calcext:value-type="string">
            <text:p>Liliensteinnadel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Liliensteinnadel</text:p>
          </table:table-cell>
          <table:table-cell office:value-type="float" office:value="29" calcext:value-type="float">
            <text:p>29</text:p>
          </table:table-cell>
          <table:table-cell office:value-type="float" office:value="50.9292946" calcext:value-type="float">
            <text:p>50,9292946</text:p>
          </table:table-cell>
          <table:table-cell office:value-type="float" office:value="14.084675" calcext:value-type="float">
            <text:p>14,084675</text:p>
          </table:table-cell>
          <table:table-cell office:value-type="string" calcext:value-type="string">
            <text:p>Liliensteinnadel, Bad Schandau, Sächsische Schweiz-Osterzgebirge, Sachsen, 01824, Deutschland</text:p>
          </table:table-cell>
          <table:table-cell office:value-type="float" office:value="1187422999" calcext:value-type="float">
            <text:p>1187422999</text:p>
          </table:table-cell>
          <table:table-cell table:number-columns-repeated="16365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Königstein (Massiv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Königstein</text:p>
          </table:table-cell>
          <table:table-cell office:value-type="string" calcext:value-type="string">
            <text:p>Gebiet der Steine</text:p>
          </table:table-cell>
          <table:table-cell office:value-type="float" office:value="4495" calcext:value-type="float">
            <text:p>4495</text:p>
          </table:table-cell>
          <table:table-cell office:value-type="string" calcext:value-type="string">
            <text:p>Festung Königstei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Königstein</text:p>
          </table:table-cell>
          <table:table-cell office:value-type="string" calcext:value-type="string">
            <text:p>M2</text:p>
          </table:table-cell>
          <table:table-cell office:value-type="float" office:value="50.9182001" calcext:value-type="float">
            <text:p>50,9182001</text:p>
          </table:table-cell>
          <table:table-cell office:value-type="float" office:value="14.0620362" calcext:value-type="float">
            <text:p>14,0620362</text:p>
          </table:table-cell>
          <table:table-cell office:value-type="string" calcext:value-type="string">
            <text:p>Abratzkykamin, Hütten, Pfaffendorf, Königstein, Königstein/Sächs. Schw., Sächsische Schweiz-Osterzgebirge, Sachsen, 01824, Deutschland</text:p>
          </table:table-cell>
          <table:table-cell office:value-type="float" office:value="2194761802" calcext:value-type="float">
            <text:p>2194761802</text:p>
          </table:table-cell>
          <table:table-cell table:number-columns-repeated="1636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panghornturm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anghornturm</text:p>
          </table:table-cell>
          <table:table-cell office:value-type="string" calcext:value-type="string">
            <text:p>Gebiet der Steine</text:p>
          </table:table-cell>
          <table:table-cell office:value-type="float" office:value="4427" calcext:value-type="float">
            <text:p>4427</text:p>
          </table:table-cell>
          <table:table-cell office:value-type="string" calcext:value-type="string">
            <text:p>Spanghorntur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Spanghornturm</text:p>
          </table:table-cell>
          <table:table-cell office:value-type="float" office:value="30" calcext:value-type="float">
            <text:p>30</text:p>
          </table:table-cell>
          <table:table-cell office:value-type="float" office:value="50.9083709" calcext:value-type="float">
            <text:p>50,9083709</text:p>
          </table:table-cell>
          <table:table-cell office:value-type="float" office:value="14.0441539" calcext:value-type="float">
            <text:p>14,0441539</text:p>
          </table:table-cell>
          <table:table-cell office:value-type="string" calcext:value-type="string">
            <text:p>Spanghornturm, Königstein, Königstein/Sächs. Schw., Sächsische Schweiz-Osterzgebirge, Sachsen, 01824, Deutschland</text:p>
          </table:table-cell>
          <table:table-cell office:value-type="float" office:value="1365625522" calcext:value-type="float">
            <text:p>1365625522</text:p>
          </table:table-cell>
          <table:table-cell table:number-columns-repeated="1636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eichwächter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eichwächter</text:p>
          </table:table-cell>
          <table:table-cell office:value-type="string" calcext:value-type="string">
            <text:p>Gebiet der Steine</text:p>
          </table:table-cell>
          <table:table-cell office:value-type="float" office:value="4428" calcext:value-type="float">
            <text:p>4428</text:p>
          </table:table-cell>
          <table:table-cell office:value-type="string" calcext:value-type="string">
            <text:p>Teichwäch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Teichwächter</text:p>
          </table:table-cell>
          <table:table-cell office:value-type="float" office:value="31" calcext:value-type="float">
            <text:p>31</text:p>
          </table:table-cell>
          <table:table-cell office:value-type="float" office:value="50.903084" calcext:value-type="float">
            <text:p>50,903084</text:p>
          </table:table-cell>
          <table:table-cell office:value-type="float" office:value="14.02018" calcext:value-type="float">
            <text:p>14,02018</text:p>
          </table:table-cell>
          <table:table-cell office:value-type="string" calcext:value-type="string">
            <text:p>Teichwächter, Königstein, Königstein/Sächs. Schw., Sächsische Schweiz-Osterzgebirge, Sachsen, Deutschland</text:p>
          </table:table-cell>
          <table:table-cell office:value-type="float" office:value="1365625528" calcext:value-type="float">
            <text:p>1365625528</text:p>
          </table:table-cell>
          <table:table-cell table:number-columns-repeated="1636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iefernturm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iefernturm</text:p>
          </table:table-cell>
          <table:table-cell office:value-type="string" calcext:value-type="string">
            <text:p>Gebiet der Steine</text:p>
          </table:table-cell>
          <table:table-cell office:value-type="float" office:value="4429" calcext:value-type="float">
            <text:p>4429</text:p>
          </table:table-cell>
          <table:table-cell office:value-type="string" calcext:value-type="string">
            <text:p>Kieferntur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Kiefernturm</text:p>
          </table:table-cell>
          <table:table-cell office:value-type="float" office:value="32" calcext:value-type="float">
            <text:p>32</text:p>
          </table:table-cell>
          <table:table-cell office:value-type="float" office:value="50.8924921" calcext:value-type="float">
            <text:p>50,8924921</text:p>
          </table:table-cell>
          <table:table-cell office:value-type="float" office:value="14.0213401" calcext:value-type="float">
            <text:p>14,0213401</text:p>
          </table:table-cell>
          <table:table-cell office:value-type="string" calcext:value-type="string">
            <text:p>Kiefernturm, Königstein, Königstein/Sächs. Schw., Sächsische Schweiz-Osterzgebirge, Sachsen, Deutschland</text:p>
          </table:table-cell>
          <table:table-cell office:value-type="float" office:value="2260819459" calcext:value-type="float">
            <text:p>2260819459</text:p>
          </table:table-cell>
          <table:table-cell table:number-columns-repeated="1636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abyrinthwächter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byrinthwächter</text:p>
          </table:table-cell>
          <table:table-cell office:value-type="string" calcext:value-type="string">
            <text:p>Gebiet der Steine</text:p>
          </table:table-cell>
          <table:table-cell office:value-type="float" office:value="4430" calcext:value-type="float">
            <text:p>4430</text:p>
          </table:table-cell>
          <table:table-cell office:value-type="string" calcext:value-type="string">
            <text:p>Labyrinthwäch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Labyrinthwächter</text:p>
          </table:table-cell>
          <table:table-cell office:value-type="float" office:value="33" calcext:value-type="float">
            <text:p>33</text:p>
          </table:table-cell>
          <table:table-cell office:value-type="float" office:value="50.8878701" calcext:value-type="float">
            <text:p>50,8878701</text:p>
          </table:table-cell>
          <table:table-cell office:value-type="float" office:value="14.0320087" calcext:value-type="float">
            <text:p>14,0320087</text:p>
          </table:table-cell>
          <table:table-cell office:value-type="string" calcext:value-type="string">
            <text:p>Labyrinthwächter, Königstein, Königstein/Sächs. Schw., Sächsische Schweiz-Osterzgebirge, Sachsen, 01824, Deutschland</text:p>
          </table:table-cell>
          <table:table-cell office:value-type="float" office:value="469070779" calcext:value-type="float">
            <text:p>469070779</text:p>
          </table:table-cell>
          <table:table-cell table:number-columns-repeated="1636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chiefer Block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chiefer Block</text:p>
          </table:table-cell>
          <table:table-cell office:value-type="string" calcext:value-type="string">
            <text:p>Gebiet der Steine</text:p>
          </table:table-cell>
          <table:table-cell office:value-type="float" office:value="4431" calcext:value-type="float">
            <text:p>4431</text:p>
          </table:table-cell>
          <table:table-cell office:value-type="string" calcext:value-type="string">
            <text:p>Schiefer Block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Schiefer Block</text:p>
          </table:table-cell>
          <table:table-cell office:value-type="float" office:value="34" calcext:value-type="float">
            <text:p>34</text:p>
          </table:table-cell>
          <table:table-cell office:value-type="float" office:value="50.8921122" calcext:value-type="float">
            <text:p>50,8921122</text:p>
          </table:table-cell>
          <table:table-cell office:value-type="float" office:value="14.0307017" calcext:value-type="float">
            <text:p>14,0307017</text:p>
          </table:table-cell>
          <table:table-cell office:value-type="string" calcext:value-type="string">
            <text:p>Schiefer Block, Königstein, Königstein/Sächs. Schw., Sächsische Schweiz-Osterzgebirge, Sachsen, 01824, Deutschland</text:p>
          </table:table-cell>
          <table:table-cell office:value-type="float" office:value="1210851929" calcext:value-type="float">
            <text:p>1210851929</text:p>
          </table:table-cell>
          <table:table-cell table:number-columns-repeated="1636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fingstnadel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Pfingstnadel</text:p>
          </table:table-cell>
          <table:table-cell office:value-type="string" calcext:value-type="string">
            <text:p>Gebiet der Steine</text:p>
          </table:table-cell>
          <table:table-cell office:value-type="float" office:value="17213" calcext:value-type="float">
            <text:p>17213</text:p>
          </table:table-cell>
          <table:table-cell office:value-type="string" calcext:value-type="string">
            <text:p>Pfingstnadel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Pfingstnadel</text:p>
          </table:table-cell>
          <table:table-cell office:value-type="float" office:value="35" calcext:value-type="float">
            <text:p>35</text:p>
          </table:table-cell>
          <table:table-cell office:value-type="float" office:value="50.8941445" calcext:value-type="float">
            <text:p>50,8941445</text:p>
          </table:table-cell>
          <table:table-cell office:value-type="float" office:value="14.0305781" calcext:value-type="float">
            <text:p>14,0305781</text:p>
          </table:table-cell>
          <table:table-cell office:value-type="string" calcext:value-type="string">
            <text:p>Pfingstnadel, Königstein, Königstein/Sächs. Schw., Sächsische Schweiz-Osterzgebirge, Sachsen, 01824, Deutschland</text:p>
          </table:table-cell>
          <table:table-cell office:value-type="float" office:value="3495681454" calcext:value-type="float">
            <text:p>3495681454</text:p>
          </table:table-cell>
          <table:table-cell table:number-columns-repeated="1636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fingstkegel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fingstkegel</text:p>
          </table:table-cell>
          <table:table-cell office:value-type="string" calcext:value-type="string">
            <text:p>Gebiet der Steine</text:p>
          </table:table-cell>
          <table:table-cell office:value-type="float" office:value="4432" calcext:value-type="float">
            <text:p>4432</text:p>
          </table:table-cell>
          <table:table-cell office:value-type="string" calcext:value-type="string">
            <text:p>Pfingstkegel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Pfingstkegel</text:p>
          </table:table-cell>
          <table:table-cell office:value-type="float" office:value="36" calcext:value-type="float">
            <text:p>36</text:p>
          </table:table-cell>
          <table:table-cell office:value-type="float" office:value="50.8942425" calcext:value-type="float">
            <text:p>50,8942425</text:p>
          </table:table-cell>
          <table:table-cell office:value-type="float" office:value="14.0306243" calcext:value-type="float">
            <text:p>14,0306243</text:p>
          </table:table-cell>
          <table:table-cell office:value-type="string" calcext:value-type="string">
            <text:p>Pfingstkegel, Königstein, Königstein/Sächs. Schw., Sächsische Schweiz-Osterzgebirge, Sachsen, 01824, Deutschland</text:p>
          </table:table-cell>
          <table:table-cell office:value-type="float" office:value="1947931361" calcext:value-type="float">
            <text:p>1947931361</text:p>
          </table:table-cell>
          <table:table-cell table:number-columns-repeated="1636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ikolsdorfer Turm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ikolsdorfer Turm</text:p>
          </table:table-cell>
          <table:table-cell office:value-type="string" calcext:value-type="string">
            <text:p>Gebiet der Steine</text:p>
          </table:table-cell>
          <table:table-cell office:value-type="float" office:value="4433" calcext:value-type="float">
            <text:p>4433</text:p>
          </table:table-cell>
          <table:table-cell office:value-type="string" calcext:value-type="string">
            <text:p>Nikolsdorfer Tur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Nikolsdorfer Turm</text:p>
          </table:table-cell>
          <table:table-cell office:value-type="float" office:value="37" calcext:value-type="float">
            <text:p>37</text:p>
          </table:table-cell>
          <table:table-cell office:value-type="float" office:value="50.8967011" calcext:value-type="float">
            <text:p>50,8967011</text:p>
          </table:table-cell>
          <table:table-cell office:value-type="float" office:value="14.0302457" calcext:value-type="float">
            <text:p>14,0302457</text:p>
          </table:table-cell>
          <table:table-cell office:value-type="string" calcext:value-type="string">
            <text:p>Nikolsdorfer Turm, Königstein, Königstein/Sächs. Schw., Sächsische Schweiz-Osterzgebirge, Sachsen, 01824, Deutschland</text:p>
          </table:table-cell>
          <table:table-cell office:value-type="float" office:value="853080567" calcext:value-type="float">
            <text:p>853080567</text:p>
          </table:table-cell>
          <table:table-cell table:number-columns-repeated="1636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ikolsdorfer Nadel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ikolsdorfer Nadel</text:p>
          </table:table-cell>
          <table:table-cell office:value-type="string" calcext:value-type="string">
            <text:p>Gebiet der Steine</text:p>
          </table:table-cell>
          <table:table-cell office:value-type="float" office:value="4434" calcext:value-type="float">
            <text:p>4434</text:p>
          </table:table-cell>
          <table:table-cell office:value-type="string" calcext:value-type="string">
            <text:p>Nikolsdorfer Nadel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Nikolsdorfer Nadel</text:p>
          </table:table-cell>
          <table:table-cell office:value-type="float" office:value="38" calcext:value-type="float">
            <text:p>38</text:p>
          </table:table-cell>
          <table:table-cell office:value-type="float" office:value="50.8981837" calcext:value-type="float">
            <text:p>50,8981837</text:p>
          </table:table-cell>
          <table:table-cell office:value-type="float" office:value="14.0297403" calcext:value-type="float">
            <text:p>14,0297403</text:p>
          </table:table-cell>
          <table:table-cell office:value-type="string" calcext:value-type="string">
            <text:p>Nikolsdorfer Nadel, Königstein, Königstein/Sächs. Schw., Sächsische Schweiz-Osterzgebirge, Sachsen, 01824, Deutschland</text:p>
          </table:table-cell>
          <table:table-cell office:value-type="float" office:value="469111882" calcext:value-type="float">
            <text:p>469111882</text:p>
          </table:table-cell>
          <table:table-cell table:number-columns-repeated="1636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ubus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ubus</text:p>
          </table:table-cell>
          <table:table-cell office:value-type="string" calcext:value-type="string">
            <text:p>Gebiet der Steine</text:p>
          </table:table-cell>
          <table:table-cell office:value-type="float" office:value="4435" calcext:value-type="float">
            <text:p>4435</text:p>
          </table:table-cell>
          <table:table-cell office:value-type="string" calcext:value-type="string">
            <text:p>Kubu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Kubus</text:p>
          </table:table-cell>
          <table:table-cell office:value-type="float" office:value="39" calcext:value-type="float">
            <text:p>39</text:p>
          </table:table-cell>
          <table:table-cell office:value-type="float" office:value="50.9013202" calcext:value-type="float">
            <text:p>50,9013202</text:p>
          </table:table-cell>
          <table:table-cell office:value-type="float" office:value="14.0277697" calcext:value-type="float">
            <text:p>14,0277697</text:p>
          </table:table-cell>
          <table:table-cell office:value-type="string" calcext:value-type="string">
            <text:p>Kubus, Königstein, Königstein/Sächs. Schw., Sächsische Schweiz-Osterzgebirge, Sachsen, Deutschland</text:p>
          </table:table-cell>
          <table:table-cell office:value-type="float" office:value="1128053214" calcext:value-type="float">
            <text:p>1128053214</text:p>
          </table:table-cell>
          <table:table-cell table:number-columns-repeated="1636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rosch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osch</text:p>
          </table:table-cell>
          <table:table-cell office:value-type="string" calcext:value-type="string">
            <text:p>Gebiet der Steine</text:p>
          </table:table-cell>
          <table:table-cell office:value-type="float" office:value="4436" calcext:value-type="float">
            <text:p>4436</text:p>
          </table:table-cell>
          <table:table-cell office:value-type="string" calcext:value-type="string">
            <text:p>Frosch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Frosch</text:p>
          </table:table-cell>
          <table:table-cell office:value-type="float" office:value="40" calcext:value-type="float">
            <text:p>40</text:p>
          </table:table-cell>
          <table:table-cell office:value-type="float" office:value="50.901601" calcext:value-type="float">
            <text:p>50,901601</text:p>
          </table:table-cell>
          <table:table-cell office:value-type="float" office:value="14.0281137" calcext:value-type="float">
            <text:p>14,0281137</text:p>
          </table:table-cell>
          <table:table-cell office:value-type="string" calcext:value-type="string">
            <text:p>Frosch, Königstein, Königstein/Sächs. Schw., Sächsische Schweiz-Osterzgebirge, Sachsen, Deutschland</text:p>
          </table:table-cell>
          <table:table-cell office:value-type="float" office:value="676932781" calcext:value-type="float">
            <text:p>676932781</text:p>
          </table:table-cell>
          <table:table-cell table:number-columns-repeated="1636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arrier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arriere</text:p>
          </table:table-cell>
          <table:table-cell office:value-type="string" calcext:value-type="string">
            <text:p>Gebiet der Steine</text:p>
          </table:table-cell>
          <table:table-cell office:value-type="float" office:value="4437" calcext:value-type="float">
            <text:p>4437</text:p>
          </table:table-cell>
          <table:table-cell office:value-type="string" calcext:value-type="string">
            <text:p>Barrier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Barriere</text:p>
          </table:table-cell>
          <table:table-cell office:value-type="float" office:value="41" calcext:value-type="float">
            <text:p>41</text:p>
          </table:table-cell>
          <table:table-cell office:value-type="float" office:value="50.8995762" calcext:value-type="float">
            <text:p>50,8995762</text:p>
          </table:table-cell>
          <table:table-cell office:value-type="float" office:value="14.0319399" calcext:value-type="float">
            <text:p>14,0319399</text:p>
          </table:table-cell>
          <table:table-cell office:value-type="string" calcext:value-type="string">
            <text:p>Barriere, Königstein, Königstein/Sächs. Schw., Sächsische Schweiz-Osterzgebirge, Sachsen, 01824, Deutschland</text:p>
          </table:table-cell>
          <table:table-cell office:value-type="float" office:value="944349153" calcext:value-type="float">
            <text:p>944349153</text:p>
          </table:table-cell>
          <table:table-cell table:number-columns-repeated="1636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Vergessener Turm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ergessener Turm</text:p>
          </table:table-cell>
          <table:table-cell office:value-type="string" calcext:value-type="string">
            <text:p>Gebiet der Steine</text:p>
          </table:table-cell>
          <table:table-cell office:value-type="float" office:value="4438" calcext:value-type="float">
            <text:p>4438</text:p>
          </table:table-cell>
          <table:table-cell office:value-type="string" calcext:value-type="string">
            <text:p>Vergessener Tur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Vergessener Turm</text:p>
          </table:table-cell>
          <table:table-cell office:value-type="float" office:value="42" calcext:value-type="float">
            <text:p>42</text:p>
          </table:table-cell>
          <table:table-cell office:value-type="float" office:value="50.8998966" calcext:value-type="float">
            <text:p>50,8998966</text:p>
          </table:table-cell>
          <table:table-cell office:value-type="float" office:value="14.0319652" calcext:value-type="float">
            <text:p>14,0319652</text:p>
          </table:table-cell>
          <table:table-cell office:value-type="string" calcext:value-type="string">
            <text:p>Vergessener Turm, Königstein, Königstein/Sächs. Schw., Sächsische Schweiz-Osterzgebirge, Sachsen, 01824, Deutschland</text:p>
          </table:table-cell>
          <table:table-cell office:value-type="float" office:value="944349162" calcext:value-type="float">
            <text:p>944349162</text:p>
          </table:table-cell>
          <table:table-cell table:number-columns-repeated="1636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elzchenkegel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Stelzchenkegel</text:p>
          </table:table-cell>
          <table:table-cell office:value-type="string" calcext:value-type="string">
            <text:p>Gebiet der Steine</text:p>
          </table:table-cell>
          <table:table-cell office:value-type="float" office:value="17192" calcext:value-type="float">
            <text:p>17192</text:p>
          </table:table-cell>
          <table:table-cell office:value-type="string" calcext:value-type="string">
            <text:p>Stelzchenkegel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Stelzchenkegel</text:p>
          </table:table-cell>
          <table:table-cell office:value-type="float" office:value="43" calcext:value-type="float">
            <text:p>43</text:p>
          </table:table-cell>
          <table:table-cell office:value-type="float" office:value="50.9015433" calcext:value-type="float">
            <text:p>50,9015433</text:p>
          </table:table-cell>
          <table:table-cell office:value-type="float" office:value="14.0354394" calcext:value-type="float">
            <text:p>14,0354394</text:p>
          </table:table-cell>
          <table:table-cell office:value-type="string" calcext:value-type="string">
            <text:p>Stelzchenkegel, Königstein, Königstein/Sächs. Schw., Sächsische Schweiz-Osterzgebirge, Sachsen, 01824, Deutschland</text:p>
          </table:table-cell>
          <table:table-cell office:value-type="float" office:value="3474893848" calcext:value-type="float">
            <text:p>3474893848</text:p>
          </table:table-cell>
          <table:table-cell table:number-columns-repeated="1636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nkel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nkel</text:p>
          </table:table-cell>
          <table:table-cell office:value-type="string" calcext:value-type="string">
            <text:p>Gebiet der Steine</text:p>
          </table:table-cell>
          <table:table-cell office:value-type="float" office:value="4498" calcext:value-type="float">
            <text:p>4498</text:p>
          </table:table-cell>
          <table:table-cell office:value-type="string" calcext:value-type="string">
            <text:p>Enkel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Enkel</text:p>
          </table:table-cell>
          <table:table-cell office:value-type="float" office:value="44" calcext:value-type="float">
            <text:p>44</text:p>
          </table:table-cell>
          <table:table-cell office:value-type="float" office:value="50.8945836" calcext:value-type="float">
            <text:p>50,8945836</text:p>
          </table:table-cell>
          <table:table-cell office:value-type="float" office:value="14.0369515" calcext:value-type="float">
            <text:p>14,0369515</text:p>
          </table:table-cell>
          <table:table-cell office:value-type="string" calcext:value-type="string">
            <text:p>Enkel, Königstein, Königstein/Sächs. Schw., Sächsische Schweiz-Osterzgebirge, Sachsen, 01824, Deutschland</text:p>
          </table:table-cell>
          <table:table-cell office:value-type="float" office:value="3474893849" calcext:value-type="float">
            <text:p>3474893849</text:p>
          </table:table-cell>
          <table:table-cell table:number-columns-repeated="1636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Quirlwächter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Quirlwächter</text:p>
          </table:table-cell>
          <table:table-cell office:value-type="string" calcext:value-type="string">
            <text:p>Gebiet der Steine</text:p>
          </table:table-cell>
          <table:table-cell office:value-type="float" office:value="10233" calcext:value-type="float">
            <text:p>10233</text:p>
          </table:table-cell>
          <table:table-cell office:value-type="string" calcext:value-type="string">
            <text:p>Quirlwäch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Quirlwächter</text:p>
          </table:table-cell>
          <table:table-cell office:value-type="float" office:value="45" calcext:value-type="float">
            <text:p>45</text:p>
          </table:table-cell>
          <table:table-cell office:value-type="float" office:value="50.9104239" calcext:value-type="float">
            <text:p>50,9104239</text:p>
          </table:table-cell>
          <table:table-cell office:value-type="float" office:value="14.0574626" calcext:value-type="float">
            <text:p>14,0574626</text:p>
          </table:table-cell>
          <table:table-cell office:value-type="string" calcext:value-type="string">
            <text:p>Quirlwächter, Königstein, Königstein/Sächs. Schw., Sächsische Schweiz-Osterzgebirge, Sachsen, 01824, Deutschland</text:p>
          </table:table-cell>
          <table:table-cell office:value-type="float" office:value="3677798895" calcext:value-type="float">
            <text:p>3677798895</text:p>
          </table:table-cell>
          <table:table-cell table:number-columns-repeated="1636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reikanter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eikanter</text:p>
          </table:table-cell>
          <table:table-cell office:value-type="string" calcext:value-type="string">
            <text:p>Gebiet der Steine</text:p>
          </table:table-cell>
          <table:table-cell office:value-type="float" office:value="4439" calcext:value-type="float">
            <text:p>4439</text:p>
          </table:table-cell>
          <table:table-cell office:value-type="string" calcext:value-type="string">
            <text:p>Dreikan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Dreikanter</text:p>
          </table:table-cell>
          <table:table-cell office:value-type="float" office:value="46" calcext:value-type="float">
            <text:p>46</text:p>
          </table:table-cell>
          <table:table-cell office:value-type="float" office:value="50.905006" calcext:value-type="float">
            <text:p>50,905006</text:p>
          </table:table-cell>
          <table:table-cell office:value-type="float" office:value="14.0660358" calcext:value-type="float">
            <text:p>14,0660358</text:p>
          </table:table-cell>
          <table:table-cell office:value-type="string" calcext:value-type="string">
            <text:p>Dreikanter, Königstein, Königstein/Sächs. Schw., Sächsische Schweiz-Osterzgebirge, Sachsen, 01824, Deutschland</text:p>
          </table:table-cell>
          <table:table-cell office:value-type="float" office:value="251874529" calcext:value-type="float">
            <text:p>251874529</text:p>
          </table:table-cell>
          <table:table-cell table:number-columns-repeated="1636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insiedler *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insiedler</text:p>
          </table:table-cell>
          <table:table-cell office:value-type="string" calcext:value-type="string">
            <text:p>Gebiet der Steine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Einsiedl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Einsiedler</text:p>
          </table:table-cell>
          <table:table-cell office:value-type="float" office:value="47" calcext:value-type="float">
            <text:p>47</text:p>
          </table:table-cell>
          <table:table-cell office:value-type="float" office:value="50.9016713" calcext:value-type="float">
            <text:p>50,9016713</text:p>
          </table:table-cell>
          <table:table-cell office:value-type="float" office:value="14.0808443" calcext:value-type="float">
            <text:p>14,0808443</text:p>
          </table:table-cell>
          <table:table-cell office:value-type="string" calcext:value-type="string">
            <text:p>Einsiedler, Königstein, Königstein/Sächs. Schw., Sächsische Schweiz-Osterzgebirge, Sachsen, 01824, Deutschland</text:p>
          </table:table-cell>
          <table:table-cell office:value-type="float" office:value="251874535" calcext:value-type="float">
            <text:p>251874535</text:p>
          </table:table-cell>
          <table:table-cell table:number-columns-repeated="1636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undesfels **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undesfels</text:p>
          </table:table-cell>
          <table:table-cell office:value-type="string" calcext:value-type="string">
            <text:p>Gebiet der Steine</text:p>
          </table:table-cell>
          <table:table-cell office:value-type="float" office:value="4441" calcext:value-type="float">
            <text:p>4441</text:p>
          </table:table-cell>
          <table:table-cell office:value-type="string" calcext:value-type="string">
            <text:p>Bundesfel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Bundesfels</text:p>
          </table:table-cell>
          <table:table-cell office:value-type="float" office:value="48" calcext:value-type="float">
            <text:p>48</text:p>
          </table:table-cell>
          <table:table-cell office:value-type="float" office:value="50.9014495" calcext:value-type="float">
            <text:p>50,9014495</text:p>
          </table:table-cell>
          <table:table-cell office:value-type="float" office:value="14.0807483" calcext:value-type="float">
            <text:p>14,0807483</text:p>
          </table:table-cell>
          <table:table-cell office:value-type="string" calcext:value-type="string">
            <text:p>Bundesfels, Königstein, Königstein/Sächs. Schw., Sächsische Schweiz-Osterzgebirge, Sachsen, 01824, Deutschland</text:p>
          </table:table-cell>
          <table:table-cell office:value-type="float" office:value="251874490" calcext:value-type="float">
            <text:p>251874490</text:p>
          </table:table-cell>
          <table:table-cell table:number-columns-repeated="1636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latter Turm **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latter Turm</text:p>
          </table:table-cell>
          <table:table-cell office:value-type="string" calcext:value-type="string">
            <text:p>Gebiet der Steine</text:p>
          </table:table-cell>
          <table:table-cell office:value-type="float" office:value="4442" calcext:value-type="float">
            <text:p>4442</text:p>
          </table:table-cell>
          <table:table-cell office:value-type="string" calcext:value-type="string">
            <text:p>Glatter Tur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Glatter Turm</text:p>
          </table:table-cell>
          <table:table-cell office:value-type="float" office:value="49" calcext:value-type="float">
            <text:p>49</text:p>
          </table:table-cell>
          <table:table-cell office:value-type="float" office:value="50.9017399" calcext:value-type="float">
            <text:p>50,9017399</text:p>
          </table:table-cell>
          <table:table-cell office:value-type="float" office:value="14.0795247" calcext:value-type="float">
            <text:p>14,0795247</text:p>
          </table:table-cell>
          <table:table-cell office:value-type="string" calcext:value-type="string">
            <text:p>Glatter Turm, Königstein, Königstein/Sächs. Schw., Sächsische Schweiz-Osterzgebirge, Sachsen, 01824, Deutschland</text:p>
          </table:table-cell>
          <table:table-cell office:value-type="float" office:value="251874595" calcext:value-type="float">
            <text:p>251874595</text:p>
          </table:table-cell>
          <table:table-cell table:number-columns-repeated="1636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ordturm **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rdturm</text:p>
          </table:table-cell>
          <table:table-cell office:value-type="string" calcext:value-type="string">
            <text:p>Gebiet der Steine</text:p>
          </table:table-cell>
          <table:table-cell office:value-type="float" office:value="4443" calcext:value-type="float">
            <text:p>4443</text:p>
          </table:table-cell>
          <table:table-cell office:value-type="string" calcext:value-type="string">
            <text:p>Nordtur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Nordturm</text:p>
          </table:table-cell>
          <table:table-cell office:value-type="float" office:value="50" calcext:value-type="float">
            <text:p>50</text:p>
          </table:table-cell>
          <table:table-cell office:value-type="float" office:value="50.901832" calcext:value-type="float">
            <text:p>50,901832</text:p>
          </table:table-cell>
          <table:table-cell office:value-type="float" office:value="14.0792038" calcext:value-type="float">
            <text:p>14,0792038</text:p>
          </table:table-cell>
          <table:table-cell office:value-type="string" calcext:value-type="string">
            <text:p>Nordturm, Königstein, Königstein/Sächs. Schw., Sächsische Schweiz-Osterzgebirge, Sachsen, 01824, Deutschland</text:p>
          </table:table-cell>
          <table:table-cell office:value-type="float" office:value="251874858" calcext:value-type="float">
            <text:p>251874858</text:p>
          </table:table-cell>
          <table:table-cell table:number-columns-repeated="1636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ordkopf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rdkopf</text:p>
          </table:table-cell>
          <table:table-cell office:value-type="string" calcext:value-type="string">
            <text:p>Gebiet der Steine</text:p>
          </table:table-cell>
          <table:table-cell office:value-type="float" office:value="4444" calcext:value-type="float">
            <text:p>4444</text:p>
          </table:table-cell>
          <table:table-cell office:value-type="string" calcext:value-type="string">
            <text:p>Nordkopf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Nordkopf</text:p>
          </table:table-cell>
          <table:table-cell office:value-type="float" office:value="51" calcext:value-type="float">
            <text:p>51</text:p>
          </table:table-cell>
          <table:table-cell office:value-type="float" office:value="50.9015768" calcext:value-type="float">
            <text:p>50,9015768</text:p>
          </table:table-cell>
          <table:table-cell office:value-type="float" office:value="14.0790181" calcext:value-type="float">
            <text:p>14,0790181</text:p>
          </table:table-cell>
          <table:table-cell office:value-type="string" calcext:value-type="string">
            <text:p>Nordkopf, Königstein, Königstein/Sächs. Schw., Sächsische Schweiz-Osterzgebirge, Sachsen, 01824, Deutschland</text:p>
          </table:table-cell>
          <table:table-cell office:value-type="float" office:value="251874855" calcext:value-type="float">
            <text:p>251874855</text:p>
          </table:table-cell>
          <table:table-cell table:number-columns-repeated="1636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auhe Zinne **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aue Zinne</text:p>
          </table:table-cell>
          <table:table-cell office:value-type="string" calcext:value-type="string">
            <text:p>Gebiet der Steine</text:p>
          </table:table-cell>
          <table:table-cell office:value-type="float" office:value="4445" calcext:value-type="float">
            <text:p>4445</text:p>
          </table:table-cell>
          <table:table-cell office:value-type="string" calcext:value-type="string">
            <text:p>Raue Zinn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Raue Zinne</text:p>
          </table:table-cell>
          <table:table-cell office:value-type="float" office:value="52" calcext:value-type="float">
            <text:p>52</text:p>
          </table:table-cell>
          <table:table-cell office:value-type="float" office:value="50.9016737" calcext:value-type="float">
            <text:p>50,9016737</text:p>
          </table:table-cell>
          <table:table-cell office:value-type="float" office:value="14.0787639" calcext:value-type="float">
            <text:p>14,0787639</text:p>
          </table:table-cell>
          <table:table-cell office:value-type="string" calcext:value-type="string">
            <text:p>Raue Zinne, Königstein, Königstein/Sächs. Schw., Sächsische Schweiz-Osterzgebirge, Sachsen, 01824, Deutschland</text:p>
          </table:table-cell>
          <table:table-cell office:value-type="float" office:value="251874991" calcext:value-type="float">
            <text:p>251874991</text:p>
          </table:table-cell>
          <table:table-cell table:number-columns-repeated="1636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aselmaus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Haselmaus</text:p>
          </table:table-cell>
          <table:table-cell office:value-type="string" calcext:value-type="string">
            <text:p>Gebiet der Steine</text:p>
          </table:table-cell>
          <table:table-cell office:value-type="float" office:value="17214" calcext:value-type="float">
            <text:p>17214</text:p>
          </table:table-cell>
          <table:table-cell office:value-type="string" calcext:value-type="string">
            <text:p>Haselmau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472" calcext:value-type="float">
            <text:p>1472</text:p>
          </table:table-cell>
          <table:table-cell office:value-type="string" calcext:value-type="string">
            <text:p>Haselmaus</text:p>
          </table:table-cell>
          <table:table-cell office:value-type="float" office:value="53" calcext:value-type="float">
            <text:p>53</text:p>
          </table:table-cell>
          <table:table-cell office:value-type="float" office:value="50.9012883" calcext:value-type="float">
            <text:p>50,9012883</text:p>
          </table:table-cell>
          <table:table-cell office:value-type="float" office:value="14.0784869" calcext:value-type="float">
            <text:p>14,0784869</text:p>
          </table:table-cell>
          <table:table-cell office:value-type="string" calcext:value-type="string">
            <text:p>Haselmaus, Königstein, Königstein/Sächs. Schw., Sächsische Schweiz-Osterzgebirge, Sachsen, 01824, Deutschland</text:p>
          </table:table-cell>
          <table:table-cell office:value-type="float" office:value="3512787909" calcext:value-type="float">
            <text:p>3512787909</text:p>
          </table:table-cell>
          <table:table-cell table:number-columns-repeated="1636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ördliche Pfaffenschluchtspitze **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faffenschluchtspitze, Nördliche</text:p>
          </table:table-cell>
          <table:table-cell office:value-type="string" calcext:value-type="string">
            <text:p>Gebiet der Steine</text:p>
          </table:table-cell>
          <table:table-cell office:value-type="float" office:value="4446" calcext:value-type="float">
            <text:p>4446</text:p>
          </table:table-cell>
          <table:table-cell office:value-type="string" calcext:value-type="string">
            <text:p>Nördliche Pfaffenschluchtspitz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Nördliche Pfaffenschluchtspitze</text:p>
          </table:table-cell>
          <table:table-cell office:value-type="float" office:value="54" calcext:value-type="float">
            <text:p>54</text:p>
          </table:table-cell>
          <table:table-cell office:value-type="float" office:value="50.9012909" calcext:value-type="float">
            <text:p>50,9012909</text:p>
          </table:table-cell>
          <table:table-cell office:value-type="float" office:value="14.0781477" calcext:value-type="float">
            <text:p>14,0781477</text:p>
          </table:table-cell>
          <table:table-cell office:value-type="string" calcext:value-type="string">
            <text:p>Nördliche Pfaffenschluchtspitze, Königstein, Königstein/Sächs. Schw., Sächsische Schweiz-Osterzgebirge, Sachsen, 01824, Deutschland</text:p>
          </table:table-cell>
          <table:table-cell office:value-type="float" office:value="251874856" calcext:value-type="float">
            <text:p>251874856</text:p>
          </table:table-cell>
          <table:table-cell table:number-columns-repeated="1636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reimännerturm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reimännerturm</text:p>
          </table:table-cell>
          <table:table-cell office:value-type="string" calcext:value-type="string">
            <text:p>Gebiet der Steine</text:p>
          </table:table-cell>
          <table:table-cell office:value-type="float" office:value="4447" calcext:value-type="float">
            <text:p>4447</text:p>
          </table:table-cell>
          <table:table-cell office:value-type="string" calcext:value-type="string">
            <text:p>Dreimännertur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Dreimännerturm</text:p>
          </table:table-cell>
          <table:table-cell office:value-type="float" office:value="55" calcext:value-type="float">
            <text:p>55</text:p>
          </table:table-cell>
          <table:table-cell office:value-type="float" office:value="50.9011268" calcext:value-type="float">
            <text:p>50,9011268</text:p>
          </table:table-cell>
          <table:table-cell office:value-type="float" office:value="14.0783881" calcext:value-type="float">
            <text:p>14,0783881</text:p>
          </table:table-cell>
          <table:table-cell office:value-type="string" calcext:value-type="string">
            <text:p>Dreimännerturm, Königstein, Königstein/Sächs. Schw., Sächsische Schweiz-Osterzgebirge, Sachsen, 01824, Deutschland</text:p>
          </table:table-cell>
          <table:table-cell office:value-type="float" office:value="251874528" calcext:value-type="float">
            <text:p>251874528</text:p>
          </table:table-cell>
          <table:table-cell table:number-columns-repeated="1636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bendwand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bendwand</text:p>
          </table:table-cell>
          <table:table-cell office:value-type="string" calcext:value-type="string">
            <text:p>Gebiet der Steine</text:p>
          </table:table-cell>
          <table:table-cell office:value-type="float" office:value="4448" calcext:value-type="float">
            <text:p>4448</text:p>
          </table:table-cell>
          <table:table-cell office:value-type="string" calcext:value-type="string">
            <text:p>Abendwand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Abendwand</text:p>
          </table:table-cell>
          <table:table-cell office:value-type="float" office:value="56" calcext:value-type="float">
            <text:p>56</text:p>
          </table:table-cell>
          <table:table-cell office:value-type="float" office:value="50.9011235" calcext:value-type="float">
            <text:p>50,9011235</text:p>
          </table:table-cell>
          <table:table-cell office:value-type="float" office:value="14.0786758" calcext:value-type="float">
            <text:p>14,0786758</text:p>
          </table:table-cell>
          <table:table-cell office:value-type="string" calcext:value-type="string">
            <text:p>Abendwand, Königstein, Königstein/Sächs. Schw., Sächsische Schweiz-Osterzgebirge, Sachsen, 01824, Deutschland</text:p>
          </table:table-cell>
          <table:table-cell office:value-type="float" office:value="251874399" calcext:value-type="float">
            <text:p>251874399</text:p>
          </table:table-cell>
          <table:table-cell table:number-columns-repeated="1636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intere Abendwand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Hintere Abendwand</text:p>
          </table:table-cell>
          <table:table-cell office:value-type="string" calcext:value-type="string">
            <text:p>Gebiet der Steine</text:p>
          </table:table-cell>
          <table:table-cell office:value-type="float" office:value="17215" calcext:value-type="float">
            <text:p>17215</text:p>
          </table:table-cell>
          <table:table-cell office:value-type="string" calcext:value-type="string">
            <text:p>Hintere Abendwand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Hintere Abendwand</text:p>
          </table:table-cell>
          <table:table-cell office:value-type="float" office:value="57" calcext:value-type="float">
            <text:p>57</text:p>
          </table:table-cell>
          <table:table-cell office:value-type="float" office:value="50.9010793" calcext:value-type="float">
            <text:p>50,9010793</text:p>
          </table:table-cell>
          <table:table-cell office:value-type="float" office:value="14.0790274" calcext:value-type="float">
            <text:p>14,0790274</text:p>
          </table:table-cell>
          <table:table-cell office:value-type="string" calcext:value-type="string">
            <text:p>Hintere Abendwand, Königstein, Königstein/Sächs. Schw., Sächsische Schweiz-Osterzgebirge, Sachsen, 01824, Deutschland</text:p>
          </table:table-cell>
          <table:table-cell office:value-type="float" office:value="3521367733" calcext:value-type="float">
            <text:p>3521367733</text:p>
          </table:table-cell>
          <table:table-cell table:number-columns-repeated="1636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asse Schlucht Turm **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sse-Schlucht-Turm</text:p>
          </table:table-cell>
          <table:table-cell office:value-type="string" calcext:value-type="string">
            <text:p>Gebiet der Steine</text:p>
          </table:table-cell>
          <table:table-cell office:value-type="float" office:value="4449" calcext:value-type="float">
            <text:p>4449</text:p>
          </table:table-cell>
          <table:table-cell office:value-type="string" calcext:value-type="string">
            <text:p>Nasse-Schlucht-Tur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Nasse-Schlucht-Turm</text:p>
          </table:table-cell>
          <table:table-cell office:value-type="float" office:value="58" calcext:value-type="float">
            <text:p>58</text:p>
          </table:table-cell>
          <table:table-cell office:value-type="float" office:value="50.9007991" calcext:value-type="float">
            <text:p>50,9007991</text:p>
          </table:table-cell>
          <table:table-cell office:value-type="float" office:value="14.0784641" calcext:value-type="float">
            <text:p>14,0784641</text:p>
          </table:table-cell>
          <table:table-cell office:value-type="string" calcext:value-type="string">
            <text:p>Nasse-Schlucht-Turm, Königstein, Königstein/Sächs. Schw., Sächsische Schweiz-Osterzgebirge, Sachsen, 01824, Deutschland</text:p>
          </table:table-cell>
          <table:table-cell office:value-type="float" office:value="251874861" calcext:value-type="float">
            <text:p>251874861</text:p>
          </table:table-cell>
          <table:table-cell table:number-columns-repeated="1636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tte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atte</text:p>
          </table:table-cell>
          <table:table-cell office:value-type="string" calcext:value-type="string">
            <text:p>Gebiet der Steine</text:p>
          </table:table-cell>
          <table:table-cell office:value-type="float" office:value="4450" calcext:value-type="float">
            <text:p>4450</text:p>
          </table:table-cell>
          <table:table-cell office:value-type="string" calcext:value-type="string">
            <text:p>Ratt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Ratte</text:p>
          </table:table-cell>
          <table:table-cell office:value-type="float" office:value="59" calcext:value-type="float">
            <text:p>59</text:p>
          </table:table-cell>
          <table:table-cell office:value-type="float" office:value="50.9003101" calcext:value-type="float">
            <text:p>50,9003101</text:p>
          </table:table-cell>
          <table:table-cell office:value-type="float" office:value="14.0783979" calcext:value-type="float">
            <text:p>14,0783979</text:p>
          </table:table-cell>
          <table:table-cell office:value-type="string" calcext:value-type="string">
            <text:p>Ratte, Königstein, Königstein/Sächs. Schw., Sächsische Schweiz-Osterzgebirge, Sachsen, 01824, Deutschland</text:p>
          </table:table-cell>
          <table:table-cell office:value-type="float" office:value="251874995" calcext:value-type="float">
            <text:p>251874995</text:p>
          </table:table-cell>
          <table:table-cell table:number-columns-repeated="1636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ilch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ilch</text:p>
          </table:table-cell>
          <table:table-cell office:value-type="string" calcext:value-type="string">
            <text:p>Gebiet der Steine</text:p>
          </table:table-cell>
          <table:table-cell office:value-type="float" office:value="4451" calcext:value-type="float">
            <text:p>4451</text:p>
          </table:table-cell>
          <table:table-cell office:value-type="string" calcext:value-type="string">
            <text:p>Bilch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Bilch</text:p>
          </table:table-cell>
          <table:table-cell office:value-type="float" office:value="60" calcext:value-type="float">
            <text:p>60</text:p>
          </table:table-cell>
          <table:table-cell office:value-type="float" office:value="50.9005034" calcext:value-type="float">
            <text:p>50,9005034</text:p>
          </table:table-cell>
          <table:table-cell office:value-type="float" office:value="14.0782563" calcext:value-type="float">
            <text:p>14,0782563</text:p>
          </table:table-cell>
          <table:table-cell office:value-type="string" calcext:value-type="string">
            <text:p>Bilch, Königstein, Königstein/Sächs. Schw., Sächsische Schweiz-Osterzgebirge, Sachsen, 01824, Deutschland</text:p>
          </table:table-cell>
          <table:table-cell office:value-type="float" office:value="251874462" calcext:value-type="float">
            <text:p>251874462</text:p>
          </table:table-cell>
          <table:table-cell table:number-columns-repeated="1636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insamer Ritter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insamer Ritter</text:p>
          </table:table-cell>
          <table:table-cell office:value-type="string" calcext:value-type="string">
            <text:p>Gebiet der Steine</text:p>
          </table:table-cell>
          <table:table-cell office:value-type="float" office:value="4452" calcext:value-type="float">
            <text:p>4452</text:p>
          </table:table-cell>
          <table:table-cell office:value-type="string" calcext:value-type="string">
            <text:p>Einsamer Rit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Einsamer Ritter</text:p>
          </table:table-cell>
          <table:table-cell office:value-type="float" office:value="61" calcext:value-type="float">
            <text:p>61</text:p>
          </table:table-cell>
          <table:table-cell office:value-type="float" office:value="50.9005581" calcext:value-type="float">
            <text:p>50,9005581</text:p>
          </table:table-cell>
          <table:table-cell office:value-type="float" office:value="14.078038" calcext:value-type="float">
            <text:p>14,078038</text:p>
          </table:table-cell>
          <table:table-cell office:value-type="string" calcext:value-type="string">
            <text:p>Einsamer Ritter, Königstein, Königstein/Sächs. Schw., Sächsische Schweiz-Osterzgebirge, Sachsen, 01824, Deutschland</text:p>
          </table:table-cell>
          <table:table-cell office:value-type="float" office:value="2274002242" calcext:value-type="float">
            <text:p>2274002242</text:p>
          </table:table-cell>
          <table:table-cell table:number-columns-repeated="1636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olfswand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Wolfswand</text:p>
          </table:table-cell>
          <table:table-cell office:value-type="string" calcext:value-type="string">
            <text:p>Gebiet der Steine</text:p>
          </table:table-cell>
          <table:table-cell office:value-type="float" office:value="4453" calcext:value-type="float">
            <text:p>4453</text:p>
          </table:table-cell>
          <table:table-cell office:value-type="string" calcext:value-type="string">
            <text:p>Wolfswand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Wolfswand</text:p>
          </table:table-cell>
          <table:table-cell office:value-type="float" office:value="62" calcext:value-type="float">
            <text:p>62</text:p>
          </table:table-cell>
          <table:table-cell office:value-type="float" office:value="50.9006033" calcext:value-type="float">
            <text:p>50,9006033</text:p>
          </table:table-cell>
          <table:table-cell office:value-type="float" office:value="14.0778702" calcext:value-type="float">
            <text:p>14,0778702</text:p>
          </table:table-cell>
          <table:table-cell office:value-type="string" calcext:value-type="string">
            <text:p>Wolfswand, Königstein, Königstein/Sächs. Schw., Sächsische Schweiz-Osterzgebirge, Sachsen, 01824, Deutschland</text:p>
          </table:table-cell>
          <table:table-cell office:value-type="float" office:value="2260819532" calcext:value-type="float">
            <text:p>2260819532</text:p>
          </table:table-cell>
          <table:table-cell table:number-columns-repeated="1636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üdliche Pfaffenschluchtspitze **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faffenschluchtspitze, Südliche</text:p>
          </table:table-cell>
          <table:table-cell office:value-type="string" calcext:value-type="string">
            <text:p>Gebiet der Steine</text:p>
          </table:table-cell>
          <table:table-cell office:value-type="float" office:value="4454" calcext:value-type="float">
            <text:p>4454</text:p>
          </table:table-cell>
          <table:table-cell office:value-type="string" calcext:value-type="string">
            <text:p>Südliche Pfaffenschluchtspitz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Südliche Pfaffenschluchtspitze</text:p>
          </table:table-cell>
          <table:table-cell office:value-type="float" office:value="63" calcext:value-type="float">
            <text:p>63</text:p>
          </table:table-cell>
          <table:table-cell office:value-type="float" office:value="50.9006253" calcext:value-type="float">
            <text:p>50,9006253</text:p>
          </table:table-cell>
          <table:table-cell office:value-type="float" office:value="14.0777219" calcext:value-type="float">
            <text:p>14,0777219</text:p>
          </table:table-cell>
          <table:table-cell office:value-type="string" calcext:value-type="string">
            <text:p>Südliche Pfaffenschluchtspitze, Königstein, Königstein/Sächs. Schw., Sächsische Schweiz-Osterzgebirge, Sachsen, 01824, Deutschland</text:p>
          </table:table-cell>
          <table:table-cell office:value-type="float" office:value="251875039" calcext:value-type="float">
            <text:p>251875039</text:p>
          </table:table-cell>
          <table:table-cell table:number-columns-repeated="1636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unggeselle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Junggeselle</text:p>
          </table:table-cell>
          <table:table-cell office:value-type="string" calcext:value-type="string">
            <text:p>Gebiet der Steine</text:p>
          </table:table-cell>
          <table:table-cell office:value-type="float" office:value="4455" calcext:value-type="float">
            <text:p>4455</text:p>
          </table:table-cell>
          <table:table-cell office:value-type="string" calcext:value-type="string">
            <text:p>Junggesell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Junggeselle</text:p>
          </table:table-cell>
          <table:table-cell office:value-type="float" office:value="64" calcext:value-type="float">
            <text:p>64</text:p>
          </table:table-cell>
          <table:table-cell office:value-type="float" office:value="50.9004854" calcext:value-type="float">
            <text:p>50,9004854</text:p>
          </table:table-cell>
          <table:table-cell office:value-type="float" office:value="14.0777537" calcext:value-type="float">
            <text:p>14,0777537</text:p>
          </table:table-cell>
          <table:table-cell office:value-type="string" calcext:value-type="string">
            <text:p>Junggeselle, Königstein, Königstein/Sächs. Schw., Sächsische Schweiz-Osterzgebirge, Sachsen, 01824, Deutschland</text:p>
          </table:table-cell>
          <table:table-cell office:value-type="float" office:value="1165454240" calcext:value-type="float">
            <text:p>1165454240</text:p>
          </table:table-cell>
          <table:table-cell table:number-columns-repeated="1636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ulikopf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Julikopf</text:p>
          </table:table-cell>
          <table:table-cell office:value-type="string" calcext:value-type="string">
            <text:p>Gebiet der Steine</text:p>
          </table:table-cell>
          <table:table-cell office:value-type="float" office:value="4456" calcext:value-type="float">
            <text:p>4456</text:p>
          </table:table-cell>
          <table:table-cell office:value-type="string" calcext:value-type="string">
            <text:p>Julikopf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Julikopf</text:p>
          </table:table-cell>
          <table:table-cell office:value-type="float" office:value="65" calcext:value-type="float">
            <text:p>65</text:p>
          </table:table-cell>
          <table:table-cell office:value-type="float" office:value="50.9004126" calcext:value-type="float">
            <text:p>50,9004126</text:p>
          </table:table-cell>
          <table:table-cell office:value-type="float" office:value="14.077936" calcext:value-type="float">
            <text:p>14,077936</text:p>
          </table:table-cell>
          <table:table-cell office:value-type="string" calcext:value-type="string">
            <text:p>Julikopf, Königstein, Königstein/Sächs. Schw., Sächsische Schweiz-Osterzgebirge, Sachsen, 01824, Deutschland</text:p>
          </table:table-cell>
          <table:table-cell office:value-type="float" office:value="1165454251" calcext:value-type="float">
            <text:p>1165454251</text:p>
          </table:table-cell>
          <table:table-cell table:number-columns-repeated="1636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erglerturm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rglerturm</text:p>
          </table:table-cell>
          <table:table-cell office:value-type="string" calcext:value-type="string">
            <text:p>Gebiet der Steine</text:p>
          </table:table-cell>
          <table:table-cell office:value-type="float" office:value="4457" calcext:value-type="float">
            <text:p>4457</text:p>
          </table:table-cell>
          <table:table-cell office:value-type="string" calcext:value-type="string">
            <text:p>Berglertur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Berglerturm</text:p>
          </table:table-cell>
          <table:table-cell office:value-type="float" office:value="66" calcext:value-type="float">
            <text:p>66</text:p>
          </table:table-cell>
          <table:table-cell office:value-type="float" office:value="50.9002985" calcext:value-type="float">
            <text:p>50,9002985</text:p>
          </table:table-cell>
          <table:table-cell office:value-type="float" office:value="14.0778343" calcext:value-type="float">
            <text:p>14,0778343</text:p>
          </table:table-cell>
          <table:table-cell office:value-type="string" calcext:value-type="string">
            <text:p>Berglerturm, Königstein, Königstein/Sächs. Schw., Sächsische Schweiz-Osterzgebirge, Sachsen, 01824, Deutschland</text:p>
          </table:table-cell>
          <table:table-cell office:value-type="float" office:value="1165454264" calcext:value-type="float">
            <text:p>1165454264</text:p>
          </table:table-cell>
          <table:table-cell table:number-columns-repeated="1636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faffenkopf (Buchfinkenturm)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uchfinkenturm</text:p>
          </table:table-cell>
          <table:table-cell office:value-type="string" calcext:value-type="string">
            <text:p>Gebiet der Steine</text:p>
          </table:table-cell>
          <table:table-cell office:value-type="float" office:value="4458" calcext:value-type="float">
            <text:p>4458</text:p>
          </table:table-cell>
          <table:table-cell office:value-type="string" calcext:value-type="string">
            <text:p>Pfaffenkopf (Buchfinkenturm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Pfaffenkopf</text:p>
          </table:table-cell>
          <table:table-cell office:value-type="float" office:value="67" calcext:value-type="float">
            <text:p>67</text:p>
          </table:table-cell>
          <table:table-cell office:value-type="float" office:value="50.89985" calcext:value-type="float">
            <text:p>50,89985</text:p>
          </table:table-cell>
          <table:table-cell office:value-type="float" office:value="14.0779948" calcext:value-type="float">
            <text:p>14,0779948</text:p>
          </table:table-cell>
          <table:table-cell office:value-type="string" calcext:value-type="string">
            <text:p>Pfaffenkopf, Königstein, Königstein/Sächs. Schw., Sächsische Schweiz-Osterzgebirge, Sachsen, 01824, Deutschland</text:p>
          </table:table-cell>
          <table:table-cell office:value-type="float" office:value="251874491" calcext:value-type="float">
            <text:p>251874491</text:p>
          </table:table-cell>
          <table:table-cell table:number-columns-repeated="1636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oter Zwerg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oter Zwerg</text:p>
          </table:table-cell>
          <table:table-cell office:value-type="string" calcext:value-type="string">
            <text:p>Gebiet der Steine</text:p>
          </table:table-cell>
          <table:table-cell office:value-type="float" office:value="17216" calcext:value-type="float">
            <text:p>17216</text:p>
          </table:table-cell>
          <table:table-cell office:value-type="string" calcext:value-type="string">
            <text:p>Toter Zwerg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Toter Zwerg</text:p>
          </table:table-cell>
          <table:table-cell office:value-type="float" office:value="68" calcext:value-type="float">
            <text:p>68</text:p>
          </table:table-cell>
          <table:table-cell office:value-type="float" office:value="50.899242" calcext:value-type="float">
            <text:p>50,899242</text:p>
          </table:table-cell>
          <table:table-cell office:value-type="float" office:value="14.0787099" calcext:value-type="float">
            <text:p>14,0787099</text:p>
          </table:table-cell>
          <table:table-cell office:value-type="string" calcext:value-type="string">
            <text:p>Toter Zwerg, Königstein, Königstein/Sächs. Schw., Sächsische Schweiz-Osterzgebirge, Sachsen, 01824, Deutschland</text:p>
          </table:table-cell>
          <table:table-cell office:value-type="float" office:value="3542535963" calcext:value-type="float">
            <text:p>3542535963</text:p>
          </table:table-cell>
          <table:table-cell table:number-columns-repeated="1636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eterskirche **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terskirche</text:p>
          </table:table-cell>
          <table:table-cell office:value-type="string" calcext:value-type="string">
            <text:p>Gebiet der Steine</text:p>
          </table:table-cell>
          <table:table-cell office:value-type="float" office:value="4459" calcext:value-type="float">
            <text:p>4459</text:p>
          </table:table-cell>
          <table:table-cell office:value-type="string" calcext:value-type="string">
            <text:p>Peterskirch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Peterskirche</text:p>
          </table:table-cell>
          <table:table-cell office:value-type="float" office:value="69" calcext:value-type="float">
            <text:p>69</text:p>
          </table:table-cell>
          <table:table-cell office:value-type="float" office:value="50.8990616" calcext:value-type="float">
            <text:p>50,8990616</text:p>
          </table:table-cell>
          <table:table-cell office:value-type="float" office:value="14.078601" calcext:value-type="float">
            <text:p>14,078601</text:p>
          </table:table-cell>
          <table:table-cell office:value-type="string" calcext:value-type="string">
            <text:p>Peterskirche, Königstein, Königstein/Sächs. Schw., Sächsische Schweiz-Osterzgebirge, Sachsen, 01824, Deutschland</text:p>
          </table:table-cell>
          <table:table-cell office:value-type="float" office:value="251874886" calcext:value-type="float">
            <text:p>251874886</text:p>
          </table:table-cell>
          <table:table-cell table:number-columns-repeated="1636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Jäckelfels **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Jäckelfels</text:p>
          </table:table-cell>
          <table:table-cell office:value-type="string" calcext:value-type="string">
            <text:p>Gebiet der Steine</text:p>
          </table:table-cell>
          <table:table-cell office:value-type="float" office:value="4460" calcext:value-type="float">
            <text:p>4460</text:p>
          </table:table-cell>
          <table:table-cell office:value-type="string" calcext:value-type="string">
            <text:p>Jäckelfel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Jäckelfels</text:p>
          </table:table-cell>
          <table:table-cell office:value-type="float" office:value="70" calcext:value-type="float">
            <text:p>70</text:p>
          </table:table-cell>
          <table:table-cell office:value-type="float" office:value="50.8989848" calcext:value-type="float">
            <text:p>50,8989848</text:p>
          </table:table-cell>
          <table:table-cell office:value-type="float" office:value="14.0791761" calcext:value-type="float">
            <text:p>14,0791761</text:p>
          </table:table-cell>
          <table:table-cell office:value-type="string" calcext:value-type="string">
            <text:p>Jäckelfels, Königstein, Königstein/Sächs. Schw., Sächsische Schweiz-Osterzgebirge, Sachsen, 01824, Deutschland</text:p>
          </table:table-cell>
          <table:table-cell office:value-type="float" office:value="1887316858" calcext:value-type="float">
            <text:p>1887316858</text:p>
          </table:table-cell>
          <table:table-cell table:number-columns-repeated="1636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afersack *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afersack</text:p>
          </table:table-cell>
          <table:table-cell office:value-type="string" calcext:value-type="string">
            <text:p>Gebiet der Steine</text:p>
          </table:table-cell>
          <table:table-cell office:value-type="float" office:value="4461" calcext:value-type="float">
            <text:p>4461</text:p>
          </table:table-cell>
          <table:table-cell office:value-type="string" calcext:value-type="string">
            <text:p>Hafersack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Hafersack</text:p>
          </table:table-cell>
          <table:table-cell office:value-type="float" office:value="71" calcext:value-type="float">
            <text:p>71</text:p>
          </table:table-cell>
          <table:table-cell office:value-type="float" office:value="50.8988284" calcext:value-type="float">
            <text:p>50,8988284</text:p>
          </table:table-cell>
          <table:table-cell office:value-type="float" office:value="14.079717" calcext:value-type="float">
            <text:p>14,079717</text:p>
          </table:table-cell>
          <table:table-cell office:value-type="string" calcext:value-type="string">
            <text:p>Hafersack, Königstein, Königstein/Sächs. Schw., Sächsische Schweiz-Osterzgebirge, Sachsen, 01824, Deutschland</text:p>
          </table:table-cell>
          <table:table-cell office:value-type="float" office:value="2260819445" calcext:value-type="float">
            <text:p>2260819445</text:p>
          </table:table-cell>
          <table:table-cell table:number-columns-repeated="1636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childkröte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Schildkröte</text:p>
          </table:table-cell>
          <table:table-cell office:value-type="string" calcext:value-type="string">
            <text:p>Gebiet der Steine</text:p>
          </table:table-cell>
          <table:table-cell office:value-type="float" office:value="17217" calcext:value-type="float">
            <text:p>17217</text:p>
          </table:table-cell>
          <table:table-cell office:value-type="string" calcext:value-type="string">
            <text:p>Schildkröt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Schildkröte</text:p>
          </table:table-cell>
          <table:table-cell office:value-type="float" office:value="72" calcext:value-type="float">
            <text:p>72</text:p>
          </table:table-cell>
          <table:table-cell office:value-type="float" office:value="50.8985145" calcext:value-type="float">
            <text:p>50,8985145</text:p>
          </table:table-cell>
          <table:table-cell office:value-type="float" office:value="14.0790961" calcext:value-type="float">
            <text:p>14,0790961</text:p>
          </table:table-cell>
          <table:table-cell office:value-type="string" calcext:value-type="string">
            <text:p>Schildkröte, Königstein, Königstein/Sächs. Schw., Sächsische Schweiz-Osterzgebirge, Sachsen, 01824, Deutschland</text:p>
          </table:table-cell>
          <table:table-cell office:value-type="float" office:value="3677798896" calcext:value-type="float">
            <text:p>3677798896</text:p>
          </table:table-cell>
          <table:table-cell table:number-columns-repeated="1636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Wilder Turm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Wilder Turm</text:p>
          </table:table-cell>
          <table:table-cell office:value-type="string" calcext:value-type="string">
            <text:p>Gebiet der Steine</text:p>
          </table:table-cell>
          <table:table-cell office:value-type="float" office:value="4462" calcext:value-type="float">
            <text:p>4462</text:p>
          </table:table-cell>
          <table:table-cell office:value-type="string" calcext:value-type="string">
            <text:p>Wilder Tur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Wilder Turm</text:p>
          </table:table-cell>
          <table:table-cell office:value-type="float" office:value="73" calcext:value-type="float">
            <text:p>73</text:p>
          </table:table-cell>
          <table:table-cell office:value-type="float" office:value="50.8980354" calcext:value-type="float">
            <text:p>50,8980354</text:p>
          </table:table-cell>
          <table:table-cell office:value-type="float" office:value="14.0793669" calcext:value-type="float">
            <text:p>14,0793669</text:p>
          </table:table-cell>
          <table:table-cell office:value-type="string" calcext:value-type="string">
            <text:p>Wilder Turm, Königstein, Königstein/Sächs. Schw., Sächsische Schweiz-Osterzgebirge, Sachsen, 01824, Deutschland</text:p>
          </table:table-cell>
          <table:table-cell office:value-type="float" office:value="251875174" calcext:value-type="float">
            <text:p>251875174</text:p>
          </table:table-cell>
          <table:table-cell table:number-columns-repeated="1636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Orgelpfeifenwand **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rgelpfeifenwand</text:p>
          </table:table-cell>
          <table:table-cell office:value-type="string" calcext:value-type="string">
            <text:p>Gebiet der Steine</text:p>
          </table:table-cell>
          <table:table-cell office:value-type="float" office:value="4463" calcext:value-type="float">
            <text:p>4463</text:p>
          </table:table-cell>
          <table:table-cell office:value-type="string" calcext:value-type="string">
            <text:p>Orgelpfeifenwand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Orgelpfeifenwand</text:p>
          </table:table-cell>
          <table:table-cell office:value-type="float" office:value="74" calcext:value-type="float">
            <text:p>74</text:p>
          </table:table-cell>
          <table:table-cell office:value-type="float" office:value="50.8975392" calcext:value-type="float">
            <text:p>50,8975392</text:p>
          </table:table-cell>
          <table:table-cell office:value-type="float" office:value="14.0792772" calcext:value-type="float">
            <text:p>14,0792772</text:p>
          </table:table-cell>
          <table:table-cell office:value-type="string" calcext:value-type="string">
            <text:p>Orgelpfeifenwand, Königstein, Königstein/Sächs. Schw., Sächsische Schweiz-Osterzgebirge, Sachsen, 01824, Deutschland</text:p>
          </table:table-cell>
          <table:table-cell office:value-type="float" office:value="251874905" calcext:value-type="float">
            <text:p>251874905</text:p>
          </table:table-cell>
          <table:table-cell table:number-columns-repeated="1636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Fritschfels *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ritschfels</text:p>
          </table:table-cell>
          <table:table-cell office:value-type="string" calcext:value-type="string">
            <text:p>Gebiet der Steine</text:p>
          </table:table-cell>
          <table:table-cell office:value-type="float" office:value="4464" calcext:value-type="float">
            <text:p>4464</text:p>
          </table:table-cell>
          <table:table-cell office:value-type="string" calcext:value-type="string">
            <text:p>Fritschfel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Fritschfels</text:p>
          </table:table-cell>
          <table:table-cell office:value-type="float" office:value="75" calcext:value-type="float">
            <text:p>75</text:p>
          </table:table-cell>
          <table:table-cell office:value-type="float" office:value="50.8974101" calcext:value-type="float">
            <text:p>50,8974101</text:p>
          </table:table-cell>
          <table:table-cell office:value-type="float" office:value="14.0800944" calcext:value-type="float">
            <text:p>14,0800944</text:p>
          </table:table-cell>
          <table:table-cell office:value-type="string" calcext:value-type="string">
            <text:p>Fritschfels, Königstein, Königstein/Sächs. Schw., Sächsische Schweiz-Osterzgebirge, Sachsen, 01824, Deutschland</text:p>
          </table:table-cell>
          <table:table-cell office:value-type="float" office:value="251874577" calcext:value-type="float">
            <text:p>251874577</text:p>
          </table:table-cell>
          <table:table-cell table:number-columns-repeated="1636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Vierling *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Vierling</text:p>
          </table:table-cell>
          <table:table-cell office:value-type="string" calcext:value-type="string">
            <text:p>Gebiet der Steine</text:p>
          </table:table-cell>
          <table:table-cell office:value-type="float" office:value="4465" calcext:value-type="float">
            <text:p>4465</text:p>
          </table:table-cell>
          <table:table-cell office:value-type="string" calcext:value-type="string">
            <text:p>Vierling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Vierling</text:p>
          </table:table-cell>
          <table:table-cell office:value-type="float" office:value="76" calcext:value-type="float">
            <text:p>76</text:p>
          </table:table-cell>
          <table:table-cell office:value-type="float" office:value="50.8972161" calcext:value-type="float">
            <text:p>50,8972161</text:p>
          </table:table-cell>
          <table:table-cell office:value-type="float" office:value="14.0805272" calcext:value-type="float">
            <text:p>14,0805272</text:p>
          </table:table-cell>
          <table:table-cell office:value-type="string" calcext:value-type="string">
            <text:p>Vierling, Königstein, Königstein/Sächs. Schw., Sächsische Schweiz-Osterzgebirge, Sachsen, 01824, Deutschland</text:p>
          </table:table-cell>
          <table:table-cell office:value-type="float" office:value="251875116" calcext:value-type="float">
            <text:p>251875116</text:p>
          </table:table-cell>
          <table:table-cell table:number-columns-repeated="1636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tiller Turm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Stiller Turm</text:p>
          </table:table-cell>
          <table:table-cell office:value-type="string" calcext:value-type="string">
            <text:p>Gebiet der Steine</text:p>
          </table:table-cell>
          <table:table-cell office:value-type="float" office:value="17218" calcext:value-type="float">
            <text:p>17218</text:p>
          </table:table-cell>
          <table:table-cell office:value-type="string" calcext:value-type="string">
            <text:p>Stiller Tur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Stiller Turm</text:p>
          </table:table-cell>
          <table:table-cell office:value-type="float" office:value="77" calcext:value-type="float">
            <text:p>77</text:p>
          </table:table-cell>
          <table:table-cell office:value-type="float" office:value="50.8972442" calcext:value-type="float">
            <text:p>50,8972442</text:p>
          </table:table-cell>
          <table:table-cell office:value-type="float" office:value="14.0798277" calcext:value-type="float">
            <text:p>14,0798277</text:p>
          </table:table-cell>
          <table:table-cell office:value-type="string" calcext:value-type="string">
            <text:p>Stiller Turm, Königstein, Königstein/Sächs. Schw., Sächsische Schweiz-Osterzgebirge, Sachsen, 01824, Deutschland</text:p>
          </table:table-cell>
          <table:table-cell office:value-type="float" office:value="3474986505" calcext:value-type="float">
            <text:p>3474986505</text:p>
          </table:table-cell>
          <table:table-cell table:number-columns-repeated="1636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Königsspitze **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Königsspitze</text:p>
          </table:table-cell>
          <table:table-cell office:value-type="string" calcext:value-type="string">
            <text:p>Gebiet der Steine</text:p>
          </table:table-cell>
          <table:table-cell office:value-type="float" office:value="4466" calcext:value-type="float">
            <text:p>4466</text:p>
          </table:table-cell>
          <table:table-cell office:value-type="string" calcext:value-type="string">
            <text:p>Königsspitz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Königsspitze</text:p>
          </table:table-cell>
          <table:table-cell office:value-type="float" office:value="78" calcext:value-type="float">
            <text:p>78</text:p>
          </table:table-cell>
          <table:table-cell office:value-type="float" office:value="50.8969176" calcext:value-type="float">
            <text:p>50,8969176</text:p>
          </table:table-cell>
          <table:table-cell office:value-type="float" office:value="14.0806318" calcext:value-type="float">
            <text:p>14,0806318</text:p>
          </table:table-cell>
          <table:table-cell office:value-type="string" calcext:value-type="string">
            <text:p>Königsspitze, Königstein, Königstein/Sächs. Schw., Sächsische Schweiz-Osterzgebirge, Sachsen, 01824, Deutschland</text:p>
          </table:table-cell>
          <table:table-cell office:value-type="float" office:value="251874788" calcext:value-type="float">
            <text:p>251874788</text:p>
          </table:table-cell>
          <table:table-cell table:number-columns-repeated="1636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Quader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Quader</text:p>
          </table:table-cell>
          <table:table-cell office:value-type="string" calcext:value-type="string">
            <text:p>Gebiet der Steine</text:p>
          </table:table-cell>
          <table:table-cell office:value-type="float" office:value="17219" calcext:value-type="float">
            <text:p>17219</text:p>
          </table:table-cell>
          <table:table-cell office:value-type="string" calcext:value-type="string">
            <text:p>Quad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Quader</text:p>
          </table:table-cell>
          <table:table-cell office:value-type="float" office:value="79" calcext:value-type="float">
            <text:p>79</text:p>
          </table:table-cell>
          <table:table-cell office:value-type="float" office:value="50.8965505" calcext:value-type="float">
            <text:p>50,8965505</text:p>
          </table:table-cell>
          <table:table-cell office:value-type="float" office:value="14.0792882" calcext:value-type="float">
            <text:p>14,0792882</text:p>
          </table:table-cell>
          <table:table-cell office:value-type="string" calcext:value-type="string">
            <text:p>Quader, Königstein, Königstein/Sächs. Schw., Sächsische Schweiz-Osterzgebirge, Sachsen, 01824, Deutschland</text:p>
          </table:table-cell>
          <table:table-cell office:value-type="float" office:value="3474993677" calcext:value-type="float">
            <text:p>3474993677</text:p>
          </table:table-cell>
          <table:table-cell table:number-columns-repeated="1636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Keilerturm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Keilerturm</text:p>
          </table:table-cell>
          <table:table-cell office:value-type="string" calcext:value-type="string">
            <text:p>Gebiet der Steine</text:p>
          </table:table-cell>
          <table:table-cell office:value-type="float" office:value="4467" calcext:value-type="float">
            <text:p>4467</text:p>
          </table:table-cell>
          <table:table-cell office:value-type="string" calcext:value-type="string">
            <text:p>Keilertur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Keilerturm</text:p>
          </table:table-cell>
          <table:table-cell office:value-type="float" office:value="80" calcext:value-type="float">
            <text:p>80</text:p>
          </table:table-cell>
          <table:table-cell office:value-type="float" office:value="50.8966535" calcext:value-type="float">
            <text:p>50,8966535</text:p>
          </table:table-cell>
          <table:table-cell office:value-type="float" office:value="14.081603" calcext:value-type="float">
            <text:p>14,081603</text:p>
          </table:table-cell>
          <table:table-cell office:value-type="string" calcext:value-type="string">
            <text:p>Keilerturm, Königstein, Königstein/Sächs. Schw., Sächsische Schweiz-Osterzgebirge, Sachsen, 01824, Deutschland</text:p>
          </table:table-cell>
          <table:table-cell office:value-type="float" office:value="2260819457" calcext:value-type="float">
            <text:p>2260819457</text:p>
          </table:table-cell>
          <table:table-cell table:number-columns-repeated="1636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örster **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örster</text:p>
          </table:table-cell>
          <table:table-cell office:value-type="string" calcext:value-type="string">
            <text:p>Gebiet der Steine</text:p>
          </table:table-cell>
          <table:table-cell office:value-type="float" office:value="4468" calcext:value-type="float">
            <text:p>4468</text:p>
          </table:table-cell>
          <table:table-cell office:value-type="string" calcext:value-type="string">
            <text:p>För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Förster</text:p>
          </table:table-cell>
          <table:table-cell office:value-type="float" office:value="81" calcext:value-type="float">
            <text:p>81</text:p>
          </table:table-cell>
          <table:table-cell office:value-type="float" office:value="50.8963907" calcext:value-type="float">
            <text:p>50,8963907</text:p>
          </table:table-cell>
          <table:table-cell office:value-type="float" office:value="14.0817391" calcext:value-type="float">
            <text:p>14,0817391</text:p>
          </table:table-cell>
          <table:table-cell office:value-type="string" calcext:value-type="string">
            <text:p>Förster, Königstein, Königstein/Sächs. Schw., Sächsische Schweiz-Osterzgebirge, Sachsen, 01824, Deutschland</text:p>
          </table:table-cell>
          <table:table-cell office:value-type="float" office:value="251874563" calcext:value-type="float">
            <text:p>251874563</text:p>
          </table:table-cell>
          <table:table-cell table:number-columns-repeated="1636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Zwillinge **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Zwillinge</text:p>
          </table:table-cell>
          <table:table-cell office:value-type="string" calcext:value-type="string">
            <text:p>Gebiet der Steine</text:p>
          </table:table-cell>
          <table:table-cell office:value-type="float" office:value="4469" calcext:value-type="float">
            <text:p>4469</text:p>
          </table:table-cell>
          <table:table-cell office:value-type="string" calcext:value-type="string">
            <text:p>Zwilling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Zwillinge</text:p>
          </table:table-cell>
          <table:table-cell office:value-type="float" office:value="82" calcext:value-type="float">
            <text:p>82</text:p>
          </table:table-cell>
          <table:table-cell office:value-type="float" office:value="50.8970397" calcext:value-type="float">
            <text:p>50,8970397</text:p>
          </table:table-cell>
          <table:table-cell office:value-type="float" office:value="14.0821264" calcext:value-type="float">
            <text:p>14,0821264</text:p>
          </table:table-cell>
          <table:table-cell office:value-type="string" calcext:value-type="string">
            <text:p>Zwillinge, Königstein, Königstein/Sächs. Schw., Sächsische Schweiz-Osterzgebirge, Sachsen, 01824, Deutschland</text:p>
          </table:table-cell>
          <table:table-cell office:value-type="float" office:value="251875241" calcext:value-type="float">
            <text:p>251875241</text:p>
          </table:table-cell>
          <table:table-cell table:number-columns-repeated="1636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faffenhütchen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faffenhütchen</text:p>
          </table:table-cell>
          <table:table-cell office:value-type="string" calcext:value-type="string">
            <text:p>Gebiet der Steine</text:p>
          </table:table-cell>
          <table:table-cell office:value-type="float" office:value="4499" calcext:value-type="float">
            <text:p>4499</text:p>
          </table:table-cell>
          <table:table-cell office:value-type="string" calcext:value-type="string">
            <text:p>Pfaffenhütche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Pfaffenhütchen</text:p>
          </table:table-cell>
          <table:table-cell office:value-type="float" office:value="83" calcext:value-type="float">
            <text:p>83</text:p>
          </table:table-cell>
          <table:table-cell office:value-type="float" office:value="50.8985001" calcext:value-type="float">
            <text:p>50,8985001</text:p>
          </table:table-cell>
          <table:table-cell office:value-type="float" office:value="14.0821519" calcext:value-type="float">
            <text:p>14,0821519</text:p>
          </table:table-cell>
          <table:table-cell office:value-type="string" calcext:value-type="string">
            <text:p>Pfaffenhütchen, Königstein, Königstein/Sächs. Schw., Sächsische Schweiz-Osterzgebirge, Sachsen, 01824, Deutschland</text:p>
          </table:table-cell>
          <table:table-cell office:value-type="float" office:value="1648589362" calcext:value-type="float">
            <text:p>1648589362</text:p>
          </table:table-cell>
          <table:table-cell table:number-columns-repeated="1636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Klamotte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Klamotte</text:p>
          </table:table-cell>
          <table:table-cell office:value-type="string" calcext:value-type="string">
            <text:p>Gebiet der Steine</text:p>
          </table:table-cell>
          <table:table-cell office:value-type="float" office:value="4470" calcext:value-type="float">
            <text:p>4470</text:p>
          </table:table-cell>
          <table:table-cell office:value-type="string" calcext:value-type="string">
            <text:p>Klamott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Klamotte</text:p>
          </table:table-cell>
          <table:table-cell office:value-type="float" office:value="84" calcext:value-type="float">
            <text:p>84</text:p>
          </table:table-cell>
          <table:table-cell office:value-type="float" office:value="50.8987783" calcext:value-type="float">
            <text:p>50,8987783</text:p>
          </table:table-cell>
          <table:table-cell office:value-type="float" office:value="14.0823609" calcext:value-type="float">
            <text:p>14,0823609</text:p>
          </table:table-cell>
          <table:table-cell office:value-type="string" calcext:value-type="string">
            <text:p>Klamotte, Königstein, Königstein/Sächs. Schw., Sächsische Schweiz-Osterzgebirge, Sachsen, 01824, Deutschland</text:p>
          </table:table-cell>
          <table:table-cell office:value-type="float" office:value="1648589350" calcext:value-type="float">
            <text:p>1648589350</text:p>
          </table:table-cell>
          <table:table-cell table:number-columns-repeated="1636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teinerne Scheune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teinerne Scheune</text:p>
          </table:table-cell>
          <table:table-cell office:value-type="string" calcext:value-type="string">
            <text:p>Gebiet der Steine</text:p>
          </table:table-cell>
          <table:table-cell office:value-type="float" office:value="4471" calcext:value-type="float">
            <text:p>4471</text:p>
          </table:table-cell>
          <table:table-cell office:value-type="string" calcext:value-type="string">
            <text:p>Steinerne Scheun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Steinerne Scheune</text:p>
          </table:table-cell>
          <table:table-cell office:value-type="float" office:value="85" calcext:value-type="float">
            <text:p>85</text:p>
          </table:table-cell>
          <table:table-cell office:value-type="float" office:value="50.9007628" calcext:value-type="float">
            <text:p>50,9007628</text:p>
          </table:table-cell>
          <table:table-cell office:value-type="float" office:value="14.0839469" calcext:value-type="float">
            <text:p>14,0839469</text:p>
          </table:table-cell>
          <table:table-cell office:value-type="string" calcext:value-type="string">
            <text:p>Steinerne Scheune, Königstein, Königstein/Sächs. Schw., Sächsische Schweiz-Osterzgebirge, Sachsen, 01824, Deutschland</text:p>
          </table:table-cell>
          <table:table-cell office:value-type="float" office:value="2274002415" calcext:value-type="float">
            <text:p>2274002415</text:p>
          </table:table-cell>
          <table:table-cell table:number-columns-repeated="1636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uselmann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Muselmann</text:p>
          </table:table-cell>
          <table:table-cell office:value-type="string" calcext:value-type="string">
            <text:p>Gebiet der Steine</text:p>
          </table:table-cell>
          <table:table-cell office:value-type="float" office:value="17220" calcext:value-type="float">
            <text:p>17220</text:p>
          </table:table-cell>
          <table:table-cell office:value-type="string" calcext:value-type="string">
            <text:p>Muselman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Gohrischwächter</text:p>
          </table:table-cell>
          <table:table-cell office:value-type="float" office:value="86" calcext:value-type="float">
            <text:p>86</text:p>
          </table:table-cell>
          <table:table-cell office:value-type="float" office:value="50.9000902" calcext:value-type="float">
            <text:p>50,9000902</text:p>
          </table:table-cell>
          <table:table-cell office:value-type="float" office:value="14.1131645" calcext:value-type="float">
            <text:p>14,1131645</text:p>
          </table:table-cell>
          <table:table-cell office:value-type="string" calcext:value-type="string">
            <text:p>Muselmann, Gohrisch, Königstein/Sächs. Schw., Sächsische Schweiz-Osterzgebirge, Sachsen, 01824, Deutschland</text:p>
          </table:table-cell>
          <table:table-cell office:value-type="float" office:value="3443212270" calcext:value-type="float">
            <text:p>3443212270</text:p>
          </table:table-cell>
          <table:table-cell table:number-columns-repeated="1636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arrenkappe *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rrenkappe</text:p>
          </table:table-cell>
          <table:table-cell office:value-type="string" calcext:value-type="string">
            <text:p>Gebiet der Steine</text:p>
          </table:table-cell>
          <table:table-cell office:value-type="float" office:value="4473" calcext:value-type="float">
            <text:p>4473</text:p>
          </table:table-cell>
          <table:table-cell office:value-type="string" calcext:value-type="string">
            <text:p>Narrenkapp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Narrenkappe</text:p>
          </table:table-cell>
          <table:table-cell office:value-type="float" office:value="88" calcext:value-type="float">
            <text:p>88</text:p>
          </table:table-cell>
          <table:table-cell office:value-type="float" office:value="50.901084" calcext:value-type="float">
            <text:p>50,901084</text:p>
          </table:table-cell>
          <table:table-cell office:value-type="float" office:value="14.110906" calcext:value-type="float">
            <text:p>14,110906</text:p>
          </table:table-cell>
          <table:table-cell office:value-type="string" calcext:value-type="string">
            <text:p>Narrenkappe, Gohrisch, Königstein/Sächs. Schw., Sächsische Schweiz-Osterzgebirge, Sachsen, 01824, Deutschland</text:p>
          </table:table-cell>
          <table:table-cell office:value-type="float" office:value="251874874" calcext:value-type="float">
            <text:p>251874874</text:p>
          </table:table-cell>
          <table:table-cell table:number-columns-repeated="1636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bgetrennte Wand **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bgetrennte Wand</text:p>
          </table:table-cell>
          <table:table-cell office:value-type="string" calcext:value-type="string">
            <text:p>Gebiet der Steine</text:p>
          </table:table-cell>
          <table:table-cell office:value-type="float" office:value="4472" calcext:value-type="float">
            <text:p>4472</text:p>
          </table:table-cell>
          <table:table-cell office:value-type="string" calcext:value-type="string">
            <text:p>Abgetrennte Wand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Abgetrennte Wand</text:p>
          </table:table-cell>
          <table:table-cell office:value-type="float" office:value="87" calcext:value-type="float">
            <text:p>87</text:p>
          </table:table-cell>
          <table:table-cell office:value-type="float" office:value="50.900833" calcext:value-type="float">
            <text:p>50,900833</text:p>
          </table:table-cell>
          <table:table-cell office:value-type="float" office:value="14.1112993" calcext:value-type="float">
            <text:p>14,1112993</text:p>
          </table:table-cell>
          <table:table-cell office:value-type="string" calcext:value-type="string">
            <text:p>Abgetrennte Wand, Gohrisch, Königstein/Sächs. Schw., Sächsische Schweiz-Osterzgebirge, Sachsen, 01824, Deutschland</text:p>
          </table:table-cell>
          <table:table-cell office:value-type="float" office:value="251874400" calcext:value-type="float">
            <text:p>251874400</text:p>
          </table:table-cell>
          <table:table-cell table:number-columns-repeated="1636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Zwergfels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Zwerg</text:p>
          </table:table-cell>
          <table:table-cell office:value-type="string" calcext:value-type="string">
            <text:p>Gebiet der Steine</text:p>
          </table:table-cell>
          <table:table-cell office:value-type="float" office:value="4474" calcext:value-type="float">
            <text:p>4474</text:p>
          </table:table-cell>
          <table:table-cell office:value-type="string" calcext:value-type="string">
            <text:p>Zwergfel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Zwergfels</text:p>
          </table:table-cell>
          <table:table-cell office:value-type="float" office:value="89" calcext:value-type="float">
            <text:p>89</text:p>
          </table:table-cell>
          <table:table-cell office:value-type="float" office:value="50.9013408" calcext:value-type="float">
            <text:p>50,9013408</text:p>
          </table:table-cell>
          <table:table-cell office:value-type="float" office:value="14.110622" calcext:value-type="float">
            <text:p>14,110622</text:p>
          </table:table-cell>
          <table:table-cell office:value-type="string" calcext:value-type="string">
            <text:p>Zwergfels, Gohrisch, Königstein/Sächs. Schw., Sächsische Schweiz-Osterzgebirge, Sachsen, 01824, Deutschland</text:p>
          </table:table-cell>
          <table:table-cell office:value-type="float" office:value="251875240" calcext:value-type="float">
            <text:p>251875240</text:p>
          </table:table-cell>
          <table:table-cell table:number-columns-repeated="1636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ohrischscheibe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ohrischscheibe</text:p>
          </table:table-cell>
          <table:table-cell office:value-type="string" calcext:value-type="string">
            <text:p>Gebiet der Steine</text:p>
          </table:table-cell>
          <table:table-cell office:value-type="float" office:value="4475" calcext:value-type="float">
            <text:p>4475</text:p>
          </table:table-cell>
          <table:table-cell office:value-type="string" calcext:value-type="string">
            <text:p>Gohrischscheib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Gohrischscheibe</text:p>
          </table:table-cell>
          <table:table-cell office:value-type="float" office:value="90" calcext:value-type="float">
            <text:p>90</text:p>
          </table:table-cell>
          <table:table-cell office:value-type="float" office:value="50.9017537" calcext:value-type="float">
            <text:p>50,9017537</text:p>
          </table:table-cell>
          <table:table-cell office:value-type="float" office:value="14.1107665" calcext:value-type="float">
            <text:p>14,1107665</text:p>
          </table:table-cell>
          <table:table-cell office:value-type="string" calcext:value-type="string">
            <text:p>Gohrischscheibe, Gohrisch, Königstein/Sächs. Schw., Sächsische Schweiz-Osterzgebirge, Sachsen, 01824, Deutschland</text:p>
          </table:table-cell>
          <table:table-cell office:value-type="float" office:value="945274660" calcext:value-type="float">
            <text:p>945274660</text:p>
          </table:table-cell>
          <table:table-cell table:number-columns-repeated="1636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Findling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indling</text:p>
          </table:table-cell>
          <table:table-cell office:value-type="string" calcext:value-type="string">
            <text:p>Gebiet der Steine</text:p>
          </table:table-cell>
          <table:table-cell office:value-type="float" office:value="4476" calcext:value-type="float">
            <text:p>4476</text:p>
          </table:table-cell>
          <table:table-cell office:value-type="string" calcext:value-type="string">
            <text:p>Findling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Findling</text:p>
          </table:table-cell>
          <table:table-cell office:value-type="float" office:value="91" calcext:value-type="float">
            <text:p>91</text:p>
          </table:table-cell>
          <table:table-cell office:value-type="float" office:value="50.9021873" calcext:value-type="float">
            <text:p>50,9021873</text:p>
          </table:table-cell>
          <table:table-cell office:value-type="float" office:value="14.1110474" calcext:value-type="float">
            <text:p>14,1110474</text:p>
          </table:table-cell>
          <table:table-cell office:value-type="string" calcext:value-type="string">
            <text:p>Findling, Gohrisch, Königstein/Sächs. Schw., Sächsische Schweiz-Osterzgebirge, Sachsen, 01824, Deutschland</text:p>
          </table:table-cell>
          <table:table-cell office:value-type="float" office:value="251874558" calcext:value-type="float">
            <text:p>251874558</text:p>
          </table:table-cell>
          <table:table-cell table:number-columns-repeated="1636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apst *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pst</text:p>
          </table:table-cell>
          <table:table-cell office:value-type="string" calcext:value-type="string">
            <text:p>Gebiet der Steine</text:p>
          </table:table-cell>
          <table:table-cell office:value-type="float" office:value="4477" calcext:value-type="float">
            <text:p>4477</text:p>
          </table:table-cell>
          <table:table-cell office:value-type="string" calcext:value-type="string">
            <text:p>Papst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Papst</text:p>
          </table:table-cell>
          <table:table-cell office:value-type="float" office:value="92" calcext:value-type="float">
            <text:p>92</text:p>
          </table:table-cell>
          <table:table-cell office:value-type="float" office:value="50.9007736" calcext:value-type="float">
            <text:p>50,9007736</text:p>
          </table:table-cell>
          <table:table-cell office:value-type="float" office:value="14.1195248" calcext:value-type="float">
            <text:p>14,1195248</text:p>
          </table:table-cell>
          <table:table-cell office:value-type="string" calcext:value-type="string">
            <text:p>Papst, Gohrisch, Königstein/Sächs. Schw., Sächsische Schweiz-Osterzgebirge, Sachsen, 01824, Deutschland</text:p>
          </table:table-cell>
          <table:table-cell office:value-type="float" office:value="251874901" calcext:value-type="float">
            <text:p>251874901</text:p>
          </table:table-cell>
          <table:table-cell table:number-columns-repeated="1636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leine Hunskirche *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unskirche, Kleine</text:p>
          </table:table-cell>
          <table:table-cell office:value-type="string" calcext:value-type="string">
            <text:p>Gebiet der Steine</text:p>
          </table:table-cell>
          <table:table-cell office:value-type="float" office:value="4478" calcext:value-type="float">
            <text:p>4478</text:p>
          </table:table-cell>
          <table:table-cell office:value-type="string" calcext:value-type="string">
            <text:p>Kleine Hunskirch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Kleine Hunskirche</text:p>
          </table:table-cell>
          <table:table-cell office:value-type="float" office:value="93" calcext:value-type="float">
            <text:p>93</text:p>
          </table:table-cell>
          <table:table-cell office:value-type="float" office:value="50.902672" calcext:value-type="float">
            <text:p>50,902672</text:p>
          </table:table-cell>
          <table:table-cell office:value-type="float" office:value="14.1214305" calcext:value-type="float">
            <text:p>14,1214305</text:p>
          </table:table-cell>
          <table:table-cell office:value-type="string" calcext:value-type="string">
            <text:p>Kleine Hunskirche, Gohrisch, Königstein/Sächs. Schw., Sächsische Schweiz-Osterzgebirge, Sachsen, 01824, Deutschland</text:p>
          </table:table-cell>
          <table:table-cell office:value-type="float" office:value="251874738" calcext:value-type="float">
            <text:p>251874738</text:p>
          </table:table-cell>
          <table:table-cell table:number-columns-repeated="1636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roße Hunskirche **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unskirche, Große</text:p>
          </table:table-cell>
          <table:table-cell office:value-type="string" calcext:value-type="string">
            <text:p>Gebiet der Steine</text:p>
          </table:table-cell>
          <table:table-cell office:value-type="float" office:value="4479" calcext:value-type="float">
            <text:p>4479</text:p>
          </table:table-cell>
          <table:table-cell office:value-type="string" calcext:value-type="string">
            <text:p>Große Hunskirch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Grosse Hunskirche</text:p>
          </table:table-cell>
          <table:table-cell office:value-type="float" office:value="94" calcext:value-type="float">
            <text:p>94</text:p>
          </table:table-cell>
          <table:table-cell office:value-type="float" office:value="50.9030034" calcext:value-type="float">
            <text:p>50,9030034</text:p>
          </table:table-cell>
          <table:table-cell office:value-type="float" office:value="14.120894" calcext:value-type="float">
            <text:p>14,120894</text:p>
          </table:table-cell>
          <table:table-cell office:value-type="string" calcext:value-type="string">
            <text:p>Große Hunskirche, Gohrisch, Königstein/Sächs. Schw., Sächsische Schweiz-Osterzgebirge, Sachsen, 01824, Deutschland</text:p>
          </table:table-cell>
          <table:table-cell office:value-type="float" office:value="251874632" calcext:value-type="float">
            <text:p>251874632</text:p>
          </table:table-cell>
          <table:table-cell table:number-columns-repeated="1636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äuberhöhlenturm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äuberhöhlenturm</text:p>
          </table:table-cell>
          <table:table-cell office:value-type="string" calcext:value-type="string">
            <text:p>Gebiet der Steine</text:p>
          </table:table-cell>
          <table:table-cell office:value-type="float" office:value="4480" calcext:value-type="float">
            <text:p>4480</text:p>
          </table:table-cell>
          <table:table-cell office:value-type="string" calcext:value-type="string">
            <text:p>Räuberhöhlentur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Räuberhöhlenturm</text:p>
          </table:table-cell>
          <table:table-cell office:value-type="float" office:value="95" calcext:value-type="float">
            <text:p>95</text:p>
          </table:table-cell>
          <table:table-cell office:value-type="float" office:value="50.9070556" calcext:value-type="float">
            <text:p>50,9070556</text:p>
          </table:table-cell>
          <table:table-cell office:value-type="float" office:value="14.1252457" calcext:value-type="float">
            <text:p>14,1252457</text:p>
          </table:table-cell>
          <table:table-cell office:value-type="string" calcext:value-type="string">
            <text:p>Räuberhöhlenturm, Gohrisch, Königstein/Sächs. Schw., Sächsische Schweiz-Osterzgebirge, Sachsen, 01814, Deutschland</text:p>
          </table:table-cell>
          <table:table-cell office:value-type="float" office:value="251874990" calcext:value-type="float">
            <text:p>251874990</text:p>
          </table:table-cell>
          <table:table-cell table:number-columns-repeated="1636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ruchwächter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ruchwächter</text:p>
          </table:table-cell>
          <table:table-cell office:value-type="string" calcext:value-type="string">
            <text:p>Gebiet der Steine</text:p>
          </table:table-cell>
          <table:table-cell office:value-type="float" office:value="4481" calcext:value-type="float">
            <text:p>4481</text:p>
          </table:table-cell>
          <table:table-cell office:value-type="string" calcext:value-type="string">
            <text:p>Bruchwäch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Bruchwächter</text:p>
          </table:table-cell>
          <table:table-cell office:value-type="float" office:value="96" calcext:value-type="float">
            <text:p>96</text:p>
          </table:table-cell>
          <table:table-cell office:value-type="float" office:value="50.908778" calcext:value-type="float">
            <text:p>50,908778</text:p>
          </table:table-cell>
          <table:table-cell office:value-type="float" office:value="14.1747786" calcext:value-type="float">
            <text:p>14,1747786</text:p>
          </table:table-cell>
          <table:table-cell office:value-type="string" calcext:value-type="string">
            <text:p>Bruchwächter, Bad Schandau, Sächsische Schweiz-Osterzgebirge, Sachsen, 01814, Deutschland</text:p>
          </table:table-cell>
          <table:table-cell office:value-type="float" office:value="985940541" calcext:value-type="float">
            <text:p>985940541</text:p>
          </table:table-cell>
          <table:table-cell table:number-columns-repeated="1636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chmale Wand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chmale Wand</text:p>
          </table:table-cell>
          <table:table-cell office:value-type="string" calcext:value-type="string">
            <text:p>Gebiet der Steine</text:p>
          </table:table-cell>
          <table:table-cell office:value-type="float" office:value="4482" calcext:value-type="float">
            <text:p>4482</text:p>
          </table:table-cell>
          <table:table-cell office:value-type="string" calcext:value-type="string">
            <text:p>Schmale Wand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chmale Wand</text:p>
          </table:table-cell>
          <table:table-cell office:value-type="float" office:value="97" calcext:value-type="float">
            <text:p>97</text:p>
          </table:table-cell>
          <table:table-cell office:value-type="float" office:value="50.8715059" calcext:value-type="float">
            <text:p>50,8715059</text:p>
          </table:table-cell>
          <table:table-cell office:value-type="float" office:value="14.1711262" calcext:value-type="float">
            <text:p>14,1711262</text:p>
          </table:table-cell>
          <table:table-cell office:value-type="string" calcext:value-type="string">
            <text:p>Schmale Wand, Reinhardtsdorf-Schöna, Bad Schandau, Sächsische Schweiz-Osterzgebirge, Sachsen, 01814, Deutschland</text:p>
          </table:table-cell>
          <table:table-cell office:value-type="float" office:value="907105491" calcext:value-type="float">
            <text:p>907105491</text:p>
          </table:table-cell>
          <table:table-cell table:number-columns-repeated="1636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Kleingießhübler Turm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Kleingießhübler Turm</text:p>
          </table:table-cell>
          <table:table-cell office:value-type="string" calcext:value-type="string">
            <text:p>Gebiet der Steine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Kleingießhübler Tur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Kleingießhübler Turm</text:p>
          </table:table-cell>
          <table:table-cell office:value-type="float" office:value="98" calcext:value-type="float">
            <text:p>98</text:p>
          </table:table-cell>
          <table:table-cell office:value-type="float" office:value="50.87103" calcext:value-type="float">
            <text:p>50,87103</text:p>
          </table:table-cell>
          <table:table-cell office:value-type="float" office:value="14.1698533" calcext:value-type="float">
            <text:p>14,1698533</text:p>
          </table:table-cell>
          <table:table-cell office:value-type="string" calcext:value-type="string">
            <text:p>Kleingießhübler Turm, Reinhardtsdorf-Schöna, Bad Schandau, Sächsische Schweiz-Osterzgebirge, Sachsen, 01814, Deutschland</text:p>
          </table:table-cell>
          <table:table-cell office:value-type="float" office:value="874776225" calcext:value-type="float">
            <text:p>874776225</text:p>
          </table:table-cell>
          <table:table-cell table:number-columns-repeated="1636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Zschirnsteinwächter *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Zschirnsteinwächter</text:p>
          </table:table-cell>
          <table:table-cell office:value-type="string" calcext:value-type="string">
            <text:p>Gebiet der Steine</text:p>
          </table:table-cell>
          <table:table-cell office:value-type="float" office:value="4483" calcext:value-type="float">
            <text:p>4483</text:p>
          </table:table-cell>
          <table:table-cell office:value-type="string" calcext:value-type="string">
            <text:p>Zschirnsteinwäch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Zschirnsteinwächter</text:p>
          </table:table-cell>
          <table:table-cell office:value-type="float" office:value="99" calcext:value-type="float">
            <text:p>99</text:p>
          </table:table-cell>
          <table:table-cell office:value-type="float" office:value="50.8709094" calcext:value-type="float">
            <text:p>50,8709094</text:p>
          </table:table-cell>
          <table:table-cell office:value-type="float" office:value="14.1696905" calcext:value-type="float">
            <text:p>14,1696905</text:p>
          </table:table-cell>
          <table:table-cell office:value-type="string" calcext:value-type="string">
            <text:p>Zschirnsteinwächter, Reinhardtsdorf-Schöna, Bad Schandau, Sächsische Schweiz-Osterzgebirge, Sachsen, 01814, Deutschland</text:p>
          </table:table-cell>
          <table:table-cell office:value-type="float" office:value="874776216" calcext:value-type="float">
            <text:p>874776216</text:p>
          </table:table-cell>
          <table:table-cell table:number-columns-repeated="1636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Zschirnsteinwarte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Zschirnsteinwarte</text:p>
          </table:table-cell>
          <table:table-cell office:value-type="string" calcext:value-type="string">
            <text:p>Gebiet der Steine</text:p>
          </table:table-cell>
          <table:table-cell office:value-type="float" office:value="4484" calcext:value-type="float">
            <text:p>4484</text:p>
          </table:table-cell>
          <table:table-cell office:value-type="string" calcext:value-type="string">
            <text:p>Zschirnsteinwart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Zschirnsteinwarte</text:p>
          </table:table-cell>
          <table:table-cell office:value-type="float" office:value="100" calcext:value-type="float">
            <text:p>100</text:p>
          </table:table-cell>
          <table:table-cell office:value-type="float" office:value="50.8707817" calcext:value-type="float">
            <text:p>50,8707817</text:p>
          </table:table-cell>
          <table:table-cell office:value-type="float" office:value="14.1695137" calcext:value-type="float">
            <text:p>14,1695137</text:p>
          </table:table-cell>
          <table:table-cell office:value-type="string" calcext:value-type="string">
            <text:p>Zschirnsteinwarte, Reinhardtsdorf-Schöna, Bad Schandau, Sächsische Schweiz-Osterzgebirge, Sachsen, 01814, Deutschland</text:p>
          </table:table-cell>
          <table:table-cell office:value-type="float" office:value="874776211" calcext:value-type="float">
            <text:p>874776211</text:p>
          </table:table-cell>
          <table:table-cell table:number-columns-repeated="1636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Winkelblock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inkelblock</text:p>
          </table:table-cell>
          <table:table-cell office:value-type="string" calcext:value-type="string">
            <text:p>Gebiet der Steine</text:p>
          </table:table-cell>
          <table:table-cell office:value-type="float" office:value="4485" calcext:value-type="float">
            <text:p>4485</text:p>
          </table:table-cell>
          <table:table-cell office:value-type="string" calcext:value-type="string">
            <text:p>Winkelblock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Winkelblock</text:p>
          </table:table-cell>
          <table:table-cell office:value-type="float" office:value="101" calcext:value-type="float">
            <text:p>101</text:p>
          </table:table-cell>
          <table:table-cell office:value-type="float" office:value="50.870008" calcext:value-type="float">
            <text:p>50,870008</text:p>
          </table:table-cell>
          <table:table-cell office:value-type="float" office:value="14.1683499" calcext:value-type="float">
            <text:p>14,1683499</text:p>
          </table:table-cell>
          <table:table-cell office:value-type="string" calcext:value-type="string">
            <text:p>Winkelblock, Reinhardtsdorf-Schöna, Bad Schandau, Sächsische Schweiz-Osterzgebirge, Sachsen, 01814, Deutschland</text:p>
          </table:table-cell>
          <table:table-cell office:value-type="float" office:value="874776195" calcext:value-type="float">
            <text:p>874776195</text:p>
          </table:table-cell>
          <table:table-cell table:number-columns-repeated="1636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Wackelstein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ackelstein</text:p>
          </table:table-cell>
          <table:table-cell office:value-type="string" calcext:value-type="string">
            <text:p>Gebiet der Steine</text:p>
          </table:table-cell>
          <table:table-cell office:value-type="float" office:value="4486" calcext:value-type="float">
            <text:p>4486</text:p>
          </table:table-cell>
          <table:table-cell office:value-type="string" calcext:value-type="string">
            <text:p>Wackelstei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Wackelstein</text:p>
          </table:table-cell>
          <table:table-cell office:value-type="float" office:value="102" calcext:value-type="float">
            <text:p>102</text:p>
          </table:table-cell>
          <table:table-cell office:value-type="float" office:value="50.8702451" calcext:value-type="float">
            <text:p>50,8702451</text:p>
          </table:table-cell>
          <table:table-cell office:value-type="float" office:value="14.1670559" calcext:value-type="float">
            <text:p>14,1670559</text:p>
          </table:table-cell>
          <table:table-cell office:value-type="string" calcext:value-type="string">
            <text:p>Wackelstein, Reinhardtsdorf-Schöna, Bad Schandau, Sächsische Schweiz-Osterzgebirge, Sachsen, 01814, Deutschland</text:p>
          </table:table-cell>
          <table:table-cell office:value-type="float" office:value="874776204" calcext:value-type="float">
            <text:p>874776204</text:p>
          </table:table-cell>
          <table:table-cell table:number-columns-repeated="1636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entnerturm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Rentnerturm</text:p>
          </table:table-cell>
          <table:table-cell office:value-type="string" calcext:value-type="string">
            <text:p>Gebiet der Steine</text:p>
          </table:table-cell>
          <table:table-cell office:value-type="float" office:value="17222" calcext:value-type="float">
            <text:p>17222</text:p>
          </table:table-cell>
          <table:table-cell office:value-type="string" calcext:value-type="string">
            <text:p>Rentnertur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477" calcext:value-type="float">
            <text:p>1477</text:p>
          </table:table-cell>
          <table:table-cell office:value-type="string" calcext:value-type="string">
            <text:p>Rentnerturm</text:p>
          </table:table-cell>
          <table:table-cell office:value-type="float" office:value="103" calcext:value-type="float">
            <text:p>103</text:p>
          </table:table-cell>
          <table:table-cell office:value-type="float" office:value="50.8617811" calcext:value-type="float">
            <text:p>50,8617811</text:p>
          </table:table-cell>
          <table:table-cell office:value-type="float" office:value="14.1697844" calcext:value-type="float">
            <text:p>14,1697844</text:p>
          </table:table-cell>
          <table:table-cell office:value-type="string" calcext:value-type="string">
            <text:p>Rentnerturm, Reinhardtsdorf-Schöna, Bad Schandau, Sächsische Schweiz-Osterzgebirge, Sachsen, Deutschland</text:p>
          </table:table-cell>
          <table:table-cell office:value-type="float" office:value="3706800894" calcext:value-type="float">
            <text:p>3706800894</text:p>
          </table:table-cell>
          <table:table-cell table:number-columns-repeated="1636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Kleiner Zschirnsteinturm **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Zschirnsteinturm, Kleiner</text:p>
          </table:table-cell>
          <table:table-cell office:value-type="string" calcext:value-type="string">
            <text:p>Gebiet der Steine</text:p>
          </table:table-cell>
          <table:table-cell office:value-type="float" office:value="4487" calcext:value-type="float">
            <text:p>4487</text:p>
          </table:table-cell>
          <table:table-cell office:value-type="string" calcext:value-type="string">
            <text:p>Kleiner Zschirnsteintur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Kleiner Zschirnsteinturm</text:p>
          </table:table-cell>
          <table:table-cell office:value-type="float" office:value="104" calcext:value-type="float">
            <text:p>104</text:p>
          </table:table-cell>
          <table:table-cell office:value-type="float" office:value="50.8559505" calcext:value-type="float">
            <text:p>50,8559505</text:p>
          </table:table-cell>
          <table:table-cell office:value-type="float" office:value="14.1743799" calcext:value-type="float">
            <text:p>14,1743799</text:p>
          </table:table-cell>
          <table:table-cell office:value-type="string" calcext:value-type="string">
            <text:p>Kleiner Zschirnsteinturm, Reinhardtsdorf-Schöna, Bad Schandau, Sächsische Schweiz-Osterzgebirge, Sachsen, Deutschland</text:p>
          </table:table-cell>
          <table:table-cell office:value-type="float" office:value="2274002287" calcext:value-type="float">
            <text:p>2274002287</text:p>
          </table:table-cell>
          <table:table-cell table:number-columns-repeated="16365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Großer Zschirnstein * (Massiv)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Großer Zschirnstein</text:p>
          </table:table-cell>
          <table:table-cell office:value-type="string" calcext:value-type="string">
            <text:p>Gebiet der Steine</text:p>
          </table:table-cell>
          <table:table-cell office:value-type="float" office:value="4494" calcext:value-type="float">
            <text:p>4494</text:p>
          </table:table-cell>
          <table:table-cell office:value-type="string" calcext:value-type="string">
            <text:p>Großer Zschirnstei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Großer Zschirnstein</text:p>
          </table:table-cell>
          <table:table-cell office:value-type="string" calcext:value-type="string">
            <text:p>M3</text:p>
          </table:table-cell>
          <table:table-cell office:value-type="float" office:value="50.8548521" calcext:value-type="float">
            <text:p>50,8548521</text:p>
          </table:table-cell>
          <table:table-cell office:value-type="float" office:value="14.1766206" calcext:value-type="float">
            <text:p>14,1766206</text:p>
          </table:table-cell>
          <table:table-cell office:value-type="string" calcext:value-type="string">
            <text:p>Großer Zschirnstein, Reinhardtsdorf-Schöna, Bad Schandau, Sächsische Schweiz-Osterzgebirge, Sachsen, Deutschland</text:p>
          </table:table-cell>
          <table:table-cell office:value-type="float" office:value="602592648" calcext:value-type="float">
            <text:p>602592648</text:p>
          </table:table-cell>
          <table:table-cell table:number-columns-repeated="1636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roßer Zschirnsteinturm *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Zschirnsteinturm, Großer</text:p>
          </table:table-cell>
          <table:table-cell office:value-type="string" calcext:value-type="string">
            <text:p>Gebiet der Steine</text:p>
          </table:table-cell>
          <table:table-cell office:value-type="float" office:value="4488" calcext:value-type="float">
            <text:p>4488</text:p>
          </table:table-cell>
          <table:table-cell office:value-type="string" calcext:value-type="string">
            <text:p>Großer Zschirnsteintur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Großer Zschirnsteinturm</text:p>
          </table:table-cell>
          <table:table-cell office:value-type="float" office:value="105" calcext:value-type="float">
            <text:p>105</text:p>
          </table:table-cell>
          <table:table-cell office:value-type="float" office:value="50.8548122" calcext:value-type="float">
            <text:p>50,8548122</text:p>
          </table:table-cell>
          <table:table-cell office:value-type="float" office:value="14.1772997" calcext:value-type="float">
            <text:p>14,1772997</text:p>
          </table:table-cell>
          <table:table-cell office:value-type="string" calcext:value-type="string">
            <text:p>Großer Zschirnsteinturm, Reinhardtsdorf-Schöna, Bad Schandau, Sächsische Schweiz-Osterzgebirge, Sachsen, Deutschland</text:p>
          </table:table-cell>
          <table:table-cell office:value-type="float" office:value="1863284020" calcext:value-type="float">
            <text:p>1863284020</text:p>
          </table:table-cell>
          <table:table-cell table:number-columns-repeated="1636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otsteinkegel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otsteinkegel</text:p>
          </table:table-cell>
          <table:table-cell office:value-type="string" calcext:value-type="string">
            <text:p>Gebiet der Steine</text:p>
          </table:table-cell>
          <table:table-cell office:value-type="float" office:value="4489" calcext:value-type="float">
            <text:p>4489</text:p>
          </table:table-cell>
          <table:table-cell office:value-type="string" calcext:value-type="string">
            <text:p>Rotsteinkegel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Rotsteinkegel</text:p>
          </table:table-cell>
          <table:table-cell office:value-type="float" office:value="106" calcext:value-type="float">
            <text:p>106</text:p>
          </table:table-cell>
          <table:table-cell office:value-type="float" office:value="50.8606553" calcext:value-type="float">
            <text:p>50,8606553</text:p>
          </table:table-cell>
          <table:table-cell office:value-type="float" office:value="14.0913992" calcext:value-type="float">
            <text:p>14,0913992</text:p>
          </table:table-cell>
          <table:table-cell office:value-type="string" calcext:value-type="string">
            <text:p>Rotsteinkegel, Rosenthal-Bielatal, Königstein/Sächs. Schw., Sächsische Schweiz-Osterzgebirge, Sachsen, 01824, Deutschland</text:p>
          </table:table-cell>
          <table:table-cell office:value-type="float" office:value="1468548654" calcext:value-type="float">
            <text:p>1468548654</text:p>
          </table:table-cell>
          <table:table-cell table:number-columns-repeated="1636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aus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aus</text:p>
          </table:table-cell>
          <table:table-cell office:value-type="string" calcext:value-type="string">
            <text:p>Gebiet der Steine</text:p>
          </table:table-cell>
          <table:table-cell office:value-type="float" office:value="4490" calcext:value-type="float">
            <text:p>4490</text:p>
          </table:table-cell>
          <table:table-cell office:value-type="string" calcext:value-type="string">
            <text:p>Mau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Maus</text:p>
          </table:table-cell>
          <table:table-cell office:value-type="float" office:value="107" calcext:value-type="float">
            <text:p>107</text:p>
          </table:table-cell>
          <table:table-cell office:value-type="float" office:value="50.8714379" calcext:value-type="float">
            <text:p>50,8714379</text:p>
          </table:table-cell>
          <table:table-cell office:value-type="float" office:value="14.0975991" calcext:value-type="float">
            <text:p>14,0975991</text:p>
          </table:table-cell>
          <table:table-cell office:value-type="string" calcext:value-type="string">
            <text:p>Maus, Gohrisch, Königstein/Sächs. Schw., Sächsische Schweiz-Osterzgebirge, Sachsen, 01824, Deutschland</text:p>
          </table:table-cell>
          <table:table-cell office:value-type="float" office:value="936322558" calcext:value-type="float">
            <text:p>936322558</text:p>
          </table:table-cell>
          <table:table-cell table:number-columns-repeated="1636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icke Berta *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icke Berta</text:p>
          </table:table-cell>
          <table:table-cell office:value-type="string" calcext:value-type="string">
            <text:p>Gebiet der Steine</text:p>
          </table:table-cell>
          <table:table-cell office:value-type="float" office:value="4491" calcext:value-type="float">
            <text:p>4491</text:p>
          </table:table-cell>
          <table:table-cell office:value-type="string" calcext:value-type="string">
            <text:p>Dicke Berta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Dicke Berta</text:p>
          </table:table-cell>
          <table:table-cell office:value-type="float" office:value="108" calcext:value-type="float">
            <text:p>108</text:p>
          </table:table-cell>
          <table:table-cell office:value-type="float" office:value="50.8723545" calcext:value-type="float">
            <text:p>50,8723545</text:p>
          </table:table-cell>
          <table:table-cell office:value-type="float" office:value="14.0981259" calcext:value-type="float">
            <text:p>14,0981259</text:p>
          </table:table-cell>
          <table:table-cell office:value-type="string" calcext:value-type="string">
            <text:p>Dicke Berta, Gohrisch, Königstein/Sächs. Schw., Sächsische Schweiz-Osterzgebirge, Sachsen, 01824, Deutschland</text:p>
          </table:table-cell>
          <table:table-cell office:value-type="float" office:value="936322581" calcext:value-type="float">
            <text:p>936322581</text:p>
          </table:table-cell>
          <table:table-cell table:number-columns-repeated="1636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unnersdorfer Nadel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unnersdorfer Nadel</text:p>
          </table:table-cell>
          <table:table-cell office:value-type="string" calcext:value-type="string">
            <text:p>Gebiet der Steine</text:p>
          </table:table-cell>
          <table:table-cell office:value-type="float" office:value="4492" calcext:value-type="float">
            <text:p>4492</text:p>
          </table:table-cell>
          <table:table-cell office:value-type="string" calcext:value-type="string">
            <text:p>Cunnersdorfer Nadel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Cunnersdorfer Nadel</text:p>
          </table:table-cell>
          <table:table-cell office:value-type="float" office:value="109" calcext:value-type="float">
            <text:p>109</text:p>
          </table:table-cell>
          <table:table-cell office:value-type="float" office:value="50.8774112" calcext:value-type="float">
            <text:p>50,8774112</text:p>
          </table:table-cell>
          <table:table-cell office:value-type="float" office:value="14.0887575" calcext:value-type="float">
            <text:p>14,0887575</text:p>
          </table:table-cell>
          <table:table-cell office:value-type="string" calcext:value-type="string">
            <text:p>Cunnersdorfer Nadel, Rosenthal-Bielatal, Königstein/Sächs. Schw., Sächsische Schweiz-Osterzgebirge, Sachsen, 01824, Deutschland</text:p>
          </table:table-cell>
          <table:table-cell office:value-type="float" office:value="864727249" calcext:value-type="float">
            <text:p>864727249</text:p>
          </table:table-cell>
          <table:table-cell table:number-columns-repeated="1636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ampertshorn *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Gebiet der Steine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ampertshorn</text:p>
          </table:table-cell>
          <table:table-cell office:value-type="string" calcext:value-type="string">
            <text:p>Gebiet der Steine</text:p>
          </table:table-cell>
          <table:table-cell office:value-type="float" office:value="4493" calcext:value-type="float">
            <text:p>4493</text:p>
          </table:table-cell>
          <table:table-cell office:value-type="string" calcext:value-type="string">
            <text:p>Lampertshor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eine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Lampertshorn</text:p>
          </table:table-cell>
          <table:table-cell office:value-type="float" office:value="110" calcext:value-type="float">
            <text:p>110</text:p>
          </table:table-cell>
          <table:table-cell office:value-type="float" office:value="50.8756415" calcext:value-type="float">
            <text:p>50,8756415</text:p>
          </table:table-cell>
          <table:table-cell office:value-type="float" office:value="14.0704423" calcext:value-type="float">
            <text:p>14,0704423</text:p>
          </table:table-cell>
          <table:table-cell office:value-type="string" calcext:value-type="string">
            <text:p>Lampertshorn, Rosenthal-Bielatal, Königstein/Sächs. Schw., Sächsische Schweiz-Osterzgebirge, Sachsen, 01824, Deutschland</text:p>
          </table:table-cell>
          <table:table-cell office:value-type="float" office:value="431714601" calcext:value-type="float">
            <text:p>431714601</text:p>
          </table:table-cell>
          <table:table-cell table:number-columns-repeated="1636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ldstein ***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Goldstein</text:p>
          </table:table-cell>
          <table:table-cell office:value-type="string" calcext:value-type="string">
            <text:p>Grosser Zschand</text:p>
          </table:table-cell>
          <table:table-cell office:value-type="float" office:value="3809" calcext:value-type="float">
            <text:p>3809</text:p>
          </table:table-cell>
          <table:table-cell office:value-type="string" calcext:value-type="string">
            <text:p>Goldstei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Goldstein</text:p>
          </table:table-cell>
          <table:table-cell office:value-type="float" office:value="1" calcext:value-type="float">
            <text:p>1</text:p>
          </table:table-cell>
          <table:table-cell office:value-type="float" office:value="50.9061479" calcext:value-type="float">
            <text:p>50,9061479</text:p>
          </table:table-cell>
          <table:table-cell office:value-type="float" office:value="14.2889776" calcext:value-type="float">
            <text:p>14,2889776</text:p>
          </table:table-cell>
          <table:table-cell office:value-type="string" calcext:value-type="string">
            <text:p>Goldstein, Bad Schandau, Sächsische Schweiz-Osterzgebirge, Sachsen, Deutschland</text:p>
          </table:table-cell>
          <table:table-cell office:value-type="float" office:value="251874618" calcext:value-type="float">
            <text:p>251874618</text:p>
          </table:table-cell>
          <table:table-cell table:number-columns-repeated="1636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aba **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Kaaba</text:p>
          </table:table-cell>
          <table:table-cell office:value-type="string" calcext:value-type="string">
            <text:p>Grosser Zschand</text:p>
          </table:table-cell>
          <table:table-cell office:value-type="float" office:value="3810" calcext:value-type="float">
            <text:p>3810</text:p>
          </table:table-cell>
          <table:table-cell office:value-type="string" calcext:value-type="string">
            <text:p>Kaaba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Kaaba</text:p>
          </table:table-cell>
          <table:table-cell office:value-type="float" office:value="2" calcext:value-type="float">
            <text:p>2</text:p>
          </table:table-cell>
          <table:table-cell office:value-type="float" office:value="50.9022872" calcext:value-type="float">
            <text:p>50,9022872</text:p>
          </table:table-cell>
          <table:table-cell office:value-type="float" office:value="14.2866611" calcext:value-type="float">
            <text:p>14,2866611</text:p>
          </table:table-cell>
          <table:table-cell office:value-type="string" calcext:value-type="string">
            <text:p>Kaaba, Bad Schandau, Sächsische Schweiz-Osterzgebirge, Sachsen, Deutschland</text:p>
          </table:table-cell>
          <table:table-cell office:value-type="float" office:value="251874716" calcext:value-type="float">
            <text:p>251874716</text:p>
          </table:table-cell>
          <table:table-cell table:number-columns-repeated="1636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oßes Spitzes Horn **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Spitzes Horn, Großes</text:p>
          </table:table-cell>
          <table:table-cell office:value-type="string" calcext:value-type="string">
            <text:p>Grosser Zschand</text:p>
          </table:table-cell>
          <table:table-cell office:value-type="float" office:value="3811" calcext:value-type="float">
            <text:p>3811</text:p>
          </table:table-cell>
          <table:table-cell office:value-type="string" calcext:value-type="string">
            <text:p>Großes Spitzes Hor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Grosses Spitzes Horn</text:p>
          </table:table-cell>
          <table:table-cell office:value-type="float" office:value="3" calcext:value-type="float">
            <text:p>3</text:p>
          </table:table-cell>
          <table:table-cell office:value-type="float" office:value="50.9021562" calcext:value-type="float">
            <text:p>50,9021562</text:p>
          </table:table-cell>
          <table:table-cell office:value-type="float" office:value="14.2862329" calcext:value-type="float">
            <text:p>14,2862329</text:p>
          </table:table-cell>
          <table:table-cell office:value-type="string" calcext:value-type="string">
            <text:p>Großes Spitzes Horn, Bad Schandau, Sächsische Schweiz-Osterzgebirge, Sachsen, Deutschland</text:p>
          </table:table-cell>
          <table:table-cell office:value-type="float" office:value="251874649" calcext:value-type="float">
            <text:p>251874649</text:p>
          </table:table-cell>
          <table:table-cell table:number-columns-repeated="1636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leines Spitzes Horn *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Spitzes Horn, Kleines</text:p>
          </table:table-cell>
          <table:table-cell office:value-type="string" calcext:value-type="string">
            <text:p>Grosser Zschand</text:p>
          </table:table-cell>
          <table:table-cell office:value-type="float" office:value="3812" calcext:value-type="float">
            <text:p>3812</text:p>
          </table:table-cell>
          <table:table-cell office:value-type="string" calcext:value-type="string">
            <text:p>Kleines Spitzes Hor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Kleines Spitzes Horn</text:p>
          </table:table-cell>
          <table:table-cell office:value-type="float" office:value="4" calcext:value-type="float">
            <text:p>4</text:p>
          </table:table-cell>
          <table:table-cell office:value-type="float" office:value="50.9018645" calcext:value-type="float">
            <text:p>50,9018645</text:p>
          </table:table-cell>
          <table:table-cell office:value-type="float" office:value="14.286014" calcext:value-type="float">
            <text:p>14,286014</text:p>
          </table:table-cell>
          <table:table-cell office:value-type="string" calcext:value-type="string">
            <text:p>Kleines Spitzes Horn, Bad Schandau, Sächsische Schweiz-Osterzgebirge, Sachsen, Deutschland</text:p>
          </table:table-cell>
          <table:table-cell office:value-type="float" office:value="251874816" calcext:value-type="float">
            <text:p>251874816</text:p>
          </table:table-cell>
          <table:table-cell table:number-columns-repeated="1636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ldsteigsäule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Goldsteigsäule</text:p>
          </table:table-cell>
          <table:table-cell office:value-type="string" calcext:value-type="string">
            <text:p>Grosser Zschand</text:p>
          </table:table-cell>
          <table:table-cell office:value-type="float" office:value="3813" calcext:value-type="float">
            <text:p>3813</text:p>
          </table:table-cell>
          <table:table-cell office:value-type="string" calcext:value-type="string">
            <text:p>Goldsteigsäul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Goldsteigsäule</text:p>
          </table:table-cell>
          <table:table-cell office:value-type="float" office:value="5" calcext:value-type="float">
            <text:p>5</text:p>
          </table:table-cell>
          <table:table-cell office:value-type="float" office:value="50.9018395" calcext:value-type="float">
            <text:p>50,9018395</text:p>
          </table:table-cell>
          <table:table-cell office:value-type="float" office:value="14.285034" calcext:value-type="float">
            <text:p>14,285034</text:p>
          </table:table-cell>
          <table:table-cell office:value-type="string" calcext:value-type="string">
            <text:p>Goldsteigsäule, Bad Schandau, Sächsische Schweiz-Osterzgebirge, Sachsen, Deutschland</text:p>
          </table:table-cell>
          <table:table-cell office:value-type="float" office:value="251874617" calcext:value-type="float">
            <text:p>251874617</text:p>
          </table:table-cell>
          <table:table-cell table:number-columns-repeated="1636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itzhübel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Spitzhübel</text:p>
          </table:table-cell>
          <table:table-cell office:value-type="string" calcext:value-type="string">
            <text:p>Grosser Zschand</text:p>
          </table:table-cell>
          <table:table-cell office:value-type="float" office:value="3814" calcext:value-type="float">
            <text:p>3814</text:p>
          </table:table-cell>
          <table:table-cell office:value-type="string" calcext:value-type="string">
            <text:p>Spitzhübel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Spitzhübel</text:p>
          </table:table-cell>
          <table:table-cell office:value-type="float" office:value="6" calcext:value-type="float">
            <text:p>6</text:p>
          </table:table-cell>
          <table:table-cell office:value-type="float" office:value="50.8983685" calcext:value-type="float">
            <text:p>50,8983685</text:p>
          </table:table-cell>
          <table:table-cell office:value-type="float" office:value="14.2830549" calcext:value-type="float">
            <text:p>14,2830549</text:p>
          </table:table-cell>
          <table:table-cell office:value-type="string" calcext:value-type="string">
            <text:p>Spitzhübel, Bad Schandau, Sächsische Schweiz-Osterzgebirge, Sachsen, Deutschland</text:p>
          </table:table-cell>
          <table:table-cell office:value-type="float" office:value="251875024" calcext:value-type="float">
            <text:p>251875024</text:p>
          </table:table-cell>
          <table:table-cell table:number-columns-repeated="1636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ldsteigwächter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Goldsteigwächter</text:p>
          </table:table-cell>
          <table:table-cell office:value-type="string" calcext:value-type="string">
            <text:p>Grosser Zschand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Goldsteigwächt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Goldsteigwächter</text:p>
          </table:table-cell>
          <table:table-cell office:value-type="float" office:value="7" calcext:value-type="float">
            <text:p>7</text:p>
          </table:table-cell>
          <table:table-cell office:value-type="float" office:value="50.8989453" calcext:value-type="float">
            <text:p>50,8989453</text:p>
          </table:table-cell>
          <table:table-cell office:value-type="float" office:value="14.2811733" calcext:value-type="float">
            <text:p>14,2811733</text:p>
          </table:table-cell>
          <table:table-cell office:value-type="string" calcext:value-type="string">
            <text:p>Goldsteigwächter, Bad Schandau, Sächsische Schweiz-Osterzgebirge, Sachsen, Deutschland</text:p>
          </table:table-cell>
          <table:table-cell office:value-type="float" office:value="251874612" calcext:value-type="float">
            <text:p>251874612</text:p>
          </table:table-cell>
          <table:table-cell table:number-columns-repeated="1636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ilerstein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Meilerstein</text:p>
          </table:table-cell>
          <table:table-cell office:value-type="string" calcext:value-type="string">
            <text:p>Grosser Zschand</text:p>
          </table:table-cell>
          <table:table-cell office:value-type="float" office:value="3816" calcext:value-type="float">
            <text:p>3816</text:p>
          </table:table-cell>
          <table:table-cell office:value-type="string" calcext:value-type="string">
            <text:p>Meilerstein (Stumpfes Horn)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Meilerstein</text:p>
          </table:table-cell>
          <table:table-cell office:value-type="float" office:value="8" calcext:value-type="float">
            <text:p>8</text:p>
          </table:table-cell>
          <table:table-cell office:value-type="float" office:value="50.899535" calcext:value-type="float">
            <text:p>50,899535</text:p>
          </table:table-cell>
          <table:table-cell office:value-type="float" office:value="14.2804759" calcext:value-type="float">
            <text:p>14,2804759</text:p>
          </table:table-cell>
          <table:table-cell office:value-type="string" calcext:value-type="string">
            <text:p>Meilerstein, Bad Schandau, Sächsische Schweiz-Osterzgebirge, Sachsen, Deutschland</text:p>
          </table:table-cell>
          <table:table-cell office:value-type="float" office:value="251874824" calcext:value-type="float">
            <text:p>251874824</text:p>
          </table:table-cell>
          <table:table-cell table:number-columns-repeated="1636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ldgeist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Waldgeist</text:p>
          </table:table-cell>
          <table:table-cell office:value-type="string" calcext:value-type="string">
            <text:p>Grosser Zschand</text:p>
          </table:table-cell>
          <table:table-cell office:value-type="float" office:value="3817" calcext:value-type="float">
            <text:p>3817</text:p>
          </table:table-cell>
          <table:table-cell office:value-type="string" calcext:value-type="string">
            <text:p>Waldgeist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Waldgeist</text:p>
          </table:table-cell>
          <table:table-cell office:value-type="float" office:value="9" calcext:value-type="float">
            <text:p>9</text:p>
          </table:table-cell>
          <table:table-cell office:value-type="float" office:value="50.9003031" calcext:value-type="float">
            <text:p>50,9003031</text:p>
          </table:table-cell>
          <table:table-cell office:value-type="float" office:value="14.2804421" calcext:value-type="float">
            <text:p>14,2804421</text:p>
          </table:table-cell>
          <table:table-cell office:value-type="string" calcext:value-type="string">
            <text:p>Waldgeist, Bad Schandau, Sächsische Schweiz-Osterzgebirge, Sachsen, Deutschland</text:p>
          </table:table-cell>
          <table:table-cell office:value-type="float" office:value="251875205" calcext:value-type="float">
            <text:p>251875205</text:p>
          </table:table-cell>
          <table:table-cell table:number-columns-repeated="1636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oldsteighorn *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Goldsteighorn</text:p>
          </table:table-cell>
          <table:table-cell office:value-type="string" calcext:value-type="string">
            <text:p>Grosser Zschand</text:p>
          </table:table-cell>
          <table:table-cell office:value-type="float" office:value="3818" calcext:value-type="float">
            <text:p>3818</text:p>
          </table:table-cell>
          <table:table-cell office:value-type="string" calcext:value-type="string">
            <text:p>Goldsteighor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Goldsteighorn</text:p>
          </table:table-cell>
          <table:table-cell office:value-type="float" office:value="10" calcext:value-type="float">
            <text:p>10</text:p>
          </table:table-cell>
          <table:table-cell office:value-type="float" office:value="50.8973077" calcext:value-type="float">
            <text:p>50,8973077</text:p>
          </table:table-cell>
          <table:table-cell office:value-type="float" office:value="14.2811115" calcext:value-type="float">
            <text:p>14,2811115</text:p>
          </table:table-cell>
          <table:table-cell office:value-type="string" calcext:value-type="string">
            <text:p>Goldsteighorn, Bad Schandau, Sächsische Schweiz-Osterzgebirge, Sachsen, Deutschland</text:p>
          </table:table-cell>
          <table:table-cell office:value-type="float" office:value="251874615" calcext:value-type="float">
            <text:p>251874615</text:p>
          </table:table-cell>
          <table:table-cell table:number-columns-repeated="1636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ichterschluchtkopf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Richterschluchtkopf</text:p>
          </table:table-cell>
          <table:table-cell office:value-type="string" calcext:value-type="string">
            <text:p>Grosser Zschand</text:p>
          </table:table-cell>
          <table:table-cell office:value-type="float" office:value="3819" calcext:value-type="float">
            <text:p>3819</text:p>
          </table:table-cell>
          <table:table-cell office:value-type="string" calcext:value-type="string">
            <text:p>Richterschluchtkopf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Richterschluchtkopf</text:p>
          </table:table-cell>
          <table:table-cell office:value-type="float" office:value="11" calcext:value-type="float">
            <text:p>11</text:p>
          </table:table-cell>
          <table:table-cell office:value-type="float" office:value="50.898124" calcext:value-type="float">
            <text:p>50,898124</text:p>
          </table:table-cell>
          <table:table-cell office:value-type="float" office:value="14.2788619" calcext:value-type="float">
            <text:p>14,2788619</text:p>
          </table:table-cell>
          <table:table-cell office:value-type="string" calcext:value-type="string">
            <text:p>Richterschluchtkopf, Bad Schandau, Sächsische Schweiz-Osterzgebirge, Sachsen, Deutschland</text:p>
          </table:table-cell>
          <table:table-cell office:value-type="float" office:value="251875014" calcext:value-type="float">
            <text:p>251875014</text:p>
          </table:table-cell>
          <table:table-cell table:number-columns-repeated="1636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ichterschluchtkegel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Richterschluchtkegel</text:p>
          </table:table-cell>
          <table:table-cell office:value-type="string" calcext:value-type="string">
            <text:p>Grosser Zschand</text:p>
          </table:table-cell>
          <table:table-cell office:value-type="float" office:value="3820" calcext:value-type="float">
            <text:p>3820</text:p>
          </table:table-cell>
          <table:table-cell office:value-type="string" calcext:value-type="string">
            <text:p>Richterschluchtkegel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Richterschluchtkegel</text:p>
          </table:table-cell>
          <table:table-cell office:value-type="float" office:value="12" calcext:value-type="float">
            <text:p>12</text:p>
          </table:table-cell>
          <table:table-cell office:value-type="float" office:value="50.8971371" calcext:value-type="float">
            <text:p>50,8971371</text:p>
          </table:table-cell>
          <table:table-cell office:value-type="float" office:value="14.2791554" calcext:value-type="float">
            <text:p>14,2791554</text:p>
          </table:table-cell>
          <table:table-cell office:value-type="string" calcext:value-type="string">
            <text:p>Richterschluchtkegel, Bad Schandau, Sächsische Schweiz-Osterzgebirge, Sachsen, Deutschland</text:p>
          </table:table-cell>
          <table:table-cell office:value-type="float" office:value="251875011" calcext:value-type="float">
            <text:p>251875011</text:p>
          </table:table-cell>
          <table:table-cell table:number-columns-repeated="1636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chterschluchtturm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Richterschluchtturm</text:p>
          </table:table-cell>
          <table:table-cell office:value-type="string" calcext:value-type="string">
            <text:p>Grosser Zschand</text:p>
          </table:table-cell>
          <table:table-cell office:value-type="float" office:value="3821" calcext:value-type="float">
            <text:p>3821</text:p>
          </table:table-cell>
          <table:table-cell office:value-type="string" calcext:value-type="string">
            <text:p>Richterschluchtturm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Richterschluchtturm</text:p>
          </table:table-cell>
          <table:table-cell office:value-type="float" office:value="13" calcext:value-type="float">
            <text:p>13</text:p>
          </table:table-cell>
          <table:table-cell office:value-type="float" office:value="50.896011" calcext:value-type="float">
            <text:p>50,896011</text:p>
          </table:table-cell>
          <table:table-cell office:value-type="float" office:value="14.2793356" calcext:value-type="float">
            <text:p>14,2793356</text:p>
          </table:table-cell>
          <table:table-cell office:value-type="string" calcext:value-type="string">
            <text:p>Richterschluchtturm, Bad Schandau, Sächsische Schweiz-Osterzgebirge, Sachsen, Deutschland</text:p>
          </table:table-cell>
          <table:table-cell office:value-type="float" office:value="251875008" calcext:value-type="float">
            <text:p>251875008</text:p>
          </table:table-cell>
          <table:table-cell table:number-columns-repeated="1636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ottenwächter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Grottenwächter</text:p>
          </table:table-cell>
          <table:table-cell office:value-type="string" calcext:value-type="string">
            <text:p>Grosser Zschand</text:p>
          </table:table-cell>
          <table:table-cell office:value-type="float" office:value="3822" calcext:value-type="float">
            <text:p>3822</text:p>
          </table:table-cell>
          <table:table-cell office:value-type="string" calcext:value-type="string">
            <text:p>Grottenwächt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Grottenwächter</text:p>
          </table:table-cell>
          <table:table-cell office:value-type="float" office:value="14" calcext:value-type="float">
            <text:p>14</text:p>
          </table:table-cell>
          <table:table-cell office:value-type="float" office:value="50.8953026" calcext:value-type="float">
            <text:p>50,8953026</text:p>
          </table:table-cell>
          <table:table-cell office:value-type="float" office:value="14.2798293" calcext:value-type="float">
            <text:p>14,2798293</text:p>
          </table:table-cell>
          <table:table-cell office:value-type="string" calcext:value-type="string">
            <text:p>Grottenwächter, Bad Schandau, Sächsische Schweiz-Osterzgebirge, Sachsen, Deutschland</text:p>
          </table:table-cell>
          <table:table-cell office:value-type="float" office:value="251874644" calcext:value-type="float">
            <text:p>251874644</text:p>
          </table:table-cell>
          <table:table-cell table:number-columns-repeated="1636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enzwand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Grenzwand</text:p>
          </table:table-cell>
          <table:table-cell office:value-type="string" calcext:value-type="string">
            <text:p>Grosser Zschand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Grenzwand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Grenzwand</text:p>
          </table:table-cell>
          <table:table-cell office:value-type="float" office:value="15" calcext:value-type="float">
            <text:p>15</text:p>
          </table:table-cell>
          <table:table-cell office:value-type="float" office:value="50.8939405" calcext:value-type="float">
            <text:p>50,8939405</text:p>
          </table:table-cell>
          <table:table-cell office:value-type="float" office:value="14.2789575" calcext:value-type="float">
            <text:p>14,2789575</text:p>
          </table:table-cell>
          <table:table-cell office:value-type="string" calcext:value-type="string">
            <text:p>Grenzwand, Bad Schandau, Sächsische Schweiz-Osterzgebirge, Sachsen, Deutschland</text:p>
          </table:table-cell>
          <table:table-cell office:value-type="float" office:value="2260819439" calcext:value-type="float">
            <text:p>2260819439</text:p>
          </table:table-cell>
          <table:table-cell table:number-columns-repeated="1636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chwarze Zinne *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Schwarze Zinne</text:p>
          </table:table-cell>
          <table:table-cell office:value-type="string" calcext:value-type="string">
            <text:p>Grosser Zschand</text:p>
          </table:table-cell>
          <table:table-cell office:value-type="float" office:value="3824" calcext:value-type="float">
            <text:p>3824</text:p>
          </table:table-cell>
          <table:table-cell office:value-type="string" calcext:value-type="string">
            <text:p>Schwarze Zinn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Schwarze Zinne</text:p>
          </table:table-cell>
          <table:table-cell office:value-type="float" office:value="16" calcext:value-type="float">
            <text:p>16</text:p>
          </table:table-cell>
          <table:table-cell office:value-type="float" office:value="50.8951144" calcext:value-type="float">
            <text:p>50,8951144</text:p>
          </table:table-cell>
          <table:table-cell office:value-type="float" office:value="14.2838257" calcext:value-type="float">
            <text:p>14,2838257</text:p>
          </table:table-cell>
          <table:table-cell office:value-type="string" calcext:value-type="string">
            <text:p>Schwarze Zinne, Bad Schandau, Sächsische Schweiz-Osterzgebirge, Sachsen, Deutschland</text:p>
          </table:table-cell>
          <table:table-cell office:value-type="float" office:value="251875070" calcext:value-type="float">
            <text:p>251875070</text:p>
          </table:table-cell>
          <table:table-cell table:number-columns-repeated="1636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ätes Horn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Spätes Horn</text:p>
          </table:table-cell>
          <table:table-cell office:value-type="string" calcext:value-type="string">
            <text:p>Grosser Zschand</text:p>
          </table:table-cell>
          <table:table-cell office:value-type="float" office:value="3825" calcext:value-type="float">
            <text:p>3825</text:p>
          </table:table-cell>
          <table:table-cell office:value-type="string" calcext:value-type="string">
            <text:p>Spätes Hor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Spätes Horn</text:p>
          </table:table-cell>
          <table:table-cell office:value-type="float" office:value="17" calcext:value-type="float">
            <text:p>17</text:p>
          </table:table-cell>
          <table:table-cell office:value-type="float" office:value="50.8963393" calcext:value-type="float">
            <text:p>50,8963393</text:p>
          </table:table-cell>
          <table:table-cell office:value-type="float" office:value="14.2878696" calcext:value-type="float">
            <text:p>14,2878696</text:p>
          </table:table-cell>
          <table:table-cell office:value-type="string" calcext:value-type="string">
            <text:p>Spätes Horn, Bad Schandau, Sächsische Schweiz-Osterzgebirge, Sachsen, Deutschland</text:p>
          </table:table-cell>
          <table:table-cell office:value-type="float" office:value="2274002414" calcext:value-type="float">
            <text:p>2274002414</text:p>
          </table:table-cell>
          <table:table-cell table:number-columns-repeated="1636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leines Jortanshorn *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Jortanshorn, Kleines</text:p>
          </table:table-cell>
          <table:table-cell office:value-type="string" calcext:value-type="string">
            <text:p>Grosser Zschand</text:p>
          </table:table-cell>
          <table:table-cell office:value-type="float" office:value="3826" calcext:value-type="float">
            <text:p>3826</text:p>
          </table:table-cell>
          <table:table-cell office:value-type="string" calcext:value-type="string">
            <text:p>Kleines Jortanshor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Kleines Jortanshorn</text:p>
          </table:table-cell>
          <table:table-cell office:value-type="float" office:value="18" calcext:value-type="float">
            <text:p>18</text:p>
          </table:table-cell>
          <table:table-cell office:value-type="float" office:value="50.8966744" calcext:value-type="float">
            <text:p>50,8966744</text:p>
          </table:table-cell>
          <table:table-cell office:value-type="float" office:value="14.2891373" calcext:value-type="float">
            <text:p>14,2891373</text:p>
          </table:table-cell>
          <table:table-cell office:value-type="string" calcext:value-type="string">
            <text:p>Kleines Jortanshorn, Bad Schandau, Sächsische Schweiz-Osterzgebirge, Sachsen, Deutschland</text:p>
          </table:table-cell>
          <table:table-cell office:value-type="float" office:value="251874805" calcext:value-type="float">
            <text:p>251874805</text:p>
          </table:table-cell>
          <table:table-cell table:number-columns-repeated="1636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schandgendarm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Zschandgendarm</text:p>
          </table:table-cell>
          <table:table-cell office:value-type="string" calcext:value-type="string">
            <text:p>Grosser Zschand</text:p>
          </table:table-cell>
          <table:table-cell office:value-type="float" office:value="3827" calcext:value-type="float">
            <text:p>3827</text:p>
          </table:table-cell>
          <table:table-cell office:value-type="string" calcext:value-type="string">
            <text:p>Zschandgendarm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Zschandgendarm</text:p>
          </table:table-cell>
          <table:table-cell office:value-type="float" office:value="19" calcext:value-type="float">
            <text:p>19</text:p>
          </table:table-cell>
          <table:table-cell office:value-type="float" office:value="50.8964744" calcext:value-type="float">
            <text:p>50,8964744</text:p>
          </table:table-cell>
          <table:table-cell office:value-type="float" office:value="14.2892357" calcext:value-type="float">
            <text:p>14,2892357</text:p>
          </table:table-cell>
          <table:table-cell office:value-type="string" calcext:value-type="string">
            <text:p>Zschandgendarm, Bad Schandau, Sächsische Schweiz-Osterzgebirge, Sachsen, Deutschland</text:p>
          </table:table-cell>
          <table:table-cell office:value-type="float" office:value="251875232" calcext:value-type="float">
            <text:p>251875232</text:p>
          </table:table-cell>
          <table:table-cell table:number-columns-repeated="1636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ortanshorn **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Jortanshorn</text:p>
          </table:table-cell>
          <table:table-cell office:value-type="string" calcext:value-type="string">
            <text:p>Grosser Zschand</text:p>
          </table:table-cell>
          <table:table-cell office:value-type="float" office:value="3828" calcext:value-type="float">
            <text:p>3828</text:p>
          </table:table-cell>
          <table:table-cell office:value-type="string" calcext:value-type="string">
            <text:p>Jortanshor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Jortanshorn</text:p>
          </table:table-cell>
          <table:table-cell office:value-type="float" office:value="20" calcext:value-type="float">
            <text:p>20</text:p>
          </table:table-cell>
          <table:table-cell office:value-type="float" office:value="50.8969665" calcext:value-type="float">
            <text:p>50,8969665</text:p>
          </table:table-cell>
          <table:table-cell office:value-type="float" office:value="14.2894056" calcext:value-type="float">
            <text:p>14,2894056</text:p>
          </table:table-cell>
          <table:table-cell office:value-type="string" calcext:value-type="string">
            <text:p>Jortanshorn, Bad Schandau, Sächsische Schweiz-Osterzgebirge, Sachsen, Deutschland</text:p>
          </table:table-cell>
          <table:table-cell office:value-type="float" office:value="251874707" calcext:value-type="float">
            <text:p>251874707</text:p>
          </table:table-cell>
          <table:table-cell table:number-columns-repeated="1636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ktoberspitze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Oktoberspitze</text:p>
          </table:table-cell>
          <table:table-cell office:value-type="string" calcext:value-type="string">
            <text:p>Grosser Zschand</text:p>
          </table:table-cell>
          <table:table-cell office:value-type="float" office:value="3829" calcext:value-type="float">
            <text:p>3829</text:p>
          </table:table-cell>
          <table:table-cell office:value-type="string" calcext:value-type="string">
            <text:p>Oktoberspitz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Oktoberspitze</text:p>
          </table:table-cell>
          <table:table-cell office:value-type="float" office:value="21" calcext:value-type="float">
            <text:p>21</text:p>
          </table:table-cell>
          <table:table-cell office:value-type="float" office:value="50.9012839" calcext:value-type="float">
            <text:p>50,9012839</text:p>
          </table:table-cell>
          <table:table-cell office:value-type="float" office:value="14.2941481" calcext:value-type="float">
            <text:p>14,2941481</text:p>
          </table:table-cell>
          <table:table-cell office:value-type="string" calcext:value-type="string">
            <text:p>Oktoberspitze, Bad Schandau, Sächsische Schweiz-Osterzgebirge, Sachsen, Deutschland</text:p>
          </table:table-cell>
          <table:table-cell office:value-type="float" office:value="2694933475" calcext:value-type="float">
            <text:p>2694933475</text:p>
          </table:table-cell>
          <table:table-cell table:number-columns-repeated="1636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ortansriff *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Jortansriff</text:p>
          </table:table-cell>
          <table:table-cell office:value-type="string" calcext:value-type="string">
            <text:p>Grosser Zschand</text:p>
          </table:table-cell>
          <table:table-cell office:value-type="float" office:value="3830" calcext:value-type="float">
            <text:p>3830</text:p>
          </table:table-cell>
          <table:table-cell office:value-type="string" calcext:value-type="string">
            <text:p>Jortansriff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Jortansriff</text:p>
          </table:table-cell>
          <table:table-cell office:value-type="float" office:value="22" calcext:value-type="float">
            <text:p>22</text:p>
          </table:table-cell>
          <table:table-cell office:value-type="float" office:value="50.8936493" calcext:value-type="float">
            <text:p>50,8936493</text:p>
          </table:table-cell>
          <table:table-cell office:value-type="float" office:value="14.2892409" calcext:value-type="float">
            <text:p>14,2892409</text:p>
          </table:table-cell>
          <table:table-cell office:value-type="string" calcext:value-type="string">
            <text:p>Jortansriff, Bad Schandau, Sächsische Schweiz-Osterzgebirge, Sachsen, Deutschland</text:p>
          </table:table-cell>
          <table:table-cell office:value-type="float" office:value="4505717331" calcext:value-type="float">
            <text:p>4505717331</text:p>
          </table:table-cell>
          <table:table-cell table:number-columns-repeated="1636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rtansturm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Jortansturm</text:p>
          </table:table-cell>
          <table:table-cell office:value-type="string" calcext:value-type="string">
            <text:p>Grosser Zschand</text:p>
          </table:table-cell>
          <table:table-cell office:value-type="float" office:value="3831" calcext:value-type="float">
            <text:p>3831</text:p>
          </table:table-cell>
          <table:table-cell office:value-type="string" calcext:value-type="string">
            <text:p>Jortansturm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Jortansturm</text:p>
          </table:table-cell>
          <table:table-cell office:value-type="float" office:value="23" calcext:value-type="float">
            <text:p>23</text:p>
          </table:table-cell>
          <table:table-cell office:value-type="float" office:value="50.8935273" calcext:value-type="float">
            <text:p>50,8935273</text:p>
          </table:table-cell>
          <table:table-cell office:value-type="float" office:value="14.2889067" calcext:value-type="float">
            <text:p>14,2889067</text:p>
          </table:table-cell>
          <table:table-cell office:value-type="string" calcext:value-type="string">
            <text:p>Jortansturm, Bad Schandau, Sächsische Schweiz-Osterzgebirge, Sachsen, Deutschland</text:p>
          </table:table-cell>
          <table:table-cell office:value-type="float" office:value="251874710" calcext:value-type="float">
            <text:p>251874710</text:p>
          </table:table-cell>
          <table:table-cell table:number-columns-repeated="1636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atwand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Gratwand</text:p>
          </table:table-cell>
          <table:table-cell office:value-type="string" calcext:value-type="string">
            <text:p>Grosser Zschand</text:p>
          </table:table-cell>
          <table:table-cell office:value-type="float" office:value="3832" calcext:value-type="float">
            <text:p>3832</text:p>
          </table:table-cell>
          <table:table-cell office:value-type="string" calcext:value-type="string">
            <text:p>Gratwand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ratwand</text:p>
          </table:table-cell>
          <table:table-cell office:value-type="float" office:value="24" calcext:value-type="float">
            <text:p>24</text:p>
          </table:table-cell>
          <table:table-cell office:value-type="float" office:value="50.8933204" calcext:value-type="float">
            <text:p>50,8933204</text:p>
          </table:table-cell>
          <table:table-cell office:value-type="float" office:value="14.2879199" calcext:value-type="float">
            <text:p>14,2879199</text:p>
          </table:table-cell>
          <table:table-cell office:value-type="string" calcext:value-type="string">
            <text:p>Gratwand, Bad Schandau, Sächsische Schweiz-Osterzgebirge, Sachsen, Deutschland</text:p>
          </table:table-cell>
          <table:table-cell office:value-type="float" office:value="251874613" calcext:value-type="float">
            <text:p>251874613</text:p>
          </table:table-cell>
          <table:table-cell table:number-columns-repeated="1636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chartenturm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Schartenturm</text:p>
          </table:table-cell>
          <table:table-cell office:value-type="string" calcext:value-type="string">
            <text:p>Grosser Zschand</text:p>
          </table:table-cell>
          <table:table-cell office:value-type="float" office:value="3833" calcext:value-type="float">
            <text:p>3833</text:p>
          </table:table-cell>
          <table:table-cell office:value-type="string" calcext:value-type="string">
            <text:p>Schartenturm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Schartenturm</text:p>
          </table:table-cell>
          <table:table-cell office:value-type="float" office:value="25" calcext:value-type="float">
            <text:p>25</text:p>
          </table:table-cell>
          <table:table-cell office:value-type="float" office:value="50.8919215" calcext:value-type="float">
            <text:p>50,8919215</text:p>
          </table:table-cell>
          <table:table-cell office:value-type="float" office:value="14.287917" calcext:value-type="float">
            <text:p>14,287917</text:p>
          </table:table-cell>
          <table:table-cell office:value-type="string" calcext:value-type="string">
            <text:p>Schartenturm, Bad Schandau, Sächsische Schweiz-Osterzgebirge, Sachsen, Deutschland</text:p>
          </table:table-cell>
          <table:table-cell office:value-type="float" office:value="251874980" calcext:value-type="float">
            <text:p>251874980</text:p>
          </table:table-cell>
          <table:table-cell table:number-columns-repeated="1636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nsterturm **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Fensterturm</text:p>
          </table:table-cell>
          <table:table-cell office:value-type="string" calcext:value-type="string">
            <text:p>Grosser Zschand</text:p>
          </table:table-cell>
          <table:table-cell office:value-type="float" office:value="3834" calcext:value-type="float">
            <text:p>3834</text:p>
          </table:table-cell>
          <table:table-cell office:value-type="string" calcext:value-type="string">
            <text:p>Fensterturm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Fensterturm</text:p>
          </table:table-cell>
          <table:table-cell office:value-type="float" office:value="26" calcext:value-type="float">
            <text:p>26</text:p>
          </table:table-cell>
          <table:table-cell office:value-type="float" office:value="50.8918484" calcext:value-type="float">
            <text:p>50,8918484</text:p>
          </table:table-cell>
          <table:table-cell office:value-type="float" office:value="14.2879903" calcext:value-type="float">
            <text:p>14,2879903</text:p>
          </table:table-cell>
          <table:table-cell office:value-type="string" calcext:value-type="string">
            <text:p>Fensterturm, Bad Schandau, Sächsische Schweiz-Osterzgebirge, Sachsen, Deutschland</text:p>
          </table:table-cell>
          <table:table-cell office:value-type="float" office:value="251874572" calcext:value-type="float">
            <text:p>251874572</text:p>
          </table:table-cell>
          <table:table-cell table:number-columns-repeated="1636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orn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Sporn</text:p>
          </table:table-cell>
          <table:table-cell office:value-type="string" calcext:value-type="string">
            <text:p>Grosser Zschand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Spor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Sporn</text:p>
          </table:table-cell>
          <table:table-cell office:value-type="float" office:value="27" calcext:value-type="float">
            <text:p>27</text:p>
          </table:table-cell>
          <table:table-cell office:value-type="float" office:value="50.8917492" calcext:value-type="float">
            <text:p>50,8917492</text:p>
          </table:table-cell>
          <table:table-cell office:value-type="float" office:value="14.2884698" calcext:value-type="float">
            <text:p>14,2884698</text:p>
          </table:table-cell>
          <table:table-cell office:value-type="string" calcext:value-type="string">
            <text:p>Sporn, Bad Schandau, Sächsische Schweiz-Osterzgebirge, Sachsen, Deutschland</text:p>
          </table:table-cell>
          <table:table-cell office:value-type="float" office:value="251875029" calcext:value-type="float">
            <text:p>251875029</text:p>
          </table:table-cell>
          <table:table-cell table:number-columns-repeated="1636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eberschluchtwächter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Weberschluchtwächter</text:p>
          </table:table-cell>
          <table:table-cell office:value-type="string" calcext:value-type="string">
            <text:p>Grosser Zschand</text:p>
          </table:table-cell>
          <table:table-cell office:value-type="float" office:value="3836" calcext:value-type="float">
            <text:p>3836</text:p>
          </table:table-cell>
          <table:table-cell office:value-type="string" calcext:value-type="string">
            <text:p>Weberschluchtwächt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Weberschluchtwächter</text:p>
          </table:table-cell>
          <table:table-cell office:value-type="float" office:value="28" calcext:value-type="float">
            <text:p>28</text:p>
          </table:table-cell>
          <table:table-cell office:value-type="float" office:value="50.8911957" calcext:value-type="float">
            <text:p>50,8911957</text:p>
          </table:table-cell>
          <table:table-cell office:value-type="float" office:value="14.2882863" calcext:value-type="float">
            <text:p>14,2882863</text:p>
          </table:table-cell>
          <table:table-cell office:value-type="string" calcext:value-type="string">
            <text:p>Weberschluchtwächter, Bad Schandau, Sächsische Schweiz-Osterzgebirge, Sachsen, Deutschland</text:p>
          </table:table-cell>
          <table:table-cell office:value-type="float" office:value="251875228" calcext:value-type="float">
            <text:p>251875228</text:p>
          </table:table-cell>
          <table:table-cell table:number-columns-repeated="1636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dventspitze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Adventspitze</text:p>
          </table:table-cell>
          <table:table-cell office:value-type="string" calcext:value-type="string">
            <text:p>Grosser Zschand</text:p>
          </table:table-cell>
          <table:table-cell office:value-type="float" office:value="3837" calcext:value-type="float">
            <text:p>3837</text:p>
          </table:table-cell>
          <table:table-cell office:value-type="string" calcext:value-type="string">
            <text:p>Adventspitz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dventspitze</text:p>
          </table:table-cell>
          <table:table-cell office:value-type="float" office:value="29" calcext:value-type="float">
            <text:p>29</text:p>
          </table:table-cell>
          <table:table-cell office:value-type="float" office:value="50.8903073" calcext:value-type="float">
            <text:p>50,8903073</text:p>
          </table:table-cell>
          <table:table-cell office:value-type="float" office:value="14.2932999" calcext:value-type="float">
            <text:p>14,2932999</text:p>
          </table:table-cell>
          <table:table-cell office:value-type="string" calcext:value-type="string">
            <text:p>Adventspitze, Bad Schandau, Sächsische Schweiz-Osterzgebirge, Sachsen, Deutschland</text:p>
          </table:table-cell>
          <table:table-cell office:value-type="float" office:value="251874406" calcext:value-type="float">
            <text:p>251874406</text:p>
          </table:table-cell>
          <table:table-cell table:number-columns-repeated="1636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ößnitzturm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Lößnitzturm</text:p>
          </table:table-cell>
          <table:table-cell office:value-type="string" calcext:value-type="string">
            <text:p>Grosser Zschand</text:p>
          </table:table-cell>
          <table:table-cell office:value-type="float" office:value="3838" calcext:value-type="float">
            <text:p>3838</text:p>
          </table:table-cell>
          <table:table-cell office:value-type="string" calcext:value-type="string">
            <text:p>Lößnitzturm (Brandriff)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Lößnitzturm</text:p>
          </table:table-cell>
          <table:table-cell office:value-type="float" office:value="30" calcext:value-type="float">
            <text:p>30</text:p>
          </table:table-cell>
          <table:table-cell office:value-type="float" office:value="50.890627" calcext:value-type="float">
            <text:p>50,890627</text:p>
          </table:table-cell>
          <table:table-cell office:value-type="float" office:value="14.2926497" calcext:value-type="float">
            <text:p>14,2926497</text:p>
          </table:table-cell>
          <table:table-cell office:value-type="string" calcext:value-type="string">
            <text:p>Lößnitzturm, Bad Schandau, Sächsische Schweiz-Osterzgebirge, Sachsen, Deutschland</text:p>
          </table:table-cell>
          <table:table-cell office:value-type="float" office:value="251874830" calcext:value-type="float">
            <text:p>251874830</text:p>
          </table:table-cell>
          <table:table-cell table:number-columns-repeated="1636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laues Horn **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Blaues Horn</text:p>
          </table:table-cell>
          <table:table-cell office:value-type="string" calcext:value-type="string">
            <text:p>Grosser Zschand</text:p>
          </table:table-cell>
          <table:table-cell office:value-type="float" office:value="3839" calcext:value-type="float">
            <text:p>3839</text:p>
          </table:table-cell>
          <table:table-cell office:value-type="string" calcext:value-type="string">
            <text:p>Blaues Hor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Blaues Horn</text:p>
          </table:table-cell>
          <table:table-cell office:value-type="float" office:value="31" calcext:value-type="float">
            <text:p>31</text:p>
          </table:table-cell>
          <table:table-cell office:value-type="float" office:value="50.891867" calcext:value-type="float">
            <text:p>50,891867</text:p>
          </table:table-cell>
          <table:table-cell office:value-type="float" office:value="14.2901913" calcext:value-type="float">
            <text:p>14,2901913</text:p>
          </table:table-cell>
          <table:table-cell office:value-type="string" calcext:value-type="string">
            <text:p>Blaues Horn, Bad Schandau, Sächsische Schweiz-Osterzgebirge, Sachsen, Deutschland</text:p>
          </table:table-cell>
          <table:table-cell office:value-type="float" office:value="251874466" calcext:value-type="float">
            <text:p>251874466</text:p>
          </table:table-cell>
          <table:table-cell table:number-columns-repeated="1636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Zweifreundespitze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Zweifreundespitze</text:p>
          </table:table-cell>
          <table:table-cell office:value-type="string" calcext:value-type="string">
            <text:p>Grosser Zschand</text:p>
          </table:table-cell>
          <table:table-cell office:value-type="float" office:value="3840" calcext:value-type="float">
            <text:p>3840</text:p>
          </table:table-cell>
          <table:table-cell office:value-type="string" calcext:value-type="string">
            <text:p>Zweifreundespitz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Zweifreundespitze</text:p>
          </table:table-cell>
          <table:table-cell office:value-type="float" office:value="32" calcext:value-type="float">
            <text:p>32</text:p>
          </table:table-cell>
          <table:table-cell office:value-type="float" office:value="50.8934311" calcext:value-type="float">
            <text:p>50,8934311</text:p>
          </table:table-cell>
          <table:table-cell office:value-type="float" office:value="14.2917793" calcext:value-type="float">
            <text:p>14,2917793</text:p>
          </table:table-cell>
          <table:table-cell office:value-type="string" calcext:value-type="string">
            <text:p>Zweifreundespitze, Bad Schandau, Sächsische Schweiz-Osterzgebirge, Sachsen, Deutschland</text:p>
          </table:table-cell>
          <table:table-cell office:value-type="float" office:value="251875242" calcext:value-type="float">
            <text:p>251875242</text:p>
          </table:table-cell>
          <table:table-cell table:number-columns-repeated="1636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eberschluchtturm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Weberschluchtturm</text:p>
          </table:table-cell>
          <table:table-cell office:value-type="string" calcext:value-type="string">
            <text:p>Grosser Zschand</text:p>
          </table:table-cell>
          <table:table-cell office:value-type="float" office:value="3841" calcext:value-type="float">
            <text:p>3841</text:p>
          </table:table-cell>
          <table:table-cell office:value-type="string" calcext:value-type="string">
            <text:p>Weberschluchtturm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Weberschluchtturm</text:p>
          </table:table-cell>
          <table:table-cell office:value-type="float" office:value="33" calcext:value-type="float">
            <text:p>33</text:p>
          </table:table-cell>
          <table:table-cell office:value-type="float" office:value="50.8948217" calcext:value-type="float">
            <text:p>50,8948217</text:p>
          </table:table-cell>
          <table:table-cell office:value-type="float" office:value="14.2926511" calcext:value-type="float">
            <text:p>14,2926511</text:p>
          </table:table-cell>
          <table:table-cell office:value-type="string" calcext:value-type="string">
            <text:p>Weberschluchtturm, Bad Schandau, Sächsische Schweiz-Osterzgebirge, Sachsen, Deutschland</text:p>
          </table:table-cell>
          <table:table-cell office:value-type="float" office:value="251875227" calcext:value-type="float">
            <text:p>251875227</text:p>
          </table:table-cell>
          <table:table-cell table:number-columns-repeated="1636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Weberschluchtkegel *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Weberschluchtkegel</text:p>
          </table:table-cell>
          <table:table-cell office:value-type="string" calcext:value-type="string">
            <text:p>Grosser Zschand</text:p>
          </table:table-cell>
          <table:table-cell office:value-type="float" office:value="3842" calcext:value-type="float">
            <text:p>3842</text:p>
          </table:table-cell>
          <table:table-cell office:value-type="string" calcext:value-type="string">
            <text:p>Weberschluchtkegel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Weberschluchtkegel</text:p>
          </table:table-cell>
          <table:table-cell office:value-type="float" office:value="34" calcext:value-type="float">
            <text:p>34</text:p>
          </table:table-cell>
          <table:table-cell office:value-type="float" office:value="50.895091" calcext:value-type="float">
            <text:p>50,895091</text:p>
          </table:table-cell>
          <table:table-cell office:value-type="float" office:value="14.2919608" calcext:value-type="float">
            <text:p>14,2919608</text:p>
          </table:table-cell>
          <table:table-cell office:value-type="string" calcext:value-type="string">
            <text:p>Weberschluchtkegel, Bad Schandau, Sächsische Schweiz-Osterzgebirge, Sachsen, Deutschland</text:p>
          </table:table-cell>
          <table:table-cell office:value-type="float" office:value="2260819520" calcext:value-type="float">
            <text:p>2260819520</text:p>
          </table:table-cell>
          <table:table-cell table:number-columns-repeated="1636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Zweikiefernturm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Zweikiefernturm</text:p>
          </table:table-cell>
          <table:table-cell office:value-type="string" calcext:value-type="string">
            <text:p>Grosser Zschand</text:p>
          </table:table-cell>
          <table:table-cell office:value-type="float" office:value="3843" calcext:value-type="float">
            <text:p>3843</text:p>
          </table:table-cell>
          <table:table-cell office:value-type="string" calcext:value-type="string">
            <text:p>Zweikiefernturm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Zweikiefernturm</text:p>
          </table:table-cell>
          <table:table-cell office:value-type="float" office:value="35" calcext:value-type="float">
            <text:p>35</text:p>
          </table:table-cell>
          <table:table-cell office:value-type="float" office:value="50.8953785" calcext:value-type="float">
            <text:p>50,8953785</text:p>
          </table:table-cell>
          <table:table-cell office:value-type="float" office:value="14.2925911" calcext:value-type="float">
            <text:p>14,2925911</text:p>
          </table:table-cell>
          <table:table-cell office:value-type="string" calcext:value-type="string">
            <text:p>Zweikiefernturm, Bad Schandau, Sächsische Schweiz-Osterzgebirge, Sachsen, Deutschland</text:p>
          </table:table-cell>
          <table:table-cell office:value-type="float" office:value="2260819538" calcext:value-type="float">
            <text:p>2260819538</text:p>
          </table:table-cell>
          <table:table-cell table:number-columns-repeated="1636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Weberschluchtstein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Weberschluchtstein</text:p>
          </table:table-cell>
          <table:table-cell office:value-type="string" calcext:value-type="string">
            <text:p>Grosser Zschand</text:p>
          </table:table-cell>
          <table:table-cell office:value-type="float" office:value="3845" calcext:value-type="float">
            <text:p>3845</text:p>
          </table:table-cell>
          <table:table-cell office:value-type="string" calcext:value-type="string">
            <text:p>Weberschluchtstei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Weberschluchtstein</text:p>
          </table:table-cell>
          <table:table-cell office:value-type="float" office:value="36" calcext:value-type="float">
            <text:p>36</text:p>
          </table:table-cell>
          <table:table-cell office:value-type="float" office:value="50.8956906" calcext:value-type="float">
            <text:p>50,8956906</text:p>
          </table:table-cell>
          <table:table-cell office:value-type="float" office:value="14.2936765" calcext:value-type="float">
            <text:p>14,2936765</text:p>
          </table:table-cell>
          <table:table-cell office:value-type="string" calcext:value-type="string">
            <text:p>Weberschluchtstein, Bad Schandau, Sächsische Schweiz-Osterzgebirge, Sachsen, Deutschland</text:p>
          </table:table-cell>
          <table:table-cell office:value-type="float" office:value="251875226" calcext:value-type="float">
            <text:p>251875226</text:p>
          </table:table-cell>
          <table:table-cell table:number-columns-repeated="1636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ommerwand ***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Sommerwand</text:p>
          </table:table-cell>
          <table:table-cell office:value-type="string" calcext:value-type="string">
            <text:p>Grosser Zschand</text:p>
          </table:table-cell>
          <table:table-cell office:value-type="float" office:value="3846" calcext:value-type="float">
            <text:p>3846</text:p>
          </table:table-cell>
          <table:table-cell office:value-type="string" calcext:value-type="string">
            <text:p>Sommerwand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Sommerwand</text:p>
          </table:table-cell>
          <table:table-cell office:value-type="float" office:value="37" calcext:value-type="float">
            <text:p>37</text:p>
          </table:table-cell>
          <table:table-cell office:value-type="float" office:value="50.8969874" calcext:value-type="float">
            <text:p>50,8969874</text:p>
          </table:table-cell>
          <table:table-cell office:value-type="float" office:value="14.2947783" calcext:value-type="float">
            <text:p>14,2947783</text:p>
          </table:table-cell>
          <table:table-cell office:value-type="string" calcext:value-type="string">
            <text:p>Sommerwand, Bad Schandau, Sächsische Schweiz-Osterzgebirge, Sachsen, Deutschland</text:p>
          </table:table-cell>
          <table:table-cell office:value-type="float" office:value="251875025" calcext:value-type="float">
            <text:p>251875025</text:p>
          </table:table-cell>
          <table:table-cell table:number-columns-repeated="1636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ortalturm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Portalturm</text:p>
          </table:table-cell>
          <table:table-cell office:value-type="string" calcext:value-type="string">
            <text:p>Grosser Zschand</text:p>
          </table:table-cell>
          <table:table-cell office:value-type="float" office:value="3847" calcext:value-type="float">
            <text:p>3847</text:p>
          </table:table-cell>
          <table:table-cell office:value-type="string" calcext:value-type="string">
            <text:p>Portalturm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Portalturm</text:p>
          </table:table-cell>
          <table:table-cell office:value-type="float" office:value="38" calcext:value-type="float">
            <text:p>38</text:p>
          </table:table-cell>
          <table:table-cell office:value-type="float" office:value="50.8960689" calcext:value-type="float">
            <text:p>50,8960689</text:p>
          </table:table-cell>
          <table:table-cell office:value-type="float" office:value="14.2943993" calcext:value-type="float">
            <text:p>14,2943993</text:p>
          </table:table-cell>
          <table:table-cell office:value-type="string" calcext:value-type="string">
            <text:p>Portalturm, Bad Schandau, Sächsische Schweiz-Osterzgebirge, Sachsen, Deutschland</text:p>
          </table:table-cell>
          <table:table-cell office:value-type="float" office:value="251874929" calcext:value-type="float">
            <text:p>251874929</text:p>
          </table:table-cell>
          <table:table-cell table:number-columns-repeated="1636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reundschaftsnadel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Freundschaftsnadel</text:p>
          </table:table-cell>
          <table:table-cell office:value-type="string" calcext:value-type="string">
            <text:p>Grosser Zschand</text:p>
          </table:table-cell>
          <table:table-cell office:value-type="float" office:value="3848" calcext:value-type="float">
            <text:p>3848</text:p>
          </table:table-cell>
          <table:table-cell office:value-type="string" calcext:value-type="string">
            <text:p>Freundschaftsnadel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Freundschaftsnadel</text:p>
          </table:table-cell>
          <table:table-cell office:value-type="float" office:value="39" calcext:value-type="float">
            <text:p>39</text:p>
          </table:table-cell>
          <table:table-cell office:value-type="float" office:value="50.8955573" calcext:value-type="float">
            <text:p>50,8955573</text:p>
          </table:table-cell>
          <table:table-cell office:value-type="float" office:value="14.294532" calcext:value-type="float">
            <text:p>14,294532</text:p>
          </table:table-cell>
          <table:table-cell office:value-type="string" calcext:value-type="string">
            <text:p>Freundschaftsnadel, Bad Schandau, Sächsische Schweiz-Osterzgebirge, Sachsen, Deutschland</text:p>
          </table:table-cell>
          <table:table-cell office:value-type="float" office:value="2260819432" calcext:value-type="float">
            <text:p>2260819432</text:p>
          </table:table-cell>
          <table:table-cell table:number-columns-repeated="1636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oßlitzner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Großlitzner</text:p>
          </table:table-cell>
          <table:table-cell office:value-type="string" calcext:value-type="string">
            <text:p>Grosser Zschand</text:p>
          </table:table-cell>
          <table:table-cell office:value-type="float" office:value="3849" calcext:value-type="float">
            <text:p>3849</text:p>
          </table:table-cell>
          <table:table-cell office:value-type="string" calcext:value-type="string">
            <text:p>Großlitzn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Großlitzner</text:p>
          </table:table-cell>
          <table:table-cell office:value-type="float" office:value="40" calcext:value-type="float">
            <text:p>40</text:p>
          </table:table-cell>
          <table:table-cell office:value-type="float" office:value="50.8961004" calcext:value-type="float">
            <text:p>50,8961004</text:p>
          </table:table-cell>
          <table:table-cell office:value-type="float" office:value="14.2971155" calcext:value-type="float">
            <text:p>14,2971155</text:p>
          </table:table-cell>
          <table:table-cell office:value-type="string" calcext:value-type="string">
            <text:p>Großlitzner, Bad Schandau, Sächsische Schweiz-Osterzgebirge, Sachsen, Deutschland</text:p>
          </table:table-cell>
          <table:table-cell office:value-type="float" office:value="251874648" calcext:value-type="float">
            <text:p>251874648</text:p>
          </table:table-cell>
          <table:table-cell table:number-columns-repeated="1636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roßes Seehorn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Seehorn, Großes</text:p>
          </table:table-cell>
          <table:table-cell office:value-type="string" calcext:value-type="string">
            <text:p>Grosser Zschand</text:p>
          </table:table-cell>
          <table:table-cell office:value-type="float" office:value="3850" calcext:value-type="float">
            <text:p>3850</text:p>
          </table:table-cell>
          <table:table-cell office:value-type="string" calcext:value-type="string">
            <text:p>Großes Seehor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Großes Seehorn</text:p>
          </table:table-cell>
          <table:table-cell office:value-type="float" office:value="41" calcext:value-type="float">
            <text:p>41</text:p>
          </table:table-cell>
          <table:table-cell office:value-type="float" office:value="50.8959733" calcext:value-type="float">
            <text:p>50,8959733</text:p>
          </table:table-cell>
          <table:table-cell office:value-type="float" office:value="14.2969012" calcext:value-type="float">
            <text:p>14,2969012</text:p>
          </table:table-cell>
          <table:table-cell office:value-type="string" calcext:value-type="string">
            <text:p>Großes Seehorn, Bad Schandau, Sächsische Schweiz-Osterzgebirge, Sachsen, Deutschland</text:p>
          </table:table-cell>
          <table:table-cell office:value-type="float" office:value="251874650" calcext:value-type="float">
            <text:p>251874650</text:p>
          </table:table-cell>
          <table:table-cell table:number-columns-repeated="1636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leines Seehorn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Seehorn, Kleines</text:p>
          </table:table-cell>
          <table:table-cell office:value-type="string" calcext:value-type="string">
            <text:p>Grosser Zschand</text:p>
          </table:table-cell>
          <table:table-cell office:value-type="float" office:value="3851" calcext:value-type="float">
            <text:p>3851</text:p>
          </table:table-cell>
          <table:table-cell office:value-type="string" calcext:value-type="string">
            <text:p>Kleines Seehor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Kleines Seehorn</text:p>
          </table:table-cell>
          <table:table-cell office:value-type="float" office:value="42" calcext:value-type="float">
            <text:p>42</text:p>
          </table:table-cell>
          <table:table-cell office:value-type="float" office:value="50.8958501" calcext:value-type="float">
            <text:p>50,8958501</text:p>
          </table:table-cell>
          <table:table-cell office:value-type="float" office:value="14.296646" calcext:value-type="float">
            <text:p>14,296646</text:p>
          </table:table-cell>
          <table:table-cell office:value-type="string" calcext:value-type="string">
            <text:p>Kleines Seehorn, Bad Schandau, Sächsische Schweiz-Osterzgebirge, Sachsen, Deutschland</text:p>
          </table:table-cell>
          <table:table-cell office:value-type="float" office:value="251874807" calcext:value-type="float">
            <text:p>251874807</text:p>
          </table:table-cell>
          <table:table-cell table:number-columns-repeated="1636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Zschandnadel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Zschandnadel</text:p>
          </table:table-cell>
          <table:table-cell office:value-type="string" calcext:value-type="string">
            <text:p>Grosser Zschand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Zschandnadel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Zschandnadel</text:p>
          </table:table-cell>
          <table:table-cell office:value-type="float" office:value="43" calcext:value-type="float">
            <text:p>43</text:p>
          </table:table-cell>
          <table:table-cell office:value-type="float" office:value="50.8952355" calcext:value-type="float">
            <text:p>50,8952355</text:p>
          </table:table-cell>
          <table:table-cell office:value-type="float" office:value="14.2972512" calcext:value-type="float">
            <text:p>14,2972512</text:p>
          </table:table-cell>
          <table:table-cell office:value-type="string" calcext:value-type="string">
            <text:p>Zschandnadel, Bad Schandau, Sächsische Schweiz-Osterzgebirge, Sachsen, Deutschland</text:p>
          </table:table-cell>
          <table:table-cell office:value-type="float" office:value="2260819537" calcext:value-type="float">
            <text:p>2260819537</text:p>
          </table:table-cell>
          <table:table-cell table:number-columns-repeated="1636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eißer Turm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Weißer Turm</text:p>
          </table:table-cell>
          <table:table-cell office:value-type="string" calcext:value-type="string">
            <text:p>Grosser Zschand</text:p>
          </table:table-cell>
          <table:table-cell office:value-type="float" office:value="3853" calcext:value-type="float">
            <text:p>3853</text:p>
          </table:table-cell>
          <table:table-cell office:value-type="string" calcext:value-type="string">
            <text:p>Weißer Turm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Weißer Turm</text:p>
          </table:table-cell>
          <table:table-cell office:value-type="float" office:value="44" calcext:value-type="float">
            <text:p>44</text:p>
          </table:table-cell>
          <table:table-cell office:value-type="float" office:value="50.8951149" calcext:value-type="float">
            <text:p>50,8951149</text:p>
          </table:table-cell>
          <table:table-cell office:value-type="float" office:value="14.2971404" calcext:value-type="float">
            <text:p>14,2971404</text:p>
          </table:table-cell>
          <table:table-cell office:value-type="string" calcext:value-type="string">
            <text:p>Weißer Turm, Bad Schandau, Sächsische Schweiz-Osterzgebirge, Sachsen, Deutschland</text:p>
          </table:table-cell>
          <table:table-cell office:value-type="float" office:value="251875213" calcext:value-type="float">
            <text:p>251875213</text:p>
          </table:table-cell>
          <table:table-cell table:number-columns-repeated="1636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Weiße Spitze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Weiße Spitze</text:p>
          </table:table-cell>
          <table:table-cell office:value-type="string" calcext:value-type="string">
            <text:p>Grosser Zschand</text:p>
          </table:table-cell>
          <table:table-cell office:value-type="float" office:value="3854" calcext:value-type="float">
            <text:p>3854</text:p>
          </table:table-cell>
          <table:table-cell office:value-type="string" calcext:value-type="string">
            <text:p>Weiße Spitz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Weiße Spitze</text:p>
          </table:table-cell>
          <table:table-cell office:value-type="float" office:value="45" calcext:value-type="float">
            <text:p>45</text:p>
          </table:table-cell>
          <table:table-cell office:value-type="float" office:value="50.8943396" calcext:value-type="float">
            <text:p>50,8943396</text:p>
          </table:table-cell>
          <table:table-cell office:value-type="float" office:value="14.2956247" calcext:value-type="float">
            <text:p>14,2956247</text:p>
          </table:table-cell>
          <table:table-cell office:value-type="string" calcext:value-type="string">
            <text:p>Weiße Spitze, Bad Schandau, Sächsische Schweiz-Osterzgebirge, Sachsen, Deutschland</text:p>
          </table:table-cell>
          <table:table-cell office:value-type="float" office:value="251875230" calcext:value-type="float">
            <text:p>251875230</text:p>
          </table:table-cell>
          <table:table-cell table:number-columns-repeated="1636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andschlüchtehorn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andschlüchtehorn</text:p>
          </table:table-cell>
          <table:table-cell office:value-type="string" calcext:value-type="string">
            <text:p>Grosser Zschand</text:p>
          </table:table-cell>
          <table:table-cell office:value-type="float" office:value="3855" calcext:value-type="float">
            <text:p>3855</text:p>
          </table:table-cell>
          <table:table-cell office:value-type="string" calcext:value-type="string">
            <text:p>Sandschlüchtehor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Sandschlüchtehorn</text:p>
          </table:table-cell>
          <table:table-cell office:value-type="float" office:value="46" calcext:value-type="float">
            <text:p>46</text:p>
          </table:table-cell>
          <table:table-cell office:value-type="float" office:value="50.8936648" calcext:value-type="float">
            <text:p>50,8936648</text:p>
          </table:table-cell>
          <table:table-cell office:value-type="float" office:value="14.2966859" calcext:value-type="float">
            <text:p>14,2966859</text:p>
          </table:table-cell>
          <table:table-cell office:value-type="string" calcext:value-type="string">
            <text:p>Sandschlüchtehorn, Bad Schandau, Sächsische Schweiz-Osterzgebirge, Sachsen, Deutschland</text:p>
          </table:table-cell>
          <table:table-cell office:value-type="float" office:value="2274002371" calcext:value-type="float">
            <text:p>2274002371</text:p>
          </table:table-cell>
          <table:table-cell table:number-columns-repeated="1636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andschlüchteturm *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Sandschlüchteturm</text:p>
          </table:table-cell>
          <table:table-cell office:value-type="string" calcext:value-type="string">
            <text:p>Grosser Zschand</text:p>
          </table:table-cell>
          <table:table-cell office:value-type="float" office:value="3856" calcext:value-type="float">
            <text:p>3856</text:p>
          </table:table-cell>
          <table:table-cell office:value-type="string" calcext:value-type="string">
            <text:p>Sandschlüchteturm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Sandschlüchteturm</text:p>
          </table:table-cell>
          <table:table-cell office:value-type="float" office:value="47" calcext:value-type="float">
            <text:p>47</text:p>
          </table:table-cell>
          <table:table-cell office:value-type="float" office:value="50.8930826" calcext:value-type="float">
            <text:p>50,8930826</text:p>
          </table:table-cell>
          <table:table-cell office:value-type="float" office:value="14.2975134" calcext:value-type="float">
            <text:p>14,2975134</text:p>
          </table:table-cell>
          <table:table-cell office:value-type="string" calcext:value-type="string">
            <text:p>Sandschlüchteturm, Bad Schandau, Sächsische Schweiz-Osterzgebirge, Sachsen, Deutschland</text:p>
          </table:table-cell>
          <table:table-cell office:value-type="float" office:value="1231256781" calcext:value-type="float">
            <text:p>1231256781</text:p>
          </table:table-cell>
          <table:table-cell table:number-columns-repeated="1636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ampfturm **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Kampfturm</text:p>
          </table:table-cell>
          <table:table-cell office:value-type="string" calcext:value-type="string">
            <text:p>Grosser Zschand</text:p>
          </table:table-cell>
          <table:table-cell office:value-type="float" office:value="3857" calcext:value-type="float">
            <text:p>3857</text:p>
          </table:table-cell>
          <table:table-cell office:value-type="string" calcext:value-type="string">
            <text:p>Kampfturm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Kampfturm</text:p>
          </table:table-cell>
          <table:table-cell office:value-type="float" office:value="48" calcext:value-type="float">
            <text:p>48</text:p>
          </table:table-cell>
          <table:table-cell office:value-type="float" office:value="50.8940582" calcext:value-type="float">
            <text:p>50,8940582</text:p>
          </table:table-cell>
          <table:table-cell office:value-type="float" office:value="14.2993703" calcext:value-type="float">
            <text:p>14,2993703</text:p>
          </table:table-cell>
          <table:table-cell office:value-type="string" calcext:value-type="string">
            <text:p>Kampfturm, Bad Schandau, Sächsische Schweiz-Osterzgebirge, Sachsen, Deutschland</text:p>
          </table:table-cell>
          <table:table-cell office:value-type="float" office:value="251874719" calcext:value-type="float">
            <text:p>251874719</text:p>
          </table:table-cell>
          <table:table-cell table:number-columns-repeated="1636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uerhahn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Auerhahn</text:p>
          </table:table-cell>
          <table:table-cell office:value-type="string" calcext:value-type="string">
            <text:p>Grosser Zschand</text:p>
          </table:table-cell>
          <table:table-cell office:value-type="float" office:value="3858" calcext:value-type="float">
            <text:p>3858</text:p>
          </table:table-cell>
          <table:table-cell office:value-type="string" calcext:value-type="string">
            <text:p>Auerhah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Auerhahn</text:p>
          </table:table-cell>
          <table:table-cell office:value-type="float" office:value="49" calcext:value-type="float">
            <text:p>49</text:p>
          </table:table-cell>
          <table:table-cell office:value-type="float" office:value="50.8941626" calcext:value-type="float">
            <text:p>50,8941626</text:p>
          </table:table-cell>
          <table:table-cell office:value-type="float" office:value="14.2998062" calcext:value-type="float">
            <text:p>14,2998062</text:p>
          </table:table-cell>
          <table:table-cell office:value-type="string" calcext:value-type="string">
            <text:p>Auerhahn, Bad Schandau, Sächsische Schweiz-Osterzgebirge, Sachsen, Deutschland</text:p>
          </table:table-cell>
          <table:table-cell office:value-type="float" office:value="251874424" calcext:value-type="float">
            <text:p>251874424</text:p>
          </table:table-cell>
          <table:table-cell table:number-columns-repeated="1636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ampfturmwächter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Kampfturmwächter</text:p>
          </table:table-cell>
          <table:table-cell office:value-type="string" calcext:value-type="string">
            <text:p>Grosser Zschand</text:p>
          </table:table-cell>
          <table:table-cell office:value-type="float" office:value="3859" calcext:value-type="float">
            <text:p>3859</text:p>
          </table:table-cell>
          <table:table-cell office:value-type="string" calcext:value-type="string">
            <text:p>Kampfturmwächt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Kampfturmwächter</text:p>
          </table:table-cell>
          <table:table-cell office:value-type="float" office:value="50" calcext:value-type="float">
            <text:p>50</text:p>
          </table:table-cell>
          <table:table-cell office:value-type="float" office:value="50.8938316" calcext:value-type="float">
            <text:p>50,8938316</text:p>
          </table:table-cell>
          <table:table-cell office:value-type="float" office:value="14.2994502" calcext:value-type="float">
            <text:p>14,2994502</text:p>
          </table:table-cell>
          <table:table-cell office:value-type="string" calcext:value-type="string">
            <text:p>Kampfturmwächter, Bad Schandau, Sächsische Schweiz-Osterzgebirge, Sachsen, Deutschland</text:p>
          </table:table-cell>
          <table:table-cell office:value-type="float" office:value="251874778" calcext:value-type="float">
            <text:p>251874778</text:p>
          </table:table-cell>
          <table:table-cell table:number-columns-repeated="1636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ergfreundschaftsstein *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Bergfreundschaftsstein</text:p>
          </table:table-cell>
          <table:table-cell office:value-type="string" calcext:value-type="string">
            <text:p>Grosser Zschand</text:p>
          </table:table-cell>
          <table:table-cell office:value-type="float" office:value="3860" calcext:value-type="float">
            <text:p>3860</text:p>
          </table:table-cell>
          <table:table-cell office:value-type="string" calcext:value-type="string">
            <text:p>Bergfreundschaftsstei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ergfreundschaftsstein</text:p>
          </table:table-cell>
          <table:table-cell office:value-type="float" office:value="51" calcext:value-type="float">
            <text:p>51</text:p>
          </table:table-cell>
          <table:table-cell office:value-type="float" office:value="50.8930469" calcext:value-type="float">
            <text:p>50,8930469</text:p>
          </table:table-cell>
          <table:table-cell office:value-type="float" office:value="14.3030035" calcext:value-type="float">
            <text:p>14,3030035</text:p>
          </table:table-cell>
          <table:table-cell office:value-type="string" calcext:value-type="string">
            <text:p>Bergfreundschaftsstein, Bad Schandau, Sächsische Schweiz-Osterzgebirge, Sachsen, Deutschland</text:p>
          </table:table-cell>
          <table:table-cell office:value-type="float" office:value="251874455" calcext:value-type="float">
            <text:p>251874455</text:p>
          </table:table-cell>
          <table:table-cell table:number-columns-repeated="1636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ergfreundschaftskegel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Bergfreundschaftskegel</text:p>
          </table:table-cell>
          <table:table-cell office:value-type="string" calcext:value-type="string">
            <text:p>Grosser Zschand</text:p>
          </table:table-cell>
          <table:table-cell office:value-type="float" office:value="3861" calcext:value-type="float">
            <text:p>3861</text:p>
          </table:table-cell>
          <table:table-cell office:value-type="string" calcext:value-type="string">
            <text:p>Bergfreundschaftskegel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Bergfreundschaftskegel</text:p>
          </table:table-cell>
          <table:table-cell office:value-type="float" office:value="52" calcext:value-type="float">
            <text:p>52</text:p>
          </table:table-cell>
          <table:table-cell office:value-type="float" office:value="50.8915107" calcext:value-type="float">
            <text:p>50,8915107</text:p>
          </table:table-cell>
          <table:table-cell office:value-type="float" office:value="14.3022396" calcext:value-type="float">
            <text:p>14,3022396</text:p>
          </table:table-cell>
          <table:table-cell office:value-type="string" calcext:value-type="string">
            <text:p>Bergfreundschaftskegel, Bad Schandau, Sächsische Schweiz-Osterzgebirge, Sachsen, Deutschland</text:p>
          </table:table-cell>
          <table:table-cell office:value-type="float" office:value="251874456" calcext:value-type="float">
            <text:p>251874456</text:p>
          </table:table-cell>
          <table:table-cell table:number-columns-repeated="1636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uerhahnwand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Auerhahnwand</text:p>
          </table:table-cell>
          <table:table-cell office:value-type="string" calcext:value-type="string">
            <text:p>Grosser Zschand</text:p>
          </table:table-cell>
          <table:table-cell office:value-type="float" office:value="3862" calcext:value-type="float">
            <text:p>3862</text:p>
          </table:table-cell>
          <table:table-cell office:value-type="string" calcext:value-type="string">
            <text:p>Auerhahnwand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Auerhahnwand</text:p>
          </table:table-cell>
          <table:table-cell office:value-type="float" office:value="53" calcext:value-type="float">
            <text:p>53</text:p>
          </table:table-cell>
          <table:table-cell office:value-type="float" office:value="50.8915701" calcext:value-type="float">
            <text:p>50,8915701</text:p>
          </table:table-cell>
          <table:table-cell office:value-type="float" office:value="14.3033466" calcext:value-type="float">
            <text:p>14,3033466</text:p>
          </table:table-cell>
          <table:table-cell office:value-type="string" calcext:value-type="string">
            <text:p>Auerhahnwand, Bad Schandau, Sächsische Schweiz-Osterzgebirge, Sachsen, Deutschland</text:p>
          </table:table-cell>
          <table:table-cell office:value-type="float" office:value="251874432" calcext:value-type="float">
            <text:p>251874432</text:p>
          </table:table-cell>
          <table:table-cell table:number-columns-repeated="1636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hristelschluchtnadel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Christelschluchtnadel</text:p>
          </table:table-cell>
          <table:table-cell office:value-type="string" calcext:value-type="string">
            <text:p>Grosser Zschand</text:p>
          </table:table-cell>
          <table:table-cell office:value-type="float" office:value="3867" calcext:value-type="float">
            <text:p>3867</text:p>
          </table:table-cell>
          <table:table-cell office:value-type="string" calcext:value-type="string">
            <text:p>Christelschluchtnadel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Christelschluchtnadel</text:p>
          </table:table-cell>
          <table:table-cell office:value-type="float" office:value="54" calcext:value-type="float">
            <text:p>54</text:p>
          </table:table-cell>
          <table:table-cell office:value-type="float" office:value="50.8880584" calcext:value-type="float">
            <text:p>50,8880584</text:p>
          </table:table-cell>
          <table:table-cell office:value-type="float" office:value="14.315361" calcext:value-type="float">
            <text:p>14,315361</text:p>
          </table:table-cell>
          <table:table-cell office:value-type="string" calcext:value-type="string">
            <text:p>Christelschluchtnadel, Sebnitz, Sächsische Schweiz-Osterzgebirge, Sachsen, Deutschland</text:p>
          </table:table-cell>
          <table:table-cell office:value-type="float" office:value="251874500" calcext:value-type="float">
            <text:p>251874500</text:p>
          </table:table-cell>
          <table:table-cell table:number-columns-repeated="1636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Zeichengrundspitze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Zeichengrundspitze</text:p>
          </table:table-cell>
          <table:table-cell office:value-type="string" calcext:value-type="string">
            <text:p>Grosser Zschand</text:p>
          </table:table-cell>
          <table:table-cell office:value-type="float" office:value="3868" calcext:value-type="float">
            <text:p>3868</text:p>
          </table:table-cell>
          <table:table-cell office:value-type="string" calcext:value-type="string">
            <text:p>Zeichengrundspitz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Zeichengrundspitze</text:p>
          </table:table-cell>
          <table:table-cell office:value-type="float" office:value="55" calcext:value-type="float">
            <text:p>55</text:p>
          </table:table-cell>
          <table:table-cell office:value-type="float" office:value="50.8890089" calcext:value-type="float">
            <text:p>50,8890089</text:p>
          </table:table-cell>
          <table:table-cell office:value-type="float" office:value="14.3177603" calcext:value-type="float">
            <text:p>14,3177603</text:p>
          </table:table-cell>
          <table:table-cell office:value-type="string" calcext:value-type="string">
            <text:p>Zeichengrundspitze, Sebnitz, Sächsische Schweiz-Osterzgebirge, Sachsen, Deutschland</text:p>
          </table:table-cell>
          <table:table-cell office:value-type="float" office:value="2260819535" calcext:value-type="float">
            <text:p>2260819535</text:p>
          </table:table-cell>
          <table:table-cell table:number-columns-repeated="1636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Zeichengrundturm *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Zeichengrundturm</text:p>
          </table:table-cell>
          <table:table-cell office:value-type="string" calcext:value-type="string">
            <text:p>Grosser Zschand</text:p>
          </table:table-cell>
          <table:table-cell office:value-type="float" office:value="3869" calcext:value-type="float">
            <text:p>3869</text:p>
          </table:table-cell>
          <table:table-cell office:value-type="string" calcext:value-type="string">
            <text:p>Zeichengrundturm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Zeichengrundturm</text:p>
          </table:table-cell>
          <table:table-cell office:value-type="float" office:value="56" calcext:value-type="float">
            <text:p>56</text:p>
          </table:table-cell>
          <table:table-cell office:value-type="float" office:value="50.8893579" calcext:value-type="float">
            <text:p>50,8893579</text:p>
          </table:table-cell>
          <table:table-cell office:value-type="float" office:value="14.3150661" calcext:value-type="float">
            <text:p>14,3150661</text:p>
          </table:table-cell>
          <table:table-cell office:value-type="string" calcext:value-type="string">
            <text:p>Zeichengrundturm, Sebnitz, Sächsische Schweiz-Osterzgebirge, Sachsen, Deutschland</text:p>
          </table:table-cell>
          <table:table-cell office:value-type="float" office:value="251875238" calcext:value-type="float">
            <text:p>251875238</text:p>
          </table:table-cell>
          <table:table-cell table:number-columns-repeated="1636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Unterer Hickelturm *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Hickelturm, Unterer</text:p>
          </table:table-cell>
          <table:table-cell office:value-type="string" calcext:value-type="string">
            <text:p>Grosser Zschand</text:p>
          </table:table-cell>
          <table:table-cell office:value-type="float" office:value="3870" calcext:value-type="float">
            <text:p>3870</text:p>
          </table:table-cell>
          <table:table-cell office:value-type="string" calcext:value-type="string">
            <text:p>Unterer Hickelturm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Unterer Hickelturm</text:p>
          </table:table-cell>
          <table:table-cell office:value-type="float" office:value="57" calcext:value-type="float">
            <text:p>57</text:p>
          </table:table-cell>
          <table:table-cell office:value-type="float" office:value="50.8914758" calcext:value-type="float">
            <text:p>50,8914758</text:p>
          </table:table-cell>
          <table:table-cell office:value-type="float" office:value="14.3115701" calcext:value-type="float">
            <text:p>14,3115701</text:p>
          </table:table-cell>
          <table:table-cell office:value-type="string" calcext:value-type="string">
            <text:p>Unterer Hickelturm, Sebnitz, Sächsische Schweiz-Osterzgebirge, Sachsen, Deutschland</text:p>
          </table:table-cell>
          <table:table-cell office:value-type="float" office:value="251875090" calcext:value-type="float">
            <text:p>251875090</text:p>
          </table:table-cell>
          <table:table-cell table:number-columns-repeated="1636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Vorderer Hickelturm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Hickelturm, Vorderer</text:p>
          </table:table-cell>
          <table:table-cell office:value-type="string" calcext:value-type="string">
            <text:p>Grosser Zschand</text:p>
          </table:table-cell>
          <table:table-cell office:value-type="float" office:value="3871" calcext:value-type="float">
            <text:p>3871</text:p>
          </table:table-cell>
          <table:table-cell office:value-type="string" calcext:value-type="string">
            <text:p>Vorderer Hickelturm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Vorderer Hickelturm</text:p>
          </table:table-cell>
          <table:table-cell office:value-type="float" office:value="58" calcext:value-type="float">
            <text:p>58</text:p>
          </table:table-cell>
          <table:table-cell office:value-type="float" office:value="50.8912771" calcext:value-type="float">
            <text:p>50,8912771</text:p>
          </table:table-cell>
          <table:table-cell office:value-type="float" office:value="14.3120301" calcext:value-type="float">
            <text:p>14,3120301</text:p>
          </table:table-cell>
          <table:table-cell office:value-type="string" calcext:value-type="string">
            <text:p>Vorderer Hickelturm, Sebnitz, Sächsische Schweiz-Osterzgebirge, Sachsen, Deutschland</text:p>
          </table:table-cell>
          <table:table-cell office:value-type="float" office:value="4611966509" calcext:value-type="float">
            <text:p>4611966509</text:p>
          </table:table-cell>
          <table:table-cell table:number-columns-repeated="1636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anges Horn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Langes Horn</text:p>
          </table:table-cell>
          <table:table-cell office:value-type="string" calcext:value-type="string">
            <text:p>Grosser Zschand</text:p>
          </table:table-cell>
          <table:table-cell office:value-type="float" office:value="3872" calcext:value-type="float">
            <text:p>3872</text:p>
          </table:table-cell>
          <table:table-cell office:value-type="string" calcext:value-type="string">
            <text:p>Langes Hor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Langes Horn</text:p>
          </table:table-cell>
          <table:table-cell office:value-type="float" office:value="59" calcext:value-type="float">
            <text:p>59</text:p>
          </table:table-cell>
          <table:table-cell office:value-type="float" office:value="50.8911715" calcext:value-type="float">
            <text:p>50,8911715</text:p>
          </table:table-cell>
          <table:table-cell office:value-type="float" office:value="14.3123102" calcext:value-type="float">
            <text:p>14,3123102</text:p>
          </table:table-cell>
          <table:table-cell office:value-type="string" calcext:value-type="string">
            <text:p>Langes Horn, Sebnitz, Sächsische Schweiz-Osterzgebirge, Sachsen, Deutschland</text:p>
          </table:table-cell>
          <table:table-cell office:value-type="float" office:value="251874845" calcext:value-type="float">
            <text:p>251874845</text:p>
          </table:table-cell>
          <table:table-cell table:number-columns-repeated="1636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interer Hickelturm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Hickelturm, Hinterer</text:p>
          </table:table-cell>
          <table:table-cell office:value-type="string" calcext:value-type="string">
            <text:p>Grosser Zschand</text:p>
          </table:table-cell>
          <table:table-cell office:value-type="float" office:value="3873" calcext:value-type="float">
            <text:p>3873</text:p>
          </table:table-cell>
          <table:table-cell office:value-type="string" calcext:value-type="string">
            <text:p>Hinterer Hickelturm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Hinterer Hickelturm</text:p>
          </table:table-cell>
          <table:table-cell office:value-type="float" office:value="60" calcext:value-type="float">
            <text:p>60</text:p>
          </table:table-cell>
          <table:table-cell office:value-type="float" office:value="50.8912208" calcext:value-type="float">
            <text:p>50,8912208</text:p>
          </table:table-cell>
          <table:table-cell office:value-type="float" office:value="14.3130114" calcext:value-type="float">
            <text:p>14,3130114</text:p>
          </table:table-cell>
          <table:table-cell office:value-type="string" calcext:value-type="string">
            <text:p>Hinterer Hickelturm, Sebnitz, Sächsische Schweiz-Osterzgebirge, Sachsen, Deutschland</text:p>
          </table:table-cell>
          <table:table-cell office:value-type="float" office:value="2274002264" calcext:value-type="float">
            <text:p>2274002264</text:p>
          </table:table-cell>
          <table:table-cell table:number-columns-repeated="1636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reiblockstein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Dreiblockstein</text:p>
          </table:table-cell>
          <table:table-cell office:value-type="string" calcext:value-type="string">
            <text:p>Grosser Zschand</text:p>
          </table:table-cell>
          <table:table-cell office:value-type="float" office:value="3874" calcext:value-type="float">
            <text:p>3874</text:p>
          </table:table-cell>
          <table:table-cell office:value-type="string" calcext:value-type="string">
            <text:p>Dreiblockstei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Dreiblockstein</text:p>
          </table:table-cell>
          <table:table-cell office:value-type="float" office:value="61" calcext:value-type="float">
            <text:p>61</text:p>
          </table:table-cell>
          <table:table-cell office:value-type="float" office:value="50.890581" calcext:value-type="float">
            <text:p>50,890581</text:p>
          </table:table-cell>
          <table:table-cell office:value-type="float" office:value="14.3172412" calcext:value-type="float">
            <text:p>14,3172412</text:p>
          </table:table-cell>
          <table:table-cell office:value-type="string" calcext:value-type="string">
            <text:p>Dreiblockstein, Sebnitz, Sächsische Schweiz-Osterzgebirge, Sachsen, Deutschland</text:p>
          </table:table-cell>
          <table:table-cell office:value-type="float" office:value="251874532" calcext:value-type="float">
            <text:p>251874532</text:p>
          </table:table-cell>
          <table:table-cell table:number-columns-repeated="1636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ickelkopf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Hickelkopf</text:p>
          </table:table-cell>
          <table:table-cell office:value-type="string" calcext:value-type="string">
            <text:p>Grosser Zschand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Hickelkopf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Hickelkopf</text:p>
          </table:table-cell>
          <table:table-cell office:value-type="float" office:value="62" calcext:value-type="float">
            <text:p>62</text:p>
          </table:table-cell>
          <table:table-cell office:value-type="float" office:value="50.8919413" calcext:value-type="float">
            <text:p>50,8919413</text:p>
          </table:table-cell>
          <table:table-cell office:value-type="float" office:value="14.3158485" calcext:value-type="float">
            <text:p>14,3158485</text:p>
          </table:table-cell>
          <table:table-cell office:value-type="string" calcext:value-type="string">
            <text:p>Hickelkopf, Sebnitz, Sächsische Schweiz-Osterzgebirge, Sachsen, Deutschland</text:p>
          </table:table-cell>
          <table:table-cell office:value-type="float" office:value="251874702" calcext:value-type="float">
            <text:p>251874702</text:p>
          </table:table-cell>
          <table:table-cell table:number-columns-repeated="1636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Kleiner Edelweißturm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Edelweißturm, Kleiner</text:p>
          </table:table-cell>
          <table:table-cell office:value-type="string" calcext:value-type="string">
            <text:p>Grosser Zschand</text:p>
          </table:table-cell>
          <table:table-cell office:value-type="float" office:value="3876" calcext:value-type="float">
            <text:p>3876</text:p>
          </table:table-cell>
          <table:table-cell office:value-type="string" calcext:value-type="string">
            <text:p>Kleiner Edelweißturm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Kleiner Edelweißturm</text:p>
          </table:table-cell>
          <table:table-cell office:value-type="float" office:value="63" calcext:value-type="float">
            <text:p>63</text:p>
          </table:table-cell>
          <table:table-cell office:value-type="float" office:value="50.8930662" calcext:value-type="float">
            <text:p>50,8930662</text:p>
          </table:table-cell>
          <table:table-cell office:value-type="float" office:value="14.3147792" calcext:value-type="float">
            <text:p>14,3147792</text:p>
          </table:table-cell>
          <table:table-cell office:value-type="string" calcext:value-type="string">
            <text:p>Kleiner Edelweißturm, Sebnitz, Sächsische Schweiz-Osterzgebirge, Sachsen, Deutschland</text:p>
          </table:table-cell>
          <table:table-cell office:value-type="float" office:value="251874750" calcext:value-type="float">
            <text:p>251874750</text:p>
          </table:table-cell>
          <table:table-cell table:number-columns-repeated="1636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roßer Edelweißturm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Edelweißturm, Großer</text:p>
          </table:table-cell>
          <table:table-cell office:value-type="string" calcext:value-type="string">
            <text:p>Grosser Zschand</text:p>
          </table:table-cell>
          <table:table-cell office:value-type="float" office:value="3877" calcext:value-type="float">
            <text:p>3877</text:p>
          </table:table-cell>
          <table:table-cell office:value-type="string" calcext:value-type="string">
            <text:p>Großer Edelweißturm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Großer Edelweißturm</text:p>
          </table:table-cell>
          <table:table-cell office:value-type="float" office:value="64" calcext:value-type="float">
            <text:p>64</text:p>
          </table:table-cell>
          <table:table-cell office:value-type="float" office:value="50.8931637" calcext:value-type="float">
            <text:p>50,8931637</text:p>
          </table:table-cell>
          <table:table-cell office:value-type="float" office:value="14.3145929" calcext:value-type="float">
            <text:p>14,3145929</text:p>
          </table:table-cell>
          <table:table-cell office:value-type="string" calcext:value-type="string">
            <text:p>Großer Edelweißturm, Sebnitz, Sächsische Schweiz-Osterzgebirge, Sachsen, Deutschland</text:p>
          </table:table-cell>
          <table:table-cell office:value-type="float" office:value="251874634" calcext:value-type="float">
            <text:p>251874634</text:p>
          </table:table-cell>
          <table:table-cell table:number-columns-repeated="1636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Klingermassiv *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Klingermassiv</text:p>
          </table:table-cell>
          <table:table-cell office:value-type="string" calcext:value-type="string">
            <text:p>Grosser Zschand</text:p>
          </table:table-cell>
          <table:table-cell office:value-type="float" office:value="3878" calcext:value-type="float">
            <text:p>3878</text:p>
          </table:table-cell>
          <table:table-cell office:value-type="string" calcext:value-type="string">
            <text:p>Klingermassiv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Klingermassiv</text:p>
          </table:table-cell>
          <table:table-cell office:value-type="float" office:value="65" calcext:value-type="float">
            <text:p>65</text:p>
          </table:table-cell>
          <table:table-cell office:value-type="float" office:value="50.8948371" calcext:value-type="float">
            <text:p>50,8948371</text:p>
          </table:table-cell>
          <table:table-cell office:value-type="float" office:value="14.3089634" calcext:value-type="float">
            <text:p>14,3089634</text:p>
          </table:table-cell>
          <table:table-cell office:value-type="string" calcext:value-type="string">
            <text:p>Klingermassiv, Sebnitz, Sächsische Schweiz-Osterzgebirge, Sachsen, Deutschland</text:p>
          </table:table-cell>
          <table:table-cell office:value-type="float" office:value="251874813" calcext:value-type="float">
            <text:p>251874813</text:p>
          </table:table-cell>
          <table:table-cell table:number-columns-repeated="1636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Krampus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Krampus</text:p>
          </table:table-cell>
          <table:table-cell office:value-type="string" calcext:value-type="string">
            <text:p>Grosser Zschand</text:p>
          </table:table-cell>
          <table:table-cell office:value-type="float" office:value="3880" calcext:value-type="float">
            <text:p>3880</text:p>
          </table:table-cell>
          <table:table-cell office:value-type="string" calcext:value-type="string">
            <text:p>Krampu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Krampus</text:p>
          </table:table-cell>
          <table:table-cell office:value-type="float" office:value="66" calcext:value-type="float">
            <text:p>66</text:p>
          </table:table-cell>
          <table:table-cell office:value-type="float" office:value="50.8956142" calcext:value-type="float">
            <text:p>50,8956142</text:p>
          </table:table-cell>
          <table:table-cell office:value-type="float" office:value="14.3157371" calcext:value-type="float">
            <text:p>14,3157371</text:p>
          </table:table-cell>
          <table:table-cell office:value-type="string" calcext:value-type="string">
            <text:p>Krampus, Sebnitz, Sächsische Schweiz-Osterzgebirge, Sachsen, Deutschland</text:p>
          </table:table-cell>
          <table:table-cell office:value-type="float" office:value="251874779" calcext:value-type="float">
            <text:p>251874779</text:p>
          </table:table-cell>
          <table:table-cell table:number-columns-repeated="1636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arzan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Tarzan</text:p>
          </table:table-cell>
          <table:table-cell office:value-type="string" calcext:value-type="string">
            <text:p>Grosser Zschand</text:p>
          </table:table-cell>
          <table:table-cell office:value-type="float" office:value="3882" calcext:value-type="float">
            <text:p>3882</text:p>
          </table:table-cell>
          <table:table-cell office:value-type="string" calcext:value-type="string">
            <text:p>Tarzan (Rotweinspitze)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Tarzan</text:p>
          </table:table-cell>
          <table:table-cell office:value-type="float" office:value="67" calcext:value-type="float">
            <text:p>67</text:p>
          </table:table-cell>
          <table:table-cell office:value-type="float" office:value="50.8961086" calcext:value-type="float">
            <text:p>50,8961086</text:p>
          </table:table-cell>
          <table:table-cell office:value-type="float" office:value="14.3151738" calcext:value-type="float">
            <text:p>14,3151738</text:p>
          </table:table-cell>
          <table:table-cell office:value-type="string" calcext:value-type="string">
            <text:p>Tarzan, Sebnitz, Sächsische Schweiz-Osterzgebirge, Sachsen, Deutschland</text:p>
          </table:table-cell>
          <table:table-cell office:value-type="float" office:value="251875141" calcext:value-type="float">
            <text:p>251875141</text:p>
          </table:table-cell>
          <table:table-cell table:number-columns-repeated="1636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eitsteigwächter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Reitsteigwächter</text:p>
          </table:table-cell>
          <table:table-cell office:value-type="string" calcext:value-type="string">
            <text:p>Grosser Zschand</text:p>
          </table:table-cell>
          <table:table-cell office:value-type="float" office:value="3895" calcext:value-type="float">
            <text:p>3895</text:p>
          </table:table-cell>
          <table:table-cell office:value-type="string" calcext:value-type="string">
            <text:p>Reitsteigwächt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Reitsteigwächter</text:p>
          </table:table-cell>
          <table:table-cell office:value-type="float" office:value="68" calcext:value-type="float">
            <text:p>68</text:p>
          </table:table-cell>
          <table:table-cell office:value-type="float" office:value="50.8968135" calcext:value-type="float">
            <text:p>50,8968135</text:p>
          </table:table-cell>
          <table:table-cell office:value-type="float" office:value="14.3107699" calcext:value-type="float">
            <text:p>14,3107699</text:p>
          </table:table-cell>
          <table:table-cell office:value-type="string" calcext:value-type="string">
            <text:p>Reitsteigwächter, Sebnitz, Sächsische Schweiz-Osterzgebirge, Sachsen, Deutschland</text:p>
          </table:table-cell>
          <table:table-cell office:value-type="float" office:value="251875012" calcext:value-type="float">
            <text:p>251875012</text:p>
          </table:table-cell>
          <table:table-cell table:number-columns-repeated="1636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horwalder Wächter **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Thorwalder Wächter</text:p>
          </table:table-cell>
          <table:table-cell office:value-type="string" calcext:value-type="string">
            <text:p>Grosser Zschand</text:p>
          </table:table-cell>
          <table:table-cell office:value-type="float" office:value="3883" calcext:value-type="float">
            <text:p>3883</text:p>
          </table:table-cell>
          <table:table-cell office:value-type="string" calcext:value-type="string">
            <text:p>Thorwalder Wächt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Thorwalder Wächter</text:p>
          </table:table-cell>
          <table:table-cell office:value-type="float" office:value="69" calcext:value-type="float">
            <text:p>69</text:p>
          </table:table-cell>
          <table:table-cell office:value-type="float" office:value="50.9022676" calcext:value-type="float">
            <text:p>50,9022676</text:p>
          </table:table-cell>
          <table:table-cell office:value-type="float" office:value="14.3019929" calcext:value-type="float">
            <text:p>14,3019929</text:p>
          </table:table-cell>
          <table:table-cell office:value-type="string" calcext:value-type="string">
            <text:p>Thorwalder Wächter, Sebnitz, Sächsische Schweiz-Osterzgebirge, Sachsen, Deutschland</text:p>
          </table:table-cell>
          <table:table-cell office:value-type="float" office:value="251875119" calcext:value-type="float">
            <text:p>251875119</text:p>
          </table:table-cell>
          <table:table-cell table:number-columns-repeated="1636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horwalder Turm *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Thorwalder Turm</text:p>
          </table:table-cell>
          <table:table-cell office:value-type="string" calcext:value-type="string">
            <text:p>Grosser Zschand</text:p>
          </table:table-cell>
          <table:table-cell office:value-type="float" office:value="3884" calcext:value-type="float">
            <text:p>3884</text:p>
          </table:table-cell>
          <table:table-cell office:value-type="string" calcext:value-type="string">
            <text:p>Thorwalder Turm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Thorwalder Turm</text:p>
          </table:table-cell>
          <table:table-cell office:value-type="float" office:value="70" calcext:value-type="float">
            <text:p>70</text:p>
          </table:table-cell>
          <table:table-cell office:value-type="float" office:value="50.9024037" calcext:value-type="float">
            <text:p>50,9024037</text:p>
          </table:table-cell>
          <table:table-cell office:value-type="float" office:value="14.3022184" calcext:value-type="float">
            <text:p>14,3022184</text:p>
          </table:table-cell>
          <table:table-cell office:value-type="string" calcext:value-type="string">
            <text:p>Thorwalder Turm, Sebnitz, Sächsische Schweiz-Osterzgebirge, Sachsen, Deutschland</text:p>
          </table:table-cell>
          <table:table-cell office:value-type="float" office:value="251875139" calcext:value-type="float">
            <text:p>251875139</text:p>
          </table:table-cell>
          <table:table-cell table:number-columns-repeated="1636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rötchen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Brötchen</text:p>
          </table:table-cell>
          <table:table-cell office:value-type="string" calcext:value-type="string">
            <text:p>Grosser Zschand</text:p>
          </table:table-cell>
          <table:table-cell office:value-type="float" office:value="3885" calcext:value-type="float">
            <text:p>3885</text:p>
          </table:table-cell>
          <table:table-cell office:value-type="string" calcext:value-type="string">
            <text:p>Brötche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Brötchen</text:p>
          </table:table-cell>
          <table:table-cell office:value-type="float" office:value="71" calcext:value-type="float">
            <text:p>71</text:p>
          </table:table-cell>
          <table:table-cell office:value-type="float" office:value="50.9011735" calcext:value-type="float">
            <text:p>50,9011735</text:p>
          </table:table-cell>
          <table:table-cell office:value-type="float" office:value="14.3139096" calcext:value-type="float">
            <text:p>14,3139096</text:p>
          </table:table-cell>
          <table:table-cell office:value-type="string" calcext:value-type="string">
            <text:p>Brötchen, Sebnitz, Sächsische Schweiz-Osterzgebirge, Sachsen, Deutschland</text:p>
          </table:table-cell>
          <table:table-cell office:value-type="float" office:value="251874478" calcext:value-type="float">
            <text:p>251874478</text:p>
          </table:table-cell>
          <table:table-cell table:number-columns-repeated="1636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ackofen *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Backofen</text:p>
          </table:table-cell>
          <table:table-cell office:value-type="string" calcext:value-type="string">
            <text:p>Grosser Zschand</text:p>
          </table:table-cell>
          <table:table-cell office:value-type="float" office:value="3886" calcext:value-type="float">
            <text:p>3886</text:p>
          </table:table-cell>
          <table:table-cell office:value-type="string" calcext:value-type="string">
            <text:p>Backofe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Backofen</text:p>
          </table:table-cell>
          <table:table-cell office:value-type="float" office:value="72" calcext:value-type="float">
            <text:p>72</text:p>
          </table:table-cell>
          <table:table-cell office:value-type="float" office:value="50.9008037" calcext:value-type="float">
            <text:p>50,9008037</text:p>
          </table:table-cell>
          <table:table-cell office:value-type="float" office:value="14.3136551" calcext:value-type="float">
            <text:p>14,3136551</text:p>
          </table:table-cell>
          <table:table-cell office:value-type="string" calcext:value-type="string">
            <text:p>Backofen, Sebnitz, Sächsische Schweiz-Osterzgebirge, Sachsen, Deutschland</text:p>
          </table:table-cell>
          <table:table-cell office:value-type="float" office:value="251874438" calcext:value-type="float">
            <text:p>251874438</text:p>
          </table:table-cell>
          <table:table-cell table:number-columns-repeated="1636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rreichtturm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Erreichtturm</text:p>
          </table:table-cell>
          <table:table-cell office:value-type="string" calcext:value-type="string">
            <text:p>Grosser Zschand</text:p>
          </table:table-cell>
          <table:table-cell office:value-type="float" office:value="3887" calcext:value-type="float">
            <text:p>3887</text:p>
          </table:table-cell>
          <table:table-cell office:value-type="string" calcext:value-type="string">
            <text:p>Erreichtturm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Erreichtturm</text:p>
          </table:table-cell>
          <table:table-cell office:value-type="float" office:value="73" calcext:value-type="float">
            <text:p>73</text:p>
          </table:table-cell>
          <table:table-cell office:value-type="float" office:value="50.9004999" calcext:value-type="float">
            <text:p>50,9004999</text:p>
          </table:table-cell>
          <table:table-cell office:value-type="float" office:value="14.3128557" calcext:value-type="float">
            <text:p>14,3128557</text:p>
          </table:table-cell>
          <table:table-cell office:value-type="string" calcext:value-type="string">
            <text:p>Erreichtturm, Sebnitz, Sächsische Schweiz-Osterzgebirge, Sachsen, Deutschland</text:p>
          </table:table-cell>
          <table:table-cell office:value-type="float" office:value="1496707190" calcext:value-type="float">
            <text:p>1496707190</text:p>
          </table:table-cell>
          <table:table-cell table:number-columns-repeated="1636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ewitterstein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Gewitterstein</text:p>
          </table:table-cell>
          <table:table-cell office:value-type="string" calcext:value-type="string">
            <text:p>Grosser Zschand</text:p>
          </table:table-cell>
          <table:table-cell office:value-type="float" office:value="3888" calcext:value-type="float">
            <text:p>3888</text:p>
          </table:table-cell>
          <table:table-cell office:value-type="string" calcext:value-type="string">
            <text:p>Gewitterstei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Gewitterstein</text:p>
          </table:table-cell>
          <table:table-cell office:value-type="float" office:value="74" calcext:value-type="float">
            <text:p>74</text:p>
          </table:table-cell>
          <table:table-cell office:value-type="float" office:value="50.9003506" calcext:value-type="float">
            <text:p>50,9003506</text:p>
          </table:table-cell>
          <table:table-cell office:value-type="float" office:value="14.3126413" calcext:value-type="float">
            <text:p>14,3126413</text:p>
          </table:table-cell>
          <table:table-cell office:value-type="string" calcext:value-type="string">
            <text:p>Gewitterstein, Sebnitz, Sächsische Schweiz-Osterzgebirge, Sachsen, Deutschland</text:p>
          </table:table-cell>
          <table:table-cell office:value-type="float" office:value="251874606" calcext:value-type="float">
            <text:p>251874606</text:p>
          </table:table-cell>
          <table:table-cell table:number-columns-repeated="1636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fingststein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Pfingststein</text:p>
          </table:table-cell>
          <table:table-cell office:value-type="string" calcext:value-type="string">
            <text:p>Grosser Zschand</text:p>
          </table:table-cell>
          <table:table-cell office:value-type="float" office:value="3889" calcext:value-type="float">
            <text:p>3889</text:p>
          </table:table-cell>
          <table:table-cell office:value-type="string" calcext:value-type="string">
            <text:p>Pfingststei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Pfingststein</text:p>
          </table:table-cell>
          <table:table-cell office:value-type="float" office:value="75" calcext:value-type="float">
            <text:p>75</text:p>
          </table:table-cell>
          <table:table-cell office:value-type="float" office:value="50.8987782" calcext:value-type="float">
            <text:p>50,8987782</text:p>
          </table:table-cell>
          <table:table-cell office:value-type="float" office:value="14.3158385" calcext:value-type="float">
            <text:p>14,3158385</text:p>
          </table:table-cell>
          <table:table-cell office:value-type="string" calcext:value-type="string">
            <text:p>Pfingststein, Sebnitz, Sächsische Schweiz-Osterzgebirge, Sachsen, Deutschland</text:p>
          </table:table-cell>
          <table:table-cell office:value-type="float" office:value="251874946" calcext:value-type="float">
            <text:p>251874946</text:p>
          </table:table-cell>
          <table:table-cell table:number-columns-repeated="1636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horwaldstein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Thorwaldstein</text:p>
          </table:table-cell>
          <table:table-cell office:value-type="string" calcext:value-type="string">
            <text:p>Grosser Zschand</text:p>
          </table:table-cell>
          <table:table-cell office:value-type="float" office:value="3890" calcext:value-type="float">
            <text:p>3890</text:p>
          </table:table-cell>
          <table:table-cell office:value-type="string" calcext:value-type="string">
            <text:p>Thorwaldstei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horwaldstein</text:p>
          </table:table-cell>
          <table:table-cell office:value-type="float" office:value="76" calcext:value-type="float">
            <text:p>76</text:p>
          </table:table-cell>
          <table:table-cell office:value-type="float" office:value="50.8987431" calcext:value-type="float">
            <text:p>50,8987431</text:p>
          </table:table-cell>
          <table:table-cell office:value-type="float" office:value="14.3187777" calcext:value-type="float">
            <text:p>14,3187777</text:p>
          </table:table-cell>
          <table:table-cell office:value-type="string" calcext:value-type="string">
            <text:p>Thorwaldstein, Sebnitz, Sächsische Schweiz-Osterzgebirge, Sachsen, Deutschland</text:p>
          </table:table-cell>
          <table:table-cell office:value-type="float" office:value="251875118" calcext:value-type="float">
            <text:p>251875118</text:p>
          </table:table-cell>
          <table:table-cell table:number-columns-repeated="1636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horwaldwand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Thorwaldwand</text:p>
          </table:table-cell>
          <table:table-cell office:value-type="string" calcext:value-type="string">
            <text:p>Grosser Zschand</text:p>
          </table:table-cell>
          <table:table-cell office:value-type="float" office:value="3891" calcext:value-type="float">
            <text:p>3891</text:p>
          </table:table-cell>
          <table:table-cell office:value-type="string" calcext:value-type="string">
            <text:p>Thorwaldwand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Thorwaldwand</text:p>
          </table:table-cell>
          <table:table-cell office:value-type="float" office:value="77" calcext:value-type="float">
            <text:p>77</text:p>
          </table:table-cell>
          <table:table-cell office:value-type="float" office:value="50.8979335" calcext:value-type="float">
            <text:p>50,8979335</text:p>
          </table:table-cell>
          <table:table-cell office:value-type="float" office:value="14.3202549" calcext:value-type="float">
            <text:p>14,3202549</text:p>
          </table:table-cell>
          <table:table-cell office:value-type="string" calcext:value-type="string">
            <text:p>Thorwaldwand, Sebnitz, Sächsische Schweiz-Osterzgebirge, Sachsen, Deutschland</text:p>
          </table:table-cell>
          <table:table-cell office:value-type="float" office:value="5667673645" calcext:value-type="float">
            <text:p>5667673645</text:p>
          </table:table-cell>
          <table:table-cell table:number-columns-repeated="1636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reiwinkelgrundwächter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Dreiwinkelgrundwächter</text:p>
          </table:table-cell>
          <table:table-cell office:value-type="string" calcext:value-type="string">
            <text:p>Grosser Zschand</text:p>
          </table:table-cell>
          <table:table-cell office:value-type="float" office:value="3892" calcext:value-type="float">
            <text:p>3892</text:p>
          </table:table-cell>
          <table:table-cell office:value-type="string" calcext:value-type="string">
            <text:p>Dreiwinkelgrundwächt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Dreiwinkelgrundwächter</text:p>
          </table:table-cell>
          <table:table-cell office:value-type="float" office:value="78" calcext:value-type="float">
            <text:p>78</text:p>
          </table:table-cell>
          <table:table-cell office:value-type="float" office:value="50.895202" calcext:value-type="float">
            <text:p>50,895202</text:p>
          </table:table-cell>
          <table:table-cell office:value-type="float" office:value="14.3216393" calcext:value-type="float">
            <text:p>14,3216393</text:p>
          </table:table-cell>
          <table:table-cell office:value-type="string" calcext:value-type="string">
            <text:p>Dreiwinkelgrundwächter, Sebnitz, Sächsische Schweiz-Osterzgebirge, Sachsen, Deutschland</text:p>
          </table:table-cell>
          <table:table-cell office:value-type="float" office:value="251874526" calcext:value-type="float">
            <text:p>251874526</text:p>
          </table:table-cell>
          <table:table-cell table:number-columns-repeated="1636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reiwinkelgrundturm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Dreiwinkelgrundturm</text:p>
          </table:table-cell>
          <table:table-cell office:value-type="string" calcext:value-type="string">
            <text:p>Grosser Zschand</text:p>
          </table:table-cell>
          <table:table-cell office:value-type="float" office:value="3893" calcext:value-type="float">
            <text:p>3893</text:p>
          </table:table-cell>
          <table:table-cell office:value-type="string" calcext:value-type="string">
            <text:p>Dreiwinkelgrundturm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Dreiwinkelgrundturm</text:p>
          </table:table-cell>
          <table:table-cell office:value-type="float" office:value="79" calcext:value-type="float">
            <text:p>79</text:p>
          </table:table-cell>
          <table:table-cell office:value-type="float" office:value="50.893819" calcext:value-type="float">
            <text:p>50,893819</text:p>
          </table:table-cell>
          <table:table-cell office:value-type="float" office:value="14.3191853" calcext:value-type="float">
            <text:p>14,3191853</text:p>
          </table:table-cell>
          <table:table-cell office:value-type="string" calcext:value-type="string">
            <text:p>Dreiwinkelgrundturm, Sebnitz, Sächsische Schweiz-Osterzgebirge, Sachsen, Deutschland</text:p>
          </table:table-cell>
          <table:table-cell office:value-type="float" office:value="251874527" calcext:value-type="float">
            <text:p>251874527</text:p>
          </table:table-cell>
          <table:table-cell table:number-columns-repeated="1636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chreckensteiner Turm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Großer Zschand</text:p>
          </table:table-cell>
          <table:table-cell office:value-type="float" office:value="6" calcext:value-type="float">
            <text:p>6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Schreckensteiner Turm</text:p>
          </table:table-cell>
          <table:table-cell office:value-type="string" calcext:value-type="string">
            <text:p>Grosser Zschand</text:p>
          </table:table-cell>
          <table:table-cell office:value-type="float" office:value="3894" calcext:value-type="float">
            <text:p>3894</text:p>
          </table:table-cell>
          <table:table-cell office:value-type="string" calcext:value-type="string">
            <text:p>Schreckensteiner Turm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roßer Zschan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Schreckensteiner Turm</text:p>
          </table:table-cell>
          <table:table-cell office:value-type="float" office:value="80" calcext:value-type="float">
            <text:p>80</text:p>
          </table:table-cell>
          <table:table-cell office:value-type="float" office:value="50.8926882" calcext:value-type="float">
            <text:p>50,8926882</text:p>
          </table:table-cell>
          <table:table-cell office:value-type="float" office:value="14.325914" calcext:value-type="float">
            <text:p>14,325914</text:p>
          </table:table-cell>
          <table:table-cell office:value-type="string" calcext:value-type="string">
            <text:p>Schreckensteiner Turm, Sebnitz, Sächsische Schweiz-Osterzgebirge, Sachsen, Deutschland</text:p>
          </table:table-cell>
          <table:table-cell office:value-type="float" office:value="251875064" calcext:value-type="float">
            <text:p>251875064</text:p>
          </table:table-cell>
          <table:table-cell table:number-columns-repeated="1636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heibe am Tellerhörnel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Hinterhermsdorfer Gebiet</text:p>
          </table:table-cell>
          <table:table-cell office:value-type="float" office:value="7" calcext:value-type="float">
            <text:p>7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Scheibe am Tellerhörnel</text:p>
          </table:table-cell>
          <table:table-cell office:value-type="string" calcext:value-type="string">
            <text:p>Hinterhermsdorfer Gebiet</text:p>
          </table:table-cell>
          <table:table-cell office:value-type="float" office:value="3897" calcext:value-type="float">
            <text:p>3897</text:p>
          </table:table-cell>
          <table:table-cell office:value-type="string" calcext:value-type="string">
            <text:p>Scheibe am Tellerhörnel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Hinterhermsdorf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Scheibe am Tellerhörnel</text:p>
          </table:table-cell>
          <table:table-cell office:value-type="float" office:value="1" calcext:value-type="float">
            <text:p>1</text:p>
          </table:table-cell>
          <table:table-cell office:value-type="float" office:value="50.9206111" calcext:value-type="float">
            <text:p>50,9206111</text:p>
          </table:table-cell>
          <table:table-cell office:value-type="float" office:value="14.3410975" calcext:value-type="float">
            <text:p>14,3410975</text:p>
          </table:table-cell>
          <table:table-cell office:value-type="string" calcext:value-type="string">
            <text:p>Scheibe am Tellerhörnel, Sebnitz, Sächsische Schweiz-Osterzgebirge, Sachsen, Deutschland</text:p>
          </table:table-cell>
          <table:table-cell office:value-type="float" office:value="1565426314" calcext:value-type="float">
            <text:p>1565426314</text:p>
          </table:table-cell>
          <table:table-cell table:number-columns-repeated="1636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rfbachstein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Hinterhermsdorfer Gebiet</text:p>
          </table:table-cell>
          <table:table-cell office:value-type="float" office:value="7" calcext:value-type="float">
            <text:p>7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Dorfbachstein</text:p>
          </table:table-cell>
          <table:table-cell office:value-type="string" calcext:value-type="string">
            <text:p>Hinterhermsdorfer Gebiet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Dorfbachstei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Hinterhermsdorf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Dorfbachstein</text:p>
          </table:table-cell>
          <table:table-cell office:value-type="float" office:value="2" calcext:value-type="float">
            <text:p>2</text:p>
          </table:table-cell>
          <table:table-cell office:value-type="float" office:value="50.9177125" calcext:value-type="float">
            <text:p>50,9177125</text:p>
          </table:table-cell>
          <table:table-cell office:value-type="float" office:value="14.3456688" calcext:value-type="float">
            <text:p>14,3456688</text:p>
          </table:table-cell>
          <table:table-cell office:value-type="string" calcext:value-type="string">
            <text:p>Dorfbachstein, Sebnitz, Sächsische Schweiz-Osterzgebirge, Sachsen, Deutschland</text:p>
          </table:table-cell>
          <table:table-cell office:value-type="float" office:value="251874519" calcext:value-type="float">
            <text:p>251874519</text:p>
          </table:table-cell>
          <table:table-cell table:number-columns-repeated="1636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rfbachwand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Hinterhermsdorfer Gebiet</text:p>
          </table:table-cell>
          <table:table-cell office:value-type="float" office:value="7" calcext:value-type="float">
            <text:p>7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Dorfbachwand</text:p>
          </table:table-cell>
          <table:table-cell office:value-type="string" calcext:value-type="string">
            <text:p>Hinterhermsdorfer Gebiet</text:p>
          </table:table-cell>
          <table:table-cell office:value-type="float" office:value="3899" calcext:value-type="float">
            <text:p>3899</text:p>
          </table:table-cell>
          <table:table-cell office:value-type="string" calcext:value-type="string">
            <text:p>Dorfbachwand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Hinterhermsdorf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Dorfbachwand</text:p>
          </table:table-cell>
          <table:table-cell office:value-type="float" office:value="3" calcext:value-type="float">
            <text:p>3</text:p>
          </table:table-cell>
          <table:table-cell office:value-type="float" office:value="50.917294" calcext:value-type="float">
            <text:p>50,917294</text:p>
          </table:table-cell>
          <table:table-cell office:value-type="float" office:value="14.3474635" calcext:value-type="float">
            <text:p>14,3474635</text:p>
          </table:table-cell>
          <table:table-cell office:value-type="string" calcext:value-type="string">
            <text:p>Dorfbachwand, Sebnitz, Sächsische Schweiz-Osterzgebirge, Sachsen, Deutschland</text:p>
          </table:table-cell>
          <table:table-cell office:value-type="float" office:value="251874533" calcext:value-type="float">
            <text:p>251874533</text:p>
          </table:table-cell>
          <table:table-cell table:number-columns-repeated="1636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eule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Hinterhermsdorfer Gebiet</text:p>
          </table:table-cell>
          <table:table-cell office:value-type="float" office:value="7" calcext:value-type="float">
            <text:p>7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Keule</text:p>
          </table:table-cell>
          <table:table-cell office:value-type="string" calcext:value-type="string">
            <text:p>Hinterhermsdorfer Gebiet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Keule (Osterspitze)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Hinterhermsdorf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Keule</text:p>
          </table:table-cell>
          <table:table-cell office:value-type="float" office:value="4" calcext:value-type="float">
            <text:p>4</text:p>
          </table:table-cell>
          <table:table-cell office:value-type="float" office:value="50.9130725" calcext:value-type="float">
            <text:p>50,9130725</text:p>
          </table:table-cell>
          <table:table-cell office:value-type="float" office:value="14.3444067" calcext:value-type="float">
            <text:p>14,3444067</text:p>
          </table:table-cell>
          <table:table-cell office:value-type="string" calcext:value-type="string">
            <text:p>Keule, Sebnitz, Sächsische Schweiz-Osterzgebirge, Sachsen, Deutschland</text:p>
          </table:table-cell>
          <table:table-cell office:value-type="float" office:value="2260819458" calcext:value-type="float">
            <text:p>2260819458</text:p>
          </table:table-cell>
          <table:table-cell table:number-columns-repeated="1636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ldkatzenspitze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Hinterhermsdorfer Gebiet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Wildkatzenspitze</text:p>
          </table:table-cell>
          <table:table-cell office:value-type="string" calcext:value-type="string">
            <text:p>Hinterhermsdorfer Gebiet</text:p>
          </table:table-cell>
          <table:table-cell office:value-type="float" office:value="3901" calcext:value-type="float">
            <text:p>3901</text:p>
          </table:table-cell>
          <table:table-cell office:value-type="string" calcext:value-type="string">
            <text:p>Wildkatzenspitz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Hinterhermsdorf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Wildkatzenspitze</text:p>
          </table:table-cell>
          <table:table-cell office:value-type="float" office:value="5" calcext:value-type="float">
            <text:p>5</text:p>
          </table:table-cell>
          <table:table-cell office:value-type="float" office:value="50.9113763" calcext:value-type="float">
            <text:p>50,9113763</text:p>
          </table:table-cell>
          <table:table-cell office:value-type="float" office:value="14.3445016" calcext:value-type="float">
            <text:p>14,3445016</text:p>
          </table:table-cell>
          <table:table-cell office:value-type="string" calcext:value-type="string">
            <text:p>Wildkatzenspitze, Sebnitz, Sächsische Schweiz-Osterzgebirge, Sachsen, Deutschland</text:p>
          </table:table-cell>
          <table:table-cell office:value-type="float" office:value="251875173" calcext:value-type="float">
            <text:p>251875173</text:p>
          </table:table-cell>
          <table:table-cell table:number-columns-repeated="1636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meinschaftsturm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Hinterhermsdorfer Gebiet</text:p>
          </table:table-cell>
          <table:table-cell office:value-type="float" office:value="7" calcext:value-type="float">
            <text:p>7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Gemeinschaftsturm</text:p>
          </table:table-cell>
          <table:table-cell office:value-type="string" calcext:value-type="string">
            <text:p>Hinterhermsdorfer Gebiet</text:p>
          </table:table-cell>
          <table:table-cell office:value-type="float" office:value="3902" calcext:value-type="float">
            <text:p>3902</text:p>
          </table:table-cell>
          <table:table-cell office:value-type="string" calcext:value-type="string">
            <text:p>Gemeinschaftsturm (Einsamer Turm)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Hinterhermsdorf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Gemeinschaftsturm</text:p>
          </table:table-cell>
          <table:table-cell office:value-type="float" office:value="6" calcext:value-type="float">
            <text:p>6</text:p>
          </table:table-cell>
          <table:table-cell office:value-type="float" office:value="50.8943223" calcext:value-type="float">
            <text:p>50,8943223</text:p>
          </table:table-cell>
          <table:table-cell office:value-type="float" office:value="14.3472929" calcext:value-type="float">
            <text:p>14,3472929</text:p>
          </table:table-cell>
          <table:table-cell office:value-type="string" calcext:value-type="string">
            <text:p>Gemeinschaftsturm, Sebnitz, Sächsische Schweiz-Osterzgebirge, Sachsen, Deutschland</text:p>
          </table:table-cell>
          <table:table-cell office:value-type="float" office:value="251874602" calcext:value-type="float">
            <text:p>251874602</text:p>
          </table:table-cell>
          <table:table-cell table:number-columns-repeated="1636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irnitzschkegel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Hinterhermsdorfer Gebiet</text:p>
          </table:table-cell>
          <table:table-cell office:value-type="float" office:value="7" calcext:value-type="float">
            <text:p>7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Kirnitzschkegel</text:p>
          </table:table-cell>
          <table:table-cell office:value-type="string" calcext:value-type="string">
            <text:p>Hinterhermsdorfer Gebiet</text:p>
          </table:table-cell>
          <table:table-cell office:value-type="float" office:value="3903" calcext:value-type="float">
            <text:p>3903</text:p>
          </table:table-cell>
          <table:table-cell office:value-type="string" calcext:value-type="string">
            <text:p>Kirnitzschkegel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Hinterhermsdorf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Kirnitzschkegel</text:p>
          </table:table-cell>
          <table:table-cell office:value-type="float" office:value="7" calcext:value-type="float">
            <text:p>7</text:p>
          </table:table-cell>
          <table:table-cell office:value-type="float" office:value="50.899193" calcext:value-type="float">
            <text:p>50,899193</text:p>
          </table:table-cell>
          <table:table-cell office:value-type="float" office:value="14.356167" calcext:value-type="float">
            <text:p>14,356167</text:p>
          </table:table-cell>
          <table:table-cell office:value-type="string" calcext:value-type="string">
            <text:p>Kirnitzschkegel, Sebnitz, Sächsische Schweiz-Osterzgebirge, Sachsen, Deutschland</text:p>
          </table:table-cell>
          <table:table-cell office:value-type="float" office:value="251874781" calcext:value-type="float">
            <text:p>251874781</text:p>
          </table:table-cell>
          <table:table-cell table:number-columns-repeated="1636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bensteinturm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Hinterhermsdorfer Gebiet</text:p>
          </table:table-cell>
          <table:table-cell office:value-type="float" office:value="7" calcext:value-type="float">
            <text:p>7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Rabensteinturm</text:p>
          </table:table-cell>
          <table:table-cell office:value-type="string" calcext:value-type="string">
            <text:p>Hinterhermsdorfer Gebiet</text:p>
          </table:table-cell>
          <table:table-cell office:value-type="float" office:value="3904" calcext:value-type="float">
            <text:p>3904</text:p>
          </table:table-cell>
          <table:table-cell office:value-type="string" calcext:value-type="string">
            <text:p>Rabensteinturm (Ameisenturm)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Hinterhermsdorf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bensteinturm</text:p>
          </table:table-cell>
          <table:table-cell office:value-type="float" office:value="8" calcext:value-type="float">
            <text:p>8</text:p>
          </table:table-cell>
          <table:table-cell office:value-type="float" office:value="50.8994102" calcext:value-type="float">
            <text:p>50,8994102</text:p>
          </table:table-cell>
          <table:table-cell office:value-type="float" office:value="14.3615236" calcext:value-type="float">
            <text:p>14,3615236</text:p>
          </table:table-cell>
          <table:table-cell office:value-type="string" calcext:value-type="string">
            <text:p>Rabensteinturm, Sebnitz, Sächsische Schweiz-Osterzgebirge, Sachsen, Deutschland</text:p>
          </table:table-cell>
          <table:table-cell office:value-type="float" office:value="251874919" calcext:value-type="float">
            <text:p>251874919</text:p>
          </table:table-cell>
          <table:table-cell table:number-columns-repeated="1636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ubschütznadel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Hinterhermsdorfer Gebiet</text:p>
          </table:table-cell>
          <table:table-cell office:value-type="float" office:value="7" calcext:value-type="float">
            <text:p>7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Raubschütznadel</text:p>
          </table:table-cell>
          <table:table-cell office:value-type="string" calcext:value-type="string">
            <text:p>Hinterhermsdorfer Gebiet</text:p>
          </table:table-cell>
          <table:table-cell office:value-type="float" office:value="3905" calcext:value-type="float">
            <text:p>3905</text:p>
          </table:table-cell>
          <table:table-cell office:value-type="string" calcext:value-type="string">
            <text:p>Raubschütznadel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Hinterhermsdorf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Raubschütznadel</text:p>
          </table:table-cell>
          <table:table-cell office:value-type="float" office:value="9" calcext:value-type="float">
            <text:p>9</text:p>
          </table:table-cell>
          <table:table-cell office:value-type="float" office:value="50.8996538" calcext:value-type="float">
            <text:p>50,8996538</text:p>
          </table:table-cell>
          <table:table-cell office:value-type="float" office:value="14.3804047" calcext:value-type="float">
            <text:p>14,3804047</text:p>
          </table:table-cell>
          <table:table-cell office:value-type="string" calcext:value-type="string">
            <text:p>Raubschütznadel, Sebnitz, Sächsische Schweiz-Osterzgebirge, Sachsen, Deutschland</text:p>
          </table:table-cell>
          <table:table-cell office:value-type="float" office:value="251874996" calcext:value-type="float">
            <text:p>251874996</text:p>
          </table:table-cell>
          <table:table-cell table:number-columns-repeated="1636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ubschützturm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Hinterhermsdorfer Gebiet</text:p>
          </table:table-cell>
          <table:table-cell office:value-type="float" office:value="7" calcext:value-type="float">
            <text:p>7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Raubschützturm</text:p>
          </table:table-cell>
          <table:table-cell office:value-type="string" calcext:value-type="string">
            <text:p>Hinterhermsdorfer Gebiet</text:p>
          </table:table-cell>
          <table:table-cell office:value-type="float" office:value="3906" calcext:value-type="float">
            <text:p>3906</text:p>
          </table:table-cell>
          <table:table-cell office:value-type="string" calcext:value-type="string">
            <text:p>Raubschützturm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Hinterhermsdorf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Raubschützturm</text:p>
          </table:table-cell>
          <table:table-cell office:value-type="float" office:value="10" calcext:value-type="float">
            <text:p>10</text:p>
          </table:table-cell>
          <table:table-cell office:value-type="float" office:value="50.8999223" calcext:value-type="float">
            <text:p>50,8999223</text:p>
          </table:table-cell>
          <table:table-cell office:value-type="float" office:value="14.3803139" calcext:value-type="float">
            <text:p>14,3803139</text:p>
          </table:table-cell>
          <table:table-cell office:value-type="string" calcext:value-type="string">
            <text:p>Raubschützturm, Sebnitz, Sächsische Schweiz-Osterzgebirge, Sachsen, Deutschland</text:p>
          </table:table-cell>
          <table:table-cell office:value-type="float" office:value="251874998" calcext:value-type="float">
            <text:p>251874998</text:p>
          </table:table-cell>
          <table:table-cell table:number-columns-repeated="1636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mskopf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Hinterhermsdorfer Gebiet</text:p>
          </table:table-cell>
          <table:table-cell office:value-type="float" office:value="7" calcext:value-type="float">
            <text:p>7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Gamskopf</text:p>
          </table:table-cell>
          <table:table-cell office:value-type="string" calcext:value-type="string">
            <text:p>Hinterhermsdorfer Gebiet</text:p>
          </table:table-cell>
          <table:table-cell office:value-type="float" office:value="3907" calcext:value-type="float">
            <text:p>3907</text:p>
          </table:table-cell>
          <table:table-cell office:value-type="string" calcext:value-type="string">
            <text:p>Gamskopf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Hinterhermsdorf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Gamskopf</text:p>
          </table:table-cell>
          <table:table-cell office:value-type="float" office:value="11" calcext:value-type="float">
            <text:p>11</text:p>
          </table:table-cell>
          <table:table-cell office:value-type="float" office:value="50.8996831" calcext:value-type="float">
            <text:p>50,8996831</text:p>
          </table:table-cell>
          <table:table-cell office:value-type="float" office:value="14.3825167" calcext:value-type="float">
            <text:p>14,3825167</text:p>
          </table:table-cell>
          <table:table-cell office:value-type="string" calcext:value-type="string">
            <text:p>Gamskopf, Sebnitz, Sächsische Schweiz-Osterzgebirge, Sachsen, Deutschland</text:p>
          </table:table-cell>
          <table:table-cell office:value-type="float" office:value="251874580" calcext:value-type="float">
            <text:p>251874580</text:p>
          </table:table-cell>
          <table:table-cell table:number-columns-repeated="1636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interhermsdorfer Turm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Hinterhermsdorfer Gebiet</text:p>
          </table:table-cell>
          <table:table-cell office:value-type="float" office:value="7" calcext:value-type="float">
            <text:p>7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Hinterhermsdorfer Turm</text:p>
          </table:table-cell>
          <table:table-cell office:value-type="string" calcext:value-type="string">
            <text:p>Hinterhermsdorfer Gebiet</text:p>
          </table:table-cell>
          <table:table-cell office:value-type="float" office:value="3908" calcext:value-type="float">
            <text:p>3908</text:p>
          </table:table-cell>
          <table:table-cell office:value-type="string" calcext:value-type="string">
            <text:p>Hinterhermsdorfer Turm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Hinterhermsdorf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Hinterhermsdorfer Turm</text:p>
          </table:table-cell>
          <table:table-cell office:value-type="float" office:value="12" calcext:value-type="float">
            <text:p>12</text:p>
          </table:table-cell>
          <table:table-cell office:value-type="float" office:value="50.9100109" calcext:value-type="float">
            <text:p>50,9100109</text:p>
          </table:table-cell>
          <table:table-cell office:value-type="float" office:value="14.3738834" calcext:value-type="float">
            <text:p>14,3738834</text:p>
          </table:table-cell>
          <table:table-cell office:value-type="string" calcext:value-type="string">
            <text:p>Hinterhermsdorfer Turm, Sebnitz, Sächsische Schweiz-Osterzgebirge, Sachsen, Deutschland</text:p>
          </table:table-cell>
          <table:table-cell office:value-type="float" office:value="251874681" calcext:value-type="float">
            <text:p>251874681</text:p>
          </table:table-cell>
          <table:table-cell table:number-columns-repeated="1636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üner Wenzel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Hinterhermsdorfer Gebiet</text:p>
          </table:table-cell>
          <table:table-cell office:value-type="float" office:value="7" calcext:value-type="float">
            <text:p>7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Grüner Wenzel</text:p>
          </table:table-cell>
          <table:table-cell office:value-type="string" calcext:value-type="string">
            <text:p>Hinterhermsdorfer Gebiet</text:p>
          </table:table-cell>
          <table:table-cell office:value-type="float" office:value="3909" calcext:value-type="float">
            <text:p>3909</text:p>
          </table:table-cell>
          <table:table-cell office:value-type="string" calcext:value-type="string">
            <text:p>Grüner Wenzel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Hinterhermsdorf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Grüner Wenzel</text:p>
          </table:table-cell>
          <table:table-cell office:value-type="float" office:value="13" calcext:value-type="float">
            <text:p>13</text:p>
          </table:table-cell>
          <table:table-cell office:value-type="float" office:value="50.9108183" calcext:value-type="float">
            <text:p>50,9108183</text:p>
          </table:table-cell>
          <table:table-cell office:value-type="float" office:value="14.370407" calcext:value-type="float">
            <text:p>14,370407</text:p>
          </table:table-cell>
          <table:table-cell office:value-type="string" calcext:value-type="string">
            <text:p>Grüner Wenzel, Sebnitz, Sächsische Schweiz-Osterzgebirge, Sachsen, Deutschland</text:p>
          </table:table-cell>
          <table:table-cell office:value-type="float" office:value="2274002256" calcext:value-type="float">
            <text:p>2274002256</text:p>
          </table:table-cell>
          <table:table-cell table:number-columns-repeated="1636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ollturm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Hinterhermsdorfer Gebiet</text:p>
          </table:table-cell>
          <table:table-cell office:value-type="float" office:value="7" calcext:value-type="float">
            <text:p>7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Hollturm</text:p>
          </table:table-cell>
          <table:table-cell office:value-type="string" calcext:value-type="string">
            <text:p>Hinterhermsdorfer Gebiet</text:p>
          </table:table-cell>
          <table:table-cell office:value-type="float" office:value="3910" calcext:value-type="float">
            <text:p>3910</text:p>
          </table:table-cell>
          <table:table-cell office:value-type="string" calcext:value-type="string">
            <text:p>Hollturm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Hinterhermsdorf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Hollturm</text:p>
          </table:table-cell>
          <table:table-cell office:value-type="float" office:value="14" calcext:value-type="float">
            <text:p>14</text:p>
          </table:table-cell>
          <table:table-cell office:value-type="float" office:value="50.9097525" calcext:value-type="float">
            <text:p>50,9097525</text:p>
          </table:table-cell>
          <table:table-cell office:value-type="float" office:value="14.3698844" calcext:value-type="float">
            <text:p>14,3698844</text:p>
          </table:table-cell>
          <table:table-cell office:value-type="string" calcext:value-type="string">
            <text:p>Hollturm, Sebnitz, Sächsische Schweiz-Osterzgebirge, Sachsen, Deutschland</text:p>
          </table:table-cell>
          <table:table-cell office:value-type="float" office:value="251874728" calcext:value-type="float">
            <text:p>251874728</text:p>
          </table:table-cell>
          <table:table-cell table:number-columns-repeated="1636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isenspitze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Hinterhermsdorfer Gebiet</text:p>
          </table:table-cell>
          <table:table-cell office:value-type="float" office:value="7" calcext:value-type="float">
            <text:p>7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Eisenspitze</text:p>
          </table:table-cell>
          <table:table-cell office:value-type="string" calcext:value-type="string">
            <text:p>Hinterhermsdorfer Gebiet</text:p>
          </table:table-cell>
          <table:table-cell office:value-type="float" office:value="3911" calcext:value-type="float">
            <text:p>3911</text:p>
          </table:table-cell>
          <table:table-cell office:value-type="string" calcext:value-type="string">
            <text:p>Eisenspitz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Hinterhermsdorf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Eisenspitze</text:p>
          </table:table-cell>
          <table:table-cell office:value-type="float" office:value="15" calcext:value-type="float">
            <text:p>15</text:p>
          </table:table-cell>
          <table:table-cell office:value-type="float" office:value="50.9082146" calcext:value-type="float">
            <text:p>50,9082146</text:p>
          </table:table-cell>
          <table:table-cell office:value-type="float" office:value="14.3617702" calcext:value-type="float">
            <text:p>14,3617702</text:p>
          </table:table-cell>
          <table:table-cell office:value-type="string" calcext:value-type="string">
            <text:p>Eisenspitze, Sebnitz, Sächsische Schweiz-Osterzgebirge, Sachsen, Deutschland</text:p>
          </table:table-cell>
          <table:table-cell office:value-type="float" office:value="251874534" calcext:value-type="float">
            <text:p>251874534</text:p>
          </table:table-cell>
          <table:table-cell table:number-columns-repeated="1636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reibrüderstein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Hinterhermsdorfer Gebiet</text:p>
          </table:table-cell>
          <table:table-cell office:value-type="float" office:value="7" calcext:value-type="float">
            <text:p>7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Dreibrüderstein</text:p>
          </table:table-cell>
          <table:table-cell office:value-type="string" calcext:value-type="string">
            <text:p>Hinterhermsdorfer Gebiet</text:p>
          </table:table-cell>
          <table:table-cell office:value-type="float" office:value="3912" calcext:value-type="float">
            <text:p>3912</text:p>
          </table:table-cell>
          <table:table-cell office:value-type="string" calcext:value-type="string">
            <text:p>Dreibrüderstei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Hinterhermsdorf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Dreibrüderstein</text:p>
          </table:table-cell>
          <table:table-cell office:value-type="float" office:value="16" calcext:value-type="float">
            <text:p>16</text:p>
          </table:table-cell>
          <table:table-cell office:value-type="float" office:value="50.9076656" calcext:value-type="float">
            <text:p>50,9076656</text:p>
          </table:table-cell>
          <table:table-cell office:value-type="float" office:value="14.3615887" calcext:value-type="float">
            <text:p>14,3615887</text:p>
          </table:table-cell>
          <table:table-cell office:value-type="string" calcext:value-type="string">
            <text:p>Dreibrüderstein, Sebnitz, Sächsische Schweiz-Osterzgebirge, Sachsen, Deutschland</text:p>
          </table:table-cell>
          <table:table-cell office:value-type="float" office:value="251874531" calcext:value-type="float">
            <text:p>251874531</text:p>
          </table:table-cell>
          <table:table-cell table:number-columns-repeated="1636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nterer Dreibrüderstein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Hinterhermsdorfer Gebiet</text:p>
          </table:table-cell>
          <table:table-cell office:value-type="float" office:value="7" calcext:value-type="float">
            <text:p>7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Dreibrüderstein, Unterer</text:p>
          </table:table-cell>
          <table:table-cell office:value-type="string" calcext:value-type="string">
            <text:p>Hinterhermsdorfer Gebiet</text:p>
          </table:table-cell>
          <table:table-cell office:value-type="float" office:value="3913" calcext:value-type="float">
            <text:p>3913</text:p>
          </table:table-cell>
          <table:table-cell office:value-type="string" calcext:value-type="string">
            <text:p>Unterer Dreibrüderstei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Hinterhermsdorf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Unterer Dreibrüderstein</text:p>
          </table:table-cell>
          <table:table-cell office:value-type="float" office:value="17" calcext:value-type="float">
            <text:p>17</text:p>
          </table:table-cell>
          <table:table-cell office:value-type="float" office:value="50.907345" calcext:value-type="float">
            <text:p>50,907345</text:p>
          </table:table-cell>
          <table:table-cell office:value-type="float" office:value="14.361489" calcext:value-type="float">
            <text:p>14,361489</text:p>
          </table:table-cell>
          <table:table-cell office:value-type="string" calcext:value-type="string">
            <text:p>Unterer Dreibrüderstein, Sebnitz, Sächsische Schweiz-Osterzgebirge, Sachsen, Deutschland</text:p>
          </table:table-cell>
          <table:table-cell office:value-type="float" office:value="2274002447" calcext:value-type="float">
            <text:p>2274002447</text:p>
          </table:table-cell>
          <table:table-cell table:number-columns-repeated="1636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ppeltürmchen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Doppeltürmchen</text:p>
          </table:table-cell>
          <table:table-cell office:value-type="string" calcext:value-type="string">
            <text:p>Kleiner Zschand</text:p>
          </table:table-cell>
          <table:table-cell office:value-type="float" office:value="3994" calcext:value-type="float">
            <text:p>3994</text:p>
          </table:table-cell>
          <table:table-cell office:value-type="string" calcext:value-type="string">
            <text:p>Doppeltürmche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Doppeltürmchen</text:p>
          </table:table-cell>
          <table:table-cell office:value-type="float" office:value="1" calcext:value-type="float">
            <text:p>1</text:p>
          </table:table-cell>
          <table:table-cell office:value-type="float" office:value="50.9131111" calcext:value-type="float">
            <text:p>50,9131111</text:p>
          </table:table-cell>
          <table:table-cell office:value-type="float" office:value="14.2583333" calcext:value-type="float">
            <text:p>14,2583333</text:p>
          </table:table-cell>
          <table:table-cell office:value-type="string" calcext:value-type="string">
            <text:p>Doppeltürmchen, Bad Schandau, Sächsische Schweiz-Osterzgebirge, Sachsen, 01855, Deutschland</text:p>
          </table:table-cell>
          <table:table-cell office:value-type="float" office:value="1380591418" calcext:value-type="float">
            <text:p>1380591418</text:p>
          </table:table-cell>
          <table:table-cell table:number-columns-repeated="1636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ere Winterbergspitze *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Winterbergspitze, Obere</text:p>
          </table:table-cell>
          <table:table-cell office:value-type="string" calcext:value-type="string">
            <text:p>Kleiner Zschand</text:p>
          </table:table-cell>
          <table:table-cell office:value-type="float" office:value="3995" calcext:value-type="float">
            <text:p>3995</text:p>
          </table:table-cell>
          <table:table-cell office:value-type="string" calcext:value-type="string">
            <text:p>Obere Winterbergspitz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Obere Winterbergspitze</text:p>
          </table:table-cell>
          <table:table-cell office:value-type="float" office:value="2" calcext:value-type="float">
            <text:p>2</text:p>
          </table:table-cell>
          <table:table-cell office:value-type="float" office:value="50.9132778" calcext:value-type="float">
            <text:p>50,9132778</text:p>
          </table:table-cell>
          <table:table-cell office:value-type="float" office:value="14.2583889" calcext:value-type="float">
            <text:p>14,2583889</text:p>
          </table:table-cell>
          <table:table-cell office:value-type="string" calcext:value-type="string">
            <text:p>Obere Winterbergspitze, Bad Schandau, Sächsische Schweiz-Osterzgebirge, Sachsen, 01855, Deutschland</text:p>
          </table:table-cell>
          <table:table-cell office:value-type="float" office:value="1380591428" calcext:value-type="float">
            <text:p>1380591428</text:p>
          </table:table-cell>
          <table:table-cell table:number-columns-repeated="1636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tere Winterbergspitze *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Winterbergspitze, Untere</text:p>
          </table:table-cell>
          <table:table-cell office:value-type="string" calcext:value-type="string">
            <text:p>Kleiner Zschand</text:p>
          </table:table-cell>
          <table:table-cell office:value-type="float" office:value="3996" calcext:value-type="float">
            <text:p>3996</text:p>
          </table:table-cell>
          <table:table-cell office:value-type="string" calcext:value-type="string">
            <text:p>Untere Winterbergspitz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Untere Winterbergspitze</text:p>
          </table:table-cell>
          <table:table-cell office:value-type="float" office:value="3" calcext:value-type="float">
            <text:p>3</text:p>
          </table:table-cell>
          <table:table-cell office:value-type="float" office:value="50.9133333" calcext:value-type="float">
            <text:p>50,9133333</text:p>
          </table:table-cell>
          <table:table-cell office:value-type="float" office:value="14.2586667" calcext:value-type="float">
            <text:p>14,2586667</text:p>
          </table:table-cell>
          <table:table-cell office:value-type="string" calcext:value-type="string">
            <text:p>Untere Winterbergspitze, Bad Schandau, Sächsische Schweiz-Osterzgebirge, Sachsen, 01855, Deutschland</text:p>
          </table:table-cell>
          <table:table-cell office:value-type="float" office:value="1380591444" calcext:value-type="float">
            <text:p>1380591444</text:p>
          </table:table-cell>
          <table:table-cell table:number-columns-repeated="1636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terbergscheibe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Winterbergscheibe</text:p>
          </table:table-cell>
          <table:table-cell office:value-type="string" calcext:value-type="string">
            <text:p>Kleiner Zschand</text:p>
          </table:table-cell>
          <table:table-cell office:value-type="float" office:value="4039" calcext:value-type="float">
            <text:p>4039</text:p>
          </table:table-cell>
          <table:table-cell office:value-type="string" calcext:value-type="string">
            <text:p>Winterbergscheib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Winterbergscheibe</text:p>
          </table:table-cell>
          <table:table-cell office:value-type="float" office:value="4" calcext:value-type="float">
            <text:p>4</text:p>
          </table:table-cell>
          <table:table-cell office:value-type="float" office:value="50.912278" calcext:value-type="float">
            <text:p>50,912278</text:p>
          </table:table-cell>
          <table:table-cell office:value-type="float" office:value="14.2594146" calcext:value-type="float">
            <text:p>14,2594146</text:p>
          </table:table-cell>
          <table:table-cell office:value-type="string" calcext:value-type="string">
            <text:p>Winterbergscheibe, Bad Schandau, Sächsische Schweiz-Osterzgebirge, Sachsen, 01855, Deutschland</text:p>
          </table:table-cell>
          <table:table-cell office:value-type="float" office:value="1365618412" calcext:value-type="float">
            <text:p>1365618412</text:p>
          </table:table-cell>
          <table:table-cell table:number-columns-repeated="1636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terbergwächter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Winterbergwächter</text:p>
          </table:table-cell>
          <table:table-cell office:value-type="string" calcext:value-type="string">
            <text:p>Kleiner Zschand</text:p>
          </table:table-cell>
          <table:table-cell office:value-type="float" office:value="3997" calcext:value-type="float">
            <text:p>3997</text:p>
          </table:table-cell>
          <table:table-cell office:value-type="string" calcext:value-type="string">
            <text:p>Winterbergwäch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Winterbergwächter</text:p>
          </table:table-cell>
          <table:table-cell office:value-type="float" office:value="5" calcext:value-type="float">
            <text:p>5</text:p>
          </table:table-cell>
          <table:table-cell office:value-type="float" office:value="50.9118889" calcext:value-type="float">
            <text:p>50,9118889</text:p>
          </table:table-cell>
          <table:table-cell office:value-type="float" office:value="14.2600556" calcext:value-type="float">
            <text:p>14,2600556</text:p>
          </table:table-cell>
          <table:table-cell office:value-type="string" calcext:value-type="string">
            <text:p>Winterbergwächter, Bad Schandau, Sächsische Schweiz-Osterzgebirge, Sachsen, 01855, Deutschland</text:p>
          </table:table-cell>
          <table:table-cell office:value-type="float" office:value="1365618419" calcext:value-type="float">
            <text:p>1365618419</text:p>
          </table:table-cell>
          <table:table-cell table:number-columns-repeated="1636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ördlicher Gleitmannsturm *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Gleitmannsturm, Nördlicher</text:p>
          </table:table-cell>
          <table:table-cell office:value-type="string" calcext:value-type="string">
            <text:p>Kleiner Zschand</text:p>
          </table:table-cell>
          <table:table-cell office:value-type="float" office:value="3998" calcext:value-type="float">
            <text:p>3998</text:p>
          </table:table-cell>
          <table:table-cell office:value-type="string" calcext:value-type="string">
            <text:p>Nördlicher Gleitmannsturm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Nördlicher Gleitmannsturm</text:p>
          </table:table-cell>
          <table:table-cell office:value-type="float" office:value="6" calcext:value-type="float">
            <text:p>6</text:p>
          </table:table-cell>
          <table:table-cell office:value-type="float" office:value="50.911942" calcext:value-type="float">
            <text:p>50,911942</text:p>
          </table:table-cell>
          <table:table-cell office:value-type="float" office:value="14.260454" calcext:value-type="float">
            <text:p>14,260454</text:p>
          </table:table-cell>
          <table:table-cell office:value-type="string" calcext:value-type="string">
            <text:p>Nördlicher Gleitmannsturm, Bad Schandau, Sächsische Schweiz-Osterzgebirge, Sachsen, 01855, Deutschland</text:p>
          </table:table-cell>
          <table:table-cell office:value-type="float" office:value="251874867" calcext:value-type="float">
            <text:p>251874867</text:p>
          </table:table-cell>
          <table:table-cell table:number-columns-repeated="1636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üdlicher Gleitmannsturm **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Gleitmannsturm, Südlicher</text:p>
          </table:table-cell>
          <table:table-cell office:value-type="string" calcext:value-type="string">
            <text:p>Kleiner Zschand</text:p>
          </table:table-cell>
          <table:table-cell office:value-type="float" office:value="3999" calcext:value-type="float">
            <text:p>3999</text:p>
          </table:table-cell>
          <table:table-cell office:value-type="string" calcext:value-type="string">
            <text:p>Südlicher Gleitmannsturm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Südlicher Gleitmannsturm</text:p>
          </table:table-cell>
          <table:table-cell office:value-type="float" office:value="7" calcext:value-type="float">
            <text:p>7</text:p>
          </table:table-cell>
          <table:table-cell office:value-type="float" office:value="50.911686" calcext:value-type="float">
            <text:p>50,911686</text:p>
          </table:table-cell>
          <table:table-cell office:value-type="float" office:value="14.260716" calcext:value-type="float">
            <text:p>14,260716</text:p>
          </table:table-cell>
          <table:table-cell office:value-type="string" calcext:value-type="string">
            <text:p>Südlicher Gleitmannsturm, Bad Schandau, Sächsische Schweiz-Osterzgebirge, Sachsen, 01855, Deutschland</text:p>
          </table:table-cell>
          <table:table-cell office:value-type="float" office:value="251875045" calcext:value-type="float">
            <text:p>251875045</text:p>
          </table:table-cell>
          <table:table-cell table:number-columns-repeated="1636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mlerwand **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Sammlerwand</text:p>
          </table:table-cell>
          <table:table-cell office:value-type="string" calcext:value-type="string">
            <text:p>Kleiner Zschand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ammlerwan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Sammlerwand</text:p>
          </table:table-cell>
          <table:table-cell office:value-type="float" office:value="8" calcext:value-type="float">
            <text:p>8</text:p>
          </table:table-cell>
          <table:table-cell office:value-type="float" office:value="50.909139" calcext:value-type="float">
            <text:p>50,909139</text:p>
          </table:table-cell>
          <table:table-cell office:value-type="float" office:value="14.261306" calcext:value-type="float">
            <text:p>14,261306</text:p>
          </table:table-cell>
          <table:table-cell office:value-type="string" calcext:value-type="string">
            <text:p>Sammlerwand, Bad Schandau, Sächsische Schweiz-Osterzgebirge, Sachsen, Deutschland</text:p>
          </table:table-cell>
          <table:table-cell office:value-type="float" office:value="728656866" calcext:value-type="float">
            <text:p>728656866</text:p>
          </table:table-cell>
          <table:table-cell table:number-columns-repeated="1636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interbergnadel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Winterbergnadel</text:p>
          </table:table-cell>
          <table:table-cell office:value-type="string" calcext:value-type="string">
            <text:p>Kleiner Zschand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Winterbergnade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Winterbergnadel</text:p>
          </table:table-cell>
          <table:table-cell office:value-type="float" office:value="9" calcext:value-type="float">
            <text:p>9</text:p>
          </table:table-cell>
          <table:table-cell office:value-type="float" office:value="50.9075363" calcext:value-type="float">
            <text:p>50,9075363</text:p>
          </table:table-cell>
          <table:table-cell office:value-type="float" office:value="14.2569859" calcext:value-type="float">
            <text:p>14,2569859</text:p>
          </table:table-cell>
          <table:table-cell office:value-type="string" calcext:value-type="string">
            <text:p>Winterbergnadel, Bad Schandau, Sächsische Schweiz-Osterzgebirge, Sachsen, Deutschland</text:p>
          </table:table-cell>
          <table:table-cell office:value-type="float" office:value="251875168" calcext:value-type="float">
            <text:p>251875168</text:p>
          </table:table-cell>
          <table:table-cell table:number-columns-repeated="1636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orderer Versteckter Turm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Versteckter Turm, Vorderer</text:p>
          </table:table-cell>
          <table:table-cell office:value-type="string" calcext:value-type="string">
            <text:p>Kleiner Zschand</text:p>
          </table:table-cell>
          <table:table-cell office:value-type="float" office:value="4002" calcext:value-type="float">
            <text:p>4002</text:p>
          </table:table-cell>
          <table:table-cell office:value-type="string" calcext:value-type="string">
            <text:p>Vorderer Versteckter Turm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Vorderer Versteckter Turm</text:p>
          </table:table-cell>
          <table:table-cell office:value-type="float" office:value="10" calcext:value-type="float">
            <text:p>10</text:p>
          </table:table-cell>
          <table:table-cell office:value-type="float" office:value="50.906089" calcext:value-type="float">
            <text:p>50,906089</text:p>
          </table:table-cell>
          <table:table-cell office:value-type="float" office:value="14.25755" calcext:value-type="float">
            <text:p>14,25755</text:p>
          </table:table-cell>
          <table:table-cell office:value-type="string" calcext:value-type="string">
            <text:p>Vorderer Versteckter Turm, Bad Schandau, Sächsische Schweiz-Osterzgebirge, Sachsen, Deutschland</text:p>
          </table:table-cell>
          <table:table-cell office:value-type="float" office:value="2274002485" calcext:value-type="float">
            <text:p>2274002485</text:p>
          </table:table-cell>
          <table:table-cell table:number-columns-repeated="1636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interer Versteckter Turm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Versteckter Turm, Hinterer</text:p>
          </table:table-cell>
          <table:table-cell office:value-type="string" calcext:value-type="string">
            <text:p>Kleiner Zschand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Hinterer Versteckter Turm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Hinterer Versteckter Turm</text:p>
          </table:table-cell>
          <table:table-cell office:value-type="float" office:value="11" calcext:value-type="float">
            <text:p>11</text:p>
          </table:table-cell>
          <table:table-cell office:value-type="float" office:value="50.906059" calcext:value-type="float">
            <text:p>50,906059</text:p>
          </table:table-cell>
          <table:table-cell office:value-type="float" office:value="14.257269" calcext:value-type="float">
            <text:p>14,257269</text:p>
          </table:table-cell>
          <table:table-cell office:value-type="string" calcext:value-type="string">
            <text:p>Hinterer Versteckter Turm, Bad Schandau, Sächsische Schweiz-Osterzgebirge, Sachsen, Deutschland</text:p>
          </table:table-cell>
          <table:table-cell office:value-type="float" office:value="2274002269" calcext:value-type="float">
            <text:p>2274002269</text:p>
          </table:table-cell>
          <table:table-cell table:number-columns-repeated="1636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eringsteinkegel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Heringsteinkegel</text:p>
          </table:table-cell>
          <table:table-cell office:value-type="string" calcext:value-type="string">
            <text:p>Kleiner Zschand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Heringsteinkege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Heringsteinkegel</text:p>
          </table:table-cell>
          <table:table-cell office:value-type="float" office:value="12" calcext:value-type="float">
            <text:p>12</text:p>
          </table:table-cell>
          <table:table-cell office:value-type="float" office:value="50.9046427" calcext:value-type="float">
            <text:p>50,9046427</text:p>
          </table:table-cell>
          <table:table-cell office:value-type="float" office:value="14.2587241" calcext:value-type="float">
            <text:p>14,2587241</text:p>
          </table:table-cell>
          <table:table-cell office:value-type="string" calcext:value-type="string">
            <text:p>Heringsteinkegel, Bad Schandau, Sächsische Schweiz-Osterzgebirge, Sachsen, Deutschland</text:p>
          </table:table-cell>
          <table:table-cell office:value-type="float" office:value="2274002259" calcext:value-type="float">
            <text:p>2274002259</text:p>
          </table:table-cell>
          <table:table-cell table:number-columns-repeated="1636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inz Karneval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Prinz Karneval</text:p>
          </table:table-cell>
          <table:table-cell office:value-type="string" calcext:value-type="string">
            <text:p>Kleiner Zschand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Prinz Karnev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Prinz Karneval</text:p>
          </table:table-cell>
          <table:table-cell office:value-type="float" office:value="13" calcext:value-type="float">
            <text:p>13</text:p>
          </table:table-cell>
          <table:table-cell office:value-type="float" office:value="50.906543" calcext:value-type="float">
            <text:p>50,906543</text:p>
          </table:table-cell>
          <table:table-cell office:value-type="float" office:value="14.260517" calcext:value-type="float">
            <text:p>14,260517</text:p>
          </table:table-cell>
          <table:table-cell office:value-type="string" calcext:value-type="string">
            <text:p>Prinz Karneval, Bad Schandau, Sächsische Schweiz-Osterzgebirge, Sachsen, Deutschland</text:p>
          </table:table-cell>
          <table:table-cell office:value-type="float" office:value="251874920" calcext:value-type="float">
            <text:p>251874920</text:p>
          </table:table-cell>
          <table:table-cell table:number-columns-repeated="1636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rotte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Sprotte</text:p>
          </table:table-cell>
          <table:table-cell office:value-type="string" calcext:value-type="string">
            <text:p>Kleiner Zschand</text:p>
          </table:table-cell>
          <table:table-cell office:value-type="float" office:value="4006" calcext:value-type="float">
            <text:p>4006</text:p>
          </table:table-cell>
          <table:table-cell office:value-type="string" calcext:value-type="string">
            <text:p>Sprott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Sprotte</text:p>
          </table:table-cell>
          <table:table-cell office:value-type="float" office:value="14" calcext:value-type="float">
            <text:p>14</text:p>
          </table:table-cell>
          <table:table-cell office:value-type="float" office:value="50.9052468" calcext:value-type="float">
            <text:p>50,9052468</text:p>
          </table:table-cell>
          <table:table-cell office:value-type="float" office:value="14.2626326" calcext:value-type="float">
            <text:p>14,2626326</text:p>
          </table:table-cell>
          <table:table-cell office:value-type="string" calcext:value-type="string">
            <text:p>Sprotte, Bad Schandau, Sächsische Schweiz-Osterzgebirge, Sachsen, Deutschland</text:p>
          </table:table-cell>
          <table:table-cell office:value-type="float" office:value="728656865" calcext:value-type="float">
            <text:p>728656865</text:p>
          </table:table-cell>
          <table:table-cell table:number-columns-repeated="1636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eringstein ***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Heringstein</text:p>
          </table:table-cell>
          <table:table-cell office:value-type="string" calcext:value-type="string">
            <text:p>Kleiner Zschand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Heringstei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Heringstein</text:p>
          </table:table-cell>
          <table:table-cell office:value-type="float" office:value="15" calcext:value-type="float">
            <text:p>15</text:p>
          </table:table-cell>
          <table:table-cell office:value-type="float" office:value="50.9052439" calcext:value-type="float">
            <text:p>50,9052439</text:p>
          </table:table-cell>
          <table:table-cell office:value-type="float" office:value="14.2615776" calcext:value-type="float">
            <text:p>14,2615776</text:p>
          </table:table-cell>
          <table:table-cell office:value-type="string" calcext:value-type="string">
            <text:p>Heringstein, Bad Schandau, Sächsische Schweiz-Osterzgebirge, Sachsen, Deutschland</text:p>
          </table:table-cell>
          <table:table-cell office:value-type="float" office:value="2260819450" calcext:value-type="float">
            <text:p>2260819450</text:p>
          </table:table-cell>
          <table:table-cell table:number-columns-repeated="1636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ewachsener Turm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Bewachsener Turm</text:p>
          </table:table-cell>
          <table:table-cell office:value-type="string" calcext:value-type="string">
            <text:p>Kleiner Zschand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Bewachsener Turm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Bewachsener Turm</text:p>
          </table:table-cell>
          <table:table-cell office:value-type="float" office:value="16" calcext:value-type="float">
            <text:p>16</text:p>
          </table:table-cell>
          <table:table-cell office:value-type="float" office:value="50.903144" calcext:value-type="float">
            <text:p>50,903144</text:p>
          </table:table-cell>
          <table:table-cell office:value-type="float" office:value="14.261419" calcext:value-type="float">
            <text:p>14,261419</text:p>
          </table:table-cell>
          <table:table-cell office:value-type="string" calcext:value-type="string">
            <text:p>Bewachsener Turm, Bad Schandau, Sächsische Schweiz-Osterzgebirge, Sachsen, Deutschland</text:p>
          </table:table-cell>
          <table:table-cell office:value-type="float" office:value="251874459" calcext:value-type="float">
            <text:p>251874459</text:p>
          </table:table-cell>
          <table:table-cell table:number-columns-repeated="1636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ingsturm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Heringsturm</text:p>
          </table:table-cell>
          <table:table-cell office:value-type="string" calcext:value-type="string">
            <text:p>Kleiner Zschand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Heringsturm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Heringsturm</text:p>
          </table:table-cell>
          <table:table-cell office:value-type="float" office:value="17" calcext:value-type="float">
            <text:p>17</text:p>
          </table:table-cell>
          <table:table-cell office:value-type="float" office:value="50.902666" calcext:value-type="float">
            <text:p>50,902666</text:p>
          </table:table-cell>
          <table:table-cell office:value-type="float" office:value="14.261555" calcext:value-type="float">
            <text:p>14,261555</text:p>
          </table:table-cell>
          <table:table-cell office:value-type="string" calcext:value-type="string">
            <text:p>Heringsturm, Bad Schandau, Sächsische Schweiz-Osterzgebirge, Sachsen, Deutschland</text:p>
          </table:table-cell>
          <table:table-cell office:value-type="float" office:value="251874692" calcext:value-type="float">
            <text:p>251874692</text:p>
          </table:table-cell>
          <table:table-cell table:number-columns-repeated="1636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eringshorn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Heringshorn</text:p>
          </table:table-cell>
          <table:table-cell office:value-type="string" calcext:value-type="string">
            <text:p>Kleiner Zschand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Heringshor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Heringshorn</text:p>
          </table:table-cell>
          <table:table-cell office:value-type="float" office:value="18" calcext:value-type="float">
            <text:p>18</text:p>
          </table:table-cell>
          <table:table-cell office:value-type="float" office:value="50.904152" calcext:value-type="float">
            <text:p>50,904152</text:p>
          </table:table-cell>
          <table:table-cell office:value-type="float" office:value="14.2643111" calcext:value-type="float">
            <text:p>14,2643111</text:p>
          </table:table-cell>
          <table:table-cell office:value-type="string" calcext:value-type="string">
            <text:p>Heringshorn, Bad Schandau, Sächsische Schweiz-Osterzgebirge, Sachsen, Deutschland</text:p>
          </table:table-cell>
          <table:table-cell office:value-type="float" office:value="1297496185" calcext:value-type="float">
            <text:p>1297496185</text:p>
          </table:table-cell>
          <table:table-cell table:number-columns-repeated="1636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ilzturm (Friedensturm)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Pilzturm</text:p>
          </table:table-cell>
          <table:table-cell office:value-type="string" calcext:value-type="string">
            <text:p>Kleiner Zschand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Friedensturm (Pilzturm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Friedensturm</text:p>
          </table:table-cell>
          <table:table-cell office:value-type="float" office:value="19" calcext:value-type="float">
            <text:p>19</text:p>
          </table:table-cell>
          <table:table-cell office:value-type="float" office:value="50.9056208" calcext:value-type="float">
            <text:p>50,9056208</text:p>
          </table:table-cell>
          <table:table-cell office:value-type="float" office:value="14.2683464" calcext:value-type="float">
            <text:p>14,2683464</text:p>
          </table:table-cell>
          <table:table-cell office:value-type="string" calcext:value-type="string">
            <text:p>Friedensturm (Pilzturm), Bad Schandau, Sächsische Schweiz-Osterzgebirge, Sachsen, Deutschland</text:p>
          </table:table-cell>
          <table:table-cell office:value-type="float" office:value="2274002243" calcext:value-type="float">
            <text:p>2274002243</text:p>
          </table:table-cell>
          <table:table-cell table:number-columns-repeated="1636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leines Bärenhorn ***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Bärenhorn, Kleines</text:p>
          </table:table-cell>
          <table:table-cell office:value-type="string" calcext:value-type="string">
            <text:p>Kleiner Zschand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Kleines Bärenhor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Kleines Bärenhorn</text:p>
          </table:table-cell>
          <table:table-cell office:value-type="float" office:value="20" calcext:value-type="float">
            <text:p>20</text:p>
          </table:table-cell>
          <table:table-cell office:value-type="float" office:value="50.9056481" calcext:value-type="float">
            <text:p>50,9056481</text:p>
          </table:table-cell>
          <table:table-cell office:value-type="float" office:value="14.266801" calcext:value-type="float">
            <text:p>14,266801</text:p>
          </table:table-cell>
          <table:table-cell office:value-type="string" calcext:value-type="string">
            <text:p>Kleines Bärenhorn, Bad Schandau, Sächsische Schweiz-Osterzgebirge, Sachsen, Deutschland</text:p>
          </table:table-cell>
          <table:table-cell office:value-type="float" office:value="251874804" calcext:value-type="float">
            <text:p>251874804</text:p>
          </table:table-cell>
          <table:table-cell table:number-columns-repeated="1636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oßes Bärenhorn **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Bärenhorn, Großes</text:p>
          </table:table-cell>
          <table:table-cell office:value-type="string" calcext:value-type="string">
            <text:p>Kleiner Zschand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Großes Bärenhor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Großes Bärenhorn</text:p>
          </table:table-cell>
          <table:table-cell office:value-type="float" office:value="21" calcext:value-type="float">
            <text:p>21</text:p>
          </table:table-cell>
          <table:table-cell office:value-type="float" office:value="50.9058832" calcext:value-type="float">
            <text:p>50,9058832</text:p>
          </table:table-cell>
          <table:table-cell office:value-type="float" office:value="14.2662404" calcext:value-type="float">
            <text:p>14,2662404</text:p>
          </table:table-cell>
          <table:table-cell office:value-type="string" calcext:value-type="string">
            <text:p>Großes Bärenhorn, Bad Schandau, Sächsische Schweiz-Osterzgebirge, Sachsen, Deutschland</text:p>
          </table:table-cell>
          <table:table-cell office:value-type="float" office:value="251874652" calcext:value-type="float">
            <text:p>251874652</text:p>
          </table:table-cell>
          <table:table-cell table:number-columns-repeated="1636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erbertfels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Herbertfels</text:p>
          </table:table-cell>
          <table:table-cell office:value-type="string" calcext:value-type="string">
            <text:p>Kleiner Zschand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Herbertfel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Herbertfels</text:p>
          </table:table-cell>
          <table:table-cell office:value-type="float" office:value="22" calcext:value-type="float">
            <text:p>22</text:p>
          </table:table-cell>
          <table:table-cell office:value-type="float" office:value="50.910004" calcext:value-type="float">
            <text:p>50,910004</text:p>
          </table:table-cell>
          <table:table-cell office:value-type="float" office:value="14.266773" calcext:value-type="float">
            <text:p>14,266773</text:p>
          </table:table-cell>
          <table:table-cell office:value-type="string" calcext:value-type="string">
            <text:p>Herbertfels, Bad Schandau, Sächsische Schweiz-Osterzgebirge, Sachsen, Deutschland</text:p>
          </table:table-cell>
          <table:table-cell office:value-type="float" office:value="251874656" calcext:value-type="float">
            <text:p>251874656</text:p>
          </table:table-cell>
          <table:table-cell table:number-columns-repeated="1636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ife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Seife</text:p>
          </table:table-cell>
          <table:table-cell office:value-type="string" calcext:value-type="string">
            <text:p>Kleiner Zschand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Seif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Seife</text:p>
          </table:table-cell>
          <table:table-cell office:value-type="float" office:value="23" calcext:value-type="float">
            <text:p>23</text:p>
          </table:table-cell>
          <table:table-cell office:value-type="float" office:value="50.9103571" calcext:value-type="float">
            <text:p>50,9103571</text:p>
          </table:table-cell>
          <table:table-cell office:value-type="float" office:value="14.2669214" calcext:value-type="float">
            <text:p>14,2669214</text:p>
          </table:table-cell>
          <table:table-cell office:value-type="string" calcext:value-type="string">
            <text:p>Seife, Bad Schandau, Sächsische Schweiz-Osterzgebirge, Sachsen, 01855, Deutschland</text:p>
          </table:table-cell>
          <table:table-cell office:value-type="float" office:value="251875078" calcext:value-type="float">
            <text:p>251875078</text:p>
          </table:table-cell>
          <table:table-cell table:number-columns-repeated="1636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lfiturm **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Elfiturm</text:p>
          </table:table-cell>
          <table:table-cell office:value-type="string" calcext:value-type="string">
            <text:p>Kleiner Zschand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Elfiturm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lfiturm</text:p>
          </table:table-cell>
          <table:table-cell office:value-type="float" office:value="24" calcext:value-type="float">
            <text:p>24</text:p>
          </table:table-cell>
          <table:table-cell office:value-type="float" office:value="50.9063666" calcext:value-type="float">
            <text:p>50,9063666</text:p>
          </table:table-cell>
          <table:table-cell office:value-type="float" office:value="14.2699375" calcext:value-type="float">
            <text:p>14,2699375</text:p>
          </table:table-cell>
          <table:table-cell office:value-type="string" calcext:value-type="string">
            <text:p>Elfiturm, Bad Schandau, Sächsische Schweiz-Osterzgebirge, Sachsen, Deutschland</text:p>
          </table:table-cell>
          <table:table-cell office:value-type="float" office:value="251874555" calcext:value-type="float">
            <text:p>251874555</text:p>
          </table:table-cell>
          <table:table-cell table:number-columns-repeated="1636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athinkaturm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Kathinkaturm</text:p>
          </table:table-cell>
          <table:table-cell office:value-type="string" calcext:value-type="string">
            <text:p>Kleiner Zschand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Kathinkaturm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Kathinkaturm</text:p>
          </table:table-cell>
          <table:table-cell office:value-type="float" office:value="25" calcext:value-type="float">
            <text:p>25</text:p>
          </table:table-cell>
          <table:table-cell office:value-type="float" office:value="50.9061598" calcext:value-type="float">
            <text:p>50,9061598</text:p>
          </table:table-cell>
          <table:table-cell office:value-type="float" office:value="14.2700469" calcext:value-type="float">
            <text:p>14,2700469</text:p>
          </table:table-cell>
          <table:table-cell office:value-type="string" calcext:value-type="string">
            <text:p>Kathinkaturm, Bad Schandau, Sächsische Schweiz-Osterzgebirge, Sachsen, Deutschland</text:p>
          </table:table-cell>
          <table:table-cell office:value-type="float" office:value="251874787" calcext:value-type="float">
            <text:p>251874787</text:p>
          </table:table-cell>
          <table:table-cell table:number-columns-repeated="1636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eilensäule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Meilensäule</text:p>
          </table:table-cell>
          <table:table-cell office:value-type="string" calcext:value-type="string">
            <text:p>Kleiner Zschand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Meilensäul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Meilensäule</text:p>
          </table:table-cell>
          <table:table-cell office:value-type="float" office:value="26" calcext:value-type="float">
            <text:p>26</text:p>
          </table:table-cell>
          <table:table-cell office:value-type="float" office:value="50.9052339" calcext:value-type="float">
            <text:p>50,9052339</text:p>
          </table:table-cell>
          <table:table-cell office:value-type="float" office:value="14.2709922" calcext:value-type="float">
            <text:p>14,2709922</text:p>
          </table:table-cell>
          <table:table-cell office:value-type="string" calcext:value-type="string">
            <text:p>Meilensäule, Bad Schandau, Sächsische Schweiz-Osterzgebirge, Sachsen, Deutschland</text:p>
          </table:table-cell>
          <table:table-cell office:value-type="float" office:value="251874827" calcext:value-type="float">
            <text:p>251874827</text:p>
          </table:table-cell>
          <table:table-cell table:number-columns-repeated="1636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ärfangkanzel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Bärfangkanzel</text:p>
          </table:table-cell>
          <table:table-cell office:value-type="string" calcext:value-type="string">
            <text:p>Kleiner Zschand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Bärfangkanze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Bärfangkanzel</text:p>
          </table:table-cell>
          <table:table-cell office:value-type="float" office:value="27" calcext:value-type="float">
            <text:p>27</text:p>
          </table:table-cell>
          <table:table-cell office:value-type="float" office:value="50.9053655" calcext:value-type="float">
            <text:p>50,9053655</text:p>
          </table:table-cell>
          <table:table-cell office:value-type="float" office:value="14.2725639" calcext:value-type="float">
            <text:p>14,2725639</text:p>
          </table:table-cell>
          <table:table-cell office:value-type="string" calcext:value-type="string">
            <text:p>Bärfangkanzel, Bad Schandau, Sächsische Schweiz-Osterzgebirge, Sachsen, Deutschland</text:p>
          </table:table-cell>
          <table:table-cell office:value-type="float" office:value="251874443" calcext:value-type="float">
            <text:p>251874443</text:p>
          </table:table-cell>
          <table:table-cell table:number-columns-repeated="1636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rühlingswand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Frühlingswand</text:p>
          </table:table-cell>
          <table:table-cell office:value-type="string" calcext:value-type="string">
            <text:p>Kleiner Zschand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Frühlingswan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Frühlingswand</text:p>
          </table:table-cell>
          <table:table-cell office:value-type="float" office:value="28" calcext:value-type="float">
            <text:p>28</text:p>
          </table:table-cell>
          <table:table-cell office:value-type="float" office:value="50.9076549" calcext:value-type="float">
            <text:p>50,9076549</text:p>
          </table:table-cell>
          <table:table-cell office:value-type="float" office:value="14.2735302" calcext:value-type="float">
            <text:p>14,2735302</text:p>
          </table:table-cell>
          <table:table-cell office:value-type="string" calcext:value-type="string">
            <text:p>Frühlingswand, Bad Schandau, Sächsische Schweiz-Osterzgebirge, Sachsen, Deutschland</text:p>
          </table:table-cell>
          <table:table-cell office:value-type="float" office:value="251874575" calcext:value-type="float">
            <text:p>251874575</text:p>
          </table:table-cell>
          <table:table-cell table:number-columns-repeated="1636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orderes Pechofenhor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Pechofenhorn, Vorderes</text:p>
          </table:table-cell>
          <table:table-cell office:value-type="string" calcext:value-type="string">
            <text:p>Kleiner Zschand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Vorderes Pechofenhor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Vorderes Pechofenhorn</text:p>
          </table:table-cell>
          <table:table-cell office:value-type="float" office:value="29" calcext:value-type="float">
            <text:p>29</text:p>
          </table:table-cell>
          <table:table-cell office:value-type="float" office:value="50.9082638" calcext:value-type="float">
            <text:p>50,9082638</text:p>
          </table:table-cell>
          <table:table-cell office:value-type="float" office:value="14.2740773" calcext:value-type="float">
            <text:p>14,2740773</text:p>
          </table:table-cell>
          <table:table-cell office:value-type="string" calcext:value-type="string">
            <text:p>Vorderes Pechofenhorn, Bad Schandau, Sächsische Schweiz-Osterzgebirge, Sachsen, Deutschland</text:p>
          </table:table-cell>
          <table:table-cell office:value-type="float" office:value="2274002489" calcext:value-type="float">
            <text:p>2274002489</text:p>
          </table:table-cell>
          <table:table-cell table:number-columns-repeated="1636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exenspitze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Hexenspitze</text:p>
          </table:table-cell>
          <table:table-cell office:value-type="string" calcext:value-type="string">
            <text:p>Kleiner Zschand</text:p>
          </table:table-cell>
          <table:table-cell office:value-type="float" office:value="4023" calcext:value-type="float">
            <text:p>4023</text:p>
          </table:table-cell>
          <table:table-cell office:value-type="string" calcext:value-type="string">
            <text:p>Hexenspitz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Hexenspitze</text:p>
          </table:table-cell>
          <table:table-cell office:value-type="float" office:value="30" calcext:value-type="float">
            <text:p>30</text:p>
          </table:table-cell>
          <table:table-cell office:value-type="float" office:value="50.9079066" calcext:value-type="float">
            <text:p>50,9079066</text:p>
          </table:table-cell>
          <table:table-cell office:value-type="float" office:value="14.27605" calcext:value-type="float">
            <text:p>14,27605</text:p>
          </table:table-cell>
          <table:table-cell office:value-type="string" calcext:value-type="string">
            <text:p>Hexenspitze, Bad Schandau, Sächsische Schweiz-Osterzgebirge, Sachsen, Deutschland</text:p>
          </table:table-cell>
          <table:table-cell office:value-type="float" office:value="251874701" calcext:value-type="float">
            <text:p>251874701</text:p>
          </table:table-cell>
          <table:table-cell table:number-columns-repeated="1636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echschluchtturm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Pechschluchtturm</text:p>
          </table:table-cell>
          <table:table-cell office:value-type="string" calcext:value-type="string">
            <text:p>Kleiner Zschand</text:p>
          </table:table-cell>
          <table:table-cell office:value-type="float" office:value="4024" calcext:value-type="float">
            <text:p>4024</text:p>
          </table:table-cell>
          <table:table-cell office:value-type="string" calcext:value-type="string">
            <text:p>Pechschluchtturm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Pechschluchtturm</text:p>
          </table:table-cell>
          <table:table-cell office:value-type="float" office:value="31" calcext:value-type="float">
            <text:p>31</text:p>
          </table:table-cell>
          <table:table-cell office:value-type="float" office:value="50.9077669" calcext:value-type="float">
            <text:p>50,9077669</text:p>
          </table:table-cell>
          <table:table-cell office:value-type="float" office:value="14.2764187" calcext:value-type="float">
            <text:p>14,2764187</text:p>
          </table:table-cell>
          <table:table-cell office:value-type="string" calcext:value-type="string">
            <text:p>Pechschluchtturm, Bad Schandau, Sächsische Schweiz-Osterzgebirge, Sachsen, Deutschland</text:p>
          </table:table-cell>
          <table:table-cell office:value-type="float" office:value="251874889" calcext:value-type="float">
            <text:p>251874889</text:p>
          </table:table-cell>
          <table:table-cell table:number-columns-repeated="1636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mpfporstkegel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Sumpfporstkegel</text:p>
          </table:table-cell>
          <table:table-cell office:value-type="string" calcext:value-type="string">
            <text:p>Kleiner Zschand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Sumpfporstkege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Sumpfporstkegel</text:p>
          </table:table-cell>
          <table:table-cell office:value-type="float" office:value="32" calcext:value-type="float">
            <text:p>32</text:p>
          </table:table-cell>
          <table:table-cell office:value-type="float" office:value="50.9071124" calcext:value-type="float">
            <text:p>50,9071124</text:p>
          </table:table-cell>
          <table:table-cell office:value-type="float" office:value="14.2773288" calcext:value-type="float">
            <text:p>14,2773288</text:p>
          </table:table-cell>
          <table:table-cell office:value-type="string" calcext:value-type="string">
            <text:p>Sumpfporstkegel, Bad Schandau, Sächsische Schweiz-Osterzgebirge, Sachsen, Deutschland</text:p>
          </table:table-cell>
          <table:table-cell office:value-type="float" office:value="251875148" calcext:value-type="float">
            <text:p>251875148</text:p>
          </table:table-cell>
          <table:table-cell table:number-columns-repeated="1636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echofenscheibe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echofenscheibe</text:p>
          </table:table-cell>
          <table:table-cell office:value-type="string" calcext:value-type="string">
            <text:p>Kleiner Zschand</text:p>
          </table:table-cell>
          <table:table-cell office:value-type="float" office:value="4026" calcext:value-type="float">
            <text:p>4026</text:p>
          </table:table-cell>
          <table:table-cell office:value-type="string" calcext:value-type="string">
            <text:p>Pechofenscheib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Pechofenscheibe</text:p>
          </table:table-cell>
          <table:table-cell office:value-type="float" office:value="33" calcext:value-type="float">
            <text:p>33</text:p>
          </table:table-cell>
          <table:table-cell office:value-type="float" office:value="50.9084274" calcext:value-type="float">
            <text:p>50,9084274</text:p>
          </table:table-cell>
          <table:table-cell office:value-type="float" office:value="14.2774803" calcext:value-type="float">
            <text:p>14,2774803</text:p>
          </table:table-cell>
          <table:table-cell office:value-type="string" calcext:value-type="string">
            <text:p>Pechofenscheibe, Bad Schandau, Sächsische Schweiz-Osterzgebirge, Sachsen, Deutschland</text:p>
          </table:table-cell>
          <table:table-cell office:value-type="float" office:value="251874893" calcext:value-type="float">
            <text:p>251874893</text:p>
          </table:table-cell>
          <table:table-cell table:number-columns-repeated="1636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öhler *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Köhler</text:p>
          </table:table-cell>
          <table:table-cell office:value-type="string" calcext:value-type="string">
            <text:p>Kleiner Zschand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Köhl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Köhler</text:p>
          </table:table-cell>
          <table:table-cell office:value-type="float" office:value="34" calcext:value-type="float">
            <text:p>34</text:p>
          </table:table-cell>
          <table:table-cell office:value-type="float" office:value="50.9085678" calcext:value-type="float">
            <text:p>50,9085678</text:p>
          </table:table-cell>
          <table:table-cell office:value-type="float" office:value="14.2766027" calcext:value-type="float">
            <text:p>14,2766027</text:p>
          </table:table-cell>
          <table:table-cell office:value-type="string" calcext:value-type="string">
            <text:p>Köhler, Bad Schandau, Sächsische Schweiz-Osterzgebirge, Sachsen, Deutschland</text:p>
          </table:table-cell>
          <table:table-cell office:value-type="float" office:value="251874795" calcext:value-type="float">
            <text:p>251874795</text:p>
          </table:table-cell>
          <table:table-cell table:number-columns-repeated="1636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echofenstein **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Pechofenstein</text:p>
          </table:table-cell>
          <table:table-cell office:value-type="string" calcext:value-type="string">
            <text:p>Kleiner Zschand</text:p>
          </table:table-cell>
          <table:table-cell office:value-type="float" office:value="4028" calcext:value-type="float">
            <text:p>4028</text:p>
          </table:table-cell>
          <table:table-cell office:value-type="string" calcext:value-type="string">
            <text:p>Pechofenstei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Pechofenstein</text:p>
          </table:table-cell>
          <table:table-cell office:value-type="float" office:value="35" calcext:value-type="float">
            <text:p>35</text:p>
          </table:table-cell>
          <table:table-cell office:value-type="float" office:value="50.9086304" calcext:value-type="float">
            <text:p>50,9086304</text:p>
          </table:table-cell>
          <table:table-cell office:value-type="float" office:value="14.2770901" calcext:value-type="float">
            <text:p>14,2770901</text:p>
          </table:table-cell>
          <table:table-cell office:value-type="string" calcext:value-type="string">
            <text:p>Pechofenstein, Bad Schandau, Sächsische Schweiz-Osterzgebirge, Sachsen, Deutschland</text:p>
          </table:table-cell>
          <table:table-cell office:value-type="float" office:value="251874891" calcext:value-type="float">
            <text:p>251874891</text:p>
          </table:table-cell>
          <table:table-cell table:number-columns-repeated="1636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echofenwarte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echofenwarte</text:p>
          </table:table-cell>
          <table:table-cell office:value-type="string" calcext:value-type="string">
            <text:p>Kleiner Zschand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Pechofenwart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Pechofenwarte</text:p>
          </table:table-cell>
          <table:table-cell office:value-type="float" office:value="36" calcext:value-type="float">
            <text:p>36</text:p>
          </table:table-cell>
          <table:table-cell office:value-type="float" office:value="50.9086242" calcext:value-type="float">
            <text:p>50,9086242</text:p>
          </table:table-cell>
          <table:table-cell office:value-type="float" office:value="14.2778151" calcext:value-type="float">
            <text:p>14,2778151</text:p>
          </table:table-cell>
          <table:table-cell office:value-type="string" calcext:value-type="string">
            <text:p>Pechofenwarte, Bad Schandau, Sächsische Schweiz-Osterzgebirge, Sachsen, Deutschland</text:p>
          </table:table-cell>
          <table:table-cell office:value-type="float" office:value="251874888" calcext:value-type="float">
            <text:p>251874888</text:p>
          </table:table-cell>
          <table:table-cell table:number-columns-repeated="1636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echofenspitze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Pechofenspitze</text:p>
          </table:table-cell>
          <table:table-cell office:value-type="string" calcext:value-type="string">
            <text:p>Kleiner Zschand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Pechofenspitz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Pechofenspitze</text:p>
          </table:table-cell>
          <table:table-cell office:value-type="float" office:value="37" calcext:value-type="float">
            <text:p>37</text:p>
          </table:table-cell>
          <table:table-cell office:value-type="float" office:value="50.9090306" calcext:value-type="float">
            <text:p>50,9090306</text:p>
          </table:table-cell>
          <table:table-cell office:value-type="float" office:value="14.2767662" calcext:value-type="float">
            <text:p>14,2767662</text:p>
          </table:table-cell>
          <table:table-cell office:value-type="string" calcext:value-type="string">
            <text:p>Pechofenspitze, Bad Schandau, Sächsische Schweiz-Osterzgebirge, Sachsen, Deutschland</text:p>
          </table:table-cell>
          <table:table-cell office:value-type="float" office:value="251874890" calcext:value-type="float">
            <text:p>251874890</text:p>
          </table:table-cell>
          <table:table-cell table:number-columns-repeated="1636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interes Pechofenhorn ***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Pechofenhorn, Hinteres</text:p>
          </table:table-cell>
          <table:table-cell office:value-type="string" calcext:value-type="string">
            <text:p>Kleiner Zschand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Hinteres Pechofenhor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Hinteres Pechofenhorn</text:p>
          </table:table-cell>
          <table:table-cell office:value-type="float" office:value="38" calcext:value-type="float">
            <text:p>38</text:p>
          </table:table-cell>
          <table:table-cell office:value-type="float" office:value="50.9090518" calcext:value-type="float">
            <text:p>50,9090518</text:p>
          </table:table-cell>
          <table:table-cell office:value-type="float" office:value="14.2759944" calcext:value-type="float">
            <text:p>14,2759944</text:p>
          </table:table-cell>
          <table:table-cell office:value-type="string" calcext:value-type="string">
            <text:p>Hinteres Pechofenhorn, Bad Schandau, Sächsische Schweiz-Osterzgebirge, Sachsen, Deutschland</text:p>
          </table:table-cell>
          <table:table-cell office:value-type="float" office:value="2274002270" calcext:value-type="float">
            <text:p>2274002270</text:p>
          </table:table-cell>
          <table:table-cell table:number-columns-repeated="1636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Wartburg *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Wartburg</text:p>
          </table:table-cell>
          <table:table-cell office:value-type="string" calcext:value-type="string">
            <text:p>Kleiner Zschand</text:p>
          </table:table-cell>
          <table:table-cell office:value-type="float" office:value="4032" calcext:value-type="float">
            <text:p>4032</text:p>
          </table:table-cell>
          <table:table-cell office:value-type="string" calcext:value-type="string">
            <text:p>Wartburg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Wartburg</text:p>
          </table:table-cell>
          <table:table-cell office:value-type="float" office:value="39" calcext:value-type="float">
            <text:p>39</text:p>
          </table:table-cell>
          <table:table-cell office:value-type="float" office:value="50.9101224" calcext:value-type="float">
            <text:p>50,9101224</text:p>
          </table:table-cell>
          <table:table-cell office:value-type="float" office:value="14.2751833" calcext:value-type="float">
            <text:p>14,2751833</text:p>
          </table:table-cell>
          <table:table-cell office:value-type="string" calcext:value-type="string">
            <text:p>Wartburg, Bad Schandau, Sächsische Schweiz-Osterzgebirge, Sachsen, 01855, Deutschland</text:p>
          </table:table-cell>
          <table:table-cell office:value-type="float" office:value="251875222" calcext:value-type="float">
            <text:p>251875222</text:p>
          </table:table-cell>
          <table:table-cell table:number-columns-repeated="1636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intersteinwächter **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Wintersteinwächter</text:p>
          </table:table-cell>
          <table:table-cell office:value-type="string" calcext:value-type="string">
            <text:p>Kleiner Zschand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Wintersteinwäch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Wintersteinwächter</text:p>
          </table:table-cell>
          <table:table-cell office:value-type="float" office:value="40" calcext:value-type="float">
            <text:p>40</text:p>
          </table:table-cell>
          <table:table-cell office:value-type="float" office:value="50.9103364" calcext:value-type="float">
            <text:p>50,9103364</text:p>
          </table:table-cell>
          <table:table-cell office:value-type="float" office:value="14.2807723" calcext:value-type="float">
            <text:p>14,2807723</text:p>
          </table:table-cell>
          <table:table-cell office:value-type="string" calcext:value-type="string">
            <text:p>Wintersteinwächter, Bad Schandau, Sächsische Schweiz-Osterzgebirge, Sachsen, 01855, Deutschland</text:p>
          </table:table-cell>
          <table:table-cell office:value-type="float" office:value="1338518247" calcext:value-type="float">
            <text:p>1338518247</text:p>
          </table:table-cell>
          <table:table-cell table:number-columns-repeated="1636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ärfangkegel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Bärfangkegel</text:p>
          </table:table-cell>
          <table:table-cell office:value-type="string" calcext:value-type="string">
            <text:p>Kleiner Zschand</text:p>
          </table:table-cell>
          <table:table-cell office:value-type="float" office:value="4034" calcext:value-type="float">
            <text:p>4034</text:p>
          </table:table-cell>
          <table:table-cell office:value-type="string" calcext:value-type="string">
            <text:p>Bärfangkege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Bärfangkegel</text:p>
          </table:table-cell>
          <table:table-cell office:value-type="float" office:value="41" calcext:value-type="float">
            <text:p>41</text:p>
          </table:table-cell>
          <table:table-cell office:value-type="float" office:value="50.9088866" calcext:value-type="float">
            <text:p>50,9088866</text:p>
          </table:table-cell>
          <table:table-cell office:value-type="float" office:value="14.2814739" calcext:value-type="float">
            <text:p>14,2814739</text:p>
          </table:table-cell>
          <table:table-cell office:value-type="string" calcext:value-type="string">
            <text:p>Bärfangkegel, Bad Schandau, Sächsische Schweiz-Osterzgebirge, Sachsen, Deutschland</text:p>
          </table:table-cell>
          <table:table-cell office:value-type="float" office:value="251874444" calcext:value-type="float">
            <text:p>251874444</text:p>
          </table:table-cell>
          <table:table-cell table:number-columns-repeated="1636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ärfangwarte **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Bärfangwarte</text:p>
          </table:table-cell>
          <table:table-cell office:value-type="string" calcext:value-type="string">
            <text:p>Kleiner Zschand</text:p>
          </table:table-cell>
          <table:table-cell office:value-type="float" office:value="4035" calcext:value-type="float">
            <text:p>4035</text:p>
          </table:table-cell>
          <table:table-cell office:value-type="string" calcext:value-type="string">
            <text:p>Bärfangwart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Bärfangwarte</text:p>
          </table:table-cell>
          <table:table-cell office:value-type="float" office:value="42" calcext:value-type="float">
            <text:p>42</text:p>
          </table:table-cell>
          <table:table-cell office:value-type="float" office:value="50.9088971" calcext:value-type="float">
            <text:p>50,9088971</text:p>
          </table:table-cell>
          <table:table-cell office:value-type="float" office:value="14.2825616" calcext:value-type="float">
            <text:p>14,2825616</text:p>
          </table:table-cell>
          <table:table-cell office:value-type="string" calcext:value-type="string">
            <text:p>Bärfangwarte, Bad Schandau, Sächsische Schweiz-Osterzgebirge, Sachsen, Deutschland</text:p>
          </table:table-cell>
          <table:table-cell office:value-type="float" office:value="251874442" calcext:value-type="float">
            <text:p>251874442</text:p>
          </table:table-cell>
          <table:table-cell table:number-columns-repeated="1636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Zauberstab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Zauberstab</text:p>
          </table:table-cell>
          <table:table-cell office:value-type="string" calcext:value-type="string">
            <text:p>Kleiner Zschand</text:p>
          </table:table-cell>
          <table:table-cell office:value-type="float" office:value="4036" calcext:value-type="float">
            <text:p>4036</text:p>
          </table:table-cell>
          <table:table-cell office:value-type="string" calcext:value-type="string">
            <text:p>Zauberstab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Zauberstab</text:p>
          </table:table-cell>
          <table:table-cell office:value-type="float" office:value="43" calcext:value-type="float">
            <text:p>43</text:p>
          </table:table-cell>
          <table:table-cell office:value-type="float" office:value="50.9079342" calcext:value-type="float">
            <text:p>50,9079342</text:p>
          </table:table-cell>
          <table:table-cell office:value-type="float" office:value="14.2816073" calcext:value-type="float">
            <text:p>14,2816073</text:p>
          </table:table-cell>
          <table:table-cell office:value-type="string" calcext:value-type="string">
            <text:p>Zauberstab, Bad Schandau, Sächsische Schweiz-Osterzgebirge, Sachsen, Deutschland</text:p>
          </table:table-cell>
          <table:table-cell office:value-type="float" office:value="251875185" calcext:value-type="float">
            <text:p>251875185</text:p>
          </table:table-cell>
          <table:table-cell table:number-columns-repeated="1636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ose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Kleiner Zschand</text:p>
          </table:table-cell>
          <table:table-cell office:value-type="float" office:value="8" calcext:value-type="float">
            <text:p>8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Kleiner Zschand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Mos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leiner Zschand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Moses</text:p>
          </table:table-cell>
          <table:table-cell office:value-type="float" office:value="44" calcext:value-type="float">
            <text:p>44</text:p>
          </table:table-cell>
          <table:table-cell office:value-type="float" office:value="50.9116662" calcext:value-type="float">
            <text:p>50,9116662</text:p>
          </table:table-cell>
          <table:table-cell office:value-type="float" office:value="14.2903472" calcext:value-type="float">
            <text:p>14,2903472</text:p>
          </table:table-cell>
          <table:table-cell office:value-type="string" calcext:value-type="string">
            <text:p>Moses, Bad Schandau, Sächsische Schweiz-Osterzgebirge, Sachsen, Deutschland</text:p>
          </table:table-cell>
          <table:table-cell office:value-type="float" office:value="251874882" calcext:value-type="float">
            <text:p>251874882</text:p>
          </table:table-cell>
          <table:table-cell table:number-columns-repeated="1636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xelbrüderscheibe *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Kraxelbrüderscheibe</text:p>
          </table:table-cell>
          <table:table-cell office:value-type="string" calcext:value-type="string">
            <text:p>Rathener Gebiet</text:p>
          </table:table-cell>
          <table:table-cell office:value-type="float" office:value="4040" calcext:value-type="float">
            <text:p>4040</text:p>
          </table:table-cell>
          <table:table-cell office:value-type="string" calcext:value-type="string">
            <text:p>Kraxelbrüderscheib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Kraxelbrüderscheibe</text:p>
          </table:table-cell>
          <table:table-cell office:value-type="float" office:value="1" calcext:value-type="float">
            <text:p>1</text:p>
          </table:table-cell>
          <table:table-cell office:value-type="float" office:value="50.9614376" calcext:value-type="float">
            <text:p>50,9614376</text:p>
          </table:table-cell>
          <table:table-cell office:value-type="float" office:value="14.0644352" calcext:value-type="float">
            <text:p>14,0644352</text:p>
          </table:table-cell>
          <table:table-cell office:value-type="string" calcext:value-type="string">
            <text:p>Kraxelbrüderscheibe, Lohmen, Lohmen/Stadt Wehlen, Sächsische Schweiz-Osterzgebirge, Sachsen, 01829, Deutschland</text:p>
          </table:table-cell>
          <table:table-cell office:value-type="float" office:value="1987816421" calcext:value-type="float">
            <text:p>1987816421</text:p>
          </table:table-cell>
          <table:table-cell table:number-columns-repeated="1636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rkopf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Querkopf</text:p>
          </table:table-cell>
          <table:table-cell office:value-type="string" calcext:value-type="string">
            <text:p>Rathener Gebiet</text:p>
          </table:table-cell>
          <table:table-cell office:value-type="float" office:value="6272" calcext:value-type="float">
            <text:p>6272</text:p>
          </table:table-cell>
          <table:table-cell office:value-type="string" calcext:value-type="string">
            <text:p>Querkopf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Querkopf</text:p>
          </table:table-cell>
          <table:table-cell office:value-type="float" office:value="2" calcext:value-type="float">
            <text:p>2</text:p>
          </table:table-cell>
          <table:table-cell office:value-type="float" office:value="50.9617896" calcext:value-type="float">
            <text:p>50,9617896</text:p>
          </table:table-cell>
          <table:table-cell office:value-type="float" office:value="14.0643436" calcext:value-type="float">
            <text:p>14,0643436</text:p>
          </table:table-cell>
          <table:table-cell office:value-type="string" calcext:value-type="string">
            <text:p>Querkopf, Lohmen, Lohmen/Stadt Wehlen, Sächsische Schweiz-Osterzgebirge, Sachsen, 01829, Deutschland</text:p>
          </table:table-cell>
          <table:table-cell office:value-type="float" office:value="1987816462" calcext:value-type="float">
            <text:p>1987816462</text:p>
          </table:table-cell>
          <table:table-cell table:number-columns-repeated="1636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irschgrundscheibe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Hirschgrundscheibe</text:p>
          </table:table-cell>
          <table:table-cell office:value-type="string" calcext:value-type="string">
            <text:p>Rathener Gebiet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Hirschgrundscheib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Hirschgrundscheibe</text:p>
          </table:table-cell>
          <table:table-cell office:value-type="float" office:value="3" calcext:value-type="float">
            <text:p>3</text:p>
          </table:table-cell>
          <table:table-cell office:value-type="float" office:value="50.9630922" calcext:value-type="float">
            <text:p>50,9630922</text:p>
          </table:table-cell>
          <table:table-cell office:value-type="float" office:value="14.06406" calcext:value-type="float">
            <text:p>14,06406</text:p>
          </table:table-cell>
          <table:table-cell office:value-type="string" calcext:value-type="string">
            <text:p>Hirschgrundscheibe, Lohmen, Lohmen/Stadt Wehlen, Sächsische Schweiz-Osterzgebirge, Sachsen, 01829, Deutschland</text:p>
          </table:table-cell>
          <table:table-cell office:value-type="float" office:value="1987816417" calcext:value-type="float">
            <text:p>1987816417</text:p>
          </table:table-cell>
          <table:table-cell table:number-columns-repeated="1636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ktor *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Rathener Gebiet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Dokto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Doktor</text:p>
          </table:table-cell>
          <table:table-cell office:value-type="float" office:value="4" calcext:value-type="float">
            <text:p>4</text:p>
          </table:table-cell>
          <table:table-cell office:value-type="float" office:value="50.9640835" calcext:value-type="float">
            <text:p>50,9640835</text:p>
          </table:table-cell>
          <table:table-cell office:value-type="float" office:value="14.0648671" calcext:value-type="float">
            <text:p>14,0648671</text:p>
          </table:table-cell>
          <table:table-cell office:value-type="string" calcext:value-type="string">
            <text:p>Doktor, Lohmen, Lohmen/Stadt Wehlen, Sächsische Schweiz-Osterzgebirge, Sachsen, 01829, Deutschland</text:p>
          </table:table-cell>
          <table:table-cell office:value-type="float" office:value="1987816388" calcext:value-type="float">
            <text:p>1987816388</text:p>
          </table:table-cell>
          <table:table-cell table:number-columns-repeated="1636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tient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Rathener Gebiet</text:p>
          </table:table-cell>
          <table:table-cell office:value-type="float" office:value="4043" calcext:value-type="float">
            <text:p>4043</text:p>
          </table:table-cell>
          <table:table-cell office:value-type="string" calcext:value-type="string">
            <text:p>Patien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Patient</text:p>
          </table:table-cell>
          <table:table-cell office:value-type="float" office:value="5" calcext:value-type="float">
            <text:p>5</text:p>
          </table:table-cell>
          <table:table-cell office:value-type="float" office:value="50.9640654" calcext:value-type="float">
            <text:p>50,9640654</text:p>
          </table:table-cell>
          <table:table-cell office:value-type="float" office:value="14.0650855" calcext:value-type="float">
            <text:p>14,0650855</text:p>
          </table:table-cell>
          <table:table-cell office:value-type="string" calcext:value-type="string">
            <text:p>Patient, Lohmen, Lohmen/Stadt Wehlen, Sächsische Schweiz-Osterzgebirge, Sachsen, 01829, Deutschland</text:p>
          </table:table-cell>
          <table:table-cell office:value-type="float" office:value="1987816458" calcext:value-type="float">
            <text:p>1987816458</text:p>
          </table:table-cell>
          <table:table-cell table:number-columns-repeated="1636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ssistent *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Assistent</text:p>
          </table:table-cell>
          <table:table-cell office:value-type="string" calcext:value-type="string">
            <text:p>Rathener Gebiet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Assisten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Assistent</text:p>
          </table:table-cell>
          <table:table-cell office:value-type="float" office:value="6" calcext:value-type="float">
            <text:p>6</text:p>
          </table:table-cell>
          <table:table-cell office:value-type="float" office:value="50.963898" calcext:value-type="float">
            <text:p>50,963898</text:p>
          </table:table-cell>
          <table:table-cell office:value-type="float" office:value="14.0650352" calcext:value-type="float">
            <text:p>14,0650352</text:p>
          </table:table-cell>
          <table:table-cell office:value-type="string" calcext:value-type="string">
            <text:p>Assistent, Lohmen, Lohmen/Stadt Wehlen, Sächsische Schweiz-Osterzgebirge, Sachsen, 01829, Deutschland</text:p>
          </table:table-cell>
          <table:table-cell office:value-type="float" office:value="1987816381" calcext:value-type="float">
            <text:p>1987816381</text:p>
          </table:table-cell>
          <table:table-cell table:number-columns-repeated="1636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interer Hirschgrundturm *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Hirschgrundturm, Hinterer</text:p>
          </table:table-cell>
          <table:table-cell office:value-type="string" calcext:value-type="string">
            <text:p>Rathener Gebiet</text:p>
          </table:table-cell>
          <table:table-cell office:value-type="float" office:value="4045" calcext:value-type="float">
            <text:p>4045</text:p>
          </table:table-cell>
          <table:table-cell office:value-type="string" calcext:value-type="string">
            <text:p>Hinterer Hirschgrund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Hinterer Hirschgrundturm</text:p>
          </table:table-cell>
          <table:table-cell office:value-type="float" office:value="7" calcext:value-type="float">
            <text:p>7</text:p>
          </table:table-cell>
          <table:table-cell office:value-type="float" office:value="50.9632717" calcext:value-type="float">
            <text:p>50,9632717</text:p>
          </table:table-cell>
          <table:table-cell office:value-type="float" office:value="14.0652364" calcext:value-type="float">
            <text:p>14,0652364</text:p>
          </table:table-cell>
          <table:table-cell office:value-type="string" calcext:value-type="string">
            <text:p>Hinterer Hirschgrundturm, Lohmen, Lohmen/Stadt Wehlen, Sächsische Schweiz-Osterzgebirge, Sachsen, 01829, Deutschland</text:p>
          </table:table-cell>
          <table:table-cell office:value-type="float" office:value="1987816410" calcext:value-type="float">
            <text:p>1987816410</text:p>
          </table:table-cell>
          <table:table-cell table:number-columns-repeated="1636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ilddieb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Wilddieb</text:p>
          </table:table-cell>
          <table:table-cell office:value-type="string" calcext:value-type="string">
            <text:p>Rathener Gebiet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Wilddieb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Wilddieb</text:p>
          </table:table-cell>
          <table:table-cell office:value-type="float" office:value="8" calcext:value-type="float">
            <text:p>8</text:p>
          </table:table-cell>
          <table:table-cell office:value-type="float" office:value="50.9629356" calcext:value-type="float">
            <text:p>50,9629356</text:p>
          </table:table-cell>
          <table:table-cell office:value-type="float" office:value="14.065612" calcext:value-type="float">
            <text:p>14,065612</text:p>
          </table:table-cell>
          <table:table-cell office:value-type="string" calcext:value-type="string">
            <text:p>Wilddieb, Lohmen, Lohmen/Stadt Wehlen, Sächsische Schweiz-Osterzgebirge, Sachsen, 01829, Deutschland</text:p>
          </table:table-cell>
          <table:table-cell office:value-type="float" office:value="1987816473" calcext:value-type="float">
            <text:p>1987816473</text:p>
          </table:table-cell>
          <table:table-cell table:number-columns-repeated="1636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ttlerer Hirschgrundturm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Hirschgrundturm, Mittlerer</text:p>
          </table:table-cell>
          <table:table-cell office:value-type="string" calcext:value-type="string">
            <text:p>Rathener Gebiet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Mittlerer Hirschgrund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Mittlerer Hirschgrundturm</text:p>
          </table:table-cell>
          <table:table-cell office:value-type="float" office:value="9" calcext:value-type="float">
            <text:p>9</text:p>
          </table:table-cell>
          <table:table-cell office:value-type="float" office:value="50.9626346" calcext:value-type="float">
            <text:p>50,9626346</text:p>
          </table:table-cell>
          <table:table-cell office:value-type="float" office:value="14.065565" calcext:value-type="float">
            <text:p>14,065565</text:p>
          </table:table-cell>
          <table:table-cell office:value-type="string" calcext:value-type="string">
            <text:p>Mittlerer Hirschgrundturm, Lohmen, Lohmen/Stadt Wehlen, Sächsische Schweiz-Osterzgebirge, Sachsen, 01829, Deutschland</text:p>
          </table:table-cell>
          <table:table-cell office:value-type="float" office:value="1987816433" calcext:value-type="float">
            <text:p>1987816433</text:p>
          </table:table-cell>
          <table:table-cell table:number-columns-repeated="1636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orderer Hirschgrundturm *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Hirschgrundturm, Vorderer</text:p>
          </table:table-cell>
          <table:table-cell office:value-type="string" calcext:value-type="string">
            <text:p>Rathener Gebiet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Vorderer Hirschgrund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Vorderer Hirschgrundturm</text:p>
          </table:table-cell>
          <table:table-cell office:value-type="float" office:value="10" calcext:value-type="float">
            <text:p>10</text:p>
          </table:table-cell>
          <table:table-cell office:value-type="float" office:value="50.9622706" calcext:value-type="float">
            <text:p>50,9622706</text:p>
          </table:table-cell>
          <table:table-cell office:value-type="float" office:value="14.0658453" calcext:value-type="float">
            <text:p>14,0658453</text:p>
          </table:table-cell>
          <table:table-cell office:value-type="string" calcext:value-type="string">
            <text:p>Vorderer Hirschgrundturm, Lohmen, Lohmen/Stadt Wehlen, Sächsische Schweiz-Osterzgebirge, Sachsen, 01829, Deutschland</text:p>
          </table:table-cell>
          <table:table-cell office:value-type="float" office:value="1987816467" calcext:value-type="float">
            <text:p>1987816467</text:p>
          </table:table-cell>
          <table:table-cell table:number-columns-repeated="1636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irschgrundkegel *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Hirschgrundkegel</text:p>
          </table:table-cell>
          <table:table-cell office:value-type="string" calcext:value-type="string">
            <text:p>Rathener Gebiet</text:p>
          </table:table-cell>
          <table:table-cell office:value-type="float" office:value="4049" calcext:value-type="float">
            <text:p>4049</text:p>
          </table:table-cell>
          <table:table-cell office:value-type="string" calcext:value-type="string">
            <text:p>Hirschgrundkege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Hirschgrundkegel</text:p>
          </table:table-cell>
          <table:table-cell office:value-type="float" office:value="11" calcext:value-type="float">
            <text:p>11</text:p>
          </table:table-cell>
          <table:table-cell office:value-type="float" office:value="50.961973" calcext:value-type="float">
            <text:p>50,961973</text:p>
          </table:table-cell>
          <table:table-cell office:value-type="float" office:value="14.0657354" calcext:value-type="float">
            <text:p>14,0657354</text:p>
          </table:table-cell>
          <table:table-cell office:value-type="string" calcext:value-type="string">
            <text:p>Hirschgrundkegel, Lohmen, Lohmen/Stadt Wehlen, Sächsische Schweiz-Osterzgebirge, Sachsen, 01829, Deutschland</text:p>
          </table:table-cell>
          <table:table-cell office:value-type="float" office:value="937193404" calcext:value-type="float">
            <text:p>937193404</text:p>
          </table:table-cell>
          <table:table-cell table:number-columns-repeated="1636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cherge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Scherge</text:p>
          </table:table-cell>
          <table:table-cell office:value-type="string" calcext:value-type="string">
            <text:p>Rathener Gebiet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Scherg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Scherge</text:p>
          </table:table-cell>
          <table:table-cell office:value-type="float" office:value="12" calcext:value-type="float">
            <text:p>12</text:p>
          </table:table-cell>
          <table:table-cell office:value-type="float" office:value="50.961938" calcext:value-type="float">
            <text:p>50,961938</text:p>
          </table:table-cell>
          <table:table-cell office:value-type="float" office:value="14.0661162" calcext:value-type="float">
            <text:p>14,0661162</text:p>
          </table:table-cell>
          <table:table-cell office:value-type="string" calcext:value-type="string">
            <text:p>Scherge, Lohmen, Lohmen/Stadt Wehlen, Sächsische Schweiz-Osterzgebirge, Sachsen, 01829, Deutschland</text:p>
          </table:table-cell>
          <table:table-cell office:value-type="float" office:value="1987816463" calcext:value-type="float">
            <text:p>1987816463</text:p>
          </table:table-cell>
          <table:table-cell table:number-columns-repeated="1636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chturm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Lochturm</text:p>
          </table:table-cell>
          <table:table-cell office:value-type="string" calcext:value-type="string">
            <text:p>Rathener Gebiet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Loch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Lochturm</text:p>
          </table:table-cell>
          <table:table-cell office:value-type="float" office:value="13" calcext:value-type="float">
            <text:p>13</text:p>
          </table:table-cell>
          <table:table-cell office:value-type="float" office:value="50.9618576" calcext:value-type="float">
            <text:p>50,9618576</text:p>
          </table:table-cell>
          <table:table-cell office:value-type="float" office:value="14.0664695" calcext:value-type="float">
            <text:p>14,0664695</text:p>
          </table:table-cell>
          <table:table-cell office:value-type="string" calcext:value-type="string">
            <text:p>Lochturm, Lohmen, Lohmen/Stadt Wehlen, Sächsische Schweiz-Osterzgebirge, Sachsen, 01829, Deutschland</text:p>
          </table:table-cell>
          <table:table-cell office:value-type="float" office:value="1987816426" calcext:value-type="float">
            <text:p>1987816426</text:p>
          </table:table-cell>
          <table:table-cell table:number-columns-repeated="1636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irschgrundwarte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Hirschgrundwarte</text:p>
          </table:table-cell>
          <table:table-cell office:value-type="string" calcext:value-type="string">
            <text:p>Rathener Gebiet</text:p>
          </table:table-cell>
          <table:table-cell office:value-type="float" office:value="4052" calcext:value-type="float">
            <text:p>4052</text:p>
          </table:table-cell>
          <table:table-cell office:value-type="string" calcext:value-type="string">
            <text:p>Hirschgrundwart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Hirschgrundwarte</text:p>
          </table:table-cell>
          <table:table-cell office:value-type="float" office:value="14" calcext:value-type="float">
            <text:p>14</text:p>
          </table:table-cell>
          <table:table-cell office:value-type="float" office:value="50.9616751" calcext:value-type="float">
            <text:p>50,9616751</text:p>
          </table:table-cell>
          <table:table-cell office:value-type="float" office:value="14.0670282" calcext:value-type="float">
            <text:p>14,0670282</text:p>
          </table:table-cell>
          <table:table-cell office:value-type="string" calcext:value-type="string">
            <text:p>Hirschgrundwarte, Lohmen, Lohmen/Stadt Wehlen, Sächsische Schweiz-Osterzgebirge, Sachsen, 01829, Deutschland</text:p>
          </table:table-cell>
          <table:table-cell office:value-type="float" office:value="1987816419" calcext:value-type="float">
            <text:p>1987816419</text:p>
          </table:table-cell>
          <table:table-cell table:number-columns-repeated="1636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olf-Hermann-Fels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Adolf-Hermann-Fels</text:p>
          </table:table-cell>
          <table:table-cell office:value-type="string" calcext:value-type="string">
            <text:p>Rathener Gebiet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Adolf-Hermann-Fel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Adolf-Hermann-Fels</text:p>
          </table:table-cell>
          <table:table-cell office:value-type="float" office:value="15" calcext:value-type="float">
            <text:p>15</text:p>
          </table:table-cell>
          <table:table-cell office:value-type="float" office:value="50.9612394" calcext:value-type="float">
            <text:p>50,9612394</text:p>
          </table:table-cell>
          <table:table-cell office:value-type="float" office:value="14.0684121" calcext:value-type="float">
            <text:p>14,0684121</text:p>
          </table:table-cell>
          <table:table-cell office:value-type="string" calcext:value-type="string">
            <text:p>Adolf-Hermann-Fels, Rathen, Königstein/Sächs. Schw., Sächsische Schweiz-Osterzgebirge, Sachsen, 01829, Deutschland</text:p>
          </table:table-cell>
          <table:table-cell office:value-type="float" office:value="1987818317" calcext:value-type="float">
            <text:p>1987818317</text:p>
          </table:table-cell>
          <table:table-cell table:number-columns-repeated="1636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artturm *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Wartturm</text:p>
          </table:table-cell>
          <table:table-cell office:value-type="string" calcext:value-type="string">
            <text:p>Rathener Gebiet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Wart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Wartturm</text:p>
          </table:table-cell>
          <table:table-cell office:value-type="float" office:value="16" calcext:value-type="float">
            <text:p>16</text:p>
          </table:table-cell>
          <table:table-cell office:value-type="float" office:value="50.9612998" calcext:value-type="float">
            <text:p>50,9612998</text:p>
          </table:table-cell>
          <table:table-cell office:value-type="float" office:value="14.0688405" calcext:value-type="float">
            <text:p>14,0688405</text:p>
          </table:table-cell>
          <table:table-cell office:value-type="string" calcext:value-type="string">
            <text:p>Wartturm, Rathen, Königstein/Sächs. Schw., Sächsische Schweiz-Osterzgebirge, Sachsen, 01829, Deutschland</text:p>
          </table:table-cell>
          <table:table-cell office:value-type="float" office:value="671927174" calcext:value-type="float">
            <text:p>671927174</text:p>
          </table:table-cell>
          <table:table-cell table:number-columns-repeated="1636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orsteiner Turm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Torsteiner Turm</text:p>
          </table:table-cell>
          <table:table-cell office:value-type="string" calcext:value-type="string">
            <text:p>Rathener Gebiet</text:p>
          </table:table-cell>
          <table:table-cell office:value-type="float" office:value="4055" calcext:value-type="float">
            <text:p>4055</text:p>
          </table:table-cell>
          <table:table-cell office:value-type="string" calcext:value-type="string">
            <text:p>Torsteiner 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Torsteiner Turm</text:p>
          </table:table-cell>
          <table:table-cell office:value-type="float" office:value="17" calcext:value-type="float">
            <text:p>17</text:p>
          </table:table-cell>
          <table:table-cell office:value-type="float" office:value="50.9618386" calcext:value-type="float">
            <text:p>50,9618386</text:p>
          </table:table-cell>
          <table:table-cell office:value-type="float" office:value="14.0694037" calcext:value-type="float">
            <text:p>14,0694037</text:p>
          </table:table-cell>
          <table:table-cell office:value-type="string" calcext:value-type="string">
            <text:p>Torsteiner Turm, Lohmen, Lohmen/Stadt Wehlen, Sächsische Schweiz-Osterzgebirge, Sachsen, 01829, Deutschland</text:p>
          </table:table-cell>
          <table:table-cell office:value-type="float" office:value="1503467492" calcext:value-type="float">
            <text:p>1503467492</text:p>
          </table:table-cell>
          <table:table-cell table:number-columns-repeated="1636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garetenspitze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Margaretenspitze</text:p>
          </table:table-cell>
          <table:table-cell office:value-type="string" calcext:value-type="string">
            <text:p>Rathener Gebiet</text:p>
          </table:table-cell>
          <table:table-cell office:value-type="float" office:value="4056" calcext:value-type="float">
            <text:p>4056</text:p>
          </table:table-cell>
          <table:table-cell office:value-type="string" calcext:value-type="string">
            <text:p>Margaretenspitz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Margaretenspitze</text:p>
          </table:table-cell>
          <table:table-cell office:value-type="float" office:value="18" calcext:value-type="float">
            <text:p>18</text:p>
          </table:table-cell>
          <table:table-cell office:value-type="float" office:value="50.9618884" calcext:value-type="float">
            <text:p>50,9618884</text:p>
          </table:table-cell>
          <table:table-cell office:value-type="float" office:value="14.0693431" calcext:value-type="float">
            <text:p>14,0693431</text:p>
          </table:table-cell>
          <table:table-cell office:value-type="string" calcext:value-type="string">
            <text:p>Margaretenspitze, Lohmen, Lohmen/Stadt Wehlen, Sächsische Schweiz-Osterzgebirge, Sachsen, 01829, Deutschland</text:p>
          </table:table-cell>
          <table:table-cell office:value-type="float" office:value="1503467487" calcext:value-type="float">
            <text:p>1503467487</text:p>
          </table:table-cell>
          <table:table-cell table:number-columns-repeated="1636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sketier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Musketier</text:p>
          </table:table-cell>
          <table:table-cell office:value-type="string" calcext:value-type="string">
            <text:p>Rathener Gebiet</text:p>
          </table:table-cell>
          <table:table-cell office:value-type="float" office:value="4057" calcext:value-type="float">
            <text:p>4057</text:p>
          </table:table-cell>
          <table:table-cell office:value-type="string" calcext:value-type="string">
            <text:p>Musketi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Musketier</text:p>
          </table:table-cell>
          <table:table-cell office:value-type="float" office:value="19" calcext:value-type="float">
            <text:p>19</text:p>
          </table:table-cell>
          <table:table-cell office:value-type="float" office:value="50.961851" calcext:value-type="float">
            <text:p>50,961851</text:p>
          </table:table-cell>
          <table:table-cell office:value-type="float" office:value="14.0692513" calcext:value-type="float">
            <text:p>14,0692513</text:p>
          </table:table-cell>
          <table:table-cell office:value-type="string" calcext:value-type="string">
            <text:p>Musketier, Lohmen, Lohmen/Stadt Wehlen, Sächsische Schweiz-Osterzgebirge, Sachsen, 01829, Deutschland</text:p>
          </table:table-cell>
          <table:table-cell office:value-type="float" office:value="1503467488" calcext:value-type="float">
            <text:p>1503467488</text:p>
          </table:table-cell>
          <table:table-cell table:number-columns-repeated="1636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rgpirat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Bergpirat</text:p>
          </table:table-cell>
          <table:table-cell office:value-type="string" calcext:value-type="string">
            <text:p>Rathener Gebiet</text:p>
          </table:table-cell>
          <table:table-cell office:value-type="float" office:value="4058" calcext:value-type="float">
            <text:p>4058</text:p>
          </table:table-cell>
          <table:table-cell office:value-type="string" calcext:value-type="string">
            <text:p>Bergpira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Bergpirat</text:p>
          </table:table-cell>
          <table:table-cell office:value-type="float" office:value="20" calcext:value-type="float">
            <text:p>20</text:p>
          </table:table-cell>
          <table:table-cell office:value-type="float" office:value="50.9619475" calcext:value-type="float">
            <text:p>50,9619475</text:p>
          </table:table-cell>
          <table:table-cell office:value-type="float" office:value="14.0691826" calcext:value-type="float">
            <text:p>14,0691826</text:p>
          </table:table-cell>
          <table:table-cell office:value-type="string" calcext:value-type="string">
            <text:p>Bergpirat, Lohmen, Lohmen/Stadt Wehlen, Sächsische Schweiz-Osterzgebirge, Sachsen, 01829, Deutschland</text:p>
          </table:table-cell>
          <table:table-cell office:value-type="float" office:value="1987818318" calcext:value-type="float">
            <text:p>1987818318</text:p>
          </table:table-cell>
          <table:table-cell table:number-columns-repeated="1636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asteiturm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Basteiturm</text:p>
          </table:table-cell>
          <table:table-cell office:value-type="string" calcext:value-type="string">
            <text:p>Rathener Gebiet</text:p>
          </table:table-cell>
          <table:table-cell office:value-type="float" office:value="4059" calcext:value-type="float">
            <text:p>4059</text:p>
          </table:table-cell>
          <table:table-cell office:value-type="string" calcext:value-type="string">
            <text:p>Bastei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Basteiturm</text:p>
          </table:table-cell>
          <table:table-cell office:value-type="float" office:value="21" calcext:value-type="float">
            <text:p>21</text:p>
          </table:table-cell>
          <table:table-cell office:value-type="float" office:value="50.9619023" calcext:value-type="float">
            <text:p>50,9619023</text:p>
          </table:table-cell>
          <table:table-cell office:value-type="float" office:value="14.0707066" calcext:value-type="float">
            <text:p>14,0707066</text:p>
          </table:table-cell>
          <table:table-cell office:value-type="string" calcext:value-type="string">
            <text:p>Basteiturm, Lohmen, Lohmen/Stadt Wehlen, Sächsische Schweiz-Osterzgebirge, Sachsen, 01829, Deutschland</text:p>
          </table:table-cell>
          <table:table-cell office:value-type="float" office:value="1987835706" calcext:value-type="float">
            <text:p>1987835706</text:p>
          </table:table-cell>
          <table:table-cell table:number-columns-repeated="1636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ieberturm *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Sieberturm</text:p>
          </table:table-cell>
          <table:table-cell office:value-type="string" calcext:value-type="string">
            <text:p>Rathener Gebiet</text:p>
          </table:table-cell>
          <table:table-cell office:value-type="float" office:value="4060" calcext:value-type="float">
            <text:p>4060</text:p>
          </table:table-cell>
          <table:table-cell office:value-type="string" calcext:value-type="string">
            <text:p>Sieber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ieberturm</text:p>
          </table:table-cell>
          <table:table-cell office:value-type="float" office:value="22" calcext:value-type="float">
            <text:p>22</text:p>
          </table:table-cell>
          <table:table-cell office:value-type="float" office:value="50.9618559" calcext:value-type="float">
            <text:p>50,9618559</text:p>
          </table:table-cell>
          <table:table-cell office:value-type="float" office:value="14.0724488" calcext:value-type="float">
            <text:p>14,0724488</text:p>
          </table:table-cell>
          <table:table-cell office:value-type="string" calcext:value-type="string">
            <text:p>Sieberturm, Lohmen, Lohmen/Stadt Wehlen, Sächsische Schweiz-Osterzgebirge, Sachsen, 01829, Deutschland</text:p>
          </table:table-cell>
          <table:table-cell office:value-type="float" office:value="671927173" calcext:value-type="float">
            <text:p>671927173</text:p>
          </table:table-cell>
          <table:table-cell table:number-columns-repeated="1636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ahrhundertturm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Jahrhundertturm</text:p>
          </table:table-cell>
          <table:table-cell office:value-type="string" calcext:value-type="string">
            <text:p>Rathener Gebiet</text:p>
          </table:table-cell>
          <table:table-cell office:value-type="float" office:value="4061" calcext:value-type="float">
            <text:p>4061</text:p>
          </table:table-cell>
          <table:table-cell office:value-type="string" calcext:value-type="string">
            <text:p>Jahrhundert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Jahrhundertturm</text:p>
          </table:table-cell>
          <table:table-cell office:value-type="float" office:value="23" calcext:value-type="float">
            <text:p>23</text:p>
          </table:table-cell>
          <table:table-cell office:value-type="float" office:value="50.9617919" calcext:value-type="float">
            <text:p>50,9617919</text:p>
          </table:table-cell>
          <table:table-cell office:value-type="float" office:value="14.0726534" calcext:value-type="float">
            <text:p>14,0726534</text:p>
          </table:table-cell>
          <table:table-cell office:value-type="string" calcext:value-type="string">
            <text:p>Jahrhundertturm, Lohmen, Lohmen/Stadt Wehlen, Sächsische Schweiz-Osterzgebirge, Sachsen, 01829, Deutschland</text:p>
          </table:table-cell>
          <table:table-cell office:value-type="float" office:value="671927170" calcext:value-type="float">
            <text:p>671927170</text:p>
          </table:table-cell>
          <table:table-cell table:number-columns-repeated="1636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einschleuder **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Steinschleuder</text:p>
          </table:table-cell>
          <table:table-cell office:value-type="string" calcext:value-type="string">
            <text:p>Rathener Gebiet</text:p>
          </table:table-cell>
          <table:table-cell office:value-type="float" office:value="4062" calcext:value-type="float">
            <text:p>4062</text:p>
          </table:table-cell>
          <table:table-cell office:value-type="string" calcext:value-type="string">
            <text:p>Steinschleud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Steinschleuder</text:p>
          </table:table-cell>
          <table:table-cell office:value-type="float" office:value="24" calcext:value-type="float">
            <text:p>24</text:p>
          </table:table-cell>
          <table:table-cell office:value-type="float" office:value="50.9616587" calcext:value-type="float">
            <text:p>50,9616587</text:p>
          </table:table-cell>
          <table:table-cell office:value-type="float" office:value="14.0728959" calcext:value-type="float">
            <text:p>14,0728959</text:p>
          </table:table-cell>
          <table:table-cell office:value-type="string" calcext:value-type="string">
            <text:p>Steinschleuder, Lohmen, Lohmen/Stadt Wehlen, Sächsische Schweiz-Osterzgebirge, Sachsen, 01829, Deutschland</text:p>
          </table:table-cell>
          <table:table-cell office:value-type="float" office:value="671927168" calcext:value-type="float">
            <text:p>671927168</text:p>
          </table:table-cell>
          <table:table-cell table:number-columns-repeated="1636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eurathener Felsentor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Neurathener Felsentor</text:p>
          </table:table-cell>
          <table:table-cell office:value-type="string" calcext:value-type="string">
            <text:p>Rathener Gebiet</text:p>
          </table:table-cell>
          <table:table-cell office:value-type="float" office:value="4063" calcext:value-type="float">
            <text:p>4063</text:p>
          </table:table-cell>
          <table:table-cell office:value-type="string" calcext:value-type="string">
            <text:p>Neurathener Felsento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Neurathener Felsentor</text:p>
          </table:table-cell>
          <table:table-cell office:value-type="float" office:value="25" calcext:value-type="float">
            <text:p>25</text:p>
          </table:table-cell>
          <table:table-cell office:value-type="float" office:value="50.9615153" calcext:value-type="float">
            <text:p>50,9615153</text:p>
          </table:table-cell>
          <table:table-cell office:value-type="float" office:value="14.0736417" calcext:value-type="float">
            <text:p>14,0736417</text:p>
          </table:table-cell>
          <table:table-cell office:value-type="string" calcext:value-type="string">
            <text:p>Neurathener Felsentor, Lohmen, Lohmen/Stadt Wehlen, Sächsische Schweiz-Osterzgebirge, Sachsen, Deutschland</text:p>
          </table:table-cell>
          <table:table-cell office:value-type="float" office:value="1987835725" calcext:value-type="float">
            <text:p>1987835725</text:p>
          </table:table-cell>
          <table:table-cell table:number-columns-repeated="1636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iedgestein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Tiedgestein</text:p>
          </table:table-cell>
          <table:table-cell office:value-type="string" calcext:value-type="string">
            <text:p>Rathener Gebiet</text:p>
          </table:table-cell>
          <table:table-cell office:value-type="float" office:value="4064" calcext:value-type="float">
            <text:p>4064</text:p>
          </table:table-cell>
          <table:table-cell office:value-type="string" calcext:value-type="string">
            <text:p>Tiedgestei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Tiedgestein</text:p>
          </table:table-cell>
          <table:table-cell office:value-type="float" office:value="26" calcext:value-type="float">
            <text:p>26</text:p>
          </table:table-cell>
          <table:table-cell office:value-type="float" office:value="50.9608535" calcext:value-type="float">
            <text:p>50,9608535</text:p>
          </table:table-cell>
          <table:table-cell office:value-type="float" office:value="14.0755482" calcext:value-type="float">
            <text:p>14,0755482</text:p>
          </table:table-cell>
          <table:table-cell office:value-type="string" calcext:value-type="string">
            <text:p>Tiedgestein, Rathen, Königstein/Sächs. Schw., Sächsische Schweiz-Osterzgebirge, Sachsen, Deutschland</text:p>
          </table:table-cell>
          <table:table-cell office:value-type="float" office:value="1987835739" calcext:value-type="float">
            <text:p>1987835739</text:p>
          </table:table-cell>
          <table:table-cell table:number-columns-repeated="1636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önch **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Mönch</text:p>
          </table:table-cell>
          <table:table-cell office:value-type="string" calcext:value-type="string">
            <text:p>Rathener Gebiet</text:p>
          </table:table-cell>
          <table:table-cell office:value-type="float" office:value="4065" calcext:value-type="float">
            <text:p>4065</text:p>
          </table:table-cell>
          <table:table-cell office:value-type="string" calcext:value-type="string">
            <text:p>Mönch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Mönch</text:p>
          </table:table-cell>
          <table:table-cell office:value-type="float" office:value="27" calcext:value-type="float">
            <text:p>27</text:p>
          </table:table-cell>
          <table:table-cell office:value-type="float" office:value="50.9612625" calcext:value-type="float">
            <text:p>50,9612625</text:p>
          </table:table-cell>
          <table:table-cell office:value-type="float" office:value="14.0764344" calcext:value-type="float">
            <text:p>14,0764344</text:p>
          </table:table-cell>
          <table:table-cell office:value-type="string" calcext:value-type="string">
            <text:p>Mönch, Rathen, Königstein/Sächs. Schw., Sächsische Schweiz-Osterzgebirge, Sachsen, Deutschland</text:p>
          </table:table-cell>
          <table:table-cell office:value-type="float" office:value="671927171" calcext:value-type="float">
            <text:p>671927171</text:p>
          </table:table-cell>
          <table:table-cell table:number-columns-repeated="1636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iene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Biene</text:p>
          </table:table-cell>
          <table:table-cell office:value-type="string" calcext:value-type="string">
            <text:p>Rathener Gebiet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Bien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Biene</text:p>
          </table:table-cell>
          <table:table-cell office:value-type="float" office:value="28" calcext:value-type="float">
            <text:p>28</text:p>
          </table:table-cell>
          <table:table-cell office:value-type="float" office:value="50.9615784" calcext:value-type="float">
            <text:p>50,9615784</text:p>
          </table:table-cell>
          <table:table-cell office:value-type="float" office:value="14.07551" calcext:value-type="float">
            <text:p>14,07551</text:p>
          </table:table-cell>
          <table:table-cell office:value-type="string" calcext:value-type="string">
            <text:p>Biene, Lohmen, Lohmen/Stadt Wehlen, Sächsische Schweiz-Osterzgebirge, Sachsen, Deutschland</text:p>
          </table:table-cell>
          <table:table-cell office:value-type="float" office:value="1987835713" calcext:value-type="float">
            <text:p>1987835713</text:p>
          </table:table-cell>
          <table:table-cell table:number-columns-repeated="1636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erlorener Turm *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Verlorener Turm</text:p>
          </table:table-cell>
          <table:table-cell office:value-type="string" calcext:value-type="string">
            <text:p>Rathener Gebiet</text:p>
          </table:table-cell>
          <table:table-cell office:value-type="float" office:value="4067" calcext:value-type="float">
            <text:p>4067</text:p>
          </table:table-cell>
          <table:table-cell office:value-type="string" calcext:value-type="string">
            <text:p>Verlorener 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Verlorener Turm</text:p>
          </table:table-cell>
          <table:table-cell office:value-type="float" office:value="29" calcext:value-type="float">
            <text:p>29</text:p>
          </table:table-cell>
          <table:table-cell office:value-type="float" office:value="50.9619428" calcext:value-type="float">
            <text:p>50,9619428</text:p>
          </table:table-cell>
          <table:table-cell office:value-type="float" office:value="14.0750197" calcext:value-type="float">
            <text:p>14,0750197</text:p>
          </table:table-cell>
          <table:table-cell office:value-type="string" calcext:value-type="string">
            <text:p>Verlorener Turm, Lohmen, Lohmen/Stadt Wehlen, Sächsische Schweiz-Osterzgebirge, Sachsen, Deutschland</text:p>
          </table:table-cell>
          <table:table-cell office:value-type="float" office:value="1987835753" calcext:value-type="float">
            <text:p>1987835753</text:p>
          </table:table-cell>
          <table:table-cell table:number-columns-repeated="1636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h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Reh</text:p>
          </table:table-cell>
          <table:table-cell office:value-type="string" calcext:value-type="string">
            <text:p>Rathener Gebiet</text:p>
          </table:table-cell>
          <table:table-cell office:value-type="float" office:value="4068" calcext:value-type="float">
            <text:p>4068</text:p>
          </table:table-cell>
          <table:table-cell office:value-type="string" calcext:value-type="string">
            <text:p>Reh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Reh</text:p>
          </table:table-cell>
          <table:table-cell office:value-type="float" office:value="30" calcext:value-type="float">
            <text:p>30</text:p>
          </table:table-cell>
          <table:table-cell office:value-type="float" office:value="50.961741" calcext:value-type="float">
            <text:p>50,961741</text:p>
          </table:table-cell>
          <table:table-cell office:value-type="float" office:value="14.0734636" calcext:value-type="float">
            <text:p>14,0734636</text:p>
          </table:table-cell>
          <table:table-cell office:value-type="string" calcext:value-type="string">
            <text:p>Reh, Lohmen, Lohmen/Stadt Wehlen, Sächsische Schweiz-Osterzgebirge, Sachsen, Deutschland</text:p>
          </table:table-cell>
          <table:table-cell office:value-type="float" office:value="1987835732" calcext:value-type="float">
            <text:p>1987835732</text:p>
          </table:table-cell>
          <table:table-cell table:number-columns-repeated="1636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anger Israel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anger Israel</text:p>
          </table:table-cell>
          <table:table-cell office:value-type="string" calcext:value-type="string">
            <text:p>Rathener Gebiet</text:p>
          </table:table-cell>
          <table:table-cell office:value-type="float" office:value="4069" calcext:value-type="float">
            <text:p>4069</text:p>
          </table:table-cell>
          <table:table-cell office:value-type="string" calcext:value-type="string">
            <text:p>Langer Israe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Langer Israel</text:p>
          </table:table-cell>
          <table:table-cell office:value-type="float" office:value="31" calcext:value-type="float">
            <text:p>31</text:p>
          </table:table-cell>
          <table:table-cell office:value-type="float" office:value="50.9617817" calcext:value-type="float">
            <text:p>50,9617817</text:p>
          </table:table-cell>
          <table:table-cell office:value-type="float" office:value="14.0733126" calcext:value-type="float">
            <text:p>14,0733126</text:p>
          </table:table-cell>
          <table:table-cell office:value-type="string" calcext:value-type="string">
            <text:p>Langer Israel, Lohmen, Lohmen/Stadt Wehlen, Sächsische Schweiz-Osterzgebirge, Sachsen, Deutschland</text:p>
          </table:table-cell>
          <table:table-cell office:value-type="float" office:value="1987835717" calcext:value-type="float">
            <text:p>1987835717</text:p>
          </table:table-cell>
          <table:table-cell table:number-columns-repeated="1636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udolf-Holtz-Turm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Rudolf-Holtz-Turm</text:p>
          </table:table-cell>
          <table:table-cell office:value-type="string" calcext:value-type="string">
            <text:p>Rathener Gebiet</text:p>
          </table:table-cell>
          <table:table-cell office:value-type="float" office:value="4070" calcext:value-type="float">
            <text:p>4070</text:p>
          </table:table-cell>
          <table:table-cell office:value-type="string" calcext:value-type="string">
            <text:p>Rudolf-Holtz-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Rudolf-Holtz-Turm</text:p>
          </table:table-cell>
          <table:table-cell office:value-type="float" office:value="32" calcext:value-type="float">
            <text:p>32</text:p>
          </table:table-cell>
          <table:table-cell office:value-type="float" office:value="50.9620547" calcext:value-type="float">
            <text:p>50,9620547</text:p>
          </table:table-cell>
          <table:table-cell office:value-type="float" office:value="14.0727658" calcext:value-type="float">
            <text:p>14,0727658</text:p>
          </table:table-cell>
          <table:table-cell office:value-type="string" calcext:value-type="string">
            <text:p>Rudolf-Holtz-Turm, Lohmen, Lohmen/Stadt Wehlen, Sächsische Schweiz-Osterzgebirge, Sachsen, 01829, Deutschland</text:p>
          </table:table-cell>
          <table:table-cell office:value-type="float" office:value="4267971718" calcext:value-type="float">
            <text:p>4267971718</text:p>
          </table:table-cell>
          <table:table-cell table:number-columns-repeated="1636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asteischluchtturm *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Basteischluchtturm</text:p>
          </table:table-cell>
          <table:table-cell office:value-type="string" calcext:value-type="string">
            <text:p>Rathener Gebiet</text:p>
          </table:table-cell>
          <table:table-cell office:value-type="float" office:value="4071" calcext:value-type="float">
            <text:p>4071</text:p>
          </table:table-cell>
          <table:table-cell office:value-type="string" calcext:value-type="string">
            <text:p>Basteischlucht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Basteischluchtturm</text:p>
          </table:table-cell>
          <table:table-cell office:value-type="float" office:value="33" calcext:value-type="float">
            <text:p>33</text:p>
          </table:table-cell>
          <table:table-cell office:value-type="float" office:value="50.9620599" calcext:value-type="float">
            <text:p>50,9620599</text:p>
          </table:table-cell>
          <table:table-cell office:value-type="float" office:value="14.0730462" calcext:value-type="float">
            <text:p>14,0730462</text:p>
          </table:table-cell>
          <table:table-cell office:value-type="string" calcext:value-type="string">
            <text:p>Basteischluchtturm, Lohmen, Lohmen/Stadt Wehlen, Sächsische Schweiz-Osterzgebirge, Sachsen, Deutschland</text:p>
          </table:table-cell>
          <table:table-cell office:value-type="float" office:value="1988539694" calcext:value-type="float">
            <text:p>1988539694</text:p>
          </table:table-cell>
          <table:table-cell table:number-columns-repeated="1636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Wehlkopf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Wehlkopf</text:p>
          </table:table-cell>
          <table:table-cell office:value-type="string" calcext:value-type="string">
            <text:p>Rathener Gebiet</text:p>
          </table:table-cell>
          <table:table-cell office:value-type="float" office:value="4072" calcext:value-type="float">
            <text:p>4072</text:p>
          </table:table-cell>
          <table:table-cell office:value-type="string" calcext:value-type="string">
            <text:p>Wehlkopf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Wehlkopf</text:p>
          </table:table-cell>
          <table:table-cell office:value-type="float" office:value="34" calcext:value-type="float">
            <text:p>34</text:p>
          </table:table-cell>
          <table:table-cell office:value-type="float" office:value="50.9626157" calcext:value-type="float">
            <text:p>50,9626157</text:p>
          </table:table-cell>
          <table:table-cell office:value-type="float" office:value="14.0731648" calcext:value-type="float">
            <text:p>14,0731648</text:p>
          </table:table-cell>
          <table:table-cell office:value-type="string" calcext:value-type="string">
            <text:p>Wehlkopf, Rathen, Königstein/Sächs. Schw., Sächsische Schweiz-Osterzgebirge, Sachsen, Deutschland</text:p>
          </table:table-cell>
          <table:table-cell office:value-type="float" office:value="1988539699" calcext:value-type="float">
            <text:p>1988539699</text:p>
          </table:table-cell>
          <table:table-cell table:number-columns-repeated="1636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leiner Wehlturm **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Wehlturm, Kleiner</text:p>
          </table:table-cell>
          <table:table-cell office:value-type="string" calcext:value-type="string">
            <text:p>Rathener Gebiet</text:p>
          </table:table-cell>
          <table:table-cell office:value-type="float" office:value="4073" calcext:value-type="float">
            <text:p>4073</text:p>
          </table:table-cell>
          <table:table-cell office:value-type="string" calcext:value-type="string">
            <text:p>Kleiner Wehl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Kleiner Wehlturm</text:p>
          </table:table-cell>
          <table:table-cell office:value-type="float" office:value="35" calcext:value-type="float">
            <text:p>35</text:p>
          </table:table-cell>
          <table:table-cell office:value-type="float" office:value="50.9627435" calcext:value-type="float">
            <text:p>50,9627435</text:p>
          </table:table-cell>
          <table:table-cell office:value-type="float" office:value="14.0732439" calcext:value-type="float">
            <text:p>14,0732439</text:p>
          </table:table-cell>
          <table:table-cell office:value-type="string" calcext:value-type="string">
            <text:p>Kleiner Wehlturm, Lohmen, Lohmen/Stadt Wehlen, Sächsische Schweiz-Osterzgebirge, Sachsen, Deutschland</text:p>
          </table:table-cell>
          <table:table-cell office:value-type="float" office:value="1988539696" calcext:value-type="float">
            <text:p>1988539696</text:p>
          </table:table-cell>
          <table:table-cell table:number-columns-repeated="1636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ittlerer Wehlturm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Wehlturm, Mittlerer</text:p>
          </table:table-cell>
          <table:table-cell office:value-type="string" calcext:value-type="string">
            <text:p>Rathener Gebiet</text:p>
          </table:table-cell>
          <table:table-cell office:value-type="float" office:value="4074" calcext:value-type="float">
            <text:p>4074</text:p>
          </table:table-cell>
          <table:table-cell office:value-type="string" calcext:value-type="string">
            <text:p>Mittlerer Wehl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Mittlerer Wehlturm</text:p>
          </table:table-cell>
          <table:table-cell office:value-type="float" office:value="36" calcext:value-type="float">
            <text:p>36</text:p>
          </table:table-cell>
          <table:table-cell office:value-type="float" office:value="50.9627718" calcext:value-type="float">
            <text:p>50,9627718</text:p>
          </table:table-cell>
          <table:table-cell office:value-type="float" office:value="14.073052" calcext:value-type="float">
            <text:p>14,073052</text:p>
          </table:table-cell>
          <table:table-cell office:value-type="string" calcext:value-type="string">
            <text:p>Mittlerer Wehlturm, Lohmen, Lohmen/Stadt Wehlen, Sächsische Schweiz-Osterzgebirge, Sachsen, Deutschland</text:p>
          </table:table-cell>
          <table:table-cell office:value-type="float" office:value="1988539697" calcext:value-type="float">
            <text:p>1988539697</text:p>
          </table:table-cell>
          <table:table-cell table:number-columns-repeated="1636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roßer Wehlturm **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Wehlturm, Großer</text:p>
          </table:table-cell>
          <table:table-cell office:value-type="string" calcext:value-type="string">
            <text:p>Rathener Gebiet</text:p>
          </table:table-cell>
          <table:table-cell office:value-type="float" office:value="4075" calcext:value-type="float">
            <text:p>4075</text:p>
          </table:table-cell>
          <table:table-cell office:value-type="string" calcext:value-type="string">
            <text:p>Großer Wehl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Grosser Wehlturm</text:p>
          </table:table-cell>
          <table:table-cell office:value-type="float" office:value="37" calcext:value-type="float">
            <text:p>37</text:p>
          </table:table-cell>
          <table:table-cell office:value-type="float" office:value="50.9629746" calcext:value-type="float">
            <text:p>50,9629746</text:p>
          </table:table-cell>
          <table:table-cell office:value-type="float" office:value="14.0732287" calcext:value-type="float">
            <text:p>14,0732287</text:p>
          </table:table-cell>
          <table:table-cell office:value-type="string" calcext:value-type="string">
            <text:p>Großer Wehlturm, Lohmen, Lohmen/Stadt Wehlen, Sächsische Schweiz-Osterzgebirge, Sachsen, Deutschland</text:p>
          </table:table-cell>
          <table:table-cell office:value-type="float" office:value="1988539695" calcext:value-type="float">
            <text:p>1988539695</text:p>
          </table:table-cell>
          <table:table-cell table:number-columns-repeated="1636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aufstein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aufstein</text:p>
          </table:table-cell>
          <table:table-cell office:value-type="string" calcext:value-type="string">
            <text:p>Rathener Gebiet</text:p>
          </table:table-cell>
          <table:table-cell office:value-type="float" office:value="4076" calcext:value-type="float">
            <text:p>4076</text:p>
          </table:table-cell>
          <table:table-cell office:value-type="string" calcext:value-type="string">
            <text:p>Taufstei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Taufstein</text:p>
          </table:table-cell>
          <table:table-cell office:value-type="float" office:value="38" calcext:value-type="float">
            <text:p>38</text:p>
          </table:table-cell>
          <table:table-cell office:value-type="float" office:value="50.9630592" calcext:value-type="float">
            <text:p>50,9630592</text:p>
          </table:table-cell>
          <table:table-cell office:value-type="float" office:value="14.0725593" calcext:value-type="float">
            <text:p>14,0725593</text:p>
          </table:table-cell>
          <table:table-cell office:value-type="string" calcext:value-type="string">
            <text:p>Taufstein, Lohmen, Lohmen/Stadt Wehlen, Sächsische Schweiz-Osterzgebirge, Sachsen, 01829, Deutschland</text:p>
          </table:table-cell>
          <table:table-cell office:value-type="float" office:value="1988611544" calcext:value-type="float">
            <text:p>1988611544</text:p>
          </table:table-cell>
          <table:table-cell table:number-columns-repeated="1636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te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Pate</text:p>
          </table:table-cell>
          <table:table-cell office:value-type="string" calcext:value-type="string">
            <text:p>Rathener Gebiet</text:p>
          </table:table-cell>
          <table:table-cell office:value-type="float" office:value="4077" calcext:value-type="float">
            <text:p>4077</text:p>
          </table:table-cell>
          <table:table-cell office:value-type="string" calcext:value-type="string">
            <text:p>Pat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Pate</text:p>
          </table:table-cell>
          <table:table-cell office:value-type="float" office:value="39" calcext:value-type="float">
            <text:p>39</text:p>
          </table:table-cell>
          <table:table-cell office:value-type="float" office:value="50.9628332" calcext:value-type="float">
            <text:p>50,9628332</text:p>
          </table:table-cell>
          <table:table-cell office:value-type="float" office:value="14.0726073" calcext:value-type="float">
            <text:p>14,0726073</text:p>
          </table:table-cell>
          <table:table-cell office:value-type="string" calcext:value-type="string">
            <text:p>Pate, Lohmen, Lohmen/Stadt Wehlen, Sächsische Schweiz-Osterzgebirge, Sachsen, 01829, Deutschland</text:p>
          </table:table-cell>
          <table:table-cell office:value-type="float" office:value="1988611539" calcext:value-type="float">
            <text:p>1988611539</text:p>
          </table:table-cell>
          <table:table-cell table:number-columns-repeated="1636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erdinandturm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Ferdinandturm</text:p>
          </table:table-cell>
          <table:table-cell office:value-type="string" calcext:value-type="string">
            <text:p>Rathener Gebiet</text:p>
          </table:table-cell>
          <table:table-cell office:value-type="float" office:value="4078" calcext:value-type="float">
            <text:p>4078</text:p>
          </table:table-cell>
          <table:table-cell office:value-type="string" calcext:value-type="string">
            <text:p>Ferdinand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Ferdinandturm</text:p>
          </table:table-cell>
          <table:table-cell office:value-type="float" office:value="40" calcext:value-type="float">
            <text:p>40</text:p>
          </table:table-cell>
          <table:table-cell office:value-type="float" office:value="50.9628529" calcext:value-type="float">
            <text:p>50,9628529</text:p>
          </table:table-cell>
          <table:table-cell office:value-type="float" office:value="14.072675" calcext:value-type="float">
            <text:p>14,072675</text:p>
          </table:table-cell>
          <table:table-cell office:value-type="string" calcext:value-type="string">
            <text:p>Ferdinandturm, Lohmen, Lohmen/Stadt Wehlen, Sächsische Schweiz-Osterzgebirge, Sachsen, 01829, Deutschland</text:p>
          </table:table-cell>
          <table:table-cell office:value-type="float" office:value="1988611532" calcext:value-type="float">
            <text:p>1988611532</text:p>
          </table:table-cell>
          <table:table-cell table:number-columns-repeated="1636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chwarze Säule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Schwarze Säule</text:p>
          </table:table-cell>
          <table:table-cell office:value-type="string" calcext:value-type="string">
            <text:p>Rathener Gebiet</text:p>
          </table:table-cell>
          <table:table-cell office:value-type="float" office:value="4079" calcext:value-type="float">
            <text:p>4079</text:p>
          </table:table-cell>
          <table:table-cell office:value-type="string" calcext:value-type="string">
            <text:p>Schwarze Säul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Schwarze Säule</text:p>
          </table:table-cell>
          <table:table-cell office:value-type="float" office:value="41" calcext:value-type="float">
            <text:p>41</text:p>
          </table:table-cell>
          <table:table-cell office:value-type="float" office:value="50.9627027" calcext:value-type="float">
            <text:p>50,9627027</text:p>
          </table:table-cell>
          <table:table-cell office:value-type="float" office:value="14.0723856" calcext:value-type="float">
            <text:p>14,0723856</text:p>
          </table:table-cell>
          <table:table-cell office:value-type="string" calcext:value-type="string">
            <text:p>Schwarze Säule, Lohmen, Lohmen/Stadt Wehlen, Sächsische Schweiz-Osterzgebirge, Sachsen, 01829, Deutschland</text:p>
          </table:table-cell>
          <table:table-cell office:value-type="float" office:value="2274002387" calcext:value-type="float">
            <text:p>2274002387</text:p>
          </table:table-cell>
          <table:table-cell table:number-columns-repeated="1636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schelochturm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schelochturm</text:p>
          </table:table-cell>
          <table:table-cell office:value-type="string" calcext:value-type="string">
            <text:p>Rathener Gebiet</text:p>
          </table:table-cell>
          <table:table-cell office:value-type="float" office:value="4080" calcext:value-type="float">
            <text:p>4080</text:p>
          </table:table-cell>
          <table:table-cell office:value-type="string" calcext:value-type="string">
            <text:p>Ascheloch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Aschelochturm</text:p>
          </table:table-cell>
          <table:table-cell office:value-type="float" office:value="42" calcext:value-type="float">
            <text:p>42</text:p>
          </table:table-cell>
          <table:table-cell office:value-type="float" office:value="50.9626799" calcext:value-type="float">
            <text:p>50,9626799</text:p>
          </table:table-cell>
          <table:table-cell office:value-type="float" office:value="14.0719326" calcext:value-type="float">
            <text:p>14,0719326</text:p>
          </table:table-cell>
          <table:table-cell office:value-type="string" calcext:value-type="string">
            <text:p>Aschelochturm, Lohmen, Lohmen/Stadt Wehlen, Sächsische Schweiz-Osterzgebirge, Sachsen, 01829, Deutschland</text:p>
          </table:table-cell>
          <table:table-cell office:value-type="float" office:value="2260819404" calcext:value-type="float">
            <text:p>2260819404</text:p>
          </table:table-cell>
          <table:table-cell table:number-columns-repeated="1636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Zugvogelspitze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Zugvogelspitze</text:p>
          </table:table-cell>
          <table:table-cell office:value-type="string" calcext:value-type="string">
            <text:p>Rathener Gebiet</text:p>
          </table:table-cell>
          <table:table-cell office:value-type="float" office:value="4082" calcext:value-type="float">
            <text:p>4082</text:p>
          </table:table-cell>
          <table:table-cell office:value-type="string" calcext:value-type="string">
            <text:p>Zugvogelspitz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Zugvogelspitze</text:p>
          </table:table-cell>
          <table:table-cell office:value-type="float" office:value="43" calcext:value-type="float">
            <text:p>43</text:p>
          </table:table-cell>
          <table:table-cell office:value-type="float" office:value="50.9629799" calcext:value-type="float">
            <text:p>50,9629799</text:p>
          </table:table-cell>
          <table:table-cell office:value-type="float" office:value="14.0718333" calcext:value-type="float">
            <text:p>14,0718333</text:p>
          </table:table-cell>
          <table:table-cell office:value-type="string" calcext:value-type="string">
            <text:p>Zugvogelspitze, Lohmen, Lohmen/Stadt Wehlen, Sächsische Schweiz-Osterzgebirge, Sachsen, 01829, Deutschland</text:p>
          </table:table-cell>
          <table:table-cell office:value-type="float" office:value="1988665463" calcext:value-type="float">
            <text:p>1988665463</text:p>
          </table:table-cell>
          <table:table-cell table:number-columns-repeated="1636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elsensportturm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Felsensportturm</text:p>
          </table:table-cell>
          <table:table-cell office:value-type="string" calcext:value-type="string">
            <text:p>Rathener Gebiet</text:p>
          </table:table-cell>
          <table:table-cell office:value-type="float" office:value="4083" calcext:value-type="float">
            <text:p>4083</text:p>
          </table:table-cell>
          <table:table-cell office:value-type="string" calcext:value-type="string">
            <text:p>Felsensport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Felsensportturm</text:p>
          </table:table-cell>
          <table:table-cell office:value-type="float" office:value="44" calcext:value-type="float">
            <text:p>44</text:p>
          </table:table-cell>
          <table:table-cell office:value-type="float" office:value="50.9630397" calcext:value-type="float">
            <text:p>50,9630397</text:p>
          </table:table-cell>
          <table:table-cell office:value-type="float" office:value="14.0718989" calcext:value-type="float">
            <text:p>14,0718989</text:p>
          </table:table-cell>
          <table:table-cell office:value-type="string" calcext:value-type="string">
            <text:p>Felsensportturm, Lohmen, Lohmen/Stadt Wehlen, Sächsische Schweiz-Osterzgebirge, Sachsen, 01829, Deutschland</text:p>
          </table:table-cell>
          <table:table-cell office:value-type="float" office:value="1988665455" calcext:value-type="float">
            <text:p>1988665455</text:p>
          </table:table-cell>
          <table:table-cell table:number-columns-repeated="1636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elsensternscheibe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Felsensternscheibe</text:p>
          </table:table-cell>
          <table:table-cell office:value-type="string" calcext:value-type="string">
            <text:p>Rathener Gebiet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Felsensternscheib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Felsensternscheibe</text:p>
          </table:table-cell>
          <table:table-cell office:value-type="float" office:value="45" calcext:value-type="float">
            <text:p>45</text:p>
          </table:table-cell>
          <table:table-cell office:value-type="float" office:value="50.9630903" calcext:value-type="float">
            <text:p>50,9630903</text:p>
          </table:table-cell>
          <table:table-cell office:value-type="float" office:value="14.0716177" calcext:value-type="float">
            <text:p>14,0716177</text:p>
          </table:table-cell>
          <table:table-cell office:value-type="string" calcext:value-type="string">
            <text:p>Felsensternscheibe, Lohmen, Lohmen/Stadt Wehlen, Sächsische Schweiz-Osterzgebirge, Sachsen, 01829, Deutschland</text:p>
          </table:table-cell>
          <table:table-cell office:value-type="float" office:value="1988665456" calcext:value-type="float">
            <text:p>1988665456</text:p>
          </table:table-cell>
          <table:table-cell table:number-columns-repeated="1636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asteiwächter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Basteiwächter</text:p>
          </table:table-cell>
          <table:table-cell office:value-type="string" calcext:value-type="string">
            <text:p>Rathener Gebiet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Basteiwächt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Basteiwächter</text:p>
          </table:table-cell>
          <table:table-cell office:value-type="float" office:value="46" calcext:value-type="float">
            <text:p>46</text:p>
          </table:table-cell>
          <table:table-cell office:value-type="float" office:value="50.9633311" calcext:value-type="float">
            <text:p>50,9633311</text:p>
          </table:table-cell>
          <table:table-cell office:value-type="float" office:value="14.071731" calcext:value-type="float">
            <text:p>14,071731</text:p>
          </table:table-cell>
          <table:table-cell office:value-type="string" calcext:value-type="string">
            <text:p>Basteiwächter, Rathen, Königstein/Sächs. Schw., Sächsische Schweiz-Osterzgebirge, Sachsen, 01829, Deutschland</text:p>
          </table:table-cell>
          <table:table-cell office:value-type="float" office:value="1988665452" calcext:value-type="float">
            <text:p>1988665452</text:p>
          </table:table-cell>
          <table:table-cell table:number-columns-repeated="1636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ehlhorn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Wehlhorn</text:p>
          </table:table-cell>
          <table:table-cell office:value-type="string" calcext:value-type="string">
            <text:p>Rathener Gebiet</text:p>
          </table:table-cell>
          <table:table-cell office:value-type="float" office:value="4085" calcext:value-type="float">
            <text:p>4085</text:p>
          </table:table-cell>
          <table:table-cell office:value-type="string" calcext:value-type="string">
            <text:p>Wehlhor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Wehlhorn</text:p>
          </table:table-cell>
          <table:table-cell office:value-type="float" office:value="47" calcext:value-type="float">
            <text:p>47</text:p>
          </table:table-cell>
          <table:table-cell office:value-type="float" office:value="50.9636846" calcext:value-type="float">
            <text:p>50,9636846</text:p>
          </table:table-cell>
          <table:table-cell office:value-type="float" office:value="14.0711073" calcext:value-type="float">
            <text:p>14,0711073</text:p>
          </table:table-cell>
          <table:table-cell office:value-type="string" calcext:value-type="string">
            <text:p>Wehlhorn, Lohmen, Lohmen/Stadt Wehlen, Sächsische Schweiz-Osterzgebirge, Sachsen, 01829, Deutschland</text:p>
          </table:table-cell>
          <table:table-cell office:value-type="float" office:value="2260819523" calcext:value-type="float">
            <text:p>2260819523</text:p>
          </table:table-cell>
          <table:table-cell table:number-columns-repeated="1636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öhlenturm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Höhlenturm</text:p>
          </table:table-cell>
          <table:table-cell office:value-type="string" calcext:value-type="string">
            <text:p>Rathener Gebiet</text:p>
          </table:table-cell>
          <table:table-cell office:value-type="float" office:value="4086" calcext:value-type="float">
            <text:p>4086</text:p>
          </table:table-cell>
          <table:table-cell office:value-type="string" calcext:value-type="string">
            <text:p>Höhlen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Höhlenturm</text:p>
          </table:table-cell>
          <table:table-cell office:value-type="float" office:value="48" calcext:value-type="float">
            <text:p>48</text:p>
          </table:table-cell>
          <table:table-cell office:value-type="float" office:value="50.9636146" calcext:value-type="float">
            <text:p>50,9636146</text:p>
          </table:table-cell>
          <table:table-cell office:value-type="float" office:value="14.0704386" calcext:value-type="float">
            <text:p>14,0704386</text:p>
          </table:table-cell>
          <table:table-cell office:value-type="string" calcext:value-type="string">
            <text:p>Höhlenturm, Lohmen, Lohmen/Stadt Wehlen, Sächsische Schweiz-Osterzgebirge, Sachsen, 01829, Deutschland</text:p>
          </table:table-cell>
          <table:table-cell office:value-type="float" office:value="2274002274" calcext:value-type="float">
            <text:p>2274002274</text:p>
          </table:table-cell>
          <table:table-cell table:number-columns-repeated="1636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oppelkopf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Doppelkopf</text:p>
          </table:table-cell>
          <table:table-cell office:value-type="string" calcext:value-type="string">
            <text:p>Rathener Gebiet</text:p>
          </table:table-cell>
          <table:table-cell office:value-type="float" office:value="4087" calcext:value-type="float">
            <text:p>4087</text:p>
          </table:table-cell>
          <table:table-cell office:value-type="string" calcext:value-type="string">
            <text:p>Doppelkopf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Doppelkopf</text:p>
          </table:table-cell>
          <table:table-cell office:value-type="float" office:value="49" calcext:value-type="float">
            <text:p>49</text:p>
          </table:table-cell>
          <table:table-cell office:value-type="float" office:value="50.9640404" calcext:value-type="float">
            <text:p>50,9640404</text:p>
          </table:table-cell>
          <table:table-cell office:value-type="float" office:value="14.0695943" calcext:value-type="float">
            <text:p>14,0695943</text:p>
          </table:table-cell>
          <table:table-cell office:value-type="string" calcext:value-type="string">
            <text:p>Doppelkopf, Lohmen, Lohmen/Stadt Wehlen, Sächsische Schweiz-Osterzgebirge, Sachsen, 01829, Deutschland</text:p>
          </table:table-cell>
          <table:table-cell office:value-type="float" office:value="3626781688" calcext:value-type="float">
            <text:p>3626781688</text:p>
          </table:table-cell>
          <table:table-cell table:number-columns-repeated="1636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Wehlkegel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Wehlkegel</text:p>
          </table:table-cell>
          <table:table-cell office:value-type="string" calcext:value-type="string">
            <text:p>Rathener Gebiet</text:p>
          </table:table-cell>
          <table:table-cell office:value-type="float" office:value="4088" calcext:value-type="float">
            <text:p>4088</text:p>
          </table:table-cell>
          <table:table-cell office:value-type="string" calcext:value-type="string">
            <text:p>Wehlkege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Wehlkegel</text:p>
          </table:table-cell>
          <table:table-cell office:value-type="float" office:value="50" calcext:value-type="float">
            <text:p>50</text:p>
          </table:table-cell>
          <table:table-cell office:value-type="float" office:value="50.9643926" calcext:value-type="float">
            <text:p>50,9643926</text:p>
          </table:table-cell>
          <table:table-cell office:value-type="float" office:value="14.0692826" calcext:value-type="float">
            <text:p>14,0692826</text:p>
          </table:table-cell>
          <table:table-cell office:value-type="string" calcext:value-type="string">
            <text:p>Wehlkegel, Lohmen, Lohmen/Stadt Wehlen, Sächsische Schweiz-Osterzgebirge, Sachsen, 01829, Deutschland</text:p>
          </table:table-cell>
          <table:table-cell office:value-type="float" office:value="3626781689" calcext:value-type="float">
            <text:p>3626781689</text:p>
          </table:table-cell>
          <table:table-cell table:number-columns-repeated="1636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interer Basteiturm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interer Basteiturm</text:p>
          </table:table-cell>
          <table:table-cell office:value-type="string" calcext:value-type="string">
            <text:p>Rathener Gebiet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Hinterer Bastei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Hinterer Basteiturm</text:p>
          </table:table-cell>
          <table:table-cell office:value-type="float" office:value="51" calcext:value-type="float">
            <text:p>51</text:p>
          </table:table-cell>
          <table:table-cell office:value-type="float" office:value="50.9644172" calcext:value-type="float">
            <text:p>50,9644172</text:p>
          </table:table-cell>
          <table:table-cell office:value-type="float" office:value="14.0694363" calcext:value-type="float">
            <text:p>14,0694363</text:p>
          </table:table-cell>
          <table:table-cell office:value-type="string" calcext:value-type="string">
            <text:p>Hinterer Basteiturm, Lohmen, Lohmen/Stadt Wehlen, Sächsische Schweiz-Osterzgebirge, Sachsen, 01829, Deutschland</text:p>
          </table:table-cell>
          <table:table-cell office:value-type="float" office:value="2274002260" calcext:value-type="float">
            <text:p>2274002260</text:p>
          </table:table-cell>
          <table:table-cell table:number-columns-repeated="1636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chneider Wibbel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Schneider Wibbel</text:p>
          </table:table-cell>
          <table:table-cell office:value-type="string" calcext:value-type="string">
            <text:p>Rathener Gebiet</text:p>
          </table:table-cell>
          <table:table-cell office:value-type="float" office:value="4090" calcext:value-type="float">
            <text:p>4090</text:p>
          </table:table-cell>
          <table:table-cell office:value-type="string" calcext:value-type="string">
            <text:p>Schneider Wibbe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Schneider Wibbel</text:p>
          </table:table-cell>
          <table:table-cell office:value-type="float" office:value="52" calcext:value-type="float">
            <text:p>52</text:p>
          </table:table-cell>
          <table:table-cell office:value-type="float" office:value="50.9646419" calcext:value-type="float">
            <text:p>50,9646419</text:p>
          </table:table-cell>
          <table:table-cell office:value-type="float" office:value="14.069467" calcext:value-type="float">
            <text:p>14,069467</text:p>
          </table:table-cell>
          <table:table-cell office:value-type="string" calcext:value-type="string">
            <text:p>Schneider Wibbel, Lohmen, Lohmen/Stadt Wehlen, Sächsische Schweiz-Osterzgebirge, Sachsen, 01829, Deutschland</text:p>
          </table:table-cell>
          <table:table-cell office:value-type="float" office:value="2274002382" calcext:value-type="float">
            <text:p>2274002382</text:p>
          </table:table-cell>
          <table:table-cell table:number-columns-repeated="1636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Zitronenkopf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Zitronenkopf</text:p>
          </table:table-cell>
          <table:table-cell office:value-type="string" calcext:value-type="string">
            <text:p>Rathener Gebiet</text:p>
          </table:table-cell>
          <table:table-cell office:value-type="float" office:value="4091" calcext:value-type="float">
            <text:p>4091</text:p>
          </table:table-cell>
          <table:table-cell office:value-type="string" calcext:value-type="string">
            <text:p>Zitronenkopf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Zitronenkopf</text:p>
          </table:table-cell>
          <table:table-cell office:value-type="float" office:value="53" calcext:value-type="float">
            <text:p>53</text:p>
          </table:table-cell>
          <table:table-cell office:value-type="float" office:value="50.9647647" calcext:value-type="float">
            <text:p>50,9647647</text:p>
          </table:table-cell>
          <table:table-cell office:value-type="float" office:value="14.0700861" calcext:value-type="float">
            <text:p>14,0700861</text:p>
          </table:table-cell>
          <table:table-cell office:value-type="string" calcext:value-type="string">
            <text:p>Zitronenkopf, Lohmen, Lohmen/Stadt Wehlen, Sächsische Schweiz-Osterzgebirge, Sachsen, 01829, Deutschland</text:p>
          </table:table-cell>
          <table:table-cell office:value-type="float" office:value="2260819536" calcext:value-type="float">
            <text:p>2260819536</text:p>
          </table:table-cell>
          <table:table-cell table:number-columns-repeated="1636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itzbold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Witzbold</text:p>
          </table:table-cell>
          <table:table-cell office:value-type="string" calcext:value-type="string">
            <text:p>Rathener Gebiet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Witzbold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Witzbold</text:p>
          </table:table-cell>
          <table:table-cell office:value-type="float" office:value="54" calcext:value-type="float">
            <text:p>54</text:p>
          </table:table-cell>
          <table:table-cell office:value-type="float" office:value="50.9647102" calcext:value-type="float">
            <text:p>50,9647102</text:p>
          </table:table-cell>
          <table:table-cell office:value-type="float" office:value="14.0703851" calcext:value-type="float">
            <text:p>14,0703851</text:p>
          </table:table-cell>
          <table:table-cell office:value-type="string" calcext:value-type="string">
            <text:p>Witzbold, Lohmen, Lohmen/Stadt Wehlen, Sächsische Schweiz-Osterzgebirge, Sachsen, 01829, Deutschland</text:p>
          </table:table-cell>
          <table:table-cell office:value-type="float" office:value="2260819531" calcext:value-type="float">
            <text:p>2260819531</text:p>
          </table:table-cell>
          <table:table-cell table:number-columns-repeated="1636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Wehlscheibe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Wehlscheibe</text:p>
          </table:table-cell>
          <table:table-cell office:value-type="string" calcext:value-type="string">
            <text:p>Rathener Gebiet</text:p>
          </table:table-cell>
          <table:table-cell office:value-type="float" office:value="4093" calcext:value-type="float">
            <text:p>4093</text:p>
          </table:table-cell>
          <table:table-cell office:value-type="string" calcext:value-type="string">
            <text:p>Wehlscheib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Wehlscheibe</text:p>
          </table:table-cell>
          <table:table-cell office:value-type="float" office:value="55" calcext:value-type="float">
            <text:p>55</text:p>
          </table:table-cell>
          <table:table-cell office:value-type="float" office:value="50.9645385" calcext:value-type="float">
            <text:p>50,9645385</text:p>
          </table:table-cell>
          <table:table-cell office:value-type="float" office:value="14.0707651" calcext:value-type="float">
            <text:p>14,0707651</text:p>
          </table:table-cell>
          <table:table-cell office:value-type="string" calcext:value-type="string">
            <text:p>Wehlscheibe, Lohmen, Lohmen/Stadt Wehlen, Sächsische Schweiz-Osterzgebirge, Sachsen, 01829, Deutschland</text:p>
          </table:table-cell>
          <table:table-cell office:value-type="float" office:value="2720687863" calcext:value-type="float">
            <text:p>2720687863</text:p>
          </table:table-cell>
          <table:table-cell table:number-columns-repeated="1636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Wehlgrundspitze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Wehlgrundspitze</text:p>
          </table:table-cell>
          <table:table-cell office:value-type="string" calcext:value-type="string">
            <text:p>Rathener Gebiet</text:p>
          </table:table-cell>
          <table:table-cell office:value-type="float" office:value="4094" calcext:value-type="float">
            <text:p>4094</text:p>
          </table:table-cell>
          <table:table-cell office:value-type="string" calcext:value-type="string">
            <text:p>Wehlgrundspitz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Wehlgrundspitze</text:p>
          </table:table-cell>
          <table:table-cell office:value-type="float" office:value="56" calcext:value-type="float">
            <text:p>56</text:p>
          </table:table-cell>
          <table:table-cell office:value-type="float" office:value="50.9649137" calcext:value-type="float">
            <text:p>50,9649137</text:p>
          </table:table-cell>
          <table:table-cell office:value-type="float" office:value="14.0710136" calcext:value-type="float">
            <text:p>14,0710136</text:p>
          </table:table-cell>
          <table:table-cell office:value-type="string" calcext:value-type="string">
            <text:p>Wehlgrundspitze, Lohmen, Lohmen/Stadt Wehlen, Sächsische Schweiz-Osterzgebirge, Sachsen, 01829, Deutschland</text:p>
          </table:table-cell>
          <table:table-cell office:value-type="float" office:value="2260819521" calcext:value-type="float">
            <text:p>2260819521</text:p>
          </table:table-cell>
          <table:table-cell table:number-columns-repeated="1636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Wehlgrundwächter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Wehlgrundwächter</text:p>
          </table:table-cell>
          <table:table-cell office:value-type="string" calcext:value-type="string">
            <text:p>Rathener Gebiet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Wehlgrundwächt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Wehlgrundwächter</text:p>
          </table:table-cell>
          <table:table-cell office:value-type="float" office:value="57" calcext:value-type="float">
            <text:p>57</text:p>
          </table:table-cell>
          <table:table-cell office:value-type="float" office:value="50.9650088" calcext:value-type="float">
            <text:p>50,9650088</text:p>
          </table:table-cell>
          <table:table-cell office:value-type="float" office:value="14.0708492" calcext:value-type="float">
            <text:p>14,0708492</text:p>
          </table:table-cell>
          <table:table-cell office:value-type="string" calcext:value-type="string">
            <text:p>Wehlgrundwächter, Lohmen, Lohmen/Stadt Wehlen, Sächsische Schweiz-Osterzgebirge, Sachsen, 01829, Deutschland</text:p>
          </table:table-cell>
          <table:table-cell office:value-type="float" office:value="2260819522" calcext:value-type="float">
            <text:p>2260819522</text:p>
          </table:table-cell>
          <table:table-cell table:number-columns-repeated="1636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rafenspitze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Grafenspitze</text:p>
          </table:table-cell>
          <table:table-cell office:value-type="string" calcext:value-type="string">
            <text:p>Rathener Gebie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rafenspitz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Grafenspitze</text:p>
          </table:table-cell>
          <table:table-cell office:value-type="float" office:value="58" calcext:value-type="float">
            <text:p>58</text:p>
          </table:table-cell>
          <table:table-cell office:value-type="float" office:value="50.9651382" calcext:value-type="float">
            <text:p>50,9651382</text:p>
          </table:table-cell>
          <table:table-cell office:value-type="float" office:value="14.070813" calcext:value-type="float">
            <text:p>14,070813</text:p>
          </table:table-cell>
          <table:table-cell office:value-type="string" calcext:value-type="string">
            <text:p>Grafenspitze, Lohmen, Lohmen/Stadt Wehlen, Sächsische Schweiz-Osterzgebirge, Sachsen, 01829, Deutschland</text:p>
          </table:table-cell>
          <table:table-cell office:value-type="float" office:value="2260819438" calcext:value-type="float">
            <text:p>2260819438</text:p>
          </table:table-cell>
          <table:table-cell table:number-columns-repeated="1636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renadierturm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Grenadierturm</text:p>
          </table:table-cell>
          <table:table-cell office:value-type="string" calcext:value-type="string">
            <text:p>Rathener Gebiet</text:p>
          </table:table-cell>
          <table:table-cell office:value-type="float" office:value="4097" calcext:value-type="float">
            <text:p>4097</text:p>
          </table:table-cell>
          <table:table-cell office:value-type="string" calcext:value-type="string">
            <text:p>Grenadier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Grenadierturm</text:p>
          </table:table-cell>
          <table:table-cell office:value-type="float" office:value="59" calcext:value-type="float">
            <text:p>59</text:p>
          </table:table-cell>
          <table:table-cell office:value-type="float" office:value="50.9654606" calcext:value-type="float">
            <text:p>50,9654606</text:p>
          </table:table-cell>
          <table:table-cell office:value-type="float" office:value="14.0705618" calcext:value-type="float">
            <text:p>14,0705618</text:p>
          </table:table-cell>
          <table:table-cell office:value-type="string" calcext:value-type="string">
            <text:p>Grenadierturm, Lohmen, Lohmen/Stadt Wehlen, Sächsische Schweiz-Osterzgebirge, Sachsen, 01829, Deutschland</text:p>
          </table:table-cell>
          <table:table-cell office:value-type="float" office:value="1742974354" calcext:value-type="float">
            <text:p>1742974354</text:p>
          </table:table-cell>
          <table:table-cell table:number-columns-repeated="1636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Wassermann *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Wassermann</text:p>
          </table:table-cell>
          <table:table-cell office:value-type="string" calcext:value-type="string">
            <text:p>Rathener Gebiet</text:p>
          </table:table-cell>
          <table:table-cell office:value-type="float" office:value="4098" calcext:value-type="float">
            <text:p>4098</text:p>
          </table:table-cell>
          <table:table-cell office:value-type="string" calcext:value-type="string">
            <text:p>Wasserman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Wassermann</text:p>
          </table:table-cell>
          <table:table-cell office:value-type="float" office:value="60" calcext:value-type="float">
            <text:p>60</text:p>
          </table:table-cell>
          <table:table-cell office:value-type="float" office:value="50.9659528" calcext:value-type="float">
            <text:p>50,9659528</text:p>
          </table:table-cell>
          <table:table-cell office:value-type="float" office:value="14.0705017" calcext:value-type="float">
            <text:p>14,0705017</text:p>
          </table:table-cell>
          <table:table-cell office:value-type="string" calcext:value-type="string">
            <text:p>Wassermann, Lohmen, Lohmen/Stadt Wehlen, Sächsische Schweiz-Osterzgebirge, Sachsen, 01829, Deutschland</text:p>
          </table:table-cell>
          <table:table-cell office:value-type="float" office:value="2260819519" calcext:value-type="float">
            <text:p>2260819519</text:p>
          </table:table-cell>
          <table:table-cell table:number-columns-repeated="1636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ierturm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Bierturm</text:p>
          </table:table-cell>
          <table:table-cell office:value-type="string" calcext:value-type="string">
            <text:p>Rathener Gebiet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Bier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Bierturm</text:p>
          </table:table-cell>
          <table:table-cell office:value-type="float" office:value="61" calcext:value-type="float">
            <text:p>61</text:p>
          </table:table-cell>
          <table:table-cell office:value-type="float" office:value="50.9660467" calcext:value-type="float">
            <text:p>50,9660467</text:p>
          </table:table-cell>
          <table:table-cell office:value-type="float" office:value="14.0709714" calcext:value-type="float">
            <text:p>14,0709714</text:p>
          </table:table-cell>
          <table:table-cell office:value-type="string" calcext:value-type="string">
            <text:p>Bierturm, Lohmen, Lohmen/Stadt Wehlen, Sächsische Schweiz-Osterzgebirge, Sachsen, 01829, Deutschland</text:p>
          </table:table-cell>
          <table:table-cell office:value-type="float" office:value="2260819413" calcext:value-type="float">
            <text:p>2260819413</text:p>
          </table:table-cell>
          <table:table-cell table:number-columns-repeated="1636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xelturm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Axelturm</text:p>
          </table:table-cell>
          <table:table-cell office:value-type="string" calcext:value-type="string">
            <text:p>Rathener Gebiet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Axel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Axelturm</text:p>
          </table:table-cell>
          <table:table-cell office:value-type="float" office:value="62" calcext:value-type="float">
            <text:p>62</text:p>
          </table:table-cell>
          <table:table-cell office:value-type="float" office:value="50.965698" calcext:value-type="float">
            <text:p>50,965698</text:p>
          </table:table-cell>
          <table:table-cell office:value-type="float" office:value="14.0717597" calcext:value-type="float">
            <text:p>14,0717597</text:p>
          </table:table-cell>
          <table:table-cell office:value-type="string" calcext:value-type="string">
            <text:p>Axelturm, Lohmen, Lohmen/Stadt Wehlen, Sächsische Schweiz-Osterzgebirge, Sachsen, 01829, Deutschland</text:p>
          </table:table-cell>
          <table:table-cell office:value-type="float" office:value="2260819407" calcext:value-type="float">
            <text:p>2260819407</text:p>
          </table:table-cell>
          <table:table-cell table:number-columns-repeated="1636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avillonwächter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Pavillonwächter</text:p>
          </table:table-cell>
          <table:table-cell office:value-type="string" calcext:value-type="string">
            <text:p>Rathener Gebiet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Pavillonwächt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Pavillonwächter</text:p>
          </table:table-cell>
          <table:table-cell office:value-type="float" office:value="63" calcext:value-type="float">
            <text:p>63</text:p>
          </table:table-cell>
          <table:table-cell office:value-type="float" office:value="50.9654578" calcext:value-type="float">
            <text:p>50,9654578</text:p>
          </table:table-cell>
          <table:table-cell office:value-type="float" office:value="14.0720192" calcext:value-type="float">
            <text:p>14,0720192</text:p>
          </table:table-cell>
          <table:table-cell office:value-type="string" calcext:value-type="string">
            <text:p>Pavillonwächter, Rathen, Königstein/Sächs. Schw., Sächsische Schweiz-Osterzgebirge, Sachsen, 01829, Deutschland</text:p>
          </table:table-cell>
          <table:table-cell office:value-type="float" office:value="2274002336" calcext:value-type="float">
            <text:p>2274002336</text:p>
          </table:table-cell>
          <table:table-cell table:number-columns-repeated="1636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anzelscheibe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Kanzelscheibe</text:p>
          </table:table-cell>
          <table:table-cell office:value-type="string" calcext:value-type="string">
            <text:p>Rathener Gebiet</text:p>
          </table:table-cell>
          <table:table-cell office:value-type="float" office:value="4102" calcext:value-type="float">
            <text:p>4102</text:p>
          </table:table-cell>
          <table:table-cell office:value-type="string" calcext:value-type="string">
            <text:p>Kanzelscheib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Kanzelscheibe</text:p>
          </table:table-cell>
          <table:table-cell office:value-type="float" office:value="64" calcext:value-type="float">
            <text:p>64</text:p>
          </table:table-cell>
          <table:table-cell office:value-type="float" office:value="50.9653393" calcext:value-type="float">
            <text:p>50,9653393</text:p>
          </table:table-cell>
          <table:table-cell office:value-type="float" office:value="14.0718033" calcext:value-type="float">
            <text:p>14,0718033</text:p>
          </table:table-cell>
          <table:table-cell office:value-type="string" calcext:value-type="string">
            <text:p>Kanzelscheibe, Rathen, Königstein/Sächs. Schw., Sächsische Schweiz-Osterzgebirge, Sachsen, 01829, Deutschland</text:p>
          </table:table-cell>
          <table:table-cell office:value-type="float" office:value="2260819456" calcext:value-type="float">
            <text:p>2260819456</text:p>
          </table:table-cell>
          <table:table-cell table:number-columns-repeated="1636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chse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Echse</text:p>
          </table:table-cell>
          <table:table-cell office:value-type="string" calcext:value-type="string">
            <text:p>Rathener Gebiet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Echs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Echse</text:p>
          </table:table-cell>
          <table:table-cell office:value-type="float" office:value="65" calcext:value-type="float">
            <text:p>65</text:p>
          </table:table-cell>
          <table:table-cell office:value-type="float" office:value="50.9654751" calcext:value-type="float">
            <text:p>50,9654751</text:p>
          </table:table-cell>
          <table:table-cell office:value-type="float" office:value="14.0725456" calcext:value-type="float">
            <text:p>14,0725456</text:p>
          </table:table-cell>
          <table:table-cell office:value-type="string" calcext:value-type="string">
            <text:p>Echse, Lohmen, Lohmen/Stadt Wehlen, Sächsische Schweiz-Osterzgebirge, Sachsen, Deutschland</text:p>
          </table:table-cell>
          <table:table-cell office:value-type="float" office:value="4424239551" calcext:value-type="float">
            <text:p>4424239551</text:p>
          </table:table-cell>
          <table:table-cell table:number-columns-repeated="1636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abicht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Habicht</text:p>
          </table:table-cell>
          <table:table-cell office:value-type="string" calcext:value-type="string">
            <text:p>Rathener Gebiet</text:p>
          </table:table-cell>
          <table:table-cell office:value-type="float" office:value="4104" calcext:value-type="float">
            <text:p>4104</text:p>
          </table:table-cell>
          <table:table-cell office:value-type="string" calcext:value-type="string">
            <text:p>Habich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Habicht</text:p>
          </table:table-cell>
          <table:table-cell office:value-type="float" office:value="66" calcext:value-type="float">
            <text:p>66</text:p>
          </table:table-cell>
          <table:table-cell office:value-type="float" office:value="50.9654179" calcext:value-type="float">
            <text:p>50,9654179</text:p>
          </table:table-cell>
          <table:table-cell office:value-type="float" office:value="14.0724852" calcext:value-type="float">
            <text:p>14,0724852</text:p>
          </table:table-cell>
          <table:table-cell office:value-type="string" calcext:value-type="string">
            <text:p>Habicht, Lohmen, Lohmen/Stadt Wehlen, Sächsische Schweiz-Osterzgebirge, Sachsen, Deutschland</text:p>
          </table:table-cell>
          <table:table-cell office:value-type="float" office:value="4424239552" calcext:value-type="float">
            <text:p>4424239552</text:p>
          </table:table-cell>
          <table:table-cell table:number-columns-repeated="1636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atist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Statist</text:p>
          </table:table-cell>
          <table:table-cell office:value-type="string" calcext:value-type="string">
            <text:p>Rathener Gebiet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Statis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Statist</text:p>
          </table:table-cell>
          <table:table-cell office:value-type="float" office:value="67" calcext:value-type="float">
            <text:p>67</text:p>
          </table:table-cell>
          <table:table-cell office:value-type="float" office:value="50.9649295" calcext:value-type="float">
            <text:p>50,9649295</text:p>
          </table:table-cell>
          <table:table-cell office:value-type="float" office:value="14.0731513" calcext:value-type="float">
            <text:p>14,0731513</text:p>
          </table:table-cell>
          <table:table-cell office:value-type="string" calcext:value-type="string">
            <text:p>Statist, Lohmen, Lohmen/Stadt Wehlen, Sächsische Schweiz-Osterzgebirge, Sachsen, Deutschland</text:p>
          </table:table-cell>
          <table:table-cell office:value-type="float" office:value="1988665462" calcext:value-type="float">
            <text:p>1988665462</text:p>
          </table:table-cell>
          <table:table-cell table:number-columns-repeated="1636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chalk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chalk</text:p>
          </table:table-cell>
          <table:table-cell office:value-type="string" calcext:value-type="string">
            <text:p>Rathener Gebiet</text:p>
          </table:table-cell>
          <table:table-cell office:value-type="float" office:value="4106" calcext:value-type="float">
            <text:p>4106</text:p>
          </table:table-cell>
          <table:table-cell office:value-type="string" calcext:value-type="string">
            <text:p>Schalk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Schalk</text:p>
          </table:table-cell>
          <table:table-cell office:value-type="float" office:value="68" calcext:value-type="float">
            <text:p>68</text:p>
          </table:table-cell>
          <table:table-cell office:value-type="float" office:value="50.964734" calcext:value-type="float">
            <text:p>50,964734</text:p>
          </table:table-cell>
          <table:table-cell office:value-type="float" office:value="14.0738145" calcext:value-type="float">
            <text:p>14,0738145</text:p>
          </table:table-cell>
          <table:table-cell office:value-type="string" calcext:value-type="string">
            <text:p>Schalk, Lohmen, Lohmen/Stadt Wehlen, Sächsische Schweiz-Osterzgebirge, Sachsen, Deutschland</text:p>
          </table:table-cell>
          <table:table-cell office:value-type="float" office:value="1988665459" calcext:value-type="float">
            <text:p>1988665459</text:p>
          </table:table-cell>
          <table:table-cell table:number-columns-repeated="1636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ergfreund *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Bergfreund</text:p>
          </table:table-cell>
          <table:table-cell office:value-type="string" calcext:value-type="string">
            <text:p>Rathener Gebiet</text:p>
          </table:table-cell>
          <table:table-cell office:value-type="float" office:value="4107" calcext:value-type="float">
            <text:p>4107</text:p>
          </table:table-cell>
          <table:table-cell office:value-type="string" calcext:value-type="string">
            <text:p>Bergfreund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Bergfreund</text:p>
          </table:table-cell>
          <table:table-cell office:value-type="float" office:value="69" calcext:value-type="float">
            <text:p>69</text:p>
          </table:table-cell>
          <table:table-cell office:value-type="float" office:value="50.9645448" calcext:value-type="float">
            <text:p>50,9645448</text:p>
          </table:table-cell>
          <table:table-cell office:value-type="float" office:value="14.0738226" calcext:value-type="float">
            <text:p>14,0738226</text:p>
          </table:table-cell>
          <table:table-cell office:value-type="string" calcext:value-type="string">
            <text:p>Bergfreund, Lohmen, Lohmen/Stadt Wehlen, Sächsische Schweiz-Osterzgebirge, Sachsen, Deutschland</text:p>
          </table:table-cell>
          <table:table-cell office:value-type="float" office:value="1988665454" calcext:value-type="float">
            <text:p>1988665454</text:p>
          </table:table-cell>
          <table:table-cell table:number-columns-repeated="1636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Wehlnadel *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Wehlnadel</text:p>
          </table:table-cell>
          <table:table-cell office:value-type="string" calcext:value-type="string">
            <text:p>Rathener Gebiet</text:p>
          </table:table-cell>
          <table:table-cell office:value-type="float" office:value="4108" calcext:value-type="float">
            <text:p>4108</text:p>
          </table:table-cell>
          <table:table-cell office:value-type="string" calcext:value-type="string">
            <text:p>Wehlnade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Wehlnadel</text:p>
          </table:table-cell>
          <table:table-cell office:value-type="float" office:value="70" calcext:value-type="float">
            <text:p>70</text:p>
          </table:table-cell>
          <table:table-cell office:value-type="float" office:value="50.9645746" calcext:value-type="float">
            <text:p>50,9645746</text:p>
          </table:table-cell>
          <table:table-cell office:value-type="float" office:value="14.074072" calcext:value-type="float">
            <text:p>14,074072</text:p>
          </table:table-cell>
          <table:table-cell office:value-type="string" calcext:value-type="string">
            <text:p>Wehlnadel, Lohmen, Lohmen/Stadt Wehlen, Sächsische Schweiz-Osterzgebirge, Sachsen, Deutschland</text:p>
          </table:table-cell>
          <table:table-cell office:value-type="float" office:value="502164474" calcext:value-type="float">
            <text:p>502164474</text:p>
          </table:table-cell>
          <table:table-cell table:number-columns-repeated="1636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ergfreundeturm *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Bergfreundeturm</text:p>
          </table:table-cell>
          <table:table-cell office:value-type="string" calcext:value-type="string">
            <text:p>Rathener Gebiet</text:p>
          </table:table-cell>
          <table:table-cell office:value-type="float" office:value="4109" calcext:value-type="float">
            <text:p>4109</text:p>
          </table:table-cell>
          <table:table-cell office:value-type="string" calcext:value-type="string">
            <text:p>Bergfreunde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Bergfreundeturm</text:p>
          </table:table-cell>
          <table:table-cell office:value-type="float" office:value="71" calcext:value-type="float">
            <text:p>71</text:p>
          </table:table-cell>
          <table:table-cell office:value-type="float" office:value="50.964466" calcext:value-type="float">
            <text:p>50,964466</text:p>
          </table:table-cell>
          <table:table-cell office:value-type="float" office:value="14.0740193" calcext:value-type="float">
            <text:p>14,0740193</text:p>
          </table:table-cell>
          <table:table-cell office:value-type="string" calcext:value-type="string">
            <text:p>Bergfreundeturm, Lohmen, Lohmen/Stadt Wehlen, Sächsische Schweiz-Osterzgebirge, Sachsen, Deutschland</text:p>
          </table:table-cell>
          <table:table-cell office:value-type="float" office:value="740503615" calcext:value-type="float">
            <text:p>740503615</text:p>
          </table:table-cell>
          <table:table-cell table:number-columns-repeated="1636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ouffleur *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Souffleur</text:p>
          </table:table-cell>
          <table:table-cell office:value-type="string" calcext:value-type="string">
            <text:p>Rathener Gebiet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Souffleu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Souffleur</text:p>
          </table:table-cell>
          <table:table-cell office:value-type="float" office:value="72" calcext:value-type="float">
            <text:p>72</text:p>
          </table:table-cell>
          <table:table-cell office:value-type="float" office:value="50.9642409" calcext:value-type="float">
            <text:p>50,9642409</text:p>
          </table:table-cell>
          <table:table-cell office:value-type="float" office:value="14.0740907" calcext:value-type="float">
            <text:p>14,0740907</text:p>
          </table:table-cell>
          <table:table-cell office:value-type="string" calcext:value-type="string">
            <text:p>Souffleur, Rathen, Königstein/Sächs. Schw., Sächsische Schweiz-Osterzgebirge, Sachsen, Deutschland</text:p>
          </table:table-cell>
          <table:table-cell office:value-type="float" office:value="1988665461" calcext:value-type="float">
            <text:p>1988665461</text:p>
          </table:table-cell>
          <table:table-cell table:number-columns-repeated="1636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änseei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Gänseei</text:p>
          </table:table-cell>
          <table:table-cell office:value-type="string" calcext:value-type="string">
            <text:p>Rathener Gebiet</text:p>
          </table:table-cell>
          <table:table-cell office:value-type="float" office:value="4111" calcext:value-type="float">
            <text:p>4111</text:p>
          </table:table-cell>
          <table:table-cell office:value-type="string" calcext:value-type="string">
            <text:p>Gänseei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Gänseei</text:p>
          </table:table-cell>
          <table:table-cell office:value-type="float" office:value="73" calcext:value-type="float">
            <text:p>73</text:p>
          </table:table-cell>
          <table:table-cell office:value-type="float" office:value="50.9649393" calcext:value-type="float">
            <text:p>50,9649393</text:p>
          </table:table-cell>
          <table:table-cell office:value-type="float" office:value="14.0749256" calcext:value-type="float">
            <text:p>14,0749256</text:p>
          </table:table-cell>
          <table:table-cell office:value-type="string" calcext:value-type="string">
            <text:p>Gänseei, Lohmen, Lohmen/Stadt Wehlen, Sächsische Schweiz-Osterzgebirge, Sachsen, Deutschland</text:p>
          </table:table-cell>
          <table:table-cell office:value-type="float" office:value="740503625" calcext:value-type="float">
            <text:p>740503625</text:p>
          </table:table-cell>
          <table:table-cell table:number-columns-repeated="1636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lattenstein *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Plattenstein</text:p>
          </table:table-cell>
          <table:table-cell office:value-type="string" calcext:value-type="string">
            <text:p>Rathener Gebiet</text:p>
          </table:table-cell>
          <table:table-cell office:value-type="float" office:value="4112" calcext:value-type="float">
            <text:p>4112</text:p>
          </table:table-cell>
          <table:table-cell office:value-type="string" calcext:value-type="string">
            <text:p>Plattenstei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Plattenstein</text:p>
          </table:table-cell>
          <table:table-cell office:value-type="float" office:value="74" calcext:value-type="float">
            <text:p>74</text:p>
          </table:table-cell>
          <table:table-cell office:value-type="float" office:value="50.9645531" calcext:value-type="float">
            <text:p>50,9645531</text:p>
          </table:table-cell>
          <table:table-cell office:value-type="float" office:value="14.0751506" calcext:value-type="float">
            <text:p>14,0751506</text:p>
          </table:table-cell>
          <table:table-cell office:value-type="string" calcext:value-type="string">
            <text:p>Plattenstein, Lohmen, Lohmen/Stadt Wehlen, Sächsische Schweiz-Osterzgebirge, Sachsen, Deutschland</text:p>
          </table:table-cell>
          <table:table-cell office:value-type="float" office:value="502164497" calcext:value-type="float">
            <text:p>502164497</text:p>
          </table:table-cell>
          <table:table-cell table:number-columns-repeated="1636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interer Gansfels *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Gansfels, Hinterer</text:p>
          </table:table-cell>
          <table:table-cell office:value-type="string" calcext:value-type="string">
            <text:p>Rathener Gebiet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Hinterer Gansfel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Hinterer Gansfels</text:p>
          </table:table-cell>
          <table:table-cell office:value-type="float" office:value="75" calcext:value-type="float">
            <text:p>75</text:p>
          </table:table-cell>
          <table:table-cell office:value-type="float" office:value="50.9642516" calcext:value-type="float">
            <text:p>50,9642516</text:p>
          </table:table-cell>
          <table:table-cell office:value-type="float" office:value="14.0759612" calcext:value-type="float">
            <text:p>14,0759612</text:p>
          </table:table-cell>
          <table:table-cell office:value-type="string" calcext:value-type="string">
            <text:p>Hinterer Gansfelsen, Lohmen, Lohmen/Stadt Wehlen, Sächsische Schweiz-Osterzgebirge, Sachsen, Deutschland</text:p>
          </table:table-cell>
          <table:table-cell office:value-type="float" office:value="502164494" calcext:value-type="float">
            <text:p>502164494</text:p>
          </table:table-cell>
          <table:table-cell table:number-columns-repeated="1636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ittlerer Gansfels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Gansfels, Mittlerer</text:p>
          </table:table-cell>
          <table:table-cell office:value-type="string" calcext:value-type="string">
            <text:p>Rathener Gebiet</text:p>
          </table:table-cell>
          <table:table-cell office:value-type="float" office:value="4114" calcext:value-type="float">
            <text:p>4114</text:p>
          </table:table-cell>
          <table:table-cell office:value-type="string" calcext:value-type="string">
            <text:p>Mittlerer Gansfel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Mittlerer Gansfels</text:p>
          </table:table-cell>
          <table:table-cell office:value-type="float" office:value="76" calcext:value-type="float">
            <text:p>76</text:p>
          </table:table-cell>
          <table:table-cell office:value-type="float" office:value="50.9642491" calcext:value-type="float">
            <text:p>50,9642491</text:p>
          </table:table-cell>
          <table:table-cell office:value-type="float" office:value="14.0762216" calcext:value-type="float">
            <text:p>14,0762216</text:p>
          </table:table-cell>
          <table:table-cell office:value-type="string" calcext:value-type="string">
            <text:p>Mittlerer Gansfelsen, Lohmen, Lohmen/Stadt Wehlen, Sächsische Schweiz-Osterzgebirge, Sachsen, Deutschland</text:p>
          </table:table-cell>
          <table:table-cell office:value-type="float" office:value="502164495" calcext:value-type="float">
            <text:p>502164495</text:p>
          </table:table-cell>
          <table:table-cell table:number-columns-repeated="1636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Vorderer Gansfels **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Gansfels, Vorderer</text:p>
          </table:table-cell>
          <table:table-cell office:value-type="string" calcext:value-type="string">
            <text:p>Rathener Gebiet</text:p>
          </table:table-cell>
          <table:table-cell office:value-type="float" office:value="4115" calcext:value-type="float">
            <text:p>4115</text:p>
          </table:table-cell>
          <table:table-cell office:value-type="string" calcext:value-type="string">
            <text:p>Vorderer Gansfel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Vorderer Gansfels</text:p>
          </table:table-cell>
          <table:table-cell office:value-type="float" office:value="77" calcext:value-type="float">
            <text:p>77</text:p>
          </table:table-cell>
          <table:table-cell office:value-type="float" office:value="50.964098" calcext:value-type="float">
            <text:p>50,964098</text:p>
          </table:table-cell>
          <table:table-cell office:value-type="float" office:value="14.0763702" calcext:value-type="float">
            <text:p>14,0763702</text:p>
          </table:table-cell>
          <table:table-cell office:value-type="string" calcext:value-type="string">
            <text:p>Vorderer Gansfelsen, Lohmen, Lohmen/Stadt Wehlen, Sächsische Schweiz-Osterzgebirge, Sachsen, Deutschland</text:p>
          </table:table-cell>
          <table:table-cell office:value-type="float" office:value="502164496" calcext:value-type="float">
            <text:p>502164496</text:p>
          </table:table-cell>
          <table:table-cell table:number-columns-repeated="1636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anskopf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Ganskopf</text:p>
          </table:table-cell>
          <table:table-cell office:value-type="string" calcext:value-type="string">
            <text:p>Rathener Gebiet</text:p>
          </table:table-cell>
          <table:table-cell office:value-type="float" office:value="4116" calcext:value-type="float">
            <text:p>4116</text:p>
          </table:table-cell>
          <table:table-cell office:value-type="string" calcext:value-type="string">
            <text:p>Ganskopf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Ganskopf</text:p>
          </table:table-cell>
          <table:table-cell office:value-type="float" office:value="78" calcext:value-type="float">
            <text:p>78</text:p>
          </table:table-cell>
          <table:table-cell office:value-type="float" office:value="50.964018" calcext:value-type="float">
            <text:p>50,964018</text:p>
          </table:table-cell>
          <table:table-cell office:value-type="float" office:value="14.0767128" calcext:value-type="float">
            <text:p>14,0767128</text:p>
          </table:table-cell>
          <table:table-cell office:value-type="string" calcext:value-type="string">
            <text:p>Ganskopf, Lohmen, Lohmen/Stadt Wehlen, Sächsische Schweiz-Osterzgebirge, Sachsen, Deutschland</text:p>
          </table:table-cell>
          <table:table-cell office:value-type="float" office:value="1988665458" calcext:value-type="float">
            <text:p>1988665458</text:p>
          </table:table-cell>
          <table:table-cell table:number-columns-repeated="1636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ansriff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Gansriff</text:p>
          </table:table-cell>
          <table:table-cell office:value-type="string" calcext:value-type="string">
            <text:p>Rathener Gebiet</text:p>
          </table:table-cell>
          <table:table-cell office:value-type="float" office:value="4117" calcext:value-type="float">
            <text:p>4117</text:p>
          </table:table-cell>
          <table:table-cell office:value-type="string" calcext:value-type="string">
            <text:p>Gansriff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Gansriff</text:p>
          </table:table-cell>
          <table:table-cell office:value-type="float" office:value="79" calcext:value-type="float">
            <text:p>79</text:p>
          </table:table-cell>
          <table:table-cell office:value-type="float" office:value="50.9641921" calcext:value-type="float">
            <text:p>50,9641921</text:p>
          </table:table-cell>
          <table:table-cell office:value-type="float" office:value="14.0769408" calcext:value-type="float">
            <text:p>14,0769408</text:p>
          </table:table-cell>
          <table:table-cell office:value-type="string" calcext:value-type="string">
            <text:p>Gansriff, Rathen, Königstein/Sächs. Schw., Sächsische Schweiz-Osterzgebirge, Sachsen, Deutschland</text:p>
          </table:table-cell>
          <table:table-cell office:value-type="float" office:value="529970140" calcext:value-type="float">
            <text:p>529970140</text:p>
          </table:table-cell>
          <table:table-cell table:number-columns-repeated="1636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ansscheibe *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Gansscheibe</text:p>
          </table:table-cell>
          <table:table-cell office:value-type="string" calcext:value-type="string">
            <text:p>Rathener Gebiet</text:p>
          </table:table-cell>
          <table:table-cell office:value-type="float" office:value="4118" calcext:value-type="float">
            <text:p>4118</text:p>
          </table:table-cell>
          <table:table-cell office:value-type="string" calcext:value-type="string">
            <text:p>Gansscheib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Gansscheibe</text:p>
          </table:table-cell>
          <table:table-cell office:value-type="float" office:value="80" calcext:value-type="float">
            <text:p>80</text:p>
          </table:table-cell>
          <table:table-cell office:value-type="float" office:value="50.964416" calcext:value-type="float">
            <text:p>50,964416</text:p>
          </table:table-cell>
          <table:table-cell office:value-type="float" office:value="14.0772407" calcext:value-type="float">
            <text:p>14,0772407</text:p>
          </table:table-cell>
          <table:table-cell office:value-type="string" calcext:value-type="string">
            <text:p>Gansscheibe, Rathen, Königstein/Sächs. Schw., Sächsische Schweiz-Osterzgebirge, Sachsen, Deutschland</text:p>
          </table:table-cell>
          <table:table-cell office:value-type="float" office:value="529970142" calcext:value-type="float">
            <text:p>529970142</text:p>
          </table:table-cell>
          <table:table-cell table:number-columns-repeated="1636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ansturm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ansturm</text:p>
          </table:table-cell>
          <table:table-cell office:value-type="string" calcext:value-type="string">
            <text:p>Rathener Gebiet</text:p>
          </table:table-cell>
          <table:table-cell office:value-type="float" office:value="4119" calcext:value-type="float">
            <text:p>4119</text:p>
          </table:table-cell>
          <table:table-cell office:value-type="string" calcext:value-type="string">
            <text:p>Gans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Gansturm</text:p>
          </table:table-cell>
          <table:table-cell office:value-type="float" office:value="81" calcext:value-type="float">
            <text:p>81</text:p>
          </table:table-cell>
          <table:table-cell office:value-type="float" office:value="50.9645663" calcext:value-type="float">
            <text:p>50,9645663</text:p>
          </table:table-cell>
          <table:table-cell office:value-type="float" office:value="14.0762101" calcext:value-type="float">
            <text:p>14,0762101</text:p>
          </table:table-cell>
          <table:table-cell office:value-type="string" calcext:value-type="string">
            <text:p>Gansturm, Lohmen, Lohmen/Stadt Wehlen, Sächsische Schweiz-Osterzgebirge, Sachsen, Deutschland</text:p>
          </table:table-cell>
          <table:table-cell office:value-type="float" office:value="1990016439" calcext:value-type="float">
            <text:p>1990016439</text:p>
          </table:table-cell>
          <table:table-cell table:number-columns-repeated="1636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uleika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Suleika</text:p>
          </table:table-cell>
          <table:table-cell office:value-type="string" calcext:value-type="string">
            <text:p>Rathener Gebiet</text:p>
          </table:table-cell>
          <table:table-cell office:value-type="float" office:value="4120" calcext:value-type="float">
            <text:p>4120</text:p>
          </table:table-cell>
          <table:table-cell office:value-type="string" calcext:value-type="string">
            <text:p>Suleik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Suleika</text:p>
          </table:table-cell>
          <table:table-cell office:value-type="float" office:value="82" calcext:value-type="float">
            <text:p>82</text:p>
          </table:table-cell>
          <table:table-cell office:value-type="float" office:value="50.9648006" calcext:value-type="float">
            <text:p>50,9648006</text:p>
          </table:table-cell>
          <table:table-cell office:value-type="float" office:value="14.0763143" calcext:value-type="float">
            <text:p>14,0763143</text:p>
          </table:table-cell>
          <table:table-cell office:value-type="string" calcext:value-type="string">
            <text:p>Suleika, Lohmen, Lohmen/Stadt Wehlen, Sächsische Schweiz-Osterzgebirge, Sachsen, Deutschland</text:p>
          </table:table-cell>
          <table:table-cell office:value-type="float" office:value="1990016504" calcext:value-type="float">
            <text:p>1990016504</text:p>
          </table:table-cell>
          <table:table-cell table:number-columns-repeated="1636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Emir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Emir</text:p>
          </table:table-cell>
          <table:table-cell office:value-type="string" calcext:value-type="string">
            <text:p>Rathener Gebiet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Emi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Emir</text:p>
          </table:table-cell>
          <table:table-cell office:value-type="float" office:value="83" calcext:value-type="float">
            <text:p>83</text:p>
          </table:table-cell>
          <table:table-cell office:value-type="float" office:value="50.9649415" calcext:value-type="float">
            <text:p>50,9649415</text:p>
          </table:table-cell>
          <table:table-cell office:value-type="float" office:value="14.0763434" calcext:value-type="float">
            <text:p>14,0763434</text:p>
          </table:table-cell>
          <table:table-cell office:value-type="string" calcext:value-type="string">
            <text:p>Emir, Lohmen, Lohmen/Stadt Wehlen, Sächsische Schweiz-Osterzgebirge, Sachsen, Deutschland</text:p>
          </table:table-cell>
          <table:table-cell office:value-type="float" office:value="1990016422" calcext:value-type="float">
            <text:p>1990016422</text:p>
          </table:table-cell>
          <table:table-cell table:number-columns-repeated="1636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aaber Turm **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Raaber Turm</text:p>
          </table:table-cell>
          <table:table-cell office:value-type="string" calcext:value-type="string">
            <text:p>Rathener Gebiet</text:p>
          </table:table-cell>
          <table:table-cell office:value-type="float" office:value="4122" calcext:value-type="float">
            <text:p>4122</text:p>
          </table:table-cell>
          <table:table-cell office:value-type="string" calcext:value-type="string">
            <text:p>Raaber 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Raaber Turm</text:p>
          </table:table-cell>
          <table:table-cell office:value-type="float" office:value="84" calcext:value-type="float">
            <text:p>84</text:p>
          </table:table-cell>
          <table:table-cell office:value-type="float" office:value="50.9651494" calcext:value-type="float">
            <text:p>50,9651494</text:p>
          </table:table-cell>
          <table:table-cell office:value-type="float" office:value="14.0767668" calcext:value-type="float">
            <text:p>14,0767668</text:p>
          </table:table-cell>
          <table:table-cell office:value-type="string" calcext:value-type="string">
            <text:p>Raaber Turm, Lohmen, Lohmen/Stadt Wehlen, Sächsische Schweiz-Osterzgebirge, Sachsen, Deutschland</text:p>
          </table:table-cell>
          <table:table-cell office:value-type="float" office:value="1990016484" calcext:value-type="float">
            <text:p>1990016484</text:p>
          </table:table-cell>
          <table:table-cell table:number-columns-repeated="1636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cheich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Scheich</text:p>
          </table:table-cell>
          <table:table-cell office:value-type="string" calcext:value-type="string">
            <text:p>Rathener Gebiet</text:p>
          </table:table-cell>
          <table:table-cell office:value-type="float" office:value="4123" calcext:value-type="float">
            <text:p>4123</text:p>
          </table:table-cell>
          <table:table-cell office:value-type="string" calcext:value-type="string">
            <text:p>Scheich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Scheich</text:p>
          </table:table-cell>
          <table:table-cell office:value-type="float" office:value="85" calcext:value-type="float">
            <text:p>85</text:p>
          </table:table-cell>
          <table:table-cell office:value-type="float" office:value="50.964974" calcext:value-type="float">
            <text:p>50,964974</text:p>
          </table:table-cell>
          <table:table-cell office:value-type="float" office:value="14.0760365" calcext:value-type="float">
            <text:p>14,0760365</text:p>
          </table:table-cell>
          <table:table-cell office:value-type="string" calcext:value-type="string">
            <text:p>Scheich, Lohmen, Lohmen/Stadt Wehlen, Sächsische Schweiz-Osterzgebirge, Sachsen, Deutschland</text:p>
          </table:table-cell>
          <table:table-cell office:value-type="float" office:value="1990016496" calcext:value-type="float">
            <text:p>1990016496</text:p>
          </table:table-cell>
          <table:table-cell table:number-columns-repeated="1636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rockener Turm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Trockener Turm</text:p>
          </table:table-cell>
          <table:table-cell office:value-type="string" calcext:value-type="string">
            <text:p>Rathener Gebiet</text:p>
          </table:table-cell>
          <table:table-cell office:value-type="float" office:value="4124" calcext:value-type="float">
            <text:p>4124</text:p>
          </table:table-cell>
          <table:table-cell office:value-type="string" calcext:value-type="string">
            <text:p>Trockener 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Trockener Turm</text:p>
          </table:table-cell>
          <table:table-cell office:value-type="float" office:value="86" calcext:value-type="float">
            <text:p>86</text:p>
          </table:table-cell>
          <table:table-cell office:value-type="float" office:value="50.9650807" calcext:value-type="float">
            <text:p>50,9650807</text:p>
          </table:table-cell>
          <table:table-cell office:value-type="float" office:value="14.076164" calcext:value-type="float">
            <text:p>14,076164</text:p>
          </table:table-cell>
          <table:table-cell office:value-type="string" calcext:value-type="string">
            <text:p>Trockener Turm, Lohmen, Lohmen/Stadt Wehlen, Sächsische Schweiz-Osterzgebirge, Sachsen, Deutschland</text:p>
          </table:table-cell>
          <table:table-cell office:value-type="float" office:value="1990016518" calcext:value-type="float">
            <text:p>1990016518</text:p>
          </table:table-cell>
          <table:table-cell table:number-columns-repeated="1636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aaber Säule *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Raaber Säule</text:p>
          </table:table-cell>
          <table:table-cell office:value-type="string" calcext:value-type="string">
            <text:p>Rathener Gebiet</text:p>
          </table:table-cell>
          <table:table-cell office:value-type="float" office:value="4125" calcext:value-type="float">
            <text:p>4125</text:p>
          </table:table-cell>
          <table:table-cell office:value-type="string" calcext:value-type="string">
            <text:p>Raaber Säul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Raaber Säule</text:p>
          </table:table-cell>
          <table:table-cell office:value-type="float" office:value="87" calcext:value-type="float">
            <text:p>87</text:p>
          </table:table-cell>
          <table:table-cell office:value-type="float" office:value="50.9652515" calcext:value-type="float">
            <text:p>50,9652515</text:p>
          </table:table-cell>
          <table:table-cell office:value-type="float" office:value="14.0762186" calcext:value-type="float">
            <text:p>14,0762186</text:p>
          </table:table-cell>
          <table:table-cell office:value-type="string" calcext:value-type="string">
            <text:p>Raaber Säule, Lohmen, Lohmen/Stadt Wehlen, Sächsische Schweiz-Osterzgebirge, Sachsen, Deutschland</text:p>
          </table:table-cell>
          <table:table-cell office:value-type="float" office:value="1990016478" calcext:value-type="float">
            <text:p>1990016478</text:p>
          </table:table-cell>
          <table:table-cell table:number-columns-repeated="1636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aaber Scheibe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Raaber Scheibe</text:p>
          </table:table-cell>
          <table:table-cell office:value-type="string" calcext:value-type="string">
            <text:p>Rathener Gebiet</text:p>
          </table:table-cell>
          <table:table-cell office:value-type="float" office:value="4187" calcext:value-type="float">
            <text:p>4187</text:p>
          </table:table-cell>
          <table:table-cell office:value-type="string" calcext:value-type="string">
            <text:p>Raaber Scheib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Raaber Scheibe</text:p>
          </table:table-cell>
          <table:table-cell office:value-type="float" office:value="88" calcext:value-type="float">
            <text:p>88</text:p>
          </table:table-cell>
          <table:table-cell office:value-type="float" office:value="50.9652254" calcext:value-type="float">
            <text:p>50,9652254</text:p>
          </table:table-cell>
          <table:table-cell office:value-type="float" office:value="14.0758152" calcext:value-type="float">
            <text:p>14,0758152</text:p>
          </table:table-cell>
          <table:table-cell office:value-type="string" calcext:value-type="string">
            <text:p>Raaber Scheibe, Lohmen, Lohmen/Stadt Wehlen, Sächsische Schweiz-Osterzgebirge, Sachsen, Deutschland</text:p>
          </table:table-cell>
          <table:table-cell office:value-type="float" office:value="1990016466" calcext:value-type="float">
            <text:p>1990016466</text:p>
          </table:table-cell>
          <table:table-cell table:number-columns-repeated="1636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aaber Kegel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aaber Kegel</text:p>
          </table:table-cell>
          <table:table-cell office:value-type="string" calcext:value-type="string">
            <text:p>Rathener Gebiet</text:p>
          </table:table-cell>
          <table:table-cell office:value-type="float" office:value="4126" calcext:value-type="float">
            <text:p>4126</text:p>
          </table:table-cell>
          <table:table-cell office:value-type="string" calcext:value-type="string">
            <text:p>Raaber Kege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Raaber Kegel</text:p>
          </table:table-cell>
          <table:table-cell office:value-type="float" office:value="89" calcext:value-type="float">
            <text:p>89</text:p>
          </table:table-cell>
          <table:table-cell office:value-type="float" office:value="50.9653486" calcext:value-type="float">
            <text:p>50,9653486</text:p>
          </table:table-cell>
          <table:table-cell office:value-type="float" office:value="14.0755251" calcext:value-type="float">
            <text:p>14,0755251</text:p>
          </table:table-cell>
          <table:table-cell office:value-type="string" calcext:value-type="string">
            <text:p>Raaber Kegel, Lohmen, Lohmen/Stadt Wehlen, Sächsische Schweiz-Osterzgebirge, Sachsen, Deutschland</text:p>
          </table:table-cell>
          <table:table-cell office:value-type="float" office:value="1990016453" calcext:value-type="float">
            <text:p>1990016453</text:p>
          </table:table-cell>
          <table:table-cell table:number-columns-repeated="1636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Kulisse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Kulisse</text:p>
          </table:table-cell>
          <table:table-cell office:value-type="string" calcext:value-type="string">
            <text:p>Rathener Gebiet</text:p>
          </table:table-cell>
          <table:table-cell office:value-type="float" office:value="4127" calcext:value-type="float">
            <text:p>4127</text:p>
          </table:table-cell>
          <table:table-cell office:value-type="string" calcext:value-type="string">
            <text:p>Kuliss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Kulisse</text:p>
          </table:table-cell>
          <table:table-cell office:value-type="float" office:value="90" calcext:value-type="float">
            <text:p>90</text:p>
          </table:table-cell>
          <table:table-cell office:value-type="float" office:value="50.9653558" calcext:value-type="float">
            <text:p>50,9653558</text:p>
          </table:table-cell>
          <table:table-cell office:value-type="float" office:value="14.0757003" calcext:value-type="float">
            <text:p>14,0757003</text:p>
          </table:table-cell>
          <table:table-cell office:value-type="string" calcext:value-type="string">
            <text:p>Kulisse, Lohmen, Lohmen/Stadt Wehlen, Sächsische Schweiz-Osterzgebirge, Sachsen, Deutschland</text:p>
          </table:table-cell>
          <table:table-cell office:value-type="float" office:value="1990016447" calcext:value-type="float">
            <text:p>1990016447</text:p>
          </table:table-cell>
          <table:table-cell table:number-columns-repeated="1636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aaber Wand *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Raaber Wand</text:p>
          </table:table-cell>
          <table:table-cell office:value-type="string" calcext:value-type="string">
            <text:p>Rathener Gebiet</text:p>
          </table:table-cell>
          <table:table-cell office:value-type="float" office:value="4128" calcext:value-type="float">
            <text:p>4128</text:p>
          </table:table-cell>
          <table:table-cell office:value-type="string" calcext:value-type="string">
            <text:p>Raaber Wand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Raaber Wand</text:p>
          </table:table-cell>
          <table:table-cell office:value-type="float" office:value="91" calcext:value-type="float">
            <text:p>91</text:p>
          </table:table-cell>
          <table:table-cell office:value-type="float" office:value="50.9653593" calcext:value-type="float">
            <text:p>50,9653593</text:p>
          </table:table-cell>
          <table:table-cell office:value-type="float" office:value="14.0759886" calcext:value-type="float">
            <text:p>14,0759886</text:p>
          </table:table-cell>
          <table:table-cell office:value-type="string" calcext:value-type="string">
            <text:p>Raaber Wand, Lohmen, Lohmen/Stadt Wehlen, Sächsische Schweiz-Osterzgebirge, Sachsen, Deutschland</text:p>
          </table:table-cell>
          <table:table-cell office:value-type="float" office:value="1990016490" calcext:value-type="float">
            <text:p>1990016490</text:p>
          </table:table-cell>
          <table:table-cell table:number-columns-repeated="1636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aaber Nadel *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Raaber Nadel</text:p>
          </table:table-cell>
          <table:table-cell office:value-type="string" calcext:value-type="string">
            <text:p>Rathener Gebiet</text:p>
          </table:table-cell>
          <table:table-cell office:value-type="float" office:value="4129" calcext:value-type="float">
            <text:p>4129</text:p>
          </table:table-cell>
          <table:table-cell office:value-type="string" calcext:value-type="string">
            <text:p>Raaber Nade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Raaber Nadel</text:p>
          </table:table-cell>
          <table:table-cell office:value-type="float" office:value="92" calcext:value-type="float">
            <text:p>92</text:p>
          </table:table-cell>
          <table:table-cell office:value-type="float" office:value="50.9654418" calcext:value-type="float">
            <text:p>50,9654418</text:p>
          </table:table-cell>
          <table:table-cell office:value-type="float" office:value="14.0758227" calcext:value-type="float">
            <text:p>14,0758227</text:p>
          </table:table-cell>
          <table:table-cell office:value-type="string" calcext:value-type="string">
            <text:p>Raaber Nadel, Lohmen, Lohmen/Stadt Wehlen, Sächsische Schweiz-Osterzgebirge, Sachsen, Deutschland</text:p>
          </table:table-cell>
          <table:table-cell office:value-type="float" office:value="1990016461" calcext:value-type="float">
            <text:p>1990016461</text:p>
          </table:table-cell>
          <table:table-cell table:number-columns-repeated="1636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ule **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Eule</text:p>
          </table:table-cell>
          <table:table-cell office:value-type="string" calcext:value-type="string">
            <text:p>Rathener Gebiet</text:p>
          </table:table-cell>
          <table:table-cell office:value-type="float" office:value="4130" calcext:value-type="float">
            <text:p>4130</text:p>
          </table:table-cell>
          <table:table-cell office:value-type="string" calcext:value-type="string">
            <text:p>Eul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ule</text:p>
          </table:table-cell>
          <table:table-cell office:value-type="float" office:value="93" calcext:value-type="float">
            <text:p>93</text:p>
          </table:table-cell>
          <table:table-cell office:value-type="float" office:value="50.96593" calcext:value-type="float">
            <text:p>50,96593</text:p>
          </table:table-cell>
          <table:table-cell office:value-type="float" office:value="14.0763344" calcext:value-type="float">
            <text:p>14,0763344</text:p>
          </table:table-cell>
          <table:table-cell office:value-type="string" calcext:value-type="string">
            <text:p>Eule, Lohmen, Lohmen/Stadt Wehlen, Sächsische Schweiz-Osterzgebirge, Sachsen, Deutschland</text:p>
          </table:table-cell>
          <table:table-cell office:value-type="float" office:value="529970147" calcext:value-type="float">
            <text:p>529970147</text:p>
          </table:table-cell>
          <table:table-cell table:number-columns-repeated="1636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öllenhundscheibe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Höllenhundscheibe</text:p>
          </table:table-cell>
          <table:table-cell office:value-type="string" calcext:value-type="string">
            <text:p>Rathener Gebiet</text:p>
          </table:table-cell>
          <table:table-cell office:value-type="float" office:value="4131" calcext:value-type="float">
            <text:p>4131</text:p>
          </table:table-cell>
          <table:table-cell office:value-type="string" calcext:value-type="string">
            <text:p>Höllenhundscheib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Höllenhundscheibe</text:p>
          </table:table-cell>
          <table:table-cell office:value-type="float" office:value="94" calcext:value-type="float">
            <text:p>94</text:p>
          </table:table-cell>
          <table:table-cell office:value-type="float" office:value="50.9662237" calcext:value-type="float">
            <text:p>50,9662237</text:p>
          </table:table-cell>
          <table:table-cell office:value-type="float" office:value="14.0764523" calcext:value-type="float">
            <text:p>14,0764523</text:p>
          </table:table-cell>
          <table:table-cell office:value-type="string" calcext:value-type="string">
            <text:p>Höllenhundscheibe, Lohmen, Lohmen/Stadt Wehlen, Sächsische Schweiz-Osterzgebirge, Sachsen, Deutschland</text:p>
          </table:table-cell>
          <table:table-cell office:value-type="float" office:value="2274002275" calcext:value-type="float">
            <text:p>2274002275</text:p>
          </table:table-cell>
          <table:table-cell table:number-columns-repeated="1636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öllenhund ***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Höllenhund</text:p>
          </table:table-cell>
          <table:table-cell office:value-type="string" calcext:value-type="string">
            <text:p>Rathener Gebiet</text:p>
          </table:table-cell>
          <table:table-cell office:value-type="float" office:value="4132" calcext:value-type="float">
            <text:p>4132</text:p>
          </table:table-cell>
          <table:table-cell office:value-type="string" calcext:value-type="string">
            <text:p>Höllenhund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Höllenhund</text:p>
          </table:table-cell>
          <table:table-cell office:value-type="float" office:value="95" calcext:value-type="float">
            <text:p>95</text:p>
          </table:table-cell>
          <table:table-cell office:value-type="float" office:value="50.9660179" calcext:value-type="float">
            <text:p>50,9660179</text:p>
          </table:table-cell>
          <table:table-cell office:value-type="float" office:value="14.0767" calcext:value-type="float">
            <text:p>14,0767</text:p>
          </table:table-cell>
          <table:table-cell office:value-type="string" calcext:value-type="string">
            <text:p>Höllenhund, Lohmen, Lohmen/Stadt Wehlen, Sächsische Schweiz-Osterzgebirge, Sachsen, Deutschland</text:p>
          </table:table-cell>
          <table:table-cell office:value-type="float" office:value="670704416" calcext:value-type="float">
            <text:p>670704416</text:p>
          </table:table-cell>
          <table:table-cell table:number-columns-repeated="1636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interer Höllenhundturm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Höllenhundturm, Hinterer</text:p>
          </table:table-cell>
          <table:table-cell office:value-type="string" calcext:value-type="string">
            <text:p>Rathener Gebiet</text:p>
          </table:table-cell>
          <table:table-cell office:value-type="float" office:value="4133" calcext:value-type="float">
            <text:p>4133</text:p>
          </table:table-cell>
          <table:table-cell office:value-type="string" calcext:value-type="string">
            <text:p>Hinterer Höllenhund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Hinterer Höllenhundturm</text:p>
          </table:table-cell>
          <table:table-cell office:value-type="float" office:value="96" calcext:value-type="float">
            <text:p>96</text:p>
          </table:table-cell>
          <table:table-cell office:value-type="float" office:value="50.9658882" calcext:value-type="float">
            <text:p>50,9658882</text:p>
          </table:table-cell>
          <table:table-cell office:value-type="float" office:value="14.0770444" calcext:value-type="float">
            <text:p>14,0770444</text:p>
          </table:table-cell>
          <table:table-cell office:value-type="string" calcext:value-type="string">
            <text:p>Hinterer Höllenhundturm, Lohmen, Lohmen/Stadt Wehlen, Sächsische Schweiz-Osterzgebirge, Sachsen, Deutschland</text:p>
          </table:table-cell>
          <table:table-cell office:value-type="float" office:value="5097220138" calcext:value-type="float">
            <text:p>5097220138</text:p>
          </table:table-cell>
          <table:table-cell table:number-columns-repeated="1636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ittlerer Höllenhundturm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Höllenhundturm, Mittlerer</text:p>
          </table:table-cell>
          <table:table-cell office:value-type="string" calcext:value-type="string">
            <text:p>Rathener Gebiet</text:p>
          </table:table-cell>
          <table:table-cell office:value-type="float" office:value="4134" calcext:value-type="float">
            <text:p>4134</text:p>
          </table:table-cell>
          <table:table-cell office:value-type="string" calcext:value-type="string">
            <text:p>Mittlerer Höllenhund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Mittlerer Höllenhundturm</text:p>
          </table:table-cell>
          <table:table-cell office:value-type="float" office:value="97" calcext:value-type="float">
            <text:p>97</text:p>
          </table:table-cell>
          <table:table-cell office:value-type="float" office:value="50.9657543" calcext:value-type="float">
            <text:p>50,9657543</text:p>
          </table:table-cell>
          <table:table-cell office:value-type="float" office:value="14.0771975" calcext:value-type="float">
            <text:p>14,0771975</text:p>
          </table:table-cell>
          <table:table-cell office:value-type="string" calcext:value-type="string">
            <text:p>Mittlerer Höllenhundturm, Lohmen, Lohmen/Stadt Wehlen, Sächsische Schweiz-Osterzgebirge, Sachsen, Deutschland</text:p>
          </table:table-cell>
          <table:table-cell office:value-type="float" office:value="2274002300" calcext:value-type="float">
            <text:p>2274002300</text:p>
          </table:table-cell>
          <table:table-cell table:number-columns-repeated="1636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Vorderer Höllenhundturm *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Höllenhundturm, Vorderer</text:p>
          </table:table-cell>
          <table:table-cell office:value-type="string" calcext:value-type="string">
            <text:p>Rathener Gebiet</text:p>
          </table:table-cell>
          <table:table-cell office:value-type="float" office:value="4135" calcext:value-type="float">
            <text:p>4135</text:p>
          </table:table-cell>
          <table:table-cell office:value-type="string" calcext:value-type="string">
            <text:p>Vorderer Höllenhund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Vorderer Höllenhundturm</text:p>
          </table:table-cell>
          <table:table-cell office:value-type="float" office:value="98" calcext:value-type="float">
            <text:p>98</text:p>
          </table:table-cell>
          <table:table-cell office:value-type="float" office:value="50.9657084" calcext:value-type="float">
            <text:p>50,9657084</text:p>
          </table:table-cell>
          <table:table-cell office:value-type="float" office:value="14.0772422" calcext:value-type="float">
            <text:p>14,0772422</text:p>
          </table:table-cell>
          <table:table-cell office:value-type="string" calcext:value-type="string">
            <text:p>Vorderer Höllenhundturm, Lohmen, Lohmen/Stadt Wehlen, Sächsische Schweiz-Osterzgebirge, Sachsen, Deutschland</text:p>
          </table:table-cell>
          <table:table-cell office:value-type="float" office:value="2274002464" calcext:value-type="float">
            <text:p>2274002464</text:p>
          </table:table-cell>
          <table:table-cell table:number-columns-repeated="1636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echserturm **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Sechserturm</text:p>
          </table:table-cell>
          <table:table-cell office:value-type="string" calcext:value-type="string">
            <text:p>Rathener Gebiet</text:p>
          </table:table-cell>
          <table:table-cell office:value-type="float" office:value="4136" calcext:value-type="float">
            <text:p>4136</text:p>
          </table:table-cell>
          <table:table-cell office:value-type="string" calcext:value-type="string">
            <text:p>Sechser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Sechserturm</text:p>
          </table:table-cell>
          <table:table-cell office:value-type="float" office:value="99" calcext:value-type="float">
            <text:p>99</text:p>
          </table:table-cell>
          <table:table-cell office:value-type="float" office:value="50.9660519" calcext:value-type="float">
            <text:p>50,9660519</text:p>
          </table:table-cell>
          <table:table-cell office:value-type="float" office:value="14.0772732" calcext:value-type="float">
            <text:p>14,0772732</text:p>
          </table:table-cell>
          <table:table-cell office:value-type="string" calcext:value-type="string">
            <text:p>Sechserturm, Lohmen, Lohmen/Stadt Wehlen, Sächsische Schweiz-Osterzgebirge, Sachsen, Deutschland</text:p>
          </table:table-cell>
          <table:table-cell office:value-type="float" office:value="2260819494" calcext:value-type="float">
            <text:p>2260819494</text:p>
          </table:table-cell>
          <table:table-cell table:number-columns-repeated="1636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öllenhundwächter *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Höllenhundwächter</text:p>
          </table:table-cell>
          <table:table-cell office:value-type="string" calcext:value-type="string">
            <text:p>Rathener Gebiet</text:p>
          </table:table-cell>
          <table:table-cell office:value-type="float" office:value="4137" calcext:value-type="float">
            <text:p>4137</text:p>
          </table:table-cell>
          <table:table-cell office:value-type="string" calcext:value-type="string">
            <text:p>Höllenhundwächt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Höllenhundwächter</text:p>
          </table:table-cell>
          <table:table-cell office:value-type="float" office:value="100" calcext:value-type="float">
            <text:p>100</text:p>
          </table:table-cell>
          <table:table-cell office:value-type="float" office:value="50.965781" calcext:value-type="float">
            <text:p>50,965781</text:p>
          </table:table-cell>
          <table:table-cell office:value-type="float" office:value="14.0776206" calcext:value-type="float">
            <text:p>14,0776206</text:p>
          </table:table-cell>
          <table:table-cell office:value-type="string" calcext:value-type="string">
            <text:p>Höllenhundwächter, Lohmen, Lohmen/Stadt Wehlen, Sächsische Schweiz-Osterzgebirge, Sachsen, Deutschland</text:p>
          </table:table-cell>
          <table:table-cell office:value-type="float" office:value="2274002276" calcext:value-type="float">
            <text:p>2274002276</text:p>
          </table:table-cell>
          <table:table-cell table:number-columns-repeated="1636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itürmchen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Maitürmchen</text:p>
          </table:table-cell>
          <table:table-cell office:value-type="string" calcext:value-type="string">
            <text:p>Rathener Gebiet</text:p>
          </table:table-cell>
          <table:table-cell office:value-type="float" office:value="4138" calcext:value-type="float">
            <text:p>4138</text:p>
          </table:table-cell>
          <table:table-cell office:value-type="string" calcext:value-type="string">
            <text:p>Maitürmche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Maitürmchen</text:p>
          </table:table-cell>
          <table:table-cell office:value-type="float" office:value="101" calcext:value-type="float">
            <text:p>101</text:p>
          </table:table-cell>
          <table:table-cell office:value-type="float" office:value="50.9658774" calcext:value-type="float">
            <text:p>50,9658774</text:p>
          </table:table-cell>
          <table:table-cell office:value-type="float" office:value="14.0776225" calcext:value-type="float">
            <text:p>14,0776225</text:p>
          </table:table-cell>
          <table:table-cell office:value-type="string" calcext:value-type="string">
            <text:p>Maitürmchen, Lohmen, Lohmen/Stadt Wehlen, Sächsische Schweiz-Osterzgebirge, Sachsen, Deutschland</text:p>
          </table:table-cell>
          <table:table-cell office:value-type="float" office:value="2274002296" calcext:value-type="float">
            <text:p>2274002296</text:p>
          </table:table-cell>
          <table:table-cell table:number-columns-repeated="1636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ücke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Mücke</text:p>
          </table:table-cell>
          <table:table-cell office:value-type="string" calcext:value-type="string">
            <text:p>Rathener Gebiet</text:p>
          </table:table-cell>
          <table:table-cell office:value-type="float" office:value="4139" calcext:value-type="float">
            <text:p>4139</text:p>
          </table:table-cell>
          <table:table-cell office:value-type="string" calcext:value-type="string">
            <text:p>Mück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Mücke</text:p>
          </table:table-cell>
          <table:table-cell office:value-type="float" office:value="102" calcext:value-type="float">
            <text:p>102</text:p>
          </table:table-cell>
          <table:table-cell office:value-type="float" office:value="50.9660037" calcext:value-type="float">
            <text:p>50,9660037</text:p>
          </table:table-cell>
          <table:table-cell office:value-type="float" office:value="14.0776553" calcext:value-type="float">
            <text:p>14,0776553</text:p>
          </table:table-cell>
          <table:table-cell office:value-type="string" calcext:value-type="string">
            <text:p>Mücke, Lohmen, Lohmen/Stadt Wehlen, Sächsische Schweiz-Osterzgebirge, Sachsen, Deutschland</text:p>
          </table:table-cell>
          <table:table-cell office:value-type="float" office:value="2274002313" calcext:value-type="float">
            <text:p>2274002313</text:p>
          </table:table-cell>
          <table:table-cell table:number-columns-repeated="1636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Krümel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Krümel</text:p>
          </table:table-cell>
          <table:table-cell office:value-type="string" calcext:value-type="string">
            <text:p>Rathener Gebiet</text:p>
          </table:table-cell>
          <table:table-cell office:value-type="float" office:value="4140" calcext:value-type="float">
            <text:p>4140</text:p>
          </table:table-cell>
          <table:table-cell office:value-type="string" calcext:value-type="string">
            <text:p>Krüme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Krümel</text:p>
          </table:table-cell>
          <table:table-cell office:value-type="float" office:value="103" calcext:value-type="float">
            <text:p>103</text:p>
          </table:table-cell>
          <table:table-cell office:value-type="float" office:value="50.9660177" calcext:value-type="float">
            <text:p>50,9660177</text:p>
          </table:table-cell>
          <table:table-cell office:value-type="float" office:value="14.0778321" calcext:value-type="float">
            <text:p>14,0778321</text:p>
          </table:table-cell>
          <table:table-cell office:value-type="string" calcext:value-type="string">
            <text:p>Krümel, Lohmen, Lohmen/Stadt Wehlen, Sächsische Schweiz-Osterzgebirge, Sachsen, Deutschland</text:p>
          </table:table-cell>
          <table:table-cell office:value-type="float" office:value="2274002288" calcext:value-type="float">
            <text:p>2274002288</text:p>
          </table:table-cell>
          <table:table-cell table:number-columns-repeated="1636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truppi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Struppi</text:p>
          </table:table-cell>
          <table:table-cell office:value-type="string" calcext:value-type="string">
            <text:p>Rathener Gebiet</text:p>
          </table:table-cell>
          <table:table-cell office:value-type="float" office:value="4141" calcext:value-type="float">
            <text:p>4141</text:p>
          </table:table-cell>
          <table:table-cell office:value-type="string" calcext:value-type="string">
            <text:p>Struppi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Struppi</text:p>
          </table:table-cell>
          <table:table-cell office:value-type="float" office:value="104" calcext:value-type="float">
            <text:p>104</text:p>
          </table:table-cell>
          <table:table-cell office:value-type="float" office:value="50.9660479" calcext:value-type="float">
            <text:p>50,9660479</text:p>
          </table:table-cell>
          <table:table-cell office:value-type="float" office:value="14.0778719" calcext:value-type="float">
            <text:p>14,0778719</text:p>
          </table:table-cell>
          <table:table-cell office:value-type="string" calcext:value-type="string">
            <text:p>Struppi, Lohmen, Lohmen/Stadt Wehlen, Sächsische Schweiz-Osterzgebirge, Sachsen, Deutschland</text:p>
          </table:table-cell>
          <table:table-cell office:value-type="float" office:value="2260819503" calcext:value-type="float">
            <text:p>2260819503</text:p>
          </table:table-cell>
          <table:table-cell table:number-columns-repeated="1636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roße Gans Wächter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Große-Gans-Wächter</text:p>
          </table:table-cell>
          <table:table-cell office:value-type="string" calcext:value-type="string">
            <text:p>Rathener Gebiet</text:p>
          </table:table-cell>
          <table:table-cell office:value-type="float" office:value="4142" calcext:value-type="float">
            <text:p>4142</text:p>
          </table:table-cell>
          <table:table-cell office:value-type="string" calcext:value-type="string">
            <text:p>Große-Gans-Wächt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Große-Gans-Wächter</text:p>
          </table:table-cell>
          <table:table-cell office:value-type="float" office:value="105" calcext:value-type="float">
            <text:p>105</text:p>
          </table:table-cell>
          <table:table-cell office:value-type="float" office:value="50.9661042" calcext:value-type="float">
            <text:p>50,9661042</text:p>
          </table:table-cell>
          <table:table-cell office:value-type="float" office:value="14.0779533" calcext:value-type="float">
            <text:p>14,0779533</text:p>
          </table:table-cell>
          <table:table-cell office:value-type="string" calcext:value-type="string">
            <text:p>Große-Gans-Wächter, Lohmen, Lohmen/Stadt Wehlen, Sächsische Schweiz-Osterzgebirge, Sachsen, Deutschland</text:p>
          </table:table-cell>
          <table:table-cell office:value-type="float" office:value="2260819440" calcext:value-type="float">
            <text:p>2260819440</text:p>
          </table:table-cell>
          <table:table-cell table:number-columns-repeated="1636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Flax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Flax</text:p>
          </table:table-cell>
          <table:table-cell office:value-type="string" calcext:value-type="string">
            <text:p>Rathener Gebiet</text:p>
          </table:table-cell>
          <table:table-cell office:value-type="float" office:value="4143" calcext:value-type="float">
            <text:p>4143</text:p>
          </table:table-cell>
          <table:table-cell office:value-type="string" calcext:value-type="string">
            <text:p>Flax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Flax</text:p>
          </table:table-cell>
          <table:table-cell office:value-type="float" office:value="106" calcext:value-type="float">
            <text:p>106</text:p>
          </table:table-cell>
          <table:table-cell office:value-type="float" office:value="50.9659257" calcext:value-type="float">
            <text:p>50,9659257</text:p>
          </table:table-cell>
          <table:table-cell office:value-type="float" office:value="14.0779891" calcext:value-type="float">
            <text:p>14,0779891</text:p>
          </table:table-cell>
          <table:table-cell office:value-type="string" calcext:value-type="string">
            <text:p>Flax, Lohmen, Lohmen/Stadt Wehlen, Sächsische Schweiz-Osterzgebirge, Sachsen, Deutschland</text:p>
          </table:table-cell>
          <table:table-cell office:value-type="float" office:value="2260819429" calcext:value-type="float">
            <text:p>2260819429</text:p>
          </table:table-cell>
          <table:table-cell table:number-columns-repeated="1636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estlicher Turm der Jugend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Turm der Jugend, Westlicher</text:p>
          </table:table-cell>
          <table:table-cell office:value-type="string" calcext:value-type="string">
            <text:p>Rathener Gebiet</text:p>
          </table:table-cell>
          <table:table-cell office:value-type="float" office:value="4144" calcext:value-type="float">
            <text:p>4144</text:p>
          </table:table-cell>
          <table:table-cell office:value-type="string" calcext:value-type="string">
            <text:p>Westlicher Turm der Jugend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Westlicher Turm der Jugend</text:p>
          </table:table-cell>
          <table:table-cell office:value-type="float" office:value="107" calcext:value-type="float">
            <text:p>107</text:p>
          </table:table-cell>
          <table:table-cell office:value-type="float" office:value="50.9657859" calcext:value-type="float">
            <text:p>50,9657859</text:p>
          </table:table-cell>
          <table:table-cell office:value-type="float" office:value="14.0780476" calcext:value-type="float">
            <text:p>14,0780476</text:p>
          </table:table-cell>
          <table:table-cell office:value-type="string" calcext:value-type="string">
            <text:p>Westlicher Turm der Jugend, Lohmen, Lohmen/Stadt Wehlen, Sächsische Schweiz-Osterzgebirge, Sachsen, Deutschland</text:p>
          </table:table-cell>
          <table:table-cell office:value-type="float" office:value="2260819526" calcext:value-type="float">
            <text:p>2260819526</text:p>
          </table:table-cell>
          <table:table-cell table:number-columns-repeated="1636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Östlicher Turm der Jugend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urm der Jugend, Östlicher</text:p>
          </table:table-cell>
          <table:table-cell office:value-type="string" calcext:value-type="string">
            <text:p>Rathener Gebiet</text:p>
          </table:table-cell>
          <table:table-cell office:value-type="float" office:value="4145" calcext:value-type="float">
            <text:p>4145</text:p>
          </table:table-cell>
          <table:table-cell office:value-type="string" calcext:value-type="string">
            <text:p>Östlicher Turm der Jugend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Östlicher Turm der Jugend</text:p>
          </table:table-cell>
          <table:table-cell office:value-type="float" office:value="108" calcext:value-type="float">
            <text:p>108</text:p>
          </table:table-cell>
          <table:table-cell office:value-type="float" office:value="50.965658" calcext:value-type="float">
            <text:p>50,965658</text:p>
          </table:table-cell>
          <table:table-cell office:value-type="float" office:value="14.078168" calcext:value-type="float">
            <text:p>14,078168</text:p>
          </table:table-cell>
          <table:table-cell office:value-type="string" calcext:value-type="string">
            <text:p>Östlicher Turm der Jugend, Lohmen, Lohmen/Stadt Wehlen, Sächsische Schweiz-Osterzgebirge, Sachsen, Deutschland</text:p>
          </table:table-cell>
          <table:table-cell office:value-type="float" office:value="6600270432" calcext:value-type="float">
            <text:p>6600270432</text:p>
          </table:table-cell>
          <table:table-cell table:number-columns-repeated="1636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uginsland **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Luginsland</text:p>
          </table:table-cell>
          <table:table-cell office:value-type="string" calcext:value-type="string">
            <text:p>Rathener Gebiet</text:p>
          </table:table-cell>
          <table:table-cell office:value-type="float" office:value="6281" calcext:value-type="float">
            <text:p>6281</text:p>
          </table:table-cell>
          <table:table-cell office:value-type="string" calcext:value-type="string">
            <text:p>Luginsland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Luginsland</text:p>
          </table:table-cell>
          <table:table-cell office:value-type="float" office:value="109" calcext:value-type="float">
            <text:p>109</text:p>
          </table:table-cell>
          <table:table-cell office:value-type="float" office:value="50.965354" calcext:value-type="float">
            <text:p>50,965354</text:p>
          </table:table-cell>
          <table:table-cell office:value-type="float" office:value="14.0787773" calcext:value-type="float">
            <text:p>14,0787773</text:p>
          </table:table-cell>
          <table:table-cell office:value-type="string" calcext:value-type="string">
            <text:p>Luginsland, Lohmen, Lohmen/Stadt Wehlen, Sächsische Schweiz-Osterzgebirge, Sachsen, Deutschland</text:p>
          </table:table-cell>
          <table:table-cell office:value-type="float" office:value="2384481791" calcext:value-type="float">
            <text:p>2384481791</text:p>
          </table:table-cell>
          <table:table-cell table:number-columns-repeated="1636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resdner Turm ***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Dresdner Turm</text:p>
          </table:table-cell>
          <table:table-cell office:value-type="string" calcext:value-type="string">
            <text:p>Rathener Gebiet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Dresdner 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Dresdner Turm</text:p>
          </table:table-cell>
          <table:table-cell office:value-type="float" office:value="110" calcext:value-type="float">
            <text:p>110</text:p>
          </table:table-cell>
          <table:table-cell office:value-type="float" office:value="50.965438" calcext:value-type="float">
            <text:p>50,965438</text:p>
          </table:table-cell>
          <table:table-cell office:value-type="float" office:value="14.0790017" calcext:value-type="float">
            <text:p>14,0790017</text:p>
          </table:table-cell>
          <table:table-cell office:value-type="string" calcext:value-type="string">
            <text:p>Dresdner Turm, Lohmen, Lohmen/Stadt Wehlen, Sächsische Schweiz-Osterzgebirge, Sachsen, Deutschland</text:p>
          </table:table-cell>
          <table:table-cell office:value-type="float" office:value="2262043716" calcext:value-type="float">
            <text:p>2262043716</text:p>
          </table:table-cell>
          <table:table-cell table:number-columns-repeated="1636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athener Warte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Rathener Warte</text:p>
          </table:table-cell>
          <table:table-cell office:value-type="string" calcext:value-type="string">
            <text:p>Rathener Gebiet</text:p>
          </table:table-cell>
          <table:table-cell office:value-type="float" office:value="4147" calcext:value-type="float">
            <text:p>4147</text:p>
          </table:table-cell>
          <table:table-cell office:value-type="string" calcext:value-type="string">
            <text:p>Rathener Wart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Rathener Warte</text:p>
          </table:table-cell>
          <table:table-cell office:value-type="float" office:value="111" calcext:value-type="float">
            <text:p>111</text:p>
          </table:table-cell>
          <table:table-cell office:value-type="float" office:value="50.96532" calcext:value-type="float">
            <text:p>50,96532</text:p>
          </table:table-cell>
          <table:table-cell office:value-type="float" office:value="14.07958" calcext:value-type="float">
            <text:p>14,07958</text:p>
          </table:table-cell>
          <table:table-cell office:value-type="string" calcext:value-type="string">
            <text:p>Rathener Warte, Lohmen, Lohmen/Stadt Wehlen, Sächsische Schweiz-Osterzgebirge, Sachsen, Deutschland</text:p>
          </table:table-cell>
          <table:table-cell office:value-type="float" office:value="2274002361" calcext:value-type="float">
            <text:p>2274002361</text:p>
          </table:table-cell>
          <table:table-cell table:number-columns-repeated="1636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axl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Maxl</text:p>
          </table:table-cell>
          <table:table-cell office:value-type="string" calcext:value-type="string">
            <text:p>Rathener Gebiet</text:p>
          </table:table-cell>
          <table:table-cell office:value-type="float" office:value="4148" calcext:value-type="float">
            <text:p>4148</text:p>
          </table:table-cell>
          <table:table-cell office:value-type="string" calcext:value-type="string">
            <text:p>Max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Maxl</text:p>
          </table:table-cell>
          <table:table-cell office:value-type="float" office:value="112" calcext:value-type="float">
            <text:p>112</text:p>
          </table:table-cell>
          <table:table-cell office:value-type="float" office:value="50.9655514" calcext:value-type="float">
            <text:p>50,9655514</text:p>
          </table:table-cell>
          <table:table-cell office:value-type="float" office:value="14.079482" calcext:value-type="float">
            <text:p>14,079482</text:p>
          </table:table-cell>
          <table:table-cell office:value-type="string" calcext:value-type="string">
            <text:p>Maxl, Lohmen, Lohmen/Stadt Wehlen, Sächsische Schweiz-Osterzgebirge, Sachsen, Deutschland</text:p>
          </table:table-cell>
          <table:table-cell office:value-type="float" office:value="2260819469" calcext:value-type="float">
            <text:p>2260819469</text:p>
          </table:table-cell>
          <table:table-cell table:number-columns-repeated="1636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mselspitze **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Amselspitze</text:p>
          </table:table-cell>
          <table:table-cell office:value-type="string" calcext:value-type="string">
            <text:p>Rathener Gebiet</text:p>
          </table:table-cell>
          <table:table-cell office:value-type="float" office:value="4149" calcext:value-type="float">
            <text:p>4149</text:p>
          </table:table-cell>
          <table:table-cell office:value-type="string" calcext:value-type="string">
            <text:p>Amselspitz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Amselspitze</text:p>
          </table:table-cell>
          <table:table-cell office:value-type="float" office:value="113" calcext:value-type="float">
            <text:p>113</text:p>
          </table:table-cell>
          <table:table-cell office:value-type="float" office:value="50.9657477" calcext:value-type="float">
            <text:p>50,9657477</text:p>
          </table:table-cell>
          <table:table-cell office:value-type="float" office:value="14.0794658" calcext:value-type="float">
            <text:p>14,0794658</text:p>
          </table:table-cell>
          <table:table-cell office:value-type="string" calcext:value-type="string">
            <text:p>Amselspitze, Lohmen, Lohmen/Stadt Wehlen, Sächsische Schweiz-Osterzgebirge, Sachsen, Deutschland</text:p>
          </table:table-cell>
          <table:table-cell office:value-type="float" office:value="2260819401" calcext:value-type="float">
            <text:p>2260819401</text:p>
          </table:table-cell>
          <table:table-cell table:number-columns-repeated="1636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Vexiernadel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Vexiernadel</text:p>
          </table:table-cell>
          <table:table-cell office:value-type="string" calcext:value-type="string">
            <text:p>Rathener Gebiet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Vexiernade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Vexiernadel</text:p>
          </table:table-cell>
          <table:table-cell office:value-type="float" office:value="114" calcext:value-type="float">
            <text:p>114</text:p>
          </table:table-cell>
          <table:table-cell office:value-type="float" office:value="50.9657582" calcext:value-type="float">
            <text:p>50,9657582</text:p>
          </table:table-cell>
          <table:table-cell office:value-type="float" office:value="14.079242" calcext:value-type="float">
            <text:p>14,079242</text:p>
          </table:table-cell>
          <table:table-cell office:value-type="string" calcext:value-type="string">
            <text:p>Vexiernadel, Lohmen, Lohmen/Stadt Wehlen, Sächsische Schweiz-Osterzgebirge, Sachsen, Deutschland</text:p>
          </table:table-cell>
          <table:table-cell office:value-type="float" office:value="2260819516" calcext:value-type="float">
            <text:p>2260819516</text:p>
          </table:table-cell>
          <table:table-cell table:number-columns-repeated="1636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Vexierturm *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Vexierturm</text:p>
          </table:table-cell>
          <table:table-cell office:value-type="string" calcext:value-type="string">
            <text:p>Rathener Gebiet</text:p>
          </table:table-cell>
          <table:table-cell office:value-type="float" office:value="4151" calcext:value-type="float">
            <text:p>4151</text:p>
          </table:table-cell>
          <table:table-cell office:value-type="string" calcext:value-type="string">
            <text:p>Vexier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Vexierturm</text:p>
          </table:table-cell>
          <table:table-cell office:value-type="float" office:value="115" calcext:value-type="float">
            <text:p>115</text:p>
          </table:table-cell>
          <table:table-cell office:value-type="float" office:value="50.9661979" calcext:value-type="float">
            <text:p>50,9661979</text:p>
          </table:table-cell>
          <table:table-cell office:value-type="float" office:value="14.0793582" calcext:value-type="float">
            <text:p>14,0793582</text:p>
          </table:table-cell>
          <table:table-cell office:value-type="string" calcext:value-type="string">
            <text:p>Vexierturm, Lohmen, Lohmen/Stadt Wehlen, Sächsische Schweiz-Osterzgebirge, Sachsen, Deutschland</text:p>
          </table:table-cell>
          <table:table-cell office:value-type="float" office:value="2260819517" calcext:value-type="float">
            <text:p>2260819517</text:p>
          </table:table-cell>
          <table:table-cell table:number-columns-repeated="1636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mselgrundnadel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Amselgrundnadel</text:p>
          </table:table-cell>
          <table:table-cell office:value-type="string" calcext:value-type="string">
            <text:p>Rathener Gebiet</text:p>
          </table:table-cell>
          <table:table-cell office:value-type="float" office:value="4152" calcext:value-type="float">
            <text:p>4152</text:p>
          </table:table-cell>
          <table:table-cell office:value-type="string" calcext:value-type="string">
            <text:p>Amselgrundnade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Amselgrundnadel</text:p>
          </table:table-cell>
          <table:table-cell office:value-type="float" office:value="116" calcext:value-type="float">
            <text:p>116</text:p>
          </table:table-cell>
          <table:table-cell office:value-type="float" office:value="50.9665181" calcext:value-type="float">
            <text:p>50,9665181</text:p>
          </table:table-cell>
          <table:table-cell office:value-type="float" office:value="14.0789841" calcext:value-type="float">
            <text:p>14,0789841</text:p>
          </table:table-cell>
          <table:table-cell office:value-type="string" calcext:value-type="string">
            <text:p>Amselgrundnadel, Lohmen, Lohmen/Stadt Wehlen, Sächsische Schweiz-Osterzgebirge, Sachsen, Deutschland</text:p>
          </table:table-cell>
          <table:table-cell office:value-type="float" office:value="2260819399" calcext:value-type="float">
            <text:p>2260819399</text:p>
          </table:table-cell>
          <table:table-cell table:number-columns-repeated="1636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dmiral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>Rathener Gebiet</text:p>
          </table:table-cell>
          <table:table-cell office:value-type="float" office:value="4153" calcext:value-type="float">
            <text:p>4153</text:p>
          </table:table-cell>
          <table:table-cell office:value-type="string" calcext:value-type="string">
            <text:p>Admira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Admiral</text:p>
          </table:table-cell>
          <table:table-cell office:value-type="float" office:value="117" calcext:value-type="float">
            <text:p>117</text:p>
          </table:table-cell>
          <table:table-cell office:value-type="float" office:value="50.9673524" calcext:value-type="float">
            <text:p>50,9673524</text:p>
          </table:table-cell>
          <table:table-cell office:value-type="float" office:value="14.0787741" calcext:value-type="float">
            <text:p>14,0787741</text:p>
          </table:table-cell>
          <table:table-cell office:value-type="string" calcext:value-type="string">
            <text:p>Admiral, Hohnstein, Sächsische Schweiz-Osterzgebirge, Sachsen, Deutschland</text:p>
          </table:table-cell>
          <table:table-cell office:value-type="float" office:value="2260819397" calcext:value-type="float">
            <text:p>2260819397</text:p>
          </table:table-cell>
          <table:table-cell table:number-columns-repeated="1636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Klabautermann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Klabautermann</text:p>
          </table:table-cell>
          <table:table-cell office:value-type="string" calcext:value-type="string">
            <text:p>Rathener Gebiet</text:p>
          </table:table-cell>
          <table:table-cell office:value-type="float" office:value="4154" calcext:value-type="float">
            <text:p>4154</text:p>
          </table:table-cell>
          <table:table-cell office:value-type="string" calcext:value-type="string">
            <text:p>Klabauterman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Klabautermann</text:p>
          </table:table-cell>
          <table:table-cell office:value-type="float" office:value="118" calcext:value-type="float">
            <text:p>118</text:p>
          </table:table-cell>
          <table:table-cell office:value-type="float" office:value="50.9674716" calcext:value-type="float">
            <text:p>50,9674716</text:p>
          </table:table-cell>
          <table:table-cell office:value-type="float" office:value="14.0786386" calcext:value-type="float">
            <text:p>14,0786386</text:p>
          </table:table-cell>
          <table:table-cell office:value-type="string" calcext:value-type="string">
            <text:p>Klabautermann, Lohmen, Lohmen/Stadt Wehlen, Sächsische Schweiz-Osterzgebirge, Sachsen, Deutschland</text:p>
          </table:table-cell>
          <table:table-cell office:value-type="float" office:value="2274002281" calcext:value-type="float">
            <text:p>2274002281</text:p>
          </table:table-cell>
          <table:table-cell table:number-columns-repeated="1636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otenkirchl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Totenkirchl</text:p>
          </table:table-cell>
          <table:table-cell office:value-type="string" calcext:value-type="string">
            <text:p>Rathener Gebiet</text:p>
          </table:table-cell>
          <table:table-cell office:value-type="float" office:value="4155" calcext:value-type="float">
            <text:p>4155</text:p>
          </table:table-cell>
          <table:table-cell office:value-type="string" calcext:value-type="string">
            <text:p>Totenkirch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Totenkirchl</text:p>
          </table:table-cell>
          <table:table-cell office:value-type="float" office:value="119" calcext:value-type="float">
            <text:p>119</text:p>
          </table:table-cell>
          <table:table-cell office:value-type="float" office:value="50.968538" calcext:value-type="float">
            <text:p>50,968538</text:p>
          </table:table-cell>
          <table:table-cell office:value-type="float" office:value="14.077936" calcext:value-type="float">
            <text:p>14,077936</text:p>
          </table:table-cell>
          <table:table-cell office:value-type="string" calcext:value-type="string">
            <text:p>Totenkirchl, Hohnstein, Sächsische Schweiz-Osterzgebirge, Sachsen, Deutschland</text:p>
          </table:table-cell>
          <table:table-cell office:value-type="float" office:value="2260819509" calcext:value-type="float">
            <text:p>2260819509</text:p>
          </table:table-cell>
          <table:table-cell table:number-columns-repeated="1636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mselgrundturm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Amselgrundturm</text:p>
          </table:table-cell>
          <table:table-cell office:value-type="string" calcext:value-type="string">
            <text:p>Rathener Gebiet</text:p>
          </table:table-cell>
          <table:table-cell office:value-type="float" office:value="4156" calcext:value-type="float">
            <text:p>4156</text:p>
          </table:table-cell>
          <table:table-cell office:value-type="string" calcext:value-type="string">
            <text:p>Amselgrund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mselgrundturm</text:p>
          </table:table-cell>
          <table:table-cell office:value-type="float" office:value="120" calcext:value-type="float">
            <text:p>120</text:p>
          </table:table-cell>
          <table:table-cell office:value-type="float" office:value="50.969292" calcext:value-type="float">
            <text:p>50,969292</text:p>
          </table:table-cell>
          <table:table-cell office:value-type="float" office:value="14.0766368" calcext:value-type="float">
            <text:p>14,0766368</text:p>
          </table:table-cell>
          <table:table-cell office:value-type="string" calcext:value-type="string">
            <text:p>Amselgrundturm, Hohnstein, Sächsische Schweiz-Osterzgebirge, Sachsen, Deutschland</text:p>
          </table:table-cell>
          <table:table-cell office:value-type="float" office:value="2260819400" calcext:value-type="float">
            <text:p>2260819400</text:p>
          </table:table-cell>
          <table:table-cell table:number-columns-repeated="1636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chwedenscheibe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Schwedenscheibe</text:p>
          </table:table-cell>
          <table:table-cell office:value-type="string" calcext:value-type="string">
            <text:p>Rathener Gebiet</text:p>
          </table:table-cell>
          <table:table-cell office:value-type="float" office:value="4157" calcext:value-type="float">
            <text:p>4157</text:p>
          </table:table-cell>
          <table:table-cell office:value-type="string" calcext:value-type="string">
            <text:p>Schwedenscheib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Schwedenscheibe</text:p>
          </table:table-cell>
          <table:table-cell office:value-type="float" office:value="121" calcext:value-type="float">
            <text:p>121</text:p>
          </table:table-cell>
          <table:table-cell office:value-type="float" office:value="50.9695513" calcext:value-type="float">
            <text:p>50,9695513</text:p>
          </table:table-cell>
          <table:table-cell office:value-type="float" office:value="14.0748375" calcext:value-type="float">
            <text:p>14,0748375</text:p>
          </table:table-cell>
          <table:table-cell office:value-type="string" calcext:value-type="string">
            <text:p>Schwedenscheibe, Lohmen, Lohmen/Stadt Wehlen, Sächsische Schweiz-Osterzgebirge, Sachsen, Deutschland</text:p>
          </table:table-cell>
          <table:table-cell office:value-type="float" office:value="2260819491" calcext:value-type="float">
            <text:p>2260819491</text:p>
          </table:table-cell>
          <table:table-cell table:number-columns-repeated="1636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chwedenturm *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Schwedenturm</text:p>
          </table:table-cell>
          <table:table-cell office:value-type="string" calcext:value-type="string">
            <text:p>Rathener Gebiet</text:p>
          </table:table-cell>
          <table:table-cell office:value-type="float" office:value="4158" calcext:value-type="float">
            <text:p>4158</text:p>
          </table:table-cell>
          <table:table-cell office:value-type="string" calcext:value-type="string">
            <text:p>Schweden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Schwedenturm</text:p>
          </table:table-cell>
          <table:table-cell office:value-type="float" office:value="122" calcext:value-type="float">
            <text:p>122</text:p>
          </table:table-cell>
          <table:table-cell office:value-type="float" office:value="50.969764" calcext:value-type="float">
            <text:p>50,969764</text:p>
          </table:table-cell>
          <table:table-cell office:value-type="float" office:value="14.0747833" calcext:value-type="float">
            <text:p>14,0747833</text:p>
          </table:table-cell>
          <table:table-cell office:value-type="string" calcext:value-type="string">
            <text:p>Schwedenturm, Lohmen, Lohmen/Stadt Wehlen, Sächsische Schweiz-Osterzgebirge, Sachsen, Deutschland</text:p>
          </table:table-cell>
          <table:table-cell office:value-type="float" office:value="2260819492" calcext:value-type="float">
            <text:p>2260819492</text:p>
          </table:table-cell>
          <table:table-cell table:number-columns-repeated="1636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torchnest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Storchnest</text:p>
          </table:table-cell>
          <table:table-cell office:value-type="string" calcext:value-type="string">
            <text:p>Rathener Gebiet</text:p>
          </table:table-cell>
          <table:table-cell office:value-type="float" office:value="4159" calcext:value-type="float">
            <text:p>4159</text:p>
          </table:table-cell>
          <table:table-cell office:value-type="string" calcext:value-type="string">
            <text:p>Storchnes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Storchnest</text:p>
          </table:table-cell>
          <table:table-cell office:value-type="float" office:value="123" calcext:value-type="float">
            <text:p>123</text:p>
          </table:table-cell>
          <table:table-cell office:value-type="float" office:value="50.9668478" calcext:value-type="float">
            <text:p>50,9668478</text:p>
          </table:table-cell>
          <table:table-cell office:value-type="float" office:value="14.0830376" calcext:value-type="float">
            <text:p>14,0830376</text:p>
          </table:table-cell>
          <table:table-cell office:value-type="string" calcext:value-type="string">
            <text:p>Storchnest, Hohnstein, Sächsische Schweiz-Osterzgebirge, Sachsen, Deutschland</text:p>
          </table:table-cell>
          <table:table-cell office:value-type="float" office:value="2271811826" calcext:value-type="float">
            <text:p>2271811826</text:p>
          </table:table-cell>
          <table:table-cell table:number-columns-repeated="1636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Bienenkorb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Bienenkorb</text:p>
          </table:table-cell>
          <table:table-cell office:value-type="string" calcext:value-type="string">
            <text:p>Rathener Gebiet</text:p>
          </table:table-cell>
          <table:table-cell office:value-type="float" office:value="4160" calcext:value-type="float">
            <text:p>4160</text:p>
          </table:table-cell>
          <table:table-cell office:value-type="string" calcext:value-type="string">
            <text:p>Bienenkorb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Bienenkorb</text:p>
          </table:table-cell>
          <table:table-cell office:value-type="float" office:value="124" calcext:value-type="float">
            <text:p>124</text:p>
          </table:table-cell>
          <table:table-cell office:value-type="float" office:value="50.9666088" calcext:value-type="float">
            <text:p>50,9666088</text:p>
          </table:table-cell>
          <table:table-cell office:value-type="float" office:value="14.0835255" calcext:value-type="float">
            <text:p>14,0835255</text:p>
          </table:table-cell>
          <table:table-cell office:value-type="string" calcext:value-type="string">
            <text:p>Bienenkorb, Hohnstein, Sächsische Schweiz-Osterzgebirge, Sachsen, Deutschland</text:p>
          </table:table-cell>
          <table:table-cell office:value-type="float" office:value="2262043679" calcext:value-type="float">
            <text:p>2262043679</text:p>
          </table:table-cell>
          <table:table-cell table:number-columns-repeated="1636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okomotive-Dom **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Lokomotive-Dom</text:p>
          </table:table-cell>
          <table:table-cell office:value-type="string" calcext:value-type="string">
            <text:p>Rathener Gebiet</text:p>
          </table:table-cell>
          <table:table-cell office:value-type="float" office:value="4161" calcext:value-type="float">
            <text:p>4161</text:p>
          </table:table-cell>
          <table:table-cell office:value-type="string" calcext:value-type="string">
            <text:p>Lokomotive-Do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Lokomotive-Dom</text:p>
          </table:table-cell>
          <table:table-cell office:value-type="float" office:value="125" calcext:value-type="float">
            <text:p>125</text:p>
          </table:table-cell>
          <table:table-cell office:value-type="float" office:value="50.9660775" calcext:value-type="float">
            <text:p>50,9660775</text:p>
          </table:table-cell>
          <table:table-cell office:value-type="float" office:value="14.0841129" calcext:value-type="float">
            <text:p>14,0841129</text:p>
          </table:table-cell>
          <table:table-cell office:value-type="string" calcext:value-type="string">
            <text:p>Lokomotive-Dom, Hohnstein, Sächsische Schweiz-Osterzgebirge, Sachsen, Deutschland</text:p>
          </table:table-cell>
          <table:table-cell office:value-type="float" office:value="323194259" calcext:value-type="float">
            <text:p>323194259</text:p>
          </table:table-cell>
          <table:table-cell table:number-columns-repeated="1636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okomotive-Esse ***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Lokomotive - Esse</text:p>
          </table:table-cell>
          <table:table-cell office:value-type="string" calcext:value-type="string">
            <text:p>Rathener Gebiet</text:p>
          </table:table-cell>
          <table:table-cell office:value-type="float" office:value="4162" calcext:value-type="float">
            <text:p>4162</text:p>
          </table:table-cell>
          <table:table-cell office:value-type="string" calcext:value-type="string">
            <text:p>Lokomotive-Ess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Lokomotive-Esse</text:p>
          </table:table-cell>
          <table:table-cell office:value-type="float" office:value="126" calcext:value-type="float">
            <text:p>126</text:p>
          </table:table-cell>
          <table:table-cell office:value-type="float" office:value="50.9659288" calcext:value-type="float">
            <text:p>50,9659288</text:p>
          </table:table-cell>
          <table:table-cell office:value-type="float" office:value="14.0844689" calcext:value-type="float">
            <text:p>14,0844689</text:p>
          </table:table-cell>
          <table:table-cell office:value-type="string" calcext:value-type="string">
            <text:p>Lokomotive-Esse, Hohnstein, Sächsische Schweiz-Osterzgebirge, Sachsen, Deutschland</text:p>
          </table:table-cell>
          <table:table-cell office:value-type="float" office:value="415548254" calcext:value-type="float">
            <text:p>415548254</text:p>
          </table:table-cell>
          <table:table-cell table:number-columns-repeated="1636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amm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Lamm</text:p>
          </table:table-cell>
          <table:table-cell office:value-type="string" calcext:value-type="string">
            <text:p>Rathener Gebiet</text:p>
          </table:table-cell>
          <table:table-cell office:value-type="float" office:value="4163" calcext:value-type="float">
            <text:p>4163</text:p>
          </table:table-cell>
          <table:table-cell office:value-type="string" calcext:value-type="string">
            <text:p>Lam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Lamm</text:p>
          </table:table-cell>
          <table:table-cell office:value-type="float" office:value="127" calcext:value-type="float">
            <text:p>127</text:p>
          </table:table-cell>
          <table:table-cell office:value-type="float" office:value="50.9657946" calcext:value-type="float">
            <text:p>50,9657946</text:p>
          </table:table-cell>
          <table:table-cell office:value-type="float" office:value="14.0848871" calcext:value-type="float">
            <text:p>14,0848871</text:p>
          </table:table-cell>
          <table:table-cell office:value-type="string" calcext:value-type="string">
            <text:p>Lamm, Hohnstein, Sächsische Schweiz-Osterzgebirge, Sachsen, Deutschland</text:p>
          </table:table-cell>
          <table:table-cell office:value-type="float" office:value="415548258" calcext:value-type="float">
            <text:p>415548258</text:p>
          </table:table-cell>
          <table:table-cell table:number-columns-repeated="1636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ammscheibe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Lammscheibe</text:p>
          </table:table-cell>
          <table:table-cell office:value-type="string" calcext:value-type="string">
            <text:p>Rathener Gebiet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Lammscheib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Lammscheibe</text:p>
          </table:table-cell>
          <table:table-cell office:value-type="float" office:value="128" calcext:value-type="float">
            <text:p>128</text:p>
          </table:table-cell>
          <table:table-cell office:value-type="float" office:value="50.9654162" calcext:value-type="float">
            <text:p>50,9654162</text:p>
          </table:table-cell>
          <table:table-cell office:value-type="float" office:value="14.0852031" calcext:value-type="float">
            <text:p>14,0852031</text:p>
          </table:table-cell>
          <table:table-cell office:value-type="string" calcext:value-type="string">
            <text:p>Lammscheibe, Hohnstein, Sächsische Schweiz-Osterzgebirge, Sachsen, Deutschland</text:p>
          </table:table-cell>
          <table:table-cell office:value-type="float" office:value="2274002291" calcext:value-type="float">
            <text:p>2274002291</text:p>
          </table:table-cell>
          <table:table-cell table:number-columns-repeated="1636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Honigsteinnadel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Honigsteinnadel</text:p>
          </table:table-cell>
          <table:table-cell office:value-type="string" calcext:value-type="string">
            <text:p>Rathener Gebiet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Honigsteinnade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Honigsteinnadel</text:p>
          </table:table-cell>
          <table:table-cell office:value-type="float" office:value="129" calcext:value-type="float">
            <text:p>129</text:p>
          </table:table-cell>
          <table:table-cell office:value-type="float" office:value="50.9659298" calcext:value-type="float">
            <text:p>50,9659298</text:p>
          </table:table-cell>
          <table:table-cell office:value-type="float" office:value="14.0857896" calcext:value-type="float">
            <text:p>14,0857896</text:p>
          </table:table-cell>
          <table:table-cell office:value-type="string" calcext:value-type="string">
            <text:p>Honigsteinnadel, Hohnstein, Sächsische Schweiz-Osterzgebirge, Sachsen, Deutschland</text:p>
          </table:table-cell>
          <table:table-cell office:value-type="float" office:value="415548262" calcext:value-type="float">
            <text:p>415548262</text:p>
          </table:table-cell>
          <table:table-cell table:number-columns-repeated="1636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onigsteinturm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Honigsteinturm</text:p>
          </table:table-cell>
          <table:table-cell office:value-type="string" calcext:value-type="string">
            <text:p>Rathener Gebiet</text:p>
          </table:table-cell>
          <table:table-cell office:value-type="float" office:value="4166" calcext:value-type="float">
            <text:p>4166</text:p>
          </table:table-cell>
          <table:table-cell office:value-type="string" calcext:value-type="string">
            <text:p>Honigstein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Honigsteinturm</text:p>
          </table:table-cell>
          <table:table-cell office:value-type="float" office:value="130" calcext:value-type="float">
            <text:p>130</text:p>
          </table:table-cell>
          <table:table-cell office:value-type="float" office:value="50.9660021" calcext:value-type="float">
            <text:p>50,9660021</text:p>
          </table:table-cell>
          <table:table-cell office:value-type="float" office:value="14.0859087" calcext:value-type="float">
            <text:p>14,0859087</text:p>
          </table:table-cell>
          <table:table-cell office:value-type="string" calcext:value-type="string">
            <text:p>Honigsteinturm, Hohnstein, Sächsische Schweiz-Osterzgebirge, Sachsen, Deutschland</text:p>
          </table:table-cell>
          <table:table-cell office:value-type="float" office:value="2260819453" calcext:value-type="float">
            <text:p>2260819453</text:p>
          </table:table-cell>
          <table:table-cell table:number-columns-repeated="1636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Honigstein **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Honigstein</text:p>
          </table:table-cell>
          <table:table-cell office:value-type="string" calcext:value-type="string">
            <text:p>Rathener Gebiet</text:p>
          </table:table-cell>
          <table:table-cell office:value-type="float" office:value="4167" calcext:value-type="float">
            <text:p>4167</text:p>
          </table:table-cell>
          <table:table-cell office:value-type="string" calcext:value-type="string">
            <text:p>Honigstei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Honigstein</text:p>
          </table:table-cell>
          <table:table-cell office:value-type="float" office:value="131" calcext:value-type="float">
            <text:p>131</text:p>
          </table:table-cell>
          <table:table-cell office:value-type="float" office:value="50.965912" calcext:value-type="float">
            <text:p>50,965912</text:p>
          </table:table-cell>
          <table:table-cell office:value-type="float" office:value="14.0861265" calcext:value-type="float">
            <text:p>14,0861265</text:p>
          </table:table-cell>
          <table:table-cell office:value-type="string" calcext:value-type="string">
            <text:p>Honigstein, Hohnstein, Sächsische Schweiz-Osterzgebirge, Sachsen, Deutschland</text:p>
          </table:table-cell>
          <table:table-cell office:value-type="float" office:value="415548263" calcext:value-type="float">
            <text:p>415548263</text:p>
          </table:table-cell>
          <table:table-cell table:number-columns-repeated="1636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Imker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Imker</text:p>
          </table:table-cell>
          <table:table-cell office:value-type="string" calcext:value-type="string">
            <text:p>Rathener Gebiet</text:p>
          </table:table-cell>
          <table:table-cell office:value-type="float" office:value="4168" calcext:value-type="float">
            <text:p>4168</text:p>
          </table:table-cell>
          <table:table-cell office:value-type="string" calcext:value-type="string">
            <text:p>Imk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Imker</text:p>
          </table:table-cell>
          <table:table-cell office:value-type="float" office:value="132" calcext:value-type="float">
            <text:p>132</text:p>
          </table:table-cell>
          <table:table-cell office:value-type="float" office:value="50.9654348" calcext:value-type="float">
            <text:p>50,9654348</text:p>
          </table:table-cell>
          <table:table-cell office:value-type="float" office:value="14.0865709" calcext:value-type="float">
            <text:p>14,0865709</text:p>
          </table:table-cell>
          <table:table-cell office:value-type="string" calcext:value-type="string">
            <text:p>Imker, Hohnstein, Sächsische Schweiz-Osterzgebirge, Sachsen, Deutschland</text:p>
          </table:table-cell>
          <table:table-cell office:value-type="float" office:value="415548261" calcext:value-type="float">
            <text:p>415548261</text:p>
          </table:table-cell>
          <table:table-cell table:number-columns-repeated="1636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aiturm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aiturm</text:p>
          </table:table-cell>
          <table:table-cell office:value-type="string" calcext:value-type="string">
            <text:p>Rathener Gebiet</text:p>
          </table:table-cell>
          <table:table-cell office:value-type="float" office:value="4169" calcext:value-type="float">
            <text:p>4169</text:p>
          </table:table-cell>
          <table:table-cell office:value-type="string" calcext:value-type="string">
            <text:p>Mai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aiturm</text:p>
          </table:table-cell>
          <table:table-cell office:value-type="float" office:value="133" calcext:value-type="float">
            <text:p>133</text:p>
          </table:table-cell>
          <table:table-cell office:value-type="float" office:value="50.9636819" calcext:value-type="float">
            <text:p>50,9636819</text:p>
          </table:table-cell>
          <table:table-cell office:value-type="float" office:value="14.0875535" calcext:value-type="float">
            <text:p>14,0875535</text:p>
          </table:table-cell>
          <table:table-cell office:value-type="string" calcext:value-type="string">
            <text:p>Maiturm, Hohnstein, Sächsische Schweiz-Osterzgebirge, Sachsen, Deutschland</text:p>
          </table:table-cell>
          <table:table-cell office:value-type="float" office:value="703396068" calcext:value-type="float">
            <text:p>703396068</text:p>
          </table:table-cell>
          <table:table-cell table:number-columns-repeated="1636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Honigsteinscheibe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Honigsteinscheibe</text:p>
          </table:table-cell>
          <table:table-cell office:value-type="string" calcext:value-type="string">
            <text:p>Rathener Gebiet</text:p>
          </table:table-cell>
          <table:table-cell office:value-type="float" office:value="4170" calcext:value-type="float">
            <text:p>4170</text:p>
          </table:table-cell>
          <table:table-cell office:value-type="string" calcext:value-type="string">
            <text:p>Honigsteinscheib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Honigsteinscheibe</text:p>
          </table:table-cell>
          <table:table-cell office:value-type="float" office:value="134" calcext:value-type="float">
            <text:p>134</text:p>
          </table:table-cell>
          <table:table-cell office:value-type="float" office:value="50.9630557" calcext:value-type="float">
            <text:p>50,9630557</text:p>
          </table:table-cell>
          <table:table-cell office:value-type="float" office:value="14.0873303" calcext:value-type="float">
            <text:p>14,0873303</text:p>
          </table:table-cell>
          <table:table-cell office:value-type="string" calcext:value-type="string">
            <text:p>Honigsteinscheibe, Hohnstein, Sächsische Schweiz-Osterzgebirge, Sachsen, Deutschland</text:p>
          </table:table-cell>
          <table:table-cell office:value-type="float" office:value="703396141" calcext:value-type="float">
            <text:p>703396141</text:p>
          </table:table-cell>
          <table:table-cell table:number-columns-repeated="1636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Honigsteinkopf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Honigsteinkopf</text:p>
          </table:table-cell>
          <table:table-cell office:value-type="string" calcext:value-type="string">
            <text:p>Rathener Gebiet</text:p>
          </table:table-cell>
          <table:table-cell office:value-type="float" office:value="4171" calcext:value-type="float">
            <text:p>4171</text:p>
          </table:table-cell>
          <table:table-cell office:value-type="string" calcext:value-type="string">
            <text:p>Honigsteinkopf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Honigsteinkopf</text:p>
          </table:table-cell>
          <table:table-cell office:value-type="float" office:value="135" calcext:value-type="float">
            <text:p>135</text:p>
          </table:table-cell>
          <table:table-cell office:value-type="float" office:value="50.962681" calcext:value-type="float">
            <text:p>50,962681</text:p>
          </table:table-cell>
          <table:table-cell office:value-type="float" office:value="14.0859423" calcext:value-type="float">
            <text:p>14,0859423</text:p>
          </table:table-cell>
          <table:table-cell office:value-type="string" calcext:value-type="string">
            <text:p>Honigsteinkopf, Rathen, Königstein/Sächs. Schw., Sächsische Schweiz-Osterzgebirge, Sachsen, Deutschland</text:p>
          </table:table-cell>
          <table:table-cell office:value-type="float" office:value="703396054" calcext:value-type="float">
            <text:p>703396054</text:p>
          </table:table-cell>
          <table:table-cell table:number-columns-repeated="1636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ithostein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Lithostein</text:p>
          </table:table-cell>
          <table:table-cell office:value-type="string" calcext:value-type="string">
            <text:p>Rathener Gebiet</text:p>
          </table:table-cell>
          <table:table-cell office:value-type="float" office:value="4172" calcext:value-type="float">
            <text:p>4172</text:p>
          </table:table-cell>
          <table:table-cell office:value-type="string" calcext:value-type="string">
            <text:p>Lithostei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Lithostein</text:p>
          </table:table-cell>
          <table:table-cell office:value-type="float" office:value="136" calcext:value-type="float">
            <text:p>136</text:p>
          </table:table-cell>
          <table:table-cell office:value-type="float" office:value="50.9632228" calcext:value-type="float">
            <text:p>50,9632228</text:p>
          </table:table-cell>
          <table:table-cell office:value-type="float" office:value="14.0844679" calcext:value-type="float">
            <text:p>14,0844679</text:p>
          </table:table-cell>
          <table:table-cell office:value-type="string" calcext:value-type="string">
            <text:p>Lithostein, Rathen, Königstein/Sächs. Schw., Sächsische Schweiz-Osterzgebirge, Sachsen, Deutschland</text:p>
          </table:table-cell>
          <table:table-cell office:value-type="float" office:value="415570439" calcext:value-type="float">
            <text:p>415570439</text:p>
          </table:table-cell>
          <table:table-cell table:number-columns-repeated="1636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alwächter *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Talwächter</text:p>
          </table:table-cell>
          <table:table-cell office:value-type="string" calcext:value-type="string">
            <text:p>Rathener Gebiet</text:p>
          </table:table-cell>
          <table:table-cell office:value-type="float" office:value="4173" calcext:value-type="float">
            <text:p>4173</text:p>
          </table:table-cell>
          <table:table-cell office:value-type="string" calcext:value-type="string">
            <text:p>Talwächt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Talwächter</text:p>
          </table:table-cell>
          <table:table-cell office:value-type="float" office:value="137" calcext:value-type="float">
            <text:p>137</text:p>
          </table:table-cell>
          <table:table-cell office:value-type="float" office:value="50.9630901" calcext:value-type="float">
            <text:p>50,9630901</text:p>
          </table:table-cell>
          <table:table-cell office:value-type="float" office:value="14.0827586" calcext:value-type="float">
            <text:p>14,0827586</text:p>
          </table:table-cell>
          <table:table-cell office:value-type="string" calcext:value-type="string">
            <text:p>Talwächter, Rathen, Königstein/Sächs. Schw., Sächsische Schweiz-Osterzgebirge, Sachsen, Deutschland</text:p>
          </table:table-cell>
          <table:table-cell office:value-type="float" office:value="415570416" calcext:value-type="float">
            <text:p>415570416</text:p>
          </table:table-cell>
          <table:table-cell table:number-columns-repeated="1636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Westlicher Feldkopf **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Feldkopf, Westlicher</text:p>
          </table:table-cell>
          <table:table-cell office:value-type="string" calcext:value-type="string">
            <text:p>Rathener Gebiet</text:p>
          </table:table-cell>
          <table:table-cell office:value-type="float" office:value="4174" calcext:value-type="float">
            <text:p>4174</text:p>
          </table:table-cell>
          <table:table-cell office:value-type="string" calcext:value-type="string">
            <text:p>Westlicher Feldkopf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Westlicher Feldkopf</text:p>
          </table:table-cell>
          <table:table-cell office:value-type="float" office:value="138" calcext:value-type="float">
            <text:p>138</text:p>
          </table:table-cell>
          <table:table-cell office:value-type="float" office:value="50.9626055" calcext:value-type="float">
            <text:p>50,9626055</text:p>
          </table:table-cell>
          <table:table-cell office:value-type="float" office:value="14.0851231" calcext:value-type="float">
            <text:p>14,0851231</text:p>
          </table:table-cell>
          <table:table-cell office:value-type="string" calcext:value-type="string">
            <text:p>Westlicher Feldkopf, Rathen, Königstein/Sächs. Schw., Sächsische Schweiz-Osterzgebirge, Sachsen, Deutschland</text:p>
          </table:table-cell>
          <table:table-cell office:value-type="float" office:value="528673620" calcext:value-type="float">
            <text:p>528673620</text:p>
          </table:table-cell>
          <table:table-cell table:number-columns-repeated="1636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Östlicher Feldkopf *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Feldkopf, Östlicher</text:p>
          </table:table-cell>
          <table:table-cell office:value-type="string" calcext:value-type="string">
            <text:p>Rathener Gebiet</text:p>
          </table:table-cell>
          <table:table-cell office:value-type="float" office:value="4175" calcext:value-type="float">
            <text:p>4175</text:p>
          </table:table-cell>
          <table:table-cell office:value-type="string" calcext:value-type="string">
            <text:p>Östlicher Feldkopf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Östlicher Feldkopf</text:p>
          </table:table-cell>
          <table:table-cell office:value-type="float" office:value="139" calcext:value-type="float">
            <text:p>139</text:p>
          </table:table-cell>
          <table:table-cell office:value-type="float" office:value="50.9622163" calcext:value-type="float">
            <text:p>50,9622163</text:p>
          </table:table-cell>
          <table:table-cell office:value-type="float" office:value="14.0861307" calcext:value-type="float">
            <text:p>14,0861307</text:p>
          </table:table-cell>
          <table:table-cell office:value-type="string" calcext:value-type="string">
            <text:p>Östlicher Feldkopf, Rathen, Königstein/Sächs. Schw., Sächsische Schweiz-Osterzgebirge, Sachsen, Deutschland</text:p>
          </table:table-cell>
          <table:table-cell office:value-type="float" office:value="528673630" calcext:value-type="float">
            <text:p>528673630</text:p>
          </table:table-cell>
          <table:table-cell table:number-columns-repeated="1636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ürkenkopf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Türkenkopf</text:p>
          </table:table-cell>
          <table:table-cell office:value-type="string" calcext:value-type="string">
            <text:p>Rathener Gebiet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Türkenkopf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Türkenkopf</text:p>
          </table:table-cell>
          <table:table-cell office:value-type="float" office:value="140" calcext:value-type="float">
            <text:p>140</text:p>
          </table:table-cell>
          <table:table-cell office:value-type="float" office:value="50.9621495" calcext:value-type="float">
            <text:p>50,9621495</text:p>
          </table:table-cell>
          <table:table-cell office:value-type="float" office:value="14.0865101" calcext:value-type="float">
            <text:p>14,0865101</text:p>
          </table:table-cell>
          <table:table-cell office:value-type="string" calcext:value-type="string">
            <text:p>Türkenkopf, Rathen, Königstein/Sächs. Schw., Sächsische Schweiz-Osterzgebirge, Sachsen, Deutschland</text:p>
          </table:table-cell>
          <table:table-cell office:value-type="float" office:value="528673536" calcext:value-type="float">
            <text:p>528673536</text:p>
          </table:table-cell>
          <table:table-cell table:number-columns-repeated="1636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eldwand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Feldwand</text:p>
          </table:table-cell>
          <table:table-cell office:value-type="string" calcext:value-type="string">
            <text:p>Rathener Gebiet</text:p>
          </table:table-cell>
          <table:table-cell office:value-type="float" office:value="4177" calcext:value-type="float">
            <text:p>4177</text:p>
          </table:table-cell>
          <table:table-cell office:value-type="string" calcext:value-type="string">
            <text:p>Feldwand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Feldwand</text:p>
          </table:table-cell>
          <table:table-cell office:value-type="float" office:value="141" calcext:value-type="float">
            <text:p>141</text:p>
          </table:table-cell>
          <table:table-cell office:value-type="float" office:value="50.9620072" calcext:value-type="float">
            <text:p>50,9620072</text:p>
          </table:table-cell>
          <table:table-cell office:value-type="float" office:value="14.087499" calcext:value-type="float">
            <text:p>14,087499</text:p>
          </table:table-cell>
          <table:table-cell office:value-type="string" calcext:value-type="string">
            <text:p>Feldwand, Rathen, Königstein/Sächs. Schw., Sächsische Schweiz-Osterzgebirge, Sachsen, Deutschland</text:p>
          </table:table-cell>
          <table:table-cell office:value-type="float" office:value="528673541" calcext:value-type="float">
            <text:p>528673541</text:p>
          </table:table-cell>
          <table:table-cell table:number-columns-repeated="1636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Gamrigwächter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Gamrigwächter</text:p>
          </table:table-cell>
          <table:table-cell office:value-type="string" calcext:value-type="string">
            <text:p>Rathener Gebiet</text:p>
          </table:table-cell>
          <table:table-cell office:value-type="float" office:value="4178" calcext:value-type="float">
            <text:p>4178</text:p>
          </table:table-cell>
          <table:table-cell office:value-type="string" calcext:value-type="string">
            <text:p>Gamrigwächt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Gamrigwächter</text:p>
          </table:table-cell>
          <table:table-cell office:value-type="float" office:value="142" calcext:value-type="float">
            <text:p>142</text:p>
          </table:table-cell>
          <table:table-cell office:value-type="float" office:value="50.9589873" calcext:value-type="float">
            <text:p>50,9589873</text:p>
          </table:table-cell>
          <table:table-cell office:value-type="float" office:value="14.0968246" calcext:value-type="float">
            <text:p>14,0968246</text:p>
          </table:table-cell>
          <table:table-cell office:value-type="string" calcext:value-type="string">
            <text:p>Gamrigwächter, Hohnstein, Sächsische Schweiz-Osterzgebirge, Sachsen, 01848, Deutschland</text:p>
          </table:table-cell>
          <table:table-cell office:value-type="float" office:value="429484008" calcext:value-type="float">
            <text:p>429484008</text:p>
          </table:table-cell>
          <table:table-cell table:number-columns-repeated="1636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Heidestein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eidestein</text:p>
          </table:table-cell>
          <table:table-cell office:value-type="string" calcext:value-type="string">
            <text:p>Rathener Gebiet</text:p>
          </table:table-cell>
          <table:table-cell office:value-type="float" office:value="4179" calcext:value-type="float">
            <text:p>4179</text:p>
          </table:table-cell>
          <table:table-cell office:value-type="string" calcext:value-type="string">
            <text:p>Heidestei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eidestein</text:p>
          </table:table-cell>
          <table:table-cell office:value-type="float" office:value="143" calcext:value-type="float">
            <text:p>143</text:p>
          </table:table-cell>
          <table:table-cell office:value-type="float" office:value="50.9588676" calcext:value-type="float">
            <text:p>50,9588676</text:p>
          </table:table-cell>
          <table:table-cell office:value-type="float" office:value="14.0965293" calcext:value-type="float">
            <text:p>14,0965293</text:p>
          </table:table-cell>
          <table:table-cell office:value-type="string" calcext:value-type="string">
            <text:p>Heidestein, Rathen, Königstein/Sächs. Schw., Sächsische Schweiz-Osterzgebirge, Sachsen, 01848, Deutschland</text:p>
          </table:table-cell>
          <table:table-cell office:value-type="float" office:value="429484006" calcext:value-type="float">
            <text:p>429484006</text:p>
          </table:table-cell>
          <table:table-cell table:number-columns-repeated="1636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amrigkegel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Gamrigkegel</text:p>
          </table:table-cell>
          <table:table-cell office:value-type="string" calcext:value-type="string">
            <text:p>Rathener Gebiet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Gamrigkege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Gamrigkegel</text:p>
          </table:table-cell>
          <table:table-cell office:value-type="float" office:value="144" calcext:value-type="float">
            <text:p>144</text:p>
          </table:table-cell>
          <table:table-cell office:value-type="float" office:value="50.9586023" calcext:value-type="float">
            <text:p>50,9586023</text:p>
          </table:table-cell>
          <table:table-cell office:value-type="float" office:value="14.0968188" calcext:value-type="float">
            <text:p>14,0968188</text:p>
          </table:table-cell>
          <table:table-cell office:value-type="string" calcext:value-type="string">
            <text:p>Gamrigkegel, Rathen, Königstein/Sächs. Schw., Sächsische Schweiz-Osterzgebirge, Sachsen, 01848, Deutschland</text:p>
          </table:table-cell>
          <table:table-cell office:value-type="float" office:value="429484007" calcext:value-type="float">
            <text:p>429484007</text:p>
          </table:table-cell>
          <table:table-cell table:number-columns-repeated="1636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amrigscheibe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amrigscheibe</text:p>
          </table:table-cell>
          <table:table-cell office:value-type="string" calcext:value-type="string">
            <text:p>Rathener Gebiet</text:p>
          </table:table-cell>
          <table:table-cell office:value-type="float" office:value="4181" calcext:value-type="float">
            <text:p>4181</text:p>
          </table:table-cell>
          <table:table-cell office:value-type="string" calcext:value-type="string">
            <text:p>Gamrigscheib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Gamrigscheibe</text:p>
          </table:table-cell>
          <table:table-cell office:value-type="float" office:value="145" calcext:value-type="float">
            <text:p>145</text:p>
          </table:table-cell>
          <table:table-cell office:value-type="float" office:value="50.9584228" calcext:value-type="float">
            <text:p>50,9584228</text:p>
          </table:table-cell>
          <table:table-cell office:value-type="float" office:value="14.0963317" calcext:value-type="float">
            <text:p>14,0963317</text:p>
          </table:table-cell>
          <table:table-cell office:value-type="string" calcext:value-type="string">
            <text:p>Gamrigscheibe, Rathen, Königstein/Sächs. Schw., Sächsische Schweiz-Osterzgebirge, Sachsen, 01848, Deutschland</text:p>
          </table:table-cell>
          <table:table-cell office:value-type="float" office:value="429484011" calcext:value-type="float">
            <text:p>429484011</text:p>
          </table:table-cell>
          <table:table-cell table:number-columns-repeated="1636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Waltersdorfer Horn *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Waltersdorfer Horn</text:p>
          </table:table-cell>
          <table:table-cell office:value-type="string" calcext:value-type="string">
            <text:p>Rathener Gebiet</text:p>
          </table:table-cell>
          <table:table-cell office:value-type="float" office:value="4182" calcext:value-type="float">
            <text:p>4182</text:p>
          </table:table-cell>
          <table:table-cell office:value-type="string" calcext:value-type="string">
            <text:p>Waltersdorfer Hor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Waltersdorfer Horn</text:p>
          </table:table-cell>
          <table:table-cell office:value-type="float" office:value="146" calcext:value-type="float">
            <text:p>146</text:p>
          </table:table-cell>
          <table:table-cell office:value-type="float" office:value="50.9580453" calcext:value-type="float">
            <text:p>50,9580453</text:p>
          </table:table-cell>
          <table:table-cell office:value-type="float" office:value="14.0976915" calcext:value-type="float">
            <text:p>14,0976915</text:p>
          </table:table-cell>
          <table:table-cell office:value-type="string" calcext:value-type="string">
            <text:p>Waltersdorfer Horn, Rathen, Königstein/Sächs. Schw., Sächsische Schweiz-Osterzgebirge, Sachsen, 01848, Deutschland</text:p>
          </table:table-cell>
          <table:table-cell office:value-type="float" office:value="429484012" calcext:value-type="float">
            <text:p>429484012</text:p>
          </table:table-cell>
          <table:table-cell table:number-columns-repeated="1636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Heidebrüderturm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Heidebrüderturm</text:p>
          </table:table-cell>
          <table:table-cell office:value-type="string" calcext:value-type="string">
            <text:p>Rathener Gebiet</text:p>
          </table:table-cell>
          <table:table-cell office:value-type="float" office:value="4183" calcext:value-type="float">
            <text:p>4183</text:p>
          </table:table-cell>
          <table:table-cell office:value-type="string" calcext:value-type="string">
            <text:p>Heidebrüder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Heidebrüderturm</text:p>
          </table:table-cell>
          <table:table-cell office:value-type="float" office:value="147" calcext:value-type="float">
            <text:p>147</text:p>
          </table:table-cell>
          <table:table-cell office:value-type="float" office:value="50.9581106" calcext:value-type="float">
            <text:p>50,9581106</text:p>
          </table:table-cell>
          <table:table-cell office:value-type="float" office:value="14.0978165" calcext:value-type="float">
            <text:p>14,0978165</text:p>
          </table:table-cell>
          <table:table-cell office:value-type="string" calcext:value-type="string">
            <text:p>Heidebrüderturm, Rathen, Königstein/Sächs. Schw., Sächsische Schweiz-Osterzgebirge, Sachsen, 01848, Deutschland</text:p>
          </table:table-cell>
          <table:table-cell office:value-type="float" office:value="429484013" calcext:value-type="float">
            <text:p>429484013</text:p>
          </table:table-cell>
          <table:table-cell table:number-columns-repeated="1636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Ziegenrückenturm *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Rathener Gebiet</text:p>
          </table:table-cell>
          <table:table-cell office:value-type="float" office:value="9" calcext:value-type="float">
            <text:p>9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Ziegenrückenturm</text:p>
          </table:table-cell>
          <table:table-cell office:value-type="string" calcext:value-type="string">
            <text:p>Rathener Gebiet</text:p>
          </table:table-cell>
          <table:table-cell office:value-type="float" office:value="4184" calcext:value-type="float">
            <text:p>4184</text:p>
          </table:table-cell>
          <table:table-cell office:value-type="string" calcext:value-type="string">
            <text:p>Ziegenrückentur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thener Gebiet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Ziegenrückenturm</text:p>
          </table:table-cell>
          <table:table-cell office:value-type="float" office:value="148" calcext:value-type="float">
            <text:p>148</text:p>
          </table:table-cell>
          <table:table-cell office:value-type="float" office:value="50.9649081" calcext:value-type="float">
            <text:p>50,9649081</text:p>
          </table:table-cell>
          <table:table-cell office:value-type="float" office:value="14.1001842" calcext:value-type="float">
            <text:p>14,1001842</text:p>
          </table:table-cell>
          <table:table-cell office:value-type="string" calcext:value-type="string">
            <text:p>Ziegenrückenturm, Hohnstein, Sächsische Schweiz-Osterzgebirge, Sachsen, 01848, Deutschland</text:p>
          </table:table-cell>
          <table:table-cell office:value-type="float" office:value="2274002524" calcext:value-type="float">
            <text:p>2274002524</text:p>
          </table:table-cell>
          <table:table-cell table:number-columns-repeated="1636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smarckfels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Elbtalturm</text:p>
          </table:table-cell>
          <table:table-cell office:value-type="string" calcext:value-type="string">
            <text:p>Schmilkaer Gebiet</text:p>
          </table:table-cell>
          <table:table-cell office:value-type="float" office:value="4189" calcext:value-type="float">
            <text:p>4189</text:p>
          </table:table-cell>
          <table:table-cell office:value-type="string" calcext:value-type="string">
            <text:p>Elbtal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Bismarckfels</text:p>
          </table:table-cell>
          <table:table-cell office:value-type="float" office:value="1" calcext:value-type="float">
            <text:p>1</text:p>
          </table:table-cell>
          <table:table-cell office:value-type="float" office:value="50.8995011" calcext:value-type="float">
            <text:p>50,8995011</text:p>
          </table:table-cell>
          <table:table-cell office:value-type="float" office:value="14.2242443" calcext:value-type="float">
            <text:p>14,2242443</text:p>
          </table:table-cell>
          <table:table-cell office:value-type="string" calcext:value-type="string">
            <text:p>Bismarckfels / Elbtalturm, Bad Schandau, Sächsische Schweiz-Osterzgebirge, Sachsen, Deutschland</text:p>
          </table:table-cell>
          <table:table-cell office:value-type="float" office:value="1469613912" calcext:value-type="float">
            <text:p>1469613912</text:p>
          </table:table-cell>
          <table:table-cell table:number-columns-repeated="1636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lbtalwächter *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Elbtalwächter</text:p>
          </table:table-cell>
          <table:table-cell office:value-type="string" calcext:value-type="string">
            <text:p>Schmilkaer Gebiet</text:p>
          </table:table-cell>
          <table:table-cell office:value-type="float" office:value="4190" calcext:value-type="float">
            <text:p>4190</text:p>
          </table:table-cell>
          <table:table-cell office:value-type="string" calcext:value-type="string">
            <text:p>Elbtalwäch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Elbtalwächter</text:p>
          </table:table-cell>
          <table:table-cell office:value-type="float" office:value="2" calcext:value-type="float">
            <text:p>2</text:p>
          </table:table-cell>
          <table:table-cell office:value-type="float" office:value="50.9023433" calcext:value-type="float">
            <text:p>50,9023433</text:p>
          </table:table-cell>
          <table:table-cell office:value-type="float" office:value="14.2181645" calcext:value-type="float">
            <text:p>14,2181645</text:p>
          </table:table-cell>
          <table:table-cell office:value-type="string" calcext:value-type="string">
            <text:p>Elbtalwächter, Bad Schandau, Sächsische Schweiz-Osterzgebirge, Sachsen, Deutschland</text:p>
          </table:table-cell>
          <table:table-cell office:value-type="float" office:value="1659345020" calcext:value-type="float">
            <text:p>1659345020</text:p>
          </table:table-cell>
          <table:table-cell table:number-columns-repeated="1636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btalhorn *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Elbtalhorn</text:p>
          </table:table-cell>
          <table:table-cell office:value-type="string" calcext:value-type="string">
            <text:p>Schmilkaer Gebiet</text:p>
          </table:table-cell>
          <table:table-cell office:value-type="float" office:value="4191" calcext:value-type="float">
            <text:p>4191</text:p>
          </table:table-cell>
          <table:table-cell office:value-type="string" calcext:value-type="string">
            <text:p>Elbtalhorn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Elbtalhorn</text:p>
          </table:table-cell>
          <table:table-cell office:value-type="float" office:value="3" calcext:value-type="float">
            <text:p>3</text:p>
          </table:table-cell>
          <table:table-cell office:value-type="float" office:value="50.906269" calcext:value-type="float">
            <text:p>50,906269</text:p>
          </table:table-cell>
          <table:table-cell office:value-type="float" office:value="14.2153822" calcext:value-type="float">
            <text:p>14,2153822</text:p>
          </table:table-cell>
          <table:table-cell office:value-type="string" calcext:value-type="string">
            <text:p>Elbtalhorn, Bad Schandau, Sächsische Schweiz-Osterzgebirge, Sachsen, Deutschland</text:p>
          </table:table-cell>
          <table:table-cell office:value-type="float" office:value="2260819428" calcext:value-type="float">
            <text:p>2260819428</text:p>
          </table:table-cell>
          <table:table-cell table:number-columns-repeated="1636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itzkegel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pitzkegel</text:p>
          </table:table-cell>
          <table:table-cell office:value-type="string" calcext:value-type="string">
            <text:p>Schmilkaer Gebiet</text:p>
          </table:table-cell>
          <table:table-cell office:value-type="float" office:value="4192" calcext:value-type="float">
            <text:p>4192</text:p>
          </table:table-cell>
          <table:table-cell office:value-type="string" calcext:value-type="string">
            <text:p>Spitzkege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Spitzkegel</text:p>
          </table:table-cell>
          <table:table-cell office:value-type="float" office:value="4" calcext:value-type="float">
            <text:p>4</text:p>
          </table:table-cell>
          <table:table-cell office:value-type="float" office:value="50.9057015" calcext:value-type="float">
            <text:p>50,9057015</text:p>
          </table:table-cell>
          <table:table-cell office:value-type="float" office:value="14.2191046" calcext:value-type="float">
            <text:p>14,2191046</text:p>
          </table:table-cell>
          <table:table-cell office:value-type="string" calcext:value-type="string">
            <text:p>Spitzkegel, Bad Schandau, Sächsische Schweiz-Osterzgebirge, Sachsen, Deutschland</text:p>
          </table:table-cell>
          <table:table-cell office:value-type="float" office:value="2260819497" calcext:value-type="float">
            <text:p>2260819497</text:p>
          </table:table-cell>
          <table:table-cell table:number-columns-repeated="1636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ufelsturm ***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Teufelsturm</text:p>
          </table:table-cell>
          <table:table-cell office:value-type="string" calcext:value-type="string">
            <text:p>Schmilkaer Gebiet</text:p>
          </table:table-cell>
          <table:table-cell office:value-type="float" office:value="4193" calcext:value-type="float">
            <text:p>4193</text:p>
          </table:table-cell>
          <table:table-cell office:value-type="string" calcext:value-type="string">
            <text:p>Teufels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Teufelsturm</text:p>
          </table:table-cell>
          <table:table-cell office:value-type="float" office:value="5" calcext:value-type="float">
            <text:p>5</text:p>
          </table:table-cell>
          <table:table-cell office:value-type="float" office:value="50.9052275" calcext:value-type="float">
            <text:p>50,9052275</text:p>
          </table:table-cell>
          <table:table-cell office:value-type="float" office:value="14.2189117" calcext:value-type="float">
            <text:p>14,2189117</text:p>
          </table:table-cell>
          <table:table-cell office:value-type="string" calcext:value-type="string">
            <text:p>Teufelsturm, Bad Schandau, Sächsische Schweiz-Osterzgebirge, Sachsen, Deutschland</text:p>
          </table:table-cell>
          <table:table-cell office:value-type="float" office:value="251875140" calcext:value-type="float">
            <text:p>251875140</text:p>
          </table:table-cell>
          <table:table-cell table:number-columns-repeated="1636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he Wand **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Hohe Wand</text:p>
          </table:table-cell>
          <table:table-cell office:value-type="string" calcext:value-type="string">
            <text:p>Schmilkaer Gebiet</text:p>
          </table:table-cell>
          <table:table-cell office:value-type="float" office:value="4194" calcext:value-type="float">
            <text:p>4194</text:p>
          </table:table-cell>
          <table:table-cell office:value-type="string" calcext:value-type="string">
            <text:p>Hohe Wand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Hohe Wand</text:p>
          </table:table-cell>
          <table:table-cell office:value-type="float" office:value="6" calcext:value-type="float">
            <text:p>6</text:p>
          </table:table-cell>
          <table:table-cell office:value-type="float" office:value="50.9051242" calcext:value-type="float">
            <text:p>50,9051242</text:p>
          </table:table-cell>
          <table:table-cell office:value-type="float" office:value="14.2208899" calcext:value-type="float">
            <text:p>14,2208899</text:p>
          </table:table-cell>
          <table:table-cell office:value-type="string" calcext:value-type="string">
            <text:p>Hohe Wand, Bad Schandau, Sächsische Schweiz-Osterzgebirge, Sachsen, Deutschland</text:p>
          </table:table-cell>
          <table:table-cell office:value-type="float" office:value="2274002271" calcext:value-type="float">
            <text:p>2274002271</text:p>
          </table:table-cell>
          <table:table-cell table:number-columns-repeated="1636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eite-Kluft-Wand **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Breite-Kluft-Wand</text:p>
          </table:table-cell>
          <table:table-cell office:value-type="string" calcext:value-type="string">
            <text:p>Schmilkaer Gebiet</text:p>
          </table:table-cell>
          <table:table-cell office:value-type="float" office:value="4195" calcext:value-type="float">
            <text:p>4195</text:p>
          </table:table-cell>
          <table:table-cell office:value-type="string" calcext:value-type="string">
            <text:p>Breite-Kluft-Wand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Breite-Kluft-Wand</text:p>
          </table:table-cell>
          <table:table-cell office:value-type="float" office:value="7" calcext:value-type="float">
            <text:p>7</text:p>
          </table:table-cell>
          <table:table-cell office:value-type="float" office:value="50.9064674" calcext:value-type="float">
            <text:p>50,9064674</text:p>
          </table:table-cell>
          <table:table-cell office:value-type="float" office:value="14.2225634" calcext:value-type="float">
            <text:p>14,2225634</text:p>
          </table:table-cell>
          <table:table-cell office:value-type="string" calcext:value-type="string">
            <text:p>Breite-Kluft-Wand, Bad Schandau, Sächsische Schweiz-Osterzgebirge, Sachsen, Deutschland</text:p>
          </table:table-cell>
          <table:table-cell office:value-type="float" office:value="2262043688" calcext:value-type="float">
            <text:p>2262043688</text:p>
          </table:table-cell>
          <table:table-cell table:number-columns-repeated="1636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eite-Kluft-Turm *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Breite-Kluft-Turm</text:p>
          </table:table-cell>
          <table:table-cell office:value-type="string" calcext:value-type="string">
            <text:p>Schmilkaer Gebiet</text:p>
          </table:table-cell>
          <table:table-cell office:value-type="float" office:value="4196" calcext:value-type="float">
            <text:p>4196</text:p>
          </table:table-cell>
          <table:table-cell office:value-type="string" calcext:value-type="string">
            <text:p>Breite-Kluft-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Breite-Kluft-Turm</text:p>
          </table:table-cell>
          <table:table-cell office:value-type="float" office:value="8" calcext:value-type="float">
            <text:p>8</text:p>
          </table:table-cell>
          <table:table-cell office:value-type="float" office:value="50.906334" calcext:value-type="float">
            <text:p>50,906334</text:p>
          </table:table-cell>
          <table:table-cell office:value-type="float" office:value="14.224746" calcext:value-type="float">
            <text:p>14,224746</text:p>
          </table:table-cell>
          <table:table-cell office:value-type="string" calcext:value-type="string">
            <text:p>Breite-Kluft-Turm, Bad Schandau, Sächsische Schweiz-Osterzgebirge, Sachsen, Deutschland</text:p>
          </table:table-cell>
          <table:table-cell office:value-type="float" office:value="2262043685" calcext:value-type="float">
            <text:p>2262043685</text:p>
          </table:table-cell>
          <table:table-cell table:number-columns-repeated="1636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uschenspitze **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Rauschenspitze</text:p>
          </table:table-cell>
          <table:table-cell office:value-type="string" calcext:value-type="string">
            <text:p>Schmilkaer Gebiet</text:p>
          </table:table-cell>
          <table:table-cell office:value-type="float" office:value="4197" calcext:value-type="float">
            <text:p>4197</text:p>
          </table:table-cell>
          <table:table-cell office:value-type="string" calcext:value-type="string">
            <text:p>Rauschenspitz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Rauschenspitze</text:p>
          </table:table-cell>
          <table:table-cell office:value-type="float" office:value="9" calcext:value-type="float">
            <text:p>9</text:p>
          </table:table-cell>
          <table:table-cell office:value-type="float" office:value="50.904976" calcext:value-type="float">
            <text:p>50,904976</text:p>
          </table:table-cell>
          <table:table-cell office:value-type="float" office:value="14.2254941" calcext:value-type="float">
            <text:p>14,2254941</text:p>
          </table:table-cell>
          <table:table-cell office:value-type="string" calcext:value-type="string">
            <text:p>Rauschenspitze, Bad Schandau, Sächsische Schweiz-Osterzgebirge, Sachsen, Deutschland</text:p>
          </table:table-cell>
          <table:table-cell office:value-type="float" office:value="251874994" calcext:value-type="float">
            <text:p>251874994</text:p>
          </table:table-cell>
          <table:table-cell table:number-columns-repeated="1636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uschenkuppe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Rauschenkuppe</text:p>
          </table:table-cell>
          <table:table-cell office:value-type="string" calcext:value-type="string">
            <text:p>Schmilkaer Gebiet</text:p>
          </table:table-cell>
          <table:table-cell office:value-type="float" office:value="4198" calcext:value-type="float">
            <text:p>4198</text:p>
          </table:table-cell>
          <table:table-cell office:value-type="string" calcext:value-type="string">
            <text:p>Rauschenkupp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Rauschenkuppe</text:p>
          </table:table-cell>
          <table:table-cell office:value-type="float" office:value="10" calcext:value-type="float">
            <text:p>10</text:p>
          </table:table-cell>
          <table:table-cell office:value-type="float" office:value="50.9047913" calcext:value-type="float">
            <text:p>50,9047913</text:p>
          </table:table-cell>
          <table:table-cell office:value-type="float" office:value="14.2259901" calcext:value-type="float">
            <text:p>14,2259901</text:p>
          </table:table-cell>
          <table:table-cell office:value-type="string" calcext:value-type="string">
            <text:p>Rauschenkuppe, Bad Schandau, Sächsische Schweiz-Osterzgebirge, Sachsen, Deutschland</text:p>
          </table:table-cell>
          <table:table-cell office:value-type="float" office:value="2260819485" calcext:value-type="float">
            <text:p>2260819485</text:p>
          </table:table-cell>
          <table:table-cell table:number-columns-repeated="1636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estlicher Rauschenturm *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Rauschenturm, Westlicher</text:p>
          </table:table-cell>
          <table:table-cell office:value-type="string" calcext:value-type="string">
            <text:p>Schmilkaer Gebiet</text:p>
          </table:table-cell>
          <table:table-cell office:value-type="float" office:value="4199" calcext:value-type="float">
            <text:p>4199</text:p>
          </table:table-cell>
          <table:table-cell office:value-type="string" calcext:value-type="string">
            <text:p>Westlicher Rauschen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Westlicher Rauschenturm</text:p>
          </table:table-cell>
          <table:table-cell office:value-type="float" office:value="11" calcext:value-type="float">
            <text:p>11</text:p>
          </table:table-cell>
          <table:table-cell office:value-type="float" office:value="50.9043564" calcext:value-type="float">
            <text:p>50,9043564</text:p>
          </table:table-cell>
          <table:table-cell office:value-type="float" office:value="14.2270918" calcext:value-type="float">
            <text:p>14,2270918</text:p>
          </table:table-cell>
          <table:table-cell office:value-type="string" calcext:value-type="string">
            <text:p>Westlicher Rauschenturm, Bad Schandau, Sächsische Schweiz-Osterzgebirge, Sachsen, Deutschland</text:p>
          </table:table-cell>
          <table:table-cell office:value-type="float" office:value="251875005" calcext:value-type="float">
            <text:p>251875005</text:p>
          </table:table-cell>
          <table:table-cell table:number-columns-repeated="1636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Östlicher Rauschenturm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Rauschenturm, Östlicher</text:p>
          </table:table-cell>
          <table:table-cell office:value-type="string" calcext:value-type="string">
            <text:p>Schmilkaer Gebiet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Östlicher Rauschen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Östlicher Rauschenturm</text:p>
          </table:table-cell>
          <table:table-cell office:value-type="float" office:value="12" calcext:value-type="float">
            <text:p>12</text:p>
          </table:table-cell>
          <table:table-cell office:value-type="float" office:value="50.904491" calcext:value-type="float">
            <text:p>50,904491</text:p>
          </table:table-cell>
          <table:table-cell office:value-type="float" office:value="14.2272197" calcext:value-type="float">
            <text:p>14,2272197</text:p>
          </table:table-cell>
          <table:table-cell office:value-type="string" calcext:value-type="string">
            <text:p>Östlicher Rauschenturm, Bad Schandau, Sächsische Schweiz-Osterzgebirge, Sachsen, Deutschland</text:p>
          </table:table-cell>
          <table:table-cell office:value-type="float" office:value="1080347672" calcext:value-type="float">
            <text:p>1080347672</text:p>
          </table:table-cell>
          <table:table-cell table:number-columns-repeated="1636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ckzahn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Eckzahn</text:p>
          </table:table-cell>
          <table:table-cell office:value-type="string" calcext:value-type="string">
            <text:p>Schmilkaer Gebiet</text:p>
          </table:table-cell>
          <table:table-cell office:value-type="float" office:value="4201" calcext:value-type="float">
            <text:p>4201</text:p>
          </table:table-cell>
          <table:table-cell office:value-type="string" calcext:value-type="string">
            <text:p>Eckzahn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Eckzahn</text:p>
          </table:table-cell>
          <table:table-cell office:value-type="float" office:value="13" calcext:value-type="float">
            <text:p>13</text:p>
          </table:table-cell>
          <table:table-cell office:value-type="float" office:value="50.9043456" calcext:value-type="float">
            <text:p>50,9043456</text:p>
          </table:table-cell>
          <table:table-cell office:value-type="float" office:value="14.2272948" calcext:value-type="float">
            <text:p>14,2272948</text:p>
          </table:table-cell>
          <table:table-cell office:value-type="string" calcext:value-type="string">
            <text:p>Eckzahn, Bad Schandau, Sächsische Schweiz-Osterzgebirge, Sachsen, Deutschland</text:p>
          </table:table-cell>
          <table:table-cell office:value-type="float" office:value="1080347668" calcext:value-type="float">
            <text:p>1080347668</text:p>
          </table:table-cell>
          <table:table-cell table:number-columns-repeated="1636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chützelkopf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Schützelkopf</text:p>
          </table:table-cell>
          <table:table-cell office:value-type="string" calcext:value-type="string">
            <text:p>Schmilkaer Gebiet</text:p>
          </table:table-cell>
          <table:table-cell office:value-type="float" office:value="4202" calcext:value-type="float">
            <text:p>4202</text:p>
          </table:table-cell>
          <table:table-cell office:value-type="string" calcext:value-type="string">
            <text:p>Schützelkopf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Schützelkopf</text:p>
          </table:table-cell>
          <table:table-cell office:value-type="float" office:value="14" calcext:value-type="float">
            <text:p>14</text:p>
          </table:table-cell>
          <table:table-cell office:value-type="float" office:value="50.9038372" calcext:value-type="float">
            <text:p>50,9038372</text:p>
          </table:table-cell>
          <table:table-cell office:value-type="float" office:value="14.2275084" calcext:value-type="float">
            <text:p>14,2275084</text:p>
          </table:table-cell>
          <table:table-cell office:value-type="string" calcext:value-type="string">
            <text:p>Schützelkopf, Bad Schandau, Sächsische Schweiz-Osterzgebirge, Sachsen, Deutschland</text:p>
          </table:table-cell>
          <table:table-cell office:value-type="float" office:value="251875063" calcext:value-type="float">
            <text:p>251875063</text:p>
          </table:table-cell>
          <table:table-cell table:number-columns-repeated="1636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achbar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Nachbar</text:p>
          </table:table-cell>
          <table:table-cell office:value-type="string" calcext:value-type="string">
            <text:p>Schmilkaer Gebiet</text:p>
          </table:table-cell>
          <table:table-cell office:value-type="float" office:value="4203" calcext:value-type="float">
            <text:p>4203</text:p>
          </table:table-cell>
          <table:table-cell office:value-type="string" calcext:value-type="string">
            <text:p>Nachba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Nachbar</text:p>
          </table:table-cell>
          <table:table-cell office:value-type="float" office:value="15" calcext:value-type="float">
            <text:p>15</text:p>
          </table:table-cell>
          <table:table-cell office:value-type="float" office:value="50.9038192" calcext:value-type="float">
            <text:p>50,9038192</text:p>
          </table:table-cell>
          <table:table-cell office:value-type="float" office:value="14.2279208" calcext:value-type="float">
            <text:p>14,2279208</text:p>
          </table:table-cell>
          <table:table-cell office:value-type="string" calcext:value-type="string">
            <text:p>Nachbar, Bad Schandau, Sächsische Schweiz-Osterzgebirge, Sachsen, Deutschland</text:p>
          </table:table-cell>
          <table:table-cell office:value-type="float" office:value="2260819472" calcext:value-type="float">
            <text:p>2260819472</text:p>
          </table:table-cell>
          <table:table-cell table:number-columns-repeated="1636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auschentorwächter *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Rauschentorwächter</text:p>
          </table:table-cell>
          <table:table-cell office:value-type="string" calcext:value-type="string">
            <text:p>Schmilkaer Gebiet</text:p>
          </table:table-cell>
          <table:table-cell office:value-type="float" office:value="4204" calcext:value-type="float">
            <text:p>4204</text:p>
          </table:table-cell>
          <table:table-cell office:value-type="string" calcext:value-type="string">
            <text:p>Rauschentorwäch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Rauschentorwächter</text:p>
          </table:table-cell>
          <table:table-cell office:value-type="float" office:value="16" calcext:value-type="float">
            <text:p>16</text:p>
          </table:table-cell>
          <table:table-cell office:value-type="float" office:value="50.9036933" calcext:value-type="float">
            <text:p>50,9036933</text:p>
          </table:table-cell>
          <table:table-cell office:value-type="float" office:value="14.2281542" calcext:value-type="float">
            <text:p>14,2281542</text:p>
          </table:table-cell>
          <table:table-cell office:value-type="string" calcext:value-type="string">
            <text:p>Rauschentorwächter, Bad Schandau, Sächsische Schweiz-Osterzgebirge, Sachsen, Deutschland</text:p>
          </table:table-cell>
          <table:table-cell office:value-type="float" office:value="251875006" calcext:value-type="float">
            <text:p>251875006</text:p>
          </table:table-cell>
          <table:table-cell table:number-columns-repeated="1636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limmerstein *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Klimmerstein</text:p>
          </table:table-cell>
          <table:table-cell office:value-type="string" calcext:value-type="string">
            <text:p>Schmilkaer Gebiet</text:p>
          </table:table-cell>
          <table:table-cell office:value-type="float" office:value="4205" calcext:value-type="float">
            <text:p>4205</text:p>
          </table:table-cell>
          <table:table-cell office:value-type="string" calcext:value-type="string">
            <text:p>Klimmerstein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Klimmerstein</text:p>
          </table:table-cell>
          <table:table-cell office:value-type="float" office:value="17" calcext:value-type="float">
            <text:p>17</text:p>
          </table:table-cell>
          <table:table-cell office:value-type="float" office:value="50.9034615" calcext:value-type="float">
            <text:p>50,9034615</text:p>
          </table:table-cell>
          <table:table-cell office:value-type="float" office:value="14.2287631" calcext:value-type="float">
            <text:p>14,2287631</text:p>
          </table:table-cell>
          <table:table-cell office:value-type="string" calcext:value-type="string">
            <text:p>Klimmerstein, Bad Schandau, Sächsische Schweiz-Osterzgebirge, Sachsen, Deutschland</text:p>
          </table:table-cell>
          <table:table-cell office:value-type="float" office:value="251874812" calcext:value-type="float">
            <text:p>251874812</text:p>
          </table:table-cell>
          <table:table-cell table:number-columns-repeated="1636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üdwestlicher Wachturm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Wachturm, Südwestlicher</text:p>
          </table:table-cell>
          <table:table-cell office:value-type="string" calcext:value-type="string">
            <text:p>Schmilkaer Gebiet</text:p>
          </table:table-cell>
          <table:table-cell office:value-type="float" office:value="4206" calcext:value-type="float">
            <text:p>4206</text:p>
          </table:table-cell>
          <table:table-cell office:value-type="string" calcext:value-type="string">
            <text:p>Südwestlicher Wach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Südwestlicher Wachturm</text:p>
          </table:table-cell>
          <table:table-cell office:value-type="float" office:value="18" calcext:value-type="float">
            <text:p>18</text:p>
          </table:table-cell>
          <table:table-cell office:value-type="float" office:value="50.9025548" calcext:value-type="float">
            <text:p>50,9025548</text:p>
          </table:table-cell>
          <table:table-cell office:value-type="float" office:value="14.2290171" calcext:value-type="float">
            <text:p>14,2290171</text:p>
          </table:table-cell>
          <table:table-cell office:value-type="string" calcext:value-type="string">
            <text:p>Südwestlicher Wachturm, Bad Schandau, Sächsische Schweiz-Osterzgebirge, Sachsen, Deutschland</text:p>
          </table:table-cell>
          <table:table-cell office:value-type="float" office:value="2274002439" calcext:value-type="float">
            <text:p>2274002439</text:p>
          </table:table-cell>
          <table:table-cell table:number-columns-repeated="1636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rdöstlicher Wachturm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Wachturm, Nordöstlicher</text:p>
          </table:table-cell>
          <table:table-cell office:value-type="string" calcext:value-type="string">
            <text:p>Schmilkaer Gebiet</text:p>
          </table:table-cell>
          <table:table-cell office:value-type="float" office:value="4207" calcext:value-type="float">
            <text:p>4207</text:p>
          </table:table-cell>
          <table:table-cell office:value-type="string" calcext:value-type="string">
            <text:p>Nordöstlicher Wach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Nordöstlicher Wachturm</text:p>
          </table:table-cell>
          <table:table-cell office:value-type="float" office:value="19" calcext:value-type="float">
            <text:p>19</text:p>
          </table:table-cell>
          <table:table-cell office:value-type="float" office:value="50.9026416" calcext:value-type="float">
            <text:p>50,9026416</text:p>
          </table:table-cell>
          <table:table-cell office:value-type="float" office:value="14.2293424" calcext:value-type="float">
            <text:p>14,2293424</text:p>
          </table:table-cell>
          <table:table-cell office:value-type="string" calcext:value-type="string">
            <text:p>Nordöstlicher Wachturm, Bad Schandau, Sächsische Schweiz-Osterzgebirge, Sachsen, Deutschland</text:p>
          </table:table-cell>
          <table:table-cell office:value-type="float" office:value="2274002327" calcext:value-type="float">
            <text:p>2274002327</text:p>
          </table:table-cell>
          <table:table-cell table:number-columns-repeated="1636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uschenstein ***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Rauschenstein</text:p>
          </table:table-cell>
          <table:table-cell office:value-type="string" calcext:value-type="string">
            <text:p>Schmilkaer Gebiet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Rauschenstein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Rauschenstein</text:p>
          </table:table-cell>
          <table:table-cell office:value-type="float" office:value="20" calcext:value-type="float">
            <text:p>20</text:p>
          </table:table-cell>
          <table:table-cell office:value-type="float" office:value="50.9022167" calcext:value-type="float">
            <text:p>50,9022167</text:p>
          </table:table-cell>
          <table:table-cell office:value-type="float" office:value="14.2295" calcext:value-type="float">
            <text:p>14,2295</text:p>
          </table:table-cell>
          <table:table-cell office:value-type="string" calcext:value-type="string">
            <text:p>Rauschenstein, Bad Schandau, Sächsische Schweiz-Osterzgebirge, Sachsen, Deutschland</text:p>
          </table:table-cell>
          <table:table-cell office:value-type="float" office:value="1608398403" calcext:value-type="float">
            <text:p>1608398403</text:p>
          </table:table-cell>
          <table:table-cell table:number-columns-repeated="1636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inklerturm **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Winklerturm</text:p>
          </table:table-cell>
          <table:table-cell office:value-type="string" calcext:value-type="string">
            <text:p>Schmilkaer Gebiet</text:p>
          </table:table-cell>
          <table:table-cell office:value-type="float" office:value="4209" calcext:value-type="float">
            <text:p>4209</text:p>
          </table:table-cell>
          <table:table-cell office:value-type="string" calcext:value-type="string">
            <text:p>Winkler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Winklerturm</text:p>
          </table:table-cell>
          <table:table-cell office:value-type="float" office:value="21" calcext:value-type="float">
            <text:p>21</text:p>
          </table:table-cell>
          <table:table-cell office:value-type="float" office:value="50.9017503" calcext:value-type="float">
            <text:p>50,9017503</text:p>
          </table:table-cell>
          <table:table-cell office:value-type="float" office:value="14.2304486" calcext:value-type="float">
            <text:p>14,2304486</text:p>
          </table:table-cell>
          <table:table-cell office:value-type="string" calcext:value-type="string">
            <text:p>Winklerturm, Bad Schandau, Sächsische Schweiz-Osterzgebirge, Sachsen, Deutschland</text:p>
          </table:table-cell>
          <table:table-cell office:value-type="float" office:value="4380222296" calcext:value-type="float">
            <text:p>4380222296</text:p>
          </table:table-cell>
          <table:table-cell table:number-columns-repeated="1636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auschengrundkegel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Rauschengrundkegel</text:p>
          </table:table-cell>
          <table:table-cell office:value-type="string" calcext:value-type="string">
            <text:p>Schmilkaer Gebiet</text:p>
          </table:table-cell>
          <table:table-cell office:value-type="float" office:value="4210" calcext:value-type="float">
            <text:p>4210</text:p>
          </table:table-cell>
          <table:table-cell office:value-type="string" calcext:value-type="string">
            <text:p>Rauschengrundkege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Rauschengrundkegel</text:p>
          </table:table-cell>
          <table:table-cell office:value-type="float" office:value="22" calcext:value-type="float">
            <text:p>22</text:p>
          </table:table-cell>
          <table:table-cell office:value-type="float" office:value="50.905138" calcext:value-type="float">
            <text:p>50,905138</text:p>
          </table:table-cell>
          <table:table-cell office:value-type="float" office:value="14.2272425" calcext:value-type="float">
            <text:p>14,2272425</text:p>
          </table:table-cell>
          <table:table-cell office:value-type="string" calcext:value-type="string">
            <text:p>Rauschengrundkegel, Bad Schandau, Sächsische Schweiz-Osterzgebirge, Sachsen, Deutschland</text:p>
          </table:table-cell>
          <table:table-cell office:value-type="float" office:value="2260819482" calcext:value-type="float">
            <text:p>2260819482</text:p>
          </table:table-cell>
          <table:table-cell table:number-columns-repeated="1636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gkristall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Bergkristall</text:p>
          </table:table-cell>
          <table:table-cell office:value-type="string" calcext:value-type="string">
            <text:p>Schmilkaer Gebiet</text:p>
          </table:table-cell>
          <table:table-cell office:value-type="float" office:value="4211" calcext:value-type="float">
            <text:p>4211</text:p>
          </table:table-cell>
          <table:table-cell office:value-type="string" calcext:value-type="string">
            <text:p>Bergkristal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Bergkristall</text:p>
          </table:table-cell>
          <table:table-cell office:value-type="float" office:value="23" calcext:value-type="float">
            <text:p>23</text:p>
          </table:table-cell>
          <table:table-cell office:value-type="float" office:value="50.9066202" calcext:value-type="float">
            <text:p>50,9066202</text:p>
          </table:table-cell>
          <table:table-cell office:value-type="float" office:value="14.2277254" calcext:value-type="float">
            <text:p>14,2277254</text:p>
          </table:table-cell>
          <table:table-cell office:value-type="string" calcext:value-type="string">
            <text:p>Bergkristall, Bad Schandau, Sächsische Schweiz-Osterzgebirge, Sachsen, Deutschland</text:p>
          </table:table-cell>
          <table:table-cell office:value-type="float" office:value="2260819411" calcext:value-type="float">
            <text:p>2260819411</text:p>
          </table:table-cell>
          <table:table-cell table:number-columns-repeated="1636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ülpner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Stülpner</text:p>
          </table:table-cell>
          <table:table-cell office:value-type="string" calcext:value-type="string">
            <text:p>Schmilkaer Gebiet</text:p>
          </table:table-cell>
          <table:table-cell office:value-type="float" office:value="4212" calcext:value-type="float">
            <text:p>4212</text:p>
          </table:table-cell>
          <table:table-cell office:value-type="string" calcext:value-type="string">
            <text:p>Stülpn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Stülpner</text:p>
          </table:table-cell>
          <table:table-cell office:value-type="float" office:value="24" calcext:value-type="float">
            <text:p>24</text:p>
          </table:table-cell>
          <table:table-cell office:value-type="float" office:value="50.9067206" calcext:value-type="float">
            <text:p>50,9067206</text:p>
          </table:table-cell>
          <table:table-cell office:value-type="float" office:value="14.2278697" calcext:value-type="float">
            <text:p>14,2278697</text:p>
          </table:table-cell>
          <table:table-cell office:value-type="string" calcext:value-type="string">
            <text:p>Stülpner, Bad Schandau, Sächsische Schweiz-Osterzgebirge, Sachsen, Deutschland</text:p>
          </table:table-cell>
          <table:table-cell office:value-type="float" office:value="2274002425" calcext:value-type="float">
            <text:p>2274002425</text:p>
          </table:table-cell>
          <table:table-cell table:number-columns-repeated="1636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ppelturm *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Doppelturm</text:p>
          </table:table-cell>
          <table:table-cell office:value-type="string" calcext:value-type="string">
            <text:p>Schmilkaer Gebiet</text:p>
          </table:table-cell>
          <table:table-cell office:value-type="float" office:value="4213" calcext:value-type="float">
            <text:p>4213</text:p>
          </table:table-cell>
          <table:table-cell office:value-type="string" calcext:value-type="string">
            <text:p>Doppel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Doppelturm</text:p>
          </table:table-cell>
          <table:table-cell office:value-type="float" office:value="25" calcext:value-type="float">
            <text:p>25</text:p>
          </table:table-cell>
          <table:table-cell office:value-type="float" office:value="50.9062767" calcext:value-type="float">
            <text:p>50,9062767</text:p>
          </table:table-cell>
          <table:table-cell office:value-type="float" office:value="14.228744" calcext:value-type="float">
            <text:p>14,228744</text:p>
          </table:table-cell>
          <table:table-cell office:value-type="string" calcext:value-type="string">
            <text:p>Doppelturm, Bad Schandau, Sächsische Schweiz-Osterzgebirge, Sachsen, Deutschland</text:p>
          </table:table-cell>
          <table:table-cell office:value-type="float" office:value="2260819422" calcext:value-type="float">
            <text:p>2260819422</text:p>
          </table:table-cell>
          <table:table-cell table:number-columns-repeated="1636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uschengrundnadel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Rauschengrundnadel</text:p>
          </table:table-cell>
          <table:table-cell office:value-type="string" calcext:value-type="string">
            <text:p>Schmilkaer Gebiet</text:p>
          </table:table-cell>
          <table:table-cell office:value-type="float" office:value="4214" calcext:value-type="float">
            <text:p>4214</text:p>
          </table:table-cell>
          <table:table-cell office:value-type="string" calcext:value-type="string">
            <text:p>Rauschengrundnade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Rauschengrundnadel</text:p>
          </table:table-cell>
          <table:table-cell office:value-type="float" office:value="26" calcext:value-type="float">
            <text:p>26</text:p>
          </table:table-cell>
          <table:table-cell office:value-type="float" office:value="50.9060884" calcext:value-type="float">
            <text:p>50,9060884</text:p>
          </table:table-cell>
          <table:table-cell office:value-type="float" office:value="14.2293636" calcext:value-type="float">
            <text:p>14,2293636</text:p>
          </table:table-cell>
          <table:table-cell office:value-type="string" calcext:value-type="string">
            <text:p>Rauschengrundnadel, Bad Schandau, Sächsische Schweiz-Osterzgebirge, Sachsen, Deutschland</text:p>
          </table:table-cell>
          <table:table-cell office:value-type="float" office:value="2260819483" calcext:value-type="float">
            <text:p>2260819483</text:p>
          </table:table-cell>
          <table:table-cell table:number-columns-repeated="1636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uschenkopf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auschenkopf</text:p>
          </table:table-cell>
          <table:table-cell office:value-type="string" calcext:value-type="string">
            <text:p>Schmilkaer Gebiet</text:p>
          </table:table-cell>
          <table:table-cell office:value-type="float" office:value="4215" calcext:value-type="float">
            <text:p>4215</text:p>
          </table:table-cell>
          <table:table-cell office:value-type="string" calcext:value-type="string">
            <text:p>Rauschenkopf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Rauschenkopf</text:p>
          </table:table-cell>
          <table:table-cell office:value-type="float" office:value="27" calcext:value-type="float">
            <text:p>27</text:p>
          </table:table-cell>
          <table:table-cell office:value-type="float" office:value="50.9049479" calcext:value-type="float">
            <text:p>50,9049479</text:p>
          </table:table-cell>
          <table:table-cell office:value-type="float" office:value="14.2312967" calcext:value-type="float">
            <text:p>14,2312967</text:p>
          </table:table-cell>
          <table:table-cell office:value-type="string" calcext:value-type="string">
            <text:p>Rauschenkopf, Bad Schandau, Sächsische Schweiz-Osterzgebirge, Sachsen, Deutschland</text:p>
          </table:table-cell>
          <table:table-cell office:value-type="float" office:value="2260819484" calcext:value-type="float">
            <text:p>2260819484</text:p>
          </table:table-cell>
          <table:table-cell table:number-columns-repeated="1636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oßer Falknerturm *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Falknerturm, Großer</text:p>
          </table:table-cell>
          <table:table-cell office:value-type="string" calcext:value-type="string">
            <text:p>Schmilkaer Gebiet</text:p>
          </table:table-cell>
          <table:table-cell office:value-type="float" office:value="4216" calcext:value-type="float">
            <text:p>4216</text:p>
          </table:table-cell>
          <table:table-cell office:value-type="string" calcext:value-type="string">
            <text:p>Großer Falkner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Großer Falknerturm</text:p>
          </table:table-cell>
          <table:table-cell office:value-type="float" office:value="28" calcext:value-type="float">
            <text:p>28</text:p>
          </table:table-cell>
          <table:table-cell office:value-type="float" office:value="50.9040943" calcext:value-type="float">
            <text:p>50,9040943</text:p>
          </table:table-cell>
          <table:table-cell office:value-type="float" office:value="14.2320166" calcext:value-type="float">
            <text:p>14,2320166</text:p>
          </table:table-cell>
          <table:table-cell office:value-type="string" calcext:value-type="string">
            <text:p>Großer Falknerturm, Bad Schandau, Sächsische Schweiz-Osterzgebirge, Sachsen, Deutschland</text:p>
          </table:table-cell>
          <table:table-cell office:value-type="float" office:value="251874627" calcext:value-type="float">
            <text:p>251874627</text:p>
          </table:table-cell>
          <table:table-cell table:number-columns-repeated="1636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leiner Falknerturm *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Falknerturm, Kleiner</text:p>
          </table:table-cell>
          <table:table-cell office:value-type="string" calcext:value-type="string">
            <text:p>Schmilkaer Gebiet</text:p>
          </table:table-cell>
          <table:table-cell office:value-type="float" office:value="4217" calcext:value-type="float">
            <text:p>4217</text:p>
          </table:table-cell>
          <table:table-cell office:value-type="string" calcext:value-type="string">
            <text:p>Kleiner Falkner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Kleiner Falknerturm</text:p>
          </table:table-cell>
          <table:table-cell office:value-type="float" office:value="29" calcext:value-type="float">
            <text:p>29</text:p>
          </table:table-cell>
          <table:table-cell office:value-type="float" office:value="50.9039807" calcext:value-type="float">
            <text:p>50,9039807</text:p>
          </table:table-cell>
          <table:table-cell office:value-type="float" office:value="14.2321051" calcext:value-type="float">
            <text:p>14,2321051</text:p>
          </table:table-cell>
          <table:table-cell office:value-type="string" calcext:value-type="string">
            <text:p>Kleiner Falknerturm, Bad Schandau, Sächsische Schweiz-Osterzgebirge, Sachsen, Deutschland</text:p>
          </table:table-cell>
          <table:table-cell office:value-type="float" office:value="251874749" calcext:value-type="float">
            <text:p>251874749</text:p>
          </table:table-cell>
          <table:table-cell table:number-columns-repeated="1636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ionierturm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Pionierturm</text:p>
          </table:table-cell>
          <table:table-cell office:value-type="string" calcext:value-type="string">
            <text:p>Schmilkaer Gebiet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Pionier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Pionierturm</text:p>
          </table:table-cell>
          <table:table-cell office:value-type="float" office:value="30" calcext:value-type="float">
            <text:p>30</text:p>
          </table:table-cell>
          <table:table-cell office:value-type="float" office:value="50.9034896" calcext:value-type="float">
            <text:p>50,9034896</text:p>
          </table:table-cell>
          <table:table-cell office:value-type="float" office:value="14.2328901" calcext:value-type="float">
            <text:p>14,2328901</text:p>
          </table:table-cell>
          <table:table-cell office:value-type="string" calcext:value-type="string">
            <text:p>Pionierturm, Bad Schandau, Sächsische Schweiz-Osterzgebirge, Sachsen, Deutschland</text:p>
          </table:table-cell>
          <table:table-cell office:value-type="float" office:value="2260819479" calcext:value-type="float">
            <text:p>2260819479</text:p>
          </table:table-cell>
          <table:table-cell table:number-columns-repeated="1636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tkehlchenturm *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Rotkehlchenturm</text:p>
          </table:table-cell>
          <table:table-cell office:value-type="string" calcext:value-type="string">
            <text:p>Schmilkaer Gebiet</text:p>
          </table:table-cell>
          <table:table-cell office:value-type="float" office:value="4219" calcext:value-type="float">
            <text:p>4219</text:p>
          </table:table-cell>
          <table:table-cell office:value-type="string" calcext:value-type="string">
            <text:p>Rotkehlchen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Rotkehlchenturm</text:p>
          </table:table-cell>
          <table:table-cell office:value-type="float" office:value="31" calcext:value-type="float">
            <text:p>31</text:p>
          </table:table-cell>
          <table:table-cell office:value-type="float" office:value="50.9063012" calcext:value-type="float">
            <text:p>50,9063012</text:p>
          </table:table-cell>
          <table:table-cell office:value-type="float" office:value="14.2349381" calcext:value-type="float">
            <text:p>14,2349381</text:p>
          </table:table-cell>
          <table:table-cell office:value-type="string" calcext:value-type="string">
            <text:p>Rotkehlchenturm, Bad Schandau, Sächsische Schweiz-Osterzgebirge, Sachsen, Deutschland</text:p>
          </table:table-cell>
          <table:table-cell office:value-type="float" office:value="529970167" calcext:value-type="float">
            <text:p>529970167</text:p>
          </table:table-cell>
          <table:table-cell table:number-columns-repeated="1636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iegenwächter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Stiegenwächter</text:p>
          </table:table-cell>
          <table:table-cell office:value-type="string" calcext:value-type="string">
            <text:p>Schmilkaer Gebiet</text:p>
          </table:table-cell>
          <table:table-cell office:value-type="float" office:value="4220" calcext:value-type="float">
            <text:p>4220</text:p>
          </table:table-cell>
          <table:table-cell office:value-type="string" calcext:value-type="string">
            <text:p>Stiegenwäch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Stiegenwächter</text:p>
          </table:table-cell>
          <table:table-cell office:value-type="float" office:value="32" calcext:value-type="float">
            <text:p>32</text:p>
          </table:table-cell>
          <table:table-cell office:value-type="float" office:value="50.9059688" calcext:value-type="float">
            <text:p>50,9059688</text:p>
          </table:table-cell>
          <table:table-cell office:value-type="float" office:value="14.2347031" calcext:value-type="float">
            <text:p>14,2347031</text:p>
          </table:table-cell>
          <table:table-cell office:value-type="string" calcext:value-type="string">
            <text:p>Stiegenwächter, Bad Schandau, Sächsische Schweiz-Osterzgebirge, Sachsen, Deutschland</text:p>
          </table:table-cell>
          <table:table-cell office:value-type="float" office:value="529970161" calcext:value-type="float">
            <text:p>529970161</text:p>
          </table:table-cell>
          <table:table-cell table:number-columns-repeated="1636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Ülmtülp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Ülmtülp</text:p>
          </table:table-cell>
          <table:table-cell office:value-type="string" calcext:value-type="string">
            <text:p>Schmilkaer Gebiet</text:p>
          </table:table-cell>
          <table:table-cell office:value-type="float" office:value="4221" calcext:value-type="float">
            <text:p>4221</text:p>
          </table:table-cell>
          <table:table-cell office:value-type="string" calcext:value-type="string">
            <text:p>Ülmtülp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Ülmtülp</text:p>
          </table:table-cell>
          <table:table-cell office:value-type="float" office:value="33" calcext:value-type="float">
            <text:p>33</text:p>
          </table:table-cell>
          <table:table-cell office:value-type="float" office:value="50.9060476" calcext:value-type="float">
            <text:p>50,9060476</text:p>
          </table:table-cell>
          <table:table-cell office:value-type="float" office:value="14.2349576" calcext:value-type="float">
            <text:p>14,2349576</text:p>
          </table:table-cell>
          <table:table-cell office:value-type="string" calcext:value-type="string">
            <text:p>Ülmtülp, Bad Schandau, Sächsische Schweiz-Osterzgebirge, Sachsen, Deutschland</text:p>
          </table:table-cell>
          <table:table-cell office:value-type="float" office:value="529970164" calcext:value-type="float">
            <text:p>529970164</text:p>
          </table:table-cell>
          <table:table-cell table:number-columns-repeated="1636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ebelturm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Nebelturm</text:p>
          </table:table-cell>
          <table:table-cell office:value-type="string" calcext:value-type="string">
            <text:p>Schmilkaer Gebiet</text:p>
          </table:table-cell>
          <table:table-cell office:value-type="float" office:value="4222" calcext:value-type="float">
            <text:p>4222</text:p>
          </table:table-cell>
          <table:table-cell office:value-type="string" calcext:value-type="string">
            <text:p>Nebel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Nebelturm</text:p>
          </table:table-cell>
          <table:table-cell office:value-type="float" office:value="34" calcext:value-type="float">
            <text:p>34</text:p>
          </table:table-cell>
          <table:table-cell office:value-type="float" office:value="50.9058212" calcext:value-type="float">
            <text:p>50,9058212</text:p>
          </table:table-cell>
          <table:table-cell office:value-type="float" office:value="14.2350783" calcext:value-type="float">
            <text:p>14,2350783</text:p>
          </table:table-cell>
          <table:table-cell office:value-type="string" calcext:value-type="string">
            <text:p>Nebelturm, Bad Schandau, Sächsische Schweiz-Osterzgebirge, Sachsen, Deutschland</text:p>
          </table:table-cell>
          <table:table-cell office:value-type="float" office:value="529970158" calcext:value-type="float">
            <text:p>529970158</text:p>
          </table:table-cell>
          <table:table-cell table:number-columns-repeated="1636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urm am Verborgenen Horn ***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Turm am Verborgenen Horn</text:p>
          </table:table-cell>
          <table:table-cell office:value-type="string" calcext:value-type="string">
            <text:p>Schmilkaer Gebiet</text:p>
          </table:table-cell>
          <table:table-cell office:value-type="float" office:value="4223" calcext:value-type="float">
            <text:p>4223</text:p>
          </table:table-cell>
          <table:table-cell office:value-type="string" calcext:value-type="string">
            <text:p>Turm am Verborgenen Horn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Turm am Verborgenen Horn</text:p>
          </table:table-cell>
          <table:table-cell office:value-type="float" office:value="35" calcext:value-type="float">
            <text:p>35</text:p>
          </table:table-cell>
          <table:table-cell office:value-type="float" office:value="50.9047997" calcext:value-type="float">
            <text:p>50,9047997</text:p>
          </table:table-cell>
          <table:table-cell office:value-type="float" office:value="14.2358454" calcext:value-type="float">
            <text:p>14,2358454</text:p>
          </table:table-cell>
          <table:table-cell office:value-type="string" calcext:value-type="string">
            <text:p>Turm am Verborgenen Horn, Bad Schandau, Sächsische Schweiz-Osterzgebirge, Sachsen, Deutschland</text:p>
          </table:table-cell>
          <table:table-cell office:value-type="float" office:value="251875151" calcext:value-type="float">
            <text:p>251875151</text:p>
          </table:table-cell>
          <table:table-cell table:number-columns-repeated="1636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eringsschwanz *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Heringsschwanz</text:p>
          </table:table-cell>
          <table:table-cell office:value-type="string" calcext:value-type="string">
            <text:p>Schmilkaer Gebiet</text:p>
          </table:table-cell>
          <table:table-cell office:value-type="float" office:value="4224" calcext:value-type="float">
            <text:p>4224</text:p>
          </table:table-cell>
          <table:table-cell office:value-type="string" calcext:value-type="string">
            <text:p>Heringsschwanz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Heringsschwanz</text:p>
          </table:table-cell>
          <table:table-cell office:value-type="float" office:value="36" calcext:value-type="float">
            <text:p>36</text:p>
          </table:table-cell>
          <table:table-cell office:value-type="float" office:value="50.9068847" calcext:value-type="float">
            <text:p>50,9068847</text:p>
          </table:table-cell>
          <table:table-cell office:value-type="float" office:value="14.2368294" calcext:value-type="float">
            <text:p>14,2368294</text:p>
          </table:table-cell>
          <table:table-cell office:value-type="string" calcext:value-type="string">
            <text:p>Heringsschwanz, Bad Schandau, Sächsische Schweiz-Osterzgebirge, Sachsen, Deutschland</text:p>
          </table:table-cell>
          <table:table-cell office:value-type="float" office:value="2260819449" calcext:value-type="float">
            <text:p>2260819449</text:p>
          </table:table-cell>
          <table:table-cell table:number-columns-repeated="1636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eringsgrundnadel *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Heringsgrundnadel</text:p>
          </table:table-cell>
          <table:table-cell office:value-type="string" calcext:value-type="string">
            <text:p>Schmilkaer Gebiet</text:p>
          </table:table-cell>
          <table:table-cell office:value-type="float" office:value="4226" calcext:value-type="float">
            <text:p>4226</text:p>
          </table:table-cell>
          <table:table-cell office:value-type="string" calcext:value-type="string">
            <text:p>Heringsgrundnade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Heringsgrundnadel</text:p>
          </table:table-cell>
          <table:table-cell office:value-type="float" office:value="37" calcext:value-type="float">
            <text:p>37</text:p>
          </table:table-cell>
          <table:table-cell office:value-type="float" office:value="50.9070643" calcext:value-type="float">
            <text:p>50,9070643</text:p>
          </table:table-cell>
          <table:table-cell office:value-type="float" office:value="14.2379072" calcext:value-type="float">
            <text:p>14,2379072</text:p>
          </table:table-cell>
          <table:table-cell office:value-type="string" calcext:value-type="string">
            <text:p>Heringsgrundnadel, Bad Schandau, Sächsische Schweiz-Osterzgebirge, Sachsen, Deutschland</text:p>
          </table:table-cell>
          <table:table-cell office:value-type="float" office:value="1338512798" calcext:value-type="float">
            <text:p>1338512798</text:p>
          </table:table-cell>
          <table:table-cell table:number-columns-repeated="1636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uschelkopf **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Muschelkopf</text:p>
          </table:table-cell>
          <table:table-cell office:value-type="string" calcext:value-type="string">
            <text:p>Schmilkaer Gebiet</text:p>
          </table:table-cell>
          <table:table-cell office:value-type="float" office:value="4225" calcext:value-type="float">
            <text:p>4225</text:p>
          </table:table-cell>
          <table:table-cell office:value-type="string" calcext:value-type="string">
            <text:p>Muschelkopf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Muschelkopf</text:p>
          </table:table-cell>
          <table:table-cell office:value-type="float" office:value="38" calcext:value-type="float">
            <text:p>38</text:p>
          </table:table-cell>
          <table:table-cell office:value-type="float" office:value="50.9072125" calcext:value-type="float">
            <text:p>50,9072125</text:p>
          </table:table-cell>
          <table:table-cell office:value-type="float" office:value="14.2371324" calcext:value-type="float">
            <text:p>14,2371324</text:p>
          </table:table-cell>
          <table:table-cell office:value-type="string" calcext:value-type="string">
            <text:p>Muschelkopf, Bad Schandau, Sächsische Schweiz-Osterzgebirge, Sachsen, Deutschland</text:p>
          </table:table-cell>
          <table:table-cell office:value-type="float" office:value="251874873" calcext:value-type="float">
            <text:p>251874873</text:p>
          </table:table-cell>
          <table:table-cell table:number-columns-repeated="1636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rechstange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Brechstange</text:p>
          </table:table-cell>
          <table:table-cell office:value-type="string" calcext:value-type="string">
            <text:p>Schmilkaer Gebiet</text:p>
          </table:table-cell>
          <table:table-cell office:value-type="float" office:value="4314" calcext:value-type="float">
            <text:p>4314</text:p>
          </table:table-cell>
          <table:table-cell office:value-type="string" calcext:value-type="string">
            <text:p>Brechstang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Brechstange</text:p>
          </table:table-cell>
          <table:table-cell office:value-type="float" office:value="39" calcext:value-type="float">
            <text:p>39</text:p>
          </table:table-cell>
          <table:table-cell office:value-type="float" office:value="50.9074494" calcext:value-type="float">
            <text:p>50,9074494</text:p>
          </table:table-cell>
          <table:table-cell office:value-type="float" office:value="14.2371899" calcext:value-type="float">
            <text:p>14,2371899</text:p>
          </table:table-cell>
          <table:table-cell office:value-type="string" calcext:value-type="string">
            <text:p>Brechstange, Bad Schandau, Sächsische Schweiz-Osterzgebirge, Sachsen, Deutschland</text:p>
          </table:table-cell>
          <table:table-cell office:value-type="float" office:value="2260819414" calcext:value-type="float">
            <text:p>2260819414</text:p>
          </table:table-cell>
          <table:table-cell table:number-columns-repeated="1636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indspitze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Windspitze</text:p>
          </table:table-cell>
          <table:table-cell office:value-type="string" calcext:value-type="string">
            <text:p>Schmilkaer Gebiet</text:p>
          </table:table-cell>
          <table:table-cell office:value-type="float" office:value="4227" calcext:value-type="float">
            <text:p>4227</text:p>
          </table:table-cell>
          <table:table-cell office:value-type="string" calcext:value-type="string">
            <text:p>Windspitz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Windspitze</text:p>
          </table:table-cell>
          <table:table-cell office:value-type="float" office:value="40" calcext:value-type="float">
            <text:p>40</text:p>
          </table:table-cell>
          <table:table-cell office:value-type="float" office:value="50.9081781" calcext:value-type="float">
            <text:p>50,9081781</text:p>
          </table:table-cell>
          <table:table-cell office:value-type="float" office:value="14.2372299" calcext:value-type="float">
            <text:p>14,2372299</text:p>
          </table:table-cell>
          <table:table-cell office:value-type="string" calcext:value-type="string">
            <text:p>Windspitze, Bad Schandau, Sächsische Schweiz-Osterzgebirge, Sachsen, Deutschland</text:p>
          </table:table-cell>
          <table:table-cell office:value-type="float" office:value="2260819530" calcext:value-type="float">
            <text:p>2260819530</text:p>
          </table:table-cell>
          <table:table-cell table:number-columns-repeated="1636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eiliger Wenzel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Heiliger Wenzel</text:p>
          </table:table-cell>
          <table:table-cell office:value-type="string" calcext:value-type="string">
            <text:p>Schmilkaer Gebiet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Heiliger Wenze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Heiliger Wenzel</text:p>
          </table:table-cell>
          <table:table-cell office:value-type="float" office:value="41" calcext:value-type="float">
            <text:p>41</text:p>
          </table:table-cell>
          <table:table-cell office:value-type="float" office:value="50.9086161" calcext:value-type="float">
            <text:p>50,9086161</text:p>
          </table:table-cell>
          <table:table-cell office:value-type="float" office:value="14.2379807" calcext:value-type="float">
            <text:p>14,2379807</text:p>
          </table:table-cell>
          <table:table-cell office:value-type="string" calcext:value-type="string">
            <text:p>Heiliger Wenzel, Bad Schandau, Sächsische Schweiz-Osterzgebirge, Sachsen, Deutschland</text:p>
          </table:table-cell>
          <table:table-cell office:value-type="float" office:value="2274002257" calcext:value-type="float">
            <text:p>2274002257</text:p>
          </table:table-cell>
          <table:table-cell table:number-columns-repeated="1636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lter Bock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Alter Bock</text:p>
          </table:table-cell>
          <table:table-cell office:value-type="string" calcext:value-type="string">
            <text:p>Schmilkaer Gebiet</text:p>
          </table:table-cell>
          <table:table-cell office:value-type="float" office:value="4229" calcext:value-type="float">
            <text:p>4229</text:p>
          </table:table-cell>
          <table:table-cell office:value-type="string" calcext:value-type="string">
            <text:p>Alter Bock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Alter Bock</text:p>
          </table:table-cell>
          <table:table-cell office:value-type="float" office:value="42" calcext:value-type="float">
            <text:p>42</text:p>
          </table:table-cell>
          <table:table-cell office:value-type="float" office:value="50.9087651" calcext:value-type="float">
            <text:p>50,9087651</text:p>
          </table:table-cell>
          <table:table-cell office:value-type="float" office:value="14.2376068" calcext:value-type="float">
            <text:p>14,2376068</text:p>
          </table:table-cell>
          <table:table-cell office:value-type="string" calcext:value-type="string">
            <text:p>Alter Bock, Bad Schandau, Sächsische Schweiz-Osterzgebirge, Sachsen, Deutschland</text:p>
          </table:table-cell>
          <table:table-cell office:value-type="float" office:value="2262043667" calcext:value-type="float">
            <text:p>2262043667</text:p>
          </table:table-cell>
          <table:table-cell table:number-columns-repeated="1636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ussard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Bussard</text:p>
          </table:table-cell>
          <table:table-cell office:value-type="string" calcext:value-type="string">
            <text:p>Schmilkaer Gebiet</text:p>
          </table:table-cell>
          <table:table-cell office:value-type="float" office:value="4230" calcext:value-type="float">
            <text:p>4230</text:p>
          </table:table-cell>
          <table:table-cell office:value-type="string" calcext:value-type="string">
            <text:p>Bussard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Bussard</text:p>
          </table:table-cell>
          <table:table-cell office:value-type="float" office:value="43" calcext:value-type="float">
            <text:p>43</text:p>
          </table:table-cell>
          <table:table-cell office:value-type="float" office:value="50.9084048" calcext:value-type="float">
            <text:p>50,9084048</text:p>
          </table:table-cell>
          <table:table-cell office:value-type="float" office:value="14.2372677" calcext:value-type="float">
            <text:p>14,2372677</text:p>
          </table:table-cell>
          <table:table-cell office:value-type="string" calcext:value-type="string">
            <text:p>Bussard, Bad Schandau, Sächsische Schweiz-Osterzgebirge, Sachsen, Deutschland</text:p>
          </table:table-cell>
          <table:table-cell office:value-type="float" office:value="2260819416" calcext:value-type="float">
            <text:p>2260819416</text:p>
          </table:table-cell>
          <table:table-cell table:number-columns-repeated="1636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ussardwand **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Bussardwand</text:p>
          </table:table-cell>
          <table:table-cell office:value-type="string" calcext:value-type="string">
            <text:p>Schmilkaer Gebiet</text:p>
          </table:table-cell>
          <table:table-cell office:value-type="float" office:value="4231" calcext:value-type="float">
            <text:p>4231</text:p>
          </table:table-cell>
          <table:table-cell office:value-type="string" calcext:value-type="string">
            <text:p>Bussardwand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Bussardwand</text:p>
          </table:table-cell>
          <table:table-cell office:value-type="float" office:value="44" calcext:value-type="float">
            <text:p>44</text:p>
          </table:table-cell>
          <table:table-cell office:value-type="float" office:value="50.9083075" calcext:value-type="float">
            <text:p>50,9083075</text:p>
          </table:table-cell>
          <table:table-cell office:value-type="float" office:value="14.2369764" calcext:value-type="float">
            <text:p>14,2369764</text:p>
          </table:table-cell>
          <table:table-cell office:value-type="string" calcext:value-type="string">
            <text:p>Bussardwand, Bad Schandau, Sächsische Schweiz-Osterzgebirge, Sachsen, Deutschland</text:p>
          </table:table-cell>
          <table:table-cell office:value-type="float" office:value="2260819417" calcext:value-type="float">
            <text:p>2260819417</text:p>
          </table:table-cell>
          <table:table-cell table:number-columns-repeated="1636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interer Bussardturm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Bussardturm, Hinterer</text:p>
          </table:table-cell>
          <table:table-cell office:value-type="string" calcext:value-type="string">
            <text:p>Schmilkaer Gebiet</text:p>
          </table:table-cell>
          <table:table-cell office:value-type="float" office:value="4232" calcext:value-type="float">
            <text:p>4232</text:p>
          </table:table-cell>
          <table:table-cell office:value-type="string" calcext:value-type="string">
            <text:p>Hinterer Bussard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Hinterer Bussardturm</text:p>
          </table:table-cell>
          <table:table-cell office:value-type="float" office:value="45" calcext:value-type="float">
            <text:p>45</text:p>
          </table:table-cell>
          <table:table-cell office:value-type="float" office:value="50.908492" calcext:value-type="float">
            <text:p>50,908492</text:p>
          </table:table-cell>
          <table:table-cell office:value-type="float" office:value="14.2367185" calcext:value-type="float">
            <text:p>14,2367185</text:p>
          </table:table-cell>
          <table:table-cell office:value-type="string" calcext:value-type="string">
            <text:p>Hinterer Bussardturm, Bad Schandau, Sächsische Schweiz-Osterzgebirge, Sachsen, Deutschland</text:p>
          </table:table-cell>
          <table:table-cell office:value-type="float" office:value="2274002261" calcext:value-type="float">
            <text:p>2274002261</text:p>
          </table:table-cell>
          <table:table-cell table:number-columns-repeated="1636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ittlerer Bussardtur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Bussardturm, Mittlerer</text:p>
          </table:table-cell>
          <table:table-cell office:value-type="string" calcext:value-type="string">
            <text:p>Schmilkaer Gebiet</text:p>
          </table:table-cell>
          <table:table-cell office:value-type="float" office:value="4233" calcext:value-type="float">
            <text:p>4233</text:p>
          </table:table-cell>
          <table:table-cell office:value-type="string" calcext:value-type="string">
            <text:p>Mittlerer Bussard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Mittlerer Bussardturm</text:p>
          </table:table-cell>
          <table:table-cell office:value-type="float" office:value="46" calcext:value-type="float">
            <text:p>46</text:p>
          </table:table-cell>
          <table:table-cell office:value-type="float" office:value="50.908549" calcext:value-type="float">
            <text:p>50,908549</text:p>
          </table:table-cell>
          <table:table-cell office:value-type="float" office:value="14.2369381" calcext:value-type="float">
            <text:p>14,2369381</text:p>
          </table:table-cell>
          <table:table-cell office:value-type="string" calcext:value-type="string">
            <text:p>Mittlerer Bussardturm, Bad Schandau, Sächsische Schweiz-Osterzgebirge, Sachsen, Deutschland</text:p>
          </table:table-cell>
          <table:table-cell office:value-type="float" office:value="251442891" calcext:value-type="float">
            <text:p>251442891</text:p>
          </table:table-cell>
          <table:table-cell table:number-columns-repeated="1636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orderer Bussardturm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Bussardturm, Vorderer</text:p>
          </table:table-cell>
          <table:table-cell office:value-type="string" calcext:value-type="string">
            <text:p>Schmilkaer Gebiet</text:p>
          </table:table-cell>
          <table:table-cell office:value-type="float" office:value="4234" calcext:value-type="float">
            <text:p>4234</text:p>
          </table:table-cell>
          <table:table-cell office:value-type="string" calcext:value-type="string">
            <text:p>Vorderer Bussard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Vorderer Bussardturm</text:p>
          </table:table-cell>
          <table:table-cell office:value-type="float" office:value="47" calcext:value-type="float">
            <text:p>47</text:p>
          </table:table-cell>
          <table:table-cell office:value-type="float" office:value="50.9086072" calcext:value-type="float">
            <text:p>50,9086072</text:p>
          </table:table-cell>
          <table:table-cell office:value-type="float" office:value="14.237122" calcext:value-type="float">
            <text:p>14,237122</text:p>
          </table:table-cell>
          <table:table-cell office:value-type="string" calcext:value-type="string">
            <text:p>Vorderer Bussardturm, Bad Schandau, Sächsische Schweiz-Osterzgebirge, Sachsen, Deutschland</text:p>
          </table:table-cell>
          <table:table-cell office:value-type="float" office:value="2274002454" calcext:value-type="float">
            <text:p>2274002454</text:p>
          </table:table-cell>
          <table:table-cell table:number-columns-repeated="1636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auschensteiner Turm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Rauschensteiner Turm</text:p>
          </table:table-cell>
          <table:table-cell office:value-type="string" calcext:value-type="string">
            <text:p>Schmilkaer Gebiet</text:p>
          </table:table-cell>
          <table:table-cell office:value-type="float" office:value="4235" calcext:value-type="float">
            <text:p>4235</text:p>
          </table:table-cell>
          <table:table-cell office:value-type="string" calcext:value-type="string">
            <text:p>Rauschensteiner 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Rauschensteiner Turm</text:p>
          </table:table-cell>
          <table:table-cell office:value-type="float" office:value="48" calcext:value-type="float">
            <text:p>48</text:p>
          </table:table-cell>
          <table:table-cell office:value-type="float" office:value="50.9089024" calcext:value-type="float">
            <text:p>50,9089024</text:p>
          </table:table-cell>
          <table:table-cell office:value-type="float" office:value="14.2369737" calcext:value-type="float">
            <text:p>14,2369737</text:p>
          </table:table-cell>
          <table:table-cell office:value-type="string" calcext:value-type="string">
            <text:p>Rauschensteiner Turm, Bad Schandau, Sächsische Schweiz-Osterzgebirge, Sachsen, Deutschland</text:p>
          </table:table-cell>
          <table:table-cell office:value-type="float" office:value="2274002364" calcext:value-type="float">
            <text:p>2274002364</text:p>
          </table:table-cell>
          <table:table-cell table:number-columns-repeated="1636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lohspitze *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Flohspitze</text:p>
          </table:table-cell>
          <table:table-cell office:value-type="string" calcext:value-type="string">
            <text:p>Schmilkaer Gebiet</text:p>
          </table:table-cell>
          <table:table-cell office:value-type="float" office:value="4236" calcext:value-type="float">
            <text:p>4236</text:p>
          </table:table-cell>
          <table:table-cell office:value-type="string" calcext:value-type="string">
            <text:p>Flohspitz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Flohspitze</text:p>
          </table:table-cell>
          <table:table-cell office:value-type="float" office:value="49" calcext:value-type="float">
            <text:p>49</text:p>
          </table:table-cell>
          <table:table-cell office:value-type="float" office:value="50.9089973" calcext:value-type="float">
            <text:p>50,9089973</text:p>
          </table:table-cell>
          <table:table-cell office:value-type="float" office:value="14.2373188" calcext:value-type="float">
            <text:p>14,2373188</text:p>
          </table:table-cell>
          <table:table-cell office:value-type="string" calcext:value-type="string">
            <text:p>Flohspitze, Bad Schandau, Sächsische Schweiz-Osterzgebirge, Sachsen, Deutschland</text:p>
          </table:table-cell>
          <table:table-cell office:value-type="float" office:value="2260819430" calcext:value-type="float">
            <text:p>2260819430</text:p>
          </table:table-cell>
          <table:table-cell table:number-columns-repeated="1636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eringsgrundwächter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Heringsgrundwächter</text:p>
          </table:table-cell>
          <table:table-cell office:value-type="string" calcext:value-type="string">
            <text:p>Schmilkaer Gebiet</text:p>
          </table:table-cell>
          <table:table-cell office:value-type="float" office:value="4317" calcext:value-type="float">
            <text:p>4317</text:p>
          </table:table-cell>
          <table:table-cell office:value-type="string" calcext:value-type="string">
            <text:p>Heringsgrundwäch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Heringsgrundwächter</text:p>
          </table:table-cell>
          <table:table-cell office:value-type="float" office:value="50" calcext:value-type="float">
            <text:p>50</text:p>
          </table:table-cell>
          <table:table-cell office:value-type="float" office:value="50.909035" calcext:value-type="float">
            <text:p>50,909035</text:p>
          </table:table-cell>
          <table:table-cell office:value-type="float" office:value="14.239261" calcext:value-type="float">
            <text:p>14,239261</text:p>
          </table:table-cell>
          <table:table-cell office:value-type="string" calcext:value-type="string">
            <text:p>Heringsgrundwächter, Bad Schandau, Sächsische Schweiz-Osterzgebirge, Sachsen, Deutschland</text:p>
          </table:table-cell>
          <table:table-cell office:value-type="float" office:value="2274002258" calcext:value-type="float">
            <text:p>2274002258</text:p>
          </table:table-cell>
          <table:table-cell table:number-columns-repeated="1636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eringsgrundscheibe *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Heringsgrundscheibe</text:p>
          </table:table-cell>
          <table:table-cell office:value-type="string" calcext:value-type="string">
            <text:p>Schmilkaer Gebiet</text:p>
          </table:table-cell>
          <table:table-cell office:value-type="float" office:value="4238" calcext:value-type="float">
            <text:p>4238</text:p>
          </table:table-cell>
          <table:table-cell office:value-type="string" calcext:value-type="string">
            <text:p>Heringsgrundscheib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Heringsgrundscheibe</text:p>
          </table:table-cell>
          <table:table-cell office:value-type="float" office:value="51" calcext:value-type="float">
            <text:p>51</text:p>
          </table:table-cell>
          <table:table-cell office:value-type="float" office:value="50.9087126" calcext:value-type="float">
            <text:p>50,9087126</text:p>
          </table:table-cell>
          <table:table-cell office:value-type="float" office:value="14.2393402" calcext:value-type="float">
            <text:p>14,2393402</text:p>
          </table:table-cell>
          <table:table-cell office:value-type="string" calcext:value-type="string">
            <text:p>Heringsgrundscheibe, Bad Schandau, Sächsische Schweiz-Osterzgebirge, Sachsen, Deutschland</text:p>
          </table:table-cell>
          <table:table-cell office:value-type="float" office:value="1455079727" calcext:value-type="float">
            <text:p>1455079727</text:p>
          </table:table-cell>
          <table:table-cell table:number-columns-repeated="1636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orn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Dorn</text:p>
          </table:table-cell>
          <table:table-cell office:value-type="string" calcext:value-type="string">
            <text:p>Schmilkaer Gebiet</text:p>
          </table:table-cell>
          <table:table-cell office:value-type="float" office:value="4239" calcext:value-type="float">
            <text:p>4239</text:p>
          </table:table-cell>
          <table:table-cell office:value-type="string" calcext:value-type="string">
            <text:p>Dorn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Dorn</text:p>
          </table:table-cell>
          <table:table-cell office:value-type="float" office:value="52" calcext:value-type="float">
            <text:p>52</text:p>
          </table:table-cell>
          <table:table-cell office:value-type="float" office:value="50.9085184" calcext:value-type="float">
            <text:p>50,9085184</text:p>
          </table:table-cell>
          <table:table-cell office:value-type="float" office:value="14.2410367" calcext:value-type="float">
            <text:p>14,2410367</text:p>
          </table:table-cell>
          <table:table-cell office:value-type="string" calcext:value-type="string">
            <text:p>Dorn, Bad Schandau, Sächsische Schweiz-Osterzgebirge, Sachsen, Deutschland</text:p>
          </table:table-cell>
          <table:table-cell office:value-type="float" office:value="1477507871" calcext:value-type="float">
            <text:p>1477507871</text:p>
          </table:table-cell>
          <table:table-cell table:number-columns-repeated="1636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erbingspitze *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Gerbingspitze</text:p>
          </table:table-cell>
          <table:table-cell office:value-type="string" calcext:value-type="string">
            <text:p>Schmilkaer Gebiet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Gerbingspitz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Gerbingspitze</text:p>
          </table:table-cell>
          <table:table-cell office:value-type="float" office:value="53" calcext:value-type="float">
            <text:p>53</text:p>
          </table:table-cell>
          <table:table-cell office:value-type="float" office:value="50.9082534" calcext:value-type="float">
            <text:p>50,9082534</text:p>
          </table:table-cell>
          <table:table-cell office:value-type="float" office:value="14.2418872" calcext:value-type="float">
            <text:p>14,2418872</text:p>
          </table:table-cell>
          <table:table-cell office:value-type="string" calcext:value-type="string">
            <text:p>Gerbingspitze, Bad Schandau, Sächsische Schweiz-Osterzgebirge, Sachsen, Deutschland</text:p>
          </table:table-cell>
          <table:table-cell office:value-type="float" office:value="1477507872" calcext:value-type="float">
            <text:p>1477507872</text:p>
          </table:table-cell>
          <table:table-cell table:number-columns-repeated="1636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onbon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Bonbon</text:p>
          </table:table-cell>
          <table:table-cell office:value-type="string" calcext:value-type="string">
            <text:p>Schmilkaer Gebiet</text:p>
          </table:table-cell>
          <table:table-cell office:value-type="float" office:value="4241" calcext:value-type="float">
            <text:p>4241</text:p>
          </table:table-cell>
          <table:table-cell office:value-type="string" calcext:value-type="string">
            <text:p>Bonbon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Bonbon</text:p>
          </table:table-cell>
          <table:table-cell office:value-type="float" office:value="54" calcext:value-type="float">
            <text:p>54</text:p>
          </table:table-cell>
          <table:table-cell office:value-type="float" office:value="50.9081825" calcext:value-type="float">
            <text:p>50,9081825</text:p>
          </table:table-cell>
          <table:table-cell office:value-type="float" office:value="14.2419668" calcext:value-type="float">
            <text:p>14,2419668</text:p>
          </table:table-cell>
          <table:table-cell office:value-type="string" calcext:value-type="string">
            <text:p>Bonbon, Bad Schandau, Sächsische Schweiz-Osterzgebirge, Sachsen, Deutschland</text:p>
          </table:table-cell>
          <table:table-cell office:value-type="float" office:value="1477507870" calcext:value-type="float">
            <text:p>1477507870</text:p>
          </table:table-cell>
          <table:table-cell table:number-columns-repeated="1636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luchtwand **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Fluchtwand</text:p>
          </table:table-cell>
          <table:table-cell office:value-type="string" calcext:value-type="string">
            <text:p>Schmilkaer Gebiet</text:p>
          </table:table-cell>
          <table:table-cell office:value-type="float" office:value="4242" calcext:value-type="float">
            <text:p>4242</text:p>
          </table:table-cell>
          <table:table-cell office:value-type="string" calcext:value-type="string">
            <text:p>Fluchtwand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Fluchtwand</text:p>
          </table:table-cell>
          <table:table-cell office:value-type="float" office:value="55" calcext:value-type="float">
            <text:p>55</text:p>
          </table:table-cell>
          <table:table-cell office:value-type="float" office:value="50.9079996" calcext:value-type="float">
            <text:p>50,9079996</text:p>
          </table:table-cell>
          <table:table-cell office:value-type="float" office:value="14.2419463" calcext:value-type="float">
            <text:p>14,2419463</text:p>
          </table:table-cell>
          <table:table-cell office:value-type="string" calcext:value-type="string">
            <text:p>Fluchtwand, Bad Schandau, Sächsische Schweiz-Osterzgebirge, Sachsen, Deutschland</text:p>
          </table:table-cell>
          <table:table-cell office:value-type="float" office:value="251874561" calcext:value-type="float">
            <text:p>251874561</text:p>
          </table:table-cell>
          <table:table-cell table:number-columns-repeated="1636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lüchtling **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Flüchtling</text:p>
          </table:table-cell>
          <table:table-cell office:value-type="string" calcext:value-type="string">
            <text:p>Schmilkaer Gebiet</text:p>
          </table:table-cell>
          <table:table-cell office:value-type="float" office:value="4243" calcext:value-type="float">
            <text:p>4243</text:p>
          </table:table-cell>
          <table:table-cell office:value-type="string" calcext:value-type="string">
            <text:p>Flüchtling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Flüchtling</text:p>
          </table:table-cell>
          <table:table-cell office:value-type="float" office:value="56" calcext:value-type="float">
            <text:p>56</text:p>
          </table:table-cell>
          <table:table-cell office:value-type="float" office:value="50.9078186" calcext:value-type="float">
            <text:p>50,9078186</text:p>
          </table:table-cell>
          <table:table-cell office:value-type="float" office:value="14.2415521" calcext:value-type="float">
            <text:p>14,2415521</text:p>
          </table:table-cell>
          <table:table-cell office:value-type="string" calcext:value-type="string">
            <text:p>Flüchtling, Bad Schandau, Sächsische Schweiz-Osterzgebirge, Sachsen, Deutschland</text:p>
          </table:table-cell>
          <table:table-cell office:value-type="float" office:value="928225840" calcext:value-type="float">
            <text:p>928225840</text:p>
          </table:table-cell>
          <table:table-cell table:number-columns-repeated="1636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fadfinder **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Pfadfinder</text:p>
          </table:table-cell>
          <table:table-cell office:value-type="string" calcext:value-type="string">
            <text:p>Schmilkaer Gebiet</text:p>
          </table:table-cell>
          <table:table-cell office:value-type="float" office:value="4315" calcext:value-type="float">
            <text:p>4315</text:p>
          </table:table-cell>
          <table:table-cell office:value-type="string" calcext:value-type="string">
            <text:p>Pfadfind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Pfadfinder</text:p>
          </table:table-cell>
          <table:table-cell office:value-type="float" office:value="57" calcext:value-type="float">
            <text:p>57</text:p>
          </table:table-cell>
          <table:table-cell office:value-type="float" office:value="50.9082348" calcext:value-type="float">
            <text:p>50,9082348</text:p>
          </table:table-cell>
          <table:table-cell office:value-type="float" office:value="14.2424971" calcext:value-type="float">
            <text:p>14,2424971</text:p>
          </table:table-cell>
          <table:table-cell office:value-type="string" calcext:value-type="string">
            <text:p>Pfadfinder, Bad Schandau, Sächsische Schweiz-Osterzgebirge, Sachsen, Deutschland</text:p>
          </table:table-cell>
          <table:table-cell office:value-type="float" office:value="1477500170" calcext:value-type="float">
            <text:p>1477500170</text:p>
          </table:table-cell>
          <table:table-cell table:number-columns-repeated="1636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eue Wentzelwand ***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Neue Wenzelwand</text:p>
          </table:table-cell>
          <table:table-cell office:value-type="string" calcext:value-type="string">
            <text:p>Schmilkaer Gebiet</text:p>
          </table:table-cell>
          <table:table-cell office:value-type="float" office:value="4244" calcext:value-type="float">
            <text:p>4244</text:p>
          </table:table-cell>
          <table:table-cell office:value-type="string" calcext:value-type="string">
            <text:p>Neue Wenzelwand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Neue Wenzelwand</text:p>
          </table:table-cell>
          <table:table-cell office:value-type="float" office:value="58" calcext:value-type="float">
            <text:p>58</text:p>
          </table:table-cell>
          <table:table-cell office:value-type="float" office:value="50.9086441" calcext:value-type="float">
            <text:p>50,9086441</text:p>
          </table:table-cell>
          <table:table-cell office:value-type="float" office:value="14.2430126" calcext:value-type="float">
            <text:p>14,2430126</text:p>
          </table:table-cell>
          <table:table-cell office:value-type="string" calcext:value-type="string">
            <text:p>Neue Wentzelwand, Bad Schandau, Sächsische Schweiz-Osterzgebirge, Sachsen, Deutschland</text:p>
          </table:table-cell>
          <table:table-cell office:value-type="float" office:value="2274002321" calcext:value-type="float">
            <text:p>2274002321</text:p>
          </table:table-cell>
          <table:table-cell table:number-columns-repeated="1636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chneeberger Spitze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Schneeberger Spitze</text:p>
          </table:table-cell>
          <table:table-cell office:value-type="string" calcext:value-type="string">
            <text:p>Schmilkaer Gebiet</text:p>
          </table:table-cell>
          <table:table-cell office:value-type="float" office:value="4245" calcext:value-type="float">
            <text:p>4245</text:p>
          </table:table-cell>
          <table:table-cell office:value-type="string" calcext:value-type="string">
            <text:p>Schneeberger Spitz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Schneeberger Spitze</text:p>
          </table:table-cell>
          <table:table-cell office:value-type="float" office:value="59" calcext:value-type="float">
            <text:p>59</text:p>
          </table:table-cell>
          <table:table-cell office:value-type="float" office:value="50.9082727" calcext:value-type="float">
            <text:p>50,9082727</text:p>
          </table:table-cell>
          <table:table-cell office:value-type="float" office:value="14.2440885" calcext:value-type="float">
            <text:p>14,2440885</text:p>
          </table:table-cell>
          <table:table-cell office:value-type="string" calcext:value-type="string">
            <text:p>Schneeberger Spitze, Bad Schandau, Sächsische Schweiz-Osterzgebirge, Sachsen, Deutschland</text:p>
          </table:table-cell>
          <table:table-cell office:value-type="float" office:value="2274002380" calcext:value-type="float">
            <text:p>2274002380</text:p>
          </table:table-cell>
          <table:table-cell table:number-columns-repeated="1636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chneeberger Nadel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Schneeberger Nadel</text:p>
          </table:table-cell>
          <table:table-cell office:value-type="string" calcext:value-type="string">
            <text:p>Schmilkaer Gebiet</text:p>
          </table:table-cell>
          <table:table-cell office:value-type="float" office:value="4246" calcext:value-type="float">
            <text:p>4246</text:p>
          </table:table-cell>
          <table:table-cell office:value-type="string" calcext:value-type="string">
            <text:p>Schneeberger Nade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chneeberger Nadel</text:p>
          </table:table-cell>
          <table:table-cell office:value-type="float" office:value="60" calcext:value-type="float">
            <text:p>60</text:p>
          </table:table-cell>
          <table:table-cell office:value-type="float" office:value="50.9082149" calcext:value-type="float">
            <text:p>50,9082149</text:p>
          </table:table-cell>
          <table:table-cell office:value-type="float" office:value="14.2442758" calcext:value-type="float">
            <text:p>14,2442758</text:p>
          </table:table-cell>
          <table:table-cell office:value-type="string" calcext:value-type="string">
            <text:p>Schneeberger Nadel, Bad Schandau, Sächsische Schweiz-Osterzgebirge, Sachsen, Deutschland</text:p>
          </table:table-cell>
          <table:table-cell office:value-type="float" office:value="2274002378" calcext:value-type="float">
            <text:p>2274002378</text:p>
          </table:table-cell>
          <table:table-cell table:number-columns-repeated="1636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interer Schneeberger Turm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Schneeberger Turm, Hinterer</text:p>
          </table:table-cell>
          <table:table-cell office:value-type="string" calcext:value-type="string">
            <text:p>Schmilkaer Gebiet</text:p>
          </table:table-cell>
          <table:table-cell office:value-type="float" office:value="4247" calcext:value-type="float">
            <text:p>4247</text:p>
          </table:table-cell>
          <table:table-cell office:value-type="string" calcext:value-type="string">
            <text:p>Hinterer Schneeberger 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Hinterer Schneeberger Turm</text:p>
          </table:table-cell>
          <table:table-cell office:value-type="float" office:value="61" calcext:value-type="float">
            <text:p>61</text:p>
          </table:table-cell>
          <table:table-cell office:value-type="float" office:value="50.9082148" calcext:value-type="float">
            <text:p>50,9082148</text:p>
          </table:table-cell>
          <table:table-cell office:value-type="float" office:value="14.2445378" calcext:value-type="float">
            <text:p>14,2445378</text:p>
          </table:table-cell>
          <table:table-cell office:value-type="string" calcext:value-type="string">
            <text:p>Hinterer Schneeberger Turm, Bad Schandau, Sächsische Schweiz-Osterzgebirge, Sachsen, Deutschland</text:p>
          </table:table-cell>
          <table:table-cell office:value-type="float" office:value="2274002266" calcext:value-type="float">
            <text:p>2274002266</text:p>
          </table:table-cell>
          <table:table-cell table:number-columns-repeated="1636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orderer Schneeberger Turm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Schneeberger Turm, Vorderer</text:p>
          </table:table-cell>
          <table:table-cell office:value-type="string" calcext:value-type="string">
            <text:p>Schmilkaer Gebiet</text:p>
          </table:table-cell>
          <table:table-cell office:value-type="float" office:value="4248" calcext:value-type="float">
            <text:p>4248</text:p>
          </table:table-cell>
          <table:table-cell office:value-type="string" calcext:value-type="string">
            <text:p>Vorderer Schneeberger 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Vorderer Schneeberger Turm</text:p>
          </table:table-cell>
          <table:table-cell office:value-type="float" office:value="62" calcext:value-type="float">
            <text:p>62</text:p>
          </table:table-cell>
          <table:table-cell office:value-type="float" office:value="50.908152" calcext:value-type="float">
            <text:p>50,908152</text:p>
          </table:table-cell>
          <table:table-cell office:value-type="float" office:value="14.2443589" calcext:value-type="float">
            <text:p>14,2443589</text:p>
          </table:table-cell>
          <table:table-cell office:value-type="string" calcext:value-type="string">
            <text:p>Vorderer Schneeberger Turm, Bad Schandau, Sächsische Schweiz-Osterzgebirge, Sachsen, Deutschland</text:p>
          </table:table-cell>
          <table:table-cell office:value-type="float" office:value="2274002468" calcext:value-type="float">
            <text:p>2274002468</text:p>
          </table:table-cell>
          <table:table-cell table:number-columns-repeated="1636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Kleiner Schartenkopf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Schartenkopf, Kleiner</text:p>
          </table:table-cell>
          <table:table-cell office:value-type="string" calcext:value-type="string">
            <text:p>Schmilkaer Gebiet</text:p>
          </table:table-cell>
          <table:table-cell office:value-type="float" office:value="4249" calcext:value-type="float">
            <text:p>4249</text:p>
          </table:table-cell>
          <table:table-cell office:value-type="string" calcext:value-type="string">
            <text:p>Kleiner Schartenkopf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Kleiner Schartenkopf</text:p>
          </table:table-cell>
          <table:table-cell office:value-type="float" office:value="63" calcext:value-type="float">
            <text:p>63</text:p>
          </table:table-cell>
          <table:table-cell office:value-type="float" office:value="50.9080814" calcext:value-type="float">
            <text:p>50,9080814</text:p>
          </table:table-cell>
          <table:table-cell office:value-type="float" office:value="14.2435717" calcext:value-type="float">
            <text:p>14,2435717</text:p>
          </table:table-cell>
          <table:table-cell office:value-type="string" calcext:value-type="string">
            <text:p>Kleiner Schartenkopf, Bad Schandau, Sächsische Schweiz-Osterzgebirge, Sachsen, Deutschland</text:p>
          </table:table-cell>
          <table:table-cell office:value-type="float" office:value="2274002286" calcext:value-type="float">
            <text:p>2274002286</text:p>
          </table:table-cell>
          <table:table-cell table:number-columns-repeated="1636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roßer Schartenkopf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Schartenkopf, Großer</text:p>
          </table:table-cell>
          <table:table-cell office:value-type="string" calcext:value-type="string">
            <text:p>Schmilkaer Gebiet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Großer Schartenkopf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Großer Schartenkopf</text:p>
          </table:table-cell>
          <table:table-cell office:value-type="float" office:value="64" calcext:value-type="float">
            <text:p>64</text:p>
          </table:table-cell>
          <table:table-cell office:value-type="float" office:value="50.908031" calcext:value-type="float">
            <text:p>50,908031</text:p>
          </table:table-cell>
          <table:table-cell office:value-type="float" office:value="14.243527" calcext:value-type="float">
            <text:p>14,243527</text:p>
          </table:table-cell>
          <table:table-cell office:value-type="string" calcext:value-type="string">
            <text:p>Großer Schartenkopf, Bad Schandau, Sächsische Schweiz-Osterzgebirge, Sachsen, Deutschland</text:p>
          </table:table-cell>
          <table:table-cell office:value-type="float" office:value="2260819442" calcext:value-type="float">
            <text:p>2260819442</text:p>
          </table:table-cell>
          <table:table-cell table:number-columns-repeated="1636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rühlingsturm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rühlingsturm</text:p>
          </table:table-cell>
          <table:table-cell office:value-type="string" calcext:value-type="string">
            <text:p>Schmilkaer Gebiet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Frühlings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Frühlingsturm</text:p>
          </table:table-cell>
          <table:table-cell office:value-type="float" office:value="65" calcext:value-type="float">
            <text:p>65</text:p>
          </table:table-cell>
          <table:table-cell office:value-type="float" office:value="50.9077351" calcext:value-type="float">
            <text:p>50,9077351</text:p>
          </table:table-cell>
          <table:table-cell office:value-type="float" office:value="14.2437208" calcext:value-type="float">
            <text:p>14,2437208</text:p>
          </table:table-cell>
          <table:table-cell office:value-type="string" calcext:value-type="string">
            <text:p>Frühlingsturm, Bad Schandau, Sächsische Schweiz-Osterzgebirge, Sachsen, Deutschland</text:p>
          </table:table-cell>
          <table:table-cell office:value-type="float" office:value="928225844" calcext:value-type="float">
            <text:p>928225844</text:p>
          </table:table-cell>
          <table:table-cell table:number-columns-repeated="1636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üschnerturm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Püschnerturm</text:p>
          </table:table-cell>
          <table:table-cell office:value-type="string" calcext:value-type="string">
            <text:p>Schmilkaer Gebiet</text:p>
          </table:table-cell>
          <table:table-cell office:value-type="float" office:value="4252" calcext:value-type="float">
            <text:p>4252</text:p>
          </table:table-cell>
          <table:table-cell office:value-type="string" calcext:value-type="string">
            <text:p>Püschner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Püschnerturm</text:p>
          </table:table-cell>
          <table:table-cell office:value-type="float" office:value="66" calcext:value-type="float">
            <text:p>66</text:p>
          </table:table-cell>
          <table:table-cell office:value-type="float" office:value="50.9073533" calcext:value-type="float">
            <text:p>50,9073533</text:p>
          </table:table-cell>
          <table:table-cell office:value-type="float" office:value="14.2439396" calcext:value-type="float">
            <text:p>14,2439396</text:p>
          </table:table-cell>
          <table:table-cell office:value-type="string" calcext:value-type="string">
            <text:p>Püschnerturm, Bad Schandau, Sächsische Schweiz-Osterzgebirge, Sachsen, Deutschland</text:p>
          </table:table-cell>
          <table:table-cell office:value-type="float" office:value="251874923" calcext:value-type="float">
            <text:p>251874923</text:p>
          </table:table-cell>
          <table:table-cell table:number-columns-repeated="1636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chwarzes Horn ***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Schwarzes Horn</text:p>
          </table:table-cell>
          <table:table-cell office:value-type="string" calcext:value-type="string">
            <text:p>Schmilkaer Gebiet</text:p>
          </table:table-cell>
          <table:table-cell office:value-type="float" office:value="4253" calcext:value-type="float">
            <text:p>4253</text:p>
          </table:table-cell>
          <table:table-cell office:value-type="string" calcext:value-type="string">
            <text:p>Schwarzes Horn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Schwarzes Horn</text:p>
          </table:table-cell>
          <table:table-cell office:value-type="float" office:value="67" calcext:value-type="float">
            <text:p>67</text:p>
          </table:table-cell>
          <table:table-cell office:value-type="float" office:value="50.9069791" calcext:value-type="float">
            <text:p>50,9069791</text:p>
          </table:table-cell>
          <table:table-cell office:value-type="float" office:value="14.2439921" calcext:value-type="float">
            <text:p>14,2439921</text:p>
          </table:table-cell>
          <table:table-cell office:value-type="string" calcext:value-type="string">
            <text:p>Schwarzes Horn, Bad Schandau, Sächsische Schweiz-Osterzgebirge, Sachsen, Deutschland</text:p>
          </table:table-cell>
          <table:table-cell office:value-type="float" office:value="251875072" calcext:value-type="float">
            <text:p>251875072</text:p>
          </table:table-cell>
          <table:table-cell table:number-columns-repeated="1636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bendturm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Abendturm</text:p>
          </table:table-cell>
          <table:table-cell office:value-type="string" calcext:value-type="string">
            <text:p>Schmilkaer Gebiet</text:p>
          </table:table-cell>
          <table:table-cell office:value-type="float" office:value="4254" calcext:value-type="float">
            <text:p>4254</text:p>
          </table:table-cell>
          <table:table-cell office:value-type="string" calcext:value-type="string">
            <text:p>Abend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Abendturm</text:p>
          </table:table-cell>
          <table:table-cell office:value-type="float" office:value="68" calcext:value-type="float">
            <text:p>68</text:p>
          </table:table-cell>
          <table:table-cell office:value-type="float" office:value="50.9072641" calcext:value-type="float">
            <text:p>50,9072641</text:p>
          </table:table-cell>
          <table:table-cell office:value-type="float" office:value="14.245407" calcext:value-type="float">
            <text:p>14,245407</text:p>
          </table:table-cell>
          <table:table-cell office:value-type="string" calcext:value-type="string">
            <text:p>Abendturm, Bad Schandau, Sächsische Schweiz-Osterzgebirge, Sachsen, Deutschland</text:p>
          </table:table-cell>
          <table:table-cell office:value-type="float" office:value="2260819396" calcext:value-type="float">
            <text:p>2260819396</text:p>
          </table:table-cell>
          <table:table-cell table:number-columns-repeated="1636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ärchenturm *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Märchenturm</text:p>
          </table:table-cell>
          <table:table-cell office:value-type="string" calcext:value-type="string">
            <text:p>Schmilkaer Gebiet</text:p>
          </table:table-cell>
          <table:table-cell office:value-type="float" office:value="4255" calcext:value-type="float">
            <text:p>4255</text:p>
          </table:table-cell>
          <table:table-cell office:value-type="string" calcext:value-type="string">
            <text:p>Märchen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Märchenturm</text:p>
          </table:table-cell>
          <table:table-cell office:value-type="float" office:value="69" calcext:value-type="float">
            <text:p>69</text:p>
          </table:table-cell>
          <table:table-cell office:value-type="float" office:value="50.9064199" calcext:value-type="float">
            <text:p>50,9064199</text:p>
          </table:table-cell>
          <table:table-cell office:value-type="float" office:value="14.246061" calcext:value-type="float">
            <text:p>14,246061</text:p>
          </table:table-cell>
          <table:table-cell office:value-type="string" calcext:value-type="string">
            <text:p>Märchenturm, Bad Schandau, Sächsische Schweiz-Osterzgebirge, Sachsen, Deutschland</text:p>
          </table:table-cell>
          <table:table-cell office:value-type="float" office:value="251874832" calcext:value-type="float">
            <text:p>251874832</text:p>
          </table:table-cell>
          <table:table-cell table:number-columns-repeated="1636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Heringsgrundhorn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Heringsgrundhorn</text:p>
          </table:table-cell>
          <table:table-cell office:value-type="string" calcext:value-type="string">
            <text:p>Schmilkaer Gebiet</text:p>
          </table:table-cell>
          <table:table-cell office:value-type="float" office:value="4256" calcext:value-type="float">
            <text:p>4256</text:p>
          </table:table-cell>
          <table:table-cell office:value-type="string" calcext:value-type="string">
            <text:p>Heringsgrundhorn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Heringsgrundhorn</text:p>
          </table:table-cell>
          <table:table-cell office:value-type="float" office:value="70" calcext:value-type="float">
            <text:p>70</text:p>
          </table:table-cell>
          <table:table-cell office:value-type="float" office:value="50.9055614" calcext:value-type="float">
            <text:p>50,9055614</text:p>
          </table:table-cell>
          <table:table-cell office:value-type="float" office:value="14.2475157" calcext:value-type="float">
            <text:p>14,2475157</text:p>
          </table:table-cell>
          <table:table-cell office:value-type="string" calcext:value-type="string">
            <text:p>Heringsgrundhorn, Bad Schandau, Sächsische Schweiz-Osterzgebirge, Sachsen, Deutschland</text:p>
          </table:table-cell>
          <table:table-cell office:value-type="float" office:value="251874687" calcext:value-type="float">
            <text:p>251874687</text:p>
          </table:table-cell>
          <table:table-cell table:number-columns-repeated="1636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irschquellenturm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Hirschquellenturm</text:p>
          </table:table-cell>
          <table:table-cell office:value-type="string" calcext:value-type="string">
            <text:p>Schmilkaer Gebiet</text:p>
          </table:table-cell>
          <table:table-cell office:value-type="float" office:value="4257" calcext:value-type="float">
            <text:p>4257</text:p>
          </table:table-cell>
          <table:table-cell office:value-type="string" calcext:value-type="string">
            <text:p>Hirschquellen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Hirschquellenturm</text:p>
          </table:table-cell>
          <table:table-cell office:value-type="float" office:value="71" calcext:value-type="float">
            <text:p>71</text:p>
          </table:table-cell>
          <table:table-cell office:value-type="float" office:value="50.9051576" calcext:value-type="float">
            <text:p>50,9051576</text:p>
          </table:table-cell>
          <table:table-cell office:value-type="float" office:value="14.2477932" calcext:value-type="float">
            <text:p>14,2477932</text:p>
          </table:table-cell>
          <table:table-cell office:value-type="string" calcext:value-type="string">
            <text:p>Hirschquellenturm, Bad Schandau, Sächsische Schweiz-Osterzgebirge, Sachsen, Deutschland</text:p>
          </table:table-cell>
          <table:table-cell office:value-type="float" office:value="2260819451" calcext:value-type="float">
            <text:p>2260819451</text:p>
          </table:table-cell>
          <table:table-cell table:number-columns-repeated="1636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eringsgrundturm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Heringsgrundturm</text:p>
          </table:table-cell>
          <table:table-cell office:value-type="string" calcext:value-type="string">
            <text:p>Schmilkaer Gebiet</text:p>
          </table:table-cell>
          <table:table-cell office:value-type="float" office:value="4258" calcext:value-type="float">
            <text:p>4258</text:p>
          </table:table-cell>
          <table:table-cell office:value-type="string" calcext:value-type="string">
            <text:p>Heringsgrund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Heringsgrundturm</text:p>
          </table:table-cell>
          <table:table-cell office:value-type="float" office:value="72" calcext:value-type="float">
            <text:p>72</text:p>
          </table:table-cell>
          <table:table-cell office:value-type="float" office:value="50.9051766" calcext:value-type="float">
            <text:p>50,9051766</text:p>
          </table:table-cell>
          <table:table-cell office:value-type="float" office:value="14.2459289" calcext:value-type="float">
            <text:p>14,2459289</text:p>
          </table:table-cell>
          <table:table-cell office:value-type="string" calcext:value-type="string">
            <text:p>Heringsgrundturm, Bad Schandau, Sächsische Schweiz-Osterzgebirge, Sachsen, Deutschland</text:p>
          </table:table-cell>
          <table:table-cell office:value-type="float" office:value="251874688" calcext:value-type="float">
            <text:p>251874688</text:p>
          </table:table-cell>
          <table:table-cell table:number-columns-repeated="1636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eldschmiede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Feldschmiede</text:p>
          </table:table-cell>
          <table:table-cell office:value-type="string" calcext:value-type="string">
            <text:p>Schmilkaer Gebiet</text:p>
          </table:table-cell>
          <table:table-cell office:value-type="float" office:value="4259" calcext:value-type="float">
            <text:p>4259</text:p>
          </table:table-cell>
          <table:table-cell office:value-type="string" calcext:value-type="string">
            <text:p>Feldschmied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Feldschmiede</text:p>
          </table:table-cell>
          <table:table-cell office:value-type="float" office:value="73" calcext:value-type="float">
            <text:p>73</text:p>
          </table:table-cell>
          <table:table-cell office:value-type="float" office:value="50.9049374" calcext:value-type="float">
            <text:p>50,9049374</text:p>
          </table:table-cell>
          <table:table-cell office:value-type="float" office:value="14.2463452" calcext:value-type="float">
            <text:p>14,2463452</text:p>
          </table:table-cell>
          <table:table-cell office:value-type="string" calcext:value-type="string">
            <text:p>Feldschmiede, Bad Schandau, Sächsische Schweiz-Osterzgebirge, Sachsen, Deutschland</text:p>
          </table:table-cell>
          <table:table-cell office:value-type="float" office:value="251874568" calcext:value-type="float">
            <text:p>251874568</text:p>
          </table:table-cell>
          <table:table-cell table:number-columns-repeated="1636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prunghorn **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Sprunghorn</text:p>
          </table:table-cell>
          <table:table-cell office:value-type="string" calcext:value-type="string">
            <text:p>Schmilkaer Gebiet</text:p>
          </table:table-cell>
          <table:table-cell office:value-type="float" office:value="4260" calcext:value-type="float">
            <text:p>4260</text:p>
          </table:table-cell>
          <table:table-cell office:value-type="string" calcext:value-type="string">
            <text:p>Sprunghorn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Sprunghorn</text:p>
          </table:table-cell>
          <table:table-cell office:value-type="float" office:value="74" calcext:value-type="float">
            <text:p>74</text:p>
          </table:table-cell>
          <table:table-cell office:value-type="float" office:value="50.9040304" calcext:value-type="float">
            <text:p>50,9040304</text:p>
          </table:table-cell>
          <table:table-cell office:value-type="float" office:value="14.2431811" calcext:value-type="float">
            <text:p>14,2431811</text:p>
          </table:table-cell>
          <table:table-cell office:value-type="string" calcext:value-type="string">
            <text:p>Sprunghorn, Bad Schandau, Sächsische Schweiz-Osterzgebirge, Sachsen, Deutschland</text:p>
          </table:table-cell>
          <table:table-cell office:value-type="float" office:value="2260819498" calcext:value-type="float">
            <text:p>2260819498</text:p>
          </table:table-cell>
          <table:table-cell table:number-columns-repeated="1636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ehnnadel *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Lehnnadel</text:p>
          </table:table-cell>
          <table:table-cell office:value-type="string" calcext:value-type="string">
            <text:p>Schmilkaer Gebiet</text:p>
          </table:table-cell>
          <table:table-cell office:value-type="float" office:value="4261" calcext:value-type="float">
            <text:p>4261</text:p>
          </table:table-cell>
          <table:table-cell office:value-type="string" calcext:value-type="string">
            <text:p>Lehnnade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Lehnnadel</text:p>
          </table:table-cell>
          <table:table-cell office:value-type="float" office:value="75" calcext:value-type="float">
            <text:p>75</text:p>
          </table:table-cell>
          <table:table-cell office:value-type="float" office:value="50.9039079" calcext:value-type="float">
            <text:p>50,9039079</text:p>
          </table:table-cell>
          <table:table-cell office:value-type="float" office:value="14.2433902" calcext:value-type="float">
            <text:p>14,2433902</text:p>
          </table:table-cell>
          <table:table-cell office:value-type="string" calcext:value-type="string">
            <text:p>Lehnnadel, Bad Schandau, Sächsische Schweiz-Osterzgebirge, Sachsen, Deutschland</text:p>
          </table:table-cell>
          <table:table-cell office:value-type="float" office:value="2260819462" calcext:value-type="float">
            <text:p>2260819462</text:p>
          </table:table-cell>
          <table:table-cell table:number-columns-repeated="1636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ärchenturm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Lärchenturm</text:p>
          </table:table-cell>
          <table:table-cell office:value-type="string" calcext:value-type="string">
            <text:p>Schmilkaer Gebiet</text:p>
          </table:table-cell>
          <table:table-cell office:value-type="float" office:value="4262" calcext:value-type="float">
            <text:p>4262</text:p>
          </table:table-cell>
          <table:table-cell office:value-type="string" calcext:value-type="string">
            <text:p>Lärchen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Lärchenturm</text:p>
          </table:table-cell>
          <table:table-cell office:value-type="float" office:value="76" calcext:value-type="float">
            <text:p>76</text:p>
          </table:table-cell>
          <table:table-cell office:value-type="float" office:value="50.9033175" calcext:value-type="float">
            <text:p>50,9033175</text:p>
          </table:table-cell>
          <table:table-cell office:value-type="float" office:value="14.2422729" calcext:value-type="float">
            <text:p>14,2422729</text:p>
          </table:table-cell>
          <table:table-cell office:value-type="string" calcext:value-type="string">
            <text:p>Lärchenturm, Bad Schandau, Sächsische Schweiz-Osterzgebirge, Sachsen, Deutschland</text:p>
          </table:table-cell>
          <table:table-cell office:value-type="float" office:value="2274002295" calcext:value-type="float">
            <text:p>2274002295</text:p>
          </table:table-cell>
          <table:table-cell table:number-columns-repeated="1636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öser Turm **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Böser Turm</text:p>
          </table:table-cell>
          <table:table-cell office:value-type="string" calcext:value-type="string">
            <text:p>Schmilkaer Gebiet</text:p>
          </table:table-cell>
          <table:table-cell office:value-type="float" office:value="4263" calcext:value-type="float">
            <text:p>4263</text:p>
          </table:table-cell>
          <table:table-cell office:value-type="string" calcext:value-type="string">
            <text:p>Böser 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Böser Turm</text:p>
          </table:table-cell>
          <table:table-cell office:value-type="float" office:value="77" calcext:value-type="float">
            <text:p>77</text:p>
          </table:table-cell>
          <table:table-cell office:value-type="float" office:value="50.9031713" calcext:value-type="float">
            <text:p>50,9031713</text:p>
          </table:table-cell>
          <table:table-cell office:value-type="float" office:value="14.2424272" calcext:value-type="float">
            <text:p>14,2424272</text:p>
          </table:table-cell>
          <table:table-cell office:value-type="string" calcext:value-type="string">
            <text:p>Böser Turm, Bad Schandau, Sächsische Schweiz-Osterzgebirge, Sachsen, Deutschland</text:p>
          </table:table-cell>
          <table:table-cell office:value-type="float" office:value="251874475" calcext:value-type="float">
            <text:p>251874475</text:p>
          </table:table-cell>
          <table:table-cell table:number-columns-repeated="1636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I. Lehnsteigturm **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Lehnsteigturm, Zweiter</text:p>
          </table:table-cell>
          <table:table-cell office:value-type="string" calcext:value-type="string">
            <text:p>Schmilkaer Gebiet</text:p>
          </table:table-cell>
          <table:table-cell office:value-type="float" office:value="4264" calcext:value-type="float">
            <text:p>4264</text:p>
          </table:table-cell>
          <table:table-cell office:value-type="string" calcext:value-type="string">
            <text:p>Zweiter Lehnsteig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II. Lehnsteigturm</text:p>
          </table:table-cell>
          <table:table-cell office:value-type="float" office:value="78" calcext:value-type="float">
            <text:p>78</text:p>
          </table:table-cell>
          <table:table-cell office:value-type="float" office:value="50.9033081" calcext:value-type="float">
            <text:p>50,9033081</text:p>
          </table:table-cell>
          <table:table-cell office:value-type="float" office:value="14.2426115" calcext:value-type="float">
            <text:p>14,2426115</text:p>
          </table:table-cell>
          <table:table-cell office:value-type="string" calcext:value-type="string">
            <text:p>II. Lehnsteigturm, Bad Schandau, Sächsische Schweiz-Osterzgebirge, Sachsen, Deutschland</text:p>
          </table:table-cell>
          <table:table-cell office:value-type="float" office:value="251874849" calcext:value-type="float">
            <text:p>251874849</text:p>
          </table:table-cell>
          <table:table-cell table:number-columns-repeated="1636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II. Lehnsteigturm **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Lehnsteigturm, Dritter</text:p>
          </table:table-cell>
          <table:table-cell office:value-type="string" calcext:value-type="string">
            <text:p>Schmilkaer Gebiet</text:p>
          </table:table-cell>
          <table:table-cell office:value-type="float" office:value="4265" calcext:value-type="float">
            <text:p>4265</text:p>
          </table:table-cell>
          <table:table-cell office:value-type="string" calcext:value-type="string">
            <text:p>Dritter Lehnsteig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III. Lehnsteigturm</text:p>
          </table:table-cell>
          <table:table-cell office:value-type="float" office:value="79" calcext:value-type="float">
            <text:p>79</text:p>
          </table:table-cell>
          <table:table-cell office:value-type="float" office:value="50.9034017" calcext:value-type="float">
            <text:p>50,9034017</text:p>
          </table:table-cell>
          <table:table-cell office:value-type="float" office:value="14.2427888" calcext:value-type="float">
            <text:p>14,2427888</text:p>
          </table:table-cell>
          <table:table-cell office:value-type="string" calcext:value-type="string">
            <text:p>III. Lehnsteigturm, Bad Schandau, Sächsische Schweiz-Osterzgebirge, Sachsen, Deutschland</text:p>
          </table:table-cell>
          <table:table-cell office:value-type="float" office:value="945286864" calcext:value-type="float">
            <text:p>945286864</text:p>
          </table:table-cell>
          <table:table-cell table:number-columns-repeated="1636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olaturm **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Lolaturm</text:p>
          </table:table-cell>
          <table:table-cell office:value-type="string" calcext:value-type="string">
            <text:p>Schmilkaer Gebiet</text:p>
          </table:table-cell>
          <table:table-cell office:value-type="float" office:value="4266" calcext:value-type="float">
            <text:p>4266</text:p>
          </table:table-cell>
          <table:table-cell office:value-type="string" calcext:value-type="string">
            <text:p>Lola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Lolaturm</text:p>
          </table:table-cell>
          <table:table-cell office:value-type="float" office:value="80" calcext:value-type="float">
            <text:p>80</text:p>
          </table:table-cell>
          <table:table-cell office:value-type="float" office:value="50.9034437" calcext:value-type="float">
            <text:p>50,9034437</text:p>
          </table:table-cell>
          <table:table-cell office:value-type="float" office:value="14.243113" calcext:value-type="float">
            <text:p>14,243113</text:p>
          </table:table-cell>
          <table:table-cell office:value-type="string" calcext:value-type="string">
            <text:p>Lolaturm, Bad Schandau, Sächsische Schweiz-Osterzgebirge, Sachsen, Deutschland</text:p>
          </table:table-cell>
          <table:table-cell office:value-type="float" office:value="251874828" calcext:value-type="float">
            <text:p>251874828</text:p>
          </table:table-cell>
          <table:table-cell table:number-columns-repeated="1636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ehnwand **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Lehnwand</text:p>
          </table:table-cell>
          <table:table-cell office:value-type="string" calcext:value-type="string">
            <text:p>Schmilkaer Gebiet</text:p>
          </table:table-cell>
          <table:table-cell office:value-type="float" office:value="4267" calcext:value-type="float">
            <text:p>4267</text:p>
          </table:table-cell>
          <table:table-cell office:value-type="string" calcext:value-type="string">
            <text:p>Lehnwand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Lehnwand</text:p>
          </table:table-cell>
          <table:table-cell office:value-type="float" office:value="81" calcext:value-type="float">
            <text:p>81</text:p>
          </table:table-cell>
          <table:table-cell office:value-type="float" office:value="50.9035847" calcext:value-type="float">
            <text:p>50,9035847</text:p>
          </table:table-cell>
          <table:table-cell office:value-type="float" office:value="14.2436985" calcext:value-type="float">
            <text:p>14,2436985</text:p>
          </table:table-cell>
          <table:table-cell office:value-type="string" calcext:value-type="string">
            <text:p>Lehnwand, Bad Schandau, Sächsische Schweiz-Osterzgebirge, Sachsen, Deutschland</text:p>
          </table:table-cell>
          <table:table-cell office:value-type="float" office:value="251874848" calcext:value-type="float">
            <text:p>251874848</text:p>
          </table:table-cell>
          <table:table-cell table:number-columns-repeated="1636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Urvieh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Urvieh</text:p>
          </table:table-cell>
          <table:table-cell office:value-type="string" calcext:value-type="string">
            <text:p>Schmilkaer Gebiet</text:p>
          </table:table-cell>
          <table:table-cell office:value-type="float" office:value="4268" calcext:value-type="float">
            <text:p>4268</text:p>
          </table:table-cell>
          <table:table-cell office:value-type="string" calcext:value-type="string">
            <text:p>Urvieh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Urvieh</text:p>
          </table:table-cell>
          <table:table-cell office:value-type="float" office:value="82" calcext:value-type="float">
            <text:p>82</text:p>
          </table:table-cell>
          <table:table-cell office:value-type="float" office:value="50.903735" calcext:value-type="float">
            <text:p>50,903735</text:p>
          </table:table-cell>
          <table:table-cell office:value-type="float" office:value="14.2445722" calcext:value-type="float">
            <text:p>14,2445722</text:p>
          </table:table-cell>
          <table:table-cell office:value-type="string" calcext:value-type="string">
            <text:p>Urvieh, Bad Schandau, Sächsische Schweiz-Osterzgebirge, Sachsen, Deutschland</text:p>
          </table:table-cell>
          <table:table-cell office:value-type="float" office:value="2260819513" calcext:value-type="float">
            <text:p>2260819513</text:p>
          </table:table-cell>
          <table:table-cell table:number-columns-repeated="1636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ehnsteignadel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Lehnsteignadel</text:p>
          </table:table-cell>
          <table:table-cell office:value-type="string" calcext:value-type="string">
            <text:p>Schmilkaer Gebiet</text:p>
          </table:table-cell>
          <table:table-cell office:value-type="float" office:value="4269" calcext:value-type="float">
            <text:p>4269</text:p>
          </table:table-cell>
          <table:table-cell office:value-type="string" calcext:value-type="string">
            <text:p>Lehnsteignade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Lehnsteignadel</text:p>
          </table:table-cell>
          <table:table-cell office:value-type="float" office:value="83" calcext:value-type="float">
            <text:p>83</text:p>
          </table:table-cell>
          <table:table-cell office:value-type="float" office:value="50.903996" calcext:value-type="float">
            <text:p>50,903996</text:p>
          </table:table-cell>
          <table:table-cell office:value-type="float" office:value="14.2457421" calcext:value-type="float">
            <text:p>14,2457421</text:p>
          </table:table-cell>
          <table:table-cell office:value-type="string" calcext:value-type="string">
            <text:p>Lehnsteignadel, Bad Schandau, Sächsische Schweiz-Osterzgebirge, Sachsen, Deutschland</text:p>
          </table:table-cell>
          <table:table-cell office:value-type="float" office:value="2260819464" calcext:value-type="float">
            <text:p>2260819464</text:p>
          </table:table-cell>
          <table:table-cell table:number-columns-repeated="1636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ehnscheibe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Lehnscheibe</text:p>
          </table:table-cell>
          <table:table-cell office:value-type="string" calcext:value-type="string">
            <text:p>Schmilkaer Gebiet</text:p>
          </table:table-cell>
          <table:table-cell office:value-type="float" office:value="4270" calcext:value-type="float">
            <text:p>4270</text:p>
          </table:table-cell>
          <table:table-cell office:value-type="string" calcext:value-type="string">
            <text:p>Lehnscheib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Lehnscheibe</text:p>
          </table:table-cell>
          <table:table-cell office:value-type="float" office:value="84" calcext:value-type="float">
            <text:p>84</text:p>
          </table:table-cell>
          <table:table-cell office:value-type="float" office:value="50.90336" calcext:value-type="float">
            <text:p>50,90336</text:p>
          </table:table-cell>
          <table:table-cell office:value-type="float" office:value="14.2452646" calcext:value-type="float">
            <text:p>14,2452646</text:p>
          </table:table-cell>
          <table:table-cell office:value-type="string" calcext:value-type="string">
            <text:p>Lehnscheibe, Bad Schandau, Sächsische Schweiz-Osterzgebirge, Sachsen, Deutschland</text:p>
          </table:table-cell>
          <table:table-cell office:value-type="float" office:value="2260819463" calcext:value-type="float">
            <text:p>2260819463</text:p>
          </table:table-cell>
          <table:table-cell table:number-columns-repeated="1636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ehnkuppel *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Lehnkuppel</text:p>
          </table:table-cell>
          <table:table-cell office:value-type="string" calcext:value-type="string">
            <text:p>Schmilkaer Gebiet</text:p>
          </table:table-cell>
          <table:table-cell office:value-type="float" office:value="4271" calcext:value-type="float">
            <text:p>4271</text:p>
          </table:table-cell>
          <table:table-cell office:value-type="string" calcext:value-type="string">
            <text:p>Lehnkuppe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Lehnkuppel</text:p>
          </table:table-cell>
          <table:table-cell office:value-type="float" office:value="85" calcext:value-type="float">
            <text:p>85</text:p>
          </table:table-cell>
          <table:table-cell office:value-type="float" office:value="50.9030596" calcext:value-type="float">
            <text:p>50,9030596</text:p>
          </table:table-cell>
          <table:table-cell office:value-type="float" office:value="14.2446423" calcext:value-type="float">
            <text:p>14,2446423</text:p>
          </table:table-cell>
          <table:table-cell office:value-type="string" calcext:value-type="string">
            <text:p>Lehnkuppel, Bad Schandau, Sächsische Schweiz-Osterzgebirge, Sachsen, Deutschland</text:p>
          </table:table-cell>
          <table:table-cell office:value-type="float" office:value="251874851" calcext:value-type="float">
            <text:p>251874851</text:p>
          </table:table-cell>
          <table:table-cell table:number-columns-repeated="1636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ehnriff **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Lehnriff</text:p>
          </table:table-cell>
          <table:table-cell office:value-type="string" calcext:value-type="string">
            <text:p>Schmilkaer Gebiet</text:p>
          </table:table-cell>
          <table:table-cell office:value-type="float" office:value="4272" calcext:value-type="float">
            <text:p>4272</text:p>
          </table:table-cell>
          <table:table-cell office:value-type="string" calcext:value-type="string">
            <text:p>Lehnriff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Lehnriff</text:p>
          </table:table-cell>
          <table:table-cell office:value-type="float" office:value="86" calcext:value-type="float">
            <text:p>86</text:p>
          </table:table-cell>
          <table:table-cell office:value-type="float" office:value="50.9031528" calcext:value-type="float">
            <text:p>50,9031528</text:p>
          </table:table-cell>
          <table:table-cell office:value-type="float" office:value="14.2452778" calcext:value-type="float">
            <text:p>14,2452778</text:p>
          </table:table-cell>
          <table:table-cell office:value-type="string" calcext:value-type="string">
            <text:p>Lehnriff, Bad Schandau, Sächsische Schweiz-Osterzgebirge, Sachsen, Deutschland</text:p>
          </table:table-cell>
          <table:table-cell office:value-type="float" office:value="251874850" calcext:value-type="float">
            <text:p>251874850</text:p>
          </table:table-cell>
          <table:table-cell table:number-columns-repeated="1636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roßer Gratturm **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Gratturm, Großer</text:p>
          </table:table-cell>
          <table:table-cell office:value-type="string" calcext:value-type="string">
            <text:p>Schmilkaer Gebiet</text:p>
          </table:table-cell>
          <table:table-cell office:value-type="float" office:value="4273" calcext:value-type="float">
            <text:p>4273</text:p>
          </table:table-cell>
          <table:table-cell office:value-type="string" calcext:value-type="string">
            <text:p>Großer Grat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Großer Gratturm</text:p>
          </table:table-cell>
          <table:table-cell office:value-type="float" office:value="87" calcext:value-type="float">
            <text:p>87</text:p>
          </table:table-cell>
          <table:table-cell office:value-type="float" office:value="50.9030479" calcext:value-type="float">
            <text:p>50,9030479</text:p>
          </table:table-cell>
          <table:table-cell office:value-type="float" office:value="14.2475058" calcext:value-type="float">
            <text:p>14,2475058</text:p>
          </table:table-cell>
          <table:table-cell office:value-type="string" calcext:value-type="string">
            <text:p>Großer Gratturm, Bad Schandau, Sächsische Schweiz-Osterzgebirge, Sachsen, Deutschland</text:p>
          </table:table-cell>
          <table:table-cell office:value-type="float" office:value="251874614" calcext:value-type="float">
            <text:p>251874614</text:p>
          </table:table-cell>
          <table:table-cell table:number-columns-repeated="1636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einlochwächter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Steinlochwächter</text:p>
          </table:table-cell>
          <table:table-cell office:value-type="string" calcext:value-type="string">
            <text:p>Schmilkaer Gebiet</text:p>
          </table:table-cell>
          <table:table-cell office:value-type="float" office:value="4274" calcext:value-type="float">
            <text:p>4274</text:p>
          </table:table-cell>
          <table:table-cell office:value-type="string" calcext:value-type="string">
            <text:p>Steinlochwäch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Steinlochwächter</text:p>
          </table:table-cell>
          <table:table-cell office:value-type="float" office:value="88" calcext:value-type="float">
            <text:p>88</text:p>
          </table:table-cell>
          <table:table-cell office:value-type="float" office:value="50.9040649" calcext:value-type="float">
            <text:p>50,9040649</text:p>
          </table:table-cell>
          <table:table-cell office:value-type="float" office:value="14.2472893" calcext:value-type="float">
            <text:p>14,2472893</text:p>
          </table:table-cell>
          <table:table-cell office:value-type="string" calcext:value-type="string">
            <text:p>Steinlochwächter, Bad Schandau, Sächsische Schweiz-Osterzgebirge, Sachsen, Deutschland</text:p>
          </table:table-cell>
          <table:table-cell office:value-type="float" office:value="2274002416" calcext:value-type="float">
            <text:p>2274002416</text:p>
          </table:table-cell>
          <table:table-cell table:number-columns-repeated="1636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5 Gipfel, Südturm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Fünf Gipfel, Südturm</text:p>
          </table:table-cell>
          <table:table-cell office:value-type="string" calcext:value-type="string">
            <text:p>Schmilkaer Gebiet</text:p>
          </table:table-cell>
          <table:table-cell office:value-type="float" office:value="4275" calcext:value-type="float">
            <text:p>4275</text:p>
          </table:table-cell>
          <table:table-cell office:value-type="string" calcext:value-type="string">
            <text:p>Fünf Gipfel, Süd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Fünf Gipfel, Südturm</text:p>
          </table:table-cell>
          <table:table-cell office:value-type="float" office:value="89" calcext:value-type="float">
            <text:p>89</text:p>
          </table:table-cell>
          <table:table-cell office:value-type="float" office:value="50.9038623" calcext:value-type="float">
            <text:p>50,9038623</text:p>
          </table:table-cell>
          <table:table-cell office:value-type="float" office:value="14.2482786" calcext:value-type="float">
            <text:p>14,2482786</text:p>
          </table:table-cell>
          <table:table-cell office:value-type="string" calcext:value-type="string">
            <text:p>Fünf Gipfel, Südturm, Bad Schandau, Sächsische Schweiz-Osterzgebirge, Sachsen, Deutschland</text:p>
          </table:table-cell>
          <table:table-cell office:value-type="float" office:value="2274002248" calcext:value-type="float">
            <text:p>2274002248</text:p>
          </table:table-cell>
          <table:table-cell table:number-columns-repeated="1636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5 Gipfel, Nordwestturm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Fünf Gipfel, Nordwestturm</text:p>
          </table:table-cell>
          <table:table-cell office:value-type="string" calcext:value-type="string">
            <text:p>Schmilkaer Gebiet</text:p>
          </table:table-cell>
          <table:table-cell office:value-type="float" office:value="4276" calcext:value-type="float">
            <text:p>4276</text:p>
          </table:table-cell>
          <table:table-cell office:value-type="string" calcext:value-type="string">
            <text:p>Fünf Gipfel, Nordwest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Fünf Gipfel, NW-Turm</text:p>
          </table:table-cell>
          <table:table-cell office:value-type="float" office:value="90" calcext:value-type="float">
            <text:p>90</text:p>
          </table:table-cell>
          <table:table-cell office:value-type="float" office:value="50.9039659" calcext:value-type="float">
            <text:p>50,9039659</text:p>
          </table:table-cell>
          <table:table-cell office:value-type="float" office:value="14.2482243" calcext:value-type="float">
            <text:p>14,2482243</text:p>
          </table:table-cell>
          <table:table-cell office:value-type="string" calcext:value-type="string">
            <text:p>Fünf Gipfel, Nordwestturm, Bad Schandau, Sächsische Schweiz-Osterzgebirge, Sachsen, Deutschland</text:p>
          </table:table-cell>
          <table:table-cell office:value-type="float" office:value="2274002247" calcext:value-type="float">
            <text:p>2274002247</text:p>
          </table:table-cell>
          <table:table-cell table:number-columns-repeated="1636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5 Gipfel, Nordostturm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Fünf Gipfel, Nordostturm</text:p>
          </table:table-cell>
          <table:table-cell office:value-type="string" calcext:value-type="string">
            <text:p>Schmilkaer Gebiet</text:p>
          </table:table-cell>
          <table:table-cell office:value-type="float" office:value="4277" calcext:value-type="float">
            <text:p>4277</text:p>
          </table:table-cell>
          <table:table-cell office:value-type="string" calcext:value-type="string">
            <text:p>Fünf Gipfel, Nordost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Fünf Gipfel, NO-Turm</text:p>
          </table:table-cell>
          <table:table-cell office:value-type="float" office:value="91" calcext:value-type="float">
            <text:p>91</text:p>
          </table:table-cell>
          <table:table-cell office:value-type="float" office:value="50.9039939" calcext:value-type="float">
            <text:p>50,9039939</text:p>
          </table:table-cell>
          <table:table-cell office:value-type="float" office:value="14.2484101" calcext:value-type="float">
            <text:p>14,2484101</text:p>
          </table:table-cell>
          <table:table-cell office:value-type="string" calcext:value-type="string">
            <text:p>Fünf Gipfel, Nordostturm, Bad Schandau, Sächsische Schweiz-Osterzgebirge, Sachsen, Deutschland</text:p>
          </table:table-cell>
          <table:table-cell office:value-type="float" office:value="2274002246" calcext:value-type="float">
            <text:p>2274002246</text:p>
          </table:table-cell>
          <table:table-cell table:number-columns-repeated="1636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Böhmeturm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Böhmeturm</text:p>
          </table:table-cell>
          <table:table-cell office:value-type="string" calcext:value-type="string">
            <text:p>Schmilkaer Gebiet</text:p>
          </table:table-cell>
          <table:table-cell office:value-type="float" office:value="4278" calcext:value-type="float">
            <text:p>4278</text:p>
          </table:table-cell>
          <table:table-cell office:value-type="string" calcext:value-type="string">
            <text:p>Böhme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Böhmeturm</text:p>
          </table:table-cell>
          <table:table-cell office:value-type="float" office:value="92" calcext:value-type="float">
            <text:p>92</text:p>
          </table:table-cell>
          <table:table-cell office:value-type="float" office:value="50.9041857" calcext:value-type="float">
            <text:p>50,9041857</text:p>
          </table:table-cell>
          <table:table-cell office:value-type="float" office:value="14.2483577" calcext:value-type="float">
            <text:p>14,2483577</text:p>
          </table:table-cell>
          <table:table-cell office:value-type="string" calcext:value-type="string">
            <text:p>Böhmeturm, Bad Schandau, Sächsische Schweiz-Osterzgebirge, Sachsen, Deutschland</text:p>
          </table:table-cell>
          <table:table-cell office:value-type="float" office:value="2262043699" calcext:value-type="float">
            <text:p>2262043699</text:p>
          </table:table-cell>
          <table:table-cell table:number-columns-repeated="1636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teinlochturm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Steinlochturm</text:p>
          </table:table-cell>
          <table:table-cell office:value-type="string" calcext:value-type="string">
            <text:p>Schmilkaer Gebiet</text:p>
          </table:table-cell>
          <table:table-cell office:value-type="float" office:value="4279" calcext:value-type="float">
            <text:p>4279</text:p>
          </table:table-cell>
          <table:table-cell office:value-type="string" calcext:value-type="string">
            <text:p>Steinloch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Steinlochturm</text:p>
          </table:table-cell>
          <table:table-cell office:value-type="float" office:value="93" calcext:value-type="float">
            <text:p>93</text:p>
          </table:table-cell>
          <table:table-cell office:value-type="float" office:value="50.9043025" calcext:value-type="float">
            <text:p>50,9043025</text:p>
          </table:table-cell>
          <table:table-cell office:value-type="float" office:value="14.2485051" calcext:value-type="float">
            <text:p>14,2485051</text:p>
          </table:table-cell>
          <table:table-cell office:value-type="string" calcext:value-type="string">
            <text:p>Steinlochturm, Bad Schandau, Sächsische Schweiz-Osterzgebirge, Sachsen, Deutschland</text:p>
          </table:table-cell>
          <table:table-cell office:value-type="float" office:value="2260819499" calcext:value-type="float">
            <text:p>2260819499</text:p>
          </table:table-cell>
          <table:table-cell table:number-columns-repeated="1636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iamesische Zwillinge, Doof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Siamesische Zwillinge, Doof</text:p>
          </table:table-cell>
          <table:table-cell office:value-type="string" calcext:value-type="string">
            <text:p>Schmilkaer Gebiet</text:p>
          </table:table-cell>
          <table:table-cell office:value-type="float" office:value="4280" calcext:value-type="float">
            <text:p>4280</text:p>
          </table:table-cell>
          <table:table-cell office:value-type="string" calcext:value-type="string">
            <text:p>Siamesische Zwillinge, Doof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Siamesische Zwillinge, Doof</text:p>
          </table:table-cell>
          <table:table-cell office:value-type="float" office:value="94" calcext:value-type="float">
            <text:p>94</text:p>
          </table:table-cell>
          <table:table-cell office:value-type="float" office:value="50.9048117" calcext:value-type="float">
            <text:p>50,9048117</text:p>
          </table:table-cell>
          <table:table-cell office:value-type="float" office:value="14.2493539" calcext:value-type="float">
            <text:p>14,2493539</text:p>
          </table:table-cell>
          <table:table-cell office:value-type="string" calcext:value-type="string">
            <text:p>Siamesische Zwillinge, Doof, Bad Schandau, Sächsische Schweiz-Osterzgebirge, Sachsen, Deutschland</text:p>
          </table:table-cell>
          <table:table-cell office:value-type="float" office:value="2274002391" calcext:value-type="float">
            <text:p>2274002391</text:p>
          </table:table-cell>
          <table:table-cell table:number-columns-repeated="1636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iamesische Zwillinge, Dick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Siamesische Zwillinge, Dick</text:p>
          </table:table-cell>
          <table:table-cell office:value-type="string" calcext:value-type="string">
            <text:p>Schmilkaer Gebiet</text:p>
          </table:table-cell>
          <table:table-cell office:value-type="float" office:value="4281" calcext:value-type="float">
            <text:p>4281</text:p>
          </table:table-cell>
          <table:table-cell office:value-type="string" calcext:value-type="string">
            <text:p>Siamesische Zwillinge, Dick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Siamesische Zwillinge, Dick</text:p>
          </table:table-cell>
          <table:table-cell office:value-type="float" office:value="95" calcext:value-type="float">
            <text:p>95</text:p>
          </table:table-cell>
          <table:table-cell office:value-type="float" office:value="50.9047975" calcext:value-type="float">
            <text:p>50,9047975</text:p>
          </table:table-cell>
          <table:table-cell office:value-type="float" office:value="14.2494788" calcext:value-type="float">
            <text:p>14,2494788</text:p>
          </table:table-cell>
          <table:table-cell office:value-type="string" calcext:value-type="string">
            <text:p>Siamesische Zwillinge, Dick, Bad Schandau, Sächsische Schweiz-Osterzgebirge, Sachsen, Deutschland</text:p>
          </table:table-cell>
          <table:table-cell office:value-type="float" office:value="2274002389" calcext:value-type="float">
            <text:p>2274002389</text:p>
          </table:table-cell>
          <table:table-cell table:number-columns-repeated="1636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Vorderer Verborgener Turm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Verborgener Turm, Vorderer</text:p>
          </table:table-cell>
          <table:table-cell office:value-type="string" calcext:value-type="string">
            <text:p>Schmilkaer Gebiet</text:p>
          </table:table-cell>
          <table:table-cell office:value-type="float" office:value="4282" calcext:value-type="float">
            <text:p>4282</text:p>
          </table:table-cell>
          <table:table-cell office:value-type="string" calcext:value-type="string">
            <text:p>Vorderer Verborgener 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Vorderer Verborgener Turm</text:p>
          </table:table-cell>
          <table:table-cell office:value-type="float" office:value="96" calcext:value-type="float">
            <text:p>96</text:p>
          </table:table-cell>
          <table:table-cell office:value-type="float" office:value="50.9045727" calcext:value-type="float">
            <text:p>50,9045727</text:p>
          </table:table-cell>
          <table:table-cell office:value-type="float" office:value="14.2496252" calcext:value-type="float">
            <text:p>14,2496252</text:p>
          </table:table-cell>
          <table:table-cell office:value-type="string" calcext:value-type="string">
            <text:p>Vorderer Verborgener Turm, Bad Schandau, Sächsische Schweiz-Osterzgebirge, Sachsen, Deutschland</text:p>
          </table:table-cell>
          <table:table-cell office:value-type="float" office:value="2274002482" calcext:value-type="float">
            <text:p>2274002482</text:p>
          </table:table-cell>
          <table:table-cell table:number-columns-repeated="1636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ittlerer Verborgener Turm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Verborgener Turm, Mittlerer</text:p>
          </table:table-cell>
          <table:table-cell office:value-type="string" calcext:value-type="string">
            <text:p>Schmilkaer Gebiet</text:p>
          </table:table-cell>
          <table:table-cell office:value-type="float" office:value="4283" calcext:value-type="float">
            <text:p>4283</text:p>
          </table:table-cell>
          <table:table-cell office:value-type="string" calcext:value-type="string">
            <text:p>Mittlerer Verborgener 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Mittlerer Verborgener Turm</text:p>
          </table:table-cell>
          <table:table-cell office:value-type="float" office:value="97" calcext:value-type="float">
            <text:p>97</text:p>
          </table:table-cell>
          <table:table-cell office:value-type="float" office:value="50.9046178" calcext:value-type="float">
            <text:p>50,9046178</text:p>
          </table:table-cell>
          <table:table-cell office:value-type="float" office:value="14.2498012" calcext:value-type="float">
            <text:p>14,2498012</text:p>
          </table:table-cell>
          <table:table-cell office:value-type="string" calcext:value-type="string">
            <text:p>Mittlerer Verborgener Turm, Bad Schandau, Sächsische Schweiz-Osterzgebirge, Sachsen, Deutschland</text:p>
          </table:table-cell>
          <table:table-cell office:value-type="float" office:value="2274002301" calcext:value-type="float">
            <text:p>2274002301</text:p>
          </table:table-cell>
          <table:table-cell table:number-columns-repeated="1636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Hinterer Verborgener Turm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Verborgener Turm, Hinterer</text:p>
          </table:table-cell>
          <table:table-cell office:value-type="string" calcext:value-type="string">
            <text:p>Schmilkaer Gebiet</text:p>
          </table:table-cell>
          <table:table-cell office:value-type="float" office:value="4284" calcext:value-type="float">
            <text:p>4284</text:p>
          </table:table-cell>
          <table:table-cell office:value-type="string" calcext:value-type="string">
            <text:p>Hinterer Verborgener 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Hinterer Verborgener Turm</text:p>
          </table:table-cell>
          <table:table-cell office:value-type="float" office:value="98" calcext:value-type="float">
            <text:p>98</text:p>
          </table:table-cell>
          <table:table-cell office:value-type="float" office:value="50.904652" calcext:value-type="float">
            <text:p>50,904652</text:p>
          </table:table-cell>
          <table:table-cell office:value-type="float" office:value="14.2499426" calcext:value-type="float">
            <text:p>14,2499426</text:p>
          </table:table-cell>
          <table:table-cell office:value-type="string" calcext:value-type="string">
            <text:p>Hinterer Verborgener Turm, Bad Schandau, Sächsische Schweiz-Osterzgebirge, Sachsen, Deutschland</text:p>
          </table:table-cell>
          <table:table-cell office:value-type="float" office:value="2274002268" calcext:value-type="float">
            <text:p>2274002268</text:p>
          </table:table-cell>
          <table:table-cell table:number-columns-repeated="1636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otensteiner Nadel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Totensteiner Nadel</text:p>
          </table:table-cell>
          <table:table-cell office:value-type="string" calcext:value-type="string">
            <text:p>Schmilkaer Gebiet</text:p>
          </table:table-cell>
          <table:table-cell office:value-type="float" office:value="4285" calcext:value-type="float">
            <text:p>4285</text:p>
          </table:table-cell>
          <table:table-cell office:value-type="string" calcext:value-type="string">
            <text:p>Totensteiner Nade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Totensteiner Nadel</text:p>
          </table:table-cell>
          <table:table-cell office:value-type="float" office:value="99" calcext:value-type="float">
            <text:p>99</text:p>
          </table:table-cell>
          <table:table-cell office:value-type="float" office:value="50.904829" calcext:value-type="float">
            <text:p>50,904829</text:p>
          </table:table-cell>
          <table:table-cell office:value-type="float" office:value="14.2505783" calcext:value-type="float">
            <text:p>14,2505783</text:p>
          </table:table-cell>
          <table:table-cell office:value-type="string" calcext:value-type="string">
            <text:p>Totensteiner Nadel, Bad Schandau, Sächsische Schweiz-Osterzgebirge, Sachsen, Deutschland</text:p>
          </table:table-cell>
          <table:table-cell office:value-type="float" office:value="251875160" calcext:value-type="float">
            <text:p>251875160</text:p>
          </table:table-cell>
          <table:table-cell table:number-columns-repeated="1636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erborgenes Riff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Verborgenes Riff</text:p>
          </table:table-cell>
          <table:table-cell office:value-type="string" calcext:value-type="string">
            <text:p>Schmilkaer Gebiet</text:p>
          </table:table-cell>
          <table:table-cell office:value-type="float" office:value="4286" calcext:value-type="float">
            <text:p>4286</text:p>
          </table:table-cell>
          <table:table-cell office:value-type="string" calcext:value-type="string">
            <text:p>Verborgenes Riff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Verborgenes Riff</text:p>
          </table:table-cell>
          <table:table-cell office:value-type="float" office:value="100" calcext:value-type="float">
            <text:p>100</text:p>
          </table:table-cell>
          <table:table-cell office:value-type="float" office:value="50.9045151" calcext:value-type="float">
            <text:p>50,9045151</text:p>
          </table:table-cell>
          <table:table-cell office:value-type="float" office:value="14.25002" calcext:value-type="float">
            <text:p>14,25002</text:p>
          </table:table-cell>
          <table:table-cell office:value-type="string" calcext:value-type="string">
            <text:p>Verborgenes Riff, Bad Schandau, Sächsische Schweiz-Osterzgebirge, Sachsen, Deutschland</text:p>
          </table:table-cell>
          <table:table-cell office:value-type="float" office:value="2274002449" calcext:value-type="float">
            <text:p>2274002449</text:p>
          </table:table-cell>
          <table:table-cell table:number-columns-repeated="1636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Verborgene Zinne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Verborgene Zinne</text:p>
          </table:table-cell>
          <table:table-cell office:value-type="string" calcext:value-type="string">
            <text:p>Schmilkaer Gebiet</text:p>
          </table:table-cell>
          <table:table-cell office:value-type="float" office:value="4287" calcext:value-type="float">
            <text:p>4287</text:p>
          </table:table-cell>
          <table:table-cell office:value-type="string" calcext:value-type="string">
            <text:p>Verborgene Zinn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Verborgene Zinne</text:p>
          </table:table-cell>
          <table:table-cell office:value-type="float" office:value="101" calcext:value-type="float">
            <text:p>101</text:p>
          </table:table-cell>
          <table:table-cell office:value-type="float" office:value="50.9037732" calcext:value-type="float">
            <text:p>50,9037732</text:p>
          </table:table-cell>
          <table:table-cell office:value-type="float" office:value="14.2496843" calcext:value-type="float">
            <text:p>14,2496843</text:p>
          </table:table-cell>
          <table:table-cell office:value-type="string" calcext:value-type="string">
            <text:p>Verborgene Zinne, Bad Schandau, Sächsische Schweiz-Osterzgebirge, Sachsen, Deutschland</text:p>
          </table:table-cell>
          <table:table-cell office:value-type="float" office:value="2274002448" calcext:value-type="float">
            <text:p>2274002448</text:p>
          </table:table-cell>
          <table:table-cell table:number-columns-repeated="1636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chadeturm *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Schadeturm</text:p>
          </table:table-cell>
          <table:table-cell office:value-type="string" calcext:value-type="string">
            <text:p>Schmilkaer Gebiet</text:p>
          </table:table-cell>
          <table:table-cell office:value-type="float" office:value="4288" calcext:value-type="float">
            <text:p>4288</text:p>
          </table:table-cell>
          <table:table-cell office:value-type="string" calcext:value-type="string">
            <text:p>Schade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Schadeturm</text:p>
          </table:table-cell>
          <table:table-cell office:value-type="float" office:value="102" calcext:value-type="float">
            <text:p>102</text:p>
          </table:table-cell>
          <table:table-cell office:value-type="float" office:value="50.9026821" calcext:value-type="float">
            <text:p>50,9026821</text:p>
          </table:table-cell>
          <table:table-cell office:value-type="float" office:value="14.2496331" calcext:value-type="float">
            <text:p>14,2496331</text:p>
          </table:table-cell>
          <table:table-cell office:value-type="string" calcext:value-type="string">
            <text:p>Schadeturm, Bad Schandau, Sächsische Schweiz-Osterzgebirge, Sachsen, Deutschland</text:p>
          </table:table-cell>
          <table:table-cell office:value-type="float" office:value="251874969" calcext:value-type="float">
            <text:p>251874969</text:p>
          </table:table-cell>
          <table:table-cell table:number-columns-repeated="1636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Kleiner Gratturm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Gratturm, Kleiner</text:p>
          </table:table-cell>
          <table:table-cell office:value-type="string" calcext:value-type="string">
            <text:p>Schmilkaer Gebiet</text:p>
          </table:table-cell>
          <table:table-cell office:value-type="float" office:value="4289" calcext:value-type="float">
            <text:p>4289</text:p>
          </table:table-cell>
          <table:table-cell office:value-type="string" calcext:value-type="string">
            <text:p>Kleiner Grat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Kleiner Gratturm</text:p>
          </table:table-cell>
          <table:table-cell office:value-type="float" office:value="103" calcext:value-type="float">
            <text:p>103</text:p>
          </table:table-cell>
          <table:table-cell office:value-type="float" office:value="50.90232" calcext:value-type="float">
            <text:p>50,90232</text:p>
          </table:table-cell>
          <table:table-cell office:value-type="float" office:value="14.2487798" calcext:value-type="float">
            <text:p>14,2487798</text:p>
          </table:table-cell>
          <table:table-cell office:value-type="string" calcext:value-type="string">
            <text:p>Kleiner Gratturm, Bad Schandau, Sächsische Schweiz-Osterzgebirge, Sachsen, Deutschland</text:p>
          </table:table-cell>
          <table:table-cell office:value-type="float" office:value="2274002285" calcext:value-type="float">
            <text:p>2274002285</text:p>
          </table:table-cell>
          <table:table-cell table:number-columns-repeated="1636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Wurzelkopf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Wurzelkopf</text:p>
          </table:table-cell>
          <table:table-cell office:value-type="string" calcext:value-type="string">
            <text:p>Schmilkaer Gebiet</text:p>
          </table:table-cell>
          <table:table-cell office:value-type="float" office:value="4290" calcext:value-type="float">
            <text:p>4290</text:p>
          </table:table-cell>
          <table:table-cell office:value-type="string" calcext:value-type="string">
            <text:p>Wurzelkopf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Wurzelkopf</text:p>
          </table:table-cell>
          <table:table-cell office:value-type="float" office:value="104" calcext:value-type="float">
            <text:p>104</text:p>
          </table:table-cell>
          <table:table-cell office:value-type="float" office:value="50.9021354" calcext:value-type="float">
            <text:p>50,9021354</text:p>
          </table:table-cell>
          <table:table-cell office:value-type="float" office:value="14.2494164" calcext:value-type="float">
            <text:p>14,2494164</text:p>
          </table:table-cell>
          <table:table-cell office:value-type="string" calcext:value-type="string">
            <text:p>Wurzelkopf, Bad Schandau, Sächsische Schweiz-Osterzgebirge, Sachsen, Deutschland</text:p>
          </table:table-cell>
          <table:table-cell office:value-type="float" office:value="251875190" calcext:value-type="float">
            <text:p>251875190</text:p>
          </table:table-cell>
          <table:table-cell table:number-columns-repeated="1636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amsturm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Gamsturm</text:p>
          </table:table-cell>
          <table:table-cell office:value-type="string" calcext:value-type="string">
            <text:p>Schmilkaer Gebiet</text:p>
          </table:table-cell>
          <table:table-cell office:value-type="float" office:value="4291" calcext:value-type="float">
            <text:p>4291</text:p>
          </table:table-cell>
          <table:table-cell office:value-type="string" calcext:value-type="string">
            <text:p>Gams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Gamsturm</text:p>
          </table:table-cell>
          <table:table-cell office:value-type="float" office:value="105" calcext:value-type="float">
            <text:p>105</text:p>
          </table:table-cell>
          <table:table-cell office:value-type="float" office:value="50.9029172" calcext:value-type="float">
            <text:p>50,9029172</text:p>
          </table:table-cell>
          <table:table-cell office:value-type="float" office:value="14.2504892" calcext:value-type="float">
            <text:p>14,2504892</text:p>
          </table:table-cell>
          <table:table-cell office:value-type="string" calcext:value-type="string">
            <text:p>Gamsturm, Bad Schandau, Sächsische Schweiz-Osterzgebirge, Sachsen, Deutschland</text:p>
          </table:table-cell>
          <table:table-cell office:value-type="float" office:value="251874579" calcext:value-type="float">
            <text:p>251874579</text:p>
          </table:table-cell>
          <table:table-cell table:number-columns-repeated="1636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Kapellenwandwächter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Kapellenwandwächter</text:p>
          </table:table-cell>
          <table:table-cell office:value-type="string" calcext:value-type="string">
            <text:p>Schmilkaer Gebiet</text:p>
          </table:table-cell>
          <table:table-cell office:value-type="float" office:value="4292" calcext:value-type="float">
            <text:p>4292</text:p>
          </table:table-cell>
          <table:table-cell office:value-type="string" calcext:value-type="string">
            <text:p>Kapellenwandwäch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Kapellenwandwächter</text:p>
          </table:table-cell>
          <table:table-cell office:value-type="float" office:value="106" calcext:value-type="float">
            <text:p>106</text:p>
          </table:table-cell>
          <table:table-cell office:value-type="float" office:value="50.9031424" calcext:value-type="float">
            <text:p>50,9031424</text:p>
          </table:table-cell>
          <table:table-cell office:value-type="float" office:value="14.2504305" calcext:value-type="float">
            <text:p>14,2504305</text:p>
          </table:table-cell>
          <table:table-cell office:value-type="string" calcext:value-type="string">
            <text:p>Kapellenwandwächter, Bad Schandau, Sächsische Schweiz-Osterzgebirge, Sachsen, Deutschland</text:p>
          </table:table-cell>
          <table:table-cell office:value-type="float" office:value="251874771" calcext:value-type="float">
            <text:p>251874771</text:p>
          </table:table-cell>
          <table:table-cell table:number-columns-repeated="1636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ornröschen *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Dornröschen</text:p>
          </table:table-cell>
          <table:table-cell office:value-type="string" calcext:value-type="string">
            <text:p>Schmilkaer Gebiet</text:p>
          </table:table-cell>
          <table:table-cell office:value-type="float" office:value="4316" calcext:value-type="float">
            <text:p>4316</text:p>
          </table:table-cell>
          <table:table-cell office:value-type="string" calcext:value-type="string">
            <text:p>Dornröschen (Kapellenwand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Dornröschen</text:p>
          </table:table-cell>
          <table:table-cell office:value-type="float" office:value="107" calcext:value-type="float">
            <text:p>107</text:p>
          </table:table-cell>
          <table:table-cell office:value-type="float" office:value="50.9032641" calcext:value-type="float">
            <text:p>50,9032641</text:p>
          </table:table-cell>
          <table:table-cell office:value-type="float" office:value="14.250472" calcext:value-type="float">
            <text:p>14,250472</text:p>
          </table:table-cell>
          <table:table-cell office:value-type="string" calcext:value-type="string">
            <text:p>Dornröschen, Bad Schandau, Sächsische Schweiz-Osterzgebirge, Sachsen, Deutschland</text:p>
          </table:table-cell>
          <table:table-cell office:value-type="float" office:value="2260819423" calcext:value-type="float">
            <text:p>2260819423</text:p>
          </table:table-cell>
          <table:table-cell table:number-columns-repeated="1636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Kulissenwächter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Kulissenwächter</text:p>
          </table:table-cell>
          <table:table-cell office:value-type="string" calcext:value-type="string">
            <text:p>Schmilkaer Gebiet</text:p>
          </table:table-cell>
          <table:table-cell office:value-type="float" office:value="4293" calcext:value-type="float">
            <text:p>4293</text:p>
          </table:table-cell>
          <table:table-cell office:value-type="string" calcext:value-type="string">
            <text:p>Kulissenwäch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Kulissenwächter</text:p>
          </table:table-cell>
          <table:table-cell office:value-type="float" office:value="108" calcext:value-type="float">
            <text:p>108</text:p>
          </table:table-cell>
          <table:table-cell office:value-type="float" office:value="50.9036352" calcext:value-type="float">
            <text:p>50,9036352</text:p>
          </table:table-cell>
          <table:table-cell office:value-type="float" office:value="14.2551278" calcext:value-type="float">
            <text:p>14,2551278</text:p>
          </table:table-cell>
          <table:table-cell office:value-type="string" calcext:value-type="string">
            <text:p>Kulissenwächter, Bad Schandau, Sächsische Schweiz-Osterzgebirge, Sachsen, Deutschland</text:p>
          </table:table-cell>
          <table:table-cell office:value-type="float" office:value="251874797" calcext:value-type="float">
            <text:p>251874797</text:p>
          </table:table-cell>
          <table:table-cell table:number-columns-repeated="1636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Wurzelturm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Wurzelturm</text:p>
          </table:table-cell>
          <table:table-cell office:value-type="string" calcext:value-type="string">
            <text:p>Schmilkaer Gebiet</text:p>
          </table:table-cell>
          <table:table-cell office:value-type="float" office:value="4294" calcext:value-type="float">
            <text:p>4294</text:p>
          </table:table-cell>
          <table:table-cell office:value-type="string" calcext:value-type="string">
            <text:p>Wurzel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Wurzelturm</text:p>
          </table:table-cell>
          <table:table-cell office:value-type="float" office:value="109" calcext:value-type="float">
            <text:p>109</text:p>
          </table:table-cell>
          <table:table-cell office:value-type="float" office:value="50.9022517" calcext:value-type="float">
            <text:p>50,9022517</text:p>
          </table:table-cell>
          <table:table-cell office:value-type="float" office:value="14.251624" calcext:value-type="float">
            <text:p>14,251624</text:p>
          </table:table-cell>
          <table:table-cell office:value-type="string" calcext:value-type="string">
            <text:p>Wurzelturm, Bad Schandau, Sächsische Schweiz-Osterzgebirge, Sachsen, Deutschland</text:p>
          </table:table-cell>
          <table:table-cell office:value-type="float" office:value="251875196" calcext:value-type="float">
            <text:p>251875196</text:p>
          </table:table-cell>
          <table:table-cell table:number-columns-repeated="1636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Wurzelnadel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Wurzelnadel</text:p>
          </table:table-cell>
          <table:table-cell office:value-type="string" calcext:value-type="string">
            <text:p>Schmilkaer Gebiet</text:p>
          </table:table-cell>
          <table:table-cell office:value-type="float" office:value="4295" calcext:value-type="float">
            <text:p>4295</text:p>
          </table:table-cell>
          <table:table-cell office:value-type="string" calcext:value-type="string">
            <text:p>Wurzelnade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Wurzelnadel</text:p>
          </table:table-cell>
          <table:table-cell office:value-type="float" office:value="110" calcext:value-type="float">
            <text:p>110</text:p>
          </table:table-cell>
          <table:table-cell office:value-type="float" office:value="50.902177" calcext:value-type="float">
            <text:p>50,902177</text:p>
          </table:table-cell>
          <table:table-cell office:value-type="float" office:value="14.2514476" calcext:value-type="float">
            <text:p>14,2514476</text:p>
          </table:table-cell>
          <table:table-cell office:value-type="string" calcext:value-type="string">
            <text:p>Wurzelnadel, Bad Schandau, Sächsische Schweiz-Osterzgebirge, Sachsen, Deutschland</text:p>
          </table:table-cell>
          <table:table-cell office:value-type="float" office:value="251875195" calcext:value-type="float">
            <text:p>251875195</text:p>
          </table:table-cell>
          <table:table-cell table:number-columns-repeated="1636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Unteres Buchentürmchen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Buchentürmchen, Unteres</text:p>
          </table:table-cell>
          <table:table-cell office:value-type="string" calcext:value-type="string">
            <text:p>Schmilkaer Gebiet</text:p>
          </table:table-cell>
          <table:table-cell office:value-type="float" office:value="4296" calcext:value-type="float">
            <text:p>4296</text:p>
          </table:table-cell>
          <table:table-cell office:value-type="string" calcext:value-type="string">
            <text:p>Unteres Buchentürmchen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Unteres Buchentürmchen</text:p>
          </table:table-cell>
          <table:table-cell office:value-type="float" office:value="111" calcext:value-type="float">
            <text:p>111</text:p>
          </table:table-cell>
          <table:table-cell office:value-type="float" office:value="50.9014283" calcext:value-type="float">
            <text:p>50,9014283</text:p>
          </table:table-cell>
          <table:table-cell office:value-type="float" office:value="14.2517024" calcext:value-type="float">
            <text:p>14,2517024</text:p>
          </table:table-cell>
          <table:table-cell office:value-type="string" calcext:value-type="string">
            <text:p>Unteres Buchentürmchen, Bad Schandau, Sächsische Schweiz-Osterzgebirge, Sachsen, Deutschland</text:p>
          </table:table-cell>
          <table:table-cell office:value-type="float" office:value="251875089" calcext:value-type="float">
            <text:p>251875089</text:p>
          </table:table-cell>
          <table:table-cell table:number-columns-repeated="1636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Oberes Buchentürmchen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Buchentürmchen, Oberes</text:p>
          </table:table-cell>
          <table:table-cell office:value-type="string" calcext:value-type="string">
            <text:p>Schmilkaer Gebiet</text:p>
          </table:table-cell>
          <table:table-cell office:value-type="float" office:value="4297" calcext:value-type="float">
            <text:p>4297</text:p>
          </table:table-cell>
          <table:table-cell office:value-type="string" calcext:value-type="string">
            <text:p>Oberes Buchentürmchen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Oberes Buchentürmchen</text:p>
          </table:table-cell>
          <table:table-cell office:value-type="float" office:value="112" calcext:value-type="float">
            <text:p>112</text:p>
          </table:table-cell>
          <table:table-cell office:value-type="float" office:value="50.90151" calcext:value-type="float">
            <text:p>50,90151</text:p>
          </table:table-cell>
          <table:table-cell office:value-type="float" office:value="14.2519439" calcext:value-type="float">
            <text:p>14,2519439</text:p>
          </table:table-cell>
          <table:table-cell office:value-type="string" calcext:value-type="string">
            <text:p>Oberes Buchentürmchen, Bad Schandau, Sächsische Schweiz-Osterzgebirge, Sachsen, Deutschland</text:p>
          </table:table-cell>
          <table:table-cell office:value-type="float" office:value="251874911" calcext:value-type="float">
            <text:p>251874911</text:p>
          </table:table-cell>
          <table:table-cell table:number-columns-repeated="1636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achturm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Bachturm</text:p>
          </table:table-cell>
          <table:table-cell office:value-type="string" calcext:value-type="string">
            <text:p>Schmilkaer Gebiet</text:p>
          </table:table-cell>
          <table:table-cell office:value-type="float" office:value="4298" calcext:value-type="float">
            <text:p>4298</text:p>
          </table:table-cell>
          <table:table-cell office:value-type="string" calcext:value-type="string">
            <text:p>Bach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Bachturm</text:p>
          </table:table-cell>
          <table:table-cell office:value-type="float" office:value="113" calcext:value-type="float">
            <text:p>113</text:p>
          </table:table-cell>
          <table:table-cell office:value-type="float" office:value="50.9008085" calcext:value-type="float">
            <text:p>50,9008085</text:p>
          </table:table-cell>
          <table:table-cell office:value-type="float" office:value="14.2522206" calcext:value-type="float">
            <text:p>14,2522206</text:p>
          </table:table-cell>
          <table:table-cell office:value-type="string" calcext:value-type="string">
            <text:p>Bachturm, Bad Schandau, Sächsische Schweiz-Osterzgebirge, Sachsen, Deutschland</text:p>
          </table:table-cell>
          <table:table-cell office:value-type="float" office:value="251874434" calcext:value-type="float">
            <text:p>251874434</text:p>
          </table:table-cell>
          <table:table-cell table:number-columns-repeated="1636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Wurzelwarte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Wurzelwarte</text:p>
          </table:table-cell>
          <table:table-cell office:value-type="string" calcext:value-type="string">
            <text:p>Schmilkaer Gebiet</text:p>
          </table:table-cell>
          <table:table-cell office:value-type="float" office:value="4299" calcext:value-type="float">
            <text:p>4299</text:p>
          </table:table-cell>
          <table:table-cell office:value-type="string" calcext:value-type="string">
            <text:p>Wurzelwart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Wurzelwarte</text:p>
          </table:table-cell>
          <table:table-cell office:value-type="float" office:value="114" calcext:value-type="float">
            <text:p>114</text:p>
          </table:table-cell>
          <table:table-cell office:value-type="float" office:value="50.9004946" calcext:value-type="float">
            <text:p>50,9004946</text:p>
          </table:table-cell>
          <table:table-cell office:value-type="float" office:value="14.2502273" calcext:value-type="float">
            <text:p>14,2502273</text:p>
          </table:table-cell>
          <table:table-cell office:value-type="string" calcext:value-type="string">
            <text:p>Wurzelwarte, Bad Schandau, Sächsische Schweiz-Osterzgebirge, Sachsen, Deutschland</text:p>
          </table:table-cell>
          <table:table-cell office:value-type="float" office:value="251875193" calcext:value-type="float">
            <text:p>251875193</text:p>
          </table:table-cell>
          <table:table-cell table:number-columns-repeated="1636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Hennefels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Hennefels</text:p>
          </table:table-cell>
          <table:table-cell office:value-type="string" calcext:value-type="string">
            <text:p>Schmilkaer Gebiet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Hennefel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Hennefels</text:p>
          </table:table-cell>
          <table:table-cell office:value-type="float" office:value="115" calcext:value-type="float">
            <text:p>115</text:p>
          </table:table-cell>
          <table:table-cell office:value-type="float" office:value="50.9001969" calcext:value-type="float">
            <text:p>50,9001969</text:p>
          </table:table-cell>
          <table:table-cell office:value-type="float" office:value="14.2497087" calcext:value-type="float">
            <text:p>14,2497087</text:p>
          </table:table-cell>
          <table:table-cell office:value-type="string" calcext:value-type="string">
            <text:p>Hennefels, Bad Schandau, Sächsische Schweiz-Osterzgebirge, Sachsen, Deutschland</text:p>
          </table:table-cell>
          <table:table-cell office:value-type="float" office:value="251874658" calcext:value-type="float">
            <text:p>251874658</text:p>
          </table:table-cell>
          <table:table-cell table:number-columns-repeated="1636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oschrylenturm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Coschrylenturm</text:p>
          </table:table-cell>
          <table:table-cell office:value-type="string" calcext:value-type="string">
            <text:p>Schmilkaer Gebiet</text:p>
          </table:table-cell>
          <table:table-cell office:value-type="float" office:value="4301" calcext:value-type="float">
            <text:p>4301</text:p>
          </table:table-cell>
          <table:table-cell office:value-type="string" calcext:value-type="string">
            <text:p>Coschrylen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Coschrylenturm</text:p>
          </table:table-cell>
          <table:table-cell office:value-type="float" office:value="116" calcext:value-type="float">
            <text:p>116</text:p>
          </table:table-cell>
          <table:table-cell office:value-type="float" office:value="50.8995358" calcext:value-type="float">
            <text:p>50,8995358</text:p>
          </table:table-cell>
          <table:table-cell office:value-type="float" office:value="14.2482901" calcext:value-type="float">
            <text:p>14,2482901</text:p>
          </table:table-cell>
          <table:table-cell office:value-type="string" calcext:value-type="string">
            <text:p>Coschrylenturm, Bad Schandau, Sächsische Schweiz-Osterzgebirge, Sachsen, Deutschland</text:p>
          </table:table-cell>
          <table:table-cell office:value-type="float" office:value="251874508" calcext:value-type="float">
            <text:p>251874508</text:p>
          </table:table-cell>
          <table:table-cell table:number-columns-repeated="1636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ommerturm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Sommerturm</text:p>
          </table:table-cell>
          <table:table-cell office:value-type="string" calcext:value-type="string">
            <text:p>Schmilkaer Gebiet</text:p>
          </table:table-cell>
          <table:table-cell office:value-type="float" office:value="4302" calcext:value-type="float">
            <text:p>4302</text:p>
          </table:table-cell>
          <table:table-cell office:value-type="string" calcext:value-type="string">
            <text:p>Sommer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Sommerturm</text:p>
          </table:table-cell>
          <table:table-cell office:value-type="float" office:value="117" calcext:value-type="float">
            <text:p>117</text:p>
          </table:table-cell>
          <table:table-cell office:value-type="float" office:value="50.8994513" calcext:value-type="float">
            <text:p>50,8994513</text:p>
          </table:table-cell>
          <table:table-cell office:value-type="float" office:value="14.2479921" calcext:value-type="float">
            <text:p>14,2479921</text:p>
          </table:table-cell>
          <table:table-cell office:value-type="string" calcext:value-type="string">
            <text:p>Sommerturm, Bad Schandau, Sächsische Schweiz-Osterzgebirge, Sachsen, Deutschland</text:p>
          </table:table-cell>
          <table:table-cell office:value-type="float" office:value="251875020" calcext:value-type="float">
            <text:p>251875020</text:p>
          </table:table-cell>
          <table:table-cell table:number-columns-repeated="1636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Winterturm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Winterturm</text:p>
          </table:table-cell>
          <table:table-cell office:value-type="string" calcext:value-type="string">
            <text:p>Schmilkaer Gebiet</text:p>
          </table:table-cell>
          <table:table-cell office:value-type="float" office:value="4303" calcext:value-type="float">
            <text:p>4303</text:p>
          </table:table-cell>
          <table:table-cell office:value-type="string" calcext:value-type="string">
            <text:p>Winter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Winterturm</text:p>
          </table:table-cell>
          <table:table-cell office:value-type="float" office:value="118" calcext:value-type="float">
            <text:p>118</text:p>
          </table:table-cell>
          <table:table-cell office:value-type="float" office:value="50.8993438" calcext:value-type="float">
            <text:p>50,8993438</text:p>
          </table:table-cell>
          <table:table-cell office:value-type="float" office:value="14.2476319" calcext:value-type="float">
            <text:p>14,2476319</text:p>
          </table:table-cell>
          <table:table-cell office:value-type="string" calcext:value-type="string">
            <text:p>Winterturm, Bad Schandau, Sächsische Schweiz-Osterzgebirge, Sachsen, Deutschland</text:p>
          </table:table-cell>
          <table:table-cell office:value-type="float" office:value="251875167" calcext:value-type="float">
            <text:p>251875167</text:p>
          </table:table-cell>
          <table:table-cell table:number-columns-repeated="1636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oblätzschturm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Poblätzschturm</text:p>
          </table:table-cell>
          <table:table-cell office:value-type="string" calcext:value-type="string">
            <text:p>Schmilkaer Gebiet</text:p>
          </table:table-cell>
          <table:table-cell office:value-type="float" office:value="4304" calcext:value-type="float">
            <text:p>4304</text:p>
          </table:table-cell>
          <table:table-cell office:value-type="string" calcext:value-type="string">
            <text:p>Poblätzsch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Poblätzschturm</text:p>
          </table:table-cell>
          <table:table-cell office:value-type="float" office:value="119" calcext:value-type="float">
            <text:p>119</text:p>
          </table:table-cell>
          <table:table-cell office:value-type="float" office:value="50.8991474" calcext:value-type="float">
            <text:p>50,8991474</text:p>
          </table:table-cell>
          <table:table-cell office:value-type="float" office:value="14.2469491" calcext:value-type="float">
            <text:p>14,2469491</text:p>
          </table:table-cell>
          <table:table-cell office:value-type="string" calcext:value-type="string">
            <text:p>Poblätzschturm, Bad Schandau, Sächsische Schweiz-Osterzgebirge, Sachsen, Deutschland</text:p>
          </table:table-cell>
          <table:table-cell office:value-type="float" office:value="251874937" calcext:value-type="float">
            <text:p>251874937</text:p>
          </table:table-cell>
          <table:table-cell table:number-columns-repeated="1636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oblätzschspitze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Poblätzschspitze</text:p>
          </table:table-cell>
          <table:table-cell office:value-type="string" calcext:value-type="string">
            <text:p>Schmilkaer Gebiet</text:p>
          </table:table-cell>
          <table:table-cell office:value-type="float" office:value="4305" calcext:value-type="float">
            <text:p>4305</text:p>
          </table:table-cell>
          <table:table-cell office:value-type="string" calcext:value-type="string">
            <text:p>Poblätzschspitz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Poblätzschspitze</text:p>
          </table:table-cell>
          <table:table-cell office:value-type="float" office:value="120" calcext:value-type="float">
            <text:p>120</text:p>
          </table:table-cell>
          <table:table-cell office:value-type="float" office:value="50.8990871" calcext:value-type="float">
            <text:p>50,8990871</text:p>
          </table:table-cell>
          <table:table-cell office:value-type="float" office:value="14.2479402" calcext:value-type="float">
            <text:p>14,2479402</text:p>
          </table:table-cell>
          <table:table-cell office:value-type="string" calcext:value-type="string">
            <text:p>Poblätzschspitze, Bad Schandau, Sächsische Schweiz-Osterzgebirge, Sachsen, Deutschland</text:p>
          </table:table-cell>
          <table:table-cell office:value-type="float" office:value="251874943" calcext:value-type="float">
            <text:p>251874943</text:p>
          </table:table-cell>
          <table:table-cell table:number-columns-repeated="1636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oblätzschwand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Poblätzschwand</text:p>
          </table:table-cell>
          <table:table-cell office:value-type="string" calcext:value-type="string">
            <text:p>Schmilkaer Gebiet</text:p>
          </table:table-cell>
          <table:table-cell office:value-type="float" office:value="4306" calcext:value-type="float">
            <text:p>4306</text:p>
          </table:table-cell>
          <table:table-cell office:value-type="string" calcext:value-type="string">
            <text:p>Poblätzschwand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Poblätzschwand</text:p>
          </table:table-cell>
          <table:table-cell office:value-type="float" office:value="121" calcext:value-type="float">
            <text:p>121</text:p>
          </table:table-cell>
          <table:table-cell office:value-type="float" office:value="50.899024" calcext:value-type="float">
            <text:p>50,899024</text:p>
          </table:table-cell>
          <table:table-cell office:value-type="float" office:value="14.2480595" calcext:value-type="float">
            <text:p>14,2480595</text:p>
          </table:table-cell>
          <table:table-cell office:value-type="string" calcext:value-type="string">
            <text:p>Poblätzschwand, Bad Schandau, Sächsische Schweiz-Osterzgebirge, Sachsen, Deutschland</text:p>
          </table:table-cell>
          <table:table-cell office:value-type="float" office:value="251874936" calcext:value-type="float">
            <text:p>251874936</text:p>
          </table:table-cell>
          <table:table-cell table:number-columns-repeated="1636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ange Wand **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Lange Wand</text:p>
          </table:table-cell>
          <table:table-cell office:value-type="string" calcext:value-type="string">
            <text:p>Schmilkaer Gebiet</text:p>
          </table:table-cell>
          <table:table-cell office:value-type="float" office:value="4307" calcext:value-type="float">
            <text:p>4307</text:p>
          </table:table-cell>
          <table:table-cell office:value-type="string" calcext:value-type="string">
            <text:p>Lange Wand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Lange Wand</text:p>
          </table:table-cell>
          <table:table-cell office:value-type="float" office:value="122" calcext:value-type="float">
            <text:p>122</text:p>
          </table:table-cell>
          <table:table-cell office:value-type="float" office:value="50.8983452" calcext:value-type="float">
            <text:p>50,8983452</text:p>
          </table:table-cell>
          <table:table-cell office:value-type="float" office:value="14.2485334" calcext:value-type="float">
            <text:p>14,2485334</text:p>
          </table:table-cell>
          <table:table-cell office:value-type="string" calcext:value-type="string">
            <text:p>Lange Wand, Bad Schandau, Sächsische Schweiz-Osterzgebirge, Sachsen, Deutschland</text:p>
          </table:table-cell>
          <table:table-cell office:value-type="float" office:value="251874847" calcext:value-type="float">
            <text:p>251874847</text:p>
          </table:table-cell>
          <table:table-cell table:number-columns-repeated="1636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Vorderer Spätling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Spätling, Vorderer</text:p>
          </table:table-cell>
          <table:table-cell office:value-type="string" calcext:value-type="string">
            <text:p>Schmilkaer Gebiet</text:p>
          </table:table-cell>
          <table:table-cell office:value-type="float" office:value="4308" calcext:value-type="float">
            <text:p>4308</text:p>
          </table:table-cell>
          <table:table-cell office:value-type="string" calcext:value-type="string">
            <text:p>Vorderer Spätling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Vorderer Spätling</text:p>
          </table:table-cell>
          <table:table-cell office:value-type="float" office:value="123" calcext:value-type="float">
            <text:p>123</text:p>
          </table:table-cell>
          <table:table-cell office:value-type="float" office:value="50.8921422" calcext:value-type="float">
            <text:p>50,8921422</text:p>
          </table:table-cell>
          <table:table-cell office:value-type="float" office:value="14.2488483" calcext:value-type="float">
            <text:p>14,2488483</text:p>
          </table:table-cell>
          <table:table-cell office:value-type="string" calcext:value-type="string">
            <text:p>Vorderer Spätling, Bad Schandau, Sächsische Schweiz-Osterzgebirge, Sachsen, Deutschland</text:p>
          </table:table-cell>
          <table:table-cell office:value-type="float" office:value="2274002472" calcext:value-type="float">
            <text:p>2274002472</text:p>
          </table:table-cell>
          <table:table-cell table:number-columns-repeated="1636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interer Spätling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Spätling, Hinterer</text:p>
          </table:table-cell>
          <table:table-cell office:value-type="string" calcext:value-type="string">
            <text:p>Schmilkaer Gebiet</text:p>
          </table:table-cell>
          <table:table-cell office:value-type="float" office:value="4309" calcext:value-type="float">
            <text:p>4309</text:p>
          </table:table-cell>
          <table:table-cell office:value-type="string" calcext:value-type="string">
            <text:p>Hinterer Spätling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Hinterer Spätling</text:p>
          </table:table-cell>
          <table:table-cell office:value-type="float" office:value="124" calcext:value-type="float">
            <text:p>124</text:p>
          </table:table-cell>
          <table:table-cell office:value-type="float" office:value="50.892105" calcext:value-type="float">
            <text:p>50,892105</text:p>
          </table:table-cell>
          <table:table-cell office:value-type="float" office:value="14.2488597" calcext:value-type="float">
            <text:p>14,2488597</text:p>
          </table:table-cell>
          <table:table-cell office:value-type="string" calcext:value-type="string">
            <text:p>Hinterer Spätling, Bad Schandau, Sächsische Schweiz-Osterzgebirge, Sachsen, Deutschland</text:p>
          </table:table-cell>
          <table:table-cell office:value-type="float" office:value="2274002267" calcext:value-type="float">
            <text:p>2274002267</text:p>
          </table:table-cell>
          <table:table-cell table:number-columns-repeated="1636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Wand am Kipphorn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Wand am Kipphorn</text:p>
          </table:table-cell>
          <table:table-cell office:value-type="string" calcext:value-type="string">
            <text:p>Schmilkaer Gebiet</text:p>
          </table:table-cell>
          <table:table-cell office:value-type="float" office:value="4310" calcext:value-type="float">
            <text:p>4310</text:p>
          </table:table-cell>
          <table:table-cell office:value-type="string" calcext:value-type="string">
            <text:p>Wand am Kipphorn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Wand am Kipphorn</text:p>
          </table:table-cell>
          <table:table-cell office:value-type="float" office:value="125" calcext:value-type="float">
            <text:p>125</text:p>
          </table:table-cell>
          <table:table-cell office:value-type="float" office:value="50.8914275" calcext:value-type="float">
            <text:p>50,8914275</text:p>
          </table:table-cell>
          <table:table-cell office:value-type="float" office:value="14.2482609" calcext:value-type="float">
            <text:p>14,2482609</text:p>
          </table:table-cell>
          <table:table-cell office:value-type="string" calcext:value-type="string">
            <text:p>Wand am Kipphorn, Bad Schandau, Sächsische Schweiz-Osterzgebirge, Sachsen, Deutschland</text:p>
          </table:table-cell>
          <table:table-cell office:value-type="float" office:value="1678742427" calcext:value-type="float">
            <text:p>1678742427</text:p>
          </table:table-cell>
          <table:table-cell table:number-columns-repeated="1636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Kipphornwächter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Kipphornwächter</text:p>
          </table:table-cell>
          <table:table-cell office:value-type="string" calcext:value-type="string">
            <text:p>Schmilkaer Gebiet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Kipphornwäch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Kipphornwächter</text:p>
          </table:table-cell>
          <table:table-cell office:value-type="float" office:value="126" calcext:value-type="float">
            <text:p>126</text:p>
          </table:table-cell>
          <table:table-cell office:value-type="float" office:value="50.8909142" calcext:value-type="float">
            <text:p>50,8909142</text:p>
          </table:table-cell>
          <table:table-cell office:value-type="float" office:value="14.2485067" calcext:value-type="float">
            <text:p>14,2485067</text:p>
          </table:table-cell>
          <table:table-cell office:value-type="string" calcext:value-type="string">
            <text:p>Kipphornwächter, Bad Schandau, Sächsische Schweiz-Osterzgebirge, Sachsen, Deutschland</text:p>
          </table:table-cell>
          <table:table-cell office:value-type="float" office:value="1678741904" calcext:value-type="float">
            <text:p>1678741904</text:p>
          </table:table-cell>
          <table:table-cell table:number-columns-repeated="1636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Zufallsturm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Schmilkaer Gebiet</text:p>
          </table:table-cell>
          <table:table-cell office:value-type="float" office:value="10" calcext:value-type="float">
            <text:p>10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Zufallsturm</text:p>
          </table:table-cell>
          <table:table-cell office:value-type="string" calcext:value-type="string">
            <text:p>Schmilkaer Gebiet</text:p>
          </table:table-cell>
          <table:table-cell office:value-type="float" office:value="4312" calcext:value-type="float">
            <text:p>4312</text:p>
          </table:table-cell>
          <table:table-cell office:value-type="string" calcext:value-type="string">
            <text:p>Zufallstur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chmilkaer Gebiet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Zufallsturm</text:p>
          </table:table-cell>
          <table:table-cell office:value-type="float" office:value="127" calcext:value-type="float">
            <text:p>127</text:p>
          </table:table-cell>
          <table:table-cell office:value-type="float" office:value="50.8908828" calcext:value-type="float">
            <text:p>50,8908828</text:p>
          </table:table-cell>
          <table:table-cell office:value-type="float" office:value="14.2483286" calcext:value-type="float">
            <text:p>14,2483286</text:p>
          </table:table-cell>
          <table:table-cell office:value-type="string" calcext:value-type="string">
            <text:p>Zufallsturm, Bad Schandau, Sächsische Schweiz-Osterzgebirge, Sachsen, Deutschland</text:p>
          </table:table-cell>
          <table:table-cell office:value-type="float" office:value="2514357322" calcext:value-type="float">
            <text:p>2514357322</text:p>
          </table:table-cell>
          <table:table-cell table:number-columns-repeated="1636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üttenwart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Hüttenwart</text:p>
          </table:table-cell>
          <table:table-cell office:value-type="string" calcext:value-type="string">
            <text:p>Schrammsteine</text:p>
          </table:table-cell>
          <table:table-cell office:value-type="float" office:value="4318" calcext:value-type="float">
            <text:p>4318</text:p>
          </table:table-cell>
          <table:table-cell office:value-type="string" calcext:value-type="string">
            <text:p>Hüttenwar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Hüttenwart</text:p>
          </table:table-cell>
          <table:table-cell office:value-type="float" office:value="1" calcext:value-type="float">
            <text:p>1</text:p>
          </table:table-cell>
          <table:table-cell office:value-type="float" office:value="50.9159867" calcext:value-type="float">
            <text:p>50,9159867</text:p>
          </table:table-cell>
          <table:table-cell office:value-type="float" office:value="14.1843662" calcext:value-type="float">
            <text:p>14,1843662</text:p>
          </table:table-cell>
          <table:table-cell office:value-type="string" calcext:value-type="string">
            <text:p>Hüttenwart, Bad Schandau, Sächsische Schweiz-Osterzgebirge, Sachsen, 01814, Deutschland</text:p>
          </table:table-cell>
          <table:table-cell office:value-type="float" office:value="787726962" calcext:value-type="float">
            <text:p>787726962</text:p>
          </table:table-cell>
          <table:table-cell table:number-columns-repeated="1636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nsgrundwächte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Zahnsgrundwächter</text:p>
          </table:table-cell>
          <table:table-cell office:value-type="string" calcext:value-type="string">
            <text:p>Schrammsteine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Zahnsgrundwächter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Zahnsgrundwächter</text:p>
          </table:table-cell>
          <table:table-cell office:value-type="float" office:value="2" calcext:value-type="float">
            <text:p>2</text:p>
          </table:table-cell>
          <table:table-cell office:value-type="float" office:value="50.9186899" calcext:value-type="float">
            <text:p>50,9186899</text:p>
          </table:table-cell>
          <table:table-cell office:value-type="float" office:value="14.1891999" calcext:value-type="float">
            <text:p>14,1891999</text:p>
          </table:table-cell>
          <table:table-cell office:value-type="string" calcext:value-type="string">
            <text:p>Zahnsgrundwächter, Bad Schandau, Sächsische Schweiz-Osterzgebirge, Sachsen, 01814, Deutschland</text:p>
          </table:table-cell>
          <table:table-cell office:value-type="float" office:value="1608214523" calcext:value-type="float">
            <text:p>1608214523</text:p>
          </table:table-cell>
          <table:table-cell table:number-columns-repeated="1636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ötze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Götze</text:p>
          </table:table-cell>
          <table:table-cell office:value-type="string" calcext:value-type="string">
            <text:p>Schrammsteine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Götz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Götze</text:p>
          </table:table-cell>
          <table:table-cell office:value-type="float" office:value="3" calcext:value-type="float">
            <text:p>3</text:p>
          </table:table-cell>
          <table:table-cell office:value-type="float" office:value="50.9187756" calcext:value-type="float">
            <text:p>50,9187756</text:p>
          </table:table-cell>
          <table:table-cell office:value-type="float" office:value="14.1892721" calcext:value-type="float">
            <text:p>14,1892721</text:p>
          </table:table-cell>
          <table:table-cell office:value-type="string" calcext:value-type="string">
            <text:p>Götze, Bad Schandau, Sächsische Schweiz-Osterzgebirge, Sachsen, 01814, Deutschland</text:p>
          </table:table-cell>
          <table:table-cell office:value-type="float" office:value="2260819443" calcext:value-type="float">
            <text:p>2260819443</text:p>
          </table:table-cell>
          <table:table-cell table:number-columns-repeated="1636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ahnsgrundturm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Zahnsgrundturm</text:p>
          </table:table-cell>
          <table:table-cell office:value-type="string" calcext:value-type="string">
            <text:p>Schrammsteine</text:p>
          </table:table-cell>
          <table:table-cell office:value-type="float" office:value="4321" calcext:value-type="float">
            <text:p>4321</text:p>
          </table:table-cell>
          <table:table-cell office:value-type="string" calcext:value-type="string">
            <text:p>Zahnsgrundturm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Zahnsgrundturm</text:p>
          </table:table-cell>
          <table:table-cell office:value-type="float" office:value="4" calcext:value-type="float">
            <text:p>4</text:p>
          </table:table-cell>
          <table:table-cell office:value-type="float" office:value="50.918751" calcext:value-type="float">
            <text:p>50,918751</text:p>
          </table:table-cell>
          <table:table-cell office:value-type="float" office:value="14.1893884" calcext:value-type="float">
            <text:p>14,1893884</text:p>
          </table:table-cell>
          <table:table-cell office:value-type="string" calcext:value-type="string">
            <text:p>Zahnsgrundturm, Bad Schandau, Sächsische Schweiz-Osterzgebirge, Sachsen, 01814, Deutschland</text:p>
          </table:table-cell>
          <table:table-cell office:value-type="float" office:value="2260819534" calcext:value-type="float">
            <text:p>2260819534</text:p>
          </table:table-cell>
          <table:table-cell table:number-columns-repeated="1636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chießgrundscheibe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chießgrundscheibe</text:p>
          </table:table-cell>
          <table:table-cell office:value-type="string" calcext:value-type="string">
            <text:p>Schrammsteine</text:p>
          </table:table-cell>
          <table:table-cell office:value-type="float" office:value="4322" calcext:value-type="float">
            <text:p>4322</text:p>
          </table:table-cell>
          <table:table-cell office:value-type="string" calcext:value-type="string">
            <text:p>Schießgrundscheib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Schießgrundscheibe</text:p>
          </table:table-cell>
          <table:table-cell office:value-type="float" office:value="5" calcext:value-type="float">
            <text:p>5</text:p>
          </table:table-cell>
          <table:table-cell office:value-type="float" office:value="50.91804" calcext:value-type="float">
            <text:p>50,91804</text:p>
          </table:table-cell>
          <table:table-cell office:value-type="float" office:value="14.191935" calcext:value-type="float">
            <text:p>14,191935</text:p>
          </table:table-cell>
          <table:table-cell office:value-type="string" calcext:value-type="string">
            <text:p>Schießgrundscheibe, Bad Schandau, Sächsische Schweiz-Osterzgebirge, Sachsen, 01814, Deutschland</text:p>
          </table:table-cell>
          <table:table-cell office:value-type="float" office:value="251874974" calcext:value-type="float">
            <text:p>251874974</text:p>
          </table:table-cell>
          <table:table-cell table:number-columns-repeated="1636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irschzahn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irschzahn</text:p>
          </table:table-cell>
          <table:table-cell office:value-type="string" calcext:value-type="string">
            <text:p>Schrammsteine</text:p>
          </table:table-cell>
          <table:table-cell office:value-type="float" office:value="4323" calcext:value-type="float">
            <text:p>4323</text:p>
          </table:table-cell>
          <table:table-cell office:value-type="string" calcext:value-type="string">
            <text:p>Hirschzahn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Hirschzahn</text:p>
          </table:table-cell>
          <table:table-cell office:value-type="float" office:value="6" calcext:value-type="float">
            <text:p>6</text:p>
          </table:table-cell>
          <table:table-cell office:value-type="float" office:value="50.9161555" calcext:value-type="float">
            <text:p>50,9161555</text:p>
          </table:table-cell>
          <table:table-cell office:value-type="float" office:value="14.1929346" calcext:value-type="float">
            <text:p>14,1929346</text:p>
          </table:table-cell>
          <table:table-cell office:value-type="string" calcext:value-type="string">
            <text:p>Hirschzahn, Bad Schandau, Sächsische Schweiz-Osterzgebirge, Sachsen, 01814, Deutschland</text:p>
          </table:table-cell>
          <table:table-cell office:value-type="float" office:value="2260819452" calcext:value-type="float">
            <text:p>2260819452</text:p>
          </table:table-cell>
          <table:table-cell table:number-columns-repeated="1636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übezahl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Rübezahl</text:p>
          </table:table-cell>
          <table:table-cell office:value-type="string" calcext:value-type="string">
            <text:p>Schrammsteine</text:p>
          </table:table-cell>
          <table:table-cell office:value-type="float" office:value="4325" calcext:value-type="float">
            <text:p>4325</text:p>
          </table:table-cell>
          <table:table-cell office:value-type="string" calcext:value-type="string">
            <text:p>Rübezahl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Rübezahl</text:p>
          </table:table-cell>
          <table:table-cell office:value-type="float" office:value="7" calcext:value-type="float">
            <text:p>7</text:p>
          </table:table-cell>
          <table:table-cell office:value-type="float" office:value="50.9162857" calcext:value-type="float">
            <text:p>50,9162857</text:p>
          </table:table-cell>
          <table:table-cell office:value-type="float" office:value="14.192787" calcext:value-type="float">
            <text:p>14,192787</text:p>
          </table:table-cell>
          <table:table-cell office:value-type="string" calcext:value-type="string">
            <text:p>Rübezahl, Bad Schandau, Sächsische Schweiz-Osterzgebirge, Sachsen, 01814, Deutschland</text:p>
          </table:table-cell>
          <table:table-cell office:value-type="float" office:value="251874949" calcext:value-type="float">
            <text:p>251874949</text:p>
          </table:table-cell>
          <table:table-cell table:number-columns-repeated="1636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übezahlkeule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Rübezahlkeule</text:p>
          </table:table-cell>
          <table:table-cell office:value-type="string" calcext:value-type="string">
            <text:p>Schrammsteine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Rübezahlkeul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Rübezahlkeule</text:p>
          </table:table-cell>
          <table:table-cell office:value-type="float" office:value="8" calcext:value-type="float">
            <text:p>8</text:p>
          </table:table-cell>
          <table:table-cell office:value-type="float" office:value="50.9162554" calcext:value-type="float">
            <text:p>50,9162554</text:p>
          </table:table-cell>
          <table:table-cell office:value-type="float" office:value="14.19256" calcext:value-type="float">
            <text:p>14,19256</text:p>
          </table:table-cell>
          <table:table-cell office:value-type="string" calcext:value-type="string">
            <text:p>Rübezahlkeule, Bad Schandau, Sächsische Schweiz-Osterzgebirge, Sachsen, 01814, Deutschland</text:p>
          </table:table-cell>
          <table:table-cell office:value-type="float" office:value="2274002367" calcext:value-type="float">
            <text:p>2274002367</text:p>
          </table:table-cell>
          <table:table-cell table:number-columns-repeated="1636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einschluchtwand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Steinschluchtwand</text:p>
          </table:table-cell>
          <table:table-cell office:value-type="string" calcext:value-type="string">
            <text:p>Schrammsteine</text:p>
          </table:table-cell>
          <table:table-cell office:value-type="float" office:value="4326" calcext:value-type="float">
            <text:p>4326</text:p>
          </table:table-cell>
          <table:table-cell office:value-type="string" calcext:value-type="string">
            <text:p>Steinschluchtwand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Steinschluchtwand</text:p>
          </table:table-cell>
          <table:table-cell office:value-type="float" office:value="9" calcext:value-type="float">
            <text:p>9</text:p>
          </table:table-cell>
          <table:table-cell office:value-type="float" office:value="50.9160086" calcext:value-type="float">
            <text:p>50,9160086</text:p>
          </table:table-cell>
          <table:table-cell office:value-type="float" office:value="14.1885752" calcext:value-type="float">
            <text:p>14,1885752</text:p>
          </table:table-cell>
          <table:table-cell office:value-type="string" calcext:value-type="string">
            <text:p>Steinschluchtwand, Bad Schandau, Sächsische Schweiz-Osterzgebirge, Sachsen, 01814, Deutschland</text:p>
          </table:table-cell>
          <table:table-cell office:value-type="float" office:value="2260819502" calcext:value-type="float">
            <text:p>2260819502</text:p>
          </table:table-cell>
          <table:table-cell table:number-columns-repeated="1636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brigenwand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Obrigenwand</text:p>
          </table:table-cell>
          <table:table-cell office:value-type="string" calcext:value-type="string">
            <text:p>Schrammsteine</text:p>
          </table:table-cell>
          <table:table-cell office:value-type="float" office:value="4328" calcext:value-type="float">
            <text:p>4328</text:p>
          </table:table-cell>
          <table:table-cell office:value-type="string" calcext:value-type="string">
            <text:p>Obrigenwand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Obrigenwand</text:p>
          </table:table-cell>
          <table:table-cell office:value-type="float" office:value="10" calcext:value-type="float">
            <text:p>10</text:p>
          </table:table-cell>
          <table:table-cell office:value-type="float" office:value="50.9124391" calcext:value-type="float">
            <text:p>50,9124391</text:p>
          </table:table-cell>
          <table:table-cell office:value-type="float" office:value="14.1879966" calcext:value-type="float">
            <text:p>14,1879966</text:p>
          </table:table-cell>
          <table:table-cell office:value-type="string" calcext:value-type="string">
            <text:p>Obrigenwand, Bad Schandau, Sächsische Schweiz-Osterzgebirge, Sachsen, 01814, Deutschland</text:p>
          </table:table-cell>
          <table:table-cell office:value-type="float" office:value="2260819475" calcext:value-type="float">
            <text:p>2260819475</text:p>
          </table:table-cell>
          <table:table-cell table:number-columns-repeated="1636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orderer Torstein **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orstein, Vorderer</text:p>
          </table:table-cell>
          <table:table-cell office:value-type="string" calcext:value-type="string">
            <text:p>Schrammsteine</text:p>
          </table:table-cell>
          <table:table-cell office:value-type="float" office:value="4330" calcext:value-type="float">
            <text:p>4330</text:p>
          </table:table-cell>
          <table:table-cell office:value-type="string" calcext:value-type="string">
            <text:p>Vorderer Torstein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Vorderer Torstein</text:p>
          </table:table-cell>
          <table:table-cell office:value-type="float" office:value="11" calcext:value-type="float">
            <text:p>11</text:p>
          </table:table-cell>
          <table:table-cell office:value-type="float" office:value="50.909586" calcext:value-type="float">
            <text:p>50,909586</text:p>
          </table:table-cell>
          <table:table-cell office:value-type="float" office:value="14.2004112" calcext:value-type="float">
            <text:p>14,2004112</text:p>
          </table:table-cell>
          <table:table-cell office:value-type="string" calcext:value-type="string">
            <text:p>Vorderer Torstein / Friedrich-August-Fels, Bad Schandau, Sächsische Schweiz-Osterzgebirge, Sachsen, 01814, Deutschland</text:p>
          </table:table-cell>
          <table:table-cell office:value-type="float" office:value="2274002475" calcext:value-type="float">
            <text:p>2274002475</text:p>
          </table:table-cell>
          <table:table-cell table:number-columns-repeated="1636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urerturm **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Meurerturm</text:p>
          </table:table-cell>
          <table:table-cell office:value-type="string" calcext:value-type="string">
            <text:p>Schrammsteine</text:p>
          </table:table-cell>
          <table:table-cell office:value-type="float" office:value="4331" calcext:value-type="float">
            <text:p>4331</text:p>
          </table:table-cell>
          <table:table-cell office:value-type="string" calcext:value-type="string">
            <text:p>Meurerturm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Meurerturm</text:p>
          </table:table-cell>
          <table:table-cell office:value-type="float" office:value="12" calcext:value-type="float">
            <text:p>12</text:p>
          </table:table-cell>
          <table:table-cell office:value-type="float" office:value="50.9098317" calcext:value-type="float">
            <text:p>50,9098317</text:p>
          </table:table-cell>
          <table:table-cell office:value-type="float" office:value="14.2002636" calcext:value-type="float">
            <text:p>14,2002636</text:p>
          </table:table-cell>
          <table:table-cell office:value-type="string" calcext:value-type="string">
            <text:p>Meurerturm, Bad Schandau, Sächsische Schweiz-Osterzgebirge, Sachsen, 01814, Deutschland</text:p>
          </table:table-cell>
          <table:table-cell office:value-type="float" office:value="251875099" calcext:value-type="float">
            <text:p>251875099</text:p>
          </table:table-cell>
          <table:table-cell table:number-columns-repeated="1636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esselturm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Kesselturm</text:p>
          </table:table-cell>
          <table:table-cell office:value-type="string" calcext:value-type="string">
            <text:p>Schrammsteine</text:p>
          </table:table-cell>
          <table:table-cell office:value-type="float" office:value="4332" calcext:value-type="float">
            <text:p>4332</text:p>
          </table:table-cell>
          <table:table-cell office:value-type="string" calcext:value-type="string">
            <text:p>Kesselturm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Kesselturm</text:p>
          </table:table-cell>
          <table:table-cell office:value-type="float" office:value="13" calcext:value-type="float">
            <text:p>13</text:p>
          </table:table-cell>
          <table:table-cell office:value-type="float" office:value="50.9100004" calcext:value-type="float">
            <text:p>50,9100004</text:p>
          </table:table-cell>
          <table:table-cell office:value-type="float" office:value="14.2001052" calcext:value-type="float">
            <text:p>14,2001052</text:p>
          </table:table-cell>
          <table:table-cell office:value-type="string" calcext:value-type="string">
            <text:p>Kesselturm, Bad Schandau, Sächsische Schweiz-Osterzgebirge, Sachsen, 01814, Deutschland</text:p>
          </table:table-cell>
          <table:table-cell office:value-type="float" office:value="2274002280" calcext:value-type="float">
            <text:p>2274002280</text:p>
          </table:table-cell>
          <table:table-cell table:number-columns-repeated="1636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elch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Kelch</text:p>
          </table:table-cell>
          <table:table-cell office:value-type="string" calcext:value-type="string">
            <text:p>Schrammsteine</text:p>
          </table:table-cell>
          <table:table-cell office:value-type="float" office:value="4333" calcext:value-type="float">
            <text:p>4333</text:p>
          </table:table-cell>
          <table:table-cell office:value-type="string" calcext:value-type="string">
            <text:p>Kelch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Kelch</text:p>
          </table:table-cell>
          <table:table-cell office:value-type="float" office:value="14" calcext:value-type="float">
            <text:p>14</text:p>
          </table:table-cell>
          <table:table-cell office:value-type="float" office:value="50.9100037" calcext:value-type="float">
            <text:p>50,9100037</text:p>
          </table:table-cell>
          <table:table-cell office:value-type="float" office:value="14.2004346" calcext:value-type="float">
            <text:p>14,2004346</text:p>
          </table:table-cell>
          <table:table-cell office:value-type="string" calcext:value-type="string">
            <text:p>Kelch, Bad Schandau, Sächsische Schweiz-Osterzgebirge, Sachsen, 01814, Deutschland</text:p>
          </table:table-cell>
          <table:table-cell office:value-type="float" office:value="2274002279" calcext:value-type="float">
            <text:p>2274002279</text:p>
          </table:table-cell>
          <table:table-cell table:number-columns-repeated="1636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lasche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Flasche</text:p>
          </table:table-cell>
          <table:table-cell office:value-type="string" calcext:value-type="string">
            <text:p>Schrammsteine</text:p>
          </table:table-cell>
          <table:table-cell office:value-type="float" office:value="4334" calcext:value-type="float">
            <text:p>4334</text:p>
          </table:table-cell>
          <table:table-cell office:value-type="string" calcext:value-type="string">
            <text:p>Flasch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Flasche</text:p>
          </table:table-cell>
          <table:table-cell office:value-type="float" office:value="15" calcext:value-type="float">
            <text:p>15</text:p>
          </table:table-cell>
          <table:table-cell office:value-type="float" office:value="50.9102085" calcext:value-type="float">
            <text:p>50,9102085</text:p>
          </table:table-cell>
          <table:table-cell office:value-type="float" office:value="14.2005279" calcext:value-type="float">
            <text:p>14,2005279</text:p>
          </table:table-cell>
          <table:table-cell office:value-type="string" calcext:value-type="string">
            <text:p>Flasche, Bad Schandau, Sächsische Schweiz-Osterzgebirge, Sachsen, 01814, Deutschland</text:p>
          </table:table-cell>
          <table:table-cell office:value-type="float" office:value="937988663" calcext:value-type="float">
            <text:p>937988663</text:p>
          </table:table-cell>
          <table:table-cell table:number-columns-repeated="1636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ierdeckel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Bierdeckel</text:p>
          </table:table-cell>
          <table:table-cell office:value-type="string" calcext:value-type="string">
            <text:p>Schrammsteine</text:p>
          </table:table-cell>
          <table:table-cell office:value-type="float" office:value="4335" calcext:value-type="float">
            <text:p>4335</text:p>
          </table:table-cell>
          <table:table-cell office:value-type="string" calcext:value-type="string">
            <text:p>Bierdeckel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Bierdeckel</text:p>
          </table:table-cell>
          <table:table-cell office:value-type="float" office:value="16" calcext:value-type="float">
            <text:p>16</text:p>
          </table:table-cell>
          <table:table-cell office:value-type="float" office:value="50.9102321" calcext:value-type="float">
            <text:p>50,9102321</text:p>
          </table:table-cell>
          <table:table-cell office:value-type="float" office:value="14.2002129" calcext:value-type="float">
            <text:p>14,2002129</text:p>
          </table:table-cell>
          <table:table-cell office:value-type="string" calcext:value-type="string">
            <text:p>Bierdeckel, Bad Schandau, Sächsische Schweiz-Osterzgebirge, Sachsen, 01814, Deutschland</text:p>
          </table:table-cell>
          <table:table-cell office:value-type="float" office:value="2260819412" calcext:value-type="float">
            <text:p>2260819412</text:p>
          </table:table-cell>
          <table:table-cell table:number-columns-repeated="1636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iererturm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Viererturm</text:p>
          </table:table-cell>
          <table:table-cell office:value-type="string" calcext:value-type="string">
            <text:p>Schrammsteine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Viererturm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Viererturm</text:p>
          </table:table-cell>
          <table:table-cell office:value-type="float" office:value="17" calcext:value-type="float">
            <text:p>17</text:p>
          </table:table-cell>
          <table:table-cell office:value-type="float" office:value="50.9105504" calcext:value-type="float">
            <text:p>50,9105504</text:p>
          </table:table-cell>
          <table:table-cell office:value-type="float" office:value="14.1999708" calcext:value-type="float">
            <text:p>14,1999708</text:p>
          </table:table-cell>
          <table:table-cell office:value-type="string" calcext:value-type="string">
            <text:p>Viererturm, Bad Schandau, Sächsische Schweiz-Osterzgebirge, Sachsen, 01814, Deutschland</text:p>
          </table:table-cell>
          <table:table-cell office:value-type="float" office:value="251875080" calcext:value-type="float">
            <text:p>251875080</text:p>
          </table:table-cell>
          <table:table-cell table:number-columns-repeated="1636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pitzer Turm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Spitzer Turm</text:p>
          </table:table-cell>
          <table:table-cell office:value-type="string" calcext:value-type="string">
            <text:p>Schrammsteine</text:p>
          </table:table-cell>
          <table:table-cell office:value-type="float" office:value="4337" calcext:value-type="float">
            <text:p>4337</text:p>
          </table:table-cell>
          <table:table-cell office:value-type="string" calcext:value-type="string">
            <text:p>Spitzer Turm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Spitzer Turm</text:p>
          </table:table-cell>
          <table:table-cell office:value-type="float" office:value="18" calcext:value-type="float">
            <text:p>18</text:p>
          </table:table-cell>
          <table:table-cell office:value-type="float" office:value="50.9106007" calcext:value-type="float">
            <text:p>50,9106007</text:p>
          </table:table-cell>
          <table:table-cell office:value-type="float" office:value="14.2002561" calcext:value-type="float">
            <text:p>14,2002561</text:p>
          </table:table-cell>
          <table:table-cell office:value-type="string" calcext:value-type="string">
            <text:p>Spitzer Turm, Bad Schandau, Sächsische Schweiz-Osterzgebirge, Sachsen, 01814, Deutschland</text:p>
          </table:table-cell>
          <table:table-cell office:value-type="float" office:value="816599665" calcext:value-type="float">
            <text:p>816599665</text:p>
          </table:table-cell>
          <table:table-cell table:number-columns-repeated="1636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nbenannte Spitze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Unbenannte Spitze</text:p>
          </table:table-cell>
          <table:table-cell office:value-type="string" calcext:value-type="string">
            <text:p>Schrammsteine</text:p>
          </table:table-cell>
          <table:table-cell office:value-type="float" office:value="4338" calcext:value-type="float">
            <text:p>4338</text:p>
          </table:table-cell>
          <table:table-cell office:value-type="string" calcext:value-type="string">
            <text:p>Unbenannte Spitz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Unbenannte Spitze</text:p>
          </table:table-cell>
          <table:table-cell office:value-type="float" office:value="19" calcext:value-type="float">
            <text:p>19</text:p>
          </table:table-cell>
          <table:table-cell office:value-type="float" office:value="50.9106606" calcext:value-type="float">
            <text:p>50,9106606</text:p>
          </table:table-cell>
          <table:table-cell office:value-type="float" office:value="14.2001731" calcext:value-type="float">
            <text:p>14,2001731</text:p>
          </table:table-cell>
          <table:table-cell office:value-type="string" calcext:value-type="string">
            <text:p>Unbenannte Spitze, Bad Schandau, Sächsische Schweiz-Osterzgebirge, Sachsen, 01814, Deutschland</text:p>
          </table:table-cell>
          <table:table-cell office:value-type="float" office:value="816599606" calcext:value-type="float">
            <text:p>816599606</text:p>
          </table:table-cell>
          <table:table-cell table:number-columns-repeated="1636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x und Moritz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Max und Moritz</text:p>
          </table:table-cell>
          <table:table-cell office:value-type="string" calcext:value-type="string">
            <text:p>Schrammsteine</text:p>
          </table:table-cell>
          <table:table-cell office:value-type="float" office:value="4339" calcext:value-type="float">
            <text:p>4339</text:p>
          </table:table-cell>
          <table:table-cell office:value-type="string" calcext:value-type="string">
            <text:p>Max und Moritz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Max und Moritz</text:p>
          </table:table-cell>
          <table:table-cell office:value-type="float" office:value="20" calcext:value-type="float">
            <text:p>20</text:p>
          </table:table-cell>
          <table:table-cell office:value-type="float" office:value="50.9107344" calcext:value-type="float">
            <text:p>50,9107344</text:p>
          </table:table-cell>
          <table:table-cell office:value-type="float" office:value="14.2005282" calcext:value-type="float">
            <text:p>14,2005282</text:p>
          </table:table-cell>
          <table:table-cell office:value-type="string" calcext:value-type="string">
            <text:p>Max und Moritz, Bad Schandau, Sächsische Schweiz-Osterzgebirge, Sachsen, 01814, Deutschland</text:p>
          </table:table-cell>
          <table:table-cell office:value-type="float" office:value="816599645" calcext:value-type="float">
            <text:p>816599645</text:p>
          </table:table-cell>
          <table:table-cell table:number-columns-repeated="1636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Zackenkrone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Zackenkrone</text:p>
          </table:table-cell>
          <table:table-cell office:value-type="string" calcext:value-type="string">
            <text:p>Schrammsteine</text:p>
          </table:table-cell>
          <table:table-cell office:value-type="float" office:value="4340" calcext:value-type="float">
            <text:p>4340</text:p>
          </table:table-cell>
          <table:table-cell office:value-type="string" calcext:value-type="string">
            <text:p>Zackenkron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Zackenkrone</text:p>
          </table:table-cell>
          <table:table-cell office:value-type="float" office:value="21" calcext:value-type="float">
            <text:p>21</text:p>
          </table:table-cell>
          <table:table-cell office:value-type="float" office:value="50.9107759" calcext:value-type="float">
            <text:p>50,9107759</text:p>
          </table:table-cell>
          <table:table-cell office:value-type="float" office:value="14.2006988" calcext:value-type="float">
            <text:p>14,2006988</text:p>
          </table:table-cell>
          <table:table-cell office:value-type="string" calcext:value-type="string">
            <text:p>Zackenkrone, Bad Schandau, Sächsische Schweiz-Osterzgebirge, Sachsen, 01814, Deutschland</text:p>
          </table:table-cell>
          <table:table-cell office:value-type="float" office:value="816599614" calcext:value-type="float">
            <text:p>816599614</text:p>
          </table:table-cell>
          <table:table-cell table:number-columns-repeated="1636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chrammtorwächter **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Schrammtorwächter</text:p>
          </table:table-cell>
          <table:table-cell office:value-type="string" calcext:value-type="string">
            <text:p>Schrammsteine</text:p>
          </table:table-cell>
          <table:table-cell office:value-type="float" office:value="4341" calcext:value-type="float">
            <text:p>4341</text:p>
          </table:table-cell>
          <table:table-cell office:value-type="string" calcext:value-type="string">
            <text:p>Schrammtorwächter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Schrammtorwächter</text:p>
          </table:table-cell>
          <table:table-cell office:value-type="float" office:value="22" calcext:value-type="float">
            <text:p>22</text:p>
          </table:table-cell>
          <table:table-cell office:value-type="float" office:value="50.9109215" calcext:value-type="float">
            <text:p>50,9109215</text:p>
          </table:table-cell>
          <table:table-cell office:value-type="float" office:value="14.2003474" calcext:value-type="float">
            <text:p>14,2003474</text:p>
          </table:table-cell>
          <table:table-cell office:value-type="string" calcext:value-type="string">
            <text:p>Schrammtorwächter, Bad Schandau, Sächsische Schweiz-Osterzgebirge, Sachsen, 01814, Deutschland</text:p>
          </table:table-cell>
          <table:table-cell office:value-type="float" office:value="251875061" calcext:value-type="float">
            <text:p>251875061</text:p>
          </table:table-cell>
          <table:table-cell table:number-columns-repeated="1636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chrammtorfreund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Schrammtorfreund</text:p>
          </table:table-cell>
          <table:table-cell office:value-type="string" calcext:value-type="string">
            <text:p>Schrammsteine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Schrammtorfreund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Schrammtorfreund</text:p>
          </table:table-cell>
          <table:table-cell office:value-type="float" office:value="23" calcext:value-type="float">
            <text:p>23</text:p>
          </table:table-cell>
          <table:table-cell office:value-type="float" office:value="50.9109788" calcext:value-type="float">
            <text:p>50,9109788</text:p>
          </table:table-cell>
          <table:table-cell office:value-type="float" office:value="14.2001609" calcext:value-type="float">
            <text:p>14,2001609</text:p>
          </table:table-cell>
          <table:table-cell office:value-type="string" calcext:value-type="string">
            <text:p>Schrammtorfreund, Bad Schandau, Sächsische Schweiz-Osterzgebirge, Sachsen, 01814, Deutschland</text:p>
          </table:table-cell>
          <table:table-cell office:value-type="float" office:value="816599577" calcext:value-type="float">
            <text:p>816599577</text:p>
          </table:table-cell>
          <table:table-cell table:number-columns-repeated="1636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stervorturm **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Ostervorturm</text:p>
          </table:table-cell>
          <table:table-cell office:value-type="string" calcext:value-type="string">
            <text:p>Schrammsteine</text:p>
          </table:table-cell>
          <table:table-cell office:value-type="float" office:value="4342" calcext:value-type="float">
            <text:p>4342</text:p>
          </table:table-cell>
          <table:table-cell office:value-type="string" calcext:value-type="string">
            <text:p>Ostervorturm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Ostervorturm</text:p>
          </table:table-cell>
          <table:table-cell office:value-type="float" office:value="24" calcext:value-type="float">
            <text:p>24</text:p>
          </table:table-cell>
          <table:table-cell office:value-type="float" office:value="50.9112305" calcext:value-type="float">
            <text:p>50,9112305</text:p>
          </table:table-cell>
          <table:table-cell office:value-type="float" office:value="14.2003666" calcext:value-type="float">
            <text:p>14,2003666</text:p>
          </table:table-cell>
          <table:table-cell office:value-type="string" calcext:value-type="string">
            <text:p>Ostervorturm, Bad Schandau, Sächsische Schweiz-Osterzgebirge, Sachsen, 01814, Deutschland</text:p>
          </table:table-cell>
          <table:table-cell office:value-type="float" office:value="2260819478" calcext:value-type="float">
            <text:p>2260819478</text:p>
          </table:table-cell>
          <table:table-cell table:number-columns-repeated="1636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üdlicher Osterturm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Osterturm, Südlicher</text:p>
          </table:table-cell>
          <table:table-cell office:value-type="string" calcext:value-type="string">
            <text:p>Schrammsteine</text:p>
          </table:table-cell>
          <table:table-cell office:value-type="float" office:value="4343" calcext:value-type="float">
            <text:p>4343</text:p>
          </table:table-cell>
          <table:table-cell office:value-type="string" calcext:value-type="string">
            <text:p>Südlicher Osterturm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Südlicher Osterturm</text:p>
          </table:table-cell>
          <table:table-cell office:value-type="float" office:value="25" calcext:value-type="float">
            <text:p>25</text:p>
          </table:table-cell>
          <table:table-cell office:value-type="float" office:value="50.9113604" calcext:value-type="float">
            <text:p>50,9113604</text:p>
          </table:table-cell>
          <table:table-cell office:value-type="float" office:value="14.200416" calcext:value-type="float">
            <text:p>14,200416</text:p>
          </table:table-cell>
          <table:table-cell office:value-type="string" calcext:value-type="string">
            <text:p>Südlicher Osterturm, Bad Schandau, Sächsische Schweiz-Osterzgebirge, Sachsen, 01814, Deutschland</text:p>
          </table:table-cell>
          <table:table-cell office:value-type="float" office:value="251875044" calcext:value-type="float">
            <text:p>251875044</text:p>
          </table:table-cell>
          <table:table-cell table:number-columns-repeated="1636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ördlicher Osterturm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Osterturm, Nördlicher</text:p>
          </table:table-cell>
          <table:table-cell office:value-type="string" calcext:value-type="string">
            <text:p>Schrammsteine</text:p>
          </table:table-cell>
          <table:table-cell office:value-type="float" office:value="4344" calcext:value-type="float">
            <text:p>4344</text:p>
          </table:table-cell>
          <table:table-cell office:value-type="string" calcext:value-type="string">
            <text:p>Nördlicher Osterturm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Nördlicher Osterturm</text:p>
          </table:table-cell>
          <table:table-cell office:value-type="float" office:value="26" calcext:value-type="float">
            <text:p>26</text:p>
          </table:table-cell>
          <table:table-cell office:value-type="float" office:value="50.9116191" calcext:value-type="float">
            <text:p>50,9116191</text:p>
          </table:table-cell>
          <table:table-cell office:value-type="float" office:value="14.2002554" calcext:value-type="float">
            <text:p>14,2002554</text:p>
          </table:table-cell>
          <table:table-cell office:value-type="string" calcext:value-type="string">
            <text:p>Nördlicher Osterturm, Bad Schandau, Sächsische Schweiz-Osterzgebirge, Sachsen, 01814, Deutschland</text:p>
          </table:table-cell>
          <table:table-cell office:value-type="float" office:value="251874857" calcext:value-type="float">
            <text:p>251874857</text:p>
          </table:table-cell>
          <table:table-cell table:number-columns-repeated="1636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otografenspitze *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Fotografenspitze</text:p>
          </table:table-cell>
          <table:table-cell office:value-type="string" calcext:value-type="string">
            <text:p>Schrammsteine</text:p>
          </table:table-cell>
          <table:table-cell office:value-type="float" office:value="4345" calcext:value-type="float">
            <text:p>4345</text:p>
          </table:table-cell>
          <table:table-cell office:value-type="string" calcext:value-type="string">
            <text:p>Fotografenspitz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Fotografenspitze</text:p>
          </table:table-cell>
          <table:table-cell office:value-type="float" office:value="27" calcext:value-type="float">
            <text:p>27</text:p>
          </table:table-cell>
          <table:table-cell office:value-type="float" office:value="50.9114964" calcext:value-type="float">
            <text:p>50,9114964</text:p>
          </table:table-cell>
          <table:table-cell office:value-type="float" office:value="14.2007053" calcext:value-type="float">
            <text:p>14,2007053</text:p>
          </table:table-cell>
          <table:table-cell office:value-type="string" calcext:value-type="string">
            <text:p>Fotografenspitze, Bad Schandau, Sächsische Schweiz-Osterzgebirge, Sachsen, 01814, Deutschland</text:p>
          </table:table-cell>
          <table:table-cell office:value-type="float" office:value="2260819431" calcext:value-type="float">
            <text:p>2260819431</text:p>
          </table:table-cell>
          <table:table-cell table:number-columns-repeated="1636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üdlicher Schrammturm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Schrammturm, Südlicher</text:p>
          </table:table-cell>
          <table:table-cell office:value-type="string" calcext:value-type="string">
            <text:p>Schrammsteine</text:p>
          </table:table-cell>
          <table:table-cell office:value-type="float" office:value="4346" calcext:value-type="float">
            <text:p>4346</text:p>
          </table:table-cell>
          <table:table-cell office:value-type="string" calcext:value-type="string">
            <text:p>Südlicher Schrammturm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Südlicher Schrammturm</text:p>
          </table:table-cell>
          <table:table-cell office:value-type="float" office:value="28" calcext:value-type="float">
            <text:p>28</text:p>
          </table:table-cell>
          <table:table-cell office:value-type="float" office:value="50.911774" calcext:value-type="float">
            <text:p>50,911774</text:p>
          </table:table-cell>
          <table:table-cell office:value-type="float" office:value="14.200553" calcext:value-type="float">
            <text:p>14,200553</text:p>
          </table:table-cell>
          <table:table-cell office:value-type="string" calcext:value-type="string">
            <text:p>Südlicher Schrammturm, Bad Schandau, Sächsische Schweiz-Osterzgebirge, Sachsen, 01814, Deutschland</text:p>
          </table:table-cell>
          <table:table-cell office:value-type="float" office:value="2274002436" calcext:value-type="float">
            <text:p>2274002436</text:p>
          </table:table-cell>
          <table:table-cell table:number-columns-repeated="1636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estlicher Schrammturm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Schrammturm, Westlicher</text:p>
          </table:table-cell>
          <table:table-cell office:value-type="string" calcext:value-type="string">
            <text:p>Schrammsteine</text:p>
          </table:table-cell>
          <table:table-cell office:value-type="float" office:value="4347" calcext:value-type="float">
            <text:p>4347</text:p>
          </table:table-cell>
          <table:table-cell office:value-type="string" calcext:value-type="string">
            <text:p>Westlicher Schrammturm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Westlicher Schrammturm</text:p>
          </table:table-cell>
          <table:table-cell office:value-type="float" office:value="29" calcext:value-type="float">
            <text:p>29</text:p>
          </table:table-cell>
          <table:table-cell office:value-type="float" office:value="50.911874" calcext:value-type="float">
            <text:p>50,911874</text:p>
          </table:table-cell>
          <table:table-cell office:value-type="float" office:value="14.200352" calcext:value-type="float">
            <text:p>14,200352</text:p>
          </table:table-cell>
          <table:table-cell office:value-type="string" calcext:value-type="string">
            <text:p>Westlicher Schrammturm, Bad Schandau, Sächsische Schweiz-Osterzgebirge, Sachsen, 01814, Deutschland</text:p>
          </table:table-cell>
          <table:table-cell office:value-type="float" office:value="2274002496" calcext:value-type="float">
            <text:p>2274002496</text:p>
          </table:table-cell>
          <table:table-cell table:number-columns-repeated="1636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Östlicher Schrammturm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Schrammturm, Östlicher</text:p>
          </table:table-cell>
          <table:table-cell office:value-type="string" calcext:value-type="string">
            <text:p>Schrammsteine</text:p>
          </table:table-cell>
          <table:table-cell office:value-type="float" office:value="4348" calcext:value-type="float">
            <text:p>4348</text:p>
          </table:table-cell>
          <table:table-cell office:value-type="string" calcext:value-type="string">
            <text:p>Östlicher Schrammturm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Östlicher Schrammturm</text:p>
          </table:table-cell>
          <table:table-cell office:value-type="float" office:value="30" calcext:value-type="float">
            <text:p>30</text:p>
          </table:table-cell>
          <table:table-cell office:value-type="float" office:value="50.911816" calcext:value-type="float">
            <text:p>50,911816</text:p>
          </table:table-cell>
          <table:table-cell office:value-type="float" office:value="14.200826" calcext:value-type="float">
            <text:p>14,200826</text:p>
          </table:table-cell>
          <table:table-cell office:value-type="string" calcext:value-type="string">
            <text:p>Östlicher Schrammturm, Bad Schandau, Sächsische Schweiz-Osterzgebirge, Sachsen, 01814, Deutschland</text:p>
          </table:table-cell>
          <table:table-cell office:value-type="float" office:value="2274002537" calcext:value-type="float">
            <text:p>2274002537</text:p>
          </table:table-cell>
          <table:table-cell table:number-columns-repeated="1636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ördlicher Schrammturm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Schrammturm, Nördlicher</text:p>
          </table:table-cell>
          <table:table-cell office:value-type="string" calcext:value-type="string">
            <text:p>Schrammsteine</text:p>
          </table:table-cell>
          <table:table-cell office:value-type="float" office:value="4349" calcext:value-type="float">
            <text:p>4349</text:p>
          </table:table-cell>
          <table:table-cell office:value-type="string" calcext:value-type="string">
            <text:p>Nördlicher Schrammturm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Nördlicher Schrammturm</text:p>
          </table:table-cell>
          <table:table-cell office:value-type="float" office:value="31" calcext:value-type="float">
            <text:p>31</text:p>
          </table:table-cell>
          <table:table-cell office:value-type="float" office:value="50.91192" calcext:value-type="float">
            <text:p>50,91192</text:p>
          </table:table-cell>
          <table:table-cell office:value-type="float" office:value="14.200643" calcext:value-type="float">
            <text:p>14,200643</text:p>
          </table:table-cell>
          <table:table-cell office:value-type="string" calcext:value-type="string">
            <text:p>Nördlicher Schrammturm, Bad Schandau, Sächsische Schweiz-Osterzgebirge, Sachsen, 01814, Deutschland</text:p>
          </table:table-cell>
          <table:table-cell office:value-type="float" office:value="2274002333" calcext:value-type="float">
            <text:p>2274002333</text:p>
          </table:table-cell>
          <table:table-cell table:number-columns-repeated="1636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reifingerturm **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Dreifingerturm</text:p>
          </table:table-cell>
          <table:table-cell office:value-type="string" calcext:value-type="string">
            <text:p>Schrammsteine</text:p>
          </table:table-cell>
          <table:table-cell office:value-type="float" office:value="4350" calcext:value-type="float">
            <text:p>4350</text:p>
          </table:table-cell>
          <table:table-cell office:value-type="string" calcext:value-type="string">
            <text:p>Dreifingerturm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Dreifingerturm</text:p>
          </table:table-cell>
          <table:table-cell office:value-type="float" office:value="32" calcext:value-type="float">
            <text:p>32</text:p>
          </table:table-cell>
          <table:table-cell office:value-type="float" office:value="50.9121136" calcext:value-type="float">
            <text:p>50,9121136</text:p>
          </table:table-cell>
          <table:table-cell office:value-type="float" office:value="14.2006252" calcext:value-type="float">
            <text:p>14,2006252</text:p>
          </table:table-cell>
          <table:table-cell office:value-type="string" calcext:value-type="string">
            <text:p>Dreifingerturm, Bad Schandau, Sächsische Schweiz-Osterzgebirge, Sachsen, 01814, Deutschland</text:p>
          </table:table-cell>
          <table:table-cell office:value-type="float" office:value="251874530" calcext:value-type="float">
            <text:p>251874530</text:p>
          </table:table-cell>
          <table:table-cell table:number-columns-repeated="1636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ubiläumsturm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Jubiläumsturm</text:p>
          </table:table-cell>
          <table:table-cell office:value-type="string" calcext:value-type="string">
            <text:p>Schrammsteine</text:p>
          </table:table-cell>
          <table:table-cell office:value-type="float" office:value="4351" calcext:value-type="float">
            <text:p>4351</text:p>
          </table:table-cell>
          <table:table-cell office:value-type="string" calcext:value-type="string">
            <text:p>Jubiläumsturm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Jubiläumsturm</text:p>
          </table:table-cell>
          <table:table-cell office:value-type="float" office:value="33" calcext:value-type="float">
            <text:p>33</text:p>
          </table:table-cell>
          <table:table-cell office:value-type="float" office:value="50.9122575" calcext:value-type="float">
            <text:p>50,9122575</text:p>
          </table:table-cell>
          <table:table-cell office:value-type="float" office:value="14.2002028" calcext:value-type="float">
            <text:p>14,2002028</text:p>
          </table:table-cell>
          <table:table-cell office:value-type="string" calcext:value-type="string">
            <text:p>Jubiläumsturm, Bad Schandau, Sächsische Schweiz-Osterzgebirge, Sachsen, 01814, Deutschland</text:p>
          </table:table-cell>
          <table:table-cell office:value-type="float" office:value="1895100807" calcext:value-type="float">
            <text:p>1895100807</text:p>
          </table:table-cell>
          <table:table-cell table:number-columns-repeated="1636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orsteinscheibe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Torsteinscheibe</text:p>
          </table:table-cell>
          <table:table-cell office:value-type="string" calcext:value-type="string">
            <text:p>Schrammsteine</text:p>
          </table:table-cell>
          <table:table-cell office:value-type="float" office:value="4352" calcext:value-type="float">
            <text:p>4352</text:p>
          </table:table-cell>
          <table:table-cell office:value-type="string" calcext:value-type="string">
            <text:p>Torsteinscheib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Torsteinscheibe</text:p>
          </table:table-cell>
          <table:table-cell office:value-type="float" office:value="34" calcext:value-type="float">
            <text:p>34</text:p>
          </table:table-cell>
          <table:table-cell office:value-type="float" office:value="50.9126559" calcext:value-type="float">
            <text:p>50,9126559</text:p>
          </table:table-cell>
          <table:table-cell office:value-type="float" office:value="14.2004046" calcext:value-type="float">
            <text:p>14,2004046</text:p>
          </table:table-cell>
          <table:table-cell office:value-type="string" calcext:value-type="string">
            <text:p>Torsteinscheibe, Bad Schandau, Sächsische Schweiz-Osterzgebirge, Sachsen, 01814, Deutschland</text:p>
          </table:table-cell>
          <table:table-cell office:value-type="float" office:value="2260819508" calcext:value-type="float">
            <text:p>2260819508</text:p>
          </table:table-cell>
          <table:table-cell table:number-columns-repeated="1636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chrammsteinnadel *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Schrammsteinnadel</text:p>
          </table:table-cell>
          <table:table-cell office:value-type="string" calcext:value-type="string">
            <text:p>Schrammsteine</text:p>
          </table:table-cell>
          <table:table-cell office:value-type="float" office:value="4353" calcext:value-type="float">
            <text:p>4353</text:p>
          </table:table-cell>
          <table:table-cell office:value-type="string" calcext:value-type="string">
            <text:p>Schrammsteinnadel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Schrammsteinnadel</text:p>
          </table:table-cell>
          <table:table-cell office:value-type="float" office:value="35" calcext:value-type="float">
            <text:p>35</text:p>
          </table:table-cell>
          <table:table-cell office:value-type="float" office:value="50.9115179" calcext:value-type="float">
            <text:p>50,9115179</text:p>
          </table:table-cell>
          <table:table-cell office:value-type="float" office:value="14.2024432" calcext:value-type="float">
            <text:p>14,2024432</text:p>
          </table:table-cell>
          <table:table-cell office:value-type="string" calcext:value-type="string">
            <text:p>Schrammsteinnadel, Bad Schandau, Sächsische Schweiz-Osterzgebirge, Sachsen, 01814, Deutschland</text:p>
          </table:table-cell>
          <table:table-cell office:value-type="float" office:value="251875059" calcext:value-type="float">
            <text:p>251875059</text:p>
          </table:table-cell>
          <table:table-cell table:number-columns-repeated="1636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chrammsteinkegel *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Schrammsteinkegel</text:p>
          </table:table-cell>
          <table:table-cell office:value-type="string" calcext:value-type="string">
            <text:p>Schrammsteine</text:p>
          </table:table-cell>
          <table:table-cell office:value-type="float" office:value="4354" calcext:value-type="float">
            <text:p>4354</text:p>
          </table:table-cell>
          <table:table-cell office:value-type="string" calcext:value-type="string">
            <text:p>Schrammsteinkegel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Schrammsteinkegel</text:p>
          </table:table-cell>
          <table:table-cell office:value-type="float" office:value="36" calcext:value-type="float">
            <text:p>36</text:p>
          </table:table-cell>
          <table:table-cell office:value-type="float" office:value="50.9116464" calcext:value-type="float">
            <text:p>50,9116464</text:p>
          </table:table-cell>
          <table:table-cell office:value-type="float" office:value="14.2022955" calcext:value-type="float">
            <text:p>14,2022955</text:p>
          </table:table-cell>
          <table:table-cell office:value-type="string" calcext:value-type="string">
            <text:p>Schrammsteinkegel, Bad Schandau, Sächsische Schweiz-Osterzgebirge, Sachsen, 01814, Deutschland</text:p>
          </table:table-cell>
          <table:table-cell office:value-type="float" office:value="2260819489" calcext:value-type="float">
            <text:p>2260819489</text:p>
          </table:table-cell>
          <table:table-cell table:number-columns-repeated="1636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olem *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Schrammsteine</text:p>
          </table:table-cell>
          <table:table-cell office:value-type="float" office:value="4355" calcext:value-type="float">
            <text:p>4355</text:p>
          </table:table-cell>
          <table:table-cell office:value-type="string" calcext:value-type="string">
            <text:p>Golem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Golem</text:p>
          </table:table-cell>
          <table:table-cell office:value-type="float" office:value="37" calcext:value-type="float">
            <text:p>37</text:p>
          </table:table-cell>
          <table:table-cell office:value-type="float" office:value="50.9117693" calcext:value-type="float">
            <text:p>50,9117693</text:p>
          </table:table-cell>
          <table:table-cell office:value-type="float" office:value="14.2025096" calcext:value-type="float">
            <text:p>14,2025096</text:p>
          </table:table-cell>
          <table:table-cell office:value-type="string" calcext:value-type="string">
            <text:p>Golem, Bad Schandau, Sächsische Schweiz-Osterzgebirge, Sachsen, 01814, Deutschland</text:p>
          </table:table-cell>
          <table:table-cell office:value-type="float" office:value="3819761637" calcext:value-type="float">
            <text:p>3819761637</text:p>
          </table:table-cell>
          <table:table-cell table:number-columns-repeated="1636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chrammsteinscheibe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Schrammsteinscheibe</text:p>
          </table:table-cell>
          <table:table-cell office:value-type="string" calcext:value-type="string">
            <text:p>Schrammsteine</text:p>
          </table:table-cell>
          <table:table-cell office:value-type="float" office:value="4356" calcext:value-type="float">
            <text:p>4356</text:p>
          </table:table-cell>
          <table:table-cell office:value-type="string" calcext:value-type="string">
            <text:p>Schrammsteinscheib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Schrammsteinscheibe</text:p>
          </table:table-cell>
          <table:table-cell office:value-type="float" office:value="38" calcext:value-type="float">
            <text:p>38</text:p>
          </table:table-cell>
          <table:table-cell office:value-type="float" office:value="50.9118435" calcext:value-type="float">
            <text:p>50,9118435</text:p>
          </table:table-cell>
          <table:table-cell office:value-type="float" office:value="14.2026661" calcext:value-type="float">
            <text:p>14,2026661</text:p>
          </table:table-cell>
          <table:table-cell office:value-type="string" calcext:value-type="string">
            <text:p>Schrammsteinscheibe, Bad Schandau, Sächsische Schweiz-Osterzgebirge, Sachsen, 01814, Deutschland</text:p>
          </table:table-cell>
          <table:table-cell office:value-type="float" office:value="2260819490" calcext:value-type="float">
            <text:p>2260819490</text:p>
          </table:table-cell>
          <table:table-cell table:number-columns-repeated="1636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ichte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Nichte</text:p>
          </table:table-cell>
          <table:table-cell office:value-type="string" calcext:value-type="string">
            <text:p>Schrammsteine</text:p>
          </table:table-cell>
          <table:table-cell office:value-type="float" office:value="4398" calcext:value-type="float">
            <text:p>4398</text:p>
          </table:table-cell>
          <table:table-cell office:value-type="string" calcext:value-type="string">
            <text:p>Nicht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Nichte</text:p>
          </table:table-cell>
          <table:table-cell office:value-type="float" office:value="39" calcext:value-type="float">
            <text:p>39</text:p>
          </table:table-cell>
          <table:table-cell office:value-type="float" office:value="50.9121559" calcext:value-type="float">
            <text:p>50,9121559</text:p>
          </table:table-cell>
          <table:table-cell office:value-type="float" office:value="14.2038395" calcext:value-type="float">
            <text:p>14,2038395</text:p>
          </table:table-cell>
          <table:table-cell office:value-type="string" calcext:value-type="string">
            <text:p>Nichte, Bad Schandau, Sächsische Schweiz-Osterzgebirge, Sachsen, 01814, Deutschland</text:p>
          </table:table-cell>
          <table:table-cell office:value-type="float" office:value="1895100816" calcext:value-type="float">
            <text:p>1895100816</text:p>
          </table:table-cell>
          <table:table-cell table:number-columns-repeated="1636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chrammsteinwächter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Schrammsteinwächter</text:p>
          </table:table-cell>
          <table:table-cell office:value-type="string" calcext:value-type="string">
            <text:p>Schrammsteine</text:p>
          </table:table-cell>
          <table:table-cell office:value-type="float" office:value="4357" calcext:value-type="float">
            <text:p>4357</text:p>
          </table:table-cell>
          <table:table-cell office:value-type="string" calcext:value-type="string">
            <text:p>Schrammsteinwächter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Schrammsteinwächter</text:p>
          </table:table-cell>
          <table:table-cell office:value-type="float" office:value="40" calcext:value-type="float">
            <text:p>40</text:p>
          </table:table-cell>
          <table:table-cell office:value-type="float" office:value="50.9122384" calcext:value-type="float">
            <text:p>50,9122384</text:p>
          </table:table-cell>
          <table:table-cell office:value-type="float" office:value="14.2049784" calcext:value-type="float">
            <text:p>14,2049784</text:p>
          </table:table-cell>
          <table:table-cell office:value-type="string" calcext:value-type="string">
            <text:p>Schrammsteinwächter, Bad Schandau, Sächsische Schweiz-Osterzgebirge, Sachsen, 01814, Deutschland</text:p>
          </table:table-cell>
          <table:table-cell office:value-type="float" office:value="1895100817" calcext:value-type="float">
            <text:p>1895100817</text:p>
          </table:table-cell>
          <table:table-cell table:number-columns-repeated="1636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effe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Neffe</text:p>
          </table:table-cell>
          <table:table-cell office:value-type="string" calcext:value-type="string">
            <text:p>Schrammsteine</text:p>
          </table:table-cell>
          <table:table-cell office:value-type="float" office:value="4358" calcext:value-type="float">
            <text:p>4358</text:p>
          </table:table-cell>
          <table:table-cell office:value-type="string" calcext:value-type="string">
            <text:p>Neff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Neffe</text:p>
          </table:table-cell>
          <table:table-cell office:value-type="float" office:value="41" calcext:value-type="float">
            <text:p>41</text:p>
          </table:table-cell>
          <table:table-cell office:value-type="float" office:value="50.9120607" calcext:value-type="float">
            <text:p>50,9120607</text:p>
          </table:table-cell>
          <table:table-cell office:value-type="float" office:value="14.2045601" calcext:value-type="float">
            <text:p>14,2045601</text:p>
          </table:table-cell>
          <table:table-cell office:value-type="string" calcext:value-type="string">
            <text:p>Neffe, Bad Schandau, Sächsische Schweiz-Osterzgebirge, Sachsen, 01814, Deutschland</text:p>
          </table:table-cell>
          <table:table-cell office:value-type="float" office:value="1895100812" calcext:value-type="float">
            <text:p>1895100812</text:p>
          </table:table-cell>
          <table:table-cell table:number-columns-repeated="1636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etterhaube *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Wetterhaube</text:p>
          </table:table-cell>
          <table:table-cell office:value-type="string" calcext:value-type="string">
            <text:p>Schrammsteine</text:p>
          </table:table-cell>
          <table:table-cell office:value-type="float" office:value="4359" calcext:value-type="float">
            <text:p>4359</text:p>
          </table:table-cell>
          <table:table-cell office:value-type="string" calcext:value-type="string">
            <text:p>Wetterhaub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Wetterhaube</text:p>
          </table:table-cell>
          <table:table-cell office:value-type="float" office:value="42" calcext:value-type="float">
            <text:p>42</text:p>
          </table:table-cell>
          <table:table-cell office:value-type="float" office:value="50.911771" calcext:value-type="float">
            <text:p>50,911771</text:p>
          </table:table-cell>
          <table:table-cell office:value-type="float" office:value="14.2046974" calcext:value-type="float">
            <text:p>14,2046974</text:p>
          </table:table-cell>
          <table:table-cell office:value-type="string" calcext:value-type="string">
            <text:p>Wetterhaube, Bad Schandau, Sächsische Schweiz-Osterzgebirge, Sachsen, 01814, Deutschland</text:p>
          </table:table-cell>
          <table:table-cell office:value-type="float" office:value="251875216" calcext:value-type="float">
            <text:p>251875216</text:p>
          </table:table-cell>
          <table:table-cell table:number-columns-repeated="1636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ädel *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Mädel</text:p>
          </table:table-cell>
          <table:table-cell office:value-type="string" calcext:value-type="string">
            <text:p>Schrammsteine</text:p>
          </table:table-cell>
          <table:table-cell office:value-type="float" office:value="4360" calcext:value-type="float">
            <text:p>4360</text:p>
          </table:table-cell>
          <table:table-cell office:value-type="string" calcext:value-type="string">
            <text:p>Mädel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Mädel</text:p>
          </table:table-cell>
          <table:table-cell office:value-type="float" office:value="43" calcext:value-type="float">
            <text:p>43</text:p>
          </table:table-cell>
          <table:table-cell office:value-type="float" office:value="50.9112996" calcext:value-type="float">
            <text:p>50,9112996</text:p>
          </table:table-cell>
          <table:table-cell office:value-type="float" office:value="14.2055537" calcext:value-type="float">
            <text:p>14,2055537</text:p>
          </table:table-cell>
          <table:table-cell office:value-type="string" calcext:value-type="string">
            <text:p>Mädel, Bad Schandau, Sächsische Schweiz-Osterzgebirge, Sachsen, 01814, Deutschland</text:p>
          </table:table-cell>
          <table:table-cell office:value-type="float" office:value="251874835" calcext:value-type="float">
            <text:p>251874835</text:p>
          </table:table-cell>
          <table:table-cell table:number-columns-repeated="1636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unuch *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Schrammsteine</text:p>
          </table:table-cell>
          <table:table-cell office:value-type="float" office:value="4361" calcext:value-type="float">
            <text:p>4361</text:p>
          </table:table-cell>
          <table:table-cell office:value-type="string" calcext:value-type="string">
            <text:p>Eunuch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Eunuch</text:p>
          </table:table-cell>
          <table:table-cell office:value-type="float" office:value="44" calcext:value-type="float">
            <text:p>44</text:p>
          </table:table-cell>
          <table:table-cell office:value-type="float" office:value="50.9110486" calcext:value-type="float">
            <text:p>50,9110486</text:p>
          </table:table-cell>
          <table:table-cell office:value-type="float" office:value="14.2067816" calcext:value-type="float">
            <text:p>14,2067816</text:p>
          </table:table-cell>
          <table:table-cell office:value-type="string" calcext:value-type="string">
            <text:p>Eunuch, Bad Schandau, Sächsische Schweiz-Osterzgebirge, Sachsen, 01814, Deutschland</text:p>
          </table:table-cell>
          <table:table-cell office:value-type="float" office:value="251874545" calcext:value-type="float">
            <text:p>251874545</text:p>
          </table:table-cell>
          <table:table-cell table:number-columns-repeated="1636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ungfer *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Jungfer</text:p>
          </table:table-cell>
          <table:table-cell office:value-type="string" calcext:value-type="string">
            <text:p>Schrammsteine</text:p>
          </table:table-cell>
          <table:table-cell office:value-type="float" office:value="4362" calcext:value-type="float">
            <text:p>4362</text:p>
          </table:table-cell>
          <table:table-cell office:value-type="string" calcext:value-type="string">
            <text:p>Jungfer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Jungfer</text:p>
          </table:table-cell>
          <table:table-cell office:value-type="float" office:value="45" calcext:value-type="float">
            <text:p>45</text:p>
          </table:table-cell>
          <table:table-cell office:value-type="float" office:value="50.9109161" calcext:value-type="float">
            <text:p>50,9109161</text:p>
          </table:table-cell>
          <table:table-cell office:value-type="float" office:value="14.2068141" calcext:value-type="float">
            <text:p>14,2068141</text:p>
          </table:table-cell>
          <table:table-cell office:value-type="string" calcext:value-type="string">
            <text:p>Jungfer, Bad Schandau, Sächsische Schweiz-Osterzgebirge, Sachsen, 01814, Deutschland</text:p>
          </table:table-cell>
          <table:table-cell office:value-type="float" office:value="251874714" calcext:value-type="float">
            <text:p>251874714</text:p>
          </table:table-cell>
          <table:table-cell table:number-columns-repeated="1636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Wildschützenkopf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Wildschützenkopf</text:p>
          </table:table-cell>
          <table:table-cell office:value-type="string" calcext:value-type="string">
            <text:p>Schrammsteine</text:p>
          </table:table-cell>
          <table:table-cell office:value-type="float" office:value="4363" calcext:value-type="float">
            <text:p>4363</text:p>
          </table:table-cell>
          <table:table-cell office:value-type="string" calcext:value-type="string">
            <text:p>Wildschützenkopf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Wildschützenkopf</text:p>
          </table:table-cell>
          <table:table-cell office:value-type="float" office:value="46" calcext:value-type="float">
            <text:p>46</text:p>
          </table:table-cell>
          <table:table-cell office:value-type="float" office:value="50.9112433" calcext:value-type="float">
            <text:p>50,9112433</text:p>
          </table:table-cell>
          <table:table-cell office:value-type="float" office:value="14.2075548" calcext:value-type="float">
            <text:p>14,2075548</text:p>
          </table:table-cell>
          <table:table-cell office:value-type="string" calcext:value-type="string">
            <text:p>Wildschützenkopf, Bad Schandau, Sächsische Schweiz-Osterzgebirge, Sachsen, 01814, Deutschland</text:p>
          </table:table-cell>
          <table:table-cell office:value-type="float" office:value="2274002505" calcext:value-type="float">
            <text:p>2274002505</text:p>
          </table:table-cell>
          <table:table-cell table:number-columns-repeated="1636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ildschützennadel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Wildschützennadel</text:p>
          </table:table-cell>
          <table:table-cell office:value-type="string" calcext:value-type="string">
            <text:p>Schrammsteine</text:p>
          </table:table-cell>
          <table:table-cell office:value-type="float" office:value="4364" calcext:value-type="float">
            <text:p>4364</text:p>
          </table:table-cell>
          <table:table-cell office:value-type="string" calcext:value-type="string">
            <text:p>Wildschützennadel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Wildschützennadel</text:p>
          </table:table-cell>
          <table:table-cell office:value-type="float" office:value="47" calcext:value-type="float">
            <text:p>47</text:p>
          </table:table-cell>
          <table:table-cell office:value-type="float" office:value="50.9112876" calcext:value-type="float">
            <text:p>50,9112876</text:p>
          </table:table-cell>
          <table:table-cell office:value-type="float" office:value="14.2076596" calcext:value-type="float">
            <text:p>14,2076596</text:p>
          </table:table-cell>
          <table:table-cell office:value-type="string" calcext:value-type="string">
            <text:p>Wildschützennadel, Bad Schandau, Sächsische Schweiz-Osterzgebirge, Sachsen, 01814, Deutschland</text:p>
          </table:table-cell>
          <table:table-cell office:value-type="float" office:value="2274002508" calcext:value-type="float">
            <text:p>2274002508</text:p>
          </table:table-cell>
          <table:table-cell table:number-columns-repeated="1636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äule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Säule</text:p>
          </table:table-cell>
          <table:table-cell office:value-type="string" calcext:value-type="string">
            <text:p>Schrammsteine</text:p>
          </table:table-cell>
          <table:table-cell office:value-type="float" office:value="4365" calcext:value-type="float">
            <text:p>4365</text:p>
          </table:table-cell>
          <table:table-cell office:value-type="string" calcext:value-type="string">
            <text:p>Säul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Säule</text:p>
          </table:table-cell>
          <table:table-cell office:value-type="float" office:value="48" calcext:value-type="float">
            <text:p>48</text:p>
          </table:table-cell>
          <table:table-cell office:value-type="float" office:value="50.9095528" calcext:value-type="float">
            <text:p>50,9095528</text:p>
          </table:table-cell>
          <table:table-cell office:value-type="float" office:value="14.2106017" calcext:value-type="float">
            <text:p>14,2106017</text:p>
          </table:table-cell>
          <table:table-cell office:value-type="string" calcext:value-type="string">
            <text:p>Säule, Bad Schandau, Sächsische Schweiz-Osterzgebirge, Sachsen, 01814, Deutschland</text:p>
          </table:table-cell>
          <table:table-cell office:value-type="float" office:value="2274002433" calcext:value-type="float">
            <text:p>2274002433</text:p>
          </table:table-cell>
          <table:table-cell table:number-columns-repeated="1636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atan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Schrammsteine</text:p>
          </table:table-cell>
          <table:table-cell office:value-type="float" office:value="4366" calcext:value-type="float">
            <text:p>4366</text:p>
          </table:table-cell>
          <table:table-cell office:value-type="string" calcext:value-type="string">
            <text:p>Satan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Satan</text:p>
          </table:table-cell>
          <table:table-cell office:value-type="float" office:value="49" calcext:value-type="float">
            <text:p>49</text:p>
          </table:table-cell>
          <table:table-cell office:value-type="float" office:value="50.9086412" calcext:value-type="float">
            <text:p>50,9086412</text:p>
          </table:table-cell>
          <table:table-cell office:value-type="float" office:value="14.2128349" calcext:value-type="float">
            <text:p>14,2128349</text:p>
          </table:table-cell>
          <table:table-cell office:value-type="string" calcext:value-type="string">
            <text:p>Satan, Bad Schandau, Sächsische Schweiz-Osterzgebirge, Sachsen, 01814, Deutschland</text:p>
          </table:table-cell>
          <table:table-cell office:value-type="float" office:value="251874958" calcext:value-type="float">
            <text:p>251874958</text:p>
          </table:table-cell>
          <table:table-cell table:number-columns-repeated="1636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chrammsteinturm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Schrammsteinturm</text:p>
          </table:table-cell>
          <table:table-cell office:value-type="string" calcext:value-type="string">
            <text:p>Schrammsteine</text:p>
          </table:table-cell>
          <table:table-cell office:value-type="float" office:value="4367" calcext:value-type="float">
            <text:p>4367</text:p>
          </table:table-cell>
          <table:table-cell office:value-type="string" calcext:value-type="string">
            <text:p>Schrammsteinturm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Schrammsteinturm</text:p>
          </table:table-cell>
          <table:table-cell office:value-type="float" office:value="50" calcext:value-type="float">
            <text:p>50</text:p>
          </table:table-cell>
          <table:table-cell office:value-type="float" office:value="50.9083426" calcext:value-type="float">
            <text:p>50,9083426</text:p>
          </table:table-cell>
          <table:table-cell office:value-type="float" office:value="14.2125341" calcext:value-type="float">
            <text:p>14,2125341</text:p>
          </table:table-cell>
          <table:table-cell office:value-type="string" calcext:value-type="string">
            <text:p>Schrammsteinturm, Bad Schandau, Sächsische Schweiz-Osterzgebirge, Sachsen, 01814, Deutschland</text:p>
          </table:table-cell>
          <table:table-cell office:value-type="float" office:value="251875060" calcext:value-type="float">
            <text:p>251875060</text:p>
          </table:table-cell>
          <table:table-cell table:number-columns-repeated="1636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onnenspitze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Sonnenspitze</text:p>
          </table:table-cell>
          <table:table-cell office:value-type="string" calcext:value-type="string">
            <text:p>Schrammsteine</text:p>
          </table:table-cell>
          <table:table-cell office:value-type="float" office:value="4368" calcext:value-type="float">
            <text:p>4368</text:p>
          </table:table-cell>
          <table:table-cell office:value-type="string" calcext:value-type="string">
            <text:p>Sonnenspitz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Sonnenspitze</text:p>
          </table:table-cell>
          <table:table-cell office:value-type="float" office:value="51" calcext:value-type="float">
            <text:p>51</text:p>
          </table:table-cell>
          <table:table-cell office:value-type="float" office:value="50.9081761" calcext:value-type="float">
            <text:p>50,9081761</text:p>
          </table:table-cell>
          <table:table-cell office:value-type="float" office:value="14.2141519" calcext:value-type="float">
            <text:p>14,2141519</text:p>
          </table:table-cell>
          <table:table-cell office:value-type="string" calcext:value-type="string">
            <text:p>Sonnenspitze, Bad Schandau, Sächsische Schweiz-Osterzgebirge, Sachsen, Deutschland</text:p>
          </table:table-cell>
          <table:table-cell office:value-type="float" office:value="2260819495" calcext:value-type="float">
            <text:p>2260819495</text:p>
          </table:table-cell>
          <table:table-cell table:number-columns-repeated="1636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eptun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Neptun</text:p>
          </table:table-cell>
          <table:table-cell office:value-type="string" calcext:value-type="string">
            <text:p>Schrammsteine</text:p>
          </table:table-cell>
          <table:table-cell office:value-type="float" office:value="4370" calcext:value-type="float">
            <text:p>4370</text:p>
          </table:table-cell>
          <table:table-cell office:value-type="string" calcext:value-type="string">
            <text:p>Neptun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Neptun</text:p>
          </table:table-cell>
          <table:table-cell office:value-type="float" office:value="52" calcext:value-type="float">
            <text:p>52</text:p>
          </table:table-cell>
          <table:table-cell office:value-type="float" office:value="50.9093046" calcext:value-type="float">
            <text:p>50,9093046</text:p>
          </table:table-cell>
          <table:table-cell office:value-type="float" office:value="14.2148885" calcext:value-type="float">
            <text:p>14,2148885</text:p>
          </table:table-cell>
          <table:table-cell office:value-type="string" calcext:value-type="string">
            <text:p>Neptun, Bad Schandau, Sächsische Schweiz-Osterzgebirge, Sachsen, Deutschland</text:p>
          </table:table-cell>
          <table:table-cell office:value-type="float" office:value="251874862" calcext:value-type="float">
            <text:p>251874862</text:p>
          </table:table-cell>
          <table:table-cell table:number-columns-repeated="1636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andwächter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Wandwächter</text:p>
          </table:table-cell>
          <table:table-cell office:value-type="string" calcext:value-type="string">
            <text:p>Schrammsteine</text:p>
          </table:table-cell>
          <table:table-cell office:value-type="float" office:value="4371" calcext:value-type="float">
            <text:p>4371</text:p>
          </table:table-cell>
          <table:table-cell office:value-type="string" calcext:value-type="string">
            <text:p>Wandwächter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Wandwächter</text:p>
          </table:table-cell>
          <table:table-cell office:value-type="float" office:value="53" calcext:value-type="float">
            <text:p>53</text:p>
          </table:table-cell>
          <table:table-cell office:value-type="float" office:value="50.9105286" calcext:value-type="float">
            <text:p>50,9105286</text:p>
          </table:table-cell>
          <table:table-cell office:value-type="float" office:value="14.2114816" calcext:value-type="float">
            <text:p>14,2114816</text:p>
          </table:table-cell>
          <table:table-cell office:value-type="string" calcext:value-type="string">
            <text:p>Wandwächter, Bad Schandau, Sächsische Schweiz-Osterzgebirge, Sachsen, 01814, Deutschland</text:p>
          </table:table-cell>
          <table:table-cell office:value-type="float" office:value="251875203" calcext:value-type="float">
            <text:p>251875203</text:p>
          </table:table-cell>
          <table:table-cell table:number-columns-repeated="1636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egenturm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Regenturm</text:p>
          </table:table-cell>
          <table:table-cell office:value-type="string" calcext:value-type="string">
            <text:p>Schrammsteine</text:p>
          </table:table-cell>
          <table:table-cell office:value-type="float" office:value="4372" calcext:value-type="float">
            <text:p>4372</text:p>
          </table:table-cell>
          <table:table-cell office:value-type="string" calcext:value-type="string">
            <text:p>Regenturm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Regenturm</text:p>
          </table:table-cell>
          <table:table-cell office:value-type="float" office:value="54" calcext:value-type="float">
            <text:p>54</text:p>
          </table:table-cell>
          <table:table-cell office:value-type="float" office:value="50.9105246" calcext:value-type="float">
            <text:p>50,9105246</text:p>
          </table:table-cell>
          <table:table-cell office:value-type="float" office:value="14.2112481" calcext:value-type="float">
            <text:p>14,2112481</text:p>
          </table:table-cell>
          <table:table-cell office:value-type="string" calcext:value-type="string">
            <text:p>Regenturm, Bad Schandau, Sächsische Schweiz-Osterzgebirge, Sachsen, 01814, Deutschland</text:p>
          </table:table-cell>
          <table:table-cell office:value-type="float" office:value="251875002" calcext:value-type="float">
            <text:p>251875002</text:p>
          </table:table-cell>
          <table:table-cell table:number-columns-repeated="1636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interer Torsteinkegel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Torsteinkegel, Hinterer</text:p>
          </table:table-cell>
          <table:table-cell office:value-type="string" calcext:value-type="string">
            <text:p>Schrammsteine</text:p>
          </table:table-cell>
          <table:table-cell office:value-type="float" office:value="4373" calcext:value-type="float">
            <text:p>4373</text:p>
          </table:table-cell>
          <table:table-cell office:value-type="string" calcext:value-type="string">
            <text:p>Hinterer Torsteinkegel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interer Torsteinkegel</text:p>
          </table:table-cell>
          <table:table-cell office:value-type="float" office:value="55" calcext:value-type="float">
            <text:p>55</text:p>
          </table:table-cell>
          <table:table-cell office:value-type="float" office:value="50.9127415" calcext:value-type="float">
            <text:p>50,9127415</text:p>
          </table:table-cell>
          <table:table-cell office:value-type="float" office:value="14.2079887" calcext:value-type="float">
            <text:p>14,2079887</text:p>
          </table:table-cell>
          <table:table-cell office:value-type="string" calcext:value-type="string">
            <text:p>Hinterer Torsteinkegel, Bad Schandau, Sächsische Schweiz-Osterzgebirge, Sachsen, 01814, Deutschland</text:p>
          </table:table-cell>
          <table:table-cell office:value-type="float" office:value="251874677" calcext:value-type="float">
            <text:p>251874677</text:p>
          </table:table-cell>
          <table:table-cell table:number-columns-repeated="1636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espaltener Kegel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Gespaltener Kegel</text:p>
          </table:table-cell>
          <table:table-cell office:value-type="string" calcext:value-type="string">
            <text:p>Schrammsteine</text:p>
          </table:table-cell>
          <table:table-cell office:value-type="float" office:value="4374" calcext:value-type="float">
            <text:p>4374</text:p>
          </table:table-cell>
          <table:table-cell office:value-type="string" calcext:value-type="string">
            <text:p>Gespaltener Kegel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Gespaltener Kegel</text:p>
          </table:table-cell>
          <table:table-cell office:value-type="float" office:value="56" calcext:value-type="float">
            <text:p>56</text:p>
          </table:table-cell>
          <table:table-cell office:value-type="float" office:value="50.9127133" calcext:value-type="float">
            <text:p>50,9127133</text:p>
          </table:table-cell>
          <table:table-cell office:value-type="float" office:value="14.2077715" calcext:value-type="float">
            <text:p>14,2077715</text:p>
          </table:table-cell>
          <table:table-cell office:value-type="string" calcext:value-type="string">
            <text:p>Gespaltener Kegel, Bad Schandau, Sächsische Schweiz-Osterzgebirge, Sachsen, 01814, Deutschland</text:p>
          </table:table-cell>
          <table:table-cell office:value-type="float" office:value="1269245167" calcext:value-type="float">
            <text:p>1269245167</text:p>
          </table:table-cell>
          <table:table-cell table:number-columns-repeated="1636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aurier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aurier</text:p>
          </table:table-cell>
          <table:table-cell office:value-type="string" calcext:value-type="string">
            <text:p>Schrammsteine</text:p>
          </table:table-cell>
          <table:table-cell office:value-type="float" office:value="4375" calcext:value-type="float">
            <text:p>4375</text:p>
          </table:table-cell>
          <table:table-cell office:value-type="string" calcext:value-type="string">
            <text:p>Saurier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Saurier</text:p>
          </table:table-cell>
          <table:table-cell office:value-type="float" office:value="57" calcext:value-type="float">
            <text:p>57</text:p>
          </table:table-cell>
          <table:table-cell office:value-type="float" office:value="50.9131853" calcext:value-type="float">
            <text:p>50,9131853</text:p>
          </table:table-cell>
          <table:table-cell office:value-type="float" office:value="14.2077507" calcext:value-type="float">
            <text:p>14,2077507</text:p>
          </table:table-cell>
          <table:table-cell office:value-type="string" calcext:value-type="string">
            <text:p>Saurier, Bad Schandau, Sächsische Schweiz-Osterzgebirge, Sachsen, 01814, Deutschland</text:p>
          </table:table-cell>
          <table:table-cell office:value-type="float" office:value="997683804" calcext:value-type="float">
            <text:p>997683804</text:p>
          </table:table-cell>
          <table:table-cell table:number-columns-repeated="1636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austein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Baustein</text:p>
          </table:table-cell>
          <table:table-cell office:value-type="string" calcext:value-type="string">
            <text:p>Schrammsteine</text:p>
          </table:table-cell>
          <table:table-cell office:value-type="float" office:value="4376" calcext:value-type="float">
            <text:p>4376</text:p>
          </table:table-cell>
          <table:table-cell office:value-type="string" calcext:value-type="string">
            <text:p>Baustein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Baustein</text:p>
          </table:table-cell>
          <table:table-cell office:value-type="float" office:value="58" calcext:value-type="float">
            <text:p>58</text:p>
          </table:table-cell>
          <table:table-cell office:value-type="float" office:value="50.9142834" calcext:value-type="float">
            <text:p>50,9142834</text:p>
          </table:table-cell>
          <table:table-cell office:value-type="float" office:value="14.2084064" calcext:value-type="float">
            <text:p>14,2084064</text:p>
          </table:table-cell>
          <table:table-cell office:value-type="string" calcext:value-type="string">
            <text:p>Baustein, Bad Schandau, Sächsische Schweiz-Osterzgebirge, Sachsen, 01814, Deutschland</text:p>
          </table:table-cell>
          <table:table-cell office:value-type="float" office:value="1269245198" calcext:value-type="float">
            <text:p>1269245198</text:p>
          </table:table-cell>
          <table:table-cell table:number-columns-repeated="1636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üllerstein **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Müllerstein</text:p>
          </table:table-cell>
          <table:table-cell office:value-type="string" calcext:value-type="string">
            <text:p>Schrammsteine</text:p>
          </table:table-cell>
          <table:table-cell office:value-type="float" office:value="4377" calcext:value-type="float">
            <text:p>4377</text:p>
          </table:table-cell>
          <table:table-cell office:value-type="string" calcext:value-type="string">
            <text:p>Müllerstein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Müllerstein</text:p>
          </table:table-cell>
          <table:table-cell office:value-type="float" office:value="59" calcext:value-type="float">
            <text:p>59</text:p>
          </table:table-cell>
          <table:table-cell office:value-type="float" office:value="50.9135375" calcext:value-type="float">
            <text:p>50,9135375</text:p>
          </table:table-cell>
          <table:table-cell office:value-type="float" office:value="14.2069665" calcext:value-type="float">
            <text:p>14,2069665</text:p>
          </table:table-cell>
          <table:table-cell office:value-type="string" calcext:value-type="string">
            <text:p>Müllerstein, Bad Schandau, Sächsische Schweiz-Osterzgebirge, Sachsen, 01814, Deutschland</text:p>
          </table:table-cell>
          <table:table-cell office:value-type="float" office:value="4959662033" calcext:value-type="float">
            <text:p>4959662033</text:p>
          </table:table-cell>
          <table:table-cell table:number-columns-repeated="1636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itteltur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Mittelturm</text:p>
          </table:table-cell>
          <table:table-cell office:value-type="string" calcext:value-type="string">
            <text:p>Schrammsteine</text:p>
          </table:table-cell>
          <table:table-cell office:value-type="float" office:value="4378" calcext:value-type="float">
            <text:p>4378</text:p>
          </table:table-cell>
          <table:table-cell office:value-type="string" calcext:value-type="string">
            <text:p>Mittelturm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Mittelturm</text:p>
          </table:table-cell>
          <table:table-cell office:value-type="float" office:value="60" calcext:value-type="float">
            <text:p>60</text:p>
          </table:table-cell>
          <table:table-cell office:value-type="float" office:value="50.9129008" calcext:value-type="float">
            <text:p>50,9129008</text:p>
          </table:table-cell>
          <table:table-cell office:value-type="float" office:value="14.2053324" calcext:value-type="float">
            <text:p>14,2053324</text:p>
          </table:table-cell>
          <table:table-cell office:value-type="string" calcext:value-type="string">
            <text:p>Mittelturm, Bad Schandau, Sächsische Schweiz-Osterzgebirge, Sachsen, 01814, Deutschland</text:p>
          </table:table-cell>
          <table:table-cell office:value-type="float" office:value="2260819470" calcext:value-type="float">
            <text:p>2260819470</text:p>
          </table:table-cell>
          <table:table-cell table:number-columns-repeated="1636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onnenwendkegel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Sonnenwendkegel</text:p>
          </table:table-cell>
          <table:table-cell office:value-type="string" calcext:value-type="string">
            <text:p>Schrammsteine</text:p>
          </table:table-cell>
          <table:table-cell office:value-type="float" office:value="4379" calcext:value-type="float">
            <text:p>4379</text:p>
          </table:table-cell>
          <table:table-cell office:value-type="string" calcext:value-type="string">
            <text:p>Sonnenwendkegel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Sonnenwendkegel</text:p>
          </table:table-cell>
          <table:table-cell office:value-type="float" office:value="61" calcext:value-type="float">
            <text:p>61</text:p>
          </table:table-cell>
          <table:table-cell office:value-type="float" office:value="50.9129695" calcext:value-type="float">
            <text:p>50,9129695</text:p>
          </table:table-cell>
          <table:table-cell office:value-type="float" office:value="14.2052568" calcext:value-type="float">
            <text:p>14,2052568</text:p>
          </table:table-cell>
          <table:table-cell office:value-type="string" calcext:value-type="string">
            <text:p>Sonnenwendkegel, Bad Schandau, Sächsische Schweiz-Osterzgebirge, Sachsen, 01814, Deutschland</text:p>
          </table:table-cell>
          <table:table-cell office:value-type="float" office:value="2260819496" calcext:value-type="float">
            <text:p>2260819496</text:p>
          </table:table-cell>
          <table:table-cell table:number-columns-repeated="1636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chwager *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Schwager</text:p>
          </table:table-cell>
          <table:table-cell office:value-type="string" calcext:value-type="string">
            <text:p>Schrammsteine</text:p>
          </table:table-cell>
          <table:table-cell office:value-type="float" office:value="4380" calcext:value-type="float">
            <text:p>4380</text:p>
          </table:table-cell>
          <table:table-cell office:value-type="string" calcext:value-type="string">
            <text:p>Schwager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Schwager</text:p>
          </table:table-cell>
          <table:table-cell office:value-type="float" office:value="62" calcext:value-type="float">
            <text:p>62</text:p>
          </table:table-cell>
          <table:table-cell office:value-type="float" office:value="50.9125325" calcext:value-type="float">
            <text:p>50,9125325</text:p>
          </table:table-cell>
          <table:table-cell office:value-type="float" office:value="14.2036527" calcext:value-type="float">
            <text:p>14,2036527</text:p>
          </table:table-cell>
          <table:table-cell office:value-type="string" calcext:value-type="string">
            <text:p>Schwager, Bad Schandau, Sächsische Schweiz-Osterzgebirge, Sachsen, 01814, Deutschland</text:p>
          </table:table-cell>
          <table:table-cell office:value-type="float" office:value="2274002385" calcext:value-type="float">
            <text:p>2274002385</text:p>
          </table:table-cell>
          <table:table-cell table:number-columns-repeated="1636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Onkel *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Onkel</text:p>
          </table:table-cell>
          <table:table-cell office:value-type="string" calcext:value-type="string">
            <text:p>Schrammsteine</text:p>
          </table:table-cell>
          <table:table-cell office:value-type="float" office:value="4381" calcext:value-type="float">
            <text:p>4381</text:p>
          </table:table-cell>
          <table:table-cell office:value-type="string" calcext:value-type="string">
            <text:p>Onkel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Onkel</text:p>
          </table:table-cell>
          <table:table-cell office:value-type="float" office:value="63" calcext:value-type="float">
            <text:p>63</text:p>
          </table:table-cell>
          <table:table-cell office:value-type="float" office:value="50.912426" calcext:value-type="float">
            <text:p>50,912426</text:p>
          </table:table-cell>
          <table:table-cell office:value-type="float" office:value="14.2038901" calcext:value-type="float">
            <text:p>14,2038901</text:p>
          </table:table-cell>
          <table:table-cell office:value-type="string" calcext:value-type="string">
            <text:p>Onkel, Bad Schandau, Sächsische Schweiz-Osterzgebirge, Sachsen, 01814, Deutschland</text:p>
          </table:table-cell>
          <table:table-cell office:value-type="float" office:value="251874906" calcext:value-type="float">
            <text:p>251874906</text:p>
          </table:table-cell>
          <table:table-cell table:number-columns-repeated="1636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ante **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Tante</text:p>
          </table:table-cell>
          <table:table-cell office:value-type="string" calcext:value-type="string">
            <text:p>Schrammsteine</text:p>
          </table:table-cell>
          <table:table-cell office:value-type="float" office:value="4382" calcext:value-type="float">
            <text:p>4382</text:p>
          </table:table-cell>
          <table:table-cell office:value-type="string" calcext:value-type="string">
            <text:p>Tant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ante</text:p>
          </table:table-cell>
          <table:table-cell office:value-type="float" office:value="64" calcext:value-type="float">
            <text:p>64</text:p>
          </table:table-cell>
          <table:table-cell office:value-type="float" office:value="50.9124198" calcext:value-type="float">
            <text:p>50,9124198</text:p>
          </table:table-cell>
          <table:table-cell office:value-type="float" office:value="14.2024201" calcext:value-type="float">
            <text:p>14,2024201</text:p>
          </table:table-cell>
          <table:table-cell office:value-type="string" calcext:value-type="string">
            <text:p>Tante, Bad Schandau, Sächsische Schweiz-Osterzgebirge, Sachsen, 01814, Deutschland</text:p>
          </table:table-cell>
          <table:table-cell office:value-type="float" office:value="251875142" calcext:value-type="float">
            <text:p>251875142</text:p>
          </table:table-cell>
          <table:table-cell table:number-columns-repeated="1636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Vorderer Torsteinkegel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Torsteinkegel, Vorderer</text:p>
          </table:table-cell>
          <table:table-cell office:value-type="string" calcext:value-type="string">
            <text:p>Schrammsteine</text:p>
          </table:table-cell>
          <table:table-cell office:value-type="float" office:value="4383" calcext:value-type="float">
            <text:p>4383</text:p>
          </table:table-cell>
          <table:table-cell office:value-type="string" calcext:value-type="string">
            <text:p>Vorderer Torsteinkegel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Vorderer Torsteinkegel</text:p>
          </table:table-cell>
          <table:table-cell office:value-type="float" office:value="65" calcext:value-type="float">
            <text:p>65</text:p>
          </table:table-cell>
          <table:table-cell office:value-type="float" office:value="50.9125347" calcext:value-type="float">
            <text:p>50,9125347</text:p>
          </table:table-cell>
          <table:table-cell office:value-type="float" office:value="14.2023923" calcext:value-type="float">
            <text:p>14,2023923</text:p>
          </table:table-cell>
          <table:table-cell office:value-type="string" calcext:value-type="string">
            <text:p>Vorderer Torsteinkegel, Bad Schandau, Sächsische Schweiz-Osterzgebirge, Sachsen, 01814, Deutschland</text:p>
          </table:table-cell>
          <table:table-cell office:value-type="float" office:value="2274002478" calcext:value-type="float">
            <text:p>2274002478</text:p>
          </table:table-cell>
          <table:table-cell table:number-columns-repeated="1636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ergfex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Bergfex</text:p>
          </table:table-cell>
          <table:table-cell office:value-type="string" calcext:value-type="string">
            <text:p>Schrammsteine</text:p>
          </table:table-cell>
          <table:table-cell office:value-type="float" office:value="4384" calcext:value-type="float">
            <text:p>4384</text:p>
          </table:table-cell>
          <table:table-cell office:value-type="string" calcext:value-type="string">
            <text:p>Bergfex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Bergfex</text:p>
          </table:table-cell>
          <table:table-cell office:value-type="float" office:value="66" calcext:value-type="float">
            <text:p>66</text:p>
          </table:table-cell>
          <table:table-cell office:value-type="float" office:value="50.9126288" calcext:value-type="float">
            <text:p>50,9126288</text:p>
          </table:table-cell>
          <table:table-cell office:value-type="float" office:value="14.2021488" calcext:value-type="float">
            <text:p>14,2021488</text:p>
          </table:table-cell>
          <table:table-cell office:value-type="string" calcext:value-type="string">
            <text:p>Bergfex, Bad Schandau, Sächsische Schweiz-Osterzgebirge, Sachsen, 01814, Deutschland</text:p>
          </table:table-cell>
          <table:table-cell office:value-type="float" office:value="2260819410" calcext:value-type="float">
            <text:p>2260819410</text:p>
          </table:table-cell>
          <table:table-cell table:number-columns-repeated="1636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rohne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ohne</text:p>
          </table:table-cell>
          <table:table-cell office:value-type="string" calcext:value-type="string">
            <text:p>Schrammsteine</text:p>
          </table:table-cell>
          <table:table-cell office:value-type="float" office:value="4385" calcext:value-type="float">
            <text:p>4385</text:p>
          </table:table-cell>
          <table:table-cell office:value-type="string" calcext:value-type="string">
            <text:p>Drohn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Drohne</text:p>
          </table:table-cell>
          <table:table-cell office:value-type="float" office:value="67" calcext:value-type="float">
            <text:p>67</text:p>
          </table:table-cell>
          <table:table-cell office:value-type="float" office:value="50.9127682" calcext:value-type="float">
            <text:p>50,9127682</text:p>
          </table:table-cell>
          <table:table-cell office:value-type="float" office:value="14.2020741" calcext:value-type="float">
            <text:p>14,2020741</text:p>
          </table:table-cell>
          <table:table-cell office:value-type="string" calcext:value-type="string">
            <text:p>Drohne, Bad Schandau, Sächsische Schweiz-Osterzgebirge, Sachsen, 01814, Deutschland</text:p>
          </table:table-cell>
          <table:table-cell office:value-type="float" office:value="2260819424" calcext:value-type="float">
            <text:p>2260819424</text:p>
          </table:table-cell>
          <table:table-cell table:number-columns-repeated="1636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ittlerer Torstein ***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Torstein, Mittlerer</text:p>
          </table:table-cell>
          <table:table-cell office:value-type="string" calcext:value-type="string">
            <text:p>Schrammsteine</text:p>
          </table:table-cell>
          <table:table-cell office:value-type="float" office:value="4386" calcext:value-type="float">
            <text:p>4386</text:p>
          </table:table-cell>
          <table:table-cell office:value-type="string" calcext:value-type="string">
            <text:p>Mittlerer Torstein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Mittlerer Torstein</text:p>
          </table:table-cell>
          <table:table-cell office:value-type="float" office:value="68" calcext:value-type="float">
            <text:p>68</text:p>
          </table:table-cell>
          <table:table-cell office:value-type="float" office:value="50.9132494" calcext:value-type="float">
            <text:p>50,9132494</text:p>
          </table:table-cell>
          <table:table-cell office:value-type="float" office:value="14.2015182" calcext:value-type="float">
            <text:p>14,2015182</text:p>
          </table:table-cell>
          <table:table-cell office:value-type="string" calcext:value-type="string">
            <text:p>Mittlerer Torstein, Bad Schandau, Sächsische Schweiz-Osterzgebirge, Sachsen, 01814, Deutschland</text:p>
          </table:table-cell>
          <table:table-cell office:value-type="float" office:value="251874879" calcext:value-type="float">
            <text:p>251874879</text:p>
          </table:table-cell>
          <table:table-cell table:number-columns-repeated="1636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Hoher Torstein ***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Torstein, Hoher</text:p>
          </table:table-cell>
          <table:table-cell office:value-type="string" calcext:value-type="string">
            <text:p>Schrammsteine</text:p>
          </table:table-cell>
          <table:table-cell office:value-type="float" office:value="4387" calcext:value-type="float">
            <text:p>4387</text:p>
          </table:table-cell>
          <table:table-cell office:value-type="string" calcext:value-type="string">
            <text:p>Hoher Torstein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Hoher Torstein</text:p>
          </table:table-cell>
          <table:table-cell office:value-type="float" office:value="69" calcext:value-type="float">
            <text:p>69</text:p>
          </table:table-cell>
          <table:table-cell office:value-type="float" office:value="50.9140879" calcext:value-type="float">
            <text:p>50,9140879</text:p>
          </table:table-cell>
          <table:table-cell office:value-type="float" office:value="14.2010762" calcext:value-type="float">
            <text:p>14,2010762</text:p>
          </table:table-cell>
          <table:table-cell office:value-type="string" calcext:value-type="string">
            <text:p>Hoher Torstein, Bad Schandau, Sächsische Schweiz-Osterzgebirge, Sachsen, 01814, Deutschland</text:p>
          </table:table-cell>
          <table:table-cell office:value-type="float" office:value="251874726" calcext:value-type="float">
            <text:p>251874726</text:p>
          </table:table-cell>
          <table:table-cell table:number-columns-repeated="1636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alkenstein***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Falkenstein</text:p>
          </table:table-cell>
          <table:table-cell office:value-type="string" calcext:value-type="string">
            <text:p>Schrammsteine</text:p>
          </table:table-cell>
          <table:table-cell office:value-type="float" office:value="4388" calcext:value-type="float">
            <text:p>4388</text:p>
          </table:table-cell>
          <table:table-cell office:value-type="string" calcext:value-type="string">
            <text:p>Falkenstein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Falkenstein</text:p>
          </table:table-cell>
          <table:table-cell office:value-type="float" office:value="70" calcext:value-type="float">
            <text:p>70</text:p>
          </table:table-cell>
          <table:table-cell office:value-type="float" office:value="50.9170936" calcext:value-type="float">
            <text:p>50,9170936</text:p>
          </table:table-cell>
          <table:table-cell office:value-type="float" office:value="14.1992389" calcext:value-type="float">
            <text:p>14,1992389</text:p>
          </table:table-cell>
          <table:table-cell office:value-type="string" calcext:value-type="string">
            <text:p>Falkenstein, Bad Schandau, Sächsische Schweiz-Osterzgebirge, Sachsen, 01814, Deutschland</text:p>
          </table:table-cell>
          <table:table-cell office:value-type="float" office:value="251874546" calcext:value-type="float">
            <text:p>251874546</text:p>
          </table:table-cell>
          <table:table-cell table:number-columns-repeated="1636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urnernadel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Turnernadel</text:p>
          </table:table-cell>
          <table:table-cell office:value-type="string" calcext:value-type="string">
            <text:p>Schrammsteine</text:p>
          </table:table-cell>
          <table:table-cell office:value-type="float" office:value="4389" calcext:value-type="float">
            <text:p>4389</text:p>
          </table:table-cell>
          <table:table-cell office:value-type="string" calcext:value-type="string">
            <text:p>Turnernadel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Turnernadel</text:p>
          </table:table-cell>
          <table:table-cell office:value-type="float" office:value="71" calcext:value-type="float">
            <text:p>71</text:p>
          </table:table-cell>
          <table:table-cell office:value-type="float" office:value="50.917441" calcext:value-type="float">
            <text:p>50,917441</text:p>
          </table:table-cell>
          <table:table-cell office:value-type="float" office:value="14.1983904" calcext:value-type="float">
            <text:p>14,1983904</text:p>
          </table:table-cell>
          <table:table-cell office:value-type="string" calcext:value-type="string">
            <text:p>Turnernadel, Bad Schandau, Sächsische Schweiz-Osterzgebirge, Sachsen, 01814, Deutschland</text:p>
          </table:table-cell>
          <table:table-cell office:value-type="float" office:value="1953692464" calcext:value-type="float">
            <text:p>1953692464</text:p>
          </table:table-cell>
          <table:table-cell table:number-columns-repeated="1636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Zinne *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Zinne</text:p>
          </table:table-cell>
          <table:table-cell office:value-type="string" calcext:value-type="string">
            <text:p>Schrammsteine</text:p>
          </table:table-cell>
          <table:table-cell office:value-type="float" office:value="4390" calcext:value-type="float">
            <text:p>4390</text:p>
          </table:table-cell>
          <table:table-cell office:value-type="string" calcext:value-type="string">
            <text:p>Zinn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Zinne</text:p>
          </table:table-cell>
          <table:table-cell office:value-type="float" office:value="72" calcext:value-type="float">
            <text:p>72</text:p>
          </table:table-cell>
          <table:table-cell office:value-type="float" office:value="50.9174465" calcext:value-type="float">
            <text:p>50,9174465</text:p>
          </table:table-cell>
          <table:table-cell office:value-type="float" office:value="14.1990838" calcext:value-type="float">
            <text:p>14,1990838</text:p>
          </table:table-cell>
          <table:table-cell office:value-type="string" calcext:value-type="string">
            <text:p>Zinne, Bad Schandau, Sächsische Schweiz-Osterzgebirge, Sachsen, 01814, Deutschland</text:p>
          </table:table-cell>
          <table:table-cell office:value-type="float" office:value="1953692469" calcext:value-type="float">
            <text:p>1953692469</text:p>
          </table:table-cell>
          <table:table-cell table:number-columns-repeated="1636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Knabe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Knabe</text:p>
          </table:table-cell>
          <table:table-cell office:value-type="string" calcext:value-type="string">
            <text:p>Schrammsteine</text:p>
          </table:table-cell>
          <table:table-cell office:value-type="float" office:value="4399" calcext:value-type="float">
            <text:p>4399</text:p>
          </table:table-cell>
          <table:table-cell office:value-type="string" calcext:value-type="string">
            <text:p>Knab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Knabe</text:p>
          </table:table-cell>
          <table:table-cell office:value-type="float" office:value="73" calcext:value-type="float">
            <text:p>73</text:p>
          </table:table-cell>
          <table:table-cell office:value-type="float" office:value="50.9168343" calcext:value-type="float">
            <text:p>50,9168343</text:p>
          </table:table-cell>
          <table:table-cell office:value-type="float" office:value="14.1981957" calcext:value-type="float">
            <text:p>14,1981957</text:p>
          </table:table-cell>
          <table:table-cell office:value-type="string" calcext:value-type="string">
            <text:p>Knabe, Bad Schandau, Sächsische Schweiz-Osterzgebirge, Sachsen, 01814, Deutschland</text:p>
          </table:table-cell>
          <table:table-cell office:value-type="float" office:value="1363711165" calcext:value-type="float">
            <text:p>1363711165</text:p>
          </table:table-cell>
          <table:table-cell table:number-columns-repeated="1636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Oberer Lagerwächter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Lagerwächter, Oberer</text:p>
          </table:table-cell>
          <table:table-cell office:value-type="string" calcext:value-type="string">
            <text:p>Schrammsteine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Oberer Lagerwächter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Oberer Lagerwächter</text:p>
          </table:table-cell>
          <table:table-cell office:value-type="float" office:value="74" calcext:value-type="float">
            <text:p>74</text:p>
          </table:table-cell>
          <table:table-cell office:value-type="float" office:value="50.9180232" calcext:value-type="float">
            <text:p>50,9180232</text:p>
          </table:table-cell>
          <table:table-cell office:value-type="float" office:value="14.1978783" calcext:value-type="float">
            <text:p>14,1978783</text:p>
          </table:table-cell>
          <table:table-cell office:value-type="string" calcext:value-type="string">
            <text:p>Oberer Lagerwächter, Bad Schandau, Sächsische Schweiz-Osterzgebirge, Sachsen, 01814, Deutschland</text:p>
          </table:table-cell>
          <table:table-cell office:value-type="float" office:value="1363711177" calcext:value-type="float">
            <text:p>1363711177</text:p>
          </table:table-cell>
          <table:table-cell table:number-columns-repeated="1636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ittlerer Lagerwächter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Lagerwächter, Mittlerer</text:p>
          </table:table-cell>
          <table:table-cell office:value-type="string" calcext:value-type="string">
            <text:p>Schrammsteine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Mittlerer Lagerwächter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Mittlerer Lagerwächter</text:p>
          </table:table-cell>
          <table:table-cell office:value-type="float" office:value="75" calcext:value-type="float">
            <text:p>75</text:p>
          </table:table-cell>
          <table:table-cell office:value-type="float" office:value="50.9181477" calcext:value-type="float">
            <text:p>50,9181477</text:p>
          </table:table-cell>
          <table:table-cell office:value-type="float" office:value="14.198957" calcext:value-type="float">
            <text:p>14,198957</text:p>
          </table:table-cell>
          <table:table-cell office:value-type="string" calcext:value-type="string">
            <text:p>Mittlerer Lagerwächter, Bad Schandau, Sächsische Schweiz-Osterzgebirge, Sachsen, 01814, Deutschland</text:p>
          </table:table-cell>
          <table:table-cell office:value-type="float" office:value="1363711169" calcext:value-type="float">
            <text:p>1363711169</text:p>
          </table:table-cell>
          <table:table-cell table:number-columns-repeated="1636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nterer Lagerwächter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Lagerwächter, Unterer</text:p>
          </table:table-cell>
          <table:table-cell office:value-type="string" calcext:value-type="string">
            <text:p>Schrammsteine</text:p>
          </table:table-cell>
          <table:table-cell office:value-type="float" office:value="4393" calcext:value-type="float">
            <text:p>4393</text:p>
          </table:table-cell>
          <table:table-cell office:value-type="string" calcext:value-type="string">
            <text:p>Unterer Lagerwächter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Unterer Lagerwächter</text:p>
          </table:table-cell>
          <table:table-cell office:value-type="float" office:value="76" calcext:value-type="float">
            <text:p>76</text:p>
          </table:table-cell>
          <table:table-cell office:value-type="float" office:value="50.9181577" calcext:value-type="float">
            <text:p>50,9181577</text:p>
          </table:table-cell>
          <table:table-cell office:value-type="float" office:value="14.1994035" calcext:value-type="float">
            <text:p>14,1994035</text:p>
          </table:table-cell>
          <table:table-cell office:value-type="string" calcext:value-type="string">
            <text:p>Unterer Lagerwächter, Bad Schandau, Sächsische Schweiz-Osterzgebirge, Sachsen, 01814, Deutschland</text:p>
          </table:table-cell>
          <table:table-cell office:value-type="float" office:value="1363711185" calcext:value-type="float">
            <text:p>1363711185</text:p>
          </table:table-cell>
          <table:table-cell table:number-columns-repeated="1636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Kirnitzschturm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Kirnitzschturm</text:p>
          </table:table-cell>
          <table:table-cell office:value-type="string" calcext:value-type="string">
            <text:p>Schrammsteine</text:p>
          </table:table-cell>
          <table:table-cell office:value-type="float" office:value="4394" calcext:value-type="float">
            <text:p>4394</text:p>
          </table:table-cell>
          <table:table-cell office:value-type="string" calcext:value-type="string">
            <text:p>Kirnitzschturm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Kirnitzschturm</text:p>
          </table:table-cell>
          <table:table-cell office:value-type="float" office:value="77" calcext:value-type="float">
            <text:p>77</text:p>
          </table:table-cell>
          <table:table-cell office:value-type="float" office:value="50.9252932" calcext:value-type="float">
            <text:p>50,9252932</text:p>
          </table:table-cell>
          <table:table-cell office:value-type="float" office:value="14.1860309" calcext:value-type="float">
            <text:p>14,1860309</text:p>
          </table:table-cell>
          <table:table-cell office:value-type="string" calcext:value-type="string">
            <text:p>Kirnitzschturm, Bad Schandau, Sächsische Schweiz-Osterzgebirge, Sachsen, 01814, Deutschland</text:p>
          </table:table-cell>
          <table:table-cell office:value-type="float" office:value="251874744" calcext:value-type="float">
            <text:p>251874744</text:p>
          </table:table-cell>
          <table:table-cell table:number-columns-repeated="1636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Kladderadatsch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Kladderadatsch</text:p>
          </table:table-cell>
          <table:table-cell office:value-type="string" calcext:value-type="string">
            <text:p>Schrammsteine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Kladderadatsch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Kladderadatsch</text:p>
          </table:table-cell>
          <table:table-cell office:value-type="float" office:value="78" calcext:value-type="float">
            <text:p>78</text:p>
          </table:table-cell>
          <table:table-cell office:value-type="float" office:value="50.9255801" calcext:value-type="float">
            <text:p>50,9255801</text:p>
          </table:table-cell>
          <table:table-cell office:value-type="float" office:value="14.1866078" calcext:value-type="float">
            <text:p>14,1866078</text:p>
          </table:table-cell>
          <table:table-cell office:value-type="string" calcext:value-type="string">
            <text:p>Kladderadatsch, Bad Schandau, Sächsische Schweiz-Osterzgebirge, Sachsen, 01814, Deutschland</text:p>
          </table:table-cell>
          <table:table-cell office:value-type="float" office:value="251874743" calcext:value-type="float">
            <text:p>251874743</text:p>
          </table:table-cell>
          <table:table-cell table:number-columns-repeated="1636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Kirnitzschwand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Kirnitzschwand</text:p>
          </table:table-cell>
          <table:table-cell office:value-type="string" calcext:value-type="string">
            <text:p>Schrammsteine</text:p>
          </table:table-cell>
          <table:table-cell office:value-type="float" office:value="4396" calcext:value-type="float">
            <text:p>4396</text:p>
          </table:table-cell>
          <table:table-cell office:value-type="string" calcext:value-type="string">
            <text:p>Kirnitzschwand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Kirnitzschwand</text:p>
          </table:table-cell>
          <table:table-cell office:value-type="float" office:value="79" calcext:value-type="float">
            <text:p>79</text:p>
          </table:table-cell>
          <table:table-cell office:value-type="float" office:value="50.9260473" calcext:value-type="float">
            <text:p>50,9260473</text:p>
          </table:table-cell>
          <table:table-cell office:value-type="float" office:value="14.1878778" calcext:value-type="float">
            <text:p>14,1878778</text:p>
          </table:table-cell>
          <table:table-cell office:value-type="string" calcext:value-type="string">
            <text:p>Kirnitzschwand, Bad Schandau, Sächsische Schweiz-Osterzgebirge, Sachsen, 01814, Deutschland</text:p>
          </table:table-cell>
          <table:table-cell office:value-type="float" office:value="2260819460" calcext:value-type="float">
            <text:p>2260819460</text:p>
          </table:table-cell>
          <table:table-cell table:number-columns-repeated="1636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chweinskopf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Schrammsteine</text:p>
          </table:table-cell>
          <table:table-cell office:value-type="float" office:value="11" calcext:value-type="float">
            <text:p>11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Schweinskopf</text:p>
          </table:table-cell>
          <table:table-cell office:value-type="string" calcext:value-type="string">
            <text:p>Schrammsteine</text:p>
          </table:table-cell>
          <table:table-cell office:value-type="float" office:value="4397" calcext:value-type="float">
            <text:p>4397</text:p>
          </table:table-cell>
          <table:table-cell office:value-type="string" calcext:value-type="string">
            <text:p>Schweinskopf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chrammsteine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Schweinskopf</text:p>
          </table:table-cell>
          <table:table-cell office:value-type="float" office:value="80" calcext:value-type="float">
            <text:p>80</text:p>
          </table:table-cell>
          <table:table-cell office:value-type="float" office:value="50.9265813" calcext:value-type="float">
            <text:p>50,9265813</text:p>
          </table:table-cell>
          <table:table-cell office:value-type="float" office:value="14.2166676" calcext:value-type="float">
            <text:p>14,2166676</text:p>
          </table:table-cell>
          <table:table-cell office:value-type="string" calcext:value-type="string">
            <text:p>Schweinskopf, Bad Schandau, Sächsische Schweiz-Osterzgebirge, Sachsen, Deutschland</text:p>
          </table:table-cell>
          <table:table-cell office:value-type="float" office:value="2260819493" calcext:value-type="float">
            <text:p>2260819493</text:p>
          </table:table-cell>
          <table:table-cell table:number-columns-repeated="1636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ch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Wehlener Gebiet</text:p>
          </table:table-cell>
          <table:table-cell office:value-type="float" office:value="12" calcext:value-type="float">
            <text:p>12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Wehlener Gebiet</text:p>
          </table:table-cell>
          <table:table-cell office:value-type="float" office:value="4501" calcext:value-type="float">
            <text:p>4501</text:p>
          </table:table-cell>
          <table:table-cell office:value-type="string" calcext:value-type="string">
            <text:p>Buch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Wehlener Gebiet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Buch</text:p>
          </table:table-cell>
          <table:table-cell office:value-type="float" office:value="1" calcext:value-type="float">
            <text:p>1</text:p>
          </table:table-cell>
          <table:table-cell office:value-type="float" office:value="50.9950007" calcext:value-type="float">
            <text:p>50,9950007</text:p>
          </table:table-cell>
          <table:table-cell office:value-type="float" office:value="13.9559331" calcext:value-type="float">
            <text:p>13,9559331</text:p>
          </table:table-cell>
          <table:table-cell office:value-type="string" calcext:value-type="string">
            <text:p>Buch, Pirna, Sächsische Schweiz-Osterzgebirge, Sachsen, 01796, Deutschland</text:p>
          </table:table-cell>
          <table:table-cell office:value-type="float" office:value="670707363" calcext:value-type="float">
            <text:p>670707363</text:p>
          </table:table-cell>
          <table:table-cell table:number-columns-repeated="1636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takegel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Wehlener Gebiet</text:p>
          </table:table-cell>
          <table:table-cell office:value-type="float" office:value="12" calcext:value-type="float">
            <text:p>1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Postakegel</text:p>
          </table:table-cell>
          <table:table-cell office:value-type="string" calcext:value-type="string">
            <text:p>Wehlener Gebiet</text:p>
          </table:table-cell>
          <table:table-cell office:value-type="float" office:value="4502" calcext:value-type="float">
            <text:p>4502</text:p>
          </table:table-cell>
          <table:table-cell office:value-type="string" calcext:value-type="string">
            <text:p>Postakege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Wehlener Gebiet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Postakegel</text:p>
          </table:table-cell>
          <table:table-cell office:value-type="float" office:value="2" calcext:value-type="float">
            <text:p>2</text:p>
          </table:table-cell>
          <table:table-cell office:value-type="float" office:value="50.9639721" calcext:value-type="float">
            <text:p>50,9639721</text:p>
          </table:table-cell>
          <table:table-cell office:value-type="float" office:value="13.9658596" calcext:value-type="float">
            <text:p>13,9658596</text:p>
          </table:table-cell>
          <table:table-cell office:value-type="string" calcext:value-type="string">
            <text:p>Postakegel, Pirna, Sächsische Schweiz-Osterzgebirge, Sachsen, 01796, Deutschland</text:p>
          </table:table-cell>
          <table:table-cell office:value-type="float" office:value="597437066" calcext:value-type="float">
            <text:p>597437066</text:p>
          </table:table-cell>
          <table:table-cell table:number-columns-repeated="1636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schholzturm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Wehlener Gebiet</text:p>
          </table:table-cell>
          <table:table-cell office:value-type="float" office:value="12" calcext:value-type="float">
            <text:p>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Buschholzturm</text:p>
          </table:table-cell>
          <table:table-cell office:value-type="string" calcext:value-type="string">
            <text:p>Wehlener Gebiet</text:p>
          </table:table-cell>
          <table:table-cell office:value-type="float" office:value="4503" calcext:value-type="float">
            <text:p>4503</text:p>
          </table:table-cell>
          <table:table-cell office:value-type="string" calcext:value-type="string">
            <text:p>Buschholztur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Wehlener Gebiet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Buschholzturm</text:p>
          </table:table-cell>
          <table:table-cell office:value-type="float" office:value="3" calcext:value-type="float">
            <text:p>3</text:p>
          </table:table-cell>
          <table:table-cell office:value-type="float" office:value="50.9617068" calcext:value-type="float">
            <text:p>50,9617068</text:p>
          </table:table-cell>
          <table:table-cell office:value-type="float" office:value="14.0298191" calcext:value-type="float">
            <text:p>14,0298191</text:p>
          </table:table-cell>
          <table:table-cell office:value-type="string" calcext:value-type="string">
            <text:p>Buschholzturm, Wehlen, Lohmen/Stadt Wehlen, Sächsische Schweiz-Osterzgebirge, Sachsen, 01829, Deutschland</text:p>
          </table:table-cell>
          <table:table-cell office:value-type="float" office:value="1987162891" calcext:value-type="float">
            <text:p>1987162891</text:p>
          </table:table-cell>
          <table:table-cell table:number-columns-repeated="1636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gfalkenturm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Wehlener Gebiet</text:p>
          </table:table-cell>
          <table:table-cell office:value-type="float" office:value="12" calcext:value-type="float">
            <text:p>12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Bergfalkenturm</text:p>
          </table:table-cell>
          <table:table-cell office:value-type="string" calcext:value-type="string">
            <text:p>Wehlener Gebiet</text:p>
          </table:table-cell>
          <table:table-cell office:value-type="float" office:value="4504" calcext:value-type="float">
            <text:p>4504</text:p>
          </table:table-cell>
          <table:table-cell office:value-type="string" calcext:value-type="string">
            <text:p>Bergfalkentur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Wehlener Gebiet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Bergfalkenturm</text:p>
          </table:table-cell>
          <table:table-cell office:value-type="float" office:value="4" calcext:value-type="float">
            <text:p>4</text:p>
          </table:table-cell>
          <table:table-cell office:value-type="float" office:value="50.9684303" calcext:value-type="float">
            <text:p>50,9684303</text:p>
          </table:table-cell>
          <table:table-cell office:value-type="float" office:value="14.0339749" calcext:value-type="float">
            <text:p>14,0339749</text:p>
          </table:table-cell>
          <table:table-cell office:value-type="string" calcext:value-type="string">
            <text:p>Bergfalkenturm, Lohmen, Lohmen/Stadt Wehlen, Sächsische Schweiz-Osterzgebirge, Sachsen, 01829, Deutschland</text:p>
          </table:table-cell>
          <table:table-cell office:value-type="float" office:value="1689190142" calcext:value-type="float">
            <text:p>1689190142</text:p>
          </table:table-cell>
          <table:table-cell table:number-columns-repeated="1636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insamer Turm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Wehlener Gebiet</text:p>
          </table:table-cell>
          <table:table-cell office:value-type="float" office:value="12" calcext:value-type="float">
            <text:p>12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Einsamer Turm</text:p>
          </table:table-cell>
          <table:table-cell office:value-type="string" calcext:value-type="string">
            <text:p>Wehlener Gebiet</text:p>
          </table:table-cell>
          <table:table-cell office:value-type="float" office:value="4505" calcext:value-type="float">
            <text:p>4505</text:p>
          </table:table-cell>
          <table:table-cell office:value-type="string" calcext:value-type="string">
            <text:p>Einsamer Tur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Wehlener Gebiet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Einsamer Turm</text:p>
          </table:table-cell>
          <table:table-cell office:value-type="float" office:value="5" calcext:value-type="float">
            <text:p>5</text:p>
          </table:table-cell>
          <table:table-cell office:value-type="float" office:value="50.9696825" calcext:value-type="float">
            <text:p>50,9696825</text:p>
          </table:table-cell>
          <table:table-cell office:value-type="float" office:value="14.0348933" calcext:value-type="float">
            <text:p>14,0348933</text:p>
          </table:table-cell>
          <table:table-cell office:value-type="string" calcext:value-type="string">
            <text:p>Einsamer Turm, Lohmen, Lohmen/Stadt Wehlen, Sächsische Schweiz-Osterzgebirge, Sachsen, 01829, Deutschland</text:p>
          </table:table-cell>
          <table:table-cell office:value-type="float" office:value="1689190155" calcext:value-type="float">
            <text:p>1689190155</text:p>
          </table:table-cell>
          <table:table-cell table:number-columns-repeated="1636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ehllochscheibe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Wehlener Gebiet</text:p>
          </table:table-cell>
          <table:table-cell office:value-type="float" office:value="12" calcext:value-type="float">
            <text:p>12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Kehllochscheibe</text:p>
          </table:table-cell>
          <table:table-cell office:value-type="string" calcext:value-type="string">
            <text:p>Wehlener Gebiet</text:p>
          </table:table-cell>
          <table:table-cell office:value-type="float" office:value="4506" calcext:value-type="float">
            <text:p>4506</text:p>
          </table:table-cell>
          <table:table-cell office:value-type="string" calcext:value-type="string">
            <text:p>Kehllochscheibe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Wehlener Gebiet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Kehllochscheibe</text:p>
          </table:table-cell>
          <table:table-cell office:value-type="float" office:value="6" calcext:value-type="float">
            <text:p>6</text:p>
          </table:table-cell>
          <table:table-cell office:value-type="float" office:value="50.981278" calcext:value-type="float">
            <text:p>50,981278</text:p>
          </table:table-cell>
          <table:table-cell office:value-type="float" office:value="14.0437853" calcext:value-type="float">
            <text:p>14,0437853</text:p>
          </table:table-cell>
          <table:table-cell office:value-type="string" calcext:value-type="string">
            <text:p>Kehllochscheibe, Lohmen, Lohmen/Stadt Wehlen, Sächsische Schweiz-Osterzgebirge, Sachsen, 01829, Deutschland</text:p>
          </table:table-cell>
          <table:table-cell office:value-type="float" office:value="1987162894" calcext:value-type="float">
            <text:p>1987162894</text:p>
          </table:table-cell>
          <table:table-cell table:number-columns-repeated="1636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rsteckte Spitze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Wehlener Gebiet</text:p>
          </table:table-cell>
          <table:table-cell office:value-type="float" office:value="12" calcext:value-type="float">
            <text:p>12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Versteckte Spitze</text:p>
          </table:table-cell>
          <table:table-cell office:value-type="string" calcext:value-type="string">
            <text:p>Wehlener Gebiet</text:p>
          </table:table-cell>
          <table:table-cell office:value-type="float" office:value="4507" calcext:value-type="float">
            <text:p>4507</text:p>
          </table:table-cell>
          <table:table-cell office:value-type="string" calcext:value-type="string">
            <text:p>Versteckte Spitze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Wehlener Gebiet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Versteckte Spitze</text:p>
          </table:table-cell>
          <table:table-cell office:value-type="float" office:value="7" calcext:value-type="float">
            <text:p>7</text:p>
          </table:table-cell>
          <table:table-cell office:value-type="float" office:value="50.9714378" calcext:value-type="float">
            <text:p>50,9714378</text:p>
          </table:table-cell>
          <table:table-cell office:value-type="float" office:value="14.0416453" calcext:value-type="float">
            <text:p>14,0416453</text:p>
          </table:table-cell>
          <table:table-cell office:value-type="string" calcext:value-type="string">
            <text:p>Versteckte Spitze, Lohmen, Lohmen/Stadt Wehlen, Sächsische Schweiz-Osterzgebirge, Sachsen, 01829, Deutschland</text:p>
          </table:table-cell>
          <table:table-cell office:value-type="float" office:value="7471934480" calcext:value-type="float">
            <text:p>7471934480</text:p>
          </table:table-cell>
          <table:table-cell table:number-columns-repeated="1636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einerner Bär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Wehlener Gebiet</text:p>
          </table:table-cell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teinerner Bär</text:p>
          </table:table-cell>
          <table:table-cell office:value-type="string" calcext:value-type="string">
            <text:p>Wehlener Gebiet</text:p>
          </table:table-cell>
          <table:table-cell office:value-type="float" office:value="4508" calcext:value-type="float">
            <text:p>4508</text:p>
          </table:table-cell>
          <table:table-cell office:value-type="string" calcext:value-type="string">
            <text:p>Steinerner Bär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Wehlener Gebiet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Steinerner Bär</text:p>
          </table:table-cell>
          <table:table-cell office:value-type="float" office:value="8" calcext:value-type="float">
            <text:p>8</text:p>
          </table:table-cell>
          <table:table-cell office:value-type="float" office:value="50.9682103" calcext:value-type="float">
            <text:p>50,9682103</text:p>
          </table:table-cell>
          <table:table-cell office:value-type="float" office:value="14.0469549" calcext:value-type="float">
            <text:p>14,0469549</text:p>
          </table:table-cell>
          <table:table-cell office:value-type="string" calcext:value-type="string">
            <text:p>Steinerner Bär, Lohmen, Lohmen/Stadt Wehlen, Sächsische Schweiz-Osterzgebirge, Sachsen, 01829, Deutschland</text:p>
          </table:table-cell>
          <table:table-cell office:value-type="float" office:value="1116573872" calcext:value-type="float">
            <text:p>1116573872</text:p>
          </table:table-cell>
          <table:table-cell table:number-columns-repeated="1636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öllengrundscheibe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Wehlener Gebiet</text:p>
          </table:table-cell>
          <table:table-cell office:value-type="float" office:value="12" calcext:value-type="float">
            <text:p>12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Höllengrundscheibe</text:p>
          </table:table-cell>
          <table:table-cell office:value-type="string" calcext:value-type="string">
            <text:p>Wehlener Gebiet</text:p>
          </table:table-cell>
          <table:table-cell office:value-type="float" office:value="4509" calcext:value-type="float">
            <text:p>4509</text:p>
          </table:table-cell>
          <table:table-cell office:value-type="string" calcext:value-type="string">
            <text:p>Höllengrundscheibe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Wehlener Gebiet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Höllengrundscheibe</text:p>
          </table:table-cell>
          <table:table-cell office:value-type="float" office:value="9" calcext:value-type="float">
            <text:p>9</text:p>
          </table:table-cell>
          <table:table-cell office:value-type="float" office:value="50.9681978" calcext:value-type="float">
            <text:p>50,9681978</text:p>
          </table:table-cell>
          <table:table-cell office:value-type="float" office:value="14.0468453" calcext:value-type="float">
            <text:p>14,0468453</text:p>
          </table:table-cell>
          <table:table-cell office:value-type="string" calcext:value-type="string">
            <text:p>Höllengrundscheibe, Lohmen, Lohmen/Stadt Wehlen, Sächsische Schweiz-Osterzgebirge, Sachsen, 01829, Deutschland</text:p>
          </table:table-cell>
          <table:table-cell office:value-type="float" office:value="1639641112" calcext:value-type="float">
            <text:p>1639641112</text:p>
          </table:table-cell>
          <table:table-cell table:number-columns-repeated="1636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wölfer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Wehlener Gebiet</text:p>
          </table:table-cell>
          <table:table-cell office:value-type="float" office:value="12" calcext:value-type="float">
            <text:p>1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Zwölfer</text:p>
          </table:table-cell>
          <table:table-cell office:value-type="string" calcext:value-type="string">
            <text:p>Wehlener Gebiet</text:p>
          </table:table-cell>
          <table:table-cell office:value-type="float" office:value="4510" calcext:value-type="float">
            <text:p>4510</text:p>
          </table:table-cell>
          <table:table-cell office:value-type="string" calcext:value-type="string">
            <text:p>Zwölfer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Wehlener Gebiet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Zwölfer</text:p>
          </table:table-cell>
          <table:table-cell office:value-type="float" office:value="10" calcext:value-type="float">
            <text:p>10</text:p>
          </table:table-cell>
          <table:table-cell office:value-type="float" office:value="50.960896" calcext:value-type="float">
            <text:p>50,960896</text:p>
          </table:table-cell>
          <table:table-cell office:value-type="float" office:value="14.050132" calcext:value-type="float">
            <text:p>14,050132</text:p>
          </table:table-cell>
          <table:table-cell office:value-type="string" calcext:value-type="string">
            <text:p>Zwölfer, Lohmen, Lohmen/Stadt Wehlen, Sächsische Schweiz-Osterzgebirge, Sachsen, 01829, Deutschland</text:p>
          </table:table-cell>
          <table:table-cell office:value-type="float" office:value="1561627959" calcext:value-type="float">
            <text:p>1561627959</text:p>
          </table:table-cell>
          <table:table-cell table:number-columns-repeated="1636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ümpelgrundturm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Wehlener Gebiet</text:p>
          </table:table-cell>
          <table:table-cell office:value-type="float" office:value="12" calcext:value-type="float">
            <text:p>12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Tümpelgrundturm</text:p>
          </table:table-cell>
          <table:table-cell office:value-type="string" calcext:value-type="string">
            <text:p>Wehlener Gebiet</text:p>
          </table:table-cell>
          <table:table-cell office:value-type="float" office:value="4511" calcext:value-type="float">
            <text:p>4511</text:p>
          </table:table-cell>
          <table:table-cell office:value-type="string" calcext:value-type="string">
            <text:p>Tümpelgrundtur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Wehlener Gebiet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Tümpelgrundturm</text:p>
          </table:table-cell>
          <table:table-cell office:value-type="float" office:value="11" calcext:value-type="float">
            <text:p>11</text:p>
          </table:table-cell>
          <table:table-cell office:value-type="float" office:value="50.960589" calcext:value-type="float">
            <text:p>50,960589</text:p>
          </table:table-cell>
          <table:table-cell office:value-type="float" office:value="14.0574182" calcext:value-type="float">
            <text:p>14,0574182</text:p>
          </table:table-cell>
          <table:table-cell office:value-type="string" calcext:value-type="string">
            <text:p>Tümpelgrundturm, Lohmen, Lohmen/Stadt Wehlen, Sächsische Schweiz-Osterzgebirge, Sachsen, 01829, Deutschland</text:p>
          </table:table-cell>
          <table:table-cell office:value-type="float" office:value="676241441" calcext:value-type="float">
            <text:p>676241441</text:p>
          </table:table-cell>
          <table:table-cell table:number-columns-repeated="1636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ümpelgrundwächter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Wehlener Gebiet</text:p>
          </table:table-cell>
          <table:table-cell office:value-type="float" office:value="12" calcext:value-type="float">
            <text:p>12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Tümpelgrundwächter</text:p>
          </table:table-cell>
          <table:table-cell office:value-type="string" calcext:value-type="string">
            <text:p>Wehlener Gebiet</text:p>
          </table:table-cell>
          <table:table-cell office:value-type="float" office:value="4512" calcext:value-type="float">
            <text:p>4512</text:p>
          </table:table-cell>
          <table:table-cell office:value-type="string" calcext:value-type="string">
            <text:p>Tümpelgrundwächter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Wehlener Gebiet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Tümpelgrundwächter</text:p>
          </table:table-cell>
          <table:table-cell office:value-type="float" office:value="12" calcext:value-type="float">
            <text:p>12</text:p>
          </table:table-cell>
          <table:table-cell office:value-type="float" office:value="50.9636801" calcext:value-type="float">
            <text:p>50,9636801</text:p>
          </table:table-cell>
          <table:table-cell office:value-type="float" office:value="14.054033" calcext:value-type="float">
            <text:p>14,054033</text:p>
          </table:table-cell>
          <table:table-cell office:value-type="string" calcext:value-type="string">
            <text:p>Tümpelgrundwächter, Lohmen, Lohmen/Stadt Wehlen, Sächsische Schweiz-Osterzgebirge, Sachsen, 01829, Deutschland</text:p>
          </table:table-cell>
          <table:table-cell office:value-type="float" office:value="1987261114" calcext:value-type="float">
            <text:p>1987261114</text:p>
          </table:table-cell>
          <table:table-cell table:number-columns-repeated="1636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elbe Wand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Wehlener Gebiet</text:p>
          </table:table-cell>
          <table:table-cell office:value-type="float" office:value="12" calcext:value-type="float">
            <text:p>12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Gelbe Wand</text:p>
          </table:table-cell>
          <table:table-cell office:value-type="string" calcext:value-type="string">
            <text:p>Wehlener Gebiet</text:p>
          </table:table-cell>
          <table:table-cell office:value-type="float" office:value="4513" calcext:value-type="float">
            <text:p>4513</text:p>
          </table:table-cell>
          <table:table-cell office:value-type="string" calcext:value-type="string">
            <text:p>Gelbe Wand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Wehlener Gebiet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Gelbe Wand</text:p>
          </table:table-cell>
          <table:table-cell office:value-type="float" office:value="13" calcext:value-type="float">
            <text:p>13</text:p>
          </table:table-cell>
          <table:table-cell office:value-type="float" office:value="50.96123" calcext:value-type="float">
            <text:p>50,96123</text:p>
          </table:table-cell>
          <table:table-cell office:value-type="float" office:value="14.0575392" calcext:value-type="float">
            <text:p>14,0575392</text:p>
          </table:table-cell>
          <table:table-cell office:value-type="string" calcext:value-type="string">
            <text:p>Gelbe Wand, Lohmen, Lohmen/Stadt Wehlen, Sächsische Schweiz-Osterzgebirge, Sachsen, 01829, Deutschland</text:p>
          </table:table-cell>
          <table:table-cell office:value-type="float" office:value="1987261111" calcext:value-type="float">
            <text:p>1987261111</text:p>
          </table:table-cell>
          <table:table-cell table:number-columns-repeated="1636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ümpelgrundwand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Wehlener Gebiet</text:p>
          </table:table-cell>
          <table:table-cell office:value-type="float" office:value="12" calcext:value-type="float">
            <text:p>12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Tümpelgrundwand</text:p>
          </table:table-cell>
          <table:table-cell office:value-type="string" calcext:value-type="string">
            <text:p>Wehlener Gebiet</text:p>
          </table:table-cell>
          <table:table-cell office:value-type="float" office:value="4514" calcext:value-type="float">
            <text:p>4514</text:p>
          </table:table-cell>
          <table:table-cell office:value-type="string" calcext:value-type="string">
            <text:p>Tümpelgrundwand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Wehlener Gebiet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Tümpelgrundwand</text:p>
          </table:table-cell>
          <table:table-cell office:value-type="float" office:value="14" calcext:value-type="float">
            <text:p>14</text:p>
          </table:table-cell>
          <table:table-cell office:value-type="float" office:value="50.9609089" calcext:value-type="float">
            <text:p>50,9609089</text:p>
          </table:table-cell>
          <table:table-cell office:value-type="float" office:value="14.058405" calcext:value-type="float">
            <text:p>14,058405</text:p>
          </table:table-cell>
          <table:table-cell office:value-type="string" calcext:value-type="string">
            <text:p>Tümpelgrundwand, Lohmen, Lohmen/Stadt Wehlen, Sächsische Schweiz-Osterzgebirge, Sachsen, 01829, Deutschland</text:p>
          </table:table-cell>
          <table:table-cell office:value-type="float" office:value="1987162896" calcext:value-type="float">
            <text:p>1987162896</text:p>
          </table:table-cell>
          <table:table-cell table:number-columns-repeated="1636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rikascheib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Wehlener Gebiet</text:p>
          </table:table-cell>
          <table:table-cell office:value-type="float" office:value="12" calcext:value-type="float">
            <text:p>12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Erikascheibe</text:p>
          </table:table-cell>
          <table:table-cell office:value-type="string" calcext:value-type="string">
            <text:p>Wehlener Gebiet</text:p>
          </table:table-cell>
          <table:table-cell office:value-type="float" office:value="4515" calcext:value-type="float">
            <text:p>4515</text:p>
          </table:table-cell>
          <table:table-cell office:value-type="string" calcext:value-type="string">
            <text:p>Erikascheibe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Wehlener Gebiet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Erikascheibe</text:p>
          </table:table-cell>
          <table:table-cell office:value-type="float" office:value="15" calcext:value-type="float">
            <text:p>15</text:p>
          </table:table-cell>
          <table:table-cell office:value-type="float" office:value="50.9610585" calcext:value-type="float">
            <text:p>50,9610585</text:p>
          </table:table-cell>
          <table:table-cell office:value-type="float" office:value="14.0584542" calcext:value-type="float">
            <text:p>14,0584542</text:p>
          </table:table-cell>
          <table:table-cell office:value-type="string" calcext:value-type="string">
            <text:p>Erikascheibe, Lohmen, Lohmen/Stadt Wehlen, Sächsische Schweiz-Osterzgebirge, Sachsen, 01829, Deutschland</text:p>
          </table:table-cell>
          <table:table-cell office:value-type="float" office:value="1987162893" calcext:value-type="float">
            <text:p>1987162893</text:p>
          </table:table-cell>
          <table:table-cell table:number-columns-repeated="1636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etterwarte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Wehlener Gebiet</text:p>
          </table:table-cell>
          <table:table-cell office:value-type="float" office:value="12" calcext:value-type="float">
            <text:p>12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Wetterwarte</text:p>
          </table:table-cell>
          <table:table-cell office:value-type="string" calcext:value-type="string">
            <text:p>Wehlener Gebiet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Wetterwarte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Wehlener Gebiet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Wetterwarte</text:p>
          </table:table-cell>
          <table:table-cell office:value-type="float" office:value="16" calcext:value-type="float">
            <text:p>16</text:p>
          </table:table-cell>
          <table:table-cell office:value-type="float" office:value="50.9608958" calcext:value-type="float">
            <text:p>50,9608958</text:p>
          </table:table-cell>
          <table:table-cell office:value-type="float" office:value="14.0590543" calcext:value-type="float">
            <text:p>14,0590543</text:p>
          </table:table-cell>
          <table:table-cell office:value-type="string" calcext:value-type="string">
            <text:p>Wetterwarte, Lohmen, Lohmen/Stadt Wehlen, Sächsische Schweiz-Osterzgebirge, Sachsen, 01829, Deutschland</text:p>
          </table:table-cell>
          <table:table-cell office:value-type="float" office:value="1987162897" calcext:value-type="float">
            <text:p>1987162897</text:p>
          </table:table-cell>
          <table:table-cell table:number-columns-repeated="1636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lbgucke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Wehlener Gebiet</text:p>
          </table:table-cell>
          <table:table-cell office:value-type="float" office:value="12" calcext:value-type="float">
            <text:p>12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Elbgucke</text:p>
          </table:table-cell>
          <table:table-cell office:value-type="string" calcext:value-type="string">
            <text:p>Wehlener Gebiet</text:p>
          </table:table-cell>
          <table:table-cell office:value-type="float" office:value="4517" calcext:value-type="float">
            <text:p>4517</text:p>
          </table:table-cell>
          <table:table-cell office:value-type="string" calcext:value-type="string">
            <text:p>Elbgucke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Wehlener Gebiet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Elbgucke</text:p>
          </table:table-cell>
          <table:table-cell office:value-type="float" office:value="17" calcext:value-type="float">
            <text:p>17</text:p>
          </table:table-cell>
          <table:table-cell office:value-type="float" office:value="50.9612877" calcext:value-type="float">
            <text:p>50,9612877</text:p>
          </table:table-cell>
          <table:table-cell office:value-type="float" office:value="14.0590108" calcext:value-type="float">
            <text:p>14,0590108</text:p>
          </table:table-cell>
          <table:table-cell office:value-type="string" calcext:value-type="string">
            <text:p>Elbgucke, Lohmen, Lohmen/Stadt Wehlen, Sächsische Schweiz-Osterzgebirge, Sachsen, 01829, Deutschland</text:p>
          </table:table-cell>
          <table:table-cell office:value-type="float" office:value="1987162892" calcext:value-type="float">
            <text:p>1987162892</text:p>
          </table:table-cell>
          <table:table-cell table:number-columns-repeated="1636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iesgrundwächter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Wehlener Gebiet</text:p>
          </table:table-cell>
          <table:table-cell office:value-type="float" office:value="12" calcext:value-type="float">
            <text:p>12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Griesgrundwächter</text:p>
          </table:table-cell>
          <table:table-cell office:value-type="string" calcext:value-type="string">
            <text:p>Wehlener Gebiet</text:p>
          </table:table-cell>
          <table:table-cell office:value-type="float" office:value="4518" calcext:value-type="float">
            <text:p>4518</text:p>
          </table:table-cell>
          <table:table-cell office:value-type="string" calcext:value-type="string">
            <text:p>Griesgrundwächter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Wehlener Gebiet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Griesgrundwächter</text:p>
          </table:table-cell>
          <table:table-cell office:value-type="float" office:value="18" calcext:value-type="float">
            <text:p>18</text:p>
          </table:table-cell>
          <table:table-cell office:value-type="float" office:value="50.9623818" calcext:value-type="float">
            <text:p>50,9623818</text:p>
          </table:table-cell>
          <table:table-cell office:value-type="float" office:value="14.0600756" calcext:value-type="float">
            <text:p>14,0600756</text:p>
          </table:table-cell>
          <table:table-cell office:value-type="string" calcext:value-type="string">
            <text:p>Griesgrundwächter, Lohmen, Lohmen/Stadt Wehlen, Sächsische Schweiz-Osterzgebirge, Sachsen, 01829, Deutschland</text:p>
          </table:table-cell>
          <table:table-cell office:value-type="float" office:value="1561627954" calcext:value-type="float">
            <text:p>1561627954</text:p>
          </table:table-cell>
          <table:table-cell table:number-columns-repeated="1636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idematz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Heidematz</text:p>
          </table:table-cell>
          <table:table-cell office:value-type="string" calcext:value-type="string">
            <text:p>Wildensteiner Gebiet</text:p>
          </table:table-cell>
          <table:table-cell office:value-type="float" office:value="4519" calcext:value-type="float">
            <text:p>4519</text:p>
          </table:table-cell>
          <table:table-cell office:value-type="string" calcext:value-type="string">
            <text:p>Heidematz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Heidematz</text:p>
          </table:table-cell>
          <table:table-cell office:value-type="float" office:value="1" calcext:value-type="float">
            <text:p>1</text:p>
          </table:table-cell>
          <table:table-cell office:value-type="float" office:value="50.9247483" calcext:value-type="float">
            <text:p>50,9247483</text:p>
          </table:table-cell>
          <table:table-cell office:value-type="float" office:value="14.2408478" calcext:value-type="float">
            <text:p>14,2408478</text:p>
          </table:table-cell>
          <table:table-cell office:value-type="string" calcext:value-type="string">
            <text:p>Heidematz, Bad Schandau, Sächsische Schweiz-Osterzgebirge, Sachsen, 01855, Deutschland</text:p>
          </table:table-cell>
          <table:table-cell office:value-type="float" office:value="251874660" calcext:value-type="float">
            <text:p>251874660</text:p>
          </table:table-cell>
          <table:table-cell table:number-columns-repeated="1636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einbachturm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Steinbachturm</text:p>
          </table:table-cell>
          <table:table-cell office:value-type="string" calcext:value-type="string">
            <text:p>Wildensteiner Gebiet</text:p>
          </table:table-cell>
          <table:table-cell office:value-type="float" office:value="4520" calcext:value-type="float">
            <text:p>4520</text:p>
          </table:table-cell>
          <table:table-cell office:value-type="string" calcext:value-type="string">
            <text:p>Steinbachtur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Steinbachturm</text:p>
          </table:table-cell>
          <table:table-cell office:value-type="float" office:value="2" calcext:value-type="float">
            <text:p>2</text:p>
          </table:table-cell>
          <table:table-cell office:value-type="float" office:value="50.9241061" calcext:value-type="float">
            <text:p>50,9241061</text:p>
          </table:table-cell>
          <table:table-cell office:value-type="float" office:value="14.2414922" calcext:value-type="float">
            <text:p>14,2414922</text:p>
          </table:table-cell>
          <table:table-cell office:value-type="string" calcext:value-type="string">
            <text:p>Steinbachturm, Bad Schandau, Sächsische Schweiz-Osterzgebirge, Sachsen, 01855, Deutschland</text:p>
          </table:table-cell>
          <table:table-cell office:value-type="float" office:value="1278902022" calcext:value-type="float">
            <text:p>1278902022</text:p>
          </table:table-cell>
          <table:table-cell table:number-columns-repeated="1636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idewand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Heidewand</text:p>
          </table:table-cell>
          <table:table-cell office:value-type="string" calcext:value-type="string">
            <text:p>Wildensteiner Gebiet</text:p>
          </table:table-cell>
          <table:table-cell office:value-type="float" office:value="4521" calcext:value-type="float">
            <text:p>4521</text:p>
          </table:table-cell>
          <table:table-cell office:value-type="string" calcext:value-type="string">
            <text:p>Heidewand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Heidewand</text:p>
          </table:table-cell>
          <table:table-cell office:value-type="float" office:value="3" calcext:value-type="float">
            <text:p>3</text:p>
          </table:table-cell>
          <table:table-cell office:value-type="float" office:value="50.9240153" calcext:value-type="float">
            <text:p>50,9240153</text:p>
          </table:table-cell>
          <table:table-cell office:value-type="float" office:value="14.241696" calcext:value-type="float">
            <text:p>14,241696</text:p>
          </table:table-cell>
          <table:table-cell office:value-type="string" calcext:value-type="string">
            <text:p>Heidewand, Bad Schandau, Sächsische Schweiz-Osterzgebirge, Sachsen, 01855, Deutschland</text:p>
          </table:table-cell>
          <table:table-cell office:value-type="float" office:value="1278902044" calcext:value-type="float">
            <text:p>1278902044</text:p>
          </table:table-cell>
          <table:table-cell table:number-columns-repeated="1636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ldensteinscheibe **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Wildensteinscheibe</text:p>
          </table:table-cell>
          <table:table-cell office:value-type="string" calcext:value-type="string">
            <text:p>Wildensteiner Gebiet</text:p>
          </table:table-cell>
          <table:table-cell office:value-type="float" office:value="4522" calcext:value-type="float">
            <text:p>4522</text:p>
          </table:table-cell>
          <table:table-cell office:value-type="string" calcext:value-type="string">
            <text:p>Wildensteinscheib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Wildensteinscheibe</text:p>
          </table:table-cell>
          <table:table-cell office:value-type="float" office:value="4" calcext:value-type="float">
            <text:p>4</text:p>
          </table:table-cell>
          <table:table-cell office:value-type="float" office:value="50.9230389" calcext:value-type="float">
            <text:p>50,9230389</text:p>
          </table:table-cell>
          <table:table-cell office:value-type="float" office:value="14.2442625" calcext:value-type="float">
            <text:p>14,2442625</text:p>
          </table:table-cell>
          <table:table-cell office:value-type="string" calcext:value-type="string">
            <text:p>Wildensteinscheibe, Bad Schandau, Sächsische Schweiz-Osterzgebirge, Sachsen, 01855, Deutschland</text:p>
          </table:table-cell>
          <table:table-cell office:value-type="float" office:value="1278902017" calcext:value-type="float">
            <text:p>1278902017</text:p>
          </table:table-cell>
          <table:table-cell table:number-columns-repeated="1636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ünzstein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Münzstein</text:p>
          </table:table-cell>
          <table:table-cell office:value-type="string" calcext:value-type="string">
            <text:p>Wildensteiner Gebiet</text:p>
          </table:table-cell>
          <table:table-cell office:value-type="float" office:value="4523" calcext:value-type="float">
            <text:p>4523</text:p>
          </table:table-cell>
          <table:table-cell office:value-type="string" calcext:value-type="string">
            <text:p>Münzstein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Münzstein</text:p>
          </table:table-cell>
          <table:table-cell office:value-type="float" office:value="5" calcext:value-type="float">
            <text:p>5</text:p>
          </table:table-cell>
          <table:table-cell office:value-type="float" office:value="50.9269431" calcext:value-type="float">
            <text:p>50,9269431</text:p>
          </table:table-cell>
          <table:table-cell office:value-type="float" office:value="14.255372" calcext:value-type="float">
            <text:p>14,255372</text:p>
          </table:table-cell>
          <table:table-cell office:value-type="string" calcext:value-type="string">
            <text:p>Münzstein, Bad Schandau, Sächsische Schweiz-Osterzgebirge, Sachsen, 01855, Deutschland</text:p>
          </table:table-cell>
          <table:table-cell office:value-type="float" office:value="251874871" calcext:value-type="float">
            <text:p>251874871</text:p>
          </table:table-cell>
          <table:table-cell table:number-columns-repeated="1636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locke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Glocke</text:p>
          </table:table-cell>
          <table:table-cell office:value-type="string" calcext:value-type="string">
            <text:p>Wildensteiner Gebiet</text:p>
          </table:table-cell>
          <table:table-cell office:value-type="float" office:value="4524" calcext:value-type="float">
            <text:p>4524</text:p>
          </table:table-cell>
          <table:table-cell office:value-type="string" calcext:value-type="string">
            <text:p>Glock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Glocke</text:p>
          </table:table-cell>
          <table:table-cell office:value-type="float" office:value="6" calcext:value-type="float">
            <text:p>6</text:p>
          </table:table-cell>
          <table:table-cell office:value-type="float" office:value="50.9264865" calcext:value-type="float">
            <text:p>50,9264865</text:p>
          </table:table-cell>
          <table:table-cell office:value-type="float" office:value="14.2533988" calcext:value-type="float">
            <text:p>14,2533988</text:p>
          </table:table-cell>
          <table:table-cell office:value-type="string" calcext:value-type="string">
            <text:p>Glocke, Bad Schandau, Sächsische Schweiz-Osterzgebirge, Sachsen, 01855, Deutschland</text:p>
          </table:table-cell>
          <table:table-cell office:value-type="float" office:value="1737479465" calcext:value-type="float">
            <text:p>1737479465</text:p>
          </table:table-cell>
          <table:table-cell table:number-columns-repeated="1636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löckner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Glöckner</text:p>
          </table:table-cell>
          <table:table-cell office:value-type="string" calcext:value-type="string">
            <text:p>Wildensteiner Gebiet</text:p>
          </table:table-cell>
          <table:table-cell office:value-type="float" office:value="4525" calcext:value-type="float">
            <text:p>4525</text:p>
          </table:table-cell>
          <table:table-cell office:value-type="string" calcext:value-type="string">
            <text:p>Glöckn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Glöckner</text:p>
          </table:table-cell>
          <table:table-cell office:value-type="float" office:value="7" calcext:value-type="float">
            <text:p>7</text:p>
          </table:table-cell>
          <table:table-cell office:value-type="float" office:value="50.9263391" calcext:value-type="float">
            <text:p>50,9263391</text:p>
          </table:table-cell>
          <table:table-cell office:value-type="float" office:value="14.2535007" calcext:value-type="float">
            <text:p>14,2535007</text:p>
          </table:table-cell>
          <table:table-cell office:value-type="string" calcext:value-type="string">
            <text:p>Glöckner, Bad Schandau, Sächsische Schweiz-Osterzgebirge, Sachsen, 01855, Deutschland</text:p>
          </table:table-cell>
          <table:table-cell office:value-type="float" office:value="1737479466" calcext:value-type="float">
            <text:p>1737479466</text:p>
          </table:table-cell>
          <table:table-cell table:number-columns-repeated="1636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ildspitze *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Wildspitze</text:p>
          </table:table-cell>
          <table:table-cell office:value-type="string" calcext:value-type="string">
            <text:p>Wildensteiner Gebiet</text:p>
          </table:table-cell>
          <table:table-cell office:value-type="float" office:value="4526" calcext:value-type="float">
            <text:p>4526</text:p>
          </table:table-cell>
          <table:table-cell office:value-type="string" calcext:value-type="string">
            <text:p>Wildspitz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Wildspitze</text:p>
          </table:table-cell>
          <table:table-cell office:value-type="float" office:value="8" calcext:value-type="float">
            <text:p>8</text:p>
          </table:table-cell>
          <table:table-cell office:value-type="float" office:value="50.9257016" calcext:value-type="float">
            <text:p>50,9257016</text:p>
          </table:table-cell>
          <table:table-cell office:value-type="float" office:value="14.2538828" calcext:value-type="float">
            <text:p>14,2538828</text:p>
          </table:table-cell>
          <table:table-cell office:value-type="string" calcext:value-type="string">
            <text:p>Wildspitze, Bad Schandau, Sächsische Schweiz-Osterzgebirge, Sachsen, 01855, Deutschland</text:p>
          </table:table-cell>
          <table:table-cell office:value-type="float" office:value="251875180" calcext:value-type="float">
            <text:p>251875180</text:p>
          </table:table-cell>
          <table:table-cell table:number-columns-repeated="1636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ilderer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Wilderer</text:p>
          </table:table-cell>
          <table:table-cell office:value-type="string" calcext:value-type="string">
            <text:p>Wildensteiner Gebiet</text:p>
          </table:table-cell>
          <table:table-cell office:value-type="float" office:value="4527" calcext:value-type="float">
            <text:p>4527</text:p>
          </table:table-cell>
          <table:table-cell office:value-type="string" calcext:value-type="string">
            <text:p>Wilder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Wilderer</text:p>
          </table:table-cell>
          <table:table-cell office:value-type="float" office:value="9" calcext:value-type="float">
            <text:p>9</text:p>
          </table:table-cell>
          <table:table-cell office:value-type="float" office:value="50.9256897" calcext:value-type="float">
            <text:p>50,9256897</text:p>
          </table:table-cell>
          <table:table-cell office:value-type="float" office:value="14.2540757" calcext:value-type="float">
            <text:p>14,2540757</text:p>
          </table:table-cell>
          <table:table-cell office:value-type="string" calcext:value-type="string">
            <text:p>Wilderer, Bad Schandau, Sächsische Schweiz-Osterzgebirge, Sachsen, 01855, Deutschland</text:p>
          </table:table-cell>
          <table:table-cell office:value-type="float" office:value="2260819529" calcext:value-type="float">
            <text:p>2260819529</text:p>
          </table:table-cell>
          <table:table-cell table:number-columns-repeated="1636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yklopenmauer ***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Zyklopenmauer</text:p>
          </table:table-cell>
          <table:table-cell office:value-type="string" calcext:value-type="string">
            <text:p>Wildensteiner Gebiet</text:p>
          </table:table-cell>
          <table:table-cell office:value-type="float" office:value="4528" calcext:value-type="float">
            <text:p>4528</text:p>
          </table:table-cell>
          <table:table-cell office:value-type="string" calcext:value-type="string">
            <text:p>Zyklopenmau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Zyklopenmauer</text:p>
          </table:table-cell>
          <table:table-cell office:value-type="float" office:value="10" calcext:value-type="float">
            <text:p>10</text:p>
          </table:table-cell>
          <table:table-cell office:value-type="float" office:value="50.9254555" calcext:value-type="float">
            <text:p>50,9254555</text:p>
          </table:table-cell>
          <table:table-cell office:value-type="float" office:value="14.2540924" calcext:value-type="float">
            <text:p>14,2540924</text:p>
          </table:table-cell>
          <table:table-cell office:value-type="string" calcext:value-type="string">
            <text:p>Zyklopenmauer, Bad Schandau, Sächsische Schweiz-Osterzgebirge, Sachsen, 01855, Deutschland</text:p>
          </table:table-cell>
          <table:table-cell office:value-type="float" office:value="251875231" calcext:value-type="float">
            <text:p>251875231</text:p>
          </table:table-cell>
          <table:table-cell table:number-columns-repeated="1636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chsenkopf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Ochsenkopf</text:p>
          </table:table-cell>
          <table:table-cell office:value-type="string" calcext:value-type="string">
            <text:p>Wildensteiner Gebiet</text:p>
          </table:table-cell>
          <table:table-cell office:value-type="float" office:value="4529" calcext:value-type="float">
            <text:p>4529</text:p>
          </table:table-cell>
          <table:table-cell office:value-type="string" calcext:value-type="string">
            <text:p>Ochsenkopf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Ochsenkopf</text:p>
          </table:table-cell>
          <table:table-cell office:value-type="float" office:value="11" calcext:value-type="float">
            <text:p>11</text:p>
          </table:table-cell>
          <table:table-cell office:value-type="float" office:value="50.9254981" calcext:value-type="float">
            <text:p>50,9254981</text:p>
          </table:table-cell>
          <table:table-cell office:value-type="float" office:value="14.2550112" calcext:value-type="float">
            <text:p>14,2550112</text:p>
          </table:table-cell>
          <table:table-cell office:value-type="string" calcext:value-type="string">
            <text:p>Ochsenkopf, Bad Schandau, Sächsische Schweiz-Osterzgebirge, Sachsen, 01855, Deutschland</text:p>
          </table:table-cell>
          <table:table-cell office:value-type="float" office:value="2260819476" calcext:value-type="float">
            <text:p>2260819476</text:p>
          </table:table-cell>
          <table:table-cell table:number-columns-repeated="1636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ildensteinwand ***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Wildensteinwand</text:p>
          </table:table-cell>
          <table:table-cell office:value-type="string" calcext:value-type="string">
            <text:p>Wildensteiner Gebiet</text:p>
          </table:table-cell>
          <table:table-cell office:value-type="float" office:value="4530" calcext:value-type="float">
            <text:p>4530</text:p>
          </table:table-cell>
          <table:table-cell office:value-type="string" calcext:value-type="string">
            <text:p>Wildensteinwand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Wildensteinwand</text:p>
          </table:table-cell>
          <table:table-cell office:value-type="float" office:value="12" calcext:value-type="float">
            <text:p>12</text:p>
          </table:table-cell>
          <table:table-cell office:value-type="float" office:value="50.9251042" calcext:value-type="float">
            <text:p>50,9251042</text:p>
          </table:table-cell>
          <table:table-cell office:value-type="float" office:value="14.2561341" calcext:value-type="float">
            <text:p>14,2561341</text:p>
          </table:table-cell>
          <table:table-cell office:value-type="string" calcext:value-type="string">
            <text:p>Wildensteinwand, Bad Schandau, Sächsische Schweiz-Osterzgebirge, Sachsen, 01855, Deutschland</text:p>
          </table:table-cell>
          <table:table-cell office:value-type="float" office:value="251875176" calcext:value-type="float">
            <text:p>251875176</text:p>
          </table:table-cell>
          <table:table-cell table:number-columns-repeated="1636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asketurm *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Blasketurm</text:p>
          </table:table-cell>
          <table:table-cell office:value-type="string" calcext:value-type="string">
            <text:p>Wildensteiner Gebiet</text:p>
          </table:table-cell>
          <table:table-cell office:value-type="float" office:value="4531" calcext:value-type="float">
            <text:p>4531</text:p>
          </table:table-cell>
          <table:table-cell office:value-type="string" calcext:value-type="string">
            <text:p>Blasketur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Blasketurm</text:p>
          </table:table-cell>
          <table:table-cell office:value-type="float" office:value="13" calcext:value-type="float">
            <text:p>13</text:p>
          </table:table-cell>
          <table:table-cell office:value-type="float" office:value="50.9251712" calcext:value-type="float">
            <text:p>50,9251712</text:p>
          </table:table-cell>
          <table:table-cell office:value-type="float" office:value="14.2565163" calcext:value-type="float">
            <text:p>14,2565163</text:p>
          </table:table-cell>
          <table:table-cell office:value-type="string" calcext:value-type="string">
            <text:p>Blasketurm, Bad Schandau, Sächsische Schweiz-Osterzgebirge, Sachsen, 01855, Deutschland</text:p>
          </table:table-cell>
          <table:table-cell office:value-type="float" office:value="251874468" calcext:value-type="float">
            <text:p>251874468</text:p>
          </table:table-cell>
          <table:table-cell table:number-columns-repeated="1636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ebamme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Hebamme</text:p>
          </table:table-cell>
          <table:table-cell office:value-type="string" calcext:value-type="string">
            <text:p>Wildensteiner Gebiet</text:p>
          </table:table-cell>
          <table:table-cell office:value-type="float" office:value="4532" calcext:value-type="float">
            <text:p>4532</text:p>
          </table:table-cell>
          <table:table-cell office:value-type="string" calcext:value-type="string">
            <text:p>Hebamm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Hebamme</text:p>
          </table:table-cell>
          <table:table-cell office:value-type="float" office:value="14" calcext:value-type="float">
            <text:p>14</text:p>
          </table:table-cell>
          <table:table-cell office:value-type="float" office:value="50.925908" calcext:value-type="float">
            <text:p>50,925908</text:p>
          </table:table-cell>
          <table:table-cell office:value-type="float" office:value="14.2576553" calcext:value-type="float">
            <text:p>14,2576553</text:p>
          </table:table-cell>
          <table:table-cell office:value-type="string" calcext:value-type="string">
            <text:p>Hebamme, Bad Schandau, Sächsische Schweiz-Osterzgebirge, Sachsen, 01855, Deutschland</text:p>
          </table:table-cell>
          <table:table-cell office:value-type="float" office:value="2260819447" calcext:value-type="float">
            <text:p>2260819447</text:p>
          </table:table-cell>
          <table:table-cell table:number-columns-repeated="1636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uhstallscheibe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Kuhstallscheibe</text:p>
          </table:table-cell>
          <table:table-cell office:value-type="string" calcext:value-type="string">
            <text:p>Wildensteiner Gebiet</text:p>
          </table:table-cell>
          <table:table-cell office:value-type="float" office:value="4533" calcext:value-type="float">
            <text:p>4533</text:p>
          </table:table-cell>
          <table:table-cell office:value-type="string" calcext:value-type="string">
            <text:p>Kuhstallscheib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Kuhstallscheibe</text:p>
          </table:table-cell>
          <table:table-cell office:value-type="float" office:value="15" calcext:value-type="float">
            <text:p>15</text:p>
          </table:table-cell>
          <table:table-cell office:value-type="float" office:value="50.926015" calcext:value-type="float">
            <text:p>50,926015</text:p>
          </table:table-cell>
          <table:table-cell office:value-type="float" office:value="14.258454" calcext:value-type="float">
            <text:p>14,258454</text:p>
          </table:table-cell>
          <table:table-cell office:value-type="string" calcext:value-type="string">
            <text:p>Kuhstallscheibe, Bad Schandau, Sächsische Schweiz-Osterzgebirge, Sachsen, 01855, Deutschland</text:p>
          </table:table-cell>
          <table:table-cell office:value-type="float" office:value="2260819461" calcext:value-type="float">
            <text:p>2260819461</text:p>
          </table:table-cell>
          <table:table-cell table:number-columns-repeated="1636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ohler Turm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Hohler Turm</text:p>
          </table:table-cell>
          <table:table-cell office:value-type="string" calcext:value-type="string">
            <text:p>Wildensteiner Gebiet</text:p>
          </table:table-cell>
          <table:table-cell office:value-type="float" office:value="4534" calcext:value-type="float">
            <text:p>4534</text:p>
          </table:table-cell>
          <table:table-cell office:value-type="string" calcext:value-type="string">
            <text:p>Hohler Tur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Hohler Turm</text:p>
          </table:table-cell>
          <table:table-cell office:value-type="float" office:value="16" calcext:value-type="float">
            <text:p>16</text:p>
          </table:table-cell>
          <table:table-cell office:value-type="float" office:value="50.9263513" calcext:value-type="float">
            <text:p>50,9263513</text:p>
          </table:table-cell>
          <table:table-cell office:value-type="float" office:value="14.2580926" calcext:value-type="float">
            <text:p>14,2580926</text:p>
          </table:table-cell>
          <table:table-cell office:value-type="string" calcext:value-type="string">
            <text:p>Hohler Turm, Bad Schandau, Sächsische Schweiz-Osterzgebirge, Sachsen, 01855, Deutschland</text:p>
          </table:table-cell>
          <table:table-cell office:value-type="float" office:value="354676514" calcext:value-type="float">
            <text:p>354676514</text:p>
          </table:table-cell>
          <table:table-cell table:number-columns-repeated="1636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ausbergwächter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Hausbergwächter</text:p>
          </table:table-cell>
          <table:table-cell office:value-type="string" calcext:value-type="string">
            <text:p>Wildensteiner Gebiet</text:p>
          </table:table-cell>
          <table:table-cell office:value-type="float" office:value="4535" calcext:value-type="float">
            <text:p>4535</text:p>
          </table:table-cell>
          <table:table-cell office:value-type="string" calcext:value-type="string">
            <text:p>Hausbergwächt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Hausbergwächter</text:p>
          </table:table-cell>
          <table:table-cell office:value-type="float" office:value="17" calcext:value-type="float">
            <text:p>17</text:p>
          </table:table-cell>
          <table:table-cell office:value-type="float" office:value="50.9306969" calcext:value-type="float">
            <text:p>50,9306969</text:p>
          </table:table-cell>
          <table:table-cell office:value-type="float" office:value="14.2653976" calcext:value-type="float">
            <text:p>14,2653976</text:p>
          </table:table-cell>
          <table:table-cell office:value-type="string" calcext:value-type="string">
            <text:p>Hausbergwächter, Bad Schandau, Sächsische Schweiz-Osterzgebirge, Sachsen, 01855, Deutschland</text:p>
          </table:table-cell>
          <table:table-cell office:value-type="float" office:value="1737479467" calcext:value-type="float">
            <text:p>1737479467</text:p>
          </table:table-cell>
          <table:table-cell table:number-columns-repeated="1636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eti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Yeti</text:p>
          </table:table-cell>
          <table:table-cell office:value-type="string" calcext:value-type="string">
            <text:p>Wildensteiner Gebiet</text:p>
          </table:table-cell>
          <table:table-cell office:value-type="float" office:value="4536" calcext:value-type="float">
            <text:p>4536</text:p>
          </table:table-cell>
          <table:table-cell office:value-type="string" calcext:value-type="string">
            <text:p>Yeti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Yeti</text:p>
          </table:table-cell>
          <table:table-cell office:value-type="float" office:value="18" calcext:value-type="float">
            <text:p>18</text:p>
          </table:table-cell>
          <table:table-cell office:value-type="float" office:value="50.9195871" calcext:value-type="float">
            <text:p>50,9195871</text:p>
          </table:table-cell>
          <table:table-cell office:value-type="float" office:value="14.2686605" calcext:value-type="float">
            <text:p>14,2686605</text:p>
          </table:table-cell>
          <table:table-cell office:value-type="string" calcext:value-type="string">
            <text:p>Yeti, Bad Schandau, Sächsische Schweiz-Osterzgebirge, Sachsen, 01855, Deutschland</text:p>
          </table:table-cell>
          <table:table-cell office:value-type="float" office:value="1297496848" calcext:value-type="float">
            <text:p>1297496848</text:p>
          </table:table-cell>
          <table:table-cell table:number-columns-repeated="1636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oßsteinnadel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Großsteinnadel</text:p>
          </table:table-cell>
          <table:table-cell office:value-type="string" calcext:value-type="string">
            <text:p>Wildensteiner Gebiet</text:p>
          </table:table-cell>
          <table:table-cell office:value-type="float" office:value="4537" calcext:value-type="float">
            <text:p>4537</text:p>
          </table:table-cell>
          <table:table-cell office:value-type="string" calcext:value-type="string">
            <text:p>Großsteinnade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Großsteinnadel</text:p>
          </table:table-cell>
          <table:table-cell office:value-type="float" office:value="19" calcext:value-type="float">
            <text:p>19</text:p>
          </table:table-cell>
          <table:table-cell office:value-type="float" office:value="50.9289453" calcext:value-type="float">
            <text:p>50,9289453</text:p>
          </table:table-cell>
          <table:table-cell office:value-type="float" office:value="14.2694283" calcext:value-type="float">
            <text:p>14,2694283</text:p>
          </table:table-cell>
          <table:table-cell office:value-type="string" calcext:value-type="string">
            <text:p>Großsteinnadel, Sebnitz, Sächsische Schweiz-Osterzgebirge, Sachsen, 01855, Deutschland</text:p>
          </table:table-cell>
          <table:table-cell office:value-type="float" office:value="251874646" calcext:value-type="float">
            <text:p>251874646</text:p>
          </table:table-cell>
          <table:table-cell table:number-columns-repeated="1636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bentürmchen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Rabentürmchen</text:p>
          </table:table-cell>
          <table:table-cell office:value-type="string" calcext:value-type="string">
            <text:p>Wildensteiner Gebiet</text:p>
          </table:table-cell>
          <table:table-cell office:value-type="float" office:value="4538" calcext:value-type="float">
            <text:p>4538</text:p>
          </table:table-cell>
          <table:table-cell office:value-type="string" calcext:value-type="string">
            <text:p>Rabentürmchen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Rabentürmchen</text:p>
          </table:table-cell>
          <table:table-cell office:value-type="float" office:value="20" calcext:value-type="float">
            <text:p>20</text:p>
          </table:table-cell>
          <table:table-cell office:value-type="float" office:value="50.9193167" calcext:value-type="float">
            <text:p>50,9193167</text:p>
          </table:table-cell>
          <table:table-cell office:value-type="float" office:value="14.2784" calcext:value-type="float">
            <text:p>14,2784</text:p>
          </table:table-cell>
          <table:table-cell office:value-type="string" calcext:value-type="string">
            <text:p>Rabentürmchen, Bad Schandau, Sächsische Schweiz-Osterzgebirge, Sachsen, 01855, Deutschland</text:p>
          </table:table-cell>
          <table:table-cell office:value-type="float" office:value="251874987" calcext:value-type="float">
            <text:p>251874987</text:p>
          </table:table-cell>
          <table:table-cell table:number-columns-repeated="1636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orenzsteinnadel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Lorenzsteinnadel</text:p>
          </table:table-cell>
          <table:table-cell office:value-type="string" calcext:value-type="string">
            <text:p>Wildensteiner Gebiet</text:p>
          </table:table-cell>
          <table:table-cell office:value-type="float" office:value="4539" calcext:value-type="float">
            <text:p>4539</text:p>
          </table:table-cell>
          <table:table-cell office:value-type="string" calcext:value-type="string">
            <text:p>Lorenzsteinnade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Lorenzsteinnadel</text:p>
          </table:table-cell>
          <table:table-cell office:value-type="float" office:value="21" calcext:value-type="float">
            <text:p>21</text:p>
          </table:table-cell>
          <table:table-cell office:value-type="float" office:value="50.918717" calcext:value-type="float">
            <text:p>50,918717</text:p>
          </table:table-cell>
          <table:table-cell office:value-type="float" office:value="14.2789795" calcext:value-type="float">
            <text:p>14,2789795</text:p>
          </table:table-cell>
          <table:table-cell office:value-type="string" calcext:value-type="string">
            <text:p>Lorenzsteinnadel, Bad Schandau, Sächsische Schweiz-Osterzgebirge, Sachsen, 01855, Deutschland</text:p>
          </table:table-cell>
          <table:table-cell office:value-type="float" office:value="2260819466" calcext:value-type="float">
            <text:p>2260819466</text:p>
          </table:table-cell>
          <table:table-cell table:number-columns-repeated="1636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oßer Lorenzstein **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Lorenzstein, Großer</text:p>
          </table:table-cell>
          <table:table-cell office:value-type="string" calcext:value-type="string">
            <text:p>Wildensteiner Gebiet</text:p>
          </table:table-cell>
          <table:table-cell office:value-type="float" office:value="4540" calcext:value-type="float">
            <text:p>4540</text:p>
          </table:table-cell>
          <table:table-cell office:value-type="string" calcext:value-type="string">
            <text:p>Großer Lorenzstein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Großer Lorenzstein</text:p>
          </table:table-cell>
          <table:table-cell office:value-type="float" office:value="22" calcext:value-type="float">
            <text:p>22</text:p>
          </table:table-cell>
          <table:table-cell office:value-type="float" office:value="50.9185118" calcext:value-type="float">
            <text:p>50,9185118</text:p>
          </table:table-cell>
          <table:table-cell office:value-type="float" office:value="14.2805023" calcext:value-type="float">
            <text:p>14,2805023</text:p>
          </table:table-cell>
          <table:table-cell office:value-type="string" calcext:value-type="string">
            <text:p>Großer Lorenzstein, Bad Schandau, Sächsische Schweiz-Osterzgebirge, Sachsen, 01855, Deutschland</text:p>
          </table:table-cell>
          <table:table-cell office:value-type="float" office:value="251874624" calcext:value-type="float">
            <text:p>251874624</text:p>
          </table:table-cell>
          <table:table-cell table:number-columns-repeated="1636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leiner Lorenzstein **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Lorenzstein, Kleiner</text:p>
          </table:table-cell>
          <table:table-cell office:value-type="string" calcext:value-type="string">
            <text:p>Wildensteiner Gebiet</text:p>
          </table:table-cell>
          <table:table-cell office:value-type="float" office:value="4541" calcext:value-type="float">
            <text:p>4541</text:p>
          </table:table-cell>
          <table:table-cell office:value-type="string" calcext:value-type="string">
            <text:p>Kleiner Lorenzstein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Kleiner Lorenzstein</text:p>
          </table:table-cell>
          <table:table-cell office:value-type="float" office:value="23" calcext:value-type="float">
            <text:p>23</text:p>
          </table:table-cell>
          <table:table-cell office:value-type="float" office:value="50.9198994" calcext:value-type="float">
            <text:p>50,9198994</text:p>
          </table:table-cell>
          <table:table-cell office:value-type="float" office:value="14.2816154" calcext:value-type="float">
            <text:p>14,2816154</text:p>
          </table:table-cell>
          <table:table-cell office:value-type="string" calcext:value-type="string">
            <text:p>Kleiner Lorenzstein, Bad Schandau, Sächsische Schweiz-Osterzgebirge, Sachsen, 01855, Deutschland</text:p>
          </table:table-cell>
          <table:table-cell office:value-type="float" office:value="251874770" calcext:value-type="float">
            <text:p>251874770</text:p>
          </table:table-cell>
          <table:table-cell table:number-columns-repeated="1636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nolith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Monolith</text:p>
          </table:table-cell>
          <table:table-cell office:value-type="string" calcext:value-type="string">
            <text:p>Wildensteiner Gebiet</text:p>
          </table:table-cell>
          <table:table-cell office:value-type="float" office:value="4542" calcext:value-type="float">
            <text:p>4542</text:p>
          </table:table-cell>
          <table:table-cell office:value-type="string" calcext:value-type="string">
            <text:p>Monolith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Monolith</text:p>
          </table:table-cell>
          <table:table-cell office:value-type="float" office:value="24" calcext:value-type="float">
            <text:p>24</text:p>
          </table:table-cell>
          <table:table-cell office:value-type="float" office:value="50.9228416" calcext:value-type="float">
            <text:p>50,9228416</text:p>
          </table:table-cell>
          <table:table-cell office:value-type="float" office:value="14.2841583" calcext:value-type="float">
            <text:p>14,2841583</text:p>
          </table:table-cell>
          <table:table-cell office:value-type="string" calcext:value-type="string">
            <text:p>Monolith, Bad Schandau, Sächsische Schweiz-Osterzgebirge, Sachsen, 01855, Deutschland</text:p>
          </table:table-cell>
          <table:table-cell office:value-type="float" office:value="251874883" calcext:value-type="float">
            <text:p>251874883</text:p>
          </table:table-cell>
          <table:table-cell table:number-columns-repeated="1636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ermane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Germane</text:p>
          </table:table-cell>
          <table:table-cell office:value-type="string" calcext:value-type="string">
            <text:p>Wildensteiner Gebiet</text:p>
          </table:table-cell>
          <table:table-cell office:value-type="float" office:value="4544" calcext:value-type="float">
            <text:p>4544</text:p>
          </table:table-cell>
          <table:table-cell office:value-type="string" calcext:value-type="string">
            <text:p>German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Germane</text:p>
          </table:table-cell>
          <table:table-cell office:value-type="float" office:value="25" calcext:value-type="float">
            <text:p>25</text:p>
          </table:table-cell>
          <table:table-cell office:value-type="float" office:value="50.9218318" calcext:value-type="float">
            <text:p>50,9218318</text:p>
          </table:table-cell>
          <table:table-cell office:value-type="float" office:value="14.2875264" calcext:value-type="float">
            <text:p>14,2875264</text:p>
          </table:table-cell>
          <table:table-cell office:value-type="string" calcext:value-type="string">
            <text:p>Germane, Sebnitz, Sächsische Schweiz-Osterzgebirge, Sachsen, 01855, Deutschland</text:p>
          </table:table-cell>
          <table:table-cell office:value-type="float" office:value="251874599" calcext:value-type="float">
            <text:p>251874599</text:p>
          </table:table-cell>
          <table:table-cell table:number-columns-repeated="1636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Zschandspitze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Zschandspitze</text:p>
          </table:table-cell>
          <table:table-cell office:value-type="string" calcext:value-type="string">
            <text:p>Wildensteiner Gebiet</text:p>
          </table:table-cell>
          <table:table-cell office:value-type="float" office:value="4545" calcext:value-type="float">
            <text:p>4545</text:p>
          </table:table-cell>
          <table:table-cell office:value-type="string" calcext:value-type="string">
            <text:p>Zschandspitz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Zschandspitze</text:p>
          </table:table-cell>
          <table:table-cell office:value-type="float" office:value="26" calcext:value-type="float">
            <text:p>26</text:p>
          </table:table-cell>
          <table:table-cell office:value-type="float" office:value="50.91625" calcext:value-type="float">
            <text:p>50,91625</text:p>
          </table:table-cell>
          <table:table-cell office:value-type="float" office:value="14.290379" calcext:value-type="float">
            <text:p>14,290379</text:p>
          </table:table-cell>
          <table:table-cell office:value-type="string" calcext:value-type="string">
            <text:p>Zschandspitze, Sebnitz, Sächsische Schweiz-Osterzgebirge, Sachsen, 01855, Deutschland</text:p>
          </table:table-cell>
          <table:table-cell office:value-type="float" office:value="251875246" calcext:value-type="float">
            <text:p>251875246</text:p>
          </table:table-cell>
          <table:table-cell table:number-columns-repeated="1636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eichsteinnadel *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Teichsteinnadel</text:p>
          </table:table-cell>
          <table:table-cell office:value-type="string" calcext:value-type="string">
            <text:p>Wildensteiner Gebiet</text:p>
          </table:table-cell>
          <table:table-cell office:value-type="float" office:value="4546" calcext:value-type="float">
            <text:p>4546</text:p>
          </table:table-cell>
          <table:table-cell office:value-type="string" calcext:value-type="string">
            <text:p>Teichsteinnade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Teichsteinnadel</text:p>
          </table:table-cell>
          <table:table-cell office:value-type="float" office:value="27" calcext:value-type="float">
            <text:p>27</text:p>
          </table:table-cell>
          <table:table-cell office:value-type="float" office:value="50.9125" calcext:value-type="float">
            <text:p>50,9125</text:p>
          </table:table-cell>
          <table:table-cell office:value-type="float" office:value="14.296918" calcext:value-type="float">
            <text:p>14,296918</text:p>
          </table:table-cell>
          <table:table-cell office:value-type="string" calcext:value-type="string">
            <text:p>Teichsteinnadel, Sebnitz, Sächsische Schweiz-Osterzgebirge, Sachsen, Deutschland</text:p>
          </table:table-cell>
          <table:table-cell office:value-type="float" office:value="2260819505" calcext:value-type="float">
            <text:p>2260819505</text:p>
          </table:table-cell>
          <table:table-cell table:number-columns-repeated="1636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eichsteinwächter **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Teichsteinwächter</text:p>
          </table:table-cell>
          <table:table-cell office:value-type="string" calcext:value-type="string">
            <text:p>Wildensteiner Gebiet</text:p>
          </table:table-cell>
          <table:table-cell office:value-type="float" office:value="4547" calcext:value-type="float">
            <text:p>4547</text:p>
          </table:table-cell>
          <table:table-cell office:value-type="string" calcext:value-type="string">
            <text:p>Teichsteinwächt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Teichsteinwächter</text:p>
          </table:table-cell>
          <table:table-cell office:value-type="float" office:value="28" calcext:value-type="float">
            <text:p>28</text:p>
          </table:table-cell>
          <table:table-cell office:value-type="float" office:value="50.9126576" calcext:value-type="float">
            <text:p>50,9126576</text:p>
          </table:table-cell>
          <table:table-cell office:value-type="float" office:value="14.2970727" calcext:value-type="float">
            <text:p>14,2970727</text:p>
          </table:table-cell>
          <table:table-cell office:value-type="string" calcext:value-type="string">
            <text:p>Teichsteinwächter, Sebnitz, Sächsische Schweiz-Osterzgebirge, Sachsen, Deutschland</text:p>
          </table:table-cell>
          <table:table-cell office:value-type="float" office:value="2274002442" calcext:value-type="float">
            <text:p>2274002442</text:p>
          </table:table-cell>
          <table:table-cell table:number-columns-repeated="1636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unkle Wand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Dunkle Wand</text:p>
          </table:table-cell>
          <table:table-cell office:value-type="string" calcext:value-type="string">
            <text:p>Wildensteiner Gebiet</text:p>
          </table:table-cell>
          <table:table-cell office:value-type="float" office:value="4548" calcext:value-type="float">
            <text:p>4548</text:p>
          </table:table-cell>
          <table:table-cell office:value-type="string" calcext:value-type="string">
            <text:p>Dunkle Wand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Dunkle Wand</text:p>
          </table:table-cell>
          <table:table-cell office:value-type="float" office:value="29" calcext:value-type="float">
            <text:p>29</text:p>
          </table:table-cell>
          <table:table-cell office:value-type="float" office:value="50.9150343" calcext:value-type="float">
            <text:p>50,9150343</text:p>
          </table:table-cell>
          <table:table-cell office:value-type="float" office:value="14.2957255" calcext:value-type="float">
            <text:p>14,2957255</text:p>
          </table:table-cell>
          <table:table-cell office:value-type="string" calcext:value-type="string">
            <text:p>Dunkle Wand, Sebnitz, Sächsische Schweiz-Osterzgebirge, Sachsen, 01855, Deutschland</text:p>
          </table:table-cell>
          <table:table-cell office:value-type="float" office:value="251874538" calcext:value-type="float">
            <text:p>251874538</text:p>
          </table:table-cell>
          <table:table-cell table:number-columns-repeated="1636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anstein-Vorgipfel **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Kanstein-Vorgipfel</text:p>
          </table:table-cell>
          <table:table-cell office:value-type="string" calcext:value-type="string">
            <text:p>Wildensteiner Gebiet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Kanstein-Vorgipfe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Kanstein-Vorgipfel</text:p>
          </table:table-cell>
          <table:table-cell office:value-type="float" office:value="30" calcext:value-type="float">
            <text:p>30</text:p>
          </table:table-cell>
          <table:table-cell office:value-type="float" office:value="50.9151999" calcext:value-type="float">
            <text:p>50,9151999</text:p>
          </table:table-cell>
          <table:table-cell office:value-type="float" office:value="14.2949724" calcext:value-type="float">
            <text:p>14,2949724</text:p>
          </table:table-cell>
          <table:table-cell office:value-type="string" calcext:value-type="string">
            <text:p>Kanstein-Vorgipfel, Sebnitz, Sächsische Schweiz-Osterzgebirge, Sachsen, 01855, Deutschland</text:p>
          </table:table-cell>
          <table:table-cell office:value-type="float" office:value="2274002278" calcext:value-type="float">
            <text:p>2274002278</text:p>
          </table:table-cell>
          <table:table-cell table:number-columns-repeated="1636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ansteinnadel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Kansteinnadel</text:p>
          </table:table-cell>
          <table:table-cell office:value-type="string" calcext:value-type="string">
            <text:p>Wildensteiner Gebiet</text:p>
          </table:table-cell>
          <table:table-cell office:value-type="float" office:value="4550" calcext:value-type="float">
            <text:p>4550</text:p>
          </table:table-cell>
          <table:table-cell office:value-type="string" calcext:value-type="string">
            <text:p>Kansteinnade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Kansteinnadel</text:p>
          </table:table-cell>
          <table:table-cell office:value-type="float" office:value="31" calcext:value-type="float">
            <text:p>31</text:p>
          </table:table-cell>
          <table:table-cell office:value-type="float" office:value="50.916934" calcext:value-type="float">
            <text:p>50,916934</text:p>
          </table:table-cell>
          <table:table-cell office:value-type="float" office:value="14.2965684" calcext:value-type="float">
            <text:p>14,2965684</text:p>
          </table:table-cell>
          <table:table-cell office:value-type="string" calcext:value-type="string">
            <text:p>Kansteinnadel, Sebnitz, Sächsische Schweiz-Osterzgebirge, Sachsen, 01855, Deutschland</text:p>
          </table:table-cell>
          <table:table-cell office:value-type="float" office:value="251874776" calcext:value-type="float">
            <text:p>251874776</text:p>
          </table:table-cell>
          <table:table-cell table:number-columns-repeated="1636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egenstein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Regenstein</text:p>
          </table:table-cell>
          <table:table-cell office:value-type="string" calcext:value-type="string">
            <text:p>Wildensteiner Gebiet</text:p>
          </table:table-cell>
          <table:table-cell office:value-type="float" office:value="4551" calcext:value-type="float">
            <text:p>4551</text:p>
          </table:table-cell>
          <table:table-cell office:value-type="string" calcext:value-type="string">
            <text:p>Regenstein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Regenstein</text:p>
          </table:table-cell>
          <table:table-cell office:value-type="float" office:value="32" calcext:value-type="float">
            <text:p>32</text:p>
          </table:table-cell>
          <table:table-cell office:value-type="float" office:value="50.9170434" calcext:value-type="float">
            <text:p>50,9170434</text:p>
          </table:table-cell>
          <table:table-cell office:value-type="float" office:value="14.2963831" calcext:value-type="float">
            <text:p>14,2963831</text:p>
          </table:table-cell>
          <table:table-cell office:value-type="string" calcext:value-type="string">
            <text:p>Regenstein, Sebnitz, Sächsische Schweiz-Osterzgebirge, Sachsen, 01855, Deutschland</text:p>
          </table:table-cell>
          <table:table-cell office:value-type="float" office:value="251874999" calcext:value-type="float">
            <text:p>251874999</text:p>
          </table:table-cell>
          <table:table-cell table:number-columns-repeated="1636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eil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Keil</text:p>
          </table:table-cell>
          <table:table-cell office:value-type="string" calcext:value-type="string">
            <text:p>Wildensteiner Gebiet</text:p>
          </table:table-cell>
          <table:table-cell office:value-type="float" office:value="4552" calcext:value-type="float">
            <text:p>4552</text:p>
          </table:table-cell>
          <table:table-cell office:value-type="string" calcext:value-type="string">
            <text:p>Kei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Keil</text:p>
          </table:table-cell>
          <table:table-cell office:value-type="float" office:value="33" calcext:value-type="float">
            <text:p>33</text:p>
          </table:table-cell>
          <table:table-cell office:value-type="float" office:value="50.9170373" calcext:value-type="float">
            <text:p>50,9170373</text:p>
          </table:table-cell>
          <table:table-cell office:value-type="float" office:value="14.2956711" calcext:value-type="float">
            <text:p>14,2956711</text:p>
          </table:table-cell>
          <table:table-cell office:value-type="string" calcext:value-type="string">
            <text:p>Keil, Sebnitz, Sächsische Schweiz-Osterzgebirge, Sachsen, 01855, Deutschland</text:p>
          </table:table-cell>
          <table:table-cell office:value-type="float" office:value="251874785" calcext:value-type="float">
            <text:p>251874785</text:p>
          </table:table-cell>
          <table:table-cell table:number-columns-repeated="1636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-Flügel-Wand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E-Flügel-Wand</text:p>
          </table:table-cell>
          <table:table-cell office:value-type="string" calcext:value-type="string">
            <text:p>Wildensteiner Gebiet</text:p>
          </table:table-cell>
          <table:table-cell office:value-type="float" office:value="6530" calcext:value-type="float">
            <text:p>6530</text:p>
          </table:table-cell>
          <table:table-cell office:value-type="string" calcext:value-type="string">
            <text:p>E-Flügel-Wand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E-Flügel-Wand</text:p>
          </table:table-cell>
          <table:table-cell office:value-type="float" office:value="34" calcext:value-type="float">
            <text:p>34</text:p>
          </table:table-cell>
          <table:table-cell office:value-type="float" office:value="50.917023" calcext:value-type="float">
            <text:p>50,917023</text:p>
          </table:table-cell>
          <table:table-cell office:value-type="float" office:value="14.2953427" calcext:value-type="float">
            <text:p>14,2953427</text:p>
          </table:table-cell>
          <table:table-cell office:value-type="string" calcext:value-type="string">
            <text:p>E-Flügel-Wand, Sebnitz, Sächsische Schweiz-Osterzgebirge, Sachsen, 01855, Deutschland</text:p>
          </table:table-cell>
          <table:table-cell office:value-type="float" office:value="1179322039" calcext:value-type="float">
            <text:p>1179322039</text:p>
          </table:table-cell>
          <table:table-cell table:number-columns-repeated="1636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ätselturm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Rätselturm</text:p>
          </table:table-cell>
          <table:table-cell office:value-type="string" calcext:value-type="string">
            <text:p>Wildensteiner Gebiet</text:p>
          </table:table-cell>
          <table:table-cell office:value-type="float" office:value="4553" calcext:value-type="float">
            <text:p>4553</text:p>
          </table:table-cell>
          <table:table-cell office:value-type="string" calcext:value-type="string">
            <text:p>Rätselturm (Späte Zinne)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Rätselturm</text:p>
          </table:table-cell>
          <table:table-cell office:value-type="float" office:value="35" calcext:value-type="float">
            <text:p>35</text:p>
          </table:table-cell>
          <table:table-cell office:value-type="float" office:value="50.9168004" calcext:value-type="float">
            <text:p>50,9168004</text:p>
          </table:table-cell>
          <table:table-cell office:value-type="float" office:value="14.2951632" calcext:value-type="float">
            <text:p>14,2951632</text:p>
          </table:table-cell>
          <table:table-cell office:value-type="string" calcext:value-type="string">
            <text:p>Rätselturm, Sebnitz, Sächsische Schweiz-Osterzgebirge, Sachsen, 01855, Deutschland</text:p>
          </table:table-cell>
          <table:table-cell office:value-type="float" office:value="251874989" calcext:value-type="float">
            <text:p>251874989</text:p>
          </table:table-cell>
          <table:table-cell table:number-columns-repeated="1636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örznerfels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Störznerfels</text:p>
          </table:table-cell>
          <table:table-cell office:value-type="string" calcext:value-type="string">
            <text:p>Wildensteiner Gebiet</text:p>
          </table:table-cell>
          <table:table-cell office:value-type="float" office:value="4554" calcext:value-type="float">
            <text:p>4554</text:p>
          </table:table-cell>
          <table:table-cell office:value-type="string" calcext:value-type="string">
            <text:p>Störznerfel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Störznerfels</text:p>
          </table:table-cell>
          <table:table-cell office:value-type="float" office:value="36" calcext:value-type="float">
            <text:p>36</text:p>
          </table:table-cell>
          <table:table-cell office:value-type="float" office:value="50.9188748" calcext:value-type="float">
            <text:p>50,9188748</text:p>
          </table:table-cell>
          <table:table-cell office:value-type="float" office:value="14.2961701" calcext:value-type="float">
            <text:p>14,2961701</text:p>
          </table:table-cell>
          <table:table-cell office:value-type="string" calcext:value-type="string">
            <text:p>Störznerfels, Sebnitz, Sächsische Schweiz-Osterzgebirge, Sachsen, 01855, Deutschland</text:p>
          </table:table-cell>
          <table:table-cell office:value-type="float" office:value="251875036" calcext:value-type="float">
            <text:p>251875036</text:p>
          </table:table-cell>
          <table:table-cell table:number-columns-repeated="1636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uschmühlenturm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Buschmühlenturm</text:p>
          </table:table-cell>
          <table:table-cell office:value-type="string" calcext:value-type="string">
            <text:p>Wildensteiner Gebiet</text:p>
          </table:table-cell>
          <table:table-cell office:value-type="float" office:value="4555" calcext:value-type="float">
            <text:p>4555</text:p>
          </table:table-cell>
          <table:table-cell office:value-type="string" calcext:value-type="string">
            <text:p>Buschmühlentur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Buschmühlenturm</text:p>
          </table:table-cell>
          <table:table-cell office:value-type="float" office:value="37" calcext:value-type="float">
            <text:p>37</text:p>
          </table:table-cell>
          <table:table-cell office:value-type="float" office:value="50.9251127" calcext:value-type="float">
            <text:p>50,9251127</text:p>
          </table:table-cell>
          <table:table-cell office:value-type="float" office:value="14.2896202" calcext:value-type="float">
            <text:p>14,2896202</text:p>
          </table:table-cell>
          <table:table-cell office:value-type="string" calcext:value-type="string">
            <text:p>Buschmühlenturm, Sebnitz, Sächsische Schweiz-Osterzgebirge, Sachsen, 01855, Deutschland</text:p>
          </table:table-cell>
          <table:table-cell office:value-type="float" office:value="251874486" calcext:value-type="float">
            <text:p>251874486</text:p>
          </table:table-cell>
          <table:table-cell table:number-columns-repeated="1636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ünling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Grünling</text:p>
          </table:table-cell>
          <table:table-cell office:value-type="string" calcext:value-type="string">
            <text:p>Wildensteiner Gebiet</text:p>
          </table:table-cell>
          <table:table-cell office:value-type="float" office:value="4556" calcext:value-type="float">
            <text:p>4556</text:p>
          </table:table-cell>
          <table:table-cell office:value-type="string" calcext:value-type="string">
            <text:p>Grünling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Grünling</text:p>
          </table:table-cell>
          <table:table-cell office:value-type="float" office:value="38" calcext:value-type="float">
            <text:p>38</text:p>
          </table:table-cell>
          <table:table-cell office:value-type="float" office:value="50.9276355" calcext:value-type="float">
            <text:p>50,9276355</text:p>
          </table:table-cell>
          <table:table-cell office:value-type="float" office:value="14.2980896" calcext:value-type="float">
            <text:p>14,2980896</text:p>
          </table:table-cell>
          <table:table-cell office:value-type="string" calcext:value-type="string">
            <text:p>Grünling, Sebnitz, Sächsische Schweiz-Osterzgebirge, Sachsen, 01855, Deutschland</text:p>
          </table:table-cell>
          <table:table-cell office:value-type="float" office:value="251874640" calcext:value-type="float">
            <text:p>251874640</text:p>
          </table:table-cell>
          <table:table-cell table:number-columns-repeated="1636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ädelschlüchteturm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Städelschlüchteturm</text:p>
          </table:table-cell>
          <table:table-cell office:value-type="string" calcext:value-type="string">
            <text:p>Wildensteiner Gebiet</text:p>
          </table:table-cell>
          <table:table-cell office:value-type="float" office:value="4557" calcext:value-type="float">
            <text:p>4557</text:p>
          </table:table-cell>
          <table:table-cell office:value-type="string" calcext:value-type="string">
            <text:p>Städelschlüchtetur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Städelschlüchteturm</text:p>
          </table:table-cell>
          <table:table-cell office:value-type="float" office:value="39" calcext:value-type="float">
            <text:p>39</text:p>
          </table:table-cell>
          <table:table-cell office:value-type="float" office:value="50.9279149" calcext:value-type="float">
            <text:p>50,9279149</text:p>
          </table:table-cell>
          <table:table-cell office:value-type="float" office:value="14.298704" calcext:value-type="float">
            <text:p>14,298704</text:p>
          </table:table-cell>
          <table:table-cell office:value-type="string" calcext:value-type="string">
            <text:p>Stadelschlüchteturm, Sebnitz, Sächsische Schweiz-Osterzgebirge, Sachsen, 01855, Deutschland</text:p>
          </table:table-cell>
          <table:table-cell office:value-type="float" office:value="251875027" calcext:value-type="float">
            <text:p>251875027</text:p>
          </table:table-cell>
          <table:table-cell table:number-columns-repeated="1636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remit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Eremit</text:p>
          </table:table-cell>
          <table:table-cell office:value-type="string" calcext:value-type="string">
            <text:p>Wildensteiner Gebiet</text:p>
          </table:table-cell>
          <table:table-cell office:value-type="float" office:value="4558" calcext:value-type="float">
            <text:p>4558</text:p>
          </table:table-cell>
          <table:table-cell office:value-type="string" calcext:value-type="string">
            <text:p>Eremit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Eremit</text:p>
          </table:table-cell>
          <table:table-cell office:value-type="float" office:value="40" calcext:value-type="float">
            <text:p>40</text:p>
          </table:table-cell>
          <table:table-cell office:value-type="float" office:value="50.9296174" calcext:value-type="float">
            <text:p>50,9296174</text:p>
          </table:table-cell>
          <table:table-cell office:value-type="float" office:value="14.2998854" calcext:value-type="float">
            <text:p>14,2998854</text:p>
          </table:table-cell>
          <table:table-cell office:value-type="string" calcext:value-type="string">
            <text:p>Eremit, Sebnitz, Sächsische Schweiz-Osterzgebirge, Sachsen, 01855, Deutschland</text:p>
          </table:table-cell>
          <table:table-cell office:value-type="float" office:value="251874557" calcext:value-type="float">
            <text:p>251874557</text:p>
          </table:table-cell>
          <table:table-cell table:number-columns-repeated="1636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leinsteinwand *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Kleinsteinwand</text:p>
          </table:table-cell>
          <table:table-cell office:value-type="string" calcext:value-type="string">
            <text:p>Wildensteiner Gebiet</text:p>
          </table:table-cell>
          <table:table-cell office:value-type="float" office:value="4559" calcext:value-type="float">
            <text:p>4559</text:p>
          </table:table-cell>
          <table:table-cell office:value-type="string" calcext:value-type="string">
            <text:p>Kleinsteinwand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Kleinsteinwand</text:p>
          </table:table-cell>
          <table:table-cell office:value-type="float" office:value="41" calcext:value-type="float">
            <text:p>41</text:p>
          </table:table-cell>
          <table:table-cell office:value-type="float" office:value="50.9288003" calcext:value-type="float">
            <text:p>50,9288003</text:p>
          </table:table-cell>
          <table:table-cell office:value-type="float" office:value="14.3089323" calcext:value-type="float">
            <text:p>14,3089323</text:p>
          </table:table-cell>
          <table:table-cell office:value-type="string" calcext:value-type="string">
            <text:p>Kleinsteinwand, Sebnitz, Sächsische Schweiz-Osterzgebirge, Sachsen, 01855, Deutschland</text:p>
          </table:table-cell>
          <table:table-cell office:value-type="float" office:value="251874819" calcext:value-type="float">
            <text:p>251874819</text:p>
          </table:table-cell>
          <table:table-cell table:number-columns-repeated="1636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ätzschenhornstein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Wildensteiner Gebiet</text:p>
          </table:table-cell>
          <table:table-cell office:value-type="float" office:value="13" calcext:value-type="float">
            <text:p>13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Zätzschenhornstein</text:p>
          </table:table-cell>
          <table:table-cell office:value-type="string" calcext:value-type="string">
            <text:p>Wildensteiner Gebiet</text:p>
          </table:table-cell>
          <table:table-cell office:value-type="float" office:value="4560" calcext:value-type="float">
            <text:p>4560</text:p>
          </table:table-cell>
          <table:table-cell office:value-type="string" calcext:value-type="string">
            <text:p>Zätzschenhornstein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ldensteiner Gebiet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Zätzschenhornstein</text:p>
          </table:table-cell>
          <table:table-cell office:value-type="float" office:value="42" calcext:value-type="float">
            <text:p>42</text:p>
          </table:table-cell>
          <table:table-cell office:value-type="float" office:value="50.923737" calcext:value-type="float">
            <text:p>50,923737</text:p>
          </table:table-cell>
          <table:table-cell office:value-type="float" office:value="14.3096823" calcext:value-type="float">
            <text:p>14,3096823</text:p>
          </table:table-cell>
          <table:table-cell office:value-type="string" calcext:value-type="string">
            <text:p>Zätzschenhornstein, Sebnitz, Sächsische Schweiz-Osterzgebirge, Sachsen, Deutschland</text:p>
          </table:table-cell>
          <table:table-cell office:value-type="float" office:value="251875184" calcext:value-type="float">
            <text:p>251875184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string" calcext:value-type="string">
            <text:p>SBB Klettergärten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Klettergarten Liebethal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string" calcext:value-type="string">
            <text:p>SBB Klettergärten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Klettergarten Cunnersdorf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string" calcext:value-type="string">
            <text:p>SBB Klettergärten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Klettergarten Rochlitz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string" calcext:value-type="string">
            <text:p>SBB Klettergärten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Rochlitz Klettergarten - Seidelbruch Hauptwand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string" calcext:value-type="string">
            <text:p>SBB Klettergärten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Rochlitz Klettergarten - Bruchwächter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string" calcext:value-type="string">
            <text:p>SBB Klettergärten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Rochlitz Klettergarte - Schattenwand</text:p>
          </table:table-cell>
          <table:table-cell table:number-columns-repeated="16370"/>
        </table:table-row>
        <table:table-row table:style-name="ro1" table:number-rows-repeated="104743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Tabelle1.A1:Tabelle1.S1145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 </number:text>
      <number:fill-character> </number:fill-character>
      <number:number number:decimal-places="5" number:min-decimal-places="5" number:min-integer-digits="1" number:grouping="true"/>
      <number:text>    </number:text>
    </number:number-style>
    <number:number-style style:name="N123P1" style:volatile="true">
      <number:text>-</number:text>
      <number:fill-character> </number:fill-character>
      <number:number number:decimal-places="5" number:min-decimal-places="5" number:min-integer-digits="1" number:grouping="true"/>
      <number:text>   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3">
      <number:text> </number:text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percentage-style style:name="N124">
      <number:number number:decimal-places="0" number:min-decimal-places="0" number:min-integer-digits="1"/>
      <number:text>%</number:text>
    </number:percentag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6aa84f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.00.0000</text:date>, <text:time style:data-style-name="N2" text:time-value="22:36:15.16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1T19:59:21.427000000</meta:creation-date>
    <dc:date>2024-10-01T22:36:26.910000000</dc:date>
    <meta:editing-duration>PT19M40S</meta:editing-duration>
    <meta:editing-cycles>7</meta:editing-cycles>
    <meta:generator>LibreOffice/24.8.1.2$Windows_X86_64 LibreOffice_project/87fa9aec1a63e70835390b81c40bb8993f1d4ff6</meta:generator>
    <meta:document-statistic meta:table-count="1" meta:cell-count="21659" meta:object-count="0"/>
  </office:meta>
</office:document-meta>
</file>